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2cm"/>
    </style:style>
    <style:style style:name="co2" style:family="table-column">
      <style:table-column-properties fo:break-before="auto" style:column-width="4.688cm"/>
    </style:style>
    <style:style style:name="co3" style:family="table-column">
      <style:table-column-properties fo:break-before="auto" style:column-width="3.801cm"/>
    </style:style>
    <style:style style:name="co4" style:family="table-column">
      <style:table-column-properties fo:break-before="auto" style:column-width="5.05cm"/>
    </style:style>
    <style:style style:name="co5" style:family="table-column">
      <style:table-column-properties fo:break-before="auto" style:column-width="5.743cm"/>
    </style:style>
    <style:style style:name="co6" style:family="table-column">
      <style:table-column-properties fo:break-before="auto" style:column-width="4.44cm"/>
    </style:style>
    <style:style style:name="co7" style:family="table-column">
      <style:table-column-properties fo:break-before="auto" style:column-width="5.216cm"/>
    </style:style>
    <style:style style:name="co8" style:family="table-column">
      <style:table-column-properties fo:break-before="auto" style:column-width="3.884cm"/>
    </style:style>
    <style:style style:name="co9" style:family="table-column">
      <style:table-column-properties fo:break-before="auto" style:column-width="2.267cm"/>
    </style:style>
    <style:style style:name="ro1" style:family="table-row">
      <style:table-row-properties style:row-height="0.478cm" fo:break-before="auto" style:use-optimal-row-height="true"/>
    </style:style>
    <style:style style:name="ro2" style:family="table-row">
      <style:table-row-properties style:row-height="2.579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658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wrap-option="wrap"/>
    </style:style>
    <style:style style:name="ce2" style:family="table-cell" style:parent-style-name="Default" style:data-style-name="N111"/>
    <style:style style:name="ce3" style:family="table-cell" style:parent-style-name="Default" style:data-style-name="N111">
      <style:table-cell-properties fo:wrap-option="wrap"/>
    </style:style>
    <style:style style:name="ce4" style:family="table-cell" style:parent-style-name="Default" style:data-style-name="N111">
      <style:table-cell-properties fo:background-color="#b80047"/>
    </style:style>
    <style:style style:name="ce5" style:family="table-cell" style:parent-style-name="Default" style:data-style-name="N111">
      <style:table-cell-properties fo:wrap-option="wrap"/>
      <style:text-properties fo:font-weight="bold" style:font-weight-asian="bold" style:font-weight-complex="bold"/>
    </style:style>
    <style:style style:name="ce6" style:family="table-cell" style:parent-style-name="Default" style:data-style-name="N111">
      <style:table-cell-properties fo:wrap-option="wrap"/>
      <style:text-properties fo:font-weight="normal" style:font-weight-asian="normal" style:font-weight-complex="normal"/>
    </style:style>
    <style:style style:name="ce7" style:family="table-cell" style:parent-style-name="Default" style:data-style-name="N114"/>
    <style:style style:name="ce8" style:family="table-cell" style:parent-style-name="Default" style:data-style-name="N114">
      <style:table-cell-properties fo:wrap-option="wrap"/>
    </style:style>
    <style:style style:name="ce9" style:family="table-cell" style:parent-style-name="Default" style:data-style-name="N114">
      <style:table-cell-properties fo:background-color="#b80047"/>
    </style:style>
    <style:style style:name="ce10" style:family="table-cell" style:parent-style-name="Default" style:data-style-name="N114">
      <style:table-cell-properties fo:wrap-option="wrap"/>
      <style:text-properties fo:font-weight="bold" style:font-weight-asian="bold" style:font-weight-complex="bold"/>
    </style:style>
    <style:style style:name="ce11" style:family="table-cell" style:parent-style-name="Default" style:data-style-name="N114">
      <style:table-cell-properties fo:wrap-option="wrap"/>
      <style:text-properties fo:font-weight="normal" style:font-weight-asian="normal" style:font-weight-complex="normal"/>
    </style:style>
    <style:style style:name="ce12" style:family="table-cell" style:parent-style-name="Default" style:data-style-name="N114">
      <style:table-cell-properties fo:background-color="#9999ff"/>
    </style:style>
    <style:style style:name="ce13" style:family="table-cell" style:parent-style-name="Default">
      <style:table-cell-properties fo:wrap-option="wrap"/>
      <style:text-properties fo:font-weight="bold" style:font-weight-asian="bold" style:font-weight-complex="bold"/>
    </style:style>
    <style:style style:name="ce14" style:family="table-cell" style:parent-style-name="Default">
      <style:table-cell-properties fo:wrap-option="wrap"/>
      <style:text-properties fo:font-weight="normal" style:font-weight-asian="normal" style:font-weight-complex="normal"/>
    </style:style>
    <style:style style:name="ce15" style:family="table-cell" style:parent-style-name="Default">
      <style:table-cell-properties fo:background-color="#008000"/>
    </style:style>
    <style:style style:name="ce16" style:family="table-cell" style:parent-style-name="Default" style:data-style-name="N116">
      <style:text-properties fo:font-weight="normal" style:font-weight-asian="normal" style:font-weight-complex="normal"/>
    </style:style>
    <style:style style:name="ce17" style:family="table-cell" style:parent-style-name="Default" style:data-style-name="N1">
      <style:table-cell-properties fo:background-color="#99ccff"/>
    </style:style>
    <style:style style:name="ce18" style:family="table-cell" style:parent-style-name="Default" style:data-style-name="N116">
      <style:text-properties fo:font-weight="bold" style:font-weight-asian="bold" style:font-weight-complex="bold"/>
    </style:style>
    <style:style style:name="ce19" style:family="table-cell" style:parent-style-name="Default" style:data-style-name="N116">
      <style:table-cell-properties fo:wrap-option="wrap"/>
      <style:text-properties fo:font-weight="normal" style:font-weight-asian="normal" style:font-weight-complex="normal"/>
    </style:style>
    <style:style style:name="ce20" style:family="table-cell" style:parent-style-name="Default" style:data-style-name="N116">
      <style:table-cell-properties fo:background-color="#99ccff"/>
      <style:text-properties fo:font-weight="normal" style:font-weight-asian="normal" style:font-weight-complex="normal"/>
    </style:style>
    <style:style style:name="ce21" style:family="table-cell" style:parent-style-name="Default" style:data-style-name="N112"/>
    <style:style style:name="ce22" style:family="table-cell" style:parent-style-name="Default" style:data-style-name="N112">
      <style:table-cell-properties fo:wrap-option="wrap"/>
    </style:style>
    <style:style style:name="ce23" style:family="table-cell" style:parent-style-name="Default" style:data-style-name="N112">
      <style:table-cell-properties fo:background-color="#0099ff"/>
    </style:style>
    <style:style style:name="ce24" style:family="table-cell" style:parent-style-name="Default" style:data-style-name="N112">
      <style:table-cell-properties fo:background-color="#99ccff"/>
      <style:text-properties fo:font-weight="bold" style:font-weight-asian="bold" style:font-weight-complex="bold"/>
    </style:style>
    <style:style style:name="ce25" style:family="table-cell" style:parent-style-name="Default">
      <style:table-cell-properties fo:wrap-option="wrap"/>
      <style:text-properties fo:font-style="italic" style:font-style-asian="italic" style:font-style-complex="italic"/>
    </style:style>
    <style:style style:name="ce26" style:family="table-cell" style:parent-style-name="Default" style:data-style-name="N115">
      <style:table-cell-properties fo:background-color="#99ccff"/>
    </style:style>
    <style:style style:name="ce27" style:family="table-cell" style:parent-style-name="Default">
      <style:table-cell-properties fo:background-color="#0099ff"/>
    </style:style>
    <style:style style:name="ce28" style:family="table-cell" style:parent-style-name="Default">
      <style:table-cell-properties fo:background-color="#0099ff"/>
      <style:text-properties fo:font-weight="bold" style:font-weight-asian="bold" style:font-weight-complex="bold"/>
    </style:style>
    <style:style style:name="ce29" style:family="table-cell" style:parent-style-name="Default" style:data-style-name="N112">
      <style:table-cell-properties fo:wrap-option="wrap"/>
      <style:text-properties fo:font-weight="bold" style:font-weight-asian="bold" style:font-weight-complex="bold"/>
    </style:style>
    <style:style style:name="gr1" style:family="graphic">
      <style:graphic-properties draw:ole-draw-aspect="1"/>
    </style:style>
  </office:automatic-styles>
  <office:body>
    <office:spreadsheet>
      <table:table table:name="Sheet1" table:style-name="ta1">
        <table:shapes>
          <draw:frame draw:z-index="0" draw:style-name="gr1" svg:width="42.373cm" svg:height="12.752cm" svg:x="39.83cm" svg:y="10.98cm">
            <draw:object draw:notify-on-update-of-ranges="Sheet1.A14:Sheet1.A208 Sheet1.B10:Sheet1.B10 Sheet1.B14:Sheet1.B208 Sheet1.A14:Sheet1.A208 Sheet1.C10:Sheet1.C10 Sheet1.C14:Sheet1.C208 Sheet1.A14:Sheet1.A208 Sheet1.D10:Sheet1.D10 Sheet1.D14:Sheet1.D208"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ce2"/>
        <table:table-column table:style-name="co3" table:default-cell-style-name="ce7"/>
        <table:table-column table:style-name="co4" table:default-cell-style-name="Default"/>
        <table:table-column table:style-name="co5" table:default-cell-style-name="ce16"/>
        <table:table-column table:style-name="co6" table:default-cell-style-name="ce21"/>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office:value-type="string">
            <text:p>aim is to find the minimal viable set of rules such that LSM criteria are met and performance can be verified (minimising computational resources), maximum productive activity in least time steps... (eg: 1ms time steps not cool)</text:p>
          </table:table-cell>
          <table:table-cell table:number-columns-repeated="1023"/>
        </table:table-row>
        <table:table-row table:style-name="ro2">
          <table:table-cell table:style-name="ce1" office:value-type="string">
            <text:p>Where to implement in OpenCL</text:p>
          </table:table-cell>
          <table:table-cell table:style-name="ce3" office:value-type="string">
            <text:p>Action potential delivered by one external spike unit.</text:p>
          </table:table-cell>
          <table:table-cell table:style-name="ce8" office:value-type="string">
            <text:p>spike strength</text:p>
          </table:table-cell>
          <table:table-cell office:value-type="string">
            <text:p>Action potential (spike) decay rate</text:p>
          </table:table-cell>
          <table:table-cell table:style-name="ce1" office:value-type="string">
            <text:p>Activation potential after spyke</text:p>
          </table:table-cell>
          <table:table-cell table:style-name="ce19" office:value-type="string">
            <text:p>Activation Potential asymptote min value</text:p>
          </table:table-cell>
          <table:table-cell table:style-name="ce22" office:value-type="string">
            <text:p>Activation Potential asymptote delta after spike</text:p>
          </table:table-cell>
          <table:table-cell table:style-name="ce1" office:value-type="string">
            <text:p>Activation Potential asymptote recovery rate</text:p>
          </table:table-cell>
          <table:table-cell table:style-name="ce1" office:value-type="string">
            <text:p>Activation potential base decay rate</text:p>
          </table:table-cell>
          <table:table-cell table:style-name="ce22" office:value-type="string">
            <text:p>Activation potential decay rate min</text:p>
          </table:table-cell>
          <table:table-cell table:style-name="ce22" office:value-type="string">
            <text:p>Activation potential decay rate delta after spike</text:p>
          </table:table-cell>
          <table:table-cell table:style-name="ce29" office:value-type="string">
            <text:p>TODO :Activation potential decay recovery rate</text:p>
          </table:table-cell>
          <table:table-cell table:style-name="ce1" table:number-columns-repeated="1012"/>
        </table:table-row>
        <table:table-row table:style-name="ro1">
          <table:table-cell/>
          <table:table-cell table:style-name="ce4" office:value-type="float" office:value="0.5">
            <text:p>0.5</text:p>
          </table:table-cell>
          <table:table-cell table:style-name="ce9" office:value-type="float" office:value="10">
            <text:p>10.00000</text:p>
          </table:table-cell>
          <table:table-cell table:style-name="ce9" office:value-type="float" office:value="0.5">
            <text:p>0.50000</text:p>
          </table:table-cell>
          <table:table-cell table:style-name="ce17" office:value-type="float" office:value="100">
            <text:p>100</text:p>
          </table:table-cell>
          <table:table-cell table:style-name="ce20" office:value-type="float" office:value="0.8">
            <text:p>0.8000000</text:p>
          </table:table-cell>
          <table:table-cell table:style-name="ce24" office:value-type="float" office:value="1">
            <text:p>1.000</text:p>
          </table:table-cell>
          <table:table-cell table:style-name="ce26" office:value-type="float" office:value="0.0001">
            <text:p>0.000100</text:p>
          </table:table-cell>
          <table:table-cell table:style-name="ce27" office:value-type="float" office:value="0.6">
            <text:p>0.6</text:p>
          </table:table-cell>
          <table:table-cell table:style-name="ce27" office:value-type="float" office:value="0.3">
            <text:p>0.3</text:p>
          </table:table-cell>
          <table:table-cell table:style-name="ce28" office:value-type="float" office:value="1">
            <text:p>1</text:p>
          </table:table-cell>
          <table:table-cell table:style-name="ce27" office:value-type="float" office:value="0.001">
            <text:p>0.001</text:p>
          </table:table-cell>
          <table:table-cell table:number-columns-repeated="1012"/>
        </table:table-row>
        <table:table-row table:style-name="ro1">
          <table:table-cell office:value-type="string">
            <text:p>Clojure/OpenCL name</text:p>
          </table:table-cell>
          <table:table-cell table:style-name="Default" table:number-columns-repeated="2"/>
          <table:table-cell/>
          <table:table-cell table:style-name="Default" table:number-columns-repeated="2"/>
          <table:table-cell table:number-columns-repeated="1018"/>
        </table:table-row>
        <table:table-row table:style-name="ro1">
          <table:table-cell office:value-type="string">
            <text:p>V1 – most basic viable model:</text:p>
          </table:table-cell>
          <table:table-cell table:number-columns-repeated="2" table:style-name="Default" office:value-type="string">
            <text:p>hard coded into kernel</text:p>
          </table:table-cell>
          <table:table-cell/>
          <table:table-cell table:style-name="Default" office:value-type="string">
            <text:p>hard coded into kernel</text:p>
          </table:table-cell>
          <table:table-cell table:style-name="Default" office:value-type="string">
            <text:p>Not modelled</text:p>
          </table:table-cell>
          <table:table-cell table:number-columns-repeated="2" office:value-type="string">
            <text:p>Not modelled</text:p>
          </table:table-cell>
          <table:table-cell office:value-type="string">
            <text:p>hard coded into kernel</text:p>
          </table:table-cell>
          <table:table-cell table:number-columns-repeated="3" office:value-type="string">
            <text:p>Not modelled</text:p>
          </table:table-cell>
          <table:table-cell table:number-columns-repeated="1012"/>
        </table:table-row>
        <table:table-row table:style-name="ro1" table:number-rows-repeated="2">
          <table:table-cell/>
          <table:table-cell table:style-name="Default" table:number-columns-repeated="2"/>
          <table:table-cell/>
          <table:table-cell table:style-name="Default" table:number-columns-repeated="2"/>
          <table:table-cell table:number-columns-repeated="1018"/>
        </table:table-row>
        <table:table-row table:style-name="ro1">
          <table:table-cell/>
          <table:table-cell office:value-type="string">
            <text:p>Note, that may be more from excitatory, less from inhibitory </text:p>
          </table:table-cell>
          <table:table-cell/>
          <table:table-cell table:style-name="ce2"/>
          <table:table-cell/>
          <table:table-cell office:value-type="float" office:value="0.9">
            <text:p>0.900</text:p>
          </table:table-cell>
          <table:table-cell table:style-name="ce2"/>
          <table:table-cell table:number-columns-repeated="2"/>
          <table:table-cell office:value-type="float" office:value="0.9">
            <text:p>0.9</text:p>
          </table:table-cell>
          <table:table-cell table:number-columns-repeated="1014"/>
        </table:table-row>
        <table:table-row table:style-name="ro1">
          <table:table-cell table:number-columns-repeated="4"/>
          <table:table-cell table:number-columns-repeated="2" table:style-name="ce18" office:value-type="string">
            <text:p>Adaptation models</text:p>
          </table:table-cell>
          <table:table-cell office:value-type="string">
            <text:p>(Note, should look to model both adoption which lowers activity rates and increases these rates, while keeping primary goal in sight).</text:p>
          </table:table-cell>
          <table:table-cell table:number-columns-repeated="1017"/>
        </table:table-row>
        <table:table-row table:style-name="ro3">
          <table:table-cell table:style-name="ce1" office:value-type="string">
            <text:p>t</text:p>
          </table:table-cell>
          <table:table-cell table:style-name="ce5" office:value-type="string">
            <text:p>action potential (spike)</text:p>
          </table:table-cell>
          <table:table-cell table:style-name="ce10" office:value-type="string">
            <text:p>action potential needed for spike (Activation Potential)</text:p>
          </table:table-cell>
          <table:table-cell table:style-name="ce13" office:value-type="string">
            <text:p>Incoming # of spikes units</text:p>
          </table:table-cell>
          <table:table-cell table:style-name="ce19" office:value-type="string">
            <text:p>Activation Potential asymptote (how sensitive will the neuron be in the future)</text:p>
          </table:table-cell>
          <table:table-cell table:style-name="ce22" office:value-type="string">
            <text:p>Activation potential decay rate</text:p>
          </table:table-cell>
          <table:table-cell table:style-name="ce1" table:number-columns-repeated="1018"/>
        </table:table-row>
        <table:table-row table:style-name="ro4">
          <table:table-cell table:style-name="ce1" office:value-type="string">
            <text:p>V1 – most basic viable model:</text:p>
          </table:table-cell>
          <table:table-cell table:style-name="ce6" office:value-type="string">
            <text:p>yes</text:p>
          </table:table-cell>
          <table:table-cell table:style-name="ce11" office:value-type="string">
            <text:p>yes</text:p>
          </table:table-cell>
          <table:table-cell table:style-name="ce14" office:value-type="string">
            <text:p>Yes – (summation only) (+0.3 for excitatory, -0.2 for inhibitory). </text:p>
          </table:table-cell>
          <table:table-cell table:number-columns-repeated="2" table:style-name="ce19" office:value-type="string">
            <text:p>Not modelled</text:p>
          </table:table-cell>
          <table:table-cell table:style-name="ce25" office:value-type="string">
            <text:p>Maas: The <text:s/>postsynaptic</text:p>
            <text:p>current was modeled as an exponential decay exp(-t/ts) with ts=3ms <text:s/>(ts=6ms) for excitatory</text:p>
            <text:p>(inhibitory) synapses</text:p>
          </table:table-cell>
          <table:table-cell table:style-name="ce1" office:value-type="string">
            <text:p>We have the very same model....just a singly type of neuron for V1</text:p>
          </table:table-cell>
          <table:table-cell table:style-name="ce1" table:number-columns-repeated="1016"/>
        </table:table-row>
        <table:table-row table:style-name="ro1">
          <table:table-cell table:style-name="ce1"/>
          <table:table-cell table:style-name="ce5"/>
          <table:table-cell table:style-name="ce10"/>
          <table:table-cell table:style-name="ce13"/>
          <table:table-cell table:style-name="ce19"/>
          <table:table-cell table:style-name="ce22"/>
          <table:table-cell table:number-columns-repeated="2"/>
          <table:table-cell table:style-name="ce1" table:number-columns-repeated="1016"/>
        </table:table-row>
        <table:table-row table:style-name="ro1">
          <table:table-cell office:value-type="string">
            <text:p>Clojure/OpenCL name</text:p>
          </table:table-cell>
          <table:table-cell table:style-name="ce5"/>
          <table:table-cell table:style-name="ce10"/>
          <table:table-cell table:style-name="ce13"/>
          <table:table-cell table:style-name="ce19"/>
          <table:table-cell table:style-name="ce22"/>
          <table:table-cell table:number-columns-repeated="2" table:style-name="ce1" office:value-type="float" office:value="1">
            <text:p>1</text:p>
          </table:table-cell>
          <table:table-cell table:style-name="ce1" table:number-columns-repeated="1016"/>
        </table:table-row>
        <table:table-row table:style-name="ro1">
          <table:table-cell office:value-type="float" office:value="1">
            <text:p>1</text:p>
          </table:table-cell>
          <table:table-cell table:style-name="ce4" office:value-type="float" office:value="0">
            <text:p>0.0</text:p>
          </table:table-cell>
          <table:table-cell table:style-name="ce12" office:value-type="float" office:value="1">
            <text:p>1.00000</text:p>
          </table:table-cell>
          <table:table-cell table:style-name="ce15" office:value-type="float" office:value="0">
            <text:p>0</text:p>
          </table:table-cell>
          <table:table-cell table:style-name="ce20" office:value-type="float" office:value="1">
            <text:p>1.0000000</text:p>
          </table:table-cell>
          <table:table-cell table:style-name="ce23" table:formula="of:=[.I3]" office:value-type="float" office:value="0.6">
            <text:p>0.600</text:p>
          </table:table-cell>
          <table:table-cell table:formula="of:=EXP(-[.A14]/10)" office:value-type="float" office:value="0.90483741803596">
            <text:p>0.904837418</text:p>
          </table:table-cell>
          <table:table-cell table:formula="of:=[.H13]*0.904837418" office:value-type="float" office:value="0.904837418">
            <text:p>0.904837418</text:p>
          </table:table-cell>
          <table:table-cell table:number-columns-repeated="1016"/>
        </table:table-row>
        <table:table-row table:style-name="ro1">
          <table:table-cell office:value-type="float" office:value="2">
            <text:p>2</text:p>
          </table:table-cell>
          <table:table-cell table:style-name="ce4" table:formula="of:=+(IF([.B14]&gt;[.C14]; [.$C$3]; ([.B14]+([.D14]*[.$B$3]))*[.$D$3]))" office:value-type="float" office:value="0">
            <text:p>0.0</text:p>
          </table:table-cell>
          <table:table-cell table:style-name="ce12" table:formula="of:=+(IF([.B14]&gt;[.C14];[.$E$3];(([.C14]-[.E14])*[.F14])+[.E14]))" office:value-type="float" office:value="1">
            <text:p>1.00000</text:p>
          </table:table-cell>
          <table:table-cell table:style-name="ce15" office:value-type="float" office:value="0">
            <text:p>0</text:p>
          </table:table-cell>
          <table:table-cell table:style-name="ce20" table:formula="of:=IF([.C14]=100;([.$G$3])*([.E14]-[.$F$3])+[.$F$3];((1-[.E14])*[.$H$3])+[.E14])" office:value-type="float" office:value="1">
            <text:p>1.0000000</text:p>
          </table:table-cell>
          <table:table-cell table:style-name="ce23" table:formula="of:=IF([.C14]=100;([.$K$3])*([.F14]-[.$J$3])+[.$J$3];([.$I$3]-[.F14])*[.$L$3]+[.F14])" office:value-type="float" office:value="0.6">
            <text:p>0.600</text:p>
          </table:table-cell>
          <table:table-cell table:formula="of:=EXP(-[.A15]/10)" office:value-type="float" office:value="0.818730753077982">
            <text:p>0.8187307531</text:p>
          </table:table-cell>
          <table:table-cell table:formula="of:=[.H14]*0.904837418" office:value-type="float" office:value="0.818730753012907">
            <text:p>0.818730753</text:p>
          </table:table-cell>
          <table:table-cell table:number-columns-repeated="1016"/>
        </table:table-row>
        <table:table-row table:style-name="ro1">
          <table:table-cell office:value-type="float" office:value="3">
            <text:p>3</text:p>
          </table:table-cell>
          <table:table-cell table:style-name="ce4" table:formula="of:=+(IF([.B15]&gt;[.C15]; [.$C$3]; ([.B15]+([.D15]*[.$B$3]))*[.$D$3]))" office:value-type="float" office:value="0">
            <text:p>0.0</text:p>
          </table:table-cell>
          <table:table-cell table:style-name="ce12" table:formula="of:=+(IF([.B15]&gt;[.C15];[.$E$3];(([.C15]-[.E15])*[.F15])+[.E15]))" office:value-type="float" office:value="1">
            <text:p>1.00000</text:p>
          </table:table-cell>
          <table:table-cell table:style-name="ce15" office:value-type="float" office:value="0">
            <text:p>0</text:p>
          </table:table-cell>
          <table:table-cell table:style-name="ce20" table:formula="of:=IF([.C15]=100;([.$G$3])*([.E15]-[.$F$3])+[.$F$3];((1-[.E15])*[.$H$3])+[.E15])" office:value-type="float" office:value="1">
            <text:p>1.0000000</text:p>
          </table:table-cell>
          <table:table-cell table:style-name="ce23" table:formula="of:=IF([.C15]=100;([.$K$3])*([.F15]-[.$J$3])+[.$J$3];([.$I$3]-[.F15])*[.$L$3]+[.F15])" office:value-type="float" office:value="0.6">
            <text:p>0.600</text:p>
          </table:table-cell>
          <table:table-cell table:formula="of:=EXP(-[.A16]/10)" office:value-type="float" office:value="0.740818220681718">
            <text:p>0.7408182207</text:p>
          </table:table-cell>
          <table:table-cell table:formula="of:=[.H15]*0.904837418" office:value-type="float" office:value="0.740818220593394">
            <text:p>0.7408182206</text:p>
          </table:table-cell>
          <table:table-cell table:number-columns-repeated="1016"/>
        </table:table-row>
        <table:table-row table:style-name="ro1">
          <table:table-cell office:value-type="float" office:value="4">
            <text:p>4</text:p>
          </table:table-cell>
          <table:table-cell table:style-name="ce4" table:formula="of:=+(IF([.B16]&gt;[.C16]; [.$C$3]; ([.B16]+([.D16]*[.$B$3]))*[.$D$3]))" office:value-type="float" office:value="0">
            <text:p>0.0</text:p>
          </table:table-cell>
          <table:table-cell table:style-name="ce12" table:formula="of:=+(IF([.B16]&gt;[.C16];[.$E$3];(([.C16]-[.E16])*[.F16])+[.E16]))" office:value-type="float" office:value="1">
            <text:p>1.00000</text:p>
          </table:table-cell>
          <table:table-cell table:style-name="ce15" table:formula="of:=+[.D16]" office:value-type="float" office:value="0">
            <text:p>0</text:p>
          </table:table-cell>
          <table:table-cell table:style-name="ce20" table:formula="of:=IF([.C16]=100;([.$G$3])*([.E16]-[.$F$3])+[.$F$3];((1-[.E16])*[.$H$3])+[.E16])" office:value-type="float" office:value="1">
            <text:p>1.0000000</text:p>
          </table:table-cell>
          <table:table-cell table:style-name="ce23" table:formula="of:=IF([.C16]=100;([.$K$3])*([.F16]-[.$J$3])+[.$J$3];([.$I$3]-[.F16])*[.$L$3]+[.F16])" office:value-type="float" office:value="0.6">
            <text:p>0.600</text:p>
          </table:table-cell>
          <table:table-cell table:formula="of:=EXP(-[.A17]/10)" office:value-type="float" office:value="0.670320046035639">
            <text:p>0.670320046</text:p>
          </table:table-cell>
          <table:table-cell table:formula="of:=[.H16]*0.904837418" office:value-type="float" office:value="0.670320045929081">
            <text:p>0.6703200459</text:p>
          </table:table-cell>
          <table:table-cell table:number-columns-repeated="1016"/>
        </table:table-row>
        <table:table-row table:style-name="ro1">
          <table:table-cell office:value-type="float" office:value="5">
            <text:p>5</text:p>
          </table:table-cell>
          <table:table-cell table:style-name="ce4" table:formula="of:=+(IF([.B17]&gt;[.C17]; [.$C$3]; ([.B17]+([.D17]*[.$B$3]))*[.$D$3]))" office:value-type="float" office:value="0">
            <text:p>0.0</text:p>
          </table:table-cell>
          <table:table-cell table:style-name="ce12" table:formula="of:=+(IF([.B17]&gt;[.C17];[.$E$3];(([.C17]-[.E17])*[.F17])+[.E17]))" office:value-type="float" office:value="1">
            <text:p>1.00000</text:p>
          </table:table-cell>
          <table:table-cell table:style-name="ce15" office:value-type="float" office:value="0">
            <text:p>0</text:p>
          </table:table-cell>
          <table:table-cell table:style-name="ce20" table:formula="of:=IF([.C17]=100;([.$G$3])*([.E17]-[.$F$3])+[.$F$3];((1-[.E17])*[.$H$3])+[.E17])" office:value-type="float" office:value="1">
            <text:p>1.0000000</text:p>
          </table:table-cell>
          <table:table-cell table:style-name="ce23" table:formula="of:=IF([.C17]=100;([.$K$3])*([.F17]-[.$J$3])+[.$J$3];([.$I$3]-[.F17])*[.$L$3]+[.F17])" office:value-type="float" office:value="0.6">
            <text:p>0.600</text:p>
          </table:table-cell>
          <table:table-cell table:formula="of:=EXP(-[.A18]/10)" office:value-type="float" office:value="0.606530659712633">
            <text:p>0.6065306597</text:p>
          </table:table-cell>
          <table:table-cell table:formula="of:=[.H17]*0.904837418" office:value-type="float" office:value="0.606530659592112">
            <text:p>0.6065306596</text:p>
          </table:table-cell>
          <table:table-cell table:number-columns-repeated="1016"/>
        </table:table-row>
        <table:table-row table:style-name="ro1">
          <table:table-cell office:value-type="float" office:value="6">
            <text:p>6</text:p>
          </table:table-cell>
          <table:table-cell table:style-name="ce4" table:formula="of:=+(IF([.B18]&gt;[.C18]; [.$C$3]; ([.B18]+([.D18]*[.$B$3]))*[.$D$3]))" office:value-type="float" office:value="0">
            <text:p>0.0</text:p>
          </table:table-cell>
          <table:table-cell table:style-name="ce12" table:formula="of:=+(IF([.B18]&gt;[.C18];[.$E$3];(([.C18]-[.E18])*[.F18])+[.E18]))" office:value-type="float" office:value="1">
            <text:p>1.00000</text:p>
          </table:table-cell>
          <table:table-cell table:style-name="ce15" table:formula="of:=[.D18]" office:value-type="float" office:value="0">
            <text:p>0</text:p>
          </table:table-cell>
          <table:table-cell table:style-name="ce20" table:formula="of:=IF([.C18]=100;([.$G$3])*([.E18]-[.$F$3])+[.$F$3];((1-[.E18])*[.$H$3])+[.E18])" office:value-type="float" office:value="1">
            <text:p>1.0000000</text:p>
          </table:table-cell>
          <table:table-cell table:style-name="ce23" table:formula="of:=IF([.C18]=100;([.$K$3])*([.F18]-[.$J$3])+[.$J$3];([.$I$3]-[.F18])*[.$L$3]+[.F18])" office:value-type="float" office:value="0.6">
            <text:p>0.600</text:p>
          </table:table-cell>
          <table:table-cell table:formula="of:=EXP(-[.A19]/10)" office:value-type="float" office:value="0.548811636094027">
            <text:p>0.5488116361</text:p>
          </table:table-cell>
          <table:table-cell table:formula="of:=[.H18]*0.904837418" office:value-type="float" office:value="0.548811635963163">
            <text:p>0.548811636</text:p>
          </table:table-cell>
          <table:table-cell table:number-columns-repeated="1016"/>
        </table:table-row>
        <table:table-row table:style-name="ro1">
          <table:table-cell office:value-type="float" office:value="7">
            <text:p>7</text:p>
          </table:table-cell>
          <table:table-cell table:style-name="ce4" table:formula="of:=+(IF([.B19]&gt;[.C19]; [.$C$3]; ([.B19]+([.D19]*[.$B$3]))*[.$D$3]))" office:value-type="float" office:value="0">
            <text:p>0.0</text:p>
          </table:table-cell>
          <table:table-cell table:style-name="ce12" table:formula="of:=+(IF([.B19]&gt;[.C19];[.$E$3];(([.C19]-[.E19])*[.F19])+[.E19]))" office:value-type="float" office:value="1">
            <text:p>1.00000</text:p>
          </table:table-cell>
          <table:table-cell table:style-name="ce15" table:formula="of:=[.D19]" office:value-type="float" office:value="0">
            <text:p>0</text:p>
          </table:table-cell>
          <table:table-cell table:style-name="ce20" table:formula="of:=IF([.C19]=100;([.$G$3])*([.E19]-[.$F$3])+[.$F$3];((1-[.E19])*[.$H$3])+[.E19])" office:value-type="float" office:value="1">
            <text:p>1.0000000</text:p>
          </table:table-cell>
          <table:table-cell table:style-name="ce23" table:formula="of:=IF([.C19]=100;([.$K$3])*([.F19]-[.$J$3])+[.$J$3];([.$I$3]-[.F19])*[.$L$3]+[.F19])" office:value-type="float" office:value="0.6">
            <text:p>0.600</text:p>
          </table:table-cell>
          <table:table-cell table:formula="of:=EXP(-[.A20]/10)" office:value-type="float" office:value="0.49658530379141">
            <text:p>0.4965853038</text:p>
          </table:table-cell>
          <table:table-cell table:formula="of:=[.H19]*0.904837418" office:value-type="float" office:value="0.496585303653265">
            <text:p>0.4965853037</text:p>
          </table:table-cell>
          <table:table-cell table:number-columns-repeated="1016"/>
        </table:table-row>
        <table:table-row table:style-name="ro1">
          <table:table-cell office:value-type="float" office:value="8">
            <text:p>8</text:p>
          </table:table-cell>
          <table:table-cell table:style-name="ce4" table:formula="of:=+(IF([.B20]&gt;[.C20]; [.$C$3]; ([.B20]+([.D20]*[.$B$3]))*[.$D$3]))" office:value-type="float" office:value="0">
            <text:p>0.0</text:p>
          </table:table-cell>
          <table:table-cell table:style-name="ce12" table:formula="of:=+(IF([.B20]&gt;[.C20];[.$E$3];(([.C20]-[.E20])*[.F20])+[.E20]))" office:value-type="float" office:value="1">
            <text:p>1.00000</text:p>
          </table:table-cell>
          <table:table-cell table:style-name="ce15" office:value-type="float" office:value="2">
            <text:p>2</text:p>
          </table:table-cell>
          <table:table-cell table:style-name="ce20" table:formula="of:=IF([.C20]=100;([.$G$3])*([.E20]-[.$F$3])+[.$F$3];((1-[.E20])*[.$H$3])+[.E20])" office:value-type="float" office:value="1">
            <text:p>1.0000000</text:p>
          </table:table-cell>
          <table:table-cell table:style-name="ce23" table:formula="of:=IF([.C20]=100;([.$K$3])*([.F20]-[.$J$3])+[.$J$3];([.$I$3]-[.F20])*[.$L$3]+[.F20])" office:value-type="float" office:value="0.6">
            <text:p>0.600</text:p>
          </table:table-cell>
          <table:table-cell table:formula="of:=EXP(-[.A21]/10)" office:value-type="float" office:value="0.449328964117222">
            <text:p>0.4493289641</text:p>
          </table:table-cell>
          <table:table-cell table:formula="of:=[.H20]*0.904837418" office:value-type="float" office:value="0.449328963974366">
            <text:p>0.449328964</text:p>
          </table:table-cell>
          <table:table-cell table:number-columns-repeated="1016"/>
        </table:table-row>
        <table:table-row table:style-name="ro1">
          <table:table-cell office:value-type="float" office:value="9">
            <text:p>9</text:p>
          </table:table-cell>
          <table:table-cell table:style-name="ce4" table:formula="of:=+(IF([.B21]&gt;[.C21]; [.$C$3]; ([.B21]+([.D21]*[.$B$3]))*[.$D$3]))" office:value-type="float" office:value="0.5">
            <text:p>0.5</text:p>
          </table:table-cell>
          <table:table-cell table:style-name="ce12" table:formula="of:=+(IF([.B21]&gt;[.C21];[.$E$3];(([.C21]-[.E21])*[.F21])+[.E21]))" office:value-type="float" office:value="1">
            <text:p>1.00000</text:p>
          </table:table-cell>
          <table:table-cell table:style-name="ce15" office:value-type="float" office:value="3">
            <text:p>3</text:p>
          </table:table-cell>
          <table:table-cell table:style-name="ce20" table:formula="of:=IF([.C21]=100;([.$G$3])*([.E21]-[.$F$3])+[.$F$3];((1-[.E21])*[.$H$3])+[.E21])" office:value-type="float" office:value="1">
            <text:p>1.0000000</text:p>
          </table:table-cell>
          <table:table-cell table:style-name="ce23" table:formula="of:=IF([.C21]=100;([.$K$3])*([.F21]-[.$J$3])+[.$J$3];([.$I$3]-[.F21])*[.$L$3]+[.F21])" office:value-type="float" office:value="0.6">
            <text:p>0.600</text:p>
          </table:table-cell>
          <table:table-cell table:formula="of:=EXP(-[.A22]/10)" office:value-type="float" office:value="0.406569659740599">
            <text:p>0.4065696597</text:p>
          </table:table-cell>
          <table:table-cell table:formula="of:=[.H21]*0.904837418" office:value-type="float" office:value="0.40656965959518">
            <text:p>0.4065696596</text:p>
          </table:table-cell>
          <table:table-cell table:number-columns-repeated="1016"/>
        </table:table-row>
        <table:table-row table:style-name="ro1">
          <table:table-cell office:value-type="float" office:value="10">
            <text:p>10</text:p>
          </table:table-cell>
          <table:table-cell table:style-name="ce4" table:formula="of:=+(IF([.B22]&gt;[.C22]; [.$C$3]; ([.B22]+([.D22]*[.$B$3]))*[.$D$3]))" office:value-type="float" office:value="1">
            <text:p>1.0</text:p>
          </table:table-cell>
          <table:table-cell table:style-name="ce12" table:formula="of:=+(IF([.B22]&gt;[.C22];[.$E$3];(([.C22]-[.E22])*[.F22])+[.E22]))" office:value-type="float" office:value="1">
            <text:p>1.00000</text:p>
          </table:table-cell>
          <table:table-cell table:style-name="ce15" office:value-type="float" office:value="2">
            <text:p>2</text:p>
          </table:table-cell>
          <table:table-cell table:style-name="ce20" table:formula="of:=IF([.C22]=100;([.$G$3])*([.E22]-[.$F$3])+[.$F$3];((1-[.E22])*[.$H$3])+[.E22])" office:value-type="float" office:value="1">
            <text:p>1.0000000</text:p>
          </table:table-cell>
          <table:table-cell table:style-name="ce23" table:formula="of:=IF([.C22]=100;([.$K$3])*([.F22]-[.$J$3])+[.$J$3];([.$I$3]-[.F22])*[.$L$3]+[.F22])" office:value-type="float" office:value="0.6">
            <text:p>0.600</text:p>
          </table:table-cell>
          <table:table-cell table:formula="of:=EXP(-[.A23]/10)" office:value-type="float" office:value="0.367879441171442">
            <text:p>0.3678794412</text:p>
          </table:table-cell>
          <table:table-cell table:formula="of:=[.H22]*0.904837418" office:value-type="float" office:value="0.367879441025242">
            <text:p>0.367879441</text:p>
          </table:table-cell>
          <table:table-cell table:number-columns-repeated="1016"/>
        </table:table-row>
        <table:table-row table:style-name="ro1">
          <table:table-cell office:value-type="float" office:value="11">
            <text:p>11</text:p>
          </table:table-cell>
          <table:table-cell table:style-name="ce4" table:formula="of:=+(IF([.B23]&gt;[.C23]; [.$C$3]; ([.B23]+([.D23]*[.$B$3]))*[.$D$3]))" office:value-type="float" office:value="1">
            <text:p>1.0</text:p>
          </table:table-cell>
          <table:table-cell table:style-name="ce12" table:formula="of:=+(IF([.B23]&gt;[.C23];[.$E$3];(([.C23]-[.E23])*[.F23])+[.E23]))" office:value-type="float" office:value="1">
            <text:p>1.00000</text:p>
          </table:table-cell>
          <table:table-cell table:style-name="ce15" office:value-type="float" office:value="0">
            <text:p>0</text:p>
          </table:table-cell>
          <table:table-cell table:style-name="ce20" table:formula="of:=IF([.C23]=100;([.$G$3])*([.E23]-[.$F$3])+[.$F$3];((1-[.E23])*[.$H$3])+[.E23])" office:value-type="float" office:value="1">
            <text:p>1.0000000</text:p>
          </table:table-cell>
          <table:table-cell table:style-name="ce23" table:formula="of:=IF([.C23]=100;([.$K$3])*([.F23]-[.$J$3])+[.$J$3];([.$I$3]-[.F23])*[.$L$3]+[.F23])" office:value-type="float" office:value="0.6">
            <text:p>0.600</text:p>
          </table:table-cell>
          <table:table-cell table:formula="of:=EXP(-[.A24]/10)" office:value-type="float" office:value="0.33287108369808">
            <text:p>0.3328710837</text:p>
          </table:table-cell>
          <table:table-cell table:formula="of:=[.H23]*0.904837418" office:value-type="float" office:value="0.332871083552563">
            <text:p>0.3328710836</text:p>
          </table:table-cell>
          <table:table-cell table:number-columns-repeated="1016"/>
        </table:table-row>
        <table:table-row table:style-name="ro1">
          <table:table-cell office:value-type="float" office:value="12">
            <text:p>12</text:p>
          </table:table-cell>
          <table:table-cell table:style-name="ce4" table:formula="of:=+(IF([.B24]&gt;[.C24]; [.$C$3]; ([.B24]+([.D24]*[.$B$3]))*[.$D$3]))" office:value-type="float" office:value="0.5">
            <text:p>0.5</text:p>
          </table:table-cell>
          <table:table-cell table:style-name="ce12" table:formula="of:=+(IF([.B24]&gt;[.C24];[.$E$3];(([.C24]-[.E24])*[.F24])+[.E24]))" office:value-type="float" office:value="1">
            <text:p>1.00000</text:p>
          </table:table-cell>
          <table:table-cell table:style-name="ce15" table:formula="of:=[.D24]" office:value-type="float" office:value="0">
            <text:p>0</text:p>
          </table:table-cell>
          <table:table-cell table:style-name="ce20" table:formula="of:=IF([.C24]=100;([.$G$3])*([.E24]-[.$F$3])+[.$F$3];((1-[.E24])*[.$H$3])+[.E24])" office:value-type="float" office:value="1">
            <text:p>1.0000000</text:p>
          </table:table-cell>
          <table:table-cell table:style-name="ce23" table:formula="of:=IF([.C24]=100;([.$K$3])*([.F24]-[.$J$3])+[.$J$3];([.$I$3]-[.F24])*[.$L$3]+[.F24])" office:value-type="float" office:value="0.6">
            <text:p>0.600</text:p>
          </table:table-cell>
          <table:table-cell table:formula="of:=EXP(-[.A25]/10)" office:value-type="float" office:value="0.301194211912202">
            <text:p>0.3011942119</text:p>
          </table:table-cell>
          <table:table-cell table:formula="of:=[.H24]*0.904837418" office:value-type="float" office:value="0.301194211768563">
            <text:p>0.3011942118</text:p>
          </table:table-cell>
          <table:table-cell table:number-columns-repeated="1016"/>
        </table:table-row>
        <table:table-row table:style-name="ro1">
          <table:table-cell office:value-type="float" office:value="13">
            <text:p>13</text:p>
          </table:table-cell>
          <table:table-cell table:style-name="ce4" table:formula="of:=+(IF([.B25]&gt;[.C25]; [.$C$3]; ([.B25]+([.D25]*[.$B$3]))*[.$D$3]))" office:value-type="float" office:value="0.25">
            <text:p>0.3</text:p>
          </table:table-cell>
          <table:table-cell table:style-name="ce12" table:formula="of:=+(IF([.B25]&gt;[.C25];[.$E$3];(([.C25]-[.E25])*[.F25])+[.E25]))" office:value-type="float" office:value="1">
            <text:p>1.00000</text:p>
          </table:table-cell>
          <table:table-cell table:style-name="ce15" table:formula="of:=[.D25]" office:value-type="float" office:value="0">
            <text:p>0</text:p>
          </table:table-cell>
          <table:table-cell table:style-name="ce20" table:formula="of:=IF([.C25]=100;([.$G$3])*([.E25]-[.$F$3])+[.$F$3];((1-[.E25])*[.$H$3])+[.E25])" office:value-type="float" office:value="1">
            <text:p>1.0000000</text:p>
          </table:table-cell>
          <table:table-cell table:style-name="ce23" table:formula="of:=IF([.C25]=100;([.$K$3])*([.F25]-[.$J$3])+[.$J$3];([.$I$3]-[.F25])*[.$L$3]+[.F25])" office:value-type="float" office:value="0.6">
            <text:p>0.600</text:p>
          </table:table-cell>
          <table:table-cell table:formula="of:=EXP(-[.A26]/10)" office:value-type="float" office:value="0.272531793034013">
            <text:p>0.272531793</text:p>
          </table:table-cell>
          <table:table-cell table:formula="of:=[.H25]*0.904837418" office:value-type="float" office:value="0.272531792893212">
            <text:p>0.2725317929</text:p>
          </table:table-cell>
          <table:table-cell table:number-columns-repeated="1016"/>
        </table:table-row>
        <table:table-row table:style-name="ro1">
          <table:table-cell office:value-type="float" office:value="14">
            <text:p>14</text:p>
          </table:table-cell>
          <table:table-cell table:style-name="ce4" table:formula="of:=+(IF([.B26]&gt;[.C26]; [.$C$3]; ([.B26]+([.D26]*[.$B$3]))*[.$D$3]))" office:value-type="float" office:value="0.125">
            <text:p>0.1</text:p>
          </table:table-cell>
          <table:table-cell table:style-name="ce12" table:formula="of:=+(IF([.B26]&gt;[.C26];[.$E$3];(([.C26]-[.E26])*[.F26])+[.E26]))" office:value-type="float" office:value="1">
            <text:p>1.00000</text:p>
          </table:table-cell>
          <table:table-cell table:style-name="ce15" office:value-type="float" office:value="5">
            <text:p>5</text:p>
          </table:table-cell>
          <table:table-cell table:style-name="ce20" table:formula="of:=IF([.C26]=100;([.$G$3])*([.E26]-[.$F$3])+[.$F$3];((1-[.E26])*[.$H$3])+[.E26])" office:value-type="float" office:value="1">
            <text:p>1.0000000</text:p>
          </table:table-cell>
          <table:table-cell table:style-name="ce23" table:formula="of:=IF([.C26]=100;([.$K$3])*([.F26]-[.$J$3])+[.$J$3];([.$I$3]-[.F26])*[.$L$3]+[.F26])" office:value-type="float" office:value="0.6">
            <text:p>0.600</text:p>
          </table:table-cell>
          <table:table-cell table:formula="of:=EXP(-[.A27]/10)" office:value-type="float" office:value="0.246596963941606">
            <text:p>0.2465969639</text:p>
          </table:table-cell>
          <table:table-cell table:formula="of:=[.H26]*0.904837418" office:value-type="float" office:value="0.246596963804405">
            <text:p>0.2465969638</text:p>
          </table:table-cell>
          <table:table-cell table:number-columns-repeated="1016"/>
        </table:table-row>
        <table:table-row table:style-name="ro1">
          <table:table-cell office:value-type="float" office:value="15">
            <text:p>15</text:p>
          </table:table-cell>
          <table:table-cell table:style-name="ce4" table:formula="of:=+(IF([.B27]&gt;[.C27]; [.$C$3]; ([.B27]+([.D27]*[.$B$3]))*[.$D$3]))" office:value-type="float" office:value="1.3125">
            <text:p>1.3</text:p>
          </table:table-cell>
          <table:table-cell table:style-name="ce12" table:formula="of:=+(IF([.B27]&gt;[.C27];[.$E$3];(([.C27]-[.E27])*[.F27])+[.E27]))" office:value-type="float" office:value="1">
            <text:p>1.00000</text:p>
          </table:table-cell>
          <table:table-cell table:style-name="ce15" office:value-type="float" office:value="0">
            <text:p>0</text:p>
          </table:table-cell>
          <table:table-cell table:style-name="ce20" table:formula="of:=IF([.C27]=100;([.$G$3])*([.E27]-[.$F$3])+[.$F$3];((1-[.E27])*[.$H$3])+[.E27])" office:value-type="float" office:value="1">
            <text:p>1.0000000</text:p>
          </table:table-cell>
          <table:table-cell table:style-name="ce23" table:formula="of:=IF([.C27]=100;([.$K$3])*([.F27]-[.$J$3])+[.$J$3];([.$I$3]-[.F27])*[.$L$3]+[.F27])" office:value-type="float" office:value="0.6">
            <text:p>0.600</text:p>
          </table:table-cell>
          <table:table-cell table:formula="of:=EXP(-[.A28]/10)" office:value-type="float" office:value="0.22313016014843">
            <text:p>0.2231301601</text:p>
          </table:table-cell>
          <table:table-cell table:formula="of:=[.H27]*0.904837418" office:value-type="float" office:value="0.223130160015417">
            <text:p>0.22313016</text:p>
          </table:table-cell>
          <table:table-cell table:number-columns-repeated="1016"/>
        </table:table-row>
        <table:table-row table:style-name="ro1">
          <table:table-cell office:value-type="float" office:value="16">
            <text:p>16</text:p>
          </table:table-cell>
          <table:table-cell table:style-name="ce4" table:formula="of:=+(IF([.B28]&gt;[.C28]; [.$C$3]; ([.B28]+([.D28]*[.$B$3]))*[.$D$3]))" office:value-type="float" office:value="10">
            <text:p>10.0</text:p>
          </table:table-cell>
          <table:table-cell table:style-name="ce12" table:formula="of:=+(IF([.B28]&gt;[.C28];[.$E$3];(([.C28]-[.E28])*[.F28])+[.E28]))" office:value-type="float" office:value="100">
            <text:p>100.00000</text:p>
          </table:table-cell>
          <table:table-cell table:style-name="ce15" office:value-type="float" office:value="0">
            <text:p>0</text:p>
          </table:table-cell>
          <table:table-cell table:style-name="ce20" table:formula="of:=IF([.C28]=100;([.$G$3])*([.E28]-[.$F$3])+[.$F$3];((1-[.E28])*[.$H$3])+[.E28])" office:value-type="float" office:value="1">
            <text:p>1.0000000</text:p>
          </table:table-cell>
          <table:table-cell table:style-name="ce23" table:formula="of:=IF([.C28]=100;([.$K$3])*([.F28]-[.$J$3])+[.$J$3];([.$I$3]-[.F28])*[.$L$3]+[.F28])" office:value-type="float" office:value="0.6">
            <text:p>0.600</text:p>
          </table:table-cell>
          <table:table-cell table:formula="of:=EXP(-[.A29]/10)" office:value-type="float" office:value="0.201896517994655">
            <text:p>0.201896518</text:p>
          </table:table-cell>
          <table:table-cell table:formula="of:=[.H28]*0.904837418" office:value-type="float" office:value="0.201896517866277">
            <text:p>0.2018965179</text:p>
          </table:table-cell>
          <table:table-cell table:number-columns-repeated="1016"/>
        </table:table-row>
        <table:table-row table:style-name="ro1">
          <table:table-cell office:value-type="float" office:value="17">
            <text:p>17</text:p>
          </table:table-cell>
          <table:table-cell table:style-name="ce4" table:formula="of:=+(IF([.B29]&gt;[.C29]; [.$C$3]; ([.B29]+([.D29]*[.$B$3]))*[.$D$3]))" office:value-type="float" office:value="5">
            <text:p>5.0</text:p>
          </table:table-cell>
          <table:table-cell table:style-name="ce12" table:formula="of:=+(IF([.B29]&gt;[.C29];[.$E$3];(([.C29]-[.E29])*[.F29])+[.E29]))" office:value-type="float" office:value="60.4">
            <text:p>60.40000</text:p>
          </table:table-cell>
          <table:table-cell table:style-name="ce15" office:value-type="float" office:value="0">
            <text:p>0</text:p>
          </table:table-cell>
          <table:table-cell table:style-name="ce20" table:formula="of:=IF([.C29]=100;([.$G$3])*([.E29]-[.$F$3])+[.$F$3];((1-[.E29])*[.$H$3])+[.E29])" office:value-type="float" office:value="1">
            <text:p>1.0000000</text:p>
          </table:table-cell>
          <table:table-cell table:style-name="ce23" table:formula="of:=IF([.C29]=100;([.$K$3])*([.F29]-[.$J$3])+[.$J$3];([.$I$3]-[.F29])*[.$L$3]+[.F29])" office:value-type="float" office:value="0.6">
            <text:p>0.600</text:p>
          </table:table-cell>
          <table:table-cell table:formula="of:=EXP(-[.A30]/10)" office:value-type="float" office:value="0.182683524052735">
            <text:p>0.1826835241</text:p>
          </table:table-cell>
          <table:table-cell table:formula="of:=[.H29]*0.904837418" office:value-type="float" office:value="0.182683523929313">
            <text:p>0.1826835239</text:p>
          </table:table-cell>
          <table:table-cell table:number-columns-repeated="1016"/>
        </table:table-row>
        <table:table-row table:style-name="ro1">
          <table:table-cell office:value-type="float" office:value="18">
            <text:p>18</text:p>
          </table:table-cell>
          <table:table-cell table:style-name="ce4" table:formula="of:=+(IF([.B30]&gt;[.C30]; [.$C$3]; ([.B30]+([.D30]*[.$B$3]))*[.$D$3]))" office:value-type="float" office:value="2.5">
            <text:p>2.5</text:p>
          </table:table-cell>
          <table:table-cell table:style-name="ce12" table:formula="of:=+(IF([.B30]&gt;[.C30];[.$E$3];(([.C30]-[.E30])*[.F30])+[.E30]))" office:value-type="float" office:value="36.64">
            <text:p>36.64000</text:p>
          </table:table-cell>
          <table:table-cell table:style-name="ce15" office:value-type="float" office:value="0">
            <text:p>0</text:p>
          </table:table-cell>
          <table:table-cell table:style-name="ce20" table:formula="of:=IF([.C30]=100;([.$G$3])*([.E30]-[.$F$3])+[.$F$3];((1-[.E30])*[.$H$3])+[.E30])" office:value-type="float" office:value="1">
            <text:p>1.0000000</text:p>
          </table:table-cell>
          <table:table-cell table:style-name="ce23" table:formula="of:=IF([.C30]=100;([.$K$3])*([.F30]-[.$J$3])+[.$J$3];([.$I$3]-[.F30])*[.$L$3]+[.F30])" office:value-type="float" office:value="0.6">
            <text:p>0.600</text:p>
          </table:table-cell>
          <table:table-cell table:formula="of:=EXP(-[.A31]/10)" office:value-type="float" office:value="0.165298888221587">
            <text:p>0.1652988882</text:p>
          </table:table-cell>
          <table:table-cell table:formula="of:=[.H30]*0.904837418" office:value-type="float" office:value="0.165298888103341">
            <text:p>0.1652988881</text:p>
          </table:table-cell>
          <table:table-cell table:number-columns-repeated="1016"/>
        </table:table-row>
        <table:table-row table:style-name="ro1">
          <table:table-cell office:value-type="float" office:value="19">
            <text:p>19</text:p>
          </table:table-cell>
          <table:table-cell table:style-name="ce4" table:formula="of:=+(IF([.B31]&gt;[.C31]; [.$C$3]; ([.B31]+([.D31]*[.$B$3]))*[.$D$3]))" office:value-type="float" office:value="1.25">
            <text:p>1.3</text:p>
          </table:table-cell>
          <table:table-cell table:style-name="ce12" table:formula="of:=+(IF([.B31]&gt;[.C31];[.$E$3];(([.C31]-[.E31])*[.F31])+[.E31]))" office:value-type="float" office:value="22.384">
            <text:p>22.38400</text:p>
          </table:table-cell>
          <table:table-cell table:style-name="ce15" office:value-type="float" office:value="0">
            <text:p>0</text:p>
          </table:table-cell>
          <table:table-cell table:style-name="ce20" table:formula="of:=IF([.C31]=100;([.$G$3])*([.E31]-[.$F$3])+[.$F$3];((1-[.E31])*[.$H$3])+[.E31])" office:value-type="float" office:value="1">
            <text:p>1.0000000</text:p>
          </table:table-cell>
          <table:table-cell table:style-name="ce23" table:formula="of:=IF([.C31]=100;([.$K$3])*([.F31]-[.$J$3])+[.$J$3];([.$I$3]-[.F31])*[.$L$3]+[.F31])" office:value-type="float" office:value="0.6">
            <text:p>0.600</text:p>
          </table:table-cell>
          <table:table-cell table:formula="of:=EXP(-[.A32]/10)" office:value-type="float" office:value="0.149568619222635">
            <text:p>0.1495686192</text:p>
          </table:table-cell>
          <table:table-cell table:formula="of:=[.H31]*0.904837418" office:value-type="float" office:value="0.149568619109698">
            <text:p>0.1495686191</text:p>
          </table:table-cell>
          <table:table-cell table:number-columns-repeated="1016"/>
        </table:table-row>
        <table:table-row table:style-name="ro1">
          <table:table-cell office:value-type="float" office:value="20">
            <text:p>20</text:p>
          </table:table-cell>
          <table:table-cell table:style-name="ce4" table:formula="of:=+(IF([.B32]&gt;[.C32]; [.$C$3]; ([.B32]+([.D32]*[.$B$3]))*[.$D$3]))" office:value-type="float" office:value="0.625">
            <text:p>0.6</text:p>
          </table:table-cell>
          <table:table-cell table:style-name="ce12" table:formula="of:=+(IF([.B32]&gt;[.C32];[.$E$3];(([.C32]-[.E32])*[.F32])+[.E32]))" office:value-type="float" office:value="13.8304">
            <text:p>13.83040</text:p>
          </table:table-cell>
          <table:table-cell table:style-name="ce15" office:value-type="float" office:value="0">
            <text:p>0</text:p>
          </table:table-cell>
          <table:table-cell table:style-name="ce20" table:formula="of:=IF([.C32]=100;([.$G$3])*([.E32]-[.$F$3])+[.$F$3];((1-[.E32])*[.$H$3])+[.E32])" office:value-type="float" office:value="1">
            <text:p>1.0000000</text:p>
          </table:table-cell>
          <table:table-cell table:style-name="ce23" table:formula="of:=IF([.C32]=100;([.$K$3])*([.F32]-[.$J$3])+[.$J$3];([.$I$3]-[.F32])*[.$L$3]+[.F32])" office:value-type="float" office:value="0.6">
            <text:p>0.600</text:p>
          </table:table-cell>
          <table:table-cell table:formula="of:=EXP(-[.A33]/10)" office:value-type="float" office:value="0.135335283236613">
            <text:p>0.1353352832</text:p>
          </table:table-cell>
          <table:table-cell table:formula="of:=[.H32]*0.904837418" office:value-type="float" office:value="0.135335283129044">
            <text:p>0.1353352831</text:p>
          </table:table-cell>
          <table:table-cell table:number-columns-repeated="1016"/>
        </table:table-row>
        <table:table-row table:style-name="ro1">
          <table:table-cell office:value-type="float" office:value="21">
            <text:p>21</text:p>
          </table:table-cell>
          <table:table-cell table:style-name="ce4" table:formula="of:=+(IF([.B33]&gt;[.C33]; [.$C$3]; ([.B33]+([.D33]*[.$B$3]))*[.$D$3]))" office:value-type="float" office:value="0.3125">
            <text:p>0.3</text:p>
          </table:table-cell>
          <table:table-cell table:style-name="ce12" table:formula="of:=+(IF([.B33]&gt;[.C33];[.$E$3];(([.C33]-[.E33])*[.F33])+[.E33]))" office:value-type="float" office:value="8.69824000000001">
            <text:p>8.69824</text:p>
          </table:table-cell>
          <table:table-cell table:style-name="ce15" office:value-type="float" office:value="0">
            <text:p>0</text:p>
          </table:table-cell>
          <table:table-cell table:style-name="ce20" table:formula="of:=IF([.C33]=100;([.$G$3])*([.E33]-[.$F$3])+[.$F$3];((1-[.E33])*[.$H$3])+[.E33])" office:value-type="float" office:value="1">
            <text:p>1.0000000</text:p>
          </table:table-cell>
          <table:table-cell table:style-name="ce23" table:formula="of:=IF([.C33]=100;([.$K$3])*([.F33]-[.$J$3])+[.$J$3];([.$I$3]-[.F33])*[.$L$3]+[.F33])" office:value-type="float" office:value="0.6">
            <text:p>0.600</text:p>
          </table:table-cell>
          <table:table-cell table:formula="of:=EXP(-[.A34]/10)" office:value-type="float" office:value="0.122456428252982">
            <text:p>0.1224564283</text:p>
          </table:table-cell>
          <table:table-cell table:formula="of:=[.H33]*0.904837418" office:value-type="float" office:value="0.122456428150783">
            <text:p>0.1224564282</text:p>
          </table:table-cell>
          <table:table-cell table:number-columns-repeated="1016"/>
        </table:table-row>
        <table:table-row table:style-name="ro1">
          <table:table-cell office:value-type="float" office:value="22">
            <text:p>22</text:p>
          </table:table-cell>
          <table:table-cell table:style-name="ce4" table:formula="of:=+(IF([.B34]&gt;[.C34]; [.$C$3]; ([.B34]+([.D34]*[.$B$3]))*[.$D$3]))" office:value-type="float" office:value="0.15625">
            <text:p>0.2</text:p>
          </table:table-cell>
          <table:table-cell table:style-name="ce12" table:formula="of:=+(IF([.B34]&gt;[.C34];[.$E$3];(([.C34]-[.E34])*[.F34])+[.E34]))" office:value-type="float" office:value="5.618944">
            <text:p>5.61894</text:p>
          </table:table-cell>
          <table:table-cell table:style-name="ce15" office:value-type="float" office:value="0">
            <text:p>0</text:p>
          </table:table-cell>
          <table:table-cell table:style-name="ce20" table:formula="of:=IF([.C34]=100;([.$G$3])*([.E34]-[.$F$3])+[.$F$3];((1-[.E34])*[.$H$3])+[.E34])" office:value-type="float" office:value="1">
            <text:p>1.0000000</text:p>
          </table:table-cell>
          <table:table-cell table:style-name="ce23" table:formula="of:=IF([.C34]=100;([.$K$3])*([.F34]-[.$J$3])+[.$J$3];([.$I$3]-[.F34])*[.$L$3]+[.F34])" office:value-type="float" office:value="0.6">
            <text:p>0.600</text:p>
          </table:table-cell>
          <table:table-cell table:formula="of:=EXP(-[.A35]/10)" office:value-type="float" office:value="0.110803158362334">
            <text:p>0.1108031584</text:p>
          </table:table-cell>
          <table:table-cell table:formula="of:=[.H34]*0.904837418" office:value-type="float" office:value="0.110803158265457">
            <text:p>0.1108031583</text:p>
          </table:table-cell>
          <table:table-cell table:number-columns-repeated="1016"/>
        </table:table-row>
        <table:table-row table:style-name="ro1">
          <table:table-cell office:value-type="float" office:value="23">
            <text:p>23</text:p>
          </table:table-cell>
          <table:table-cell table:style-name="ce4" table:formula="of:=+(IF([.B35]&gt;[.C35]; [.$C$3]; ([.B35]+([.D35]*[.$B$3]))*[.$D$3]))" office:value-type="float" office:value="0.078125">
            <text:p>0.1</text:p>
          </table:table-cell>
          <table:table-cell table:style-name="ce12" table:formula="of:=+(IF([.B35]&gt;[.C35];[.$E$3];(([.C35]-[.E35])*[.F35])+[.E35]))" office:value-type="float" office:value="3.7713664">
            <text:p>3.77137</text:p>
          </table:table-cell>
          <table:table-cell table:style-name="ce15" office:value-type="float" office:value="0">
            <text:p>0</text:p>
          </table:table-cell>
          <table:table-cell table:style-name="ce20" table:formula="of:=IF([.C35]=100;([.$G$3])*([.E35]-[.$F$3])+[.$F$3];((1-[.E35])*[.$H$3])+[.E35])" office:value-type="float" office:value="1">
            <text:p>1.0000000</text:p>
          </table:table-cell>
          <table:table-cell table:style-name="ce23" table:formula="of:=IF([.C35]=100;([.$K$3])*([.F35]-[.$J$3])+[.$J$3];([.$I$3]-[.F35])*[.$L$3]+[.F35])" office:value-type="float" office:value="0.6">
            <text:p>0.600</text:p>
          </table:table-cell>
          <table:table-cell table:formula="of:=EXP(-[.A36]/10)" office:value-type="float" office:value="0.100258843722804">
            <text:p>0.1002588437</text:p>
          </table:table-cell>
          <table:table-cell table:formula="of:=[.H35]*0.904837418" office:value-type="float" office:value="0.100258843631162">
            <text:p>0.1002588436</text:p>
          </table:table-cell>
          <table:table-cell table:number-columns-repeated="1016"/>
        </table:table-row>
        <table:table-row table:style-name="ro1">
          <table:table-cell office:value-type="float" office:value="24">
            <text:p>24</text:p>
          </table:table-cell>
          <table:table-cell table:style-name="ce4" table:formula="of:=+(IF([.B36]&gt;[.C36]; [.$C$3]; ([.B36]+([.D36]*[.$B$3]))*[.$D$3]))" office:value-type="float" office:value="0.0390625">
            <text:p>0.0</text:p>
          </table:table-cell>
          <table:table-cell table:style-name="ce12" table:formula="of:=+(IF([.B36]&gt;[.C36];[.$E$3];(([.C36]-[.E36])*[.F36])+[.E36]))" office:value-type="float" office:value="2.66281984">
            <text:p>2.66282</text:p>
          </table:table-cell>
          <table:table-cell table:style-name="ce15" office:value-type="float" office:value="0">
            <text:p>0</text:p>
          </table:table-cell>
          <table:table-cell table:style-name="ce20" table:formula="of:=IF([.C36]=100;([.$G$3])*([.E36]-[.$F$3])+[.$F$3];((1-[.E36])*[.$H$3])+[.E36])" office:value-type="float" office:value="1">
            <text:p>1.0000000</text:p>
          </table:table-cell>
          <table:table-cell table:style-name="ce23" table:formula="of:=IF([.C36]=100;([.$K$3])*([.F36]-[.$J$3])+[.$J$3];([.$I$3]-[.F36])*[.$L$3]+[.F36])" office:value-type="float" office:value="0.6">
            <text:p>0.600</text:p>
          </table:table-cell>
          <table:table-cell table:formula="of:=EXP(-[.A37]/10)" office:value-type="float" office:value="0.0907179532894125">
            <text:p>0.0907179533</text:p>
          </table:table-cell>
          <table:table-cell table:formula="of:=[.H36]*0.904837418" office:value-type="float" office:value="0.0907179532028863">
            <text:p>0.0907179532</text:p>
          </table:table-cell>
          <table:table-cell table:number-columns-repeated="1016"/>
        </table:table-row>
        <table:table-row table:style-name="ro1">
          <table:table-cell office:value-type="float" office:value="25">
            <text:p>25</text:p>
          </table:table-cell>
          <table:table-cell table:style-name="ce4" table:formula="of:=+(IF([.B37]&gt;[.C37]; [.$C$3]; ([.B37]+([.D37]*[.$B$3]))*[.$D$3]))" office:value-type="float" office:value="0.01953125">
            <text:p>0.0</text:p>
          </table:table-cell>
          <table:table-cell table:style-name="ce12" table:formula="of:=+(IF([.B37]&gt;[.C37];[.$E$3];(([.C37]-[.E37])*[.F37])+[.E37]))" office:value-type="float" office:value="1.997691904">
            <text:p>1.99769</text:p>
          </table:table-cell>
          <table:table-cell table:style-name="ce15" office:value-type="float" office:value="0">
            <text:p>0</text:p>
          </table:table-cell>
          <table:table-cell table:style-name="ce20" table:formula="of:=IF([.C37]=100;([.$G$3])*([.E37]-[.$F$3])+[.$F$3];((1-[.E37])*[.$H$3])+[.E37])" office:value-type="float" office:value="1">
            <text:p>1.0000000</text:p>
          </table:table-cell>
          <table:table-cell table:style-name="ce23" table:formula="of:=IF([.C37]=100;([.$K$3])*([.F37]-[.$J$3])+[.$J$3];([.$I$3]-[.F37])*[.$L$3]+[.F37])" office:value-type="float" office:value="0.6">
            <text:p>0.600</text:p>
          </table:table-cell>
          <table:table-cell table:formula="of:=EXP(-[.A38]/10)" office:value-type="float" office:value="0.0820849986238988">
            <text:p>0.0820849986</text:p>
          </table:table-cell>
          <table:table-cell table:formula="of:=[.H37]*0.904837418" office:value-type="float" office:value="0.0820849985423444">
            <text:p>0.0820849985</text:p>
          </table:table-cell>
          <table:table-cell table:number-columns-repeated="1016"/>
        </table:table-row>
        <table:table-row table:style-name="ro1">
          <table:table-cell office:value-type="float" office:value="26">
            <text:p>26</text:p>
          </table:table-cell>
          <table:table-cell table:style-name="ce4" table:formula="of:=+(IF([.B38]&gt;[.C38]; [.$C$3]; ([.B38]+([.D38]*[.$B$3]))*[.$D$3]))" office:value-type="float" office:value="0.009765625">
            <text:p>0.0</text:p>
          </table:table-cell>
          <table:table-cell table:style-name="ce12" table:formula="of:=+(IF([.B38]&gt;[.C38];[.$E$3];(([.C38]-[.E38])*[.F38])+[.E38]))" office:value-type="float" office:value="1.5986151424">
            <text:p>1.59862</text:p>
          </table:table-cell>
          <table:table-cell table:style-name="ce15" office:value-type="float" office:value="0">
            <text:p>0</text:p>
          </table:table-cell>
          <table:table-cell table:style-name="ce20" table:formula="of:=IF([.C38]=100;([.$G$3])*([.E38]-[.$F$3])+[.$F$3];((1-[.E38])*[.$H$3])+[.E38])" office:value-type="float" office:value="1">
            <text:p>1.0000000</text:p>
          </table:table-cell>
          <table:table-cell table:style-name="ce23" table:formula="of:=IF([.C38]=100;([.$K$3])*([.F38]-[.$J$3])+[.$J$3];([.$I$3]-[.F38])*[.$L$3]+[.F38])" office:value-type="float" office:value="0.6">
            <text:p>0.600</text:p>
          </table:table-cell>
          <table:table-cell table:formula="of:=EXP(-[.A39]/10)" office:value-type="float" office:value="0.0742735782143339">
            <text:p>0.0742735782</text:p>
          </table:table-cell>
          <table:table-cell table:formula="of:=[.H38]*0.904837418" office:value-type="float" office:value="0.0742735781375887">
            <text:p>0.0742735781</text:p>
          </table:table-cell>
          <table:table-cell table:number-columns-repeated="1016"/>
        </table:table-row>
        <table:table-row table:style-name="ro1">
          <table:table-cell office:value-type="float" office:value="27">
            <text:p>27</text:p>
          </table:table-cell>
          <table:table-cell table:style-name="ce4" table:formula="of:=+(IF([.B39]&gt;[.C39]; [.$C$3]; ([.B39]+([.D39]*[.$B$3]))*[.$D$3]))" office:value-type="float" office:value="0.0048828125">
            <text:p>0.0</text:p>
          </table:table-cell>
          <table:table-cell table:style-name="ce12" table:formula="of:=+(IF([.B39]&gt;[.C39];[.$E$3];(([.C39]-[.E39])*[.F39])+[.E39]))" office:value-type="float" office:value="1.35916908544">
            <text:p>1.35917</text:p>
          </table:table-cell>
          <table:table-cell table:style-name="ce15" office:value-type="float" office:value="2">
            <text:p>2</text:p>
          </table:table-cell>
          <table:table-cell table:style-name="ce20" table:formula="of:=IF([.C39]=100;([.$G$3])*([.E39]-[.$F$3])+[.$F$3];((1-[.E39])*[.$H$3])+[.E39])" office:value-type="float" office:value="1">
            <text:p>1.0000000</text:p>
          </table:table-cell>
          <table:table-cell table:style-name="ce23" table:formula="of:=IF([.C39]=100;([.$K$3])*([.F39]-[.$J$3])+[.$J$3];([.$I$3]-[.F39])*[.$L$3]+[.F39])" office:value-type="float" office:value="0.6">
            <text:p>0.600</text:p>
          </table:table-cell>
          <table:table-cell table:formula="of:=EXP(-[.A40]/10)" office:value-type="float" office:value="0.0672055127397498">
            <text:p>0.0672055127</text:p>
          </table:table-cell>
          <table:table-cell table:formula="of:=[.H39]*0.904837418" office:value-type="float" office:value="0.067205512667637">
            <text:p>0.0672055127</text:p>
          </table:table-cell>
          <table:table-cell table:number-columns-repeated="1016"/>
        </table:table-row>
        <table:table-row table:style-name="ro1">
          <table:table-cell office:value-type="float" office:value="28">
            <text:p>28</text:p>
          </table:table-cell>
          <table:table-cell table:style-name="ce4" table:formula="of:=+(IF([.B40]&gt;[.C40]; [.$C$3]; ([.B40]+([.D40]*[.$B$3]))*[.$D$3]))" office:value-type="float" office:value="0.50244140625">
            <text:p>0.5</text:p>
          </table:table-cell>
          <table:table-cell table:style-name="ce12" table:formula="of:=+(IF([.B40]&gt;[.C40];[.$E$3];(([.C40]-[.E40])*[.F40])+[.E40]))" office:value-type="float" office:value="1.215501451264">
            <text:p>1.21550</text:p>
          </table:table-cell>
          <table:table-cell table:style-name="ce15" office:value-type="float" office:value="2">
            <text:p>2</text:p>
          </table:table-cell>
          <table:table-cell table:style-name="ce20" table:formula="of:=IF([.C40]=100;([.$G$3])*([.E40]-[.$F$3])+[.$F$3];((1-[.E40])*[.$H$3])+[.E40])" office:value-type="float" office:value="1">
            <text:p>1.0000000</text:p>
          </table:table-cell>
          <table:table-cell table:style-name="ce23" table:formula="of:=IF([.C40]=100;([.$K$3])*([.F40]-[.$J$3])+[.$J$3];([.$I$3]-[.F40])*[.$L$3]+[.F40])" office:value-type="float" office:value="0.6">
            <text:p>0.600</text:p>
          </table:table-cell>
          <table:table-cell table:formula="of:=EXP(-[.A41]/10)" office:value-type="float" office:value="0.060810062625218">
            <text:p>0.0608100626</text:p>
          </table:table-cell>
          <table:table-cell table:formula="of:=[.H40]*0.904837418" office:value-type="float" office:value="0.060810062557551">
            <text:p>0.0608100626</text:p>
          </table:table-cell>
          <table:table-cell table:number-columns-repeated="1016"/>
        </table:table-row>
        <table:table-row table:style-name="ro1">
          <table:table-cell office:value-type="float" office:value="29">
            <text:p>29</text:p>
          </table:table-cell>
          <table:table-cell table:style-name="ce4" table:formula="of:=+(IF([.B41]&gt;[.C41]; [.$C$3]; ([.B41]+([.D41]*[.$B$3]))*[.$D$3]))" office:value-type="float" office:value="0.751220703125">
            <text:p>0.8</text:p>
          </table:table-cell>
          <table:table-cell table:style-name="ce12" table:formula="of:=+(IF([.B41]&gt;[.C41];[.$E$3];(([.C41]-[.E41])*[.F41])+[.E41]))" office:value-type="float" office:value="1.1293008707584">
            <text:p>1.12930</text:p>
          </table:table-cell>
          <table:table-cell table:style-name="ce15" table:formula="of:=[.D41]" office:value-type="float" office:value="2">
            <text:p>2</text:p>
          </table:table-cell>
          <table:table-cell table:style-name="ce20" table:formula="of:=IF([.C41]=100;([.$G$3])*([.E41]-[.$F$3])+[.$F$3];((1-[.E41])*[.$H$3])+[.E41])" office:value-type="float" office:value="1">
            <text:p>1.0000000</text:p>
          </table:table-cell>
          <table:table-cell table:style-name="ce23" table:formula="of:=IF([.C41]=100;([.$K$3])*([.F41]-[.$J$3])+[.$J$3];([.$I$3]-[.F41])*[.$L$3]+[.F41])" office:value-type="float" office:value="0.6">
            <text:p>0.600</text:p>
          </table:table-cell>
          <table:table-cell table:formula="of:=EXP(-[.A42]/10)" office:value-type="float" office:value="0.0550232200564072">
            <text:p>0.0550232201</text:p>
          </table:table-cell>
          <table:table-cell table:formula="of:=[.H41]*0.904837418" office:value-type="float" office:value="0.0550232199929929">
            <text:p>0.05502322</text:p>
          </table:table-cell>
          <table:table-cell table:number-columns-repeated="1016"/>
        </table:table-row>
        <table:table-row table:style-name="ro1">
          <table:table-cell office:value-type="float" office:value="30">
            <text:p>30</text:p>
          </table:table-cell>
          <table:table-cell table:style-name="ce4" table:formula="of:=+(IF([.B42]&gt;[.C42]; [.$C$3]; ([.B42]+([.D42]*[.$B$3]))*[.$D$3]))" office:value-type="float" office:value="0.8756103515625">
            <text:p>0.9</text:p>
          </table:table-cell>
          <table:table-cell table:style-name="ce12" table:formula="of:=+(IF([.B42]&gt;[.C42];[.$E$3];(([.C42]-[.E42])*[.F42])+[.E42]))" office:value-type="float" office:value="1.07758052245504">
            <text:p>1.07758</text:p>
          </table:table-cell>
          <table:table-cell table:style-name="ce15" office:value-type="float" office:value="5">
            <text:p>5</text:p>
          </table:table-cell>
          <table:table-cell table:style-name="ce20" table:formula="of:=IF([.C42]=100;([.$G$3])*([.E42]-[.$F$3])+[.$F$3];((1-[.E42])*[.$H$3])+[.E42])" office:value-type="float" office:value="1">
            <text:p>1.0000000</text:p>
          </table:table-cell>
          <table:table-cell table:style-name="ce23" table:formula="of:=IF([.C42]=100;([.$K$3])*([.F42]-[.$J$3])+[.$J$3];([.$I$3]-[.F42])*[.$L$3]+[.F42])" office:value-type="float" office:value="0.6">
            <text:p>0.600</text:p>
          </table:table-cell>
          <table:table-cell table:formula="of:=EXP(-[.A43]/10)" office:value-type="float" office:value="0.049787068367864">
            <text:p>0.0497870684</text:p>
          </table:table-cell>
          <table:table-cell table:formula="of:=[.H42]*0.904837418" office:value-type="float" office:value="0.0497870683085057">
            <text:p>0.0497870683</text:p>
          </table:table-cell>
          <table:table-cell table:number-columns-repeated="1016"/>
        </table:table-row>
        <table:table-row table:style-name="ro1">
          <table:table-cell office:value-type="float" office:value="31">
            <text:p>31</text:p>
          </table:table-cell>
          <table:table-cell table:style-name="ce4" table:formula="of:=+(IF([.B43]&gt;[.C43]; [.$C$3]; ([.B43]+([.D43]*[.$B$3]))*[.$D$3]))" office:value-type="float" office:value="1.68780517578125">
            <text:p>1.7</text:p>
          </table:table-cell>
          <table:table-cell table:style-name="ce12" table:formula="of:=+(IF([.B43]&gt;[.C43];[.$E$3];(([.C43]-[.E43])*[.F43])+[.E43]))" office:value-type="float" office:value="1.04654831347302">
            <text:p>1.04655</text:p>
          </table:table-cell>
          <table:table-cell table:style-name="ce15" office:value-type="float" office:value="2">
            <text:p>2</text:p>
          </table:table-cell>
          <table:table-cell table:style-name="ce20" table:formula="of:=IF([.C43]=100;([.$G$3])*([.E43]-[.$F$3])+[.$F$3];((1-[.E43])*[.$H$3])+[.E43])" office:value-type="float" office:value="1">
            <text:p>1.0000000</text:p>
          </table:table-cell>
          <table:table-cell table:style-name="ce23" table:formula="of:=IF([.C43]=100;([.$K$3])*([.F43]-[.$J$3])+[.$J$3];([.$I$3]-[.F43])*[.$L$3]+[.F43])" office:value-type="float" office:value="0.6">
            <text:p>0.600</text:p>
          </table:table-cell>
          <table:table-cell table:formula="of:=EXP(-[.A44]/10)" office:value-type="float" office:value="0.0450492023935578">
            <text:p>0.0450492024</text:p>
          </table:table-cell>
          <table:table-cell table:formula="of:=[.H43]*0.904837418" office:value-type="float" office:value="0.0450492023380579">
            <text:p>0.0450492023</text:p>
          </table:table-cell>
          <table:table-cell table:number-columns-repeated="1016"/>
        </table:table-row>
        <table:table-row table:style-name="ro1">
          <table:table-cell office:value-type="float" office:value="32">
            <text:p>32</text:p>
          </table:table-cell>
          <table:table-cell table:style-name="ce4" table:formula="of:=+(IF([.B44]&gt;[.C44]; [.$C$3]; ([.B44]+([.D44]*[.$B$3]))*[.$D$3]))" office:value-type="float" office:value="10">
            <text:p>10.0</text:p>
          </table:table-cell>
          <table:table-cell table:style-name="ce12" table:formula="of:=+(IF([.B44]&gt;[.C44];[.$E$3];(([.C44]-[.E44])*[.F44])+[.E44]))" office:value-type="float" office:value="100">
            <text:p>100.00000</text:p>
          </table:table-cell>
          <table:table-cell table:style-name="ce15" office:value-type="float" office:value="0">
            <text:p>0</text:p>
          </table:table-cell>
          <table:table-cell table:style-name="ce20" table:formula="of:=IF([.C44]=100;([.$G$3])*([.E44]-[.$F$3])+[.$F$3];((1-[.E44])*[.$H$3])+[.E44])" office:value-type="float" office:value="1">
            <text:p>1.0000000</text:p>
          </table:table-cell>
          <table:table-cell table:style-name="ce23" table:formula="of:=IF([.C44]=100;([.$K$3])*([.F44]-[.$J$3])+[.$J$3];([.$I$3]-[.F44])*[.$L$3]+[.F44])" office:value-type="float" office:value="0.6">
            <text:p>0.600</text:p>
          </table:table-cell>
          <table:table-cell table:formula="of:=EXP(-[.A45]/10)" office:value-type="float" office:value="0.0407622039783662">
            <text:p>0.040762204</text:p>
          </table:table-cell>
          <table:table-cell table:formula="of:=[.H44]*0.904837418" office:value-type="float" office:value="0.0407622039265279">
            <text:p>0.0407622039</text:p>
          </table:table-cell>
          <table:table-cell table:number-columns-repeated="1016"/>
        </table:table-row>
        <table:table-row table:style-name="ro1">
          <table:table-cell office:value-type="float" office:value="33">
            <text:p>33</text:p>
          </table:table-cell>
          <table:table-cell table:style-name="ce4" table:formula="of:=+(IF([.B45]&gt;[.C45]; [.$C$3]; ([.B45]+([.D45]*[.$B$3]))*[.$D$3]))" office:value-type="float" office:value="5">
            <text:p>5.0</text:p>
          </table:table-cell>
          <table:table-cell table:style-name="ce12" table:formula="of:=+(IF([.B45]&gt;[.C45];[.$E$3];(([.C45]-[.E45])*[.F45])+[.E45]))" office:value-type="float" office:value="60.4">
            <text:p>60.40000</text:p>
          </table:table-cell>
          <table:table-cell table:style-name="ce15" office:value-type="float" office:value="5">
            <text:p>5</text:p>
          </table:table-cell>
          <table:table-cell table:style-name="ce20" table:formula="of:=IF([.C45]=100;([.$G$3])*([.E45]-[.$F$3])+[.$F$3];((1-[.E45])*[.$H$3])+[.E45])" office:value-type="float" office:value="1">
            <text:p>1.0000000</text:p>
          </table:table-cell>
          <table:table-cell table:style-name="ce23" table:formula="of:=IF([.C45]=100;([.$K$3])*([.F45]-[.$J$3])+[.$J$3];([.$I$3]-[.F45])*[.$L$3]+[.F45])" office:value-type="float" office:value="0.6">
            <text:p>0.600</text:p>
          </table:table-cell>
          <table:table-cell table:formula="of:=EXP(-[.A46]/10)" office:value-type="float" office:value="0.03688316740124">
            <text:p>0.0368831674</text:p>
          </table:table-cell>
          <table:table-cell table:formula="of:=[.H45]*0.904837418" office:value-type="float" office:value="0.036883167352869">
            <text:p>0.0368831674</text:p>
          </table:table-cell>
          <table:table-cell table:number-columns-repeated="1016"/>
        </table:table-row>
        <table:table-row table:style-name="ro1">
          <table:table-cell office:value-type="float" office:value="34">
            <text:p>34</text:p>
          </table:table-cell>
          <table:table-cell table:style-name="ce4" table:formula="of:=+(IF([.B46]&gt;[.C46]; [.$C$3]; ([.B46]+([.D46]*[.$B$3]))*[.$D$3]))" office:value-type="float" office:value="3.75">
            <text:p>3.8</text:p>
          </table:table-cell>
          <table:table-cell table:style-name="ce12" table:formula="of:=+(IF([.B46]&gt;[.C46];[.$E$3];(([.C46]-[.E46])*[.F46])+[.E46]))" office:value-type="float" office:value="36.64">
            <text:p>36.64000</text:p>
          </table:table-cell>
          <table:table-cell table:style-name="ce15" table:formula="of:=[.D46]" office:value-type="float" office:value="5">
            <text:p>5</text:p>
          </table:table-cell>
          <table:table-cell table:style-name="ce20" table:formula="of:=IF([.C46]=100;([.$G$3])*([.E46]-[.$F$3])+[.$F$3];((1-[.E46])*[.$H$3])+[.E46])" office:value-type="float" office:value="1">
            <text:p>1.0000000</text:p>
          </table:table-cell>
          <table:table-cell table:style-name="ce23" table:formula="of:=IF([.C46]=100;([.$K$3])*([.F46]-[.$J$3])+[.$J$3];([.$I$3]-[.F46])*[.$L$3]+[.F46])" office:value-type="float" office:value="0.6">
            <text:p>0.600</text:p>
          </table:table-cell>
          <table:table-cell table:number-columns-repeated="1018"/>
        </table:table-row>
        <table:table-row table:style-name="ro1">
          <table:table-cell office:value-type="float" office:value="35">
            <text:p>35</text:p>
          </table:table-cell>
          <table:table-cell table:style-name="ce4" table:formula="of:=+(IF([.B47]&gt;[.C47]; [.$C$3]; ([.B47]+([.D47]*[.$B$3]))*[.$D$3]))" office:value-type="float" office:value="3.125">
            <text:p>3.1</text:p>
          </table:table-cell>
          <table:table-cell table:style-name="ce12" table:formula="of:=+(IF([.B47]&gt;[.C47];[.$E$3];(([.C47]-[.E47])*[.F47])+[.E47]))" office:value-type="float" office:value="22.384">
            <text:p>22.38400</text:p>
          </table:table-cell>
          <table:table-cell table:style-name="ce15" table:formula="of:=[.D47]" office:value-type="float" office:value="5">
            <text:p>5</text:p>
          </table:table-cell>
          <table:table-cell table:style-name="ce20" table:formula="of:=IF([.C47]=100;([.$G$3])*([.E47]-[.$F$3])+[.$F$3];((1-[.E47])*[.$H$3])+[.E47])" office:value-type="float" office:value="1">
            <text:p>1.0000000</text:p>
          </table:table-cell>
          <table:table-cell table:style-name="ce23" table:formula="of:=IF([.C47]=100;([.$K$3])*([.F47]-[.$J$3])+[.$J$3];([.$I$3]-[.F47])*[.$L$3]+[.F47])" office:value-type="float" office:value="0.6">
            <text:p>0.600</text:p>
          </table:table-cell>
          <table:table-cell table:number-columns-repeated="1018"/>
        </table:table-row>
        <table:table-row table:style-name="ro1">
          <table:table-cell office:value-type="float" office:value="36">
            <text:p>36</text:p>
          </table:table-cell>
          <table:table-cell table:style-name="ce4" table:formula="of:=+(IF([.B48]&gt;[.C48]; [.$C$3]; ([.B48]+([.D48]*[.$B$3]))*[.$D$3]))" office:value-type="float" office:value="2.8125">
            <text:p>2.8</text:p>
          </table:table-cell>
          <table:table-cell table:style-name="ce12" table:formula="of:=+(IF([.B48]&gt;[.C48];[.$E$3];(([.C48]-[.E48])*[.F48])+[.E48]))" office:value-type="float" office:value="13.8304">
            <text:p>13.83040</text:p>
          </table:table-cell>
          <table:table-cell table:style-name="ce15" table:formula="of:=[.D48]" office:value-type="float" office:value="5">
            <text:p>5</text:p>
          </table:table-cell>
          <table:table-cell table:style-name="ce20" table:formula="of:=IF([.C48]=100;([.$G$3])*([.E48]-[.$F$3])+[.$F$3];((1-[.E48])*[.$H$3])+[.E48])" office:value-type="float" office:value="1">
            <text:p>1.0000000</text:p>
          </table:table-cell>
          <table:table-cell table:style-name="ce23" table:formula="of:=IF([.C48]=100;([.$K$3])*([.F48]-[.$J$3])+[.$J$3];([.$I$3]-[.F48])*[.$L$3]+[.F48])" office:value-type="float" office:value="0.6">
            <text:p>0.600</text:p>
          </table:table-cell>
          <table:table-cell table:number-columns-repeated="1018"/>
        </table:table-row>
        <table:table-row table:style-name="ro1">
          <table:table-cell office:value-type="float" office:value="37">
            <text:p>37</text:p>
          </table:table-cell>
          <table:table-cell table:style-name="ce4" table:formula="of:=+(IF([.B49]&gt;[.C49]; [.$C$3]; ([.B49]+([.D49]*[.$B$3]))*[.$D$3]))" office:value-type="float" office:value="2.65625">
            <text:p>2.7</text:p>
          </table:table-cell>
          <table:table-cell table:style-name="ce12" table:formula="of:=+(IF([.B49]&gt;[.C49];[.$E$3];(([.C49]-[.E49])*[.F49])+[.E49]))" office:value-type="float" office:value="8.69824000000001">
            <text:p>8.69824</text:p>
          </table:table-cell>
          <table:table-cell table:style-name="ce15" office:value-type="float" office:value="0">
            <text:p>0</text:p>
          </table:table-cell>
          <table:table-cell table:style-name="ce20" table:formula="of:=IF([.C49]=100;([.$G$3])*([.E49]-[.$F$3])+[.$F$3];((1-[.E49])*[.$H$3])+[.E49])" office:value-type="float" office:value="1">
            <text:p>1.0000000</text:p>
          </table:table-cell>
          <table:table-cell table:style-name="ce23" table:formula="of:=IF([.C49]=100;([.$K$3])*([.F49]-[.$J$3])+[.$J$3];([.$I$3]-[.F49])*[.$L$3]+[.F49])" office:value-type="float" office:value="0.6">
            <text:p>0.600</text:p>
          </table:table-cell>
          <table:table-cell table:number-columns-repeated="1018"/>
        </table:table-row>
        <table:table-row table:style-name="ro1">
          <table:table-cell office:value-type="float" office:value="38">
            <text:p>38</text:p>
          </table:table-cell>
          <table:table-cell table:style-name="ce4" table:formula="of:=+(IF([.B50]&gt;[.C50]; [.$C$3]; ([.B50]+([.D50]*[.$B$3]))*[.$D$3]))" office:value-type="float" office:value="1.328125">
            <text:p>1.3</text:p>
          </table:table-cell>
          <table:table-cell table:style-name="ce12" table:formula="of:=+(IF([.B50]&gt;[.C50];[.$E$3];(([.C50]-[.E50])*[.F50])+[.E50]))" office:value-type="float" office:value="5.618944">
            <text:p>5.61894</text:p>
          </table:table-cell>
          <table:table-cell table:style-name="ce15" table:formula="of:=[.D50]" office:value-type="float" office:value="0">
            <text:p>0</text:p>
          </table:table-cell>
          <table:table-cell table:style-name="ce20" table:formula="of:=IF([.C50]=100;([.$G$3])*([.E50]-[.$F$3])+[.$F$3];((1-[.E50])*[.$H$3])+[.E50])" office:value-type="float" office:value="1">
            <text:p>1.0000000</text:p>
          </table:table-cell>
          <table:table-cell table:style-name="ce23" table:formula="of:=IF([.C50]=100;([.$K$3])*([.F50]-[.$J$3])+[.$J$3];([.$I$3]-[.F50])*[.$L$3]+[.F50])" office:value-type="float" office:value="0.6">
            <text:p>0.600</text:p>
          </table:table-cell>
          <table:table-cell table:number-columns-repeated="1018"/>
        </table:table-row>
        <table:table-row table:style-name="ro1">
          <table:table-cell office:value-type="float" office:value="39">
            <text:p>39</text:p>
          </table:table-cell>
          <table:table-cell table:style-name="ce4" table:formula="of:=+(IF([.B51]&gt;[.C51]; [.$C$3]; ([.B51]+([.D51]*[.$B$3]))*[.$D$3]))" office:value-type="float" office:value="0.6640625">
            <text:p>0.7</text:p>
          </table:table-cell>
          <table:table-cell table:style-name="ce12" table:formula="of:=+(IF([.B51]&gt;[.C51];[.$E$3];(([.C51]-[.E51])*[.F51])+[.E51]))" office:value-type="float" office:value="3.7713664">
            <text:p>3.77137</text:p>
          </table:table-cell>
          <table:table-cell table:style-name="ce15" table:formula="of:=[.D51]" office:value-type="float" office:value="0">
            <text:p>0</text:p>
          </table:table-cell>
          <table:table-cell table:style-name="ce20" table:formula="of:=IF([.C51]=100;([.$G$3])*([.E51]-[.$F$3])+[.$F$3];((1-[.E51])*[.$H$3])+[.E51])" office:value-type="float" office:value="1">
            <text:p>1.0000000</text:p>
          </table:table-cell>
          <table:table-cell table:style-name="ce23" table:formula="of:=IF([.C51]=100;([.$K$3])*([.F51]-[.$J$3])+[.$J$3];([.$I$3]-[.F51])*[.$L$3]+[.F51])" office:value-type="float" office:value="0.6">
            <text:p>0.600</text:p>
          </table:table-cell>
          <table:table-cell table:number-columns-repeated="1018"/>
        </table:table-row>
        <table:table-row table:style-name="ro1">
          <table:table-cell office:value-type="float" office:value="40">
            <text:p>40</text:p>
          </table:table-cell>
          <table:table-cell table:style-name="ce4" table:formula="of:=+(IF([.B52]&gt;[.C52]; [.$C$3]; ([.B52]+([.D52]*[.$B$3]))*[.$D$3]))" office:value-type="float" office:value="0.33203125">
            <text:p>0.3</text:p>
          </table:table-cell>
          <table:table-cell table:style-name="ce12" table:formula="of:=+(IF([.B52]&gt;[.C52];[.$E$3];(([.C52]-[.E52])*[.F52])+[.E52]))" office:value-type="float" office:value="2.66281984">
            <text:p>2.66282</text:p>
          </table:table-cell>
          <table:table-cell table:style-name="ce15" table:formula="of:=[.D52]" office:value-type="float" office:value="0">
            <text:p>0</text:p>
          </table:table-cell>
          <table:table-cell table:style-name="ce20" table:formula="of:=IF([.C52]=100;([.$G$3])*([.E52]-[.$F$3])+[.$F$3];((1-[.E52])*[.$H$3])+[.E52])" office:value-type="float" office:value="1">
            <text:p>1.0000000</text:p>
          </table:table-cell>
          <table:table-cell table:style-name="ce23" table:formula="of:=IF([.C52]=100;([.$K$3])*([.F52]-[.$J$3])+[.$J$3];([.$I$3]-[.F52])*[.$L$3]+[.F52])" office:value-type="float" office:value="0.6">
            <text:p>0.600</text:p>
          </table:table-cell>
          <table:table-cell table:number-columns-repeated="1018"/>
        </table:table-row>
        <table:table-row table:style-name="ro1">
          <table:table-cell office:value-type="float" office:value="41">
            <text:p>41</text:p>
          </table:table-cell>
          <table:table-cell table:style-name="ce4" table:formula="of:=+(IF([.B53]&gt;[.C53]; [.$C$3]; ([.B53]+([.D53]*[.$B$3]))*[.$D$3]))" office:value-type="float" office:value="0.166015625">
            <text:p>0.2</text:p>
          </table:table-cell>
          <table:table-cell table:style-name="ce12" table:formula="of:=+(IF([.B53]&gt;[.C53];[.$E$3];(([.C53]-[.E53])*[.F53])+[.E53]))" office:value-type="float" office:value="1.997691904">
            <text:p>1.99769</text:p>
          </table:table-cell>
          <table:table-cell table:style-name="ce15" table:formula="of:=[.D53]" office:value-type="float" office:value="0">
            <text:p>0</text:p>
          </table:table-cell>
          <table:table-cell table:style-name="ce20" table:formula="of:=IF([.C53]=100;([.$G$3])*([.E53]-[.$F$3])+[.$F$3];((1-[.E53])*[.$H$3])+[.E53])" office:value-type="float" office:value="1">
            <text:p>1.0000000</text:p>
          </table:table-cell>
          <table:table-cell table:style-name="ce23" table:formula="of:=IF([.C53]=100;([.$K$3])*([.F53]-[.$J$3])+[.$J$3];([.$I$3]-[.F53])*[.$L$3]+[.F53])" office:value-type="float" office:value="0.6">
            <text:p>0.600</text:p>
          </table:table-cell>
          <table:table-cell table:number-columns-repeated="1018"/>
        </table:table-row>
        <table:table-row table:style-name="ro1">
          <table:table-cell office:value-type="float" office:value="42">
            <text:p>42</text:p>
          </table:table-cell>
          <table:table-cell table:style-name="ce4" table:formula="of:=+(IF([.B54]&gt;[.C54]; [.$C$3]; ([.B54]+([.D54]*[.$B$3]))*[.$D$3]))" office:value-type="float" office:value="0.0830078125">
            <text:p>0.1</text:p>
          </table:table-cell>
          <table:table-cell table:style-name="ce12" table:formula="of:=+(IF([.B54]&gt;[.C54];[.$E$3];(([.C54]-[.E54])*[.F54])+[.E54]))" office:value-type="float" office:value="1.5986151424">
            <text:p>1.59862</text:p>
          </table:table-cell>
          <table:table-cell table:style-name="ce15" table:formula="of:=[.D54]" office:value-type="float" office:value="0">
            <text:p>0</text:p>
          </table:table-cell>
          <table:table-cell table:style-name="ce20" table:formula="of:=IF([.C54]=100;([.$G$3])*([.E54]-[.$F$3])+[.$F$3];((1-[.E54])*[.$H$3])+[.E54])" office:value-type="float" office:value="1">
            <text:p>1.0000000</text:p>
          </table:table-cell>
          <table:table-cell table:style-name="ce23" table:formula="of:=IF([.C54]=100;([.$K$3])*([.F54]-[.$J$3])+[.$J$3];([.$I$3]-[.F54])*[.$L$3]+[.F54])" office:value-type="float" office:value="0.6">
            <text:p>0.600</text:p>
          </table:table-cell>
          <table:table-cell table:number-columns-repeated="1018"/>
        </table:table-row>
        <table:table-row table:style-name="ro1">
          <table:table-cell office:value-type="float" office:value="43">
            <text:p>43</text:p>
          </table:table-cell>
          <table:table-cell table:style-name="ce4" table:formula="of:=+(IF([.B55]&gt;[.C55]; [.$C$3]; ([.B55]+([.D55]*[.$B$3]))*[.$D$3]))" office:value-type="float" office:value="0.04150390625">
            <text:p>0.0</text:p>
          </table:table-cell>
          <table:table-cell table:style-name="ce12" table:formula="of:=+(IF([.B55]&gt;[.C55];[.$E$3];(([.C55]-[.E55])*[.F55])+[.E55]))" office:value-type="float" office:value="1.35916908544">
            <text:p>1.35917</text:p>
          </table:table-cell>
          <table:table-cell table:style-name="ce15" office:value-type="float" office:value="3">
            <text:p>3</text:p>
          </table:table-cell>
          <table:table-cell table:style-name="ce20" table:formula="of:=IF([.C55]=100;([.$G$3])*([.E55]-[.$F$3])+[.$F$3];((1-[.E55])*[.$H$3])+[.E55])" office:value-type="float" office:value="1">
            <text:p>1.0000000</text:p>
          </table:table-cell>
          <table:table-cell table:style-name="ce23" table:formula="of:=IF([.C55]=100;([.$K$3])*([.F55]-[.$J$3])+[.$J$3];([.$I$3]-[.F55])*[.$L$3]+[.F55])" office:value-type="float" office:value="0.6">
            <text:p>0.600</text:p>
          </table:table-cell>
          <table:table-cell table:number-columns-repeated="1018"/>
        </table:table-row>
        <table:table-row table:style-name="ro1">
          <table:table-cell office:value-type="float" office:value="44">
            <text:p>44</text:p>
          </table:table-cell>
          <table:table-cell table:style-name="ce4" table:formula="of:=+(IF([.B56]&gt;[.C56]; [.$C$3]; ([.B56]+([.D56]*[.$B$3]))*[.$D$3]))" office:value-type="float" office:value="0.770751953125">
            <text:p>0.8</text:p>
          </table:table-cell>
          <table:table-cell table:style-name="ce12" table:formula="of:=+(IF([.B56]&gt;[.C56];[.$E$3];(([.C56]-[.E56])*[.F56])+[.E56]))" office:value-type="float" office:value="1.215501451264">
            <text:p>1.21550</text:p>
          </table:table-cell>
          <table:table-cell table:style-name="ce15" office:value-type="float" office:value="0">
            <text:p>0</text:p>
          </table:table-cell>
          <table:table-cell table:style-name="ce20" table:formula="of:=IF([.C56]=100;([.$G$3])*([.E56]-[.$F$3])+[.$F$3];((1-[.E56])*[.$H$3])+[.E56])" office:value-type="float" office:value="1">
            <text:p>1.0000000</text:p>
          </table:table-cell>
          <table:table-cell table:style-name="ce23" table:formula="of:=IF([.C56]=100;([.$K$3])*([.F56]-[.$J$3])+[.$J$3];([.$I$3]-[.F56])*[.$L$3]+[.F56])" office:value-type="float" office:value="0.6">
            <text:p>0.600</text:p>
          </table:table-cell>
          <table:table-cell table:number-columns-repeated="1018"/>
        </table:table-row>
        <table:table-row table:style-name="ro1">
          <table:table-cell office:value-type="float" office:value="45">
            <text:p>45</text:p>
          </table:table-cell>
          <table:table-cell table:style-name="ce4" table:formula="of:=+(IF([.B57]&gt;[.C57]; [.$C$3]; ([.B57]+([.D57]*[.$B$3]))*[.$D$3]))" office:value-type="float" office:value="0.3853759765625">
            <text:p>0.4</text:p>
          </table:table-cell>
          <table:table-cell table:style-name="ce12" table:formula="of:=+(IF([.B57]&gt;[.C57];[.$E$3];(([.C57]-[.E57])*[.F57])+[.E57]))" office:value-type="float" office:value="1.1293008707584">
            <text:p>1.12930</text:p>
          </table:table-cell>
          <table:table-cell table:style-name="ce15" table:formula="of:=[.D57]" office:value-type="float" office:value="0">
            <text:p>0</text:p>
          </table:table-cell>
          <table:table-cell table:style-name="ce20" table:formula="of:=IF([.C57]=100;([.$G$3])*([.E57]-[.$F$3])+[.$F$3];((1-[.E57])*[.$H$3])+[.E57])" office:value-type="float" office:value="1">
            <text:p>1.0000000</text:p>
          </table:table-cell>
          <table:table-cell table:style-name="ce23" table:formula="of:=IF([.C57]=100;([.$K$3])*([.F57]-[.$J$3])+[.$J$3];([.$I$3]-[.F57])*[.$L$3]+[.F57])" office:value-type="float" office:value="0.6">
            <text:p>0.600</text:p>
          </table:table-cell>
          <table:table-cell table:number-columns-repeated="1018"/>
        </table:table-row>
        <table:table-row table:style-name="ro1">
          <table:table-cell office:value-type="float" office:value="46">
            <text:p>46</text:p>
          </table:table-cell>
          <table:table-cell table:style-name="ce4" table:formula="of:=+(IF([.B58]&gt;[.C58]; [.$C$3]; ([.B58]+([.D58]*[.$B$3]))*[.$D$3]))" office:value-type="float" office:value="0.19268798828125">
            <text:p>0.2</text:p>
          </table:table-cell>
          <table:table-cell table:style-name="ce12" table:formula="of:=+(IF([.B58]&gt;[.C58];[.$E$3];(([.C58]-[.E58])*[.F58])+[.E58]))" office:value-type="float" office:value="1.07758052245504">
            <text:p>1.07758</text:p>
          </table:table-cell>
          <table:table-cell table:style-name="ce15" table:formula="of:=[.D58]" office:value-type="float" office:value="0">
            <text:p>0</text:p>
          </table:table-cell>
          <table:table-cell table:style-name="ce20" table:formula="of:=IF([.C58]=100;([.$G$3])*([.E58]-[.$F$3])+[.$F$3];((1-[.E58])*[.$H$3])+[.E58])" office:value-type="float" office:value="1">
            <text:p>1.0000000</text:p>
          </table:table-cell>
          <table:table-cell table:style-name="ce23" table:formula="of:=IF([.C58]=100;([.$K$3])*([.F58]-[.$J$3])+[.$J$3];([.$I$3]-[.F58])*[.$L$3]+[.F58])" office:value-type="float" office:value="0.6">
            <text:p>0.600</text:p>
          </table:table-cell>
          <table:table-cell table:number-columns-repeated="1018"/>
        </table:table-row>
        <table:table-row table:style-name="ro1">
          <table:table-cell office:value-type="float" office:value="47">
            <text:p>47</text:p>
          </table:table-cell>
          <table:table-cell table:style-name="ce4" table:formula="of:=+(IF([.B59]&gt;[.C59]; [.$C$3]; ([.B59]+([.D59]*[.$B$3]))*[.$D$3]))" office:value-type="float" office:value="0.096343994140625">
            <text:p>0.1</text:p>
          </table:table-cell>
          <table:table-cell table:style-name="ce12" table:formula="of:=+(IF([.B59]&gt;[.C59];[.$E$3];(([.C59]-[.E59])*[.F59])+[.E59]))" office:value-type="float" office:value="1.04654831347302">
            <text:p>1.04655</text:p>
          </table:table-cell>
          <table:table-cell table:style-name="ce15" table:formula="of:=[.D59]" office:value-type="float" office:value="0">
            <text:p>0</text:p>
          </table:table-cell>
          <table:table-cell table:style-name="ce20" table:formula="of:=IF([.C59]=100;([.$G$3])*([.E59]-[.$F$3])+[.$F$3];((1-[.E59])*[.$H$3])+[.E59])" office:value-type="float" office:value="1">
            <text:p>1.0000000</text:p>
          </table:table-cell>
          <table:table-cell table:style-name="ce23" table:formula="of:=IF([.C59]=100;([.$K$3])*([.F59]-[.$J$3])+[.$J$3];([.$I$3]-[.F59])*[.$L$3]+[.F59])" office:value-type="float" office:value="0.6">
            <text:p>0.600</text:p>
          </table:table-cell>
          <table:table-cell table:number-columns-repeated="1018"/>
        </table:table-row>
        <table:table-row table:style-name="ro1">
          <table:table-cell office:value-type="float" office:value="48">
            <text:p>48</text:p>
          </table:table-cell>
          <table:table-cell table:style-name="ce4" table:formula="of:=+(IF([.B60]&gt;[.C60]; [.$C$3]; ([.B60]+([.D60]*[.$B$3]))*[.$D$3]))" office:value-type="float" office:value="0.0481719970703125">
            <text:p>0.0</text:p>
          </table:table-cell>
          <table:table-cell table:style-name="ce12" table:formula="of:=+(IF([.B60]&gt;[.C60];[.$E$3];(([.C60]-[.E60])*[.F60])+[.E60]))" office:value-type="float" office:value="1.02792898808381">
            <text:p>1.02793</text:p>
          </table:table-cell>
          <table:table-cell table:style-name="ce15" table:formula="of:=[.D60]" office:value-type="float" office:value="0">
            <text:p>0</text:p>
          </table:table-cell>
          <table:table-cell table:style-name="ce20" table:formula="of:=IF([.C60]=100;([.$G$3])*([.E60]-[.$F$3])+[.$F$3];((1-[.E60])*[.$H$3])+[.E60])" office:value-type="float" office:value="1">
            <text:p>1.0000000</text:p>
          </table:table-cell>
          <table:table-cell table:style-name="ce23" table:formula="of:=IF([.C60]=100;([.$K$3])*([.F60]-[.$J$3])+[.$J$3];([.$I$3]-[.F60])*[.$L$3]+[.F60])" office:value-type="float" office:value="0.6">
            <text:p>0.600</text:p>
          </table:table-cell>
          <table:table-cell table:number-columns-repeated="1018"/>
        </table:table-row>
        <table:table-row table:style-name="ro1">
          <table:table-cell office:value-type="float" office:value="49">
            <text:p>49</text:p>
          </table:table-cell>
          <table:table-cell table:style-name="ce4" table:formula="of:=+(IF([.B61]&gt;[.C61]; [.$C$3]; ([.B61]+([.D61]*[.$B$3]))*[.$D$3]))" office:value-type="float" office:value="0.0240859985351562">
            <text:p>0.0</text:p>
          </table:table-cell>
          <table:table-cell table:style-name="ce12" table:formula="of:=+(IF([.B61]&gt;[.C61];[.$E$3];(([.C61]-[.E61])*[.F61])+[.E61]))" office:value-type="float" office:value="1.01675739285029">
            <text:p>1.01676</text:p>
          </table:table-cell>
          <table:table-cell table:style-name="ce15" table:formula="of:=[.D61]" office:value-type="float" office:value="0">
            <text:p>0</text:p>
          </table:table-cell>
          <table:table-cell table:style-name="ce20" table:formula="of:=IF([.C61]=100;([.$G$3])*([.E61]-[.$F$3])+[.$F$3];((1-[.E61])*[.$H$3])+[.E61])" office:value-type="float" office:value="1">
            <text:p>1.0000000</text:p>
          </table:table-cell>
          <table:table-cell table:style-name="ce23" table:formula="of:=IF([.C61]=100;([.$K$3])*([.F61]-[.$J$3])+[.$J$3];([.$I$3]-[.F61])*[.$L$3]+[.F61])" office:value-type="float" office:value="0.6">
            <text:p>0.600</text:p>
          </table:table-cell>
          <table:table-cell table:number-columns-repeated="1018"/>
        </table:table-row>
        <table:table-row table:style-name="ro1">
          <table:table-cell office:value-type="float" office:value="50">
            <text:p>50</text:p>
          </table:table-cell>
          <table:table-cell table:style-name="ce4" table:formula="of:=+(IF([.B62]&gt;[.C62]; [.$C$3]; ([.B62]+([.D62]*[.$B$3]))*[.$D$3]))" office:value-type="float" office:value="0.0120429992675781">
            <text:p>0.0</text:p>
          </table:table-cell>
          <table:table-cell table:style-name="ce12" table:formula="of:=+(IF([.B62]&gt;[.C62];[.$E$3];(([.C62]-[.E62])*[.F62])+[.E62]))" office:value-type="float" office:value="1.01005443571017">
            <text:p>1.01005</text:p>
          </table:table-cell>
          <table:table-cell table:style-name="ce15" table:formula="of:=[.D62]" office:value-type="float" office:value="0">
            <text:p>0</text:p>
          </table:table-cell>
          <table:table-cell table:style-name="ce20" table:formula="of:=IF([.C62]=100;([.$G$3])*([.E62]-[.$F$3])+[.$F$3];((1-[.E62])*[.$H$3])+[.E62])" office:value-type="float" office:value="1">
            <text:p>1.0000000</text:p>
          </table:table-cell>
          <table:table-cell table:style-name="ce23" table:formula="of:=IF([.C62]=100;([.$K$3])*([.F62]-[.$J$3])+[.$J$3];([.$I$3]-[.F62])*[.$L$3]+[.F62])" office:value-type="float" office:value="0.6">
            <text:p>0.600</text:p>
          </table:table-cell>
          <table:table-cell table:number-columns-repeated="1018"/>
        </table:table-row>
        <table:table-row table:style-name="ro1">
          <table:table-cell office:value-type="float" office:value="51">
            <text:p>51</text:p>
          </table:table-cell>
          <table:table-cell table:style-name="ce4" table:formula="of:=+(IF([.B63]&gt;[.C63]; [.$C$3]; ([.B63]+([.D63]*[.$B$3]))*[.$D$3]))" office:value-type="float" office:value="0.00602149963378906">
            <text:p>0.0</text:p>
          </table:table-cell>
          <table:table-cell table:style-name="ce12" table:formula="of:=+(IF([.B63]&gt;[.C63];[.$E$3];(([.C63]-[.E63])*[.F63])+[.E63]))" office:value-type="float" office:value="1.0060326614261">
            <text:p>1.00603</text:p>
          </table:table-cell>
          <table:table-cell table:style-name="ce15" office:value-type="float" office:value="4">
            <text:p>4</text:p>
          </table:table-cell>
          <table:table-cell table:style-name="ce20" table:formula="of:=IF([.C63]=100;([.$G$3])*([.E63]-[.$F$3])+[.$F$3];((1-[.E63])*[.$H$3])+[.E63])" office:value-type="float" office:value="1">
            <text:p>1.0000000</text:p>
          </table:table-cell>
          <table:table-cell table:style-name="ce23" table:formula="of:=IF([.C63]=100;([.$K$3])*([.F63]-[.$J$3])+[.$J$3];([.$I$3]-[.F63])*[.$L$3]+[.F63])" office:value-type="float" office:value="0.6">
            <text:p>0.600</text:p>
          </table:table-cell>
          <table:table-cell table:number-columns-repeated="1018"/>
        </table:table-row>
        <table:table-row table:style-name="ro1">
          <table:table-cell office:value-type="float" office:value="52">
            <text:p>52</text:p>
          </table:table-cell>
          <table:table-cell table:style-name="ce4" table:formula="of:=+(IF([.B64]&gt;[.C64]; [.$C$3]; ([.B64]+([.D64]*[.$B$3]))*[.$D$3]))" office:value-type="float" office:value="1.00301074981689">
            <text:p>1.0</text:p>
          </table:table-cell>
          <table:table-cell table:style-name="ce12" table:formula="of:=+(IF([.B64]&gt;[.C64];[.$E$3];(([.C64]-[.E64])*[.F64])+[.E64]))" office:value-type="float" office:value="1.00361959685566">
            <text:p>1.00362</text:p>
          </table:table-cell>
          <table:table-cell table:style-name="ce15" office:value-type="float" office:value="0">
            <text:p>0</text:p>
          </table:table-cell>
          <table:table-cell table:style-name="ce20" table:formula="of:=IF([.C64]=100;([.$G$3])*([.E64]-[.$F$3])+[.$F$3];((1-[.E64])*[.$H$3])+[.E64])" office:value-type="float" office:value="1">
            <text:p>1.0000000</text:p>
          </table:table-cell>
          <table:table-cell table:style-name="ce23" table:formula="of:=IF([.C64]=100;([.$K$3])*([.F64]-[.$J$3])+[.$J$3];([.$I$3]-[.F64])*[.$L$3]+[.F64])" office:value-type="float" office:value="0.6">
            <text:p>0.600</text:p>
          </table:table-cell>
          <table:table-cell table:number-columns-repeated="1018"/>
        </table:table-row>
        <table:table-row table:style-name="ro1">
          <table:table-cell office:value-type="float" office:value="53">
            <text:p>53</text:p>
          </table:table-cell>
          <table:table-cell table:style-name="ce4" table:formula="of:=+(IF([.B65]&gt;[.C65]; [.$C$3]; ([.B65]+([.D65]*[.$B$3]))*[.$D$3]))" office:value-type="float" office:value="0.501505374908447">
            <text:p>0.5</text:p>
          </table:table-cell>
          <table:table-cell table:style-name="ce12" table:formula="of:=+(IF([.B65]&gt;[.C65];[.$E$3];(([.C65]-[.E65])*[.F65])+[.E65]))" office:value-type="float" office:value="1.0021717581134">
            <text:p>1.00217</text:p>
          </table:table-cell>
          <table:table-cell table:style-name="ce15" table:formula="of:=[.D65]" office:value-type="float" office:value="0">
            <text:p>0</text:p>
          </table:table-cell>
          <table:table-cell table:style-name="ce20" table:formula="of:=IF([.C65]=100;([.$G$3])*([.E65]-[.$F$3])+[.$F$3];((1-[.E65])*[.$H$3])+[.E65])" office:value-type="float" office:value="1">
            <text:p>1.0000000</text:p>
          </table:table-cell>
          <table:table-cell table:style-name="ce23" table:formula="of:=IF([.C65]=100;([.$K$3])*([.F65]-[.$J$3])+[.$J$3];([.$I$3]-[.F65])*[.$L$3]+[.F65])" office:value-type="float" office:value="0.6">
            <text:p>0.600</text:p>
          </table:table-cell>
          <table:table-cell table:number-columns-repeated="1018"/>
        </table:table-row>
        <table:table-row table:style-name="ro1">
          <table:table-cell office:value-type="float" office:value="54">
            <text:p>54</text:p>
          </table:table-cell>
          <table:table-cell table:style-name="ce4" table:formula="of:=+(IF([.B66]&gt;[.C66]; [.$C$3]; ([.B66]+([.D66]*[.$B$3]))*[.$D$3]))" office:value-type="float" office:value="0.250752687454224">
            <text:p>0.3</text:p>
          </table:table-cell>
          <table:table-cell table:style-name="ce12" table:formula="of:=+(IF([.B66]&gt;[.C66];[.$E$3];(([.C66]-[.E66])*[.F66])+[.E66]))" office:value-type="float" office:value="1.00130305486804">
            <text:p>1.00130</text:p>
          </table:table-cell>
          <table:table-cell table:style-name="ce15" table:formula="of:=[.D66]" office:value-type="float" office:value="0">
            <text:p>0</text:p>
          </table:table-cell>
          <table:table-cell table:style-name="ce20" table:formula="of:=IF([.C66]=100;([.$G$3])*([.E66]-[.$F$3])+[.$F$3];((1-[.E66])*[.$H$3])+[.E66])" office:value-type="float" office:value="1">
            <text:p>1.0000000</text:p>
          </table:table-cell>
          <table:table-cell table:style-name="ce23" table:formula="of:=IF([.C66]=100;([.$K$3])*([.F66]-[.$J$3])+[.$J$3];([.$I$3]-[.F66])*[.$L$3]+[.F66])" office:value-type="float" office:value="0.6">
            <text:p>0.600</text:p>
          </table:table-cell>
          <table:table-cell table:number-columns-repeated="1018"/>
        </table:table-row>
        <table:table-row table:style-name="ro1">
          <table:table-cell office:value-type="float" office:value="55">
            <text:p>55</text:p>
          </table:table-cell>
          <table:table-cell table:style-name="ce4" table:formula="of:=+(IF([.B67]&gt;[.C67]; [.$C$3]; ([.B67]+([.D67]*[.$B$3]))*[.$D$3]))" office:value-type="float" office:value="0.125376343727112">
            <text:p>0.1</text:p>
          </table:table-cell>
          <table:table-cell table:style-name="ce12" table:formula="of:=+(IF([.B67]&gt;[.C67];[.$E$3];(([.C67]-[.E67])*[.F67])+[.E67]))" office:value-type="float" office:value="1.00078183292082">
            <text:p>1.00078</text:p>
          </table:table-cell>
          <table:table-cell table:style-name="ce15" table:formula="of:=[.D67]" office:value-type="float" office:value="0">
            <text:p>0</text:p>
          </table:table-cell>
          <table:table-cell table:style-name="ce20" table:formula="of:=IF([.C67]=100;([.$G$3])*([.E67]-[.$F$3])+[.$F$3];((1-[.E67])*[.$H$3])+[.E67])" office:value-type="float" office:value="1">
            <text:p>1.0000000</text:p>
          </table:table-cell>
          <table:table-cell table:style-name="ce23" table:formula="of:=IF([.C67]=100;([.$K$3])*([.F67]-[.$J$3])+[.$J$3];([.$I$3]-[.F67])*[.$L$3]+[.F67])" office:value-type="float" office:value="0.6">
            <text:p>0.600</text:p>
          </table:table-cell>
          <table:table-cell table:number-columns-repeated="1018"/>
        </table:table-row>
        <table:table-row table:style-name="ro1">
          <table:table-cell office:value-type="float" office:value="56">
            <text:p>56</text:p>
          </table:table-cell>
          <table:table-cell table:style-name="ce4" table:formula="of:=+(IF([.B68]&gt;[.C68]; [.$C$3]; ([.B68]+([.D68]*[.$B$3]))*[.$D$3]))" office:value-type="float" office:value="0.0626881718635559">
            <text:p>0.1</text:p>
          </table:table-cell>
          <table:table-cell table:style-name="ce12" table:formula="of:=+(IF([.B68]&gt;[.C68];[.$E$3];(([.C68]-[.E68])*[.F68])+[.E68]))" office:value-type="float" office:value="1.00046909975249">
            <text:p>1.00047</text:p>
          </table:table-cell>
          <table:table-cell table:style-name="ce15" table:formula="of:=[.D68]" office:value-type="float" office:value="0">
            <text:p>0</text:p>
          </table:table-cell>
          <table:table-cell table:style-name="ce20" table:formula="of:=IF([.C68]=100;([.$G$3])*([.E68]-[.$F$3])+[.$F$3];((1-[.E68])*[.$H$3])+[.E68])" office:value-type="float" office:value="1">
            <text:p>1.0000000</text:p>
          </table:table-cell>
          <table:table-cell table:style-name="ce23" table:formula="of:=IF([.C68]=100;([.$K$3])*([.F68]-[.$J$3])+[.$J$3];([.$I$3]-[.F68])*[.$L$3]+[.F68])" office:value-type="float" office:value="0.6">
            <text:p>0.600</text:p>
          </table:table-cell>
          <table:table-cell table:number-columns-repeated="1018"/>
        </table:table-row>
        <table:table-row table:style-name="ro1">
          <table:table-cell office:value-type="float" office:value="57">
            <text:p>57</text:p>
          </table:table-cell>
          <table:table-cell table:style-name="ce4" table:formula="of:=+(IF([.B69]&gt;[.C69]; [.$C$3]; ([.B69]+([.D69]*[.$B$3]))*[.$D$3]))" office:value-type="float" office:value="0.031344085931778">
            <text:p>0.0</text:p>
          </table:table-cell>
          <table:table-cell table:style-name="ce12" table:formula="of:=+(IF([.B69]&gt;[.C69];[.$E$3];(([.C69]-[.E69])*[.F69])+[.E69]))" office:value-type="float" office:value="1.0002814598515">
            <text:p>1.00028</text:p>
          </table:table-cell>
          <table:table-cell table:style-name="ce15" table:formula="of:=[.D69]" office:value-type="float" office:value="0">
            <text:p>0</text:p>
          </table:table-cell>
          <table:table-cell table:style-name="ce20" table:formula="of:=IF([.C69]=100;([.$G$3])*([.E69]-[.$F$3])+[.$F$3];((1-[.E69])*[.$H$3])+[.E69])" office:value-type="float" office:value="1">
            <text:p>1.0000000</text:p>
          </table:table-cell>
          <table:table-cell table:style-name="ce23" table:formula="of:=IF([.C69]=100;([.$K$3])*([.F69]-[.$J$3])+[.$J$3];([.$I$3]-[.F69])*[.$L$3]+[.F69])" office:value-type="float" office:value="0.6">
            <text:p>0.600</text:p>
          </table:table-cell>
          <table:table-cell table:number-columns-repeated="1018"/>
        </table:table-row>
        <table:table-row table:style-name="ro1">
          <table:table-cell office:value-type="float" office:value="58">
            <text:p>58</text:p>
          </table:table-cell>
          <table:table-cell table:style-name="ce4" table:formula="of:=+(IF([.B70]&gt;[.C70]; [.$C$3]; ([.B70]+([.D70]*[.$B$3]))*[.$D$3]))" office:value-type="float" office:value="0.015672042965889">
            <text:p>0.0</text:p>
          </table:table-cell>
          <table:table-cell table:style-name="ce12" table:formula="of:=+(IF([.B70]&gt;[.C70];[.$E$3];(([.C70]-[.E70])*[.F70])+[.E70]))" office:value-type="float" office:value="1.0001688759109">
            <text:p>1.00017</text:p>
          </table:table-cell>
          <table:table-cell table:style-name="ce15" table:formula="of:=[.D70]" office:value-type="float" office:value="0">
            <text:p>0</text:p>
          </table:table-cell>
          <table:table-cell table:style-name="ce20" table:formula="of:=IF([.C70]=100;([.$G$3])*([.E70]-[.$F$3])+[.$F$3];((1-[.E70])*[.$H$3])+[.E70])" office:value-type="float" office:value="1">
            <text:p>1.0000000</text:p>
          </table:table-cell>
          <table:table-cell table:style-name="ce23" table:formula="of:=IF([.C70]=100;([.$K$3])*([.F70]-[.$J$3])+[.$J$3];([.$I$3]-[.F70])*[.$L$3]+[.F70])" office:value-type="float" office:value="0.6">
            <text:p>0.600</text:p>
          </table:table-cell>
          <table:table-cell table:number-columns-repeated="1018"/>
        </table:table-row>
        <table:table-row table:style-name="ro1">
          <table:table-cell office:value-type="float" office:value="59">
            <text:p>59</text:p>
          </table:table-cell>
          <table:table-cell table:style-name="ce4" table:formula="of:=+(IF([.B71]&gt;[.C71]; [.$C$3]; ([.B71]+([.D71]*[.$B$3]))*[.$D$3]))" office:value-type="float" office:value="0.00783602148294449">
            <text:p>0.0</text:p>
          </table:table-cell>
          <table:table-cell table:style-name="ce12" table:formula="of:=+(IF([.B71]&gt;[.C71];[.$E$3];(([.C71]-[.E71])*[.F71])+[.E71]))" office:value-type="float" office:value="1.00010132554654">
            <text:p>1.00010</text:p>
          </table:table-cell>
          <table:table-cell table:style-name="ce15" table:formula="of:=[.D71]" office:value-type="float" office:value="0">
            <text:p>0</text:p>
          </table:table-cell>
          <table:table-cell table:style-name="ce20" table:formula="of:=IF([.C71]=100;([.$G$3])*([.E71]-[.$F$3])+[.$F$3];((1-[.E71])*[.$H$3])+[.E71])" office:value-type="float" office:value="1">
            <text:p>1.0000000</text:p>
          </table:table-cell>
          <table:table-cell table:style-name="ce23" table:formula="of:=IF([.C71]=100;([.$K$3])*([.F71]-[.$J$3])+[.$J$3];([.$I$3]-[.F71])*[.$L$3]+[.F71])" office:value-type="float" office:value="0.6">
            <text:p>0.600</text:p>
          </table:table-cell>
          <table:table-cell table:number-columns-repeated="1018"/>
        </table:table-row>
        <table:table-row table:style-name="ro1">
          <table:table-cell office:value-type="float" office:value="60">
            <text:p>60</text:p>
          </table:table-cell>
          <table:table-cell table:style-name="ce4" table:formula="of:=+(IF([.B72]&gt;[.C72]; [.$C$3]; ([.B72]+([.D72]*[.$B$3]))*[.$D$3]))" office:value-type="float" office:value="0.00391801074147224">
            <text:p>0.0</text:p>
          </table:table-cell>
          <table:table-cell table:style-name="ce12" table:formula="of:=+(IF([.B72]&gt;[.C72];[.$E$3];(([.C72]-[.E72])*[.F72])+[.E72]))" office:value-type="float" office:value="1.00006079532792">
            <text:p>1.00006</text:p>
          </table:table-cell>
          <table:table-cell table:style-name="ce15" office:value-type="float" office:value="5">
            <text:p>5</text:p>
          </table:table-cell>
          <table:table-cell table:style-name="ce20" table:formula="of:=IF([.C72]=100;([.$G$3])*([.E72]-[.$F$3])+[.$F$3];((1-[.E72])*[.$H$3])+[.E72])" office:value-type="float" office:value="1">
            <text:p>1.0000000</text:p>
          </table:table-cell>
          <table:table-cell table:style-name="ce23" table:formula="of:=IF([.C72]=100;([.$K$3])*([.F72]-[.$J$3])+[.$J$3];([.$I$3]-[.F72])*[.$L$3]+[.F72])" office:value-type="float" office:value="0.6">
            <text:p>0.600</text:p>
          </table:table-cell>
          <table:table-cell table:number-columns-repeated="1018"/>
        </table:table-row>
        <table:table-row table:style-name="ro1">
          <table:table-cell office:value-type="float" office:value="61">
            <text:p>61</text:p>
          </table:table-cell>
          <table:table-cell table:style-name="ce4" table:formula="of:=+(IF([.B73]&gt;[.C73]; [.$C$3]; ([.B73]+([.D73]*[.$B$3]))*[.$D$3]))" office:value-type="float" office:value="1.25195900537074">
            <text:p>1.3</text:p>
          </table:table-cell>
          <table:table-cell table:style-name="ce12" table:formula="of:=+(IF([.B73]&gt;[.C73];[.$E$3];(([.C73]-[.E73])*[.F73])+[.E73]))" office:value-type="float" office:value="1.00003647719675">
            <text:p>1.00004</text:p>
          </table:table-cell>
          <table:table-cell table:style-name="ce15" office:value-type="float" office:value="0">
            <text:p>0</text:p>
          </table:table-cell>
          <table:table-cell table:style-name="ce20" table:formula="of:=IF([.C73]=100;([.$G$3])*([.E73]-[.$F$3])+[.$F$3];((1-[.E73])*[.$H$3])+[.E73])" office:value-type="float" office:value="1">
            <text:p>1.0000000</text:p>
          </table:table-cell>
          <table:table-cell table:style-name="ce23" table:formula="of:=IF([.C73]=100;([.$K$3])*([.F73]-[.$J$3])+[.$J$3];([.$I$3]-[.F73])*[.$L$3]+[.F73])" office:value-type="float" office:value="0.6">
            <text:p>0.600</text:p>
          </table:table-cell>
          <table:table-cell table:number-columns-repeated="1018"/>
        </table:table-row>
        <table:table-row table:style-name="ro1">
          <table:table-cell office:value-type="float" office:value="62">
            <text:p>62</text:p>
          </table:table-cell>
          <table:table-cell table:style-name="ce4" table:formula="of:=+(IF([.B74]&gt;[.C74]; [.$C$3]; ([.B74]+([.D74]*[.$B$3]))*[.$D$3]))" office:value-type="float" office:value="10">
            <text:p>10.0</text:p>
          </table:table-cell>
          <table:table-cell table:style-name="ce12" table:formula="of:=+(IF([.B74]&gt;[.C74];[.$E$3];(([.C74]-[.E74])*[.F74])+[.E74]))" office:value-type="float" office:value="100">
            <text:p>100.00000</text:p>
          </table:table-cell>
          <table:table-cell table:style-name="ce15" table:formula="of:=[.D74]" office:value-type="float" office:value="0">
            <text:p>0</text:p>
          </table:table-cell>
          <table:table-cell table:style-name="ce20" table:formula="of:=IF([.C74]=100;([.$G$3])*([.E74]-[.$F$3])+[.$F$3];((1-[.E74])*[.$H$3])+[.E74])" office:value-type="float" office:value="1">
            <text:p>1.0000000</text:p>
          </table:table-cell>
          <table:table-cell table:style-name="ce23" table:formula="of:=IF([.C74]=100;([.$K$3])*([.F74]-[.$J$3])+[.$J$3];([.$I$3]-[.F74])*[.$L$3]+[.F74])" office:value-type="float" office:value="0.6">
            <text:p>0.600</text:p>
          </table:table-cell>
          <table:table-cell table:number-columns-repeated="1018"/>
        </table:table-row>
        <table:table-row table:style-name="ro1">
          <table:table-cell office:value-type="float" office:value="63">
            <text:p>63</text:p>
          </table:table-cell>
          <table:table-cell table:style-name="ce4" table:formula="of:=+(IF([.B75]&gt;[.C75]; [.$C$3]; ([.B75]+([.D75]*[.$B$3]))*[.$D$3]))" office:value-type="float" office:value="5">
            <text:p>5.0</text:p>
          </table:table-cell>
          <table:table-cell table:style-name="ce12" table:formula="of:=+(IF([.B75]&gt;[.C75];[.$E$3];(([.C75]-[.E75])*[.F75])+[.E75]))" office:value-type="float" office:value="60.4">
            <text:p>60.40000</text:p>
          </table:table-cell>
          <table:table-cell table:style-name="ce15" table:formula="of:=[.D75]" office:value-type="float" office:value="0">
            <text:p>0</text:p>
          </table:table-cell>
          <table:table-cell table:style-name="ce20" table:formula="of:=IF([.C75]=100;([.$G$3])*([.E75]-[.$F$3])+[.$F$3];((1-[.E75])*[.$H$3])+[.E75])" office:value-type="float" office:value="1">
            <text:p>1.0000000</text:p>
          </table:table-cell>
          <table:table-cell table:style-name="ce23" table:formula="of:=IF([.C75]=100;([.$K$3])*([.F75]-[.$J$3])+[.$J$3];([.$I$3]-[.F75])*[.$L$3]+[.F75])" office:value-type="float" office:value="0.6">
            <text:p>0.600</text:p>
          </table:table-cell>
          <table:table-cell table:number-columns-repeated="1018"/>
        </table:table-row>
        <table:table-row table:style-name="ro1">
          <table:table-cell office:value-type="float" office:value="64">
            <text:p>64</text:p>
          </table:table-cell>
          <table:table-cell table:style-name="ce4" table:formula="of:=+(IF([.B76]&gt;[.C76]; [.$C$3]; ([.B76]+([.D76]*[.$B$3]))*[.$D$3]))" office:value-type="float" office:value="2.5">
            <text:p>2.5</text:p>
          </table:table-cell>
          <table:table-cell table:style-name="ce12" table:formula="of:=+(IF([.B76]&gt;[.C76];[.$E$3];(([.C76]-[.E76])*[.F76])+[.E76]))" office:value-type="float" office:value="36.64">
            <text:p>36.64000</text:p>
          </table:table-cell>
          <table:table-cell table:style-name="ce15" table:formula="of:=[.D76]" office:value-type="float" office:value="0">
            <text:p>0</text:p>
          </table:table-cell>
          <table:table-cell table:style-name="ce20" table:formula="of:=IF([.C76]=100;([.$G$3])*([.E76]-[.$F$3])+[.$F$3];((1-[.E76])*[.$H$3])+[.E76])" office:value-type="float" office:value="1">
            <text:p>1.0000000</text:p>
          </table:table-cell>
          <table:table-cell table:style-name="ce23" table:formula="of:=IF([.C76]=100;([.$K$3])*([.F76]-[.$J$3])+[.$J$3];([.$I$3]-[.F76])*[.$L$3]+[.F76])" office:value-type="float" office:value="0.6">
            <text:p>0.600</text:p>
          </table:table-cell>
          <table:table-cell table:number-columns-repeated="1018"/>
        </table:table-row>
        <table:table-row table:style-name="ro1">
          <table:table-cell office:value-type="float" office:value="65">
            <text:p>65</text:p>
          </table:table-cell>
          <table:table-cell table:style-name="ce4" table:formula="of:=+(IF([.B77]&gt;[.C77]; [.$C$3]; ([.B77]+([.D77]*[.$B$3]))*[.$D$3]))" office:value-type="float" office:value="1.25">
            <text:p>1.3</text:p>
          </table:table-cell>
          <table:table-cell table:style-name="ce12" table:formula="of:=+(IF([.B77]&gt;[.C77];[.$E$3];(([.C77]-[.E77])*[.F77])+[.E77]))" office:value-type="float" office:value="22.384">
            <text:p>22.38400</text:p>
          </table:table-cell>
          <table:table-cell table:style-name="ce15" table:formula="of:=[.D77]" office:value-type="float" office:value="0">
            <text:p>0</text:p>
          </table:table-cell>
          <table:table-cell table:style-name="ce20" table:formula="of:=IF([.C77]=100;([.$G$3])*([.E77]-[.$F$3])+[.$F$3];((1-[.E77])*[.$H$3])+[.E77])" office:value-type="float" office:value="1">
            <text:p>1.0000000</text:p>
          </table:table-cell>
          <table:table-cell table:style-name="ce23" table:formula="of:=IF([.C77]=100;([.$K$3])*([.F77]-[.$J$3])+[.$J$3];([.$I$3]-[.F77])*[.$L$3]+[.F77])" office:value-type="float" office:value="0.6">
            <text:p>0.600</text:p>
          </table:table-cell>
          <table:table-cell table:number-columns-repeated="1018"/>
        </table:table-row>
        <table:table-row table:style-name="ro1">
          <table:table-cell office:value-type="float" office:value="66">
            <text:p>66</text:p>
          </table:table-cell>
          <table:table-cell table:style-name="ce4" table:formula="of:=+(IF([.B78]&gt;[.C78]; [.$C$3]; ([.B78]+([.D78]*[.$B$3]))*[.$D$3]))" office:value-type="float" office:value="0.625">
            <text:p>0.6</text:p>
          </table:table-cell>
          <table:table-cell table:style-name="ce12" table:formula="of:=+(IF([.B78]&gt;[.C78];[.$E$3];(([.C78]-[.E78])*[.F78])+[.E78]))" office:value-type="float" office:value="13.8304">
            <text:p>13.83040</text:p>
          </table:table-cell>
          <table:table-cell table:style-name="ce15" table:formula="of:=[.D78]" office:value-type="float" office:value="0">
            <text:p>0</text:p>
          </table:table-cell>
          <table:table-cell table:style-name="ce20" table:formula="of:=IF([.C78]=100;([.$G$3])*([.E78]-[.$F$3])+[.$F$3];((1-[.E78])*[.$H$3])+[.E78])" office:value-type="float" office:value="1">
            <text:p>1.0000000</text:p>
          </table:table-cell>
          <table:table-cell table:style-name="ce23" table:formula="of:=IF([.C78]=100;([.$K$3])*([.F78]-[.$J$3])+[.$J$3];([.$I$3]-[.F78])*[.$L$3]+[.F78])" office:value-type="float" office:value="0.6">
            <text:p>0.600</text:p>
          </table:table-cell>
          <table:table-cell table:number-columns-repeated="1018"/>
        </table:table-row>
        <table:table-row table:style-name="ro1">
          <table:table-cell office:value-type="float" office:value="67">
            <text:p>67</text:p>
          </table:table-cell>
          <table:table-cell table:style-name="ce4" table:formula="of:=+(IF([.B79]&gt;[.C79]; [.$C$3]; ([.B79]+([.D79]*[.$B$3]))*[.$D$3]))" office:value-type="float" office:value="0.3125">
            <text:p>0.3</text:p>
          </table:table-cell>
          <table:table-cell table:style-name="ce12" table:formula="of:=+(IF([.B79]&gt;[.C79];[.$E$3];(([.C79]-[.E79])*[.F79])+[.E79]))" office:value-type="float" office:value="8.69824000000001">
            <text:p>8.69824</text:p>
          </table:table-cell>
          <table:table-cell table:style-name="ce15" table:formula="of:=[.D79]" office:value-type="float" office:value="0">
            <text:p>0</text:p>
          </table:table-cell>
          <table:table-cell table:style-name="ce20" table:formula="of:=IF([.C79]=100;([.$G$3])*([.E79]-[.$F$3])+[.$F$3];((1-[.E79])*[.$H$3])+[.E79])" office:value-type="float" office:value="1">
            <text:p>1.0000000</text:p>
          </table:table-cell>
          <table:table-cell table:style-name="ce23" table:formula="of:=IF([.C79]=100;([.$K$3])*([.F79]-[.$J$3])+[.$J$3];([.$I$3]-[.F79])*[.$L$3]+[.F79])" office:value-type="float" office:value="0.6">
            <text:p>0.600</text:p>
          </table:table-cell>
          <table:table-cell table:number-columns-repeated="1018"/>
        </table:table-row>
        <table:table-row table:style-name="ro1">
          <table:table-cell office:value-type="float" office:value="68">
            <text:p>68</text:p>
          </table:table-cell>
          <table:table-cell table:style-name="ce4" table:formula="of:=+(IF([.B80]&gt;[.C80]; [.$C$3]; ([.B80]+([.D80]*[.$B$3]))*[.$D$3]))" office:value-type="float" office:value="0.15625">
            <text:p>0.2</text:p>
          </table:table-cell>
          <table:table-cell table:style-name="ce12" table:formula="of:=+(IF([.B80]&gt;[.C80];[.$E$3];(([.C80]-[.E80])*[.F80])+[.E80]))" office:value-type="float" office:value="5.618944">
            <text:p>5.61894</text:p>
          </table:table-cell>
          <table:table-cell table:style-name="ce15" table:formula="of:=[.D80]" office:value-type="float" office:value="0">
            <text:p>0</text:p>
          </table:table-cell>
          <table:table-cell table:style-name="ce20" table:formula="of:=IF([.C80]=100;([.$G$3])*([.E80]-[.$F$3])+[.$F$3];((1-[.E80])*[.$H$3])+[.E80])" office:value-type="float" office:value="1">
            <text:p>1.0000000</text:p>
          </table:table-cell>
          <table:table-cell table:style-name="ce23" table:formula="of:=IF([.C80]=100;([.$K$3])*([.F80]-[.$J$3])+[.$J$3];([.$I$3]-[.F80])*[.$L$3]+[.F80])" office:value-type="float" office:value="0.6">
            <text:p>0.600</text:p>
          </table:table-cell>
          <table:table-cell table:number-columns-repeated="1018"/>
        </table:table-row>
        <table:table-row table:style-name="ro1">
          <table:table-cell office:value-type="float" office:value="69">
            <text:p>69</text:p>
          </table:table-cell>
          <table:table-cell table:style-name="ce4" table:formula="of:=+(IF([.B81]&gt;[.C81]; [.$C$3]; ([.B81]+([.D81]*[.$B$3]))*[.$D$3]))" office:value-type="float" office:value="0.078125">
            <text:p>0.1</text:p>
          </table:table-cell>
          <table:table-cell table:style-name="ce12" table:formula="of:=+(IF([.B81]&gt;[.C81];[.$E$3];(([.C81]-[.E81])*[.F81])+[.E81]))" office:value-type="float" office:value="3.7713664">
            <text:p>3.77137</text:p>
          </table:table-cell>
          <table:table-cell table:style-name="ce15" table:formula="of:=[.D81]" office:value-type="float" office:value="0">
            <text:p>0</text:p>
          </table:table-cell>
          <table:table-cell table:style-name="ce20" table:formula="of:=IF([.C81]=100;([.$G$3])*([.E81]-[.$F$3])+[.$F$3];((1-[.E81])*[.$H$3])+[.E81])" office:value-type="float" office:value="1">
            <text:p>1.0000000</text:p>
          </table:table-cell>
          <table:table-cell table:style-name="ce23" table:formula="of:=IF([.C81]=100;([.$K$3])*([.F81]-[.$J$3])+[.$J$3];([.$I$3]-[.F81])*[.$L$3]+[.F81])" office:value-type="float" office:value="0.6">
            <text:p>0.600</text:p>
          </table:table-cell>
          <table:table-cell table:number-columns-repeated="1018"/>
        </table:table-row>
        <table:table-row table:style-name="ro1">
          <table:table-cell office:value-type="float" office:value="70">
            <text:p>70</text:p>
          </table:table-cell>
          <table:table-cell table:style-name="ce4" table:formula="of:=+(IF([.B82]&gt;[.C82]; [.$C$3]; ([.B82]+([.D82]*[.$B$3]))*[.$D$3]))" office:value-type="float" office:value="0.0390625">
            <text:p>0.0</text:p>
          </table:table-cell>
          <table:table-cell table:style-name="ce12" table:formula="of:=+(IF([.B82]&gt;[.C82];[.$E$3];(([.C82]-[.E82])*[.F82])+[.E82]))" office:value-type="float" office:value="2.66281984">
            <text:p>2.66282</text:p>
          </table:table-cell>
          <table:table-cell table:style-name="ce15" table:formula="of:=[.D82]" office:value-type="float" office:value="0">
            <text:p>0</text:p>
          </table:table-cell>
          <table:table-cell table:style-name="ce20" table:formula="of:=IF([.C82]=100;([.$G$3])*([.E82]-[.$F$3])+[.$F$3];((1-[.E82])*[.$H$3])+[.E82])" office:value-type="float" office:value="1">
            <text:p>1.0000000</text:p>
          </table:table-cell>
          <table:table-cell table:style-name="ce23" table:formula="of:=IF([.C82]=100;([.$K$3])*([.F82]-[.$J$3])+[.$J$3];([.$I$3]-[.F82])*[.$L$3]+[.F82])" office:value-type="float" office:value="0.6">
            <text:p>0.600</text:p>
          </table:table-cell>
          <table:table-cell table:number-columns-repeated="1018"/>
        </table:table-row>
        <table:table-row table:style-name="ro1">
          <table:table-cell office:value-type="float" office:value="71">
            <text:p>71</text:p>
          </table:table-cell>
          <table:table-cell table:style-name="ce4" table:formula="of:=+(IF([.B83]&gt;[.C83]; [.$C$3]; ([.B83]+([.D83]*[.$B$3]))*[.$D$3]))" office:value-type="float" office:value="0.01953125">
            <text:p>0.0</text:p>
          </table:table-cell>
          <table:table-cell table:style-name="ce12" table:formula="of:=+(IF([.B83]&gt;[.C83];[.$E$3];(([.C83]-[.E83])*[.F83])+[.E83]))" office:value-type="float" office:value="1.997691904">
            <text:p>1.99769</text:p>
          </table:table-cell>
          <table:table-cell table:style-name="ce15" office:value-type="float" office:value="6">
            <text:p>6</text:p>
          </table:table-cell>
          <table:table-cell table:style-name="ce20" table:formula="of:=IF([.C83]=100;([.$G$3])*([.E83]-[.$F$3])+[.$F$3];((1-[.E83])*[.$H$3])+[.E83])" office:value-type="float" office:value="1">
            <text:p>1.0000000</text:p>
          </table:table-cell>
          <table:table-cell table:style-name="ce23" table:formula="of:=IF([.C83]=100;([.$K$3])*([.F83]-[.$J$3])+[.$J$3];([.$I$3]-[.F83])*[.$L$3]+[.F83])" office:value-type="float" office:value="0.6">
            <text:p>0.600</text:p>
          </table:table-cell>
          <table:table-cell table:number-columns-repeated="1018"/>
        </table:table-row>
        <table:table-row table:style-name="ro1">
          <table:table-cell office:value-type="float" office:value="72">
            <text:p>72</text:p>
          </table:table-cell>
          <table:table-cell table:style-name="ce4" table:formula="of:=+(IF([.B84]&gt;[.C84]; [.$C$3]; ([.B84]+([.D84]*[.$B$3]))*[.$D$3]))" office:value-type="float" office:value="1.509765625">
            <text:p>1.5</text:p>
          </table:table-cell>
          <table:table-cell table:style-name="ce12" table:formula="of:=+(IF([.B84]&gt;[.C84];[.$E$3];(([.C84]-[.E84])*[.F84])+[.E84]))" office:value-type="float" office:value="1.5986151424">
            <text:p>1.59862</text:p>
          </table:table-cell>
          <table:table-cell table:style-name="ce15" office:value-type="float" office:value="0">
            <text:p>0</text:p>
          </table:table-cell>
          <table:table-cell table:style-name="ce20" table:formula="of:=IF([.C84]=100;([.$G$3])*([.E84]-[.$F$3])+[.$F$3];((1-[.E84])*[.$H$3])+[.E84])" office:value-type="float" office:value="1">
            <text:p>1.0000000</text:p>
          </table:table-cell>
          <table:table-cell table:style-name="ce23" table:formula="of:=IF([.C84]=100;([.$K$3])*([.F84]-[.$J$3])+[.$J$3];([.$I$3]-[.F84])*[.$L$3]+[.F84])" office:value-type="float" office:value="0.6">
            <text:p>0.600</text:p>
          </table:table-cell>
          <table:table-cell table:number-columns-repeated="1018"/>
        </table:table-row>
        <table:table-row table:style-name="ro1">
          <table:table-cell office:value-type="float" office:value="73">
            <text:p>73</text:p>
          </table:table-cell>
          <table:table-cell table:style-name="ce4" table:formula="of:=+(IF([.B85]&gt;[.C85]; [.$C$3]; ([.B85]+([.D85]*[.$B$3]))*[.$D$3]))" office:value-type="float" office:value="0.7548828125">
            <text:p>0.8</text:p>
          </table:table-cell>
          <table:table-cell table:style-name="ce12" table:formula="of:=+(IF([.B85]&gt;[.C85];[.$E$3];(([.C85]-[.E85])*[.F85])+[.E85]))" office:value-type="float" office:value="1.35916908544">
            <text:p>1.35917</text:p>
          </table:table-cell>
          <table:table-cell table:style-name="ce15" table:formula="of:=[.D85]" office:value-type="float" office:value="0">
            <text:p>0</text:p>
          </table:table-cell>
          <table:table-cell table:style-name="ce20" table:formula="of:=IF([.C85]=100;([.$G$3])*([.E85]-[.$F$3])+[.$F$3];((1-[.E85])*[.$H$3])+[.E85])" office:value-type="float" office:value="1">
            <text:p>1.0000000</text:p>
          </table:table-cell>
          <table:table-cell table:style-name="ce23" table:formula="of:=IF([.C85]=100;([.$K$3])*([.F85]-[.$J$3])+[.$J$3];([.$I$3]-[.F85])*[.$L$3]+[.F85])" office:value-type="float" office:value="0.6">
            <text:p>0.600</text:p>
          </table:table-cell>
          <table:table-cell table:number-columns-repeated="1018"/>
        </table:table-row>
        <table:table-row table:style-name="ro1">
          <table:table-cell office:value-type="float" office:value="74">
            <text:p>74</text:p>
          </table:table-cell>
          <table:table-cell table:style-name="ce4" table:formula="of:=+(IF([.B86]&gt;[.C86]; [.$C$3]; ([.B86]+([.D86]*[.$B$3]))*[.$D$3]))" office:value-type="float" office:value="0.37744140625">
            <text:p>0.4</text:p>
          </table:table-cell>
          <table:table-cell table:style-name="ce12" table:formula="of:=+(IF([.B86]&gt;[.C86];[.$E$3];(([.C86]-[.E86])*[.F86])+[.E86]))" office:value-type="float" office:value="1.215501451264">
            <text:p>1.21550</text:p>
          </table:table-cell>
          <table:table-cell table:style-name="ce15" table:formula="of:=[.D86]" office:value-type="float" office:value="0">
            <text:p>0</text:p>
          </table:table-cell>
          <table:table-cell table:style-name="ce20" table:formula="of:=IF([.C86]=100;([.$G$3])*([.E86]-[.$F$3])+[.$F$3];((1-[.E86])*[.$H$3])+[.E86])" office:value-type="float" office:value="1">
            <text:p>1.0000000</text:p>
          </table:table-cell>
          <table:table-cell table:style-name="ce23" table:formula="of:=IF([.C86]=100;([.$K$3])*([.F86]-[.$J$3])+[.$J$3];([.$I$3]-[.F86])*[.$L$3]+[.F86])" office:value-type="float" office:value="0.6">
            <text:p>0.600</text:p>
          </table:table-cell>
          <table:table-cell table:number-columns-repeated="1018"/>
        </table:table-row>
        <table:table-row table:style-name="ro1">
          <table:table-cell office:value-type="float" office:value="75">
            <text:p>75</text:p>
          </table:table-cell>
          <table:table-cell table:style-name="ce4" table:formula="of:=+(IF([.B87]&gt;[.C87]; [.$C$3]; ([.B87]+([.D87]*[.$B$3]))*[.$D$3]))" office:value-type="float" office:value="0.188720703125">
            <text:p>0.2</text:p>
          </table:table-cell>
          <table:table-cell table:style-name="ce12" table:formula="of:=+(IF([.B87]&gt;[.C87];[.$E$3];(([.C87]-[.E87])*[.F87])+[.E87]))" office:value-type="float" office:value="1.1293008707584">
            <text:p>1.12930</text:p>
          </table:table-cell>
          <table:table-cell table:style-name="ce15" table:formula="of:=[.D87]" office:value-type="float" office:value="0">
            <text:p>0</text:p>
          </table:table-cell>
          <table:table-cell table:style-name="ce20" table:formula="of:=IF([.C87]=100;([.$G$3])*([.E87]-[.$F$3])+[.$F$3];((1-[.E87])*[.$H$3])+[.E87])" office:value-type="float" office:value="1">
            <text:p>1.0000000</text:p>
          </table:table-cell>
          <table:table-cell table:style-name="ce23" table:formula="of:=IF([.C87]=100;([.$K$3])*([.F87]-[.$J$3])+[.$J$3];([.$I$3]-[.F87])*[.$L$3]+[.F87])" office:value-type="float" office:value="0.6">
            <text:p>0.600</text:p>
          </table:table-cell>
          <table:table-cell table:number-columns-repeated="1018"/>
        </table:table-row>
        <table:table-row table:style-name="ro1">
          <table:table-cell office:value-type="float" office:value="76">
            <text:p>76</text:p>
          </table:table-cell>
          <table:table-cell table:style-name="ce4" table:formula="of:=+(IF([.B88]&gt;[.C88]; [.$C$3]; ([.B88]+([.D88]*[.$B$3]))*[.$D$3]))" office:value-type="float" office:value="0.0943603515625">
            <text:p>0.1</text:p>
          </table:table-cell>
          <table:table-cell table:style-name="ce12" table:formula="of:=+(IF([.B88]&gt;[.C88];[.$E$3];(([.C88]-[.E88])*[.F88])+[.E88]))" office:value-type="float" office:value="1.07758052245504">
            <text:p>1.07758</text:p>
          </table:table-cell>
          <table:table-cell table:style-name="ce15" table:formula="of:=[.D88]" office:value-type="float" office:value="0">
            <text:p>0</text:p>
          </table:table-cell>
          <table:table-cell table:style-name="ce20" table:formula="of:=IF([.C88]=100;([.$G$3])*([.E88]-[.$F$3])+[.$F$3];((1-[.E88])*[.$H$3])+[.E88])" office:value-type="float" office:value="1">
            <text:p>1.0000000</text:p>
          </table:table-cell>
          <table:table-cell table:style-name="ce23" table:formula="of:=IF([.C88]=100;([.$K$3])*([.F88]-[.$J$3])+[.$J$3];([.$I$3]-[.F88])*[.$L$3]+[.F88])" office:value-type="float" office:value="0.6">
            <text:p>0.600</text:p>
          </table:table-cell>
          <table:table-cell table:number-columns-repeated="1018"/>
        </table:table-row>
        <table:table-row table:style-name="ro1">
          <table:table-cell office:value-type="float" office:value="77">
            <text:p>77</text:p>
          </table:table-cell>
          <table:table-cell table:style-name="ce4" table:formula="of:=+(IF([.B89]&gt;[.C89]; [.$C$3]; ([.B89]+([.D89]*[.$B$3]))*[.$D$3]))" office:value-type="float" office:value="0.04718017578125">
            <text:p>0.0</text:p>
          </table:table-cell>
          <table:table-cell table:style-name="ce12" table:formula="of:=+(IF([.B89]&gt;[.C89];[.$E$3];(([.C89]-[.E89])*[.F89])+[.E89]))" office:value-type="float" office:value="1.04654831347302">
            <text:p>1.04655</text:p>
          </table:table-cell>
          <table:table-cell table:style-name="ce15" table:formula="of:=[.D89]" office:value-type="float" office:value="0">
            <text:p>0</text:p>
          </table:table-cell>
          <table:table-cell table:style-name="ce20" table:formula="of:=IF([.C89]=100;([.$G$3])*([.E89]-[.$F$3])+[.$F$3];((1-[.E89])*[.$H$3])+[.E89])" office:value-type="float" office:value="1">
            <text:p>1.0000000</text:p>
          </table:table-cell>
          <table:table-cell table:style-name="ce23" table:formula="of:=IF([.C89]=100;([.$K$3])*([.F89]-[.$J$3])+[.$J$3];([.$I$3]-[.F89])*[.$L$3]+[.F89])" office:value-type="float" office:value="0.6">
            <text:p>0.600</text:p>
          </table:table-cell>
          <table:table-cell table:number-columns-repeated="1018"/>
        </table:table-row>
        <table:table-row table:style-name="ro1">
          <table:table-cell office:value-type="float" office:value="78">
            <text:p>78</text:p>
          </table:table-cell>
          <table:table-cell table:style-name="ce4" table:formula="of:=+(IF([.B90]&gt;[.C90]; [.$C$3]; ([.B90]+([.D90]*[.$B$3]))*[.$D$3]))" office:value-type="float" office:value="0.023590087890625">
            <text:p>0.0</text:p>
          </table:table-cell>
          <table:table-cell table:style-name="ce12" table:formula="of:=+(IF([.B90]&gt;[.C90];[.$E$3];(([.C90]-[.E90])*[.F90])+[.E90]))" office:value-type="float" office:value="1.02792898808381">
            <text:p>1.02793</text:p>
          </table:table-cell>
          <table:table-cell table:style-name="ce15" table:formula="of:=[.D90]" office:value-type="float" office:value="0">
            <text:p>0</text:p>
          </table:table-cell>
          <table:table-cell table:style-name="ce20" table:formula="of:=IF([.C90]=100;([.$G$3])*([.E90]-[.$F$3])+[.$F$3];((1-[.E90])*[.$H$3])+[.E90])" office:value-type="float" office:value="1">
            <text:p>1.0000000</text:p>
          </table:table-cell>
          <table:table-cell table:style-name="ce23" table:formula="of:=IF([.C90]=100;([.$K$3])*([.F90]-[.$J$3])+[.$J$3];([.$I$3]-[.F90])*[.$L$3]+[.F90])" office:value-type="float" office:value="0.6">
            <text:p>0.600</text:p>
          </table:table-cell>
          <table:table-cell table:number-columns-repeated="1018"/>
        </table:table-row>
        <table:table-row table:style-name="ro1">
          <table:table-cell office:value-type="float" office:value="79">
            <text:p>79</text:p>
          </table:table-cell>
          <table:table-cell table:style-name="ce4" table:formula="of:=+(IF([.B91]&gt;[.C91]; [.$C$3]; ([.B91]+([.D91]*[.$B$3]))*[.$D$3]))" office:value-type="float" office:value="0.0117950439453125">
            <text:p>0.0</text:p>
          </table:table-cell>
          <table:table-cell table:style-name="ce12" table:formula="of:=+(IF([.B91]&gt;[.C91];[.$E$3];(([.C91]-[.E91])*[.F91])+[.E91]))" office:value-type="float" office:value="1.01675739285029">
            <text:p>1.01676</text:p>
          </table:table-cell>
          <table:table-cell table:style-name="ce15" table:formula="of:=[.D91]" office:value-type="float" office:value="0">
            <text:p>0</text:p>
          </table:table-cell>
          <table:table-cell table:style-name="ce20" table:formula="of:=IF([.C91]=100;([.$G$3])*([.E91]-[.$F$3])+[.$F$3];((1-[.E91])*[.$H$3])+[.E91])" office:value-type="float" office:value="1">
            <text:p>1.0000000</text:p>
          </table:table-cell>
          <table:table-cell table:style-name="ce23" table:formula="of:=IF([.C91]=100;([.$K$3])*([.F91]-[.$J$3])+[.$J$3];([.$I$3]-[.F91])*[.$L$3]+[.F91])" office:value-type="float" office:value="0.6">
            <text:p>0.600</text:p>
          </table:table-cell>
          <table:table-cell table:number-columns-repeated="1018"/>
        </table:table-row>
        <table:table-row table:style-name="ro1">
          <table:table-cell office:value-type="float" office:value="80">
            <text:p>80</text:p>
          </table:table-cell>
          <table:table-cell table:style-name="ce4" table:formula="of:=+(IF([.B92]&gt;[.C92]; [.$C$3]; ([.B92]+([.D92]*[.$B$3]))*[.$D$3]))" office:value-type="float" office:value="0.00589752197265625">
            <text:p>0.0</text:p>
          </table:table-cell>
          <table:table-cell table:style-name="ce12" table:formula="of:=+(IF([.B92]&gt;[.C92];[.$E$3];(([.C92]-[.E92])*[.F92])+[.E92]))" office:value-type="float" office:value="1.01005443571017">
            <text:p>1.01005</text:p>
          </table:table-cell>
          <table:table-cell table:style-name="ce15" office:value-type="float" office:value="7">
            <text:p>7</text:p>
          </table:table-cell>
          <table:table-cell table:style-name="ce20" table:formula="of:=IF([.C92]=100;([.$G$3])*([.E92]-[.$F$3])+[.$F$3];((1-[.E92])*[.$H$3])+[.E92])" office:value-type="float" office:value="1">
            <text:p>1.0000000</text:p>
          </table:table-cell>
          <table:table-cell table:style-name="ce23" table:formula="of:=IF([.C92]=100;([.$K$3])*([.F92]-[.$J$3])+[.$J$3];([.$I$3]-[.F92])*[.$L$3]+[.F92])" office:value-type="float" office:value="0.6">
            <text:p>0.600</text:p>
          </table:table-cell>
          <table:table-cell table:number-columns-repeated="1018"/>
        </table:table-row>
        <table:table-row table:style-name="ro1">
          <table:table-cell office:value-type="float" office:value="81">
            <text:p>81</text:p>
          </table:table-cell>
          <table:table-cell table:style-name="ce4" table:formula="of:=+(IF([.B93]&gt;[.C93]; [.$C$3]; ([.B93]+([.D93]*[.$B$3]))*[.$D$3]))" office:value-type="float" office:value="1.75294876098633">
            <text:p>1.8</text:p>
          </table:table-cell>
          <table:table-cell table:style-name="ce12" table:formula="of:=+(IF([.B93]&gt;[.C93];[.$E$3];(([.C93]-[.E93])*[.F93])+[.E93]))" office:value-type="float" office:value="1.0060326614261">
            <text:p>1.00603</text:p>
          </table:table-cell>
          <table:table-cell table:style-name="ce15" office:value-type="float" office:value="0">
            <text:p>0</text:p>
          </table:table-cell>
          <table:table-cell table:style-name="ce20" table:formula="of:=IF([.C93]=100;([.$G$3])*([.E93]-[.$F$3])+[.$F$3];((1-[.E93])*[.$H$3])+[.E93])" office:value-type="float" office:value="1">
            <text:p>1.0000000</text:p>
          </table:table-cell>
          <table:table-cell table:style-name="ce23" table:formula="of:=IF([.C93]=100;([.$K$3])*([.F93]-[.$J$3])+[.$J$3];([.$I$3]-[.F93])*[.$L$3]+[.F93])" office:value-type="float" office:value="0.6">
            <text:p>0.600</text:p>
          </table:table-cell>
          <table:table-cell table:number-columns-repeated="1018"/>
        </table:table-row>
        <table:table-row table:style-name="ro1">
          <table:table-cell office:value-type="float" office:value="82">
            <text:p>82</text:p>
          </table:table-cell>
          <table:table-cell table:style-name="ce4" table:formula="of:=+(IF([.B94]&gt;[.C94]; [.$C$3]; ([.B94]+([.D94]*[.$B$3]))*[.$D$3]))" office:value-type="float" office:value="10">
            <text:p>10.0</text:p>
          </table:table-cell>
          <table:table-cell table:style-name="ce12" table:formula="of:=+(IF([.B94]&gt;[.C94];[.$E$3];(([.C94]-[.E94])*[.F94])+[.E94]))" office:value-type="float" office:value="100">
            <text:p>100.00000</text:p>
          </table:table-cell>
          <table:table-cell table:style-name="ce15" table:formula="of:=[.D94]" office:value-type="float" office:value="0">
            <text:p>0</text:p>
          </table:table-cell>
          <table:table-cell table:style-name="ce20" table:formula="of:=IF([.C94]=100;([.$G$3])*([.E94]-[.$F$3])+[.$F$3];((1-[.E94])*[.$H$3])+[.E94])" office:value-type="float" office:value="1">
            <text:p>1.0000000</text:p>
          </table:table-cell>
          <table:table-cell table:style-name="ce23" table:formula="of:=IF([.C94]=100;([.$K$3])*([.F94]-[.$J$3])+[.$J$3];([.$I$3]-[.F94])*[.$L$3]+[.F94])" office:value-type="float" office:value="0.6">
            <text:p>0.600</text:p>
          </table:table-cell>
          <table:table-cell table:number-columns-repeated="1018"/>
        </table:table-row>
        <table:table-row table:style-name="ro1">
          <table:table-cell office:value-type="float" office:value="83">
            <text:p>83</text:p>
          </table:table-cell>
          <table:table-cell table:style-name="ce4" table:formula="of:=+(IF([.B95]&gt;[.C95]; [.$C$3]; ([.B95]+([.D95]*[.$B$3]))*[.$D$3]))" office:value-type="float" office:value="5">
            <text:p>5.0</text:p>
          </table:table-cell>
          <table:table-cell table:style-name="ce12" table:formula="of:=+(IF([.B95]&gt;[.C95];[.$E$3];(([.C95]-[.E95])*[.F95])+[.E95]))" office:value-type="float" office:value="60.4">
            <text:p>60.40000</text:p>
          </table:table-cell>
          <table:table-cell table:style-name="ce15" table:formula="of:=[.D95]" office:value-type="float" office:value="0">
            <text:p>0</text:p>
          </table:table-cell>
          <table:table-cell table:style-name="ce20" table:formula="of:=IF([.C95]=100;([.$G$3])*([.E95]-[.$F$3])+[.$F$3];((1-[.E95])*[.$H$3])+[.E95])" office:value-type="float" office:value="1">
            <text:p>1.0000000</text:p>
          </table:table-cell>
          <table:table-cell table:style-name="ce23" table:formula="of:=IF([.C95]=100;([.$K$3])*([.F95]-[.$J$3])+[.$J$3];([.$I$3]-[.F95])*[.$L$3]+[.F95])" office:value-type="float" office:value="0.6">
            <text:p>0.600</text:p>
          </table:table-cell>
          <table:table-cell table:number-columns-repeated="1018"/>
        </table:table-row>
        <table:table-row table:style-name="ro1">
          <table:table-cell office:value-type="float" office:value="84">
            <text:p>84</text:p>
          </table:table-cell>
          <table:table-cell table:style-name="ce4" table:formula="of:=+(IF([.B96]&gt;[.C96]; [.$C$3]; ([.B96]+([.D96]*[.$B$3]))*[.$D$3]))" office:value-type="float" office:value="2.5">
            <text:p>2.5</text:p>
          </table:table-cell>
          <table:table-cell table:style-name="ce12" table:formula="of:=+(IF([.B96]&gt;[.C96];[.$E$3];(([.C96]-[.E96])*[.F96])+[.E96]))" office:value-type="float" office:value="36.64">
            <text:p>36.64000</text:p>
          </table:table-cell>
          <table:table-cell table:style-name="ce15" table:formula="of:=[.D96]" office:value-type="float" office:value="0">
            <text:p>0</text:p>
          </table:table-cell>
          <table:table-cell table:style-name="ce20" table:formula="of:=IF([.C96]=100;([.$G$3])*([.E96]-[.$F$3])+[.$F$3];((1-[.E96])*[.$H$3])+[.E96])" office:value-type="float" office:value="1">
            <text:p>1.0000000</text:p>
          </table:table-cell>
          <table:table-cell table:style-name="ce23" table:formula="of:=IF([.C96]=100;([.$K$3])*([.F96]-[.$J$3])+[.$J$3];([.$I$3]-[.F96])*[.$L$3]+[.F96])" office:value-type="float" office:value="0.6">
            <text:p>0.600</text:p>
          </table:table-cell>
          <table:table-cell table:number-columns-repeated="1018"/>
        </table:table-row>
        <table:table-row table:style-name="ro1">
          <table:table-cell office:value-type="float" office:value="85">
            <text:p>85</text:p>
          </table:table-cell>
          <table:table-cell table:style-name="ce4" table:formula="of:=+(IF([.B97]&gt;[.C97]; [.$C$3]; ([.B97]+([.D97]*[.$B$3]))*[.$D$3]))" office:value-type="float" office:value="1.25">
            <text:p>1.3</text:p>
          </table:table-cell>
          <table:table-cell table:style-name="ce12" table:formula="of:=+(IF([.B97]&gt;[.C97];[.$E$3];(([.C97]-[.E97])*[.F97])+[.E97]))" office:value-type="float" office:value="22.384">
            <text:p>22.38400</text:p>
          </table:table-cell>
          <table:table-cell table:style-name="ce15" table:formula="of:=[.D97]" office:value-type="float" office:value="0">
            <text:p>0</text:p>
          </table:table-cell>
          <table:table-cell table:style-name="ce20" table:formula="of:=IF([.C97]=100;([.$G$3])*([.E97]-[.$F$3])+[.$F$3];((1-[.E97])*[.$H$3])+[.E97])" office:value-type="float" office:value="1">
            <text:p>1.0000000</text:p>
          </table:table-cell>
          <table:table-cell table:style-name="ce23" table:formula="of:=IF([.C97]=100;([.$K$3])*([.F97]-[.$J$3])+[.$J$3];([.$I$3]-[.F97])*[.$L$3]+[.F97])" office:value-type="float" office:value="0.6">
            <text:p>0.600</text:p>
          </table:table-cell>
          <table:table-cell table:number-columns-repeated="1018"/>
        </table:table-row>
        <table:table-row table:style-name="ro1">
          <table:table-cell office:value-type="float" office:value="86">
            <text:p>86</text:p>
          </table:table-cell>
          <table:table-cell table:style-name="ce4" table:formula="of:=+(IF([.B98]&gt;[.C98]; [.$C$3]; ([.B98]+([.D98]*[.$B$3]))*[.$D$3]))" office:value-type="float" office:value="0.625">
            <text:p>0.6</text:p>
          </table:table-cell>
          <table:table-cell table:style-name="ce12" table:formula="of:=+(IF([.B98]&gt;[.C98];[.$E$3];(([.C98]-[.E98])*[.F98])+[.E98]))" office:value-type="float" office:value="13.8304">
            <text:p>13.83040</text:p>
          </table:table-cell>
          <table:table-cell table:style-name="ce15" office:value-type="float" office:value="0">
            <text:p>0</text:p>
          </table:table-cell>
          <table:table-cell table:style-name="ce20" table:formula="of:=IF([.C98]=100;([.$G$3])*([.E98]-[.$F$3])+[.$F$3];((1-[.E98])*[.$H$3])+[.E98])" office:value-type="float" office:value="1">
            <text:p>1.0000000</text:p>
          </table:table-cell>
          <table:table-cell table:style-name="ce23" table:formula="of:=IF([.C98]=100;([.$K$3])*([.F98]-[.$J$3])+[.$J$3];([.$I$3]-[.F98])*[.$L$3]+[.F98])" office:value-type="float" office:value="0.6">
            <text:p>0.600</text:p>
          </table:table-cell>
          <table:table-cell table:number-columns-repeated="1018"/>
        </table:table-row>
        <table:table-row table:style-name="ro1">
          <table:table-cell office:value-type="float" office:value="87">
            <text:p>87</text:p>
          </table:table-cell>
          <table:table-cell table:style-name="ce4" table:formula="of:=+(IF([.B99]&gt;[.C99]; [.$C$3]; ([.B99]+([.D99]*[.$B$3]))*[.$D$3]))" office:value-type="float" office:value="0.3125">
            <text:p>0.3</text:p>
          </table:table-cell>
          <table:table-cell table:style-name="ce12" table:formula="of:=+(IF([.B99]&gt;[.C99];[.$E$3];(([.C99]-[.E99])*[.F99])+[.E99]))" office:value-type="float" office:value="8.69824000000001">
            <text:p>8.69824</text:p>
          </table:table-cell>
          <table:table-cell table:style-name="ce15" office:value-type="float" office:value="0">
            <text:p>0</text:p>
          </table:table-cell>
          <table:table-cell table:style-name="ce20" table:formula="of:=IF([.C99]=100;([.$G$3])*([.E99]-[.$F$3])+[.$F$3];((1-[.E99])*[.$H$3])+[.E99])" office:value-type="float" office:value="1">
            <text:p>1.0000000</text:p>
          </table:table-cell>
          <table:table-cell table:style-name="ce23" table:formula="of:=IF([.C99]=100;([.$K$3])*([.F99]-[.$J$3])+[.$J$3];([.$I$3]-[.F99])*[.$L$3]+[.F99])" office:value-type="float" office:value="0.6">
            <text:p>0.600</text:p>
          </table:table-cell>
          <table:table-cell table:number-columns-repeated="1018"/>
        </table:table-row>
        <table:table-row table:style-name="ro1">
          <table:table-cell office:value-type="float" office:value="88">
            <text:p>88</text:p>
          </table:table-cell>
          <table:table-cell table:style-name="ce4" table:formula="of:=+(IF([.B100]&gt;[.C100]; [.$C$3]; ([.B100]+([.D100]*[.$B$3]))*[.$D$3]))" office:value-type="float" office:value="0.15625">
            <text:p>0.2</text:p>
          </table:table-cell>
          <table:table-cell table:style-name="ce12" table:formula="of:=+(IF([.B100]&gt;[.C100];[.$E$3];(([.C100]-[.E100])*[.F100])+[.E100]))" office:value-type="float" office:value="5.618944">
            <text:p>5.61894</text:p>
          </table:table-cell>
          <table:table-cell table:style-name="ce15" office:value-type="float" office:value="0">
            <text:p>0</text:p>
          </table:table-cell>
          <table:table-cell table:style-name="ce20" table:formula="of:=IF([.C100]=100;([.$G$3])*([.E100]-[.$F$3])+[.$F$3];((1-[.E100])*[.$H$3])+[.E100])" office:value-type="float" office:value="1">
            <text:p>1.0000000</text:p>
          </table:table-cell>
          <table:table-cell table:style-name="ce23" table:formula="of:=IF([.C100]=100;([.$K$3])*([.F100]-[.$J$3])+[.$J$3];([.$I$3]-[.F100])*[.$L$3]+[.F100])" office:value-type="float" office:value="0.6">
            <text:p>0.600</text:p>
          </table:table-cell>
          <table:table-cell table:number-columns-repeated="1018"/>
        </table:table-row>
        <table:table-row table:style-name="ro1">
          <table:table-cell office:value-type="float" office:value="89">
            <text:p>89</text:p>
          </table:table-cell>
          <table:table-cell table:style-name="ce4" table:formula="of:=+(IF([.B101]&gt;[.C101]; [.$C$3]; ([.B101]+([.D101]*[.$B$3]))*[.$D$3]))" office:value-type="float" office:value="0.078125">
            <text:p>0.1</text:p>
          </table:table-cell>
          <table:table-cell table:style-name="ce12" table:formula="of:=+(IF([.B101]&gt;[.C101];[.$E$3];(([.C101]-[.E101])*[.F101])+[.E101]))" office:value-type="float" office:value="3.7713664">
            <text:p>3.77137</text:p>
          </table:table-cell>
          <table:table-cell table:style-name="ce15" office:value-type="float" office:value="0">
            <text:p>0</text:p>
          </table:table-cell>
          <table:table-cell table:style-name="ce20" table:formula="of:=IF([.C101]=100;([.$G$3])*([.E101]-[.$F$3])+[.$F$3];((1-[.E101])*[.$H$3])+[.E101])" office:value-type="float" office:value="1">
            <text:p>1.0000000</text:p>
          </table:table-cell>
          <table:table-cell table:style-name="ce23" table:formula="of:=IF([.C101]=100;([.$K$3])*([.F101]-[.$J$3])+[.$J$3];([.$I$3]-[.F101])*[.$L$3]+[.F101])" office:value-type="float" office:value="0.6">
            <text:p>0.600</text:p>
          </table:table-cell>
          <table:table-cell table:number-columns-repeated="1018"/>
        </table:table-row>
        <table:table-row table:style-name="ro1">
          <table:table-cell office:value-type="float" office:value="90">
            <text:p>90</text:p>
          </table:table-cell>
          <table:table-cell table:style-name="ce4" table:formula="of:=+(IF([.B102]&gt;[.C102]; [.$C$3]; ([.B102]+([.D102]*[.$B$3]))*[.$D$3]))" office:value-type="float" office:value="0.0390625">
            <text:p>0.0</text:p>
          </table:table-cell>
          <table:table-cell table:style-name="ce12" table:formula="of:=+(IF([.B102]&gt;[.C102];[.$E$3];(([.C102]-[.E102])*[.F102])+[.E102]))" office:value-type="float" office:value="2.66281984">
            <text:p>2.66282</text:p>
          </table:table-cell>
          <table:table-cell table:style-name="ce15" office:value-type="float" office:value="0">
            <text:p>0</text:p>
          </table:table-cell>
          <table:table-cell table:style-name="ce20" table:formula="of:=IF([.C102]=100;([.$G$3])*([.E102]-[.$F$3])+[.$F$3];((1-[.E102])*[.$H$3])+[.E102])" office:value-type="float" office:value="1">
            <text:p>1.0000000</text:p>
          </table:table-cell>
          <table:table-cell table:style-name="ce23" table:formula="of:=IF([.C102]=100;([.$K$3])*([.F102]-[.$J$3])+[.$J$3];([.$I$3]-[.F102])*[.$L$3]+[.F102])" office:value-type="float" office:value="0.6">
            <text:p>0.600</text:p>
          </table:table-cell>
          <table:table-cell table:number-columns-repeated="1018"/>
        </table:table-row>
        <table:table-row table:style-name="ro1">
          <table:table-cell office:value-type="float" office:value="91">
            <text:p>91</text:p>
          </table:table-cell>
          <table:table-cell table:style-name="ce4" table:formula="of:=+(IF([.B103]&gt;[.C103]; [.$C$3]; ([.B103]+([.D103]*[.$B$3]))*[.$D$3]))" office:value-type="float" office:value="0.01953125">
            <text:p>0.0</text:p>
          </table:table-cell>
          <table:table-cell table:style-name="ce12" table:formula="of:=+(IF([.B103]&gt;[.C103];[.$E$3];(([.C103]-[.E103])*[.F103])+[.E103]))" office:value-type="float" office:value="1.997691904">
            <text:p>1.99769</text:p>
          </table:table-cell>
          <table:table-cell table:style-name="ce15" office:value-type="float" office:value="0">
            <text:p>0</text:p>
          </table:table-cell>
          <table:table-cell table:style-name="ce20" table:formula="of:=IF([.C103]=100;([.$G$3])*([.E103]-[.$F$3])+[.$F$3];((1-[.E103])*[.$H$3])+[.E103])" office:value-type="float" office:value="1">
            <text:p>1.0000000</text:p>
          </table:table-cell>
          <table:table-cell table:style-name="ce23" table:formula="of:=IF([.C103]=100;([.$K$3])*([.F103]-[.$J$3])+[.$J$3];([.$I$3]-[.F103])*[.$L$3]+[.F103])" office:value-type="float" office:value="0.6">
            <text:p>0.600</text:p>
          </table:table-cell>
          <table:table-cell table:number-columns-repeated="1018"/>
        </table:table-row>
        <table:table-row table:style-name="ro1">
          <table:table-cell office:value-type="float" office:value="92">
            <text:p>92</text:p>
          </table:table-cell>
          <table:table-cell table:style-name="ce4" table:formula="of:=+(IF([.B104]&gt;[.C104]; [.$C$3]; ([.B104]+([.D104]*[.$B$3]))*[.$D$3]))" office:value-type="float" office:value="0.009765625">
            <text:p>0.0</text:p>
          </table:table-cell>
          <table:table-cell table:style-name="ce12" table:formula="of:=+(IF([.B104]&gt;[.C104];[.$E$3];(([.C104]-[.E104])*[.F104])+[.E104]))" office:value-type="float" office:value="1.5986151424">
            <text:p>1.59862</text:p>
          </table:table-cell>
          <table:table-cell table:style-name="ce15" table:formula="of:=[.D104]" office:value-type="float" office:value="0">
            <text:p>0</text:p>
          </table:table-cell>
          <table:table-cell table:style-name="ce20" table:formula="of:=IF([.C104]=100;([.$G$3])*([.E104]-[.$F$3])+[.$F$3];((1-[.E104])*[.$H$3])+[.E104])" office:value-type="float" office:value="1">
            <text:p>1.0000000</text:p>
          </table:table-cell>
          <table:table-cell table:style-name="ce23" table:formula="of:=IF([.C104]=100;([.$K$3])*([.F104]-[.$J$3])+[.$J$3];([.$I$3]-[.F104])*[.$L$3]+[.F104])" office:value-type="float" office:value="0.6">
            <text:p>0.600</text:p>
          </table:table-cell>
          <table:table-cell table:number-columns-repeated="1018"/>
        </table:table-row>
        <table:table-row table:style-name="ro1">
          <table:table-cell office:value-type="float" office:value="93">
            <text:p>93</text:p>
          </table:table-cell>
          <table:table-cell table:style-name="ce4" table:formula="of:=+(IF([.B105]&gt;[.C105]; [.$C$3]; ([.B105]+([.D105]*[.$B$3]))*[.$D$3]))" office:value-type="float" office:value="0.0048828125">
            <text:p>0.0</text:p>
          </table:table-cell>
          <table:table-cell table:style-name="ce12" table:formula="of:=+(IF([.B105]&gt;[.C105];[.$E$3];(([.C105]-[.E105])*[.F105])+[.E105]))" office:value-type="float" office:value="1.35916908544">
            <text:p>1.35917</text:p>
          </table:table-cell>
          <table:table-cell table:style-name="ce15" table:formula="of:=[.D105]" office:value-type="float" office:value="0">
            <text:p>0</text:p>
          </table:table-cell>
          <table:table-cell table:style-name="ce20" table:formula="of:=IF([.C105]=100;([.$G$3])*([.E105]-[.$F$3])+[.$F$3];((1-[.E105])*[.$H$3])+[.E105])" office:value-type="float" office:value="1">
            <text:p>1.0000000</text:p>
          </table:table-cell>
          <table:table-cell table:style-name="ce23" table:formula="of:=IF([.C105]=100;([.$K$3])*([.F105]-[.$J$3])+[.$J$3];([.$I$3]-[.F105])*[.$L$3]+[.F105])" office:value-type="float" office:value="0.6">
            <text:p>0.600</text:p>
          </table:table-cell>
          <table:table-cell table:number-columns-repeated="1018"/>
        </table:table-row>
        <table:table-row table:style-name="ro1">
          <table:table-cell office:value-type="float" office:value="94">
            <text:p>94</text:p>
          </table:table-cell>
          <table:table-cell table:style-name="ce4" table:formula="of:=+(IF([.B106]&gt;[.C106]; [.$C$3]; ([.B106]+([.D106]*[.$B$3]))*[.$D$3]))" office:value-type="float" office:value="0.00244140625">
            <text:p>0.0</text:p>
          </table:table-cell>
          <table:table-cell table:style-name="ce12" table:formula="of:=+(IF([.B106]&gt;[.C106];[.$E$3];(([.C106]-[.E106])*[.F106])+[.E106]))" office:value-type="float" office:value="1.215501451264">
            <text:p>1.21550</text:p>
          </table:table-cell>
          <table:table-cell table:style-name="ce15" office:value-type="float" office:value="7">
            <text:p>7</text:p>
          </table:table-cell>
          <table:table-cell table:style-name="ce20" table:formula="of:=IF([.C106]=100;([.$G$3])*([.E106]-[.$F$3])+[.$F$3];((1-[.E106])*[.$H$3])+[.E106])" office:value-type="float" office:value="1">
            <text:p>1.0000000</text:p>
          </table:table-cell>
          <table:table-cell table:style-name="ce23" table:formula="of:=IF([.C106]=100;([.$K$3])*([.F106]-[.$J$3])+[.$J$3];([.$I$3]-[.F106])*[.$L$3]+[.F106])" office:value-type="float" office:value="0.6">
            <text:p>0.600</text:p>
          </table:table-cell>
          <table:table-cell table:number-columns-repeated="1018"/>
        </table:table-row>
        <table:table-row table:style-name="ro1">
          <table:table-cell office:value-type="float" office:value="95">
            <text:p>95</text:p>
          </table:table-cell>
          <table:table-cell table:style-name="ce4" table:formula="of:=+(IF([.B107]&gt;[.C107]; [.$C$3]; ([.B107]+([.D107]*[.$B$3]))*[.$D$3]))" office:value-type="float" office:value="1.751220703125">
            <text:p>1.8</text:p>
          </table:table-cell>
          <table:table-cell table:style-name="ce12" table:formula="of:=+(IF([.B107]&gt;[.C107];[.$E$3];(([.C107]-[.E107])*[.F107])+[.E107]))" office:value-type="float" office:value="1.1293008707584">
            <text:p>1.12930</text:p>
          </table:table-cell>
          <table:table-cell table:style-name="ce15" office:value-type="float" office:value="0">
            <text:p>0</text:p>
          </table:table-cell>
          <table:table-cell table:style-name="ce20" table:formula="of:=IF([.C107]=100;([.$G$3])*([.E107]-[.$F$3])+[.$F$3];((1-[.E107])*[.$H$3])+[.E107])" office:value-type="float" office:value="1">
            <text:p>1.0000000</text:p>
          </table:table-cell>
          <table:table-cell table:style-name="ce23" table:formula="of:=IF([.C107]=100;([.$K$3])*([.F107]-[.$J$3])+[.$J$3];([.$I$3]-[.F107])*[.$L$3]+[.F107])" office:value-type="float" office:value="0.6">
            <text:p>0.600</text:p>
          </table:table-cell>
          <table:table-cell table:number-columns-repeated="1018"/>
        </table:table-row>
        <table:table-row table:style-name="ro1">
          <table:table-cell office:value-type="float" office:value="96">
            <text:p>96</text:p>
          </table:table-cell>
          <table:table-cell table:style-name="ce4" table:formula="of:=+(IF([.B108]&gt;[.C108]; [.$C$3]; ([.B108]+([.D108]*[.$B$3]))*[.$D$3]))" office:value-type="float" office:value="10">
            <text:p>10.0</text:p>
          </table:table-cell>
          <table:table-cell table:style-name="ce12" table:formula="of:=+(IF([.B108]&gt;[.C108];[.$E$3];(([.C108]-[.E108])*[.F108])+[.E108]))" office:value-type="float" office:value="100">
            <text:p>100.00000</text:p>
          </table:table-cell>
          <table:table-cell table:style-name="ce15" table:formula="of:=[.D108]" office:value-type="float" office:value="0">
            <text:p>0</text:p>
          </table:table-cell>
          <table:table-cell table:style-name="ce20" table:formula="of:=IF([.C108]=100;([.$G$3])*([.E108]-[.$F$3])+[.$F$3];((1-[.E108])*[.$H$3])+[.E108])" office:value-type="float" office:value="1">
            <text:p>1.0000000</text:p>
          </table:table-cell>
          <table:table-cell table:style-name="ce23" table:formula="of:=IF([.C108]=100;([.$K$3])*([.F108]-[.$J$3])+[.$J$3];([.$I$3]-[.F108])*[.$L$3]+[.F108])" office:value-type="float" office:value="0.6">
            <text:p>0.600</text:p>
          </table:table-cell>
          <table:table-cell table:number-columns-repeated="1018"/>
        </table:table-row>
        <table:table-row table:style-name="ro1">
          <table:table-cell office:value-type="float" office:value="97">
            <text:p>97</text:p>
          </table:table-cell>
          <table:table-cell table:style-name="ce4" table:formula="of:=+(IF([.B109]&gt;[.C109]; [.$C$3]; ([.B109]+([.D109]*[.$B$3]))*[.$D$3]))" office:value-type="float" office:value="5">
            <text:p>5.0</text:p>
          </table:table-cell>
          <table:table-cell table:style-name="ce12" table:formula="of:=+(IF([.B109]&gt;[.C109];[.$E$3];(([.C109]-[.E109])*[.F109])+[.E109]))" office:value-type="float" office:value="60.4">
            <text:p>60.40000</text:p>
          </table:table-cell>
          <table:table-cell table:style-name="ce15" office:value-type="float" office:value="7">
            <text:p>7</text:p>
          </table:table-cell>
          <table:table-cell table:style-name="ce20" table:formula="of:=IF([.C109]=100;([.$G$3])*([.E109]-[.$F$3])+[.$F$3];((1-[.E109])*[.$H$3])+[.E109])" office:value-type="float" office:value="1">
            <text:p>1.0000000</text:p>
          </table:table-cell>
          <table:table-cell table:style-name="ce23" table:formula="of:=IF([.C109]=100;([.$K$3])*([.F109]-[.$J$3])+[.$J$3];([.$I$3]-[.F109])*[.$L$3]+[.F109])" office:value-type="float" office:value="0.6">
            <text:p>0.600</text:p>
          </table:table-cell>
          <table:table-cell table:number-columns-repeated="1018"/>
        </table:table-row>
        <table:table-row table:style-name="ro1">
          <table:table-cell office:value-type="float" office:value="98">
            <text:p>98</text:p>
          </table:table-cell>
          <table:table-cell table:style-name="ce4" table:formula="of:=+(IF([.B110]&gt;[.C110]; [.$C$3]; ([.B110]+([.D110]*[.$B$3]))*[.$D$3]))" office:value-type="float" office:value="4.25">
            <text:p>4.3</text:p>
          </table:table-cell>
          <table:table-cell table:style-name="ce12" table:formula="of:=+(IF([.B110]&gt;[.C110];[.$E$3];(([.C110]-[.E110])*[.F110])+[.E110]))" office:value-type="float" office:value="36.64">
            <text:p>36.64000</text:p>
          </table:table-cell>
          <table:table-cell table:style-name="ce15" office:value-type="float" office:value="0">
            <text:p>0</text:p>
          </table:table-cell>
          <table:table-cell table:style-name="ce20" table:formula="of:=IF([.C110]=100;([.$G$3])*([.E110]-[.$F$3])+[.$F$3];((1-[.E110])*[.$H$3])+[.E110])" office:value-type="float" office:value="1">
            <text:p>1.0000000</text:p>
          </table:table-cell>
          <table:table-cell table:style-name="ce23" table:formula="of:=IF([.C110]=100;([.$K$3])*([.F110]-[.$J$3])+[.$J$3];([.$I$3]-[.F110])*[.$L$3]+[.F110])" office:value-type="float" office:value="0.6">
            <text:p>0.600</text:p>
          </table:table-cell>
          <table:table-cell table:number-columns-repeated="1018"/>
        </table:table-row>
        <table:table-row table:style-name="ro1">
          <table:table-cell office:value-type="float" office:value="99">
            <text:p>99</text:p>
          </table:table-cell>
          <table:table-cell table:style-name="ce4" table:formula="of:=+(IF([.B111]&gt;[.C111]; [.$C$3]; ([.B111]+([.D111]*[.$B$3]))*[.$D$3]))" office:value-type="float" office:value="2.125">
            <text:p>2.1</text:p>
          </table:table-cell>
          <table:table-cell table:style-name="ce12" table:formula="of:=+(IF([.B111]&gt;[.C111];[.$E$3];(([.C111]-[.E111])*[.F111])+[.E111]))" office:value-type="float" office:value="22.384">
            <text:p>22.38400</text:p>
          </table:table-cell>
          <table:table-cell table:style-name="ce15" table:formula="of:=[.D111]" office:value-type="float" office:value="0">
            <text:p>0</text:p>
          </table:table-cell>
          <table:table-cell table:style-name="ce20" table:formula="of:=IF([.C111]=100;([.$G$3])*([.E111]-[.$F$3])+[.$F$3];((1-[.E111])*[.$H$3])+[.E111])" office:value-type="float" office:value="1">
            <text:p>1.0000000</text:p>
          </table:table-cell>
          <table:table-cell table:style-name="ce23" table:formula="of:=IF([.C111]=100;([.$K$3])*([.F111]-[.$J$3])+[.$J$3];([.$I$3]-[.F111])*[.$L$3]+[.F111])" office:value-type="float" office:value="0.6">
            <text:p>0.600</text:p>
          </table:table-cell>
          <table:table-cell table:number-columns-repeated="1018"/>
        </table:table-row>
        <table:table-row table:style-name="ro1">
          <table:table-cell office:value-type="float" office:value="100">
            <text:p>100</text:p>
          </table:table-cell>
          <table:table-cell table:style-name="ce4" table:formula="of:=+(IF([.B112]&gt;[.C112]; [.$C$3]; ([.B112]+([.D112]*[.$B$3]))*[.$D$3]))" office:value-type="float" office:value="1.0625">
            <text:p>1.1</text:p>
          </table:table-cell>
          <table:table-cell table:style-name="ce12" table:formula="of:=+(IF([.B112]&gt;[.C112];[.$E$3];(([.C112]-[.E112])*[.F112])+[.E112]))" office:value-type="float" office:value="13.8304">
            <text:p>13.83040</text:p>
          </table:table-cell>
          <table:table-cell table:style-name="ce15" table:formula="of:=[.D112]" office:value-type="float" office:value="0">
            <text:p>0</text:p>
          </table:table-cell>
          <table:table-cell table:style-name="ce20" table:formula="of:=IF([.C112]=100;([.$G$3])*([.E112]-[.$F$3])+[.$F$3];((1-[.E112])*[.$H$3])+[.E112])" office:value-type="float" office:value="1">
            <text:p>1.0000000</text:p>
          </table:table-cell>
          <table:table-cell table:style-name="ce23" table:formula="of:=IF([.C112]=100;([.$K$3])*([.F112]-[.$J$3])+[.$J$3];([.$I$3]-[.F112])*[.$L$3]+[.F112])" office:value-type="float" office:value="0.6">
            <text:p>0.600</text:p>
          </table:table-cell>
          <table:table-cell table:number-columns-repeated="1018"/>
        </table:table-row>
        <table:table-row table:style-name="ro1">
          <table:table-cell office:value-type="float" office:value="101">
            <text:p>101</text:p>
          </table:table-cell>
          <table:table-cell table:style-name="ce4" table:formula="of:=+(IF([.B113]&gt;[.C113]; [.$C$3]; ([.B113]+([.D113]*[.$B$3]))*[.$D$3]))" office:value-type="float" office:value="0.53125">
            <text:p>0.5</text:p>
          </table:table-cell>
          <table:table-cell table:style-name="ce12" table:formula="of:=+(IF([.B113]&gt;[.C113];[.$E$3];(([.C113]-[.E113])*[.F113])+[.E113]))" office:value-type="float" office:value="8.69824000000001">
            <text:p>8.69824</text:p>
          </table:table-cell>
          <table:table-cell table:style-name="ce15" table:formula="of:=[.D113]" office:value-type="float" office:value="0">
            <text:p>0</text:p>
          </table:table-cell>
          <table:table-cell table:style-name="ce20" table:formula="of:=IF([.C113]=100;([.$G$3])*([.E113]-[.$F$3])+[.$F$3];((1-[.E113])*[.$H$3])+[.E113])" office:value-type="float" office:value="1">
            <text:p>1.0000000</text:p>
          </table:table-cell>
          <table:table-cell table:style-name="ce23" table:formula="of:=IF([.C113]=100;([.$K$3])*([.F113]-[.$J$3])+[.$J$3];([.$I$3]-[.F113])*[.$L$3]+[.F113])" office:value-type="float" office:value="0.6">
            <text:p>0.600</text:p>
          </table:table-cell>
          <table:table-cell table:number-columns-repeated="1018"/>
        </table:table-row>
        <table:table-row table:style-name="ro1">
          <table:table-cell office:value-type="float" office:value="102">
            <text:p>102</text:p>
          </table:table-cell>
          <table:table-cell table:style-name="ce4" table:formula="of:=+(IF([.B114]&gt;[.C114]; [.$C$3]; ([.B114]+([.D114]*[.$B$3]))*[.$D$3]))" office:value-type="float" office:value="0.265625">
            <text:p>0.3</text:p>
          </table:table-cell>
          <table:table-cell table:style-name="ce12" table:formula="of:=+(IF([.B114]&gt;[.C114];[.$E$3];(([.C114]-[.E114])*[.F114])+[.E114]))" office:value-type="float" office:value="5.618944">
            <text:p>5.61894</text:p>
          </table:table-cell>
          <table:table-cell table:style-name="ce15" table:formula="of:=[.D114]" office:value-type="float" office:value="0">
            <text:p>0</text:p>
          </table:table-cell>
          <table:table-cell table:style-name="ce20" table:formula="of:=IF([.C114]=100;([.$G$3])*([.E114]-[.$F$3])+[.$F$3];((1-[.E114])*[.$H$3])+[.E114])" office:value-type="float" office:value="1">
            <text:p>1.0000000</text:p>
          </table:table-cell>
          <table:table-cell table:style-name="ce23" table:formula="of:=IF([.C114]=100;([.$K$3])*([.F114]-[.$J$3])+[.$J$3];([.$I$3]-[.F114])*[.$L$3]+[.F114])" office:value-type="float" office:value="0.6">
            <text:p>0.600</text:p>
          </table:table-cell>
          <table:table-cell table:number-columns-repeated="1018"/>
        </table:table-row>
        <table:table-row table:style-name="ro1">
          <table:table-cell office:value-type="float" office:value="103">
            <text:p>103</text:p>
          </table:table-cell>
          <table:table-cell table:style-name="ce4" table:formula="of:=+(IF([.B115]&gt;[.C115]; [.$C$3]; ([.B115]+([.D115]*[.$B$3]))*[.$D$3]))" office:value-type="float" office:value="0.1328125">
            <text:p>0.1</text:p>
          </table:table-cell>
          <table:table-cell table:style-name="ce12" table:formula="of:=+(IF([.B115]&gt;[.C115];[.$E$3];(([.C115]-[.E115])*[.F115])+[.E115]))" office:value-type="float" office:value="3.7713664">
            <text:p>3.77137</text:p>
          </table:table-cell>
          <table:table-cell table:style-name="ce15" table:formula="of:=[.D115]" office:value-type="float" office:value="0">
            <text:p>0</text:p>
          </table:table-cell>
          <table:table-cell table:style-name="ce20" table:formula="of:=IF([.C115]=100;([.$G$3])*([.E115]-[.$F$3])+[.$F$3];((1-[.E115])*[.$H$3])+[.E115])" office:value-type="float" office:value="1">
            <text:p>1.0000000</text:p>
          </table:table-cell>
          <table:table-cell table:style-name="ce23" table:formula="of:=IF([.C115]=100;([.$K$3])*([.F115]-[.$J$3])+[.$J$3];([.$I$3]-[.F115])*[.$L$3]+[.F115])" office:value-type="float" office:value="0.6">
            <text:p>0.600</text:p>
          </table:table-cell>
          <table:table-cell table:number-columns-repeated="1018"/>
        </table:table-row>
        <table:table-row table:style-name="ro1">
          <table:table-cell office:value-type="float" office:value="104">
            <text:p>104</text:p>
          </table:table-cell>
          <table:table-cell table:style-name="ce4" table:formula="of:=+(IF([.B116]&gt;[.C116]; [.$C$3]; ([.B116]+([.D116]*[.$B$3]))*[.$D$3]))" office:value-type="float" office:value="0.06640625">
            <text:p>0.1</text:p>
          </table:table-cell>
          <table:table-cell table:style-name="ce12" table:formula="of:=+(IF([.B116]&gt;[.C116];[.$E$3];(([.C116]-[.E116])*[.F116])+[.E116]))" office:value-type="float" office:value="2.66281984">
            <text:p>2.66282</text:p>
          </table:table-cell>
          <table:table-cell table:style-name="ce15" table:formula="of:=[.D116]" office:value-type="float" office:value="0">
            <text:p>0</text:p>
          </table:table-cell>
          <table:table-cell table:style-name="ce20" table:formula="of:=IF([.C116]=100;([.$G$3])*([.E116]-[.$F$3])+[.$F$3];((1-[.E116])*[.$H$3])+[.E116])" office:value-type="float" office:value="1">
            <text:p>1.0000000</text:p>
          </table:table-cell>
          <table:table-cell table:style-name="ce23" table:formula="of:=IF([.C116]=100;([.$K$3])*([.F116]-[.$J$3])+[.$J$3];([.$I$3]-[.F116])*[.$L$3]+[.F116])" office:value-type="float" office:value="0.6">
            <text:p>0.600</text:p>
          </table:table-cell>
          <table:table-cell table:number-columns-repeated="1018"/>
        </table:table-row>
        <table:table-row table:style-name="ro1">
          <table:table-cell office:value-type="float" office:value="105">
            <text:p>105</text:p>
          </table:table-cell>
          <table:table-cell table:style-name="ce4" table:formula="of:=+(IF([.B117]&gt;[.C117]; [.$C$3]; ([.B117]+([.D117]*[.$B$3]))*[.$D$3]))" office:value-type="float" office:value="0.033203125">
            <text:p>0.0</text:p>
          </table:table-cell>
          <table:table-cell table:style-name="ce12" table:formula="of:=+(IF([.B117]&gt;[.C117];[.$E$3];(([.C117]-[.E117])*[.F117])+[.E117]))" office:value-type="float" office:value="1.997691904">
            <text:p>1.99769</text:p>
          </table:table-cell>
          <table:table-cell table:style-name="ce15" table:formula="of:=[.D117]" office:value-type="float" office:value="0">
            <text:p>0</text:p>
          </table:table-cell>
          <table:table-cell table:style-name="ce20" table:formula="of:=IF([.C117]=100;([.$G$3])*([.E117]-[.$F$3])+[.$F$3];((1-[.E117])*[.$H$3])+[.E117])" office:value-type="float" office:value="1">
            <text:p>1.0000000</text:p>
          </table:table-cell>
          <table:table-cell table:style-name="ce23" table:formula="of:=IF([.C117]=100;([.$K$3])*([.F117]-[.$J$3])+[.$J$3];([.$I$3]-[.F117])*[.$L$3]+[.F117])" office:value-type="float" office:value="0.6">
            <text:p>0.600</text:p>
          </table:table-cell>
          <table:table-cell table:number-columns-repeated="1018"/>
        </table:table-row>
        <table:table-row table:style-name="ro1">
          <table:table-cell office:value-type="float" office:value="106">
            <text:p>106</text:p>
          </table:table-cell>
          <table:table-cell table:style-name="ce4" table:formula="of:=+(IF([.B118]&gt;[.C118]; [.$C$3]; ([.B118]+([.D118]*[.$B$3]))*[.$D$3]))" office:value-type="float" office:value="0.0166015625">
            <text:p>0.0</text:p>
          </table:table-cell>
          <table:table-cell table:style-name="ce12" table:formula="of:=+(IF([.B118]&gt;[.C118];[.$E$3];(([.C118]-[.E118])*[.F118])+[.E118]))" office:value-type="float" office:value="1.5986151424">
            <text:p>1.59862</text:p>
          </table:table-cell>
          <table:table-cell table:style-name="ce15" table:formula="of:=[.D118]" office:value-type="float" office:value="0">
            <text:p>0</text:p>
          </table:table-cell>
          <table:table-cell table:style-name="ce20" table:formula="of:=IF([.C118]=100;([.$G$3])*([.E118]-[.$F$3])+[.$F$3];((1-[.E118])*[.$H$3])+[.E118])" office:value-type="float" office:value="1">
            <text:p>1.0000000</text:p>
          </table:table-cell>
          <table:table-cell table:style-name="ce23" table:formula="of:=IF([.C118]=100;([.$K$3])*([.F118]-[.$J$3])+[.$J$3];([.$I$3]-[.F118])*[.$L$3]+[.F118])" office:value-type="float" office:value="0.6">
            <text:p>0.600</text:p>
          </table:table-cell>
          <table:table-cell table:number-columns-repeated="1018"/>
        </table:table-row>
        <table:table-row table:style-name="ro1">
          <table:table-cell office:value-type="float" office:value="107">
            <text:p>107</text:p>
          </table:table-cell>
          <table:table-cell table:style-name="ce4" table:formula="of:=+(IF([.B119]&gt;[.C119]; [.$C$3]; ([.B119]+([.D119]*[.$B$3]))*[.$D$3]))" office:value-type="float" office:value="0.00830078125">
            <text:p>0.0</text:p>
          </table:table-cell>
          <table:table-cell table:style-name="ce12" table:formula="of:=+(IF([.B119]&gt;[.C119];[.$E$3];(([.C119]-[.E119])*[.F119])+[.E119]))" office:value-type="float" office:value="1.35916908544">
            <text:p>1.35917</text:p>
          </table:table-cell>
          <table:table-cell table:style-name="ce15" table:formula="of:=[.D119]" office:value-type="float" office:value="0">
            <text:p>0</text:p>
          </table:table-cell>
          <table:table-cell table:style-name="ce20" table:formula="of:=IF([.C119]=100;([.$G$3])*([.E119]-[.$F$3])+[.$F$3];((1-[.E119])*[.$H$3])+[.E119])" office:value-type="float" office:value="1">
            <text:p>1.0000000</text:p>
          </table:table-cell>
          <table:table-cell table:style-name="ce23" table:formula="of:=IF([.C119]=100;([.$K$3])*([.F119]-[.$J$3])+[.$J$3];([.$I$3]-[.F119])*[.$L$3]+[.F119])" office:value-type="float" office:value="0.6">
            <text:p>0.600</text:p>
          </table:table-cell>
          <table:table-cell table:number-columns-repeated="1018"/>
        </table:table-row>
        <table:table-row table:style-name="ro1">
          <table:table-cell office:value-type="float" office:value="108">
            <text:p>108</text:p>
          </table:table-cell>
          <table:table-cell table:style-name="ce4" table:formula="of:=+(IF([.B120]&gt;[.C120]; [.$C$3]; ([.B120]+([.D120]*[.$B$3]))*[.$D$3]))" office:value-type="float" office:value="0.004150390625">
            <text:p>0.0</text:p>
          </table:table-cell>
          <table:table-cell table:style-name="ce12" table:formula="of:=+(IF([.B120]&gt;[.C120];[.$E$3];(([.C120]-[.E120])*[.F120])+[.E120]))" office:value-type="float" office:value="1.215501451264">
            <text:p>1.21550</text:p>
          </table:table-cell>
          <table:table-cell table:style-name="ce15" table:formula="of:=[.D120]" office:value-type="float" office:value="0">
            <text:p>0</text:p>
          </table:table-cell>
          <table:table-cell table:style-name="ce20" table:formula="of:=IF([.C120]=100;([.$G$3])*([.E120]-[.$F$3])+[.$F$3];((1-[.E120])*[.$H$3])+[.E120])" office:value-type="float" office:value="1">
            <text:p>1.0000000</text:p>
          </table:table-cell>
          <table:table-cell table:style-name="ce23" table:formula="of:=IF([.C120]=100;([.$K$3])*([.F120]-[.$J$3])+[.$J$3];([.$I$3]-[.F120])*[.$L$3]+[.F120])" office:value-type="float" office:value="0.6">
            <text:p>0.600</text:p>
          </table:table-cell>
          <table:table-cell table:number-columns-repeated="1018"/>
        </table:table-row>
        <table:table-row table:style-name="ro1">
          <table:table-cell office:value-type="float" office:value="109">
            <text:p>109</text:p>
          </table:table-cell>
          <table:table-cell table:style-name="ce4" table:formula="of:=+(IF([.B121]&gt;[.C121]; [.$C$3]; ([.B121]+([.D121]*[.$B$3]))*[.$D$3]))" office:value-type="float" office:value="0.0020751953125">
            <text:p>0.0</text:p>
          </table:table-cell>
          <table:table-cell table:style-name="ce12" table:formula="of:=+(IF([.B121]&gt;[.C121];[.$E$3];(([.C121]-[.E121])*[.F121])+[.E121]))" office:value-type="float" office:value="1.1293008707584">
            <text:p>1.12930</text:p>
          </table:table-cell>
          <table:table-cell table:style-name="ce15" table:formula="of:=[.D121]" office:value-type="float" office:value="0">
            <text:p>0</text:p>
          </table:table-cell>
          <table:table-cell table:style-name="ce20" table:formula="of:=IF([.C121]=100;([.$G$3])*([.E121]-[.$F$3])+[.$F$3];((1-[.E121])*[.$H$3])+[.E121])" office:value-type="float" office:value="1">
            <text:p>1.0000000</text:p>
          </table:table-cell>
          <table:table-cell table:style-name="ce23" table:formula="of:=IF([.C121]=100;([.$K$3])*([.F121]-[.$J$3])+[.$J$3];([.$I$3]-[.F121])*[.$L$3]+[.F121])" office:value-type="float" office:value="0.6">
            <text:p>0.600</text:p>
          </table:table-cell>
          <table:table-cell table:number-columns-repeated="1018"/>
        </table:table-row>
        <table:table-row table:style-name="ro1">
          <table:table-cell office:value-type="float" office:value="110">
            <text:p>110</text:p>
          </table:table-cell>
          <table:table-cell table:style-name="ce4" table:formula="of:=+(IF([.B122]&gt;[.C122]; [.$C$3]; ([.B122]+([.D122]*[.$B$3]))*[.$D$3]))" office:value-type="float" office:value="0.00103759765625">
            <text:p>0.0</text:p>
          </table:table-cell>
          <table:table-cell table:style-name="ce12" table:formula="of:=+(IF([.B122]&gt;[.C122];[.$E$3];(([.C122]-[.E122])*[.F122])+[.E122]))" office:value-type="float" office:value="1.07758052245504">
            <text:p>1.07758</text:p>
          </table:table-cell>
          <table:table-cell table:style-name="ce15" table:formula="of:=[.D122]" office:value-type="float" office:value="0">
            <text:p>0</text:p>
          </table:table-cell>
          <table:table-cell table:style-name="ce20" table:formula="of:=IF([.C122]=100;([.$G$3])*([.E122]-[.$F$3])+[.$F$3];((1-[.E122])*[.$H$3])+[.E122])" office:value-type="float" office:value="1">
            <text:p>1.0000000</text:p>
          </table:table-cell>
          <table:table-cell table:style-name="ce23" table:formula="of:=IF([.C122]=100;([.$K$3])*([.F122]-[.$J$3])+[.$J$3];([.$I$3]-[.F122])*[.$L$3]+[.F122])" office:value-type="float" office:value="0.6">
            <text:p>0.600</text:p>
          </table:table-cell>
          <table:table-cell table:number-columns-repeated="1018"/>
        </table:table-row>
        <table:table-row table:style-name="ro1">
          <table:table-cell office:value-type="float" office:value="111">
            <text:p>111</text:p>
          </table:table-cell>
          <table:table-cell table:style-name="ce4" table:formula="of:=+(IF([.B123]&gt;[.C123]; [.$C$3]; ([.B123]+([.D123]*[.$B$3]))*[.$D$3]))" office:value-type="float" office:value="0.000518798828125">
            <text:p>0.0</text:p>
          </table:table-cell>
          <table:table-cell table:style-name="ce12" table:formula="of:=+(IF([.B123]&gt;[.C123];[.$E$3];(([.C123]-[.E123])*[.F123])+[.E123]))" office:value-type="float" office:value="1.04654831347302">
            <text:p>1.04655</text:p>
          </table:table-cell>
          <table:table-cell table:style-name="ce15" table:formula="of:=[.D123]" office:value-type="float" office:value="0">
            <text:p>0</text:p>
          </table:table-cell>
          <table:table-cell table:style-name="ce20" table:formula="of:=IF([.C123]=100;([.$G$3])*([.E123]-[.$F$3])+[.$F$3];((1-[.E123])*[.$H$3])+[.E123])" office:value-type="float" office:value="1">
            <text:p>1.0000000</text:p>
          </table:table-cell>
          <table:table-cell table:style-name="ce23" table:formula="of:=IF([.C123]=100;([.$K$3])*([.F123]-[.$J$3])+[.$J$3];([.$I$3]-[.F123])*[.$L$3]+[.F123])" office:value-type="float" office:value="0.6">
            <text:p>0.600</text:p>
          </table:table-cell>
          <table:table-cell table:number-columns-repeated="1018"/>
        </table:table-row>
        <table:table-row table:style-name="ro1">
          <table:table-cell office:value-type="float" office:value="112">
            <text:p>112</text:p>
          </table:table-cell>
          <table:table-cell table:style-name="ce4" table:formula="of:=+(IF([.B124]&gt;[.C124]; [.$C$3]; ([.B124]+([.D124]*[.$B$3]))*[.$D$3]))" office:value-type="float" office:value="0.0002593994140625">
            <text:p>0.0</text:p>
          </table:table-cell>
          <table:table-cell table:style-name="ce12" table:formula="of:=+(IF([.B124]&gt;[.C124];[.$E$3];(([.C124]-[.E124])*[.F124])+[.E124]))" office:value-type="float" office:value="1.02792898808381">
            <text:p>1.02793</text:p>
          </table:table-cell>
          <table:table-cell table:style-name="ce15" table:formula="of:=[.D124]" office:value-type="float" office:value="0">
            <text:p>0</text:p>
          </table:table-cell>
          <table:table-cell table:style-name="ce20" table:formula="of:=IF([.C124]=100;([.$G$3])*([.E124]-[.$F$3])+[.$F$3];((1-[.E124])*[.$H$3])+[.E124])" office:value-type="float" office:value="1">
            <text:p>1.0000000</text:p>
          </table:table-cell>
          <table:table-cell table:style-name="ce23" table:formula="of:=IF([.C124]=100;([.$K$3])*([.F124]-[.$J$3])+[.$J$3];([.$I$3]-[.F124])*[.$L$3]+[.F124])" office:value-type="float" office:value="0.6">
            <text:p>0.600</text:p>
          </table:table-cell>
          <table:table-cell table:number-columns-repeated="1018"/>
        </table:table-row>
        <table:table-row table:style-name="ro1">
          <table:table-cell office:value-type="float" office:value="113">
            <text:p>113</text:p>
          </table:table-cell>
          <table:table-cell table:style-name="ce4" table:formula="of:=+(IF([.B125]&gt;[.C125]; [.$C$3]; ([.B125]+([.D125]*[.$B$3]))*[.$D$3]))" office:value-type="float" office:value="0.00012969970703125">
            <text:p>0.0</text:p>
          </table:table-cell>
          <table:table-cell table:style-name="ce12" table:formula="of:=+(IF([.B125]&gt;[.C125];[.$E$3];(([.C125]-[.E125])*[.F125])+[.E125]))" office:value-type="float" office:value="1.01675739285029">
            <text:p>1.01676</text:p>
          </table:table-cell>
          <table:table-cell table:style-name="ce15" table:formula="of:=[.D125]" office:value-type="float" office:value="0">
            <text:p>0</text:p>
          </table:table-cell>
          <table:table-cell table:style-name="ce20" table:formula="of:=IF([.C125]=100;([.$G$3])*([.E125]-[.$F$3])+[.$F$3];((1-[.E125])*[.$H$3])+[.E125])" office:value-type="float" office:value="1">
            <text:p>1.0000000</text:p>
          </table:table-cell>
          <table:table-cell table:style-name="ce23" table:formula="of:=IF([.C125]=100;([.$K$3])*([.F125]-[.$J$3])+[.$J$3];([.$I$3]-[.F125])*[.$L$3]+[.F125])" office:value-type="float" office:value="0.6">
            <text:p>0.600</text:p>
          </table:table-cell>
          <table:table-cell table:number-columns-repeated="1018"/>
        </table:table-row>
        <table:table-row table:style-name="ro1">
          <table:table-cell office:value-type="float" office:value="114">
            <text:p>114</text:p>
          </table:table-cell>
          <table:table-cell table:style-name="ce4" table:formula="of:=+(IF([.B126]&gt;[.C126]; [.$C$3]; ([.B126]+([.D126]*[.$B$3]))*[.$D$3]))" office:value-type="float" office:value="0.000064849853515625">
            <text:p>0.0</text:p>
          </table:table-cell>
          <table:table-cell table:style-name="ce12" table:formula="of:=+(IF([.B126]&gt;[.C126];[.$E$3];(([.C126]-[.E126])*[.F126])+[.E126]))" office:value-type="float" office:value="1.01005443571017">
            <text:p>1.01005</text:p>
          </table:table-cell>
          <table:table-cell table:style-name="ce15" table:formula="of:=[.D126]" office:value-type="float" office:value="0">
            <text:p>0</text:p>
          </table:table-cell>
          <table:table-cell table:style-name="ce20" table:formula="of:=IF([.C126]=100;([.$G$3])*([.E126]-[.$F$3])+[.$F$3];((1-[.E126])*[.$H$3])+[.E126])" office:value-type="float" office:value="1">
            <text:p>1.0000000</text:p>
          </table:table-cell>
          <table:table-cell table:style-name="ce23" table:formula="of:=IF([.C126]=100;([.$K$3])*([.F126]-[.$J$3])+[.$J$3];([.$I$3]-[.F126])*[.$L$3]+[.F126])" office:value-type="float" office:value="0.6">
            <text:p>0.600</text:p>
          </table:table-cell>
          <table:table-cell table:number-columns-repeated="1018"/>
        </table:table-row>
        <table:table-row table:style-name="ro1">
          <table:table-cell office:value-type="float" office:value="115">
            <text:p>115</text:p>
          </table:table-cell>
          <table:table-cell table:style-name="ce4" table:formula="of:=+(IF([.B127]&gt;[.C127]; [.$C$3]; ([.B127]+([.D127]*[.$B$3]))*[.$D$3]))" office:value-type="float" office:value="0.0000324249267578125">
            <text:p>0.0</text:p>
          </table:table-cell>
          <table:table-cell table:style-name="ce12" table:formula="of:=+(IF([.B127]&gt;[.C127];[.$E$3];(([.C127]-[.E127])*[.F127])+[.E127]))" office:value-type="float" office:value="1.0060326614261">
            <text:p>1.00603</text:p>
          </table:table-cell>
          <table:table-cell table:style-name="ce15" table:formula="of:=[.D127]" office:value-type="float" office:value="0">
            <text:p>0</text:p>
          </table:table-cell>
          <table:table-cell table:style-name="ce20" table:formula="of:=IF([.C127]=100;([.$G$3])*([.E127]-[.$F$3])+[.$F$3];((1-[.E127])*[.$H$3])+[.E127])" office:value-type="float" office:value="1">
            <text:p>1.0000000</text:p>
          </table:table-cell>
          <table:table-cell table:style-name="ce23" table:formula="of:=IF([.C127]=100;([.$K$3])*([.F127]-[.$J$3])+[.$J$3];([.$I$3]-[.F127])*[.$L$3]+[.F127])" office:value-type="float" office:value="0.6">
            <text:p>0.600</text:p>
          </table:table-cell>
          <table:table-cell table:number-columns-repeated="1018"/>
        </table:table-row>
        <table:table-row table:style-name="ro1">
          <table:table-cell office:value-type="float" office:value="116">
            <text:p>116</text:p>
          </table:table-cell>
          <table:table-cell table:style-name="ce4" table:formula="of:=+(IF([.B128]&gt;[.C128]; [.$C$3]; ([.B128]+([.D128]*[.$B$3]))*[.$D$3]))" office:value-type="float" office:value="0.0000162124633789062">
            <text:p>0.0</text:p>
          </table:table-cell>
          <table:table-cell table:style-name="ce12" table:formula="of:=+(IF([.B128]&gt;[.C128];[.$E$3];(([.C128]-[.E128])*[.F128])+[.E128]))" office:value-type="float" office:value="1.00361959685566">
            <text:p>1.00362</text:p>
          </table:table-cell>
          <table:table-cell table:style-name="ce15" table:formula="of:=[.D128]" office:value-type="float" office:value="0">
            <text:p>0</text:p>
          </table:table-cell>
          <table:table-cell table:style-name="ce20" table:formula="of:=IF([.C128]=100;([.$G$3])*([.E128]-[.$F$3])+[.$F$3];((1-[.E128])*[.$H$3])+[.E128])" office:value-type="float" office:value="1">
            <text:p>1.0000000</text:p>
          </table:table-cell>
          <table:table-cell table:style-name="ce23" table:formula="of:=IF([.C128]=100;([.$K$3])*([.F128]-[.$J$3])+[.$J$3];([.$I$3]-[.F128])*[.$L$3]+[.F128])" office:value-type="float" office:value="0.6">
            <text:p>0.600</text:p>
          </table:table-cell>
          <table:table-cell table:number-columns-repeated="1018"/>
        </table:table-row>
        <table:table-row table:style-name="ro1">
          <table:table-cell office:value-type="float" office:value="117">
            <text:p>117</text:p>
          </table:table-cell>
          <table:table-cell table:style-name="ce4" table:formula="of:=+(IF([.B129]&gt;[.C129]; [.$C$3]; ([.B129]+([.D129]*[.$B$3]))*[.$D$3]))" office:value-type="float" office:value="0.00000810623168945313">
            <text:p>0.0</text:p>
          </table:table-cell>
          <table:table-cell table:style-name="ce12" table:formula="of:=+(IF([.B129]&gt;[.C129];[.$E$3];(([.C129]-[.E129])*[.F129])+[.E129]))" office:value-type="float" office:value="1.0021717581134">
            <text:p>1.00217</text:p>
          </table:table-cell>
          <table:table-cell table:style-name="ce15" table:formula="of:=[.D129]" office:value-type="float" office:value="0">
            <text:p>0</text:p>
          </table:table-cell>
          <table:table-cell table:style-name="ce20" table:formula="of:=IF([.C129]=100;([.$G$3])*([.E129]-[.$F$3])+[.$F$3];((1-[.E129])*[.$H$3])+[.E129])" office:value-type="float" office:value="1">
            <text:p>1.0000000</text:p>
          </table:table-cell>
          <table:table-cell table:style-name="ce23" table:formula="of:=IF([.C129]=100;([.$K$3])*([.F129]-[.$J$3])+[.$J$3];([.$I$3]-[.F129])*[.$L$3]+[.F129])" office:value-type="float" office:value="0.6">
            <text:p>0.600</text:p>
          </table:table-cell>
          <table:table-cell table:number-columns-repeated="1018"/>
        </table:table-row>
        <table:table-row table:style-name="ro1">
          <table:table-cell office:value-type="float" office:value="118">
            <text:p>118</text:p>
          </table:table-cell>
          <table:table-cell table:style-name="ce4" table:formula="of:=+(IF([.B130]&gt;[.C130]; [.$C$3]; ([.B130]+([.D130]*[.$B$3]))*[.$D$3]))" office:value-type="float" office:value="0.00000405311584472656">
            <text:p>0.0</text:p>
          </table:table-cell>
          <table:table-cell table:style-name="ce12" table:formula="of:=+(IF([.B130]&gt;[.C130];[.$E$3];(([.C130]-[.E130])*[.F130])+[.E130]))" office:value-type="float" office:value="1.00130305486804">
            <text:p>1.00130</text:p>
          </table:table-cell>
          <table:table-cell table:style-name="ce15" table:formula="of:=[.D130]" office:value-type="float" office:value="0">
            <text:p>0</text:p>
          </table:table-cell>
          <table:table-cell table:style-name="ce20" table:formula="of:=IF([.C130]=100;([.$G$3])*([.E130]-[.$F$3])+[.$F$3];((1-[.E130])*[.$H$3])+[.E130])" office:value-type="float" office:value="1">
            <text:p>1.0000000</text:p>
          </table:table-cell>
          <table:table-cell table:style-name="ce23" table:formula="of:=IF([.C130]=100;([.$K$3])*([.F130]-[.$J$3])+[.$J$3];([.$I$3]-[.F130])*[.$L$3]+[.F130])" office:value-type="float" office:value="0.6">
            <text:p>0.600</text:p>
          </table:table-cell>
          <table:table-cell table:number-columns-repeated="1018"/>
        </table:table-row>
        <table:table-row table:style-name="ro1">
          <table:table-cell office:value-type="float" office:value="119">
            <text:p>119</text:p>
          </table:table-cell>
          <table:table-cell table:style-name="ce4" table:formula="of:=+(IF([.B131]&gt;[.C131]; [.$C$3]; ([.B131]+([.D131]*[.$B$3]))*[.$D$3]))" office:value-type="float" office:value="0.00000202655792236328">
            <text:p>0.0</text:p>
          </table:table-cell>
          <table:table-cell table:style-name="ce12" table:formula="of:=+(IF([.B131]&gt;[.C131];[.$E$3];(([.C131]-[.E131])*[.F131])+[.E131]))" office:value-type="float" office:value="1.00078183292082">
            <text:p>1.00078</text:p>
          </table:table-cell>
          <table:table-cell table:style-name="ce15" table:formula="of:=[.D131]" office:value-type="float" office:value="0">
            <text:p>0</text:p>
          </table:table-cell>
          <table:table-cell table:style-name="ce20" table:formula="of:=IF([.C131]=100;([.$G$3])*([.E131]-[.$F$3])+[.$F$3];((1-[.E131])*[.$H$3])+[.E131])" office:value-type="float" office:value="1">
            <text:p>1.0000000</text:p>
          </table:table-cell>
          <table:table-cell table:style-name="ce23" table:formula="of:=IF([.C131]=100;([.$K$3])*([.F131]-[.$J$3])+[.$J$3];([.$I$3]-[.F131])*[.$L$3]+[.F131])" office:value-type="float" office:value="0.6">
            <text:p>0.600</text:p>
          </table:table-cell>
          <table:table-cell table:number-columns-repeated="1018"/>
        </table:table-row>
        <table:table-row table:style-name="ro1">
          <table:table-cell office:value-type="float" office:value="120">
            <text:p>120</text:p>
          </table:table-cell>
          <table:table-cell table:style-name="ce4" table:formula="of:=+(IF([.B132]&gt;[.C132]; [.$C$3]; ([.B132]+([.D132]*[.$B$3]))*[.$D$3]))" office:value-type="float" office:value="0.00000101327896118164">
            <text:p>0.0</text:p>
          </table:table-cell>
          <table:table-cell table:style-name="ce12" table:formula="of:=+(IF([.B132]&gt;[.C132];[.$E$3];(([.C132]-[.E132])*[.F132])+[.E132]))" office:value-type="float" office:value="1.00046909975249">
            <text:p>1.00047</text:p>
          </table:table-cell>
          <table:table-cell table:style-name="ce15" table:formula="of:=[.D132]" office:value-type="float" office:value="0">
            <text:p>0</text:p>
          </table:table-cell>
          <table:table-cell table:style-name="ce20" table:formula="of:=IF([.C132]=100;([.$G$3])*([.E132]-[.$F$3])+[.$F$3];((1-[.E132])*[.$H$3])+[.E132])" office:value-type="float" office:value="1">
            <text:p>1.0000000</text:p>
          </table:table-cell>
          <table:table-cell table:style-name="ce23" table:formula="of:=IF([.C132]=100;([.$K$3])*([.F132]-[.$J$3])+[.$J$3];([.$I$3]-[.F132])*[.$L$3]+[.F132])" office:value-type="float" office:value="0.6">
            <text:p>0.600</text:p>
          </table:table-cell>
          <table:table-cell table:number-columns-repeated="1018"/>
        </table:table-row>
        <table:table-row table:style-name="ro1">
          <table:table-cell office:value-type="float" office:value="121">
            <text:p>121</text:p>
          </table:table-cell>
          <table:table-cell table:style-name="ce4" table:formula="of:=+(IF([.B133]&gt;[.C133]; [.$C$3]; ([.B133]+([.D133]*[.$B$3]))*[.$D$3]))" office:value-type="float" office:value="0.00000050663948059082">
            <text:p>0.0</text:p>
          </table:table-cell>
          <table:table-cell table:style-name="ce12" table:formula="of:=+(IF([.B133]&gt;[.C133];[.$E$3];(([.C133]-[.E133])*[.F133])+[.E133]))" office:value-type="float" office:value="1.0002814598515">
            <text:p>1.00028</text:p>
          </table:table-cell>
          <table:table-cell table:style-name="ce15" table:formula="of:=[.D133]" office:value-type="float" office:value="0">
            <text:p>0</text:p>
          </table:table-cell>
          <table:table-cell table:style-name="ce20" table:formula="of:=IF([.C133]=100;([.$G$3])*([.E133]-[.$F$3])+[.$F$3];((1-[.E133])*[.$H$3])+[.E133])" office:value-type="float" office:value="1">
            <text:p>1.0000000</text:p>
          </table:table-cell>
          <table:table-cell table:style-name="ce23" table:formula="of:=IF([.C133]=100;([.$K$3])*([.F133]-[.$J$3])+[.$J$3];([.$I$3]-[.F133])*[.$L$3]+[.F133])" office:value-type="float" office:value="0.6">
            <text:p>0.600</text:p>
          </table:table-cell>
          <table:table-cell table:number-columns-repeated="1018"/>
        </table:table-row>
        <table:table-row table:style-name="ro1">
          <table:table-cell office:value-type="float" office:value="122">
            <text:p>122</text:p>
          </table:table-cell>
          <table:table-cell table:style-name="ce4" table:formula="of:=+(IF([.B134]&gt;[.C134]; [.$C$3]; ([.B134]+([.D134]*[.$B$3]))*[.$D$3]))" office:value-type="float" office:value="0.00000025331974029541">
            <text:p>0.0</text:p>
          </table:table-cell>
          <table:table-cell table:style-name="ce12" table:formula="of:=+(IF([.B134]&gt;[.C134];[.$E$3];(([.C134]-[.E134])*[.F134])+[.E134]))" office:value-type="float" office:value="1.0001688759109">
            <text:p>1.00017</text:p>
          </table:table-cell>
          <table:table-cell table:style-name="ce15" table:formula="of:=[.D134]" office:value-type="float" office:value="0">
            <text:p>0</text:p>
          </table:table-cell>
          <table:table-cell table:style-name="ce20" table:formula="of:=IF([.C134]=100;([.$G$3])*([.E134]-[.$F$3])+[.$F$3];((1-[.E134])*[.$H$3])+[.E134])" office:value-type="float" office:value="1">
            <text:p>1.0000000</text:p>
          </table:table-cell>
          <table:table-cell table:style-name="ce23" table:formula="of:=IF([.C134]=100;([.$K$3])*([.F134]-[.$J$3])+[.$J$3];([.$I$3]-[.F134])*[.$L$3]+[.F134])" office:value-type="float" office:value="0.6">
            <text:p>0.600</text:p>
          </table:table-cell>
          <table:table-cell table:number-columns-repeated="1018"/>
        </table:table-row>
        <table:table-row table:style-name="ro1">
          <table:table-cell office:value-type="float" office:value="123">
            <text:p>123</text:p>
          </table:table-cell>
          <table:table-cell table:style-name="ce4" table:formula="of:=+(IF([.B135]&gt;[.C135]; [.$C$3]; ([.B135]+([.D135]*[.$B$3]))*[.$D$3]))" office:value-type="float" office:value="0.000000126659870147705">
            <text:p>0.0</text:p>
          </table:table-cell>
          <table:table-cell table:style-name="ce12" table:formula="of:=+(IF([.B135]&gt;[.C135];[.$E$3];(([.C135]-[.E135])*[.F135])+[.E135]))" office:value-type="float" office:value="1.00010132554654">
            <text:p>1.00010</text:p>
          </table:table-cell>
          <table:table-cell table:style-name="ce15" table:formula="of:=[.D135]" office:value-type="float" office:value="0">
            <text:p>0</text:p>
          </table:table-cell>
          <table:table-cell table:style-name="ce20" table:formula="of:=IF([.C135]=100;([.$G$3])*([.E135]-[.$F$3])+[.$F$3];((1-[.E135])*[.$H$3])+[.E135])" office:value-type="float" office:value="1">
            <text:p>1.0000000</text:p>
          </table:table-cell>
          <table:table-cell table:style-name="ce23" table:formula="of:=IF([.C135]=100;([.$K$3])*([.F135]-[.$J$3])+[.$J$3];([.$I$3]-[.F135])*[.$L$3]+[.F135])" office:value-type="float" office:value="0.6">
            <text:p>0.600</text:p>
          </table:table-cell>
          <table:table-cell table:number-columns-repeated="1018"/>
        </table:table-row>
        <table:table-row table:style-name="ro1">
          <table:table-cell office:value-type="float" office:value="124">
            <text:p>124</text:p>
          </table:table-cell>
          <table:table-cell table:style-name="ce4" table:formula="of:=+(IF([.B136]&gt;[.C136]; [.$C$3]; ([.B136]+([.D136]*[.$B$3]))*[.$D$3]))" office:value-type="float" office:value="0.0000000633299350738525">
            <text:p>0.0</text:p>
          </table:table-cell>
          <table:table-cell table:style-name="ce12" table:formula="of:=+(IF([.B136]&gt;[.C136];[.$E$3];(([.C136]-[.E136])*[.F136])+[.E136]))" office:value-type="float" office:value="1.00006079532792">
            <text:p>1.00006</text:p>
          </table:table-cell>
          <table:table-cell table:style-name="ce15" table:formula="of:=[.D136]" office:value-type="float" office:value="0">
            <text:p>0</text:p>
          </table:table-cell>
          <table:table-cell table:style-name="ce20" table:formula="of:=IF([.C136]=100;([.$G$3])*([.E136]-[.$F$3])+[.$F$3];((1-[.E136])*[.$H$3])+[.E136])" office:value-type="float" office:value="1">
            <text:p>1.0000000</text:p>
          </table:table-cell>
          <table:table-cell table:style-name="ce23" table:formula="of:=IF([.C136]=100;([.$K$3])*([.F136]-[.$J$3])+[.$J$3];([.$I$3]-[.F136])*[.$L$3]+[.F136])" office:value-type="float" office:value="0.6">
            <text:p>0.600</text:p>
          </table:table-cell>
          <table:table-cell table:number-columns-repeated="1018"/>
        </table:table-row>
        <table:table-row table:style-name="ro1">
          <table:table-cell office:value-type="float" office:value="125">
            <text:p>125</text:p>
          </table:table-cell>
          <table:table-cell table:style-name="ce4" table:formula="of:=+(IF([.B137]&gt;[.C137]; [.$C$3]; ([.B137]+([.D137]*[.$B$3]))*[.$D$3]))" office:value-type="float" office:value="0.0000000316649675369263">
            <text:p>0.0</text:p>
          </table:table-cell>
          <table:table-cell table:style-name="ce12" table:formula="of:=+(IF([.B137]&gt;[.C137];[.$E$3];(([.C137]-[.E137])*[.F137])+[.E137]))" office:value-type="float" office:value="1.00003647719675">
            <text:p>1.00004</text:p>
          </table:table-cell>
          <table:table-cell table:style-name="ce15" table:formula="of:=[.D137]" office:value-type="float" office:value="0">
            <text:p>0</text:p>
          </table:table-cell>
          <table:table-cell table:style-name="ce20" table:formula="of:=IF([.C137]=100;([.$G$3])*([.E137]-[.$F$3])+[.$F$3];((1-[.E137])*[.$H$3])+[.E137])" office:value-type="float" office:value="1">
            <text:p>1.0000000</text:p>
          </table:table-cell>
          <table:table-cell table:style-name="ce23" table:formula="of:=IF([.C137]=100;([.$K$3])*([.F137]-[.$J$3])+[.$J$3];([.$I$3]-[.F137])*[.$L$3]+[.F137])" office:value-type="float" office:value="0.6">
            <text:p>0.600</text:p>
          </table:table-cell>
          <table:table-cell table:number-columns-repeated="1018"/>
        </table:table-row>
        <table:table-row table:style-name="ro1">
          <table:table-cell office:value-type="float" office:value="126">
            <text:p>126</text:p>
          </table:table-cell>
          <table:table-cell table:style-name="ce4" table:formula="of:=+(IF([.B138]&gt;[.C138]; [.$C$3]; ([.B138]+([.D138]*[.$B$3]))*[.$D$3]))" office:value-type="float" office:value="0.0000000158324837684631">
            <text:p>0.0</text:p>
          </table:table-cell>
          <table:table-cell table:style-name="ce12" table:formula="of:=+(IF([.B138]&gt;[.C138];[.$E$3];(([.C138]-[.E138])*[.F138])+[.E138]))" office:value-type="float" office:value="1.00002188631805">
            <text:p>1.00002</text:p>
          </table:table-cell>
          <table:table-cell table:style-name="ce15" table:formula="of:=[.D138]" office:value-type="float" office:value="0">
            <text:p>0</text:p>
          </table:table-cell>
          <table:table-cell table:style-name="ce20" table:formula="of:=IF([.C138]=100;([.$G$3])*([.E138]-[.$F$3])+[.$F$3];((1-[.E138])*[.$H$3])+[.E138])" office:value-type="float" office:value="1">
            <text:p>1.0000000</text:p>
          </table:table-cell>
          <table:table-cell table:style-name="ce23" table:formula="of:=IF([.C138]=100;([.$K$3])*([.F138]-[.$J$3])+[.$J$3];([.$I$3]-[.F138])*[.$L$3]+[.F138])" office:value-type="float" office:value="0.6">
            <text:p>0.600</text:p>
          </table:table-cell>
          <table:table-cell table:number-columns-repeated="1018"/>
        </table:table-row>
        <table:table-row table:style-name="ro1">
          <table:table-cell office:value-type="float" office:value="127">
            <text:p>127</text:p>
          </table:table-cell>
          <table:table-cell table:style-name="ce4" table:formula="of:=+(IF([.B139]&gt;[.C139]; [.$C$3]; ([.B139]+([.D139]*[.$B$3]))*[.$D$3]))" office:value-type="float" office:value="0.00000000791624188423157">
            <text:p>0.0</text:p>
          </table:table-cell>
          <table:table-cell table:style-name="ce12" table:formula="of:=+(IF([.B139]&gt;[.C139];[.$E$3];(([.C139]-[.E139])*[.F139])+[.E139]))" office:value-type="float" office:value="1.00001313179083">
            <text:p>1.00001</text:p>
          </table:table-cell>
          <table:table-cell table:style-name="ce15" table:formula="of:=[.D139]" office:value-type="float" office:value="0">
            <text:p>0</text:p>
          </table:table-cell>
          <table:table-cell table:style-name="ce20" table:formula="of:=IF([.C139]=100;([.$G$3])*([.E139]-[.$F$3])+[.$F$3];((1-[.E139])*[.$H$3])+[.E139])" office:value-type="float" office:value="1">
            <text:p>1.0000000</text:p>
          </table:table-cell>
          <table:table-cell table:style-name="ce23" table:formula="of:=IF([.C139]=100;([.$K$3])*([.F139]-[.$J$3])+[.$J$3];([.$I$3]-[.F139])*[.$L$3]+[.F139])" office:value-type="float" office:value="0.6">
            <text:p>0.600</text:p>
          </table:table-cell>
          <table:table-cell table:number-columns-repeated="1018"/>
        </table:table-row>
        <table:table-row table:style-name="ro1">
          <table:table-cell office:value-type="float" office:value="128">
            <text:p>128</text:p>
          </table:table-cell>
          <table:table-cell table:style-name="ce4" table:formula="of:=+(IF([.B140]&gt;[.C140]; [.$C$3]; ([.B140]+([.D140]*[.$B$3]))*[.$D$3]))" office:value-type="float" office:value="0.00000000395812094211578">
            <text:p>0.0</text:p>
          </table:table-cell>
          <table:table-cell table:style-name="ce12" table:formula="of:=+(IF([.B140]&gt;[.C140];[.$E$3];(([.C140]-[.E140])*[.F140])+[.E140]))" office:value-type="float" office:value="1.0000078790745">
            <text:p>1.00001</text:p>
          </table:table-cell>
          <table:table-cell table:style-name="ce15" table:formula="of:=[.D140]" office:value-type="float" office:value="0">
            <text:p>0</text:p>
          </table:table-cell>
          <table:table-cell table:style-name="ce20" table:formula="of:=IF([.C140]=100;([.$G$3])*([.E140]-[.$F$3])+[.$F$3];((1-[.E140])*[.$H$3])+[.E140])" office:value-type="float" office:value="1">
            <text:p>1.0000000</text:p>
          </table:table-cell>
          <table:table-cell table:style-name="ce23" table:formula="of:=IF([.C140]=100;([.$K$3])*([.F140]-[.$J$3])+[.$J$3];([.$I$3]-[.F140])*[.$L$3]+[.F140])" office:value-type="float" office:value="0.6">
            <text:p>0.600</text:p>
          </table:table-cell>
          <table:table-cell table:number-columns-repeated="1018"/>
        </table:table-row>
        <table:table-row table:style-name="ro1">
          <table:table-cell office:value-type="float" office:value="129">
            <text:p>129</text:p>
          </table:table-cell>
          <table:table-cell table:style-name="ce4" table:formula="of:=+(IF([.B141]&gt;[.C141]; [.$C$3]; ([.B141]+([.D141]*[.$B$3]))*[.$D$3]))" office:value-type="float" office:value="0.00000000197906047105789">
            <text:p>0.0</text:p>
          </table:table-cell>
          <table:table-cell table:style-name="ce12" table:formula="of:=+(IF([.B141]&gt;[.C141];[.$E$3];(([.C141]-[.E141])*[.F141])+[.E141]))" office:value-type="float" office:value="1.0000047274447">
            <text:p>1.00000</text:p>
          </table:table-cell>
          <table:table-cell table:style-name="ce15" table:formula="of:=[.D141]" office:value-type="float" office:value="0">
            <text:p>0</text:p>
          </table:table-cell>
          <table:table-cell table:style-name="ce20" table:formula="of:=IF([.C141]=100;([.$G$3])*([.E141]-[.$F$3])+[.$F$3];((1-[.E141])*[.$H$3])+[.E141])" office:value-type="float" office:value="1">
            <text:p>1.0000000</text:p>
          </table:table-cell>
          <table:table-cell table:style-name="ce23" table:formula="of:=IF([.C141]=100;([.$K$3])*([.F141]-[.$J$3])+[.$J$3];([.$I$3]-[.F141])*[.$L$3]+[.F141])" office:value-type="float" office:value="0.6">
            <text:p>0.600</text:p>
          </table:table-cell>
          <table:table-cell table:number-columns-repeated="1018"/>
        </table:table-row>
        <table:table-row table:style-name="ro1">
          <table:table-cell office:value-type="float" office:value="130">
            <text:p>130</text:p>
          </table:table-cell>
          <table:table-cell table:style-name="ce4" table:formula="of:=+(IF([.B142]&gt;[.C142]; [.$C$3]; ([.B142]+([.D142]*[.$B$3]))*[.$D$3]))" office:value-type="float" office:value="0.000000000989530235528946">
            <text:p>0.0</text:p>
          </table:table-cell>
          <table:table-cell table:style-name="ce12" table:formula="of:=+(IF([.B142]&gt;[.C142];[.$E$3];(([.C142]-[.E142])*[.F142])+[.E142]))" office:value-type="float" office:value="1.00000283646682">
            <text:p>1.00000</text:p>
          </table:table-cell>
          <table:table-cell table:style-name="ce15" table:formula="of:=[.D142]" office:value-type="float" office:value="0">
            <text:p>0</text:p>
          </table:table-cell>
          <table:table-cell table:style-name="ce20" table:formula="of:=IF([.C142]=100;([.$G$3])*([.E142]-[.$F$3])+[.$F$3];((1-[.E142])*[.$H$3])+[.E142])" office:value-type="float" office:value="1">
            <text:p>1.0000000</text:p>
          </table:table-cell>
          <table:table-cell table:style-name="ce23" table:formula="of:=IF([.C142]=100;([.$K$3])*([.F142]-[.$J$3])+[.$J$3];([.$I$3]-[.F142])*[.$L$3]+[.F142])" office:value-type="float" office:value="0.6">
            <text:p>0.600</text:p>
          </table:table-cell>
          <table:table-cell table:number-columns-repeated="1018"/>
        </table:table-row>
        <table:table-row table:style-name="ro1">
          <table:table-cell office:value-type="float" office:value="131">
            <text:p>131</text:p>
          </table:table-cell>
          <table:table-cell table:style-name="ce4" table:formula="of:=+(IF([.B143]&gt;[.C143]; [.$C$3]; ([.B143]+([.D143]*[.$B$3]))*[.$D$3]))" office:value-type="float" office:value="0.000000000494765117764473">
            <text:p>0.0</text:p>
          </table:table-cell>
          <table:table-cell table:style-name="ce12" table:formula="of:=+(IF([.B143]&gt;[.C143];[.$E$3];(([.C143]-[.E143])*[.F143])+[.E143]))" office:value-type="float" office:value="1.00000170188009">
            <text:p>1.00000</text:p>
          </table:table-cell>
          <table:table-cell table:style-name="ce15" table:formula="of:=[.D143]" office:value-type="float" office:value="0">
            <text:p>0</text:p>
          </table:table-cell>
          <table:table-cell table:style-name="ce20" table:formula="of:=IF([.C143]=100;([.$G$3])*([.E143]-[.$F$3])+[.$F$3];((1-[.E143])*[.$H$3])+[.E143])" office:value-type="float" office:value="1">
            <text:p>1.0000000</text:p>
          </table:table-cell>
          <table:table-cell table:style-name="ce23" table:formula="of:=IF([.C143]=100;([.$K$3])*([.F143]-[.$J$3])+[.$J$3];([.$I$3]-[.F143])*[.$L$3]+[.F143])" office:value-type="float" office:value="0.6">
            <text:p>0.600</text:p>
          </table:table-cell>
          <table:table-cell table:number-columns-repeated="1018"/>
        </table:table-row>
        <table:table-row table:style-name="ro1">
          <table:table-cell office:value-type="float" office:value="132">
            <text:p>132</text:p>
          </table:table-cell>
          <table:table-cell table:style-name="ce4" table:formula="of:=+(IF([.B144]&gt;[.C144]; [.$C$3]; ([.B144]+([.D144]*[.$B$3]))*[.$D$3]))" office:value-type="float" office:value="0.000000000247382558882236">
            <text:p>0.0</text:p>
          </table:table-cell>
          <table:table-cell table:style-name="ce12" table:formula="of:=+(IF([.B144]&gt;[.C144];[.$E$3];(([.C144]-[.E144])*[.F144])+[.E144]))" office:value-type="float" office:value="1.00000102112806">
            <text:p>1.00000</text:p>
          </table:table-cell>
          <table:table-cell table:style-name="ce15" table:formula="of:=[.D144]" office:value-type="float" office:value="0">
            <text:p>0</text:p>
          </table:table-cell>
          <table:table-cell table:style-name="ce20" table:formula="of:=IF([.C144]=100;([.$G$3])*([.E144]-[.$F$3])+[.$F$3];((1-[.E144])*[.$H$3])+[.E144])" office:value-type="float" office:value="1">
            <text:p>1.0000000</text:p>
          </table:table-cell>
          <table:table-cell table:style-name="ce23" table:formula="of:=IF([.C144]=100;([.$K$3])*([.F144]-[.$J$3])+[.$J$3];([.$I$3]-[.F144])*[.$L$3]+[.F144])" office:value-type="float" office:value="0.6">
            <text:p>0.600</text:p>
          </table:table-cell>
          <table:table-cell table:number-columns-repeated="1018"/>
        </table:table-row>
        <table:table-row table:style-name="ro1">
          <table:table-cell office:value-type="float" office:value="133">
            <text:p>133</text:p>
          </table:table-cell>
          <table:table-cell table:style-name="ce4" table:formula="of:=+(IF([.B145]&gt;[.C145]; [.$C$3]; ([.B145]+([.D145]*[.$B$3]))*[.$D$3]))" office:value-type="float" office:value="0.000000000123691279441118">
            <text:p>0.0</text:p>
          </table:table-cell>
          <table:table-cell table:style-name="ce12" table:formula="of:=+(IF([.B145]&gt;[.C145];[.$E$3];(([.C145]-[.E145])*[.F145])+[.E145]))" office:value-type="float" office:value="1.00000061267683">
            <text:p>1.00000</text:p>
          </table:table-cell>
          <table:table-cell table:style-name="ce15" office:value-type="float" office:value="0">
            <text:p>0</text:p>
          </table:table-cell>
          <table:table-cell table:style-name="ce20" table:formula="of:=IF([.C145]=100;([.$G$3])*([.E145]-[.$F$3])+[.$F$3];((1-[.E145])*[.$H$3])+[.E145])" office:value-type="float" office:value="1">
            <text:p>1.0000000</text:p>
          </table:table-cell>
          <table:table-cell table:style-name="ce23" table:formula="of:=IF([.C145]=100;([.$K$3])*([.F145]-[.$J$3])+[.$J$3];([.$I$3]-[.F145])*[.$L$3]+[.F145])" office:value-type="float" office:value="0.6">
            <text:p>0.600</text:p>
          </table:table-cell>
          <table:table-cell table:number-columns-repeated="1018"/>
        </table:table-row>
        <table:table-row table:style-name="ro1">
          <table:table-cell office:value-type="float" office:value="134">
            <text:p>134</text:p>
          </table:table-cell>
          <table:table-cell table:style-name="ce4" table:formula="of:=+(IF([.B146]&gt;[.C146]; [.$C$3]; ([.B146]+([.D146]*[.$B$3]))*[.$D$3]))" office:value-type="float" office:value="0.0000000000618456397205591">
            <text:p>0.0</text:p>
          </table:table-cell>
          <table:table-cell table:style-name="ce12" table:formula="of:=+(IF([.B146]&gt;[.C146];[.$E$3];(([.C146]-[.E146])*[.F146])+[.E146]))" office:value-type="float" office:value="1.0000003676061">
            <text:p>1.00000</text:p>
          </table:table-cell>
          <table:table-cell table:style-name="ce15" office:value-type="float" office:value="0">
            <text:p>0</text:p>
          </table:table-cell>
          <table:table-cell table:style-name="ce20" table:formula="of:=IF([.C146]=100;([.$G$3])*([.E146]-[.$F$3])+[.$F$3];((1-[.E146])*[.$H$3])+[.E146])" office:value-type="float" office:value="1">
            <text:p>1.0000000</text:p>
          </table:table-cell>
          <table:table-cell table:style-name="ce23" table:formula="of:=IF([.C146]=100;([.$K$3])*([.F146]-[.$J$3])+[.$J$3];([.$I$3]-[.F146])*[.$L$3]+[.F146])" office:value-type="float" office:value="0.6">
            <text:p>0.600</text:p>
          </table:table-cell>
          <table:table-cell table:number-columns-repeated="1018"/>
        </table:table-row>
        <table:table-row table:style-name="ro1">
          <table:table-cell office:value-type="float" office:value="135">
            <text:p>135</text:p>
          </table:table-cell>
          <table:table-cell table:style-name="ce4" table:formula="of:=+(IF([.B147]&gt;[.C147]; [.$C$3]; ([.B147]+([.D147]*[.$B$3]))*[.$D$3]))" office:value-type="float" office:value="0.0000000000309228198602796">
            <text:p>0.0</text:p>
          </table:table-cell>
          <table:table-cell table:style-name="ce12" table:formula="of:=+(IF([.B147]&gt;[.C147];[.$E$3];(([.C147]-[.E147])*[.F147])+[.E147]))" office:value-type="float" office:value="1.00000022056366">
            <text:p>1.00000</text:p>
          </table:table-cell>
          <table:table-cell table:style-name="ce15" office:value-type="float" office:value="0">
            <text:p>0</text:p>
          </table:table-cell>
          <table:table-cell table:style-name="ce20" table:formula="of:=IF([.C147]=100;([.$G$3])*([.E147]-[.$F$3])+[.$F$3];((1-[.E147])*[.$H$3])+[.E147])" office:value-type="float" office:value="1">
            <text:p>1.0000000</text:p>
          </table:table-cell>
          <table:table-cell table:style-name="ce23" table:formula="of:=IF([.C147]=100;([.$K$3])*([.F147]-[.$J$3])+[.$J$3];([.$I$3]-[.F147])*[.$L$3]+[.F147])" office:value-type="float" office:value="0.6">
            <text:p>0.600</text:p>
          </table:table-cell>
          <table:table-cell table:number-columns-repeated="1018"/>
        </table:table-row>
        <table:table-row table:style-name="ro1">
          <table:table-cell office:value-type="float" office:value="136">
            <text:p>136</text:p>
          </table:table-cell>
          <table:table-cell table:style-name="ce4" table:formula="of:=+(IF([.B148]&gt;[.C148]; [.$C$3]; ([.B148]+([.D148]*[.$B$3]))*[.$D$3]))" office:value-type="float" office:value="0.0000000000154614099301398">
            <text:p>0.0</text:p>
          </table:table-cell>
          <table:table-cell table:style-name="ce12" table:formula="of:=+(IF([.B148]&gt;[.C148];[.$E$3];(([.C148]-[.E148])*[.F148])+[.E148]))" office:value-type="float" office:value="1.0000001323382">
            <text:p>1.00000</text:p>
          </table:table-cell>
          <table:table-cell table:style-name="ce15" office:value-type="float" office:value="0">
            <text:p>0</text:p>
          </table:table-cell>
          <table:table-cell table:style-name="ce20" table:formula="of:=IF([.C148]=100;([.$G$3])*([.E148]-[.$F$3])+[.$F$3];((1-[.E148])*[.$H$3])+[.E148])" office:value-type="float" office:value="1">
            <text:p>1.0000000</text:p>
          </table:table-cell>
          <table:table-cell table:style-name="ce23" table:formula="of:=IF([.C148]=100;([.$K$3])*([.F148]-[.$J$3])+[.$J$3];([.$I$3]-[.F148])*[.$L$3]+[.F148])" office:value-type="float" office:value="0.6">
            <text:p>0.600</text:p>
          </table:table-cell>
          <table:table-cell table:number-columns-repeated="1018"/>
        </table:table-row>
        <table:table-row table:style-name="ro1">
          <table:table-cell office:value-type="float" office:value="137">
            <text:p>137</text:p>
          </table:table-cell>
          <table:table-cell table:style-name="ce4" table:formula="of:=+(IF([.B149]&gt;[.C149]; [.$C$3]; ([.B149]+([.D149]*[.$B$3]))*[.$D$3]))" office:value-type="float" office:value="0.00000000000773070496506989">
            <text:p>0.0</text:p>
          </table:table-cell>
          <table:table-cell table:style-name="ce12" table:formula="of:=+(IF([.B149]&gt;[.C149];[.$E$3];(([.C149]-[.E149])*[.F149])+[.E149]))" office:value-type="float" office:value="1.00000007940292">
            <text:p>1.00000</text:p>
          </table:table-cell>
          <table:table-cell table:style-name="ce15" table:formula="of:=[.D149]" office:value-type="float" office:value="0">
            <text:p>0</text:p>
          </table:table-cell>
          <table:table-cell table:style-name="ce20" table:formula="of:=IF([.C149]=100;([.$G$3])*([.E149]-[.$F$3])+[.$F$3];((1-[.E149])*[.$H$3])+[.E149])" office:value-type="float" office:value="1">
            <text:p>1.0000000</text:p>
          </table:table-cell>
          <table:table-cell table:style-name="ce23" table:formula="of:=IF([.C149]=100;([.$K$3])*([.F149]-[.$J$3])+[.$J$3];([.$I$3]-[.F149])*[.$L$3]+[.F149])" office:value-type="float" office:value="0.6">
            <text:p>0.600</text:p>
          </table:table-cell>
          <table:table-cell table:number-columns-repeated="1018"/>
        </table:table-row>
        <table:table-row table:style-name="ro1">
          <table:table-cell office:value-type="float" office:value="138">
            <text:p>138</text:p>
          </table:table-cell>
          <table:table-cell table:style-name="ce4" table:formula="of:=+(IF([.B150]&gt;[.C150]; [.$C$3]; ([.B150]+([.D150]*[.$B$3]))*[.$D$3]))" office:value-type="float" office:value="0.00000000000386535248253494">
            <text:p>0.0</text:p>
          </table:table-cell>
          <table:table-cell table:style-name="ce12" table:formula="of:=+(IF([.B150]&gt;[.C150];[.$E$3];(([.C150]-[.E150])*[.F150])+[.E150]))" office:value-type="float" office:value="1.00000004764175">
            <text:p>1.00000</text:p>
          </table:table-cell>
          <table:table-cell table:style-name="ce15" table:formula="of:=[.D150]" office:value-type="float" office:value="0">
            <text:p>0</text:p>
          </table:table-cell>
          <table:table-cell table:style-name="ce20" table:formula="of:=IF([.C150]=100;([.$G$3])*([.E150]-[.$F$3])+[.$F$3];((1-[.E150])*[.$H$3])+[.E150])" office:value-type="float" office:value="1">
            <text:p>1.0000000</text:p>
          </table:table-cell>
          <table:table-cell table:style-name="ce23" table:formula="of:=IF([.C150]=100;([.$K$3])*([.F150]-[.$J$3])+[.$J$3];([.$I$3]-[.F150])*[.$L$3]+[.F150])" office:value-type="float" office:value="0.6">
            <text:p>0.600</text:p>
          </table:table-cell>
          <table:table-cell table:number-columns-repeated="1018"/>
        </table:table-row>
        <table:table-row table:style-name="ro1">
          <table:table-cell office:value-type="float" office:value="139">
            <text:p>139</text:p>
          </table:table-cell>
          <table:table-cell table:style-name="ce4" table:formula="of:=+(IF([.B151]&gt;[.C151]; [.$C$3]; ([.B151]+([.D151]*[.$B$3]))*[.$D$3]))" office:value-type="float" office:value="0.00000000000193267624126747">
            <text:p>0.0</text:p>
          </table:table-cell>
          <table:table-cell table:style-name="ce12" table:formula="of:=+(IF([.B151]&gt;[.C151];[.$E$3];(([.C151]-[.E151])*[.F151])+[.E151]))" office:value-type="float" office:value="1.00000002858505">
            <text:p>1.00000</text:p>
          </table:table-cell>
          <table:table-cell table:style-name="ce15" table:formula="of:=[.D151]" office:value-type="float" office:value="0">
            <text:p>0</text:p>
          </table:table-cell>
          <table:table-cell table:style-name="ce20" table:formula="of:=IF([.C151]=100;([.$G$3])*([.E151]-[.$F$3])+[.$F$3];((1-[.E151])*[.$H$3])+[.E151])" office:value-type="float" office:value="1">
            <text:p>1.0000000</text:p>
          </table:table-cell>
          <table:table-cell table:style-name="ce23" table:formula="of:=IF([.C151]=100;([.$K$3])*([.F151]-[.$J$3])+[.$J$3];([.$I$3]-[.F151])*[.$L$3]+[.F151])" office:value-type="float" office:value="0.6">
            <text:p>0.600</text:p>
          </table:table-cell>
          <table:table-cell table:number-columns-repeated="1018"/>
        </table:table-row>
        <table:table-row table:style-name="ro1">
          <table:table-cell office:value-type="float" office:value="140">
            <text:p>140</text:p>
          </table:table-cell>
          <table:table-cell table:style-name="ce4" table:formula="of:=+(IF([.B152]&gt;[.C152]; [.$C$3]; ([.B152]+([.D152]*[.$B$3]))*[.$D$3]))" office:value-type="float" office:value="0.000000000000966338120633736">
            <text:p>0.0</text:p>
          </table:table-cell>
          <table:table-cell table:style-name="ce12" table:formula="of:=+(IF([.B152]&gt;[.C152];[.$E$3];(([.C152]-[.E152])*[.F152])+[.E152]))" office:value-type="float" office:value="1.00000001715103">
            <text:p>1.00000</text:p>
          </table:table-cell>
          <table:table-cell table:style-name="ce15" table:formula="of:=[.D152]" office:value-type="float" office:value="0">
            <text:p>0</text:p>
          </table:table-cell>
          <table:table-cell table:style-name="ce20" table:formula="of:=IF([.C152]=100;([.$G$3])*([.E152]-[.$F$3])+[.$F$3];((1-[.E152])*[.$H$3])+[.E152])" office:value-type="float" office:value="1">
            <text:p>1.0000000</text:p>
          </table:table-cell>
          <table:table-cell table:style-name="ce23" table:formula="of:=IF([.C152]=100;([.$K$3])*([.F152]-[.$J$3])+[.$J$3];([.$I$3]-[.F152])*[.$L$3]+[.F152])" office:value-type="float" office:value="0.6">
            <text:p>0.600</text:p>
          </table:table-cell>
          <table:table-cell table:number-columns-repeated="1018"/>
        </table:table-row>
        <table:table-row table:style-name="ro1">
          <table:table-cell office:value-type="float" office:value="141">
            <text:p>141</text:p>
          </table:table-cell>
          <table:table-cell table:style-name="ce4" table:formula="of:=+(IF([.B153]&gt;[.C153]; [.$C$3]; ([.B153]+([.D153]*[.$B$3]))*[.$D$3]))" office:value-type="float" office:value="0.000000000000483169060316868">
            <text:p>0.0</text:p>
          </table:table-cell>
          <table:table-cell table:style-name="ce12" table:formula="of:=+(IF([.B153]&gt;[.C153];[.$E$3];(([.C153]-[.E153])*[.F153])+[.E153]))" office:value-type="float" office:value="1.00000001029062">
            <text:p>1.00000</text:p>
          </table:table-cell>
          <table:table-cell table:style-name="ce15" table:formula="of:=[.D153]" office:value-type="float" office:value="0">
            <text:p>0</text:p>
          </table:table-cell>
          <table:table-cell table:style-name="ce20" table:formula="of:=IF([.C153]=100;([.$G$3])*([.E153]-[.$F$3])+[.$F$3];((1-[.E153])*[.$H$3])+[.E153])" office:value-type="float" office:value="1">
            <text:p>1.0000000</text:p>
          </table:table-cell>
          <table:table-cell table:style-name="ce23" table:formula="of:=IF([.C153]=100;([.$K$3])*([.F153]-[.$J$3])+[.$J$3];([.$I$3]-[.F153])*[.$L$3]+[.F153])" office:value-type="float" office:value="0.6">
            <text:p>0.600</text:p>
          </table:table-cell>
          <table:table-cell table:number-columns-repeated="1018"/>
        </table:table-row>
        <table:table-row table:style-name="ro1">
          <table:table-cell office:value-type="float" office:value="142">
            <text:p>142</text:p>
          </table:table-cell>
          <table:table-cell table:style-name="ce4" table:formula="of:=+(IF([.B154]&gt;[.C154]; [.$C$3]; ([.B154]+([.D154]*[.$B$3]))*[.$D$3]))" office:value-type="float" office:value="0.000000000000241584530158434">
            <text:p>0.0</text:p>
          </table:table-cell>
          <table:table-cell table:style-name="ce12" table:formula="of:=+(IF([.B154]&gt;[.C154];[.$E$3];(([.C154]-[.E154])*[.F154])+[.E154]))" office:value-type="float" office:value="1.00000000617437">
            <text:p>1.00000</text:p>
          </table:table-cell>
          <table:table-cell table:style-name="ce15" table:formula="of:=[.D154]" office:value-type="float" office:value="0">
            <text:p>0</text:p>
          </table:table-cell>
          <table:table-cell table:style-name="ce20" table:formula="of:=IF([.C154]=100;([.$G$3])*([.E154]-[.$F$3])+[.$F$3];((1-[.E154])*[.$H$3])+[.E154])" office:value-type="float" office:value="1">
            <text:p>1.0000000</text:p>
          </table:table-cell>
          <table:table-cell table:style-name="ce23" table:formula="of:=IF([.C154]=100;([.$K$3])*([.F154]-[.$J$3])+[.$J$3];([.$I$3]-[.F154])*[.$L$3]+[.F154])" office:value-type="float" office:value="0.6">
            <text:p>0.600</text:p>
          </table:table-cell>
          <table:table-cell table:number-columns-repeated="1018"/>
        </table:table-row>
        <table:table-row table:style-name="ro1">
          <table:table-cell office:value-type="float" office:value="143">
            <text:p>143</text:p>
          </table:table-cell>
          <table:table-cell table:style-name="ce4" table:formula="of:=+(IF([.B155]&gt;[.C155]; [.$C$3]; ([.B155]+([.D155]*[.$B$3]))*[.$D$3]))" office:value-type="float" office:value="0.000000000000120792265079217">
            <text:p>0.0</text:p>
          </table:table-cell>
          <table:table-cell table:style-name="ce12" table:formula="of:=+(IF([.B155]&gt;[.C155];[.$E$3];(([.C155]-[.E155])*[.F155])+[.E155]))" office:value-type="float" office:value="1.00000000370462">
            <text:p>1.00000</text:p>
          </table:table-cell>
          <table:table-cell table:style-name="ce15" table:formula="of:=[.D155]" office:value-type="float" office:value="0">
            <text:p>0</text:p>
          </table:table-cell>
          <table:table-cell table:style-name="ce20" table:formula="of:=IF([.C155]=100;([.$G$3])*([.E155]-[.$F$3])+[.$F$3];((1-[.E155])*[.$H$3])+[.E155])" office:value-type="float" office:value="1">
            <text:p>1.0000000</text:p>
          </table:table-cell>
          <table:table-cell table:style-name="ce23" table:formula="of:=IF([.C155]=100;([.$K$3])*([.F155]-[.$J$3])+[.$J$3];([.$I$3]-[.F155])*[.$L$3]+[.F155])" office:value-type="float" office:value="0.6">
            <text:p>0.600</text:p>
          </table:table-cell>
          <table:table-cell table:number-columns-repeated="1018"/>
        </table:table-row>
        <table:table-row table:style-name="ro1">
          <table:table-cell office:value-type="float" office:value="144">
            <text:p>144</text:p>
          </table:table-cell>
          <table:table-cell table:style-name="ce4" table:formula="of:=+(IF([.B156]&gt;[.C156]; [.$C$3]; ([.B156]+([.D156]*[.$B$3]))*[.$D$3]))" office:value-type="float" office:value="0.0000000000000603961325396085">
            <text:p>0.0</text:p>
          </table:table-cell>
          <table:table-cell table:style-name="ce12" table:formula="of:=+(IF([.B156]&gt;[.C156];[.$E$3];(([.C156]-[.E156])*[.F156])+[.E156]))" office:value-type="float" office:value="1.00000000222277">
            <text:p>1.00000</text:p>
          </table:table-cell>
          <table:table-cell table:style-name="ce15" table:formula="of:=[.D156]" office:value-type="float" office:value="0">
            <text:p>0</text:p>
          </table:table-cell>
          <table:table-cell table:style-name="ce20" table:formula="of:=IF([.C156]=100;([.$G$3])*([.E156]-[.$F$3])+[.$F$3];((1-[.E156])*[.$H$3])+[.E156])" office:value-type="float" office:value="1">
            <text:p>1.0000000</text:p>
          </table:table-cell>
          <table:table-cell table:style-name="ce23" table:formula="of:=IF([.C156]=100;([.$K$3])*([.F156]-[.$J$3])+[.$J$3];([.$I$3]-[.F156])*[.$L$3]+[.F156])" office:value-type="float" office:value="0.6">
            <text:p>0.600</text:p>
          </table:table-cell>
          <table:table-cell table:number-columns-repeated="1018"/>
        </table:table-row>
        <table:table-row table:style-name="ro1">
          <table:table-cell office:value-type="float" office:value="145">
            <text:p>145</text:p>
          </table:table-cell>
          <table:table-cell table:style-name="ce4" table:formula="of:=+(IF([.B157]&gt;[.C157]; [.$C$3]; ([.B157]+([.D157]*[.$B$3]))*[.$D$3]))" office:value-type="float" office:value="0.0000000000000301980662698043">
            <text:p>0.0</text:p>
          </table:table-cell>
          <table:table-cell table:style-name="ce12" table:formula="of:=+(IF([.B157]&gt;[.C157];[.$E$3];(([.C157]-[.E157])*[.F157])+[.E157]))" office:value-type="float" office:value="1.00000000133366">
            <text:p>1.00000</text:p>
          </table:table-cell>
          <table:table-cell table:style-name="ce15" table:formula="of:=[.D157]" office:value-type="float" office:value="0">
            <text:p>0</text:p>
          </table:table-cell>
          <table:table-cell table:style-name="ce20" table:formula="of:=IF([.C157]=100;([.$G$3])*([.E157]-[.$F$3])+[.$F$3];((1-[.E157])*[.$H$3])+[.E157])" office:value-type="float" office:value="1">
            <text:p>1.0000000</text:p>
          </table:table-cell>
          <table:table-cell table:style-name="ce23" table:formula="of:=IF([.C157]=100;([.$K$3])*([.F157]-[.$J$3])+[.$J$3];([.$I$3]-[.F157])*[.$L$3]+[.F157])" office:value-type="float" office:value="0.6">
            <text:p>0.600</text:p>
          </table:table-cell>
          <table:table-cell table:number-columns-repeated="1018"/>
        </table:table-row>
        <table:table-row table:style-name="ro1">
          <table:table-cell office:value-type="float" office:value="146">
            <text:p>146</text:p>
          </table:table-cell>
          <table:table-cell table:style-name="ce4" table:formula="of:=+(IF([.B158]&gt;[.C158]; [.$C$3]; ([.B158]+([.D158]*[.$B$3]))*[.$D$3]))" office:value-type="float" office:value="0.0000000000000150990331349021">
            <text:p>0.0</text:p>
          </table:table-cell>
          <table:table-cell table:style-name="ce12" table:formula="of:=+(IF([.B158]&gt;[.C158];[.$E$3];(([.C158]-[.E158])*[.F158])+[.E158]))" office:value-type="float" office:value="1.0000000008002">
            <text:p>1.00000</text:p>
          </table:table-cell>
          <table:table-cell table:style-name="ce15" table:formula="of:=[.D158]" office:value-type="float" office:value="0">
            <text:p>0</text:p>
          </table:table-cell>
          <table:table-cell table:style-name="ce20" table:formula="of:=IF([.C158]=100;([.$G$3])*([.E158]-[.$F$3])+[.$F$3];((1-[.E158])*[.$H$3])+[.E158])" office:value-type="float" office:value="1">
            <text:p>1.0000000</text:p>
          </table:table-cell>
          <table:table-cell table:style-name="ce23" table:formula="of:=IF([.C158]=100;([.$K$3])*([.F158]-[.$J$3])+[.$J$3];([.$I$3]-[.F158])*[.$L$3]+[.F158])" office:value-type="float" office:value="0.6">
            <text:p>0.600</text:p>
          </table:table-cell>
          <table:table-cell table:number-columns-repeated="1018"/>
        </table:table-row>
        <table:table-row table:style-name="ro1">
          <table:table-cell office:value-type="float" office:value="147">
            <text:p>147</text:p>
          </table:table-cell>
          <table:table-cell table:style-name="ce4" table:formula="of:=+(IF([.B159]&gt;[.C159]; [.$C$3]; ([.B159]+([.D159]*[.$B$3]))*[.$D$3]))" office:value-type="float" office:value="7.54951656745106E-015">
            <text:p>0.0</text:p>
          </table:table-cell>
          <table:table-cell table:style-name="ce12" table:formula="of:=+(IF([.B159]&gt;[.C159];[.$E$3];(([.C159]-[.E159])*[.F159])+[.E159]))" office:value-type="float" office:value="1.00000000048012">
            <text:p>1.00000</text:p>
          </table:table-cell>
          <table:table-cell table:style-name="ce15" table:formula="of:=[.D159]" office:value-type="float" office:value="0">
            <text:p>0</text:p>
          </table:table-cell>
          <table:table-cell table:style-name="ce20" table:formula="of:=IF([.C159]=100;([.$G$3])*([.E159]-[.$F$3])+[.$F$3];((1-[.E159])*[.$H$3])+[.E159])" office:value-type="float" office:value="1">
            <text:p>1.0000000</text:p>
          </table:table-cell>
          <table:table-cell table:style-name="ce23" table:formula="of:=IF([.C159]=100;([.$K$3])*([.F159]-[.$J$3])+[.$J$3];([.$I$3]-[.F159])*[.$L$3]+[.F159])" office:value-type="float" office:value="0.6">
            <text:p>0.600</text:p>
          </table:table-cell>
          <table:table-cell table:number-columns-repeated="1018"/>
        </table:table-row>
        <table:table-row table:style-name="ro1">
          <table:table-cell office:value-type="float" office:value="148">
            <text:p>148</text:p>
          </table:table-cell>
          <table:table-cell table:style-name="ce4" table:formula="of:=+(IF([.B160]&gt;[.C160]; [.$C$3]; ([.B160]+([.D160]*[.$B$3]))*[.$D$3]))" office:value-type="float" office:value="3.77475828372553E-015">
            <text:p>0.0</text:p>
          </table:table-cell>
          <table:table-cell table:style-name="ce12" table:formula="of:=+(IF([.B160]&gt;[.C160];[.$E$3];(([.C160]-[.E160])*[.F160])+[.E160]))" office:value-type="float" office:value="1.00000000028807">
            <text:p>1.00000</text:p>
          </table:table-cell>
          <table:table-cell table:style-name="ce15" table:formula="of:=[.D160]" office:value-type="float" office:value="0">
            <text:p>0</text:p>
          </table:table-cell>
          <table:table-cell table:style-name="ce20" table:formula="of:=IF([.C160]=100;([.$G$3])*([.E160]-[.$F$3])+[.$F$3];((1-[.E160])*[.$H$3])+[.E160])" office:value-type="float" office:value="1">
            <text:p>1.0000000</text:p>
          </table:table-cell>
          <table:table-cell table:style-name="ce23" table:formula="of:=IF([.C160]=100;([.$K$3])*([.F160]-[.$J$3])+[.$J$3];([.$I$3]-[.F160])*[.$L$3]+[.F160])" office:value-type="float" office:value="0.6">
            <text:p>0.600</text:p>
          </table:table-cell>
          <table:table-cell table:number-columns-repeated="1018"/>
        </table:table-row>
        <table:table-row table:style-name="ro1">
          <table:table-cell office:value-type="float" office:value="149">
            <text:p>149</text:p>
          </table:table-cell>
          <table:table-cell table:style-name="ce4" table:formula="of:=+(IF([.B161]&gt;[.C161]; [.$C$3]; ([.B161]+([.D161]*[.$B$3]))*[.$D$3]))" office:value-type="float" office:value="1.88737914186277E-015">
            <text:p>0.0</text:p>
          </table:table-cell>
          <table:table-cell table:style-name="ce12" table:formula="of:=+(IF([.B161]&gt;[.C161];[.$E$3];(([.C161]-[.E161])*[.F161])+[.E161]))" office:value-type="float" office:value="1.00000000017284">
            <text:p>1.00000</text:p>
          </table:table-cell>
          <table:table-cell table:style-name="ce15" table:formula="of:=[.D161]" office:value-type="float" office:value="0">
            <text:p>0</text:p>
          </table:table-cell>
          <table:table-cell table:style-name="ce20" table:formula="of:=IF([.C161]=100;([.$G$3])*([.E161]-[.$F$3])+[.$F$3];((1-[.E161])*[.$H$3])+[.E161])" office:value-type="float" office:value="1">
            <text:p>1.0000000</text:p>
          </table:table-cell>
          <table:table-cell table:style-name="ce23" table:formula="of:=IF([.C161]=100;([.$K$3])*([.F161]-[.$J$3])+[.$J$3];([.$I$3]-[.F161])*[.$L$3]+[.F161])" office:value-type="float" office:value="0.6">
            <text:p>0.600</text:p>
          </table:table-cell>
          <table:table-cell table:number-columns-repeated="1018"/>
        </table:table-row>
        <table:table-row table:style-name="ro1">
          <table:table-cell office:value-type="float" office:value="150">
            <text:p>150</text:p>
          </table:table-cell>
          <table:table-cell table:style-name="ce4" table:formula="of:=+(IF([.B162]&gt;[.C162]; [.$C$3]; ([.B162]+([.D162]*[.$B$3]))*[.$D$3]))" office:value-type="float" office:value="9.43689570931383E-016">
            <text:p>0.0</text:p>
          </table:table-cell>
          <table:table-cell table:style-name="ce12" table:formula="of:=+(IF([.B162]&gt;[.C162];[.$E$3];(([.C162]-[.E162])*[.F162])+[.E162]))" office:value-type="float" office:value="1.00000000010371">
            <text:p>1.00000</text:p>
          </table:table-cell>
          <table:table-cell table:style-name="ce15" table:formula="of:=[.D162]" office:value-type="float" office:value="0">
            <text:p>0</text:p>
          </table:table-cell>
          <table:table-cell table:style-name="ce20" table:formula="of:=IF([.C162]=100;([.$G$3])*([.E162]-[.$F$3])+[.$F$3];((1-[.E162])*[.$H$3])+[.E162])" office:value-type="float" office:value="1">
            <text:p>1.0000000</text:p>
          </table:table-cell>
          <table:table-cell table:style-name="ce23" table:formula="of:=IF([.C162]=100;([.$K$3])*([.F162]-[.$J$3])+[.$J$3];([.$I$3]-[.F162])*[.$L$3]+[.F162])" office:value-type="float" office:value="0.6">
            <text:p>0.600</text:p>
          </table:table-cell>
          <table:table-cell table:number-columns-repeated="1018"/>
        </table:table-row>
        <table:table-row table:style-name="ro1">
          <table:table-cell office:value-type="float" office:value="151">
            <text:p>151</text:p>
          </table:table-cell>
          <table:table-cell table:style-name="ce4" table:formula="of:=+(IF([.B163]&gt;[.C163]; [.$C$3]; ([.B163]+([.D163]*[.$B$3]))*[.$D$3]))" office:value-type="float" office:value="4.71844785465692E-016">
            <text:p>0.0</text:p>
          </table:table-cell>
          <table:table-cell table:style-name="ce12" table:formula="of:=+(IF([.B163]&gt;[.C163];[.$E$3];(([.C163]-[.E163])*[.F163])+[.E163]))" office:value-type="float" office:value="1.00000000006222">
            <text:p>1.00000</text:p>
          </table:table-cell>
          <table:table-cell table:style-name="ce15" table:formula="of:=[.D163]" office:value-type="float" office:value="0">
            <text:p>0</text:p>
          </table:table-cell>
          <table:table-cell table:style-name="ce20" table:formula="of:=IF([.C163]=100;([.$G$3])*([.E163]-[.$F$3])+[.$F$3];((1-[.E163])*[.$H$3])+[.E163])" office:value-type="float" office:value="1">
            <text:p>1.0000000</text:p>
          </table:table-cell>
          <table:table-cell table:style-name="ce23" table:formula="of:=IF([.C163]=100;([.$K$3])*([.F163]-[.$J$3])+[.$J$3];([.$I$3]-[.F163])*[.$L$3]+[.F163])" office:value-type="float" office:value="0.6">
            <text:p>0.600</text:p>
          </table:table-cell>
          <table:table-cell table:number-columns-repeated="1018"/>
        </table:table-row>
        <table:table-row table:style-name="ro1">
          <table:table-cell office:value-type="float" office:value="152">
            <text:p>152</text:p>
          </table:table-cell>
          <table:table-cell table:style-name="ce4" table:formula="of:=+(IF([.B164]&gt;[.C164]; [.$C$3]; ([.B164]+([.D164]*[.$B$3]))*[.$D$3]))" office:value-type="float" office:value="2.35922392732846E-016">
            <text:p>0.0</text:p>
          </table:table-cell>
          <table:table-cell table:style-name="ce12" table:formula="of:=+(IF([.B164]&gt;[.C164];[.$E$3];(([.C164]-[.E164])*[.F164])+[.E164]))" office:value-type="float" office:value="1.00000000003733">
            <text:p>1.00000</text:p>
          </table:table-cell>
          <table:table-cell table:style-name="ce15" table:formula="of:=[.D164]" office:value-type="float" office:value="0">
            <text:p>0</text:p>
          </table:table-cell>
          <table:table-cell table:style-name="ce20" table:formula="of:=IF([.C164]=100;([.$G$3])*([.E164]-[.$F$3])+[.$F$3];((1-[.E164])*[.$H$3])+[.E164])" office:value-type="float" office:value="1">
            <text:p>1.0000000</text:p>
          </table:table-cell>
          <table:table-cell table:style-name="ce23" table:formula="of:=IF([.C164]=100;([.$K$3])*([.F164]-[.$J$3])+[.$J$3];([.$I$3]-[.F164])*[.$L$3]+[.F164])" office:value-type="float" office:value="0.6">
            <text:p>0.600</text:p>
          </table:table-cell>
          <table:table-cell table:number-columns-repeated="1018"/>
        </table:table-row>
        <table:table-row table:style-name="ro1">
          <table:table-cell office:value-type="float" office:value="153">
            <text:p>153</text:p>
          </table:table-cell>
          <table:table-cell table:style-name="ce4" table:formula="of:=+(IF([.B165]&gt;[.C165]; [.$C$3]; ([.B165]+([.D165]*[.$B$3]))*[.$D$3]))" office:value-type="float" office:value="1.17961196366423E-016">
            <text:p>0.0</text:p>
          </table:table-cell>
          <table:table-cell table:style-name="ce12" table:formula="of:=+(IF([.B165]&gt;[.C165];[.$E$3];(([.C165]-[.E165])*[.F165])+[.E165]))" office:value-type="float" office:value="1.0000000000224">
            <text:p>1.00000</text:p>
          </table:table-cell>
          <table:table-cell table:style-name="ce15" table:formula="of:=[.D165]" office:value-type="float" office:value="0">
            <text:p>0</text:p>
          </table:table-cell>
          <table:table-cell table:style-name="ce20" table:formula="of:=IF([.C165]=100;([.$G$3])*([.E165]-[.$F$3])+[.$F$3];((1-[.E165])*[.$H$3])+[.E165])" office:value-type="float" office:value="1">
            <text:p>1.0000000</text:p>
          </table:table-cell>
          <table:table-cell table:style-name="ce23" table:formula="of:=IF([.C165]=100;([.$K$3])*([.F165]-[.$J$3])+[.$J$3];([.$I$3]-[.F165])*[.$L$3]+[.F165])" office:value-type="float" office:value="0.6">
            <text:p>0.600</text:p>
          </table:table-cell>
          <table:table-cell table:number-columns-repeated="1018"/>
        </table:table-row>
        <table:table-row table:style-name="ro1">
          <table:table-cell office:value-type="float" office:value="154">
            <text:p>154</text:p>
          </table:table-cell>
          <table:table-cell table:style-name="ce4" table:formula="of:=+(IF([.B166]&gt;[.C166]; [.$C$3]; ([.B166]+([.D166]*[.$B$3]))*[.$D$3]))" office:value-type="float" office:value="5.89805981832114E-017">
            <text:p>0.0</text:p>
          </table:table-cell>
          <table:table-cell table:style-name="ce12" table:formula="of:=+(IF([.B166]&gt;[.C166];[.$E$3];(([.C166]-[.E166])*[.F166])+[.E166]))" office:value-type="float" office:value="1.00000000001344">
            <text:p>1.00000</text:p>
          </table:table-cell>
          <table:table-cell table:style-name="ce15" table:formula="of:=[.D166]" office:value-type="float" office:value="0">
            <text:p>0</text:p>
          </table:table-cell>
          <table:table-cell table:style-name="ce20" table:formula="of:=IF([.C166]=100;([.$G$3])*([.E166]-[.$F$3])+[.$F$3];((1-[.E166])*[.$H$3])+[.E166])" office:value-type="float" office:value="1">
            <text:p>1.0000000</text:p>
          </table:table-cell>
          <table:table-cell table:style-name="ce23" table:formula="of:=IF([.C166]=100;([.$K$3])*([.F166]-[.$J$3])+[.$J$3];([.$I$3]-[.F166])*[.$L$3]+[.F166])" office:value-type="float" office:value="0.6">
            <text:p>0.600</text:p>
          </table:table-cell>
          <table:table-cell table:number-columns-repeated="1018"/>
        </table:table-row>
        <table:table-row table:style-name="ro1">
          <table:table-cell office:value-type="float" office:value="155">
            <text:p>155</text:p>
          </table:table-cell>
          <table:table-cell table:style-name="ce4" table:formula="of:=+(IF([.B167]&gt;[.C167]; [.$C$3]; ([.B167]+([.D167]*[.$B$3]))*[.$D$3]))" office:value-type="float" office:value="2.94902990916057E-017">
            <text:p>0.0</text:p>
          </table:table-cell>
          <table:table-cell table:style-name="ce12" table:formula="of:=+(IF([.B167]&gt;[.C167];[.$E$3];(([.C167]-[.E167])*[.F167])+[.E167]))" office:value-type="float" office:value="1.00000000000806">
            <text:p>1.00000</text:p>
          </table:table-cell>
          <table:table-cell table:style-name="ce15" table:formula="of:=[.D167]" office:value-type="float" office:value="0">
            <text:p>0</text:p>
          </table:table-cell>
          <table:table-cell table:style-name="ce20" table:formula="of:=IF([.C167]=100;([.$G$3])*([.E167]-[.$F$3])+[.$F$3];((1-[.E167])*[.$H$3])+[.E167])" office:value-type="float" office:value="1">
            <text:p>1.0000000</text:p>
          </table:table-cell>
          <table:table-cell table:style-name="ce23" table:formula="of:=IF([.C167]=100;([.$K$3])*([.F167]-[.$J$3])+[.$J$3];([.$I$3]-[.F167])*[.$L$3]+[.F167])" office:value-type="float" office:value="0.6">
            <text:p>0.600</text:p>
          </table:table-cell>
          <table:table-cell table:number-columns-repeated="1018"/>
        </table:table-row>
        <table:table-row table:style-name="ro1">
          <table:table-cell office:value-type="float" office:value="156">
            <text:p>156</text:p>
          </table:table-cell>
          <table:table-cell table:style-name="ce4" table:formula="of:=+(IF([.B168]&gt;[.C168]; [.$C$3]; ([.B168]+([.D168]*[.$B$3]))*[.$D$3]))" office:value-type="float" office:value="1.47451495458029E-017">
            <text:p>0.0</text:p>
          </table:table-cell>
          <table:table-cell table:style-name="ce12" table:formula="of:=+(IF([.B168]&gt;[.C168];[.$E$3];(([.C168]-[.E168])*[.F168])+[.E168]))" office:value-type="float" office:value="1.00000000000484">
            <text:p>1.00000</text:p>
          </table:table-cell>
          <table:table-cell table:style-name="ce15" table:formula="of:=[.D168]" office:value-type="float" office:value="0">
            <text:p>0</text:p>
          </table:table-cell>
          <table:table-cell table:style-name="ce20" table:formula="of:=IF([.C168]=100;([.$G$3])*([.E168]-[.$F$3])+[.$F$3];((1-[.E168])*[.$H$3])+[.E168])" office:value-type="float" office:value="1">
            <text:p>1.0000000</text:p>
          </table:table-cell>
          <table:table-cell table:style-name="ce23" table:formula="of:=IF([.C168]=100;([.$K$3])*([.F168]-[.$J$3])+[.$J$3];([.$I$3]-[.F168])*[.$L$3]+[.F168])" office:value-type="float" office:value="0.6">
            <text:p>0.600</text:p>
          </table:table-cell>
          <table:table-cell table:number-columns-repeated="1018"/>
        </table:table-row>
        <table:table-row table:style-name="ro1">
          <table:table-cell office:value-type="float" office:value="157">
            <text:p>157</text:p>
          </table:table-cell>
          <table:table-cell table:style-name="ce4" table:formula="of:=+(IF([.B169]&gt;[.C169]; [.$C$3]; ([.B169]+([.D169]*[.$B$3]))*[.$D$3]))" office:value-type="float" office:value="7.37257477290143E-018">
            <text:p>0.0</text:p>
          </table:table-cell>
          <table:table-cell table:style-name="ce12" table:formula="of:=+(IF([.B169]&gt;[.C169];[.$E$3];(([.C169]-[.E169])*[.F169])+[.E169]))" office:value-type="float" office:value="1.0000000000029">
            <text:p>1.00000</text:p>
          </table:table-cell>
          <table:table-cell table:style-name="ce15" table:formula="of:=[.D169]" office:value-type="float" office:value="0">
            <text:p>0</text:p>
          </table:table-cell>
          <table:table-cell table:style-name="ce20" table:formula="of:=IF([.C169]=100;([.$G$3])*([.E169]-[.$F$3])+[.$F$3];((1-[.E169])*[.$H$3])+[.E169])" office:value-type="float" office:value="1">
            <text:p>1.0000000</text:p>
          </table:table-cell>
          <table:table-cell table:style-name="ce23" table:formula="of:=IF([.C169]=100;([.$K$3])*([.F169]-[.$J$3])+[.$J$3];([.$I$3]-[.F169])*[.$L$3]+[.F169])" office:value-type="float" office:value="0.6">
            <text:p>0.600</text:p>
          </table:table-cell>
          <table:table-cell table:number-columns-repeated="1018"/>
        </table:table-row>
        <table:table-row table:style-name="ro1">
          <table:table-cell office:value-type="float" office:value="158">
            <text:p>158</text:p>
          </table:table-cell>
          <table:table-cell table:style-name="ce4" table:formula="of:=+(IF([.B170]&gt;[.C170]; [.$C$3]; ([.B170]+([.D170]*[.$B$3]))*[.$D$3]))" office:value-type="float" office:value="3.68628738645071E-018">
            <text:p>0.0</text:p>
          </table:table-cell>
          <table:table-cell table:style-name="ce12" table:formula="of:=+(IF([.B170]&gt;[.C170];[.$E$3];(([.C170]-[.E170])*[.F170])+[.E170]))" office:value-type="float" office:value="1.00000000000174">
            <text:p>1.00000</text:p>
          </table:table-cell>
          <table:table-cell table:style-name="ce15" table:formula="of:=[.D170]" office:value-type="float" office:value="0">
            <text:p>0</text:p>
          </table:table-cell>
          <table:table-cell table:style-name="ce20" table:formula="of:=IF([.C170]=100;([.$G$3])*([.E170]-[.$F$3])+[.$F$3];((1-[.E170])*[.$H$3])+[.E170])" office:value-type="float" office:value="1">
            <text:p>1.0000000</text:p>
          </table:table-cell>
          <table:table-cell table:style-name="ce23" table:formula="of:=IF([.C170]=100;([.$K$3])*([.F170]-[.$J$3])+[.$J$3];([.$I$3]-[.F170])*[.$L$3]+[.F170])" office:value-type="float" office:value="0.6">
            <text:p>0.600</text:p>
          </table:table-cell>
          <table:table-cell table:number-columns-repeated="1018"/>
        </table:table-row>
        <table:table-row table:style-name="ro1">
          <table:table-cell office:value-type="float" office:value="159">
            <text:p>159</text:p>
          </table:table-cell>
          <table:table-cell table:style-name="ce4" table:formula="of:=+(IF([.B171]&gt;[.C171]; [.$C$3]; ([.B171]+([.D171]*[.$B$3]))*[.$D$3]))" office:value-type="float" office:value="1.84314369322536E-018">
            <text:p>0.0</text:p>
          </table:table-cell>
          <table:table-cell table:style-name="ce12" table:formula="of:=+(IF([.B171]&gt;[.C171];[.$E$3];(([.C171]-[.E171])*[.F171])+[.E171]))" office:value-type="float" office:value="1.00000000000105">
            <text:p>1.00000</text:p>
          </table:table-cell>
          <table:table-cell table:style-name="ce15" table:formula="of:=[.D171]" office:value-type="float" office:value="0">
            <text:p>0</text:p>
          </table:table-cell>
          <table:table-cell table:style-name="ce20" table:formula="of:=IF([.C171]=100;([.$G$3])*([.E171]-[.$F$3])+[.$F$3];((1-[.E171])*[.$H$3])+[.E171])" office:value-type="float" office:value="1">
            <text:p>1.0000000</text:p>
          </table:table-cell>
          <table:table-cell table:style-name="ce23" table:formula="of:=IF([.C171]=100;([.$K$3])*([.F171]-[.$J$3])+[.$J$3];([.$I$3]-[.F171])*[.$L$3]+[.F171])" office:value-type="float" office:value="0.6">
            <text:p>0.600</text:p>
          </table:table-cell>
          <table:table-cell table:number-columns-repeated="1018"/>
        </table:table-row>
        <table:table-row table:style-name="ro1">
          <table:table-cell office:value-type="float" office:value="160">
            <text:p>160</text:p>
          </table:table-cell>
          <table:table-cell table:style-name="ce4" table:formula="of:=+(IF([.B172]&gt;[.C172]; [.$C$3]; ([.B172]+([.D172]*[.$B$3]))*[.$D$3]))" office:value-type="float" office:value="9.21571846612679E-019">
            <text:p>0.0</text:p>
          </table:table-cell>
          <table:table-cell table:style-name="ce12" table:formula="of:=+(IF([.B172]&gt;[.C172];[.$E$3];(([.C172]-[.E172])*[.F172])+[.E172]))" office:value-type="float" office:value="1.00000000000063">
            <text:p>1.00000</text:p>
          </table:table-cell>
          <table:table-cell table:style-name="ce15" table:formula="of:=[.D172]" office:value-type="float" office:value="0">
            <text:p>0</text:p>
          </table:table-cell>
          <table:table-cell table:style-name="ce20" table:formula="of:=IF([.C172]=100;([.$G$3])*([.E172]-[.$F$3])+[.$F$3];((1-[.E172])*[.$H$3])+[.E172])" office:value-type="float" office:value="1">
            <text:p>1.0000000</text:p>
          </table:table-cell>
          <table:table-cell table:style-name="ce23" table:formula="of:=IF([.C172]=100;([.$K$3])*([.F172]-[.$J$3])+[.$J$3];([.$I$3]-[.F172])*[.$L$3]+[.F172])" office:value-type="float" office:value="0.6">
            <text:p>0.600</text:p>
          </table:table-cell>
          <table:table-cell table:number-columns-repeated="1018"/>
        </table:table-row>
        <table:table-row table:style-name="ro1">
          <table:table-cell office:value-type="float" office:value="161">
            <text:p>161</text:p>
          </table:table-cell>
          <table:table-cell table:style-name="ce4" table:formula="of:=+(IF([.B173]&gt;[.C173]; [.$C$3]; ([.B173]+([.D173]*[.$B$3]))*[.$D$3]))" office:value-type="float" office:value="4.60785923306339E-019">
            <text:p>0.0</text:p>
          </table:table-cell>
          <table:table-cell table:style-name="ce12" table:formula="of:=+(IF([.B173]&gt;[.C173];[.$E$3];(([.C173]-[.E173])*[.F173])+[.E173]))" office:value-type="float" office:value="1.00000000000038">
            <text:p>1.00000</text:p>
          </table:table-cell>
          <table:table-cell table:style-name="ce15" table:formula="of:=[.D173]" office:value-type="float" office:value="0">
            <text:p>0</text:p>
          </table:table-cell>
          <table:table-cell table:style-name="ce20" table:formula="of:=IF([.C173]=100;([.$G$3])*([.E173]-[.$F$3])+[.$F$3];((1-[.E173])*[.$H$3])+[.E173])" office:value-type="float" office:value="1">
            <text:p>1.0000000</text:p>
          </table:table-cell>
          <table:table-cell table:style-name="ce23" table:formula="of:=IF([.C173]=100;([.$K$3])*([.F173]-[.$J$3])+[.$J$3];([.$I$3]-[.F173])*[.$L$3]+[.F173])" office:value-type="float" office:value="0.6">
            <text:p>0.600</text:p>
          </table:table-cell>
          <table:table-cell table:number-columns-repeated="1018"/>
        </table:table-row>
        <table:table-row table:style-name="ro1">
          <table:table-cell office:value-type="float" office:value="162">
            <text:p>162</text:p>
          </table:table-cell>
          <table:table-cell table:style-name="ce4" table:formula="of:=+(IF([.B174]&gt;[.C174]; [.$C$3]; ([.B174]+([.D174]*[.$B$3]))*[.$D$3]))" office:value-type="float" office:value="2.3039296165317E-019">
            <text:p>0.0</text:p>
          </table:table-cell>
          <table:table-cell table:style-name="ce12" table:formula="of:=+(IF([.B174]&gt;[.C174];[.$E$3];(([.C174]-[.E174])*[.F174])+[.E174]))" office:value-type="float" office:value="1.00000000000023">
            <text:p>1.00000</text:p>
          </table:table-cell>
          <table:table-cell table:style-name="ce15" table:formula="of:=[.D174]" office:value-type="float" office:value="0">
            <text:p>0</text:p>
          </table:table-cell>
          <table:table-cell table:style-name="ce20" table:formula="of:=IF([.C174]=100;([.$G$3])*([.E174]-[.$F$3])+[.$F$3];((1-[.E174])*[.$H$3])+[.E174])" office:value-type="float" office:value="1">
            <text:p>1.0000000</text:p>
          </table:table-cell>
          <table:table-cell table:style-name="ce23" table:formula="of:=IF([.C174]=100;([.$K$3])*([.F174]-[.$J$3])+[.$J$3];([.$I$3]-[.F174])*[.$L$3]+[.F174])" office:value-type="float" office:value="0.6">
            <text:p>0.600</text:p>
          </table:table-cell>
          <table:table-cell table:number-columns-repeated="1018"/>
        </table:table-row>
        <table:table-row table:style-name="ro1">
          <table:table-cell office:value-type="float" office:value="163">
            <text:p>163</text:p>
          </table:table-cell>
          <table:table-cell table:style-name="ce4" table:formula="of:=+(IF([.B175]&gt;[.C175]; [.$C$3]; ([.B175]+([.D175]*[.$B$3]))*[.$D$3]))" office:value-type="float" office:value="1.15196480826585E-019">
            <text:p>0.0</text:p>
          </table:table-cell>
          <table:table-cell table:style-name="ce12" table:formula="of:=+(IF([.B175]&gt;[.C175];[.$E$3];(([.C175]-[.E175])*[.F175])+[.E175]))" office:value-type="float" office:value="1.00000000000014">
            <text:p>1.00000</text:p>
          </table:table-cell>
          <table:table-cell table:style-name="ce15" table:formula="of:=[.D175]" office:value-type="float" office:value="0">
            <text:p>0</text:p>
          </table:table-cell>
          <table:table-cell table:style-name="ce20" table:formula="of:=IF([.C175]=100;([.$G$3])*([.E175]-[.$F$3])+[.$F$3];((1-[.E175])*[.$H$3])+[.E175])" office:value-type="float" office:value="1">
            <text:p>1.0000000</text:p>
          </table:table-cell>
          <table:table-cell table:style-name="ce23" table:formula="of:=IF([.C175]=100;([.$K$3])*([.F175]-[.$J$3])+[.$J$3];([.$I$3]-[.F175])*[.$L$3]+[.F175])" office:value-type="float" office:value="0.6">
            <text:p>0.600</text:p>
          </table:table-cell>
          <table:table-cell table:number-columns-repeated="1018"/>
        </table:table-row>
        <table:table-row table:style-name="ro1">
          <table:table-cell office:value-type="float" office:value="164">
            <text:p>164</text:p>
          </table:table-cell>
          <table:table-cell table:style-name="ce4" table:formula="of:=+(IF([.B176]&gt;[.C176]; [.$C$3]; ([.B176]+([.D176]*[.$B$3]))*[.$D$3]))" office:value-type="float" office:value="5.75982404132924E-020">
            <text:p>0.0</text:p>
          </table:table-cell>
          <table:table-cell table:style-name="ce12" table:formula="of:=+(IF([.B176]&gt;[.C176];[.$E$3];(([.C176]-[.E176])*[.F176])+[.E176]))" office:value-type="float" office:value="1.00000000000008">
            <text:p>1.00000</text:p>
          </table:table-cell>
          <table:table-cell table:style-name="ce15" table:formula="of:=[.D176]" office:value-type="float" office:value="0">
            <text:p>0</text:p>
          </table:table-cell>
          <table:table-cell table:style-name="ce20" table:formula="of:=IF([.C176]=100;([.$G$3])*([.E176]-[.$F$3])+[.$F$3];((1-[.E176])*[.$H$3])+[.E176])" office:value-type="float" office:value="1">
            <text:p>1.0000000</text:p>
          </table:table-cell>
          <table:table-cell table:style-name="ce23" table:formula="of:=IF([.C176]=100;([.$K$3])*([.F176]-[.$J$3])+[.$J$3];([.$I$3]-[.F176])*[.$L$3]+[.F176])" office:value-type="float" office:value="0.6">
            <text:p>0.600</text:p>
          </table:table-cell>
          <table:table-cell table:number-columns-repeated="1018"/>
        </table:table-row>
        <table:table-row table:style-name="ro1">
          <table:table-cell office:value-type="float" office:value="165">
            <text:p>165</text:p>
          </table:table-cell>
          <table:table-cell table:style-name="ce4" table:formula="of:=+(IF([.B177]&gt;[.C177]; [.$C$3]; ([.B177]+([.D177]*[.$B$3]))*[.$D$3]))" office:value-type="float" office:value="2.87991202066462E-020">
            <text:p>0.0</text:p>
          </table:table-cell>
          <table:table-cell table:style-name="ce12" table:formula="of:=+(IF([.B177]&gt;[.C177];[.$E$3];(([.C177]-[.E177])*[.F177])+[.E177]))" office:value-type="float" office:value="1.00000000000005">
            <text:p>1.00000</text:p>
          </table:table-cell>
          <table:table-cell table:style-name="ce15" table:formula="of:=[.D177]" office:value-type="float" office:value="0">
            <text:p>0</text:p>
          </table:table-cell>
          <table:table-cell table:style-name="ce20" table:formula="of:=IF([.C177]=100;([.$G$3])*([.E177]-[.$F$3])+[.$F$3];((1-[.E177])*[.$H$3])+[.E177])" office:value-type="float" office:value="1">
            <text:p>1.0000000</text:p>
          </table:table-cell>
          <table:table-cell table:style-name="ce23" table:formula="of:=IF([.C177]=100;([.$K$3])*([.F177]-[.$J$3])+[.$J$3];([.$I$3]-[.F177])*[.$L$3]+[.F177])" office:value-type="float" office:value="0.6">
            <text:p>0.600</text:p>
          </table:table-cell>
          <table:table-cell table:number-columns-repeated="1018"/>
        </table:table-row>
        <table:table-row table:style-name="ro1">
          <table:table-cell office:value-type="float" office:value="166">
            <text:p>166</text:p>
          </table:table-cell>
          <table:table-cell table:style-name="ce4" table:formula="of:=+(IF([.B178]&gt;[.C178]; [.$C$3]; ([.B178]+([.D178]*[.$B$3]))*[.$D$3]))" office:value-type="float" office:value="1.43995601033231E-020">
            <text:p>0.0</text:p>
          </table:table-cell>
          <table:table-cell table:style-name="ce12" table:formula="of:=+(IF([.B178]&gt;[.C178];[.$E$3];(([.C178]-[.E178])*[.F178])+[.E178]))" office:value-type="float" office:value="1.00000000000003">
            <text:p>1.00000</text:p>
          </table:table-cell>
          <table:table-cell table:style-name="ce15" table:formula="of:=[.D178]" office:value-type="float" office:value="0">
            <text:p>0</text:p>
          </table:table-cell>
          <table:table-cell table:style-name="ce20" table:formula="of:=IF([.C178]=100;([.$G$3])*([.E178]-[.$F$3])+[.$F$3];((1-[.E178])*[.$H$3])+[.E178])" office:value-type="float" office:value="1">
            <text:p>1.0000000</text:p>
          </table:table-cell>
          <table:table-cell table:style-name="ce23" table:formula="of:=IF([.C178]=100;([.$K$3])*([.F178]-[.$J$3])+[.$J$3];([.$I$3]-[.F178])*[.$L$3]+[.F178])" office:value-type="float" office:value="0.6">
            <text:p>0.600</text:p>
          </table:table-cell>
          <table:table-cell table:number-columns-repeated="1018"/>
        </table:table-row>
        <table:table-row table:style-name="ro1">
          <table:table-cell office:value-type="float" office:value="167">
            <text:p>167</text:p>
          </table:table-cell>
          <table:table-cell table:style-name="ce4" table:formula="of:=+(IF([.B179]&gt;[.C179]; [.$C$3]; ([.B179]+([.D179]*[.$B$3]))*[.$D$3]))" office:value-type="float" office:value="7.19978005166155E-021">
            <text:p>0.0</text:p>
          </table:table-cell>
          <table:table-cell table:style-name="ce12" table:formula="of:=+(IF([.B179]&gt;[.C179];[.$E$3];(([.C179]-[.E179])*[.F179])+[.E179]))" office:value-type="float" office:value="1.00000000000002">
            <text:p>1.00000</text:p>
          </table:table-cell>
          <table:table-cell table:style-name="ce15" table:formula="of:=[.D179]" office:value-type="float" office:value="0">
            <text:p>0</text:p>
          </table:table-cell>
          <table:table-cell table:style-name="ce20" table:formula="of:=IF([.C179]=100;([.$G$3])*([.E179]-[.$F$3])+[.$F$3];((1-[.E179])*[.$H$3])+[.E179])" office:value-type="float" office:value="1">
            <text:p>1.0000000</text:p>
          </table:table-cell>
          <table:table-cell table:style-name="ce23" table:formula="of:=IF([.C179]=100;([.$K$3])*([.F179]-[.$J$3])+[.$J$3];([.$I$3]-[.F179])*[.$L$3]+[.F179])" office:value-type="float" office:value="0.6">
            <text:p>0.600</text:p>
          </table:table-cell>
          <table:table-cell table:number-columns-repeated="1018"/>
        </table:table-row>
        <table:table-row table:style-name="ro1">
          <table:table-cell office:value-type="float" office:value="168">
            <text:p>168</text:p>
          </table:table-cell>
          <table:table-cell table:style-name="ce4" table:formula="of:=+(IF([.B180]&gt;[.C180]; [.$C$3]; ([.B180]+([.D180]*[.$B$3]))*[.$D$3]))" office:value-type="float" office:value="3.59989002583078E-021">
            <text:p>0.0</text:p>
          </table:table-cell>
          <table:table-cell table:style-name="ce12" table:formula="of:=+(IF([.B180]&gt;[.C180];[.$E$3];(([.C180]-[.E180])*[.F180])+[.E180]))" office:value-type="float" office:value="1.00000000000001">
            <text:p>1.00000</text:p>
          </table:table-cell>
          <table:table-cell table:style-name="ce15" table:formula="of:=[.D180]" office:value-type="float" office:value="0">
            <text:p>0</text:p>
          </table:table-cell>
          <table:table-cell table:style-name="ce20" table:formula="of:=IF([.C180]=100;([.$G$3])*([.E180]-[.$F$3])+[.$F$3];((1-[.E180])*[.$H$3])+[.E180])" office:value-type="float" office:value="1">
            <text:p>1.0000000</text:p>
          </table:table-cell>
          <table:table-cell table:style-name="ce23" table:formula="of:=IF([.C180]=100;([.$K$3])*([.F180]-[.$J$3])+[.$J$3];([.$I$3]-[.F180])*[.$L$3]+[.F180])" office:value-type="float" office:value="0.6">
            <text:p>0.600</text:p>
          </table:table-cell>
          <table:table-cell table:number-columns-repeated="1018"/>
        </table:table-row>
        <table:table-row table:style-name="ro1">
          <table:table-cell office:value-type="float" office:value="169">
            <text:p>169</text:p>
          </table:table-cell>
          <table:table-cell table:style-name="ce4" table:formula="of:=+(IF([.B181]&gt;[.C181]; [.$C$3]; ([.B181]+([.D181]*[.$B$3]))*[.$D$3]))" office:value-type="float" office:value="1.79994501291539E-021">
            <text:p>0.0</text:p>
          </table:table-cell>
          <table:table-cell table:style-name="ce12" table:formula="of:=+(IF([.B181]&gt;[.C181];[.$E$3];(([.C181]-[.E181])*[.F181])+[.E181]))" office:value-type="float" office:value="1.00000000000001">
            <text:p>1.00000</text:p>
          </table:table-cell>
          <table:table-cell table:style-name="ce15" table:formula="of:=[.D181]" office:value-type="float" office:value="0">
            <text:p>0</text:p>
          </table:table-cell>
          <table:table-cell table:style-name="ce20" table:formula="of:=IF([.C181]=100;([.$G$3])*([.E181]-[.$F$3])+[.$F$3];((1-[.E181])*[.$H$3])+[.E181])" office:value-type="float" office:value="1">
            <text:p>1.0000000</text:p>
          </table:table-cell>
          <table:table-cell table:style-name="ce23" table:formula="of:=IF([.C181]=100;([.$K$3])*([.F181]-[.$J$3])+[.$J$3];([.$I$3]-[.F181])*[.$L$3]+[.F181])" office:value-type="float" office:value="0.6">
            <text:p>0.600</text:p>
          </table:table-cell>
          <table:table-cell table:number-columns-repeated="1018"/>
        </table:table-row>
        <table:table-row table:style-name="ro1">
          <table:table-cell office:value-type="float" office:value="170">
            <text:p>170</text:p>
          </table:table-cell>
          <table:table-cell table:style-name="ce4" table:formula="of:=+(IF([.B182]&gt;[.C182]; [.$C$3]; ([.B182]+([.D182]*[.$B$3]))*[.$D$3]))" office:value-type="float" office:value="8.99972506457694E-022">
            <text:p>0.0</text:p>
          </table:table-cell>
          <table:table-cell table:style-name="ce12" table:formula="of:=+(IF([.B182]&gt;[.C182];[.$E$3];(([.C182]-[.E182])*[.F182])+[.E182]))" office:value-type="float" office:value="1">
            <text:p>1.00000</text:p>
          </table:table-cell>
          <table:table-cell table:style-name="ce15" table:formula="of:=[.D182]" office:value-type="float" office:value="0">
            <text:p>0</text:p>
          </table:table-cell>
          <table:table-cell table:style-name="ce20" table:formula="of:=IF([.C182]=100;([.$G$3])*([.E182]-[.$F$3])+[.$F$3];((1-[.E182])*[.$H$3])+[.E182])" office:value-type="float" office:value="1">
            <text:p>1.0000000</text:p>
          </table:table-cell>
          <table:table-cell table:style-name="ce23" table:formula="of:=IF([.C182]=100;([.$K$3])*([.F182]-[.$J$3])+[.$J$3];([.$I$3]-[.F182])*[.$L$3]+[.F182])" office:value-type="float" office:value="0.6">
            <text:p>0.600</text:p>
          </table:table-cell>
          <table:table-cell table:number-columns-repeated="1018"/>
        </table:table-row>
        <table:table-row table:style-name="ro1">
          <table:table-cell office:value-type="float" office:value="171">
            <text:p>171</text:p>
          </table:table-cell>
          <table:table-cell table:style-name="ce4" table:formula="of:=+(IF([.B183]&gt;[.C183]; [.$C$3]; ([.B183]+([.D183]*[.$B$3]))*[.$D$3]))" office:value-type="float" office:value="4.49986253228847E-022">
            <text:p>0.0</text:p>
          </table:table-cell>
          <table:table-cell table:style-name="ce12" table:formula="of:=+(IF([.B183]&gt;[.C183];[.$E$3];(([.C183]-[.E183])*[.F183])+[.E183]))" office:value-type="float" office:value="1">
            <text:p>1.00000</text:p>
          </table:table-cell>
          <table:table-cell table:style-name="ce15" table:formula="of:=[.D183]" office:value-type="float" office:value="0">
            <text:p>0</text:p>
          </table:table-cell>
          <table:table-cell table:style-name="ce20" table:formula="of:=IF([.C183]=100;([.$G$3])*([.E183]-[.$F$3])+[.$F$3];((1-[.E183])*[.$H$3])+[.E183])" office:value-type="float" office:value="1">
            <text:p>1.0000000</text:p>
          </table:table-cell>
          <table:table-cell table:style-name="ce23" table:formula="of:=IF([.C183]=100;([.$K$3])*([.F183]-[.$J$3])+[.$J$3];([.$I$3]-[.F183])*[.$L$3]+[.F183])" office:value-type="float" office:value="0.6">
            <text:p>0.600</text:p>
          </table:table-cell>
          <table:table-cell table:number-columns-repeated="1018"/>
        </table:table-row>
        <table:table-row table:style-name="ro1">
          <table:table-cell office:value-type="float" office:value="172">
            <text:p>172</text:p>
          </table:table-cell>
          <table:table-cell table:style-name="ce4" table:formula="of:=+(IF([.B184]&gt;[.C184]; [.$C$3]; ([.B184]+([.D184]*[.$B$3]))*[.$D$3]))" office:value-type="float" office:value="2.24993126614424E-022">
            <text:p>0.0</text:p>
          </table:table-cell>
          <table:table-cell table:style-name="ce12" table:formula="of:=+(IF([.B184]&gt;[.C184];[.$E$3];(([.C184]-[.E184])*[.F184])+[.E184]))" office:value-type="float" office:value="1">
            <text:p>1.00000</text:p>
          </table:table-cell>
          <table:table-cell table:style-name="ce15" table:formula="of:=[.D184]" office:value-type="float" office:value="0">
            <text:p>0</text:p>
          </table:table-cell>
          <table:table-cell table:style-name="ce20" table:formula="of:=IF([.C184]=100;([.$G$3])*([.E184]-[.$F$3])+[.$F$3];((1-[.E184])*[.$H$3])+[.E184])" office:value-type="float" office:value="1">
            <text:p>1.0000000</text:p>
          </table:table-cell>
          <table:table-cell table:style-name="ce23" table:formula="of:=IF([.C184]=100;([.$K$3])*([.F184]-[.$J$3])+[.$J$3];([.$I$3]-[.F184])*[.$L$3]+[.F184])" office:value-type="float" office:value="0.6">
            <text:p>0.600</text:p>
          </table:table-cell>
          <table:table-cell table:number-columns-repeated="1018"/>
        </table:table-row>
        <table:table-row table:style-name="ro1">
          <table:table-cell office:value-type="float" office:value="173">
            <text:p>173</text:p>
          </table:table-cell>
          <table:table-cell table:style-name="ce4" table:formula="of:=+(IF([.B185]&gt;[.C185]; [.$C$3]; ([.B185]+([.D185]*[.$B$3]))*[.$D$3]))" office:value-type="float" office:value="1.12496563307212E-022">
            <text:p>0.0</text:p>
          </table:table-cell>
          <table:table-cell table:style-name="ce12" table:formula="of:=+(IF([.B185]&gt;[.C185];[.$E$3];(([.C185]-[.E185])*[.F185])+[.E185]))" office:value-type="float" office:value="1">
            <text:p>1.00000</text:p>
          </table:table-cell>
          <table:table-cell table:style-name="ce15" table:formula="of:=[.D185]" office:value-type="float" office:value="0">
            <text:p>0</text:p>
          </table:table-cell>
          <table:table-cell table:style-name="ce20" table:formula="of:=IF([.C185]=100;([.$G$3])*([.E185]-[.$F$3])+[.$F$3];((1-[.E185])*[.$H$3])+[.E185])" office:value-type="float" office:value="1">
            <text:p>1.0000000</text:p>
          </table:table-cell>
          <table:table-cell table:style-name="ce23" table:formula="of:=IF([.C185]=100;([.$K$3])*([.F185]-[.$J$3])+[.$J$3];([.$I$3]-[.F185])*[.$L$3]+[.F185])" office:value-type="float" office:value="0.6">
            <text:p>0.600</text:p>
          </table:table-cell>
          <table:table-cell table:number-columns-repeated="1018"/>
        </table:table-row>
        <table:table-row table:style-name="ro1">
          <table:table-cell office:value-type="float" office:value="174">
            <text:p>174</text:p>
          </table:table-cell>
          <table:table-cell table:style-name="ce4" table:formula="of:=+(IF([.B186]&gt;[.C186]; [.$C$3]; ([.B186]+([.D186]*[.$B$3]))*[.$D$3]))" office:value-type="float" office:value="5.62482816536059E-023">
            <text:p>0.0</text:p>
          </table:table-cell>
          <table:table-cell table:style-name="ce12" table:formula="of:=+(IF([.B186]&gt;[.C186];[.$E$3];(([.C186]-[.E186])*[.F186])+[.E186]))" office:value-type="float" office:value="1">
            <text:p>1.00000</text:p>
          </table:table-cell>
          <table:table-cell table:style-name="ce15" table:formula="of:=[.D186]" office:value-type="float" office:value="0">
            <text:p>0</text:p>
          </table:table-cell>
          <table:table-cell table:style-name="ce20" table:formula="of:=IF([.C186]=100;([.$G$3])*([.E186]-[.$F$3])+[.$F$3];((1-[.E186])*[.$H$3])+[.E186])" office:value-type="float" office:value="1">
            <text:p>1.0000000</text:p>
          </table:table-cell>
          <table:table-cell table:style-name="ce23" table:formula="of:=IF([.C186]=100;([.$K$3])*([.F186]-[.$J$3])+[.$J$3];([.$I$3]-[.F186])*[.$L$3]+[.F186])" office:value-type="float" office:value="0.6">
            <text:p>0.600</text:p>
          </table:table-cell>
          <table:table-cell table:number-columns-repeated="1018"/>
        </table:table-row>
        <table:table-row table:style-name="ro1">
          <table:table-cell office:value-type="float" office:value="175">
            <text:p>175</text:p>
          </table:table-cell>
          <table:table-cell table:style-name="ce4" table:formula="of:=+(IF([.B187]&gt;[.C187]; [.$C$3]; ([.B187]+([.D187]*[.$B$3]))*[.$D$3]))" office:value-type="float" office:value="2.81241408268029E-023">
            <text:p>0.0</text:p>
          </table:table-cell>
          <table:table-cell table:style-name="ce12" table:formula="of:=+(IF([.B187]&gt;[.C187];[.$E$3];(([.C187]-[.E187])*[.F187])+[.E187]))" office:value-type="float" office:value="1">
            <text:p>1.00000</text:p>
          </table:table-cell>
          <table:table-cell table:style-name="ce15" table:formula="of:=[.D187]" office:value-type="float" office:value="0">
            <text:p>0</text:p>
          </table:table-cell>
          <table:table-cell table:style-name="ce20" table:formula="of:=IF([.C187]=100;([.$G$3])*([.E187]-[.$F$3])+[.$F$3];((1-[.E187])*[.$H$3])+[.E187])" office:value-type="float" office:value="1">
            <text:p>1.0000000</text:p>
          </table:table-cell>
          <table:table-cell table:style-name="ce23" table:formula="of:=IF([.C187]=100;([.$K$3])*([.F187]-[.$J$3])+[.$J$3];([.$I$3]-[.F187])*[.$L$3]+[.F187])" office:value-type="float" office:value="0.6">
            <text:p>0.600</text:p>
          </table:table-cell>
          <table:table-cell table:number-columns-repeated="1018"/>
        </table:table-row>
        <table:table-row table:style-name="ro1">
          <table:table-cell office:value-type="float" office:value="176">
            <text:p>176</text:p>
          </table:table-cell>
          <table:table-cell table:style-name="ce4" table:formula="of:=+(IF([.B188]&gt;[.C188]; [.$C$3]; ([.B188]+([.D188]*[.$B$3]))*[.$D$3]))" office:value-type="float" office:value="1.40620704134015E-023">
            <text:p>0.0</text:p>
          </table:table-cell>
          <table:table-cell table:style-name="ce12" table:formula="of:=+(IF([.B188]&gt;[.C188];[.$E$3];(([.C188]-[.E188])*[.F188])+[.E188]))" office:value-type="float" office:value="1">
            <text:p>1.00000</text:p>
          </table:table-cell>
          <table:table-cell table:style-name="ce15" table:formula="of:=[.D188]" office:value-type="float" office:value="0">
            <text:p>0</text:p>
          </table:table-cell>
          <table:table-cell table:style-name="ce20" table:formula="of:=IF([.C188]=100;([.$G$3])*([.E188]-[.$F$3])+[.$F$3];((1-[.E188])*[.$H$3])+[.E188])" office:value-type="float" office:value="1">
            <text:p>1.0000000</text:p>
          </table:table-cell>
          <table:table-cell table:style-name="ce23" table:formula="of:=IF([.C188]=100;([.$K$3])*([.F188]-[.$J$3])+[.$J$3];([.$I$3]-[.F188])*[.$L$3]+[.F188])" office:value-type="float" office:value="0.6">
            <text:p>0.600</text:p>
          </table:table-cell>
          <table:table-cell table:number-columns-repeated="1018"/>
        </table:table-row>
        <table:table-row table:style-name="ro1">
          <table:table-cell office:value-type="float" office:value="177">
            <text:p>177</text:p>
          </table:table-cell>
          <table:table-cell table:style-name="ce4" table:formula="of:=+(IF([.B189]&gt;[.C189]; [.$C$3]; ([.B189]+([.D189]*[.$B$3]))*[.$D$3]))" office:value-type="float" office:value="7.03103520670074E-024">
            <text:p>0.0</text:p>
          </table:table-cell>
          <table:table-cell table:style-name="ce12" table:formula="of:=+(IF([.B189]&gt;[.C189];[.$E$3];(([.C189]-[.E189])*[.F189])+[.E189]))" office:value-type="float" office:value="1">
            <text:p>1.00000</text:p>
          </table:table-cell>
          <table:table-cell table:style-name="ce15" table:formula="of:=[.D189]" office:value-type="float" office:value="0">
            <text:p>0</text:p>
          </table:table-cell>
          <table:table-cell table:style-name="ce20" table:formula="of:=IF([.C189]=100;([.$G$3])*([.E189]-[.$F$3])+[.$F$3];((1-[.E189])*[.$H$3])+[.E189])" office:value-type="float" office:value="1">
            <text:p>1.0000000</text:p>
          </table:table-cell>
          <table:table-cell table:style-name="ce23" table:formula="of:=IF([.C189]=100;([.$K$3])*([.F189]-[.$J$3])+[.$J$3];([.$I$3]-[.F189])*[.$L$3]+[.F189])" office:value-type="float" office:value="0.6">
            <text:p>0.600</text:p>
          </table:table-cell>
          <table:table-cell table:number-columns-repeated="1018"/>
        </table:table-row>
        <table:table-row table:style-name="ro1">
          <table:table-cell office:value-type="float" office:value="178">
            <text:p>178</text:p>
          </table:table-cell>
          <table:table-cell table:style-name="ce4" table:formula="of:=+(IF([.B190]&gt;[.C190]; [.$C$3]; ([.B190]+([.D190]*[.$B$3]))*[.$D$3]))" office:value-type="float" office:value="3.51551760335037E-024">
            <text:p>0.0</text:p>
          </table:table-cell>
          <table:table-cell table:style-name="ce12" table:formula="of:=+(IF([.B190]&gt;[.C190];[.$E$3];(([.C190]-[.E190])*[.F190])+[.E190]))" office:value-type="float" office:value="1">
            <text:p>1.00000</text:p>
          </table:table-cell>
          <table:table-cell table:style-name="ce15" table:formula="of:=[.D190]" office:value-type="float" office:value="0">
            <text:p>0</text:p>
          </table:table-cell>
          <table:table-cell table:style-name="ce20" table:formula="of:=IF([.C190]=100;([.$G$3])*([.E190]-[.$F$3])+[.$F$3];((1-[.E190])*[.$H$3])+[.E190])" office:value-type="float" office:value="1">
            <text:p>1.0000000</text:p>
          </table:table-cell>
          <table:table-cell table:style-name="ce23" table:formula="of:=IF([.C190]=100;([.$K$3])*([.F190]-[.$J$3])+[.$J$3];([.$I$3]-[.F190])*[.$L$3]+[.F190])" office:value-type="float" office:value="0.6">
            <text:p>0.600</text:p>
          </table:table-cell>
          <table:table-cell table:number-columns-repeated="1018"/>
        </table:table-row>
        <table:table-row table:style-name="ro1">
          <table:table-cell office:value-type="float" office:value="179">
            <text:p>179</text:p>
          </table:table-cell>
          <table:table-cell table:style-name="ce4" table:formula="of:=+(IF([.B191]&gt;[.C191]; [.$C$3]; ([.B191]+([.D191]*[.$B$3]))*[.$D$3]))" office:value-type="float" office:value="1.75775880167518E-024">
            <text:p>0.0</text:p>
          </table:table-cell>
          <table:table-cell table:style-name="ce12" table:formula="of:=+(IF([.B191]&gt;[.C191];[.$E$3];(([.C191]-[.E191])*[.F191])+[.E191]))" office:value-type="float" office:value="1">
            <text:p>1.00000</text:p>
          </table:table-cell>
          <table:table-cell table:style-name="ce15" table:formula="of:=[.D191]" office:value-type="float" office:value="0">
            <text:p>0</text:p>
          </table:table-cell>
          <table:table-cell table:style-name="ce20" table:formula="of:=IF([.C191]=100;([.$G$3])*([.E191]-[.$F$3])+[.$F$3];((1-[.E191])*[.$H$3])+[.E191])" office:value-type="float" office:value="1">
            <text:p>1.0000000</text:p>
          </table:table-cell>
          <table:table-cell table:style-name="ce23" table:formula="of:=IF([.C191]=100;([.$K$3])*([.F191]-[.$J$3])+[.$J$3];([.$I$3]-[.F191])*[.$L$3]+[.F191])" office:value-type="float" office:value="0.6">
            <text:p>0.600</text:p>
          </table:table-cell>
          <table:table-cell table:number-columns-repeated="1018"/>
        </table:table-row>
        <table:table-row table:style-name="ro1">
          <table:table-cell office:value-type="float" office:value="180">
            <text:p>180</text:p>
          </table:table-cell>
          <table:table-cell table:style-name="ce4" table:formula="of:=+(IF([.B192]&gt;[.C192]; [.$C$3]; ([.B192]+([.D192]*[.$B$3]))*[.$D$3]))" office:value-type="float" office:value="8.78879400837592E-025">
            <text:p>0.0</text:p>
          </table:table-cell>
          <table:table-cell table:style-name="ce12" table:formula="of:=+(IF([.B192]&gt;[.C192];[.$E$3];(([.C192]-[.E192])*[.F192])+[.E192]))" office:value-type="float" office:value="1">
            <text:p>1.00000</text:p>
          </table:table-cell>
          <table:table-cell table:style-name="ce15" table:formula="of:=[.D192]" office:value-type="float" office:value="0">
            <text:p>0</text:p>
          </table:table-cell>
          <table:table-cell table:style-name="ce20" table:formula="of:=IF([.C192]=100;([.$G$3])*([.E192]-[.$F$3])+[.$F$3];((1-[.E192])*[.$H$3])+[.E192])" office:value-type="float" office:value="1">
            <text:p>1.0000000</text:p>
          </table:table-cell>
          <table:table-cell table:style-name="ce23" table:formula="of:=IF([.C192]=100;([.$K$3])*([.F192]-[.$J$3])+[.$J$3];([.$I$3]-[.F192])*[.$L$3]+[.F192])" office:value-type="float" office:value="0.6">
            <text:p>0.600</text:p>
          </table:table-cell>
          <table:table-cell table:number-columns-repeated="1018"/>
        </table:table-row>
        <table:table-row table:style-name="ro1">
          <table:table-cell office:value-type="float" office:value="181">
            <text:p>181</text:p>
          </table:table-cell>
          <table:table-cell table:style-name="ce4" table:formula="of:=+(IF([.B193]&gt;[.C193]; [.$C$3]; ([.B193]+([.D193]*[.$B$3]))*[.$D$3]))" office:value-type="float" office:value="4.39439700418796E-025">
            <text:p>0.0</text:p>
          </table:table-cell>
          <table:table-cell table:style-name="ce12" table:formula="of:=+(IF([.B193]&gt;[.C193];[.$E$3];(([.C193]-[.E193])*[.F193])+[.E193]))" office:value-type="float" office:value="1">
            <text:p>1.00000</text:p>
          </table:table-cell>
          <table:table-cell table:style-name="ce15" table:formula="of:=[.D193]" office:value-type="float" office:value="0">
            <text:p>0</text:p>
          </table:table-cell>
          <table:table-cell table:style-name="ce20" table:formula="of:=IF([.C193]=100;([.$G$3])*([.E193]-[.$F$3])+[.$F$3];((1-[.E193])*[.$H$3])+[.E193])" office:value-type="float" office:value="1">
            <text:p>1.0000000</text:p>
          </table:table-cell>
          <table:table-cell table:style-name="ce23" table:formula="of:=IF([.C193]=100;([.$K$3])*([.F193]-[.$J$3])+[.$J$3];([.$I$3]-[.F193])*[.$L$3]+[.F193])" office:value-type="float" office:value="0.6">
            <text:p>0.600</text:p>
          </table:table-cell>
          <table:table-cell table:number-columns-repeated="1018"/>
        </table:table-row>
        <table:table-row table:style-name="ro1">
          <table:table-cell office:value-type="float" office:value="182">
            <text:p>182</text:p>
          </table:table-cell>
          <table:table-cell table:style-name="ce4" table:formula="of:=+(IF([.B194]&gt;[.C194]; [.$C$3]; ([.B194]+([.D194]*[.$B$3]))*[.$D$3]))" office:value-type="float" office:value="2.19719850209398E-025">
            <text:p>0.0</text:p>
          </table:table-cell>
          <table:table-cell table:style-name="ce12" table:formula="of:=+(IF([.B194]&gt;[.C194];[.$E$3];(([.C194]-[.E194])*[.F194])+[.E194]))" office:value-type="float" office:value="1">
            <text:p>1.00000</text:p>
          </table:table-cell>
          <table:table-cell table:style-name="ce15" table:formula="of:=[.D194]" office:value-type="float" office:value="0">
            <text:p>0</text:p>
          </table:table-cell>
          <table:table-cell table:style-name="ce20" table:formula="of:=IF([.C194]=100;([.$G$3])*([.E194]-[.$F$3])+[.$F$3];((1-[.E194])*[.$H$3])+[.E194])" office:value-type="float" office:value="1">
            <text:p>1.0000000</text:p>
          </table:table-cell>
          <table:table-cell table:style-name="ce23" table:formula="of:=IF([.C194]=100;([.$K$3])*([.F194]-[.$J$3])+[.$J$3];([.$I$3]-[.F194])*[.$L$3]+[.F194])" office:value-type="float" office:value="0.6">
            <text:p>0.600</text:p>
          </table:table-cell>
          <table:table-cell table:number-columns-repeated="1018"/>
        </table:table-row>
        <table:table-row table:style-name="ro1">
          <table:table-cell office:value-type="float" office:value="183">
            <text:p>183</text:p>
          </table:table-cell>
          <table:table-cell table:style-name="ce4" table:formula="of:=+(IF([.B195]&gt;[.C195]; [.$C$3]; ([.B195]+([.D195]*[.$B$3]))*[.$D$3]))" office:value-type="float" office:value="1.09859925104699E-025">
            <text:p>0.0</text:p>
          </table:table-cell>
          <table:table-cell table:style-name="ce12" table:formula="of:=+(IF([.B195]&gt;[.C195];[.$E$3];(([.C195]-[.E195])*[.F195])+[.E195]))" office:value-type="float" office:value="1">
            <text:p>1.00000</text:p>
          </table:table-cell>
          <table:table-cell table:style-name="ce15" table:formula="of:=[.D195]" office:value-type="float" office:value="0">
            <text:p>0</text:p>
          </table:table-cell>
          <table:table-cell table:style-name="ce20" table:formula="of:=IF([.C195]=100;([.$G$3])*([.E195]-[.$F$3])+[.$F$3];((1-[.E195])*[.$H$3])+[.E195])" office:value-type="float" office:value="1">
            <text:p>1.0000000</text:p>
          </table:table-cell>
          <table:table-cell table:style-name="ce23" table:formula="of:=IF([.C195]=100;([.$K$3])*([.F195]-[.$J$3])+[.$J$3];([.$I$3]-[.F195])*[.$L$3]+[.F195])" office:value-type="float" office:value="0.6">
            <text:p>0.600</text:p>
          </table:table-cell>
          <table:table-cell table:number-columns-repeated="1018"/>
        </table:table-row>
        <table:table-row table:style-name="ro1">
          <table:table-cell office:value-type="float" office:value="184">
            <text:p>184</text:p>
          </table:table-cell>
          <table:table-cell table:style-name="ce4" table:formula="of:=+(IF([.B196]&gt;[.C196]; [.$C$3]; ([.B196]+([.D196]*[.$B$3]))*[.$D$3]))" office:value-type="float" office:value="5.49299625523495E-026">
            <text:p>0.0</text:p>
          </table:table-cell>
          <table:table-cell table:style-name="ce12" table:formula="of:=+(IF([.B196]&gt;[.C196];[.$E$3];(([.C196]-[.E196])*[.F196])+[.E196]))" office:value-type="float" office:value="1">
            <text:p>1.00000</text:p>
          </table:table-cell>
          <table:table-cell table:style-name="ce15" table:formula="of:=[.D196]" office:value-type="float" office:value="0">
            <text:p>0</text:p>
          </table:table-cell>
          <table:table-cell table:style-name="ce20" table:formula="of:=IF([.C196]=100;([.$G$3])*([.E196]-[.$F$3])+[.$F$3];((1-[.E196])*[.$H$3])+[.E196])" office:value-type="float" office:value="1">
            <text:p>1.0000000</text:p>
          </table:table-cell>
          <table:table-cell table:style-name="ce23" table:formula="of:=IF([.C196]=100;([.$K$3])*([.F196]-[.$J$3])+[.$J$3];([.$I$3]-[.F196])*[.$L$3]+[.F196])" office:value-type="float" office:value="0.6">
            <text:p>0.600</text:p>
          </table:table-cell>
          <table:table-cell table:number-columns-repeated="1018"/>
        </table:table-row>
        <table:table-row table:style-name="ro1">
          <table:table-cell office:value-type="float" office:value="185">
            <text:p>185</text:p>
          </table:table-cell>
          <table:table-cell table:style-name="ce4" table:formula="of:=+(IF([.B197]&gt;[.C197]; [.$C$3]; ([.B197]+([.D197]*[.$B$3]))*[.$D$3]))" office:value-type="float" office:value="2.74649812761747E-026">
            <text:p>0.0</text:p>
          </table:table-cell>
          <table:table-cell table:style-name="ce12" table:formula="of:=+(IF([.B197]&gt;[.C197];[.$E$3];(([.C197]-[.E197])*[.F197])+[.E197]))" office:value-type="float" office:value="1">
            <text:p>1.00000</text:p>
          </table:table-cell>
          <table:table-cell table:style-name="ce15" table:formula="of:=[.D197]" office:value-type="float" office:value="0">
            <text:p>0</text:p>
          </table:table-cell>
          <table:table-cell table:style-name="ce20" table:formula="of:=IF([.C197]=100;([.$G$3])*([.E197]-[.$F$3])+[.$F$3];((1-[.E197])*[.$H$3])+[.E197])" office:value-type="float" office:value="1">
            <text:p>1.0000000</text:p>
          </table:table-cell>
          <table:table-cell table:style-name="ce23" table:formula="of:=IF([.C197]=100;([.$K$3])*([.F197]-[.$J$3])+[.$J$3];([.$I$3]-[.F197])*[.$L$3]+[.F197])" office:value-type="float" office:value="0.6">
            <text:p>0.600</text:p>
          </table:table-cell>
          <table:table-cell table:number-columns-repeated="1018"/>
        </table:table-row>
        <table:table-row table:style-name="ro1">
          <table:table-cell office:value-type="float" office:value="186">
            <text:p>186</text:p>
          </table:table-cell>
          <table:table-cell table:style-name="ce4" table:formula="of:=+(IF([.B198]&gt;[.C198]; [.$C$3]; ([.B198]+([.D198]*[.$B$3]))*[.$D$3]))" office:value-type="float" office:value="1.37324906380874E-026">
            <text:p>0.0</text:p>
          </table:table-cell>
          <table:table-cell table:style-name="ce12" table:formula="of:=+(IF([.B198]&gt;[.C198];[.$E$3];(([.C198]-[.E198])*[.F198])+[.E198]))" office:value-type="float" office:value="1">
            <text:p>1.00000</text:p>
          </table:table-cell>
          <table:table-cell table:style-name="ce15" table:formula="of:=[.D198]" office:value-type="float" office:value="0">
            <text:p>0</text:p>
          </table:table-cell>
          <table:table-cell table:style-name="ce20" table:formula="of:=IF([.C198]=100;([.$G$3])*([.E198]-[.$F$3])+[.$F$3];((1-[.E198])*[.$H$3])+[.E198])" office:value-type="float" office:value="1">
            <text:p>1.0000000</text:p>
          </table:table-cell>
          <table:table-cell table:style-name="ce23" table:formula="of:=IF([.C198]=100;([.$K$3])*([.F198]-[.$J$3])+[.$J$3];([.$I$3]-[.F198])*[.$L$3]+[.F198])" office:value-type="float" office:value="0.6">
            <text:p>0.600</text:p>
          </table:table-cell>
          <table:table-cell table:number-columns-repeated="1018"/>
        </table:table-row>
        <table:table-row table:style-name="ro1">
          <table:table-cell office:value-type="float" office:value="187">
            <text:p>187</text:p>
          </table:table-cell>
          <table:table-cell table:style-name="ce4" table:formula="of:=+(IF([.B199]&gt;[.C199]; [.$C$3]; ([.B199]+([.D199]*[.$B$3]))*[.$D$3]))" office:value-type="float" office:value="6.86624531904369E-027">
            <text:p>0.0</text:p>
          </table:table-cell>
          <table:table-cell table:style-name="ce12" table:formula="of:=+(IF([.B199]&gt;[.C199];[.$E$3];(([.C199]-[.E199])*[.F199])+[.E199]))" office:value-type="float" office:value="1">
            <text:p>1.00000</text:p>
          </table:table-cell>
          <table:table-cell table:style-name="ce15" table:formula="of:=[.D199]" office:value-type="float" office:value="0">
            <text:p>0</text:p>
          </table:table-cell>
          <table:table-cell table:style-name="ce20" table:formula="of:=IF([.C199]=100;([.$G$3])*([.E199]-[.$F$3])+[.$F$3];((1-[.E199])*[.$H$3])+[.E199])" office:value-type="float" office:value="1">
            <text:p>1.0000000</text:p>
          </table:table-cell>
          <table:table-cell table:style-name="ce23" table:formula="of:=IF([.C199]=100;([.$K$3])*([.F199]-[.$J$3])+[.$J$3];([.$I$3]-[.F199])*[.$L$3]+[.F199])" office:value-type="float" office:value="0.6">
            <text:p>0.600</text:p>
          </table:table-cell>
          <table:table-cell table:number-columns-repeated="1018"/>
        </table:table-row>
        <table:table-row table:style-name="ro1">
          <table:table-cell office:value-type="float" office:value="188">
            <text:p>188</text:p>
          </table:table-cell>
          <table:table-cell table:style-name="ce4" table:formula="of:=+(IF([.B200]&gt;[.C200]; [.$C$3]; ([.B200]+([.D200]*[.$B$3]))*[.$D$3]))" office:value-type="float" office:value="3.43312265952184E-027">
            <text:p>0.0</text:p>
          </table:table-cell>
          <table:table-cell table:style-name="ce12" table:formula="of:=+(IF([.B200]&gt;[.C200];[.$E$3];(([.C200]-[.E200])*[.F200])+[.E200]))" office:value-type="float" office:value="1">
            <text:p>1.00000</text:p>
          </table:table-cell>
          <table:table-cell table:style-name="ce15" table:formula="of:=[.D200]" office:value-type="float" office:value="0">
            <text:p>0</text:p>
          </table:table-cell>
          <table:table-cell table:style-name="ce20" table:formula="of:=IF([.C200]=100;([.$G$3])*([.E200]-[.$F$3])+[.$F$3];((1-[.E200])*[.$H$3])+[.E200])" office:value-type="float" office:value="1">
            <text:p>1.0000000</text:p>
          </table:table-cell>
          <table:table-cell table:style-name="ce23" table:formula="of:=IF([.C200]=100;([.$K$3])*([.F200]-[.$J$3])+[.$J$3];([.$I$3]-[.F200])*[.$L$3]+[.F200])" office:value-type="float" office:value="0.6">
            <text:p>0.600</text:p>
          </table:table-cell>
          <table:table-cell table:number-columns-repeated="1018"/>
        </table:table-row>
        <table:table-row table:style-name="ro1">
          <table:table-cell office:value-type="float" office:value="189">
            <text:p>189</text:p>
          </table:table-cell>
          <table:table-cell table:style-name="ce4" table:formula="of:=+(IF([.B201]&gt;[.C201]; [.$C$3]; ([.B201]+([.D201]*[.$B$3]))*[.$D$3]))" office:value-type="float" office:value="1.71656132976092E-027">
            <text:p>0.0</text:p>
          </table:table-cell>
          <table:table-cell table:style-name="ce12" table:formula="of:=+(IF([.B201]&gt;[.C201];[.$E$3];(([.C201]-[.E201])*[.F201])+[.E201]))" office:value-type="float" office:value="1">
            <text:p>1.00000</text:p>
          </table:table-cell>
          <table:table-cell table:style-name="ce15" table:formula="of:=[.D201]" office:value-type="float" office:value="0">
            <text:p>0</text:p>
          </table:table-cell>
          <table:table-cell table:style-name="ce20" table:formula="of:=IF([.C201]=100;([.$G$3])*([.E201]-[.$F$3])+[.$F$3];((1-[.E201])*[.$H$3])+[.E201])" office:value-type="float" office:value="1">
            <text:p>1.0000000</text:p>
          </table:table-cell>
          <table:table-cell table:style-name="ce23" table:formula="of:=IF([.C201]=100;([.$K$3])*([.F201]-[.$J$3])+[.$J$3];([.$I$3]-[.F201])*[.$L$3]+[.F201])" office:value-type="float" office:value="0.6">
            <text:p>0.600</text:p>
          </table:table-cell>
          <table:table-cell table:number-columns-repeated="1018"/>
        </table:table-row>
        <table:table-row table:style-name="ro1">
          <table:table-cell office:value-type="float" office:value="190">
            <text:p>190</text:p>
          </table:table-cell>
          <table:table-cell table:style-name="ce4" table:formula="of:=+(IF([.B202]&gt;[.C202]; [.$C$3]; ([.B202]+([.D202]*[.$B$3]))*[.$D$3]))" office:value-type="float" office:value="8.58280664880461E-028">
            <text:p>0.0</text:p>
          </table:table-cell>
          <table:table-cell table:style-name="ce12" table:formula="of:=+(IF([.B202]&gt;[.C202];[.$E$3];(([.C202]-[.E202])*[.F202])+[.E202]))" office:value-type="float" office:value="1">
            <text:p>1.00000</text:p>
          </table:table-cell>
          <table:table-cell table:style-name="ce15" table:formula="of:=[.D202]" office:value-type="float" office:value="0">
            <text:p>0</text:p>
          </table:table-cell>
          <table:table-cell table:style-name="ce20" table:formula="of:=IF([.C202]=100;([.$G$3])*([.E202]-[.$F$3])+[.$F$3];((1-[.E202])*[.$H$3])+[.E202])" office:value-type="float" office:value="1">
            <text:p>1.0000000</text:p>
          </table:table-cell>
          <table:table-cell table:style-name="ce23" table:formula="of:=IF([.C202]=100;([.$K$3])*([.F202]-[.$J$3])+[.$J$3];([.$I$3]-[.F202])*[.$L$3]+[.F202])" office:value-type="float" office:value="0.6">
            <text:p>0.600</text:p>
          </table:table-cell>
          <table:table-cell table:number-columns-repeated="1018"/>
        </table:table-row>
        <table:table-row table:style-name="ro1">
          <table:table-cell office:value-type="float" office:value="191">
            <text:p>191</text:p>
          </table:table-cell>
          <table:table-cell table:style-name="ce4" table:formula="of:=+(IF([.B203]&gt;[.C203]; [.$C$3]; ([.B203]+([.D203]*[.$B$3]))*[.$D$3]))" office:value-type="float" office:value="4.2914033244023E-028">
            <text:p>0.0</text:p>
          </table:table-cell>
          <table:table-cell table:style-name="ce12" table:formula="of:=+(IF([.B203]&gt;[.C203];[.$E$3];(([.C203]-[.E203])*[.F203])+[.E203]))" office:value-type="float" office:value="1">
            <text:p>1.00000</text:p>
          </table:table-cell>
          <table:table-cell table:style-name="ce15" table:formula="of:=[.D203]" office:value-type="float" office:value="0">
            <text:p>0</text:p>
          </table:table-cell>
          <table:table-cell table:style-name="ce20" table:formula="of:=IF([.C203]=100;([.$G$3])*([.E203]-[.$F$3])+[.$F$3];((1-[.E203])*[.$H$3])+[.E203])" office:value-type="float" office:value="1">
            <text:p>1.0000000</text:p>
          </table:table-cell>
          <table:table-cell table:style-name="ce23" table:formula="of:=IF([.C203]=100;([.$K$3])*([.F203]-[.$J$3])+[.$J$3];([.$I$3]-[.F203])*[.$L$3]+[.F203])" office:value-type="float" office:value="0.6">
            <text:p>0.600</text:p>
          </table:table-cell>
          <table:table-cell table:number-columns-repeated="1018"/>
        </table:table-row>
        <table:table-row table:style-name="ro1">
          <table:table-cell office:value-type="float" office:value="192">
            <text:p>192</text:p>
          </table:table-cell>
          <table:table-cell table:style-name="ce4" table:formula="of:=+(IF([.B204]&gt;[.C204]; [.$C$3]; ([.B204]+([.D204]*[.$B$3]))*[.$D$3]))" office:value-type="float" office:value="2.14570166220115E-028">
            <text:p>0.0</text:p>
          </table:table-cell>
          <table:table-cell table:style-name="ce12" table:formula="of:=+(IF([.B204]&gt;[.C204];[.$E$3];(([.C204]-[.E204])*[.F204])+[.E204]))" office:value-type="float" office:value="1">
            <text:p>1.00000</text:p>
          </table:table-cell>
          <table:table-cell table:style-name="ce15" table:formula="of:=[.D204]" office:value-type="float" office:value="0">
            <text:p>0</text:p>
          </table:table-cell>
          <table:table-cell table:style-name="ce20" table:formula="of:=IF([.C204]=100;([.$G$3])*([.E204]-[.$F$3])+[.$F$3];((1-[.E204])*[.$H$3])+[.E204])" office:value-type="float" office:value="1">
            <text:p>1.0000000</text:p>
          </table:table-cell>
          <table:table-cell table:style-name="ce23" table:formula="of:=IF([.C204]=100;([.$K$3])*([.F204]-[.$J$3])+[.$J$3];([.$I$3]-[.F204])*[.$L$3]+[.F204])" office:value-type="float" office:value="0.6">
            <text:p>0.600</text:p>
          </table:table-cell>
          <table:table-cell table:number-columns-repeated="1018"/>
        </table:table-row>
        <table:table-row table:style-name="ro1">
          <table:table-cell office:value-type="float" office:value="193">
            <text:p>193</text:p>
          </table:table-cell>
          <table:table-cell table:style-name="ce4" table:formula="of:=+(IF([.B205]&gt;[.C205]; [.$C$3]; ([.B205]+([.D205]*[.$B$3]))*[.$D$3]))" office:value-type="float" office:value="1.07285083110058E-028">
            <text:p>0.0</text:p>
          </table:table-cell>
          <table:table-cell table:style-name="ce12" table:formula="of:=+(IF([.B205]&gt;[.C205];[.$E$3];(([.C205]-[.E205])*[.F205])+[.E205]))" office:value-type="float" office:value="1">
            <text:p>1.00000</text:p>
          </table:table-cell>
          <table:table-cell table:style-name="ce15" table:formula="of:=[.D205]" office:value-type="float" office:value="0">
            <text:p>0</text:p>
          </table:table-cell>
          <table:table-cell table:style-name="ce20" table:formula="of:=IF([.C205]=100;([.$G$3])*([.E205]-[.$F$3])+[.$F$3];((1-[.E205])*[.$H$3])+[.E205])" office:value-type="float" office:value="1">
            <text:p>1.0000000</text:p>
          </table:table-cell>
          <table:table-cell table:style-name="ce23" table:formula="of:=IF([.C205]=100;([.$K$3])*([.F205]-[.$J$3])+[.$J$3];([.$I$3]-[.F205])*[.$L$3]+[.F205])" office:value-type="float" office:value="0.6">
            <text:p>0.600</text:p>
          </table:table-cell>
          <table:table-cell table:number-columns-repeated="1018"/>
        </table:table-row>
        <table:table-row table:style-name="ro1">
          <table:table-cell office:value-type="float" office:value="194">
            <text:p>194</text:p>
          </table:table-cell>
          <table:table-cell table:style-name="ce4" table:formula="of:=+(IF([.B206]&gt;[.C206]; [.$C$3]; ([.B206]+([.D206]*[.$B$3]))*[.$D$3]))" office:value-type="float" office:value="5.36425415550288E-029">
            <text:p>0.0</text:p>
          </table:table-cell>
          <table:table-cell table:style-name="ce12" table:formula="of:=+(IF([.B206]&gt;[.C206];[.$E$3];(([.C206]-[.E206])*[.F206])+[.E206]))" office:value-type="float" office:value="1">
            <text:p>1.00000</text:p>
          </table:table-cell>
          <table:table-cell table:style-name="ce15" table:formula="of:=[.D206]" office:value-type="float" office:value="0">
            <text:p>0</text:p>
          </table:table-cell>
          <table:table-cell table:style-name="ce20" table:formula="of:=IF([.C206]=100;([.$G$3])*([.E206]-[.$F$3])+[.$F$3];((1-[.E206])*[.$H$3])+[.E206])" office:value-type="float" office:value="1">
            <text:p>1.0000000</text:p>
          </table:table-cell>
          <table:table-cell table:style-name="ce23" table:formula="of:=IF([.C206]=100;([.$K$3])*([.F206]-[.$J$3])+[.$J$3];([.$I$3]-[.F206])*[.$L$3]+[.F206])" office:value-type="float" office:value="0.6">
            <text:p>0.600</text:p>
          </table:table-cell>
          <table:table-cell table:number-columns-repeated="1018"/>
        </table:table-row>
        <table:table-row table:style-name="ro1">
          <table:table-cell office:value-type="float" office:value="195">
            <text:p>195</text:p>
          </table:table-cell>
          <table:table-cell table:style-name="ce4" table:formula="of:=+(IF([.B207]&gt;[.C207]; [.$C$3]; ([.B207]+([.D207]*[.$B$3]))*[.$D$3]))" office:value-type="float" office:value="2.68212707775144E-029">
            <text:p>0.0</text:p>
          </table:table-cell>
          <table:table-cell table:style-name="ce12" table:formula="of:=+(IF([.B207]&gt;[.C207];[.$E$3];(([.C207]-[.E207])*[.F207])+[.E207]))" office:value-type="float" office:value="1">
            <text:p>1.00000</text:p>
          </table:table-cell>
          <table:table-cell table:style-name="ce15" table:formula="of:=[.D207]" office:value-type="float" office:value="0">
            <text:p>0</text:p>
          </table:table-cell>
          <table:table-cell table:style-name="ce20" table:formula="of:=IF([.C207]=100;([.$G$3])*([.E207]-[.$F$3])+[.$F$3];((1-[.E207])*[.$H$3])+[.E207])" office:value-type="float" office:value="1">
            <text:p>1.0000000</text:p>
          </table:table-cell>
          <table:table-cell table:style-name="ce23" table:formula="of:=IF([.C207]=100;([.$K$3])*([.F207]-[.$J$3])+[.$J$3];([.$I$3]-[.F207])*[.$L$3]+[.F207])" office:value-type="float" office:value="0.6">
            <text:p>0.600</text:p>
          </table:table-cell>
          <table:table-cell table:number-columns-repeated="1018"/>
        </table:table-row>
        <table:table-row table:style-name="ro1">
          <table:table-cell office:value-type="float" office:value="196">
            <text:p>196</text:p>
          </table:table-cell>
          <table:table-cell table:style-name="ce4" table:formula="of:=+(IF([.B208]&gt;[.C208]; [.$C$3]; ([.B208]+([.D208]*[.$B$3]))*[.$D$3]))" office:value-type="float" office:value="1.34106353887572E-029">
            <text:p>0.0</text:p>
          </table:table-cell>
          <table:table-cell table:style-name="ce12" table:formula="of:=+(IF([.B208]&gt;[.C208];[.$E$3];(([.C208]-[.E208])*[.F208])+[.E208]))" office:value-type="float" office:value="1">
            <text:p>1.00000</text:p>
          </table:table-cell>
          <table:table-cell table:style-name="ce15" table:formula="of:=[.D208]" office:value-type="float" office:value="0">
            <text:p>0</text:p>
          </table:table-cell>
          <table:table-cell table:style-name="ce20" table:formula="of:=IF([.C208]=100;([.$G$3])*([.E208]-[.$F$3])+[.$F$3];((1-[.E208])*[.$H$3])+[.E208])" office:value-type="float" office:value="1">
            <text:p>1.0000000</text:p>
          </table:table-cell>
          <table:table-cell table:style-name="ce23" table:formula="of:=IF([.C208]=100;([.$K$3])*([.F208]-[.$J$3])+[.$J$3];([.$I$3]-[.F208])*[.$L$3]+[.F208])" office:value-type="float" office:value="0.6">
            <text:p>0.600</text:p>
          </table:table-cell>
          <table:table-cell table:number-columns-repeated="1018"/>
        </table:table-row>
        <table:table-row table:style-name="ro1">
          <table:table-cell office:value-type="float" office:value="197">
            <text:p>197</text:p>
          </table:table-cell>
          <table:table-cell table:style-name="ce4" table:formula="of:=+(IF([.B209]&gt;[.C209]; [.$C$3]; ([.B209]+([.D209]*[.$B$3]))*[.$D$3]))" office:value-type="float" office:value="6.7053176943786E-030">
            <text:p>0.0</text:p>
          </table:table-cell>
          <table:table-cell table:style-name="ce12" table:formula="of:=+(IF([.B209]&gt;[.C209];[.$E$3];(([.C209]-[.E209])*[.F209])+[.E209]))" office:value-type="float" office:value="1">
            <text:p>1.00000</text:p>
          </table:table-cell>
          <table:table-cell table:style-name="ce15" table:formula="of:=[.D209]" office:value-type="float" office:value="0">
            <text:p>0</text:p>
          </table:table-cell>
          <table:table-cell table:style-name="ce20" table:formula="of:=IF([.C209]=100;([.$G$3])*([.E209]-[.$F$3])+[.$F$3];((1-[.E209])*[.$H$3])+[.E209])" office:value-type="float" office:value="1">
            <text:p>1.0000000</text:p>
          </table:table-cell>
          <table:table-cell table:style-name="ce23" table:formula="of:=IF([.C209]=100;([.$K$3])*([.F209]-[.$J$3])+[.$J$3];([.$I$3]-[.F209])*[.$L$3]+[.F209])" office:value-type="float" office:value="0.6">
            <text:p>0.600</text:p>
          </table:table-cell>
          <table:table-cell table:number-columns-repeated="1018"/>
        </table:table-row>
        <table:table-row table:style-name="ro1">
          <table:table-cell office:value-type="float" office:value="198">
            <text:p>198</text:p>
          </table:table-cell>
          <table:table-cell table:style-name="ce4" table:formula="of:=+(IF([.B210]&gt;[.C210]; [.$C$3]; ([.B210]+([.D210]*[.$B$3]))*[.$D$3]))" office:value-type="float" office:value="3.3526588471893E-030">
            <text:p>0.0</text:p>
          </table:table-cell>
          <table:table-cell table:style-name="ce12" table:formula="of:=+(IF([.B210]&gt;[.C210];[.$E$3];(([.C210]-[.E210])*[.F210])+[.E210]))" office:value-type="float" office:value="1">
            <text:p>1.00000</text:p>
          </table:table-cell>
          <table:table-cell table:style-name="ce15" table:formula="of:=[.D210]" office:value-type="float" office:value="0">
            <text:p>0</text:p>
          </table:table-cell>
          <table:table-cell table:style-name="ce20" table:formula="of:=IF([.C210]=100;([.$G$3])*([.E210]-[.$F$3])+[.$F$3];((1-[.E210])*[.$H$3])+[.E210])" office:value-type="float" office:value="1">
            <text:p>1.0000000</text:p>
          </table:table-cell>
          <table:table-cell table:style-name="ce23" table:formula="of:=IF([.C210]=100;([.$K$3])*([.F210]-[.$J$3])+[.$J$3];([.$I$3]-[.F210])*[.$L$3]+[.F210])" office:value-type="float" office:value="0.6">
            <text:p>0.600</text:p>
          </table:table-cell>
          <table:table-cell table:number-columns-repeated="1018"/>
        </table:table-row>
        <table:table-row table:style-name="ro1">
          <table:table-cell office:value-type="float" office:value="199">
            <text:p>199</text:p>
          </table:table-cell>
          <table:table-cell table:style-name="ce4" table:formula="of:=+(IF([.B211]&gt;[.C211]; [.$C$3]; ([.B211]+([.D211]*[.$B$3]))*[.$D$3]))" office:value-type="float" office:value="1.67632942359465E-030">
            <text:p>0.0</text:p>
          </table:table-cell>
          <table:table-cell table:style-name="ce12" table:formula="of:=+(IF([.B211]&gt;[.C211];[.$E$3];(([.C211]-[.E211])*[.F211])+[.E211]))" office:value-type="float" office:value="1">
            <text:p>1.00000</text:p>
          </table:table-cell>
          <table:table-cell table:style-name="ce15" table:formula="of:=[.D211]" office:value-type="float" office:value="0">
            <text:p>0</text:p>
          </table:table-cell>
          <table:table-cell table:style-name="ce20" table:formula="of:=IF([.C211]=100;([.$G$3])*([.E211]-[.$F$3])+[.$F$3];((1-[.E211])*[.$H$3])+[.E211])" office:value-type="float" office:value="1">
            <text:p>1.0000000</text:p>
          </table:table-cell>
          <table:table-cell table:style-name="ce23" table:formula="of:=IF([.C211]=100;([.$K$3])*([.F211]-[.$J$3])+[.$J$3];([.$I$3]-[.F211])*[.$L$3]+[.F211])" office:value-type="float" office:value="0.6">
            <text:p>0.600</text:p>
          </table:table-cell>
          <table:table-cell table:number-columns-repeated="1018"/>
        </table:table-row>
        <table:table-row table:style-name="ro1">
          <table:table-cell office:value-type="float" office:value="200">
            <text:p>200</text:p>
          </table:table-cell>
          <table:table-cell table:style-name="ce4" table:formula="of:=+(IF([.B212]&gt;[.C212]; [.$C$3]; ([.B212]+([.D212]*[.$B$3]))*[.$D$3]))" office:value-type="float" office:value="8.38164711797325E-031">
            <text:p>0.0</text:p>
          </table:table-cell>
          <table:table-cell table:style-name="ce12" table:formula="of:=+(IF([.B212]&gt;[.C212];[.$E$3];(([.C212]-[.E212])*[.F212])+[.E212]))" office:value-type="float" office:value="1">
            <text:p>1.00000</text:p>
          </table:table-cell>
          <table:table-cell table:style-name="ce15" table:formula="of:=[.D212]" office:value-type="float" office:value="0">
            <text:p>0</text:p>
          </table:table-cell>
          <table:table-cell table:style-name="ce20" table:formula="of:=IF([.C212]=100;([.$G$3])*([.E212]-[.$F$3])+[.$F$3];((1-[.E212])*[.$H$3])+[.E212])" office:value-type="float" office:value="1">
            <text:p>1.0000000</text:p>
          </table:table-cell>
          <table:table-cell table:style-name="ce23" table:formula="of:=IF([.C212]=100;([.$K$3])*([.F212]-[.$J$3])+[.$J$3];([.$I$3]-[.F212])*[.$L$3]+[.F212])" office:value-type="float" office:value="0.6">
            <text:p>0.600</text:p>
          </table:table-cell>
          <table:table-cell table:number-columns-repeated="1018"/>
        </table:table-row>
        <table:table-row table:style-name="ro1">
          <table:table-cell office:value-type="float" office:value="201">
            <text:p>201</text:p>
          </table:table-cell>
          <table:table-cell table:style-name="ce4" table:formula="of:=+(IF([.B213]&gt;[.C213]; [.$C$3]; ([.B213]+([.D213]*[.$B$3]))*[.$D$3]))" office:value-type="float" office:value="4.19082355898663E-031">
            <text:p>0.0</text:p>
          </table:table-cell>
          <table:table-cell table:style-name="ce12" table:formula="of:=+(IF([.B213]&gt;[.C213];[.$E$3];(([.C213]-[.E213])*[.F213])+[.E213]))" office:value-type="float" office:value="1">
            <text:p>1.00000</text:p>
          </table:table-cell>
          <table:table-cell table:style-name="ce15" table:formula="of:=[.D213]" office:value-type="float" office:value="0">
            <text:p>0</text:p>
          </table:table-cell>
          <table:table-cell table:style-name="ce20" table:formula="of:=IF([.C213]=100;([.$G$3])*([.E213]-[.$F$3])+[.$F$3];((1-[.E213])*[.$H$3])+[.E213])" office:value-type="float" office:value="1">
            <text:p>1.0000000</text:p>
          </table:table-cell>
          <table:table-cell table:style-name="ce23" table:formula="of:=IF([.C213]=100;([.$K$3])*([.F213]-[.$J$3])+[.$J$3];([.$I$3]-[.F213])*[.$L$3]+[.F213])" office:value-type="float" office:value="0.6">
            <text:p>0.600</text:p>
          </table:table-cell>
          <table:table-cell table:number-columns-repeated="1018"/>
        </table:table-row>
        <table:table-row table:style-name="ro1">
          <table:table-cell office:value-type="float" office:value="202">
            <text:p>202</text:p>
          </table:table-cell>
          <table:table-cell table:style-name="ce4" table:formula="of:=+(IF([.B214]&gt;[.C214]; [.$C$3]; ([.B214]+([.D214]*[.$B$3]))*[.$D$3]))" office:value-type="float" office:value="2.09541177949331E-031">
            <text:p>0.0</text:p>
          </table:table-cell>
          <table:table-cell table:style-name="ce12" table:formula="of:=+(IF([.B214]&gt;[.C214];[.$E$3];(([.C214]-[.E214])*[.F214])+[.E214]))" office:value-type="float" office:value="1">
            <text:p>1.00000</text:p>
          </table:table-cell>
          <table:table-cell table:style-name="ce15" table:formula="of:=[.D214]" office:value-type="float" office:value="0">
            <text:p>0</text:p>
          </table:table-cell>
          <table:table-cell table:style-name="ce20" table:formula="of:=IF([.C214]=100;([.$G$3])*([.E214]-[.$F$3])+[.$F$3];((1-[.E214])*[.$H$3])+[.E214])" office:value-type="float" office:value="1">
            <text:p>1.0000000</text:p>
          </table:table-cell>
          <table:table-cell table:style-name="ce23" table:formula="of:=IF([.C214]=100;([.$K$3])*([.F214]-[.$J$3])+[.$J$3];([.$I$3]-[.F214])*[.$L$3]+[.F214])" office:value-type="float" office:value="0.6">
            <text:p>0.600</text:p>
          </table:table-cell>
          <table:table-cell table:number-columns-repeated="1018"/>
        </table:table-row>
        <table:table-row table:style-name="ro1">
          <table:table-cell office:value-type="float" office:value="203">
            <text:p>203</text:p>
          </table:table-cell>
          <table:table-cell table:style-name="ce4" table:formula="of:=+(IF([.B215]&gt;[.C215]; [.$C$3]; ([.B215]+([.D215]*[.$B$3]))*[.$D$3]))" office:value-type="float" office:value="1.04770588974666E-031">
            <text:p>0.0</text:p>
          </table:table-cell>
          <table:table-cell table:style-name="ce12" table:formula="of:=+(IF([.B215]&gt;[.C215];[.$E$3];(([.C215]-[.E215])*[.F215])+[.E215]))" office:value-type="float" office:value="1">
            <text:p>1.00000</text:p>
          </table:table-cell>
          <table:table-cell table:style-name="ce15" table:formula="of:=[.D215]" office:value-type="float" office:value="0">
            <text:p>0</text:p>
          </table:table-cell>
          <table:table-cell table:style-name="ce20" table:formula="of:=IF([.C215]=100;([.$G$3])*([.E215]-[.$F$3])+[.$F$3];((1-[.E215])*[.$H$3])+[.E215])" office:value-type="float" office:value="1">
            <text:p>1.0000000</text:p>
          </table:table-cell>
          <table:table-cell table:style-name="ce23" table:formula="of:=IF([.C215]=100;([.$K$3])*([.F215]-[.$J$3])+[.$J$3];([.$I$3]-[.F215])*[.$L$3]+[.F215])" office:value-type="float" office:value="0.6">
            <text:p>0.600</text:p>
          </table:table-cell>
          <table:table-cell table:number-columns-repeated="1018"/>
        </table:table-row>
        <table:table-row table:style-name="ro1">
          <table:table-cell office:value-type="float" office:value="204">
            <text:p>204</text:p>
          </table:table-cell>
          <table:table-cell table:style-name="ce4" table:formula="of:=+(IF([.B216]&gt;[.C216]; [.$C$3]; ([.B216]+([.D216]*[.$B$3]))*[.$D$3]))" office:value-type="float" office:value="5.23852944873328E-032">
            <text:p>0.0</text:p>
          </table:table-cell>
          <table:table-cell table:style-name="ce12" table:formula="of:=+(IF([.B216]&gt;[.C216];[.$E$3];(([.C216]-[.E216])*[.F216])+[.E216]))" office:value-type="float" office:value="1">
            <text:p>1.00000</text:p>
          </table:table-cell>
          <table:table-cell table:style-name="ce15" table:formula="of:=[.D216]" office:value-type="float" office:value="0">
            <text:p>0</text:p>
          </table:table-cell>
          <table:table-cell table:style-name="ce20" table:formula="of:=IF([.C216]=100;([.$G$3])*([.E216]-[.$F$3])+[.$F$3];((1-[.E216])*[.$H$3])+[.E216])" office:value-type="float" office:value="1">
            <text:p>1.0000000</text:p>
          </table:table-cell>
          <table:table-cell table:style-name="ce23" table:formula="of:=IF([.C216]=100;([.$K$3])*([.F216]-[.$J$3])+[.$J$3];([.$I$3]-[.F216])*[.$L$3]+[.F216])" office:value-type="float" office:value="0.6">
            <text:p>0.600</text:p>
          </table:table-cell>
          <table:table-cell table:number-columns-repeated="1018"/>
        </table:table-row>
        <table:table-row table:style-name="ro1">
          <table:table-cell office:value-type="float" office:value="205">
            <text:p>205</text:p>
          </table:table-cell>
          <table:table-cell table:style-name="ce4" table:formula="of:=+(IF([.B217]&gt;[.C217]; [.$C$3]; ([.B217]+([.D217]*[.$B$3]))*[.$D$3]))" office:value-type="float" office:value="2.61926472436664E-032">
            <text:p>0.0</text:p>
          </table:table-cell>
          <table:table-cell table:style-name="ce12" table:formula="of:=+(IF([.B217]&gt;[.C217];[.$E$3];(([.C217]-[.E217])*[.F217])+[.E217]))" office:value-type="float" office:value="1">
            <text:p>1.00000</text:p>
          </table:table-cell>
          <table:table-cell table:style-name="ce15" table:formula="of:=[.D217]" office:value-type="float" office:value="0">
            <text:p>0</text:p>
          </table:table-cell>
          <table:table-cell table:style-name="ce20" table:formula="of:=IF([.C217]=100;([.$G$3])*([.E217]-[.$F$3])+[.$F$3];((1-[.E217])*[.$H$3])+[.E217])" office:value-type="float" office:value="1">
            <text:p>1.0000000</text:p>
          </table:table-cell>
          <table:table-cell table:style-name="ce23" table:formula="of:=IF([.C217]=100;([.$K$3])*([.F217]-[.$J$3])+[.$J$3];([.$I$3]-[.F217])*[.$L$3]+[.F217])" office:value-type="float" office:value="0.6">
            <text:p>0.600</text:p>
          </table:table-cell>
          <table:table-cell table:number-columns-repeated="1018"/>
        </table:table-row>
        <table:table-row table:style-name="ro1">
          <table:table-cell office:value-type="float" office:value="206">
            <text:p>206</text:p>
          </table:table-cell>
          <table:table-cell table:style-name="ce4" table:formula="of:=+(IF([.B218]&gt;[.C218]; [.$C$3]; ([.B218]+([.D218]*[.$B$3]))*[.$D$3]))" office:value-type="float" office:value="1.30963236218332E-032">
            <text:p>0.0</text:p>
          </table:table-cell>
          <table:table-cell table:style-name="ce12" table:formula="of:=+(IF([.B218]&gt;[.C218];[.$E$3];(([.C218]-[.E218])*[.F218])+[.E218]))" office:value-type="float" office:value="1">
            <text:p>1.00000</text:p>
          </table:table-cell>
          <table:table-cell table:style-name="ce15" table:formula="of:=[.D218]" office:value-type="float" office:value="0">
            <text:p>0</text:p>
          </table:table-cell>
          <table:table-cell table:style-name="ce20" table:formula="of:=IF([.C218]=100;([.$G$3])*([.E218]-[.$F$3])+[.$F$3];((1-[.E218])*[.$H$3])+[.E218])" office:value-type="float" office:value="1">
            <text:p>1.0000000</text:p>
          </table:table-cell>
          <table:table-cell table:style-name="ce23" table:formula="of:=IF([.C218]=100;([.$K$3])*([.F218]-[.$J$3])+[.$J$3];([.$I$3]-[.F218])*[.$L$3]+[.F218])" office:value-type="float" office:value="0.6">
            <text:p>0.600</text:p>
          </table:table-cell>
          <table:table-cell table:number-columns-repeated="1018"/>
        </table:table-row>
        <table:table-row table:style-name="ro1">
          <table:table-cell office:value-type="float" office:value="207">
            <text:p>207</text:p>
          </table:table-cell>
          <table:table-cell table:style-name="ce4" table:formula="of:=+(IF([.B219]&gt;[.C219]; [.$C$3]; ([.B219]+([.D219]*[.$B$3]))*[.$D$3]))" office:value-type="float" office:value="6.5481618109166E-033">
            <text:p>0.0</text:p>
          </table:table-cell>
          <table:table-cell table:style-name="ce12" table:formula="of:=+(IF([.B219]&gt;[.C219];[.$E$3];(([.C219]-[.E219])*[.F219])+[.E219]))" office:value-type="float" office:value="1">
            <text:p>1.00000</text:p>
          </table:table-cell>
          <table:table-cell table:style-name="ce15" table:formula="of:=[.D219]" office:value-type="float" office:value="0">
            <text:p>0</text:p>
          </table:table-cell>
          <table:table-cell table:style-name="ce20" table:formula="of:=IF([.C219]=100;([.$G$3])*([.E219]-[.$F$3])+[.$F$3];((1-[.E219])*[.$H$3])+[.E219])" office:value-type="float" office:value="1">
            <text:p>1.0000000</text:p>
          </table:table-cell>
          <table:table-cell table:style-name="ce23" table:formula="of:=IF([.C219]=100;([.$K$3])*([.F219]-[.$J$3])+[.$J$3];([.$I$3]-[.F219])*[.$L$3]+[.F219])" office:value-type="float" office:value="0.6">
            <text:p>0.600</text:p>
          </table:table-cell>
          <table:table-cell table:number-columns-repeated="1018"/>
        </table:table-row>
        <table:table-row table:style-name="ro1">
          <table:table-cell office:value-type="float" office:value="208">
            <text:p>208</text:p>
          </table:table-cell>
          <table:table-cell table:style-name="ce4" table:formula="of:=+(IF([.B220]&gt;[.C220]; [.$C$3]; ([.B220]+([.D220]*[.$B$3]))*[.$D$3]))" office:value-type="float" office:value="3.2740809054583E-033">
            <text:p>0.0</text:p>
          </table:table-cell>
          <table:table-cell table:style-name="ce12" table:formula="of:=+(IF([.B220]&gt;[.C220];[.$E$3];(([.C220]-[.E220])*[.F220])+[.E220]))" office:value-type="float" office:value="1">
            <text:p>1.00000</text:p>
          </table:table-cell>
          <table:table-cell table:style-name="ce15" table:formula="of:=[.D220]" office:value-type="float" office:value="0">
            <text:p>0</text:p>
          </table:table-cell>
          <table:table-cell table:style-name="ce20" table:formula="of:=IF([.C220]=100;([.$G$3])*([.E220]-[.$F$3])+[.$F$3];((1-[.E220])*[.$H$3])+[.E220])" office:value-type="float" office:value="1">
            <text:p>1.0000000</text:p>
          </table:table-cell>
          <table:table-cell table:style-name="ce23" table:formula="of:=IF([.C220]=100;([.$K$3])*([.F220]-[.$J$3])+[.$J$3];([.$I$3]-[.F220])*[.$L$3]+[.F220])" office:value-type="float" office:value="0.6">
            <text:p>0.600</text:p>
          </table:table-cell>
          <table:table-cell table:number-columns-repeated="1018"/>
        </table:table-row>
        <table:table-row table:style-name="ro1">
          <table:table-cell office:value-type="float" office:value="209">
            <text:p>209</text:p>
          </table:table-cell>
          <table:table-cell table:style-name="ce4" table:formula="of:=+(IF([.B221]&gt;[.C221]; [.$C$3]; ([.B221]+([.D221]*[.$B$3]))*[.$D$3]))" office:value-type="float" office:value="1.63704045272915E-033">
            <text:p>0.0</text:p>
          </table:table-cell>
          <table:table-cell table:style-name="ce12" table:formula="of:=+(IF([.B221]&gt;[.C221];[.$E$3];(([.C221]-[.E221])*[.F221])+[.E221]))" office:value-type="float" office:value="1">
            <text:p>1.00000</text:p>
          </table:table-cell>
          <table:table-cell table:style-name="ce15" table:formula="of:=[.D221]" office:value-type="float" office:value="0">
            <text:p>0</text:p>
          </table:table-cell>
          <table:table-cell table:style-name="ce20" table:formula="of:=IF([.C221]=100;([.$G$3])*([.E221]-[.$F$3])+[.$F$3];((1-[.E221])*[.$H$3])+[.E221])" office:value-type="float" office:value="1">
            <text:p>1.0000000</text:p>
          </table:table-cell>
          <table:table-cell table:style-name="ce23" table:formula="of:=IF([.C221]=100;([.$K$3])*([.F221]-[.$J$3])+[.$J$3];([.$I$3]-[.F221])*[.$L$3]+[.F221])" office:value-type="float" office:value="0.6">
            <text:p>0.600</text:p>
          </table:table-cell>
          <table:table-cell table:number-columns-repeated="1018"/>
        </table:table-row>
        <table:table-row table:style-name="ro1">
          <table:table-cell office:value-type="float" office:value="210">
            <text:p>210</text:p>
          </table:table-cell>
          <table:table-cell table:style-name="ce4" table:formula="of:=+(IF([.B222]&gt;[.C222]; [.$C$3]; ([.B222]+([.D222]*[.$B$3]))*[.$D$3]))" office:value-type="float" office:value="8.18520226364575E-034">
            <text:p>0.0</text:p>
          </table:table-cell>
          <table:table-cell table:style-name="ce12" table:formula="of:=+(IF([.B222]&gt;[.C222];[.$E$3];(([.C222]-[.E222])*[.F222])+[.E222]))" office:value-type="float" office:value="1">
            <text:p>1.00000</text:p>
          </table:table-cell>
          <table:table-cell table:style-name="ce15" table:formula="of:=[.D222]" office:value-type="float" office:value="0">
            <text:p>0</text:p>
          </table:table-cell>
          <table:table-cell table:style-name="ce20" table:formula="of:=IF([.C222]=100;([.$G$3])*([.E222]-[.$F$3])+[.$F$3];((1-[.E222])*[.$H$3])+[.E222])" office:value-type="float" office:value="1">
            <text:p>1.0000000</text:p>
          </table:table-cell>
          <table:table-cell table:style-name="ce23" table:formula="of:=IF([.C222]=100;([.$K$3])*([.F222]-[.$J$3])+[.$J$3];([.$I$3]-[.F222])*[.$L$3]+[.F222])" office:value-type="float" office:value="0.6">
            <text:p>0.600</text:p>
          </table:table-cell>
          <table:table-cell table:number-columns-repeated="1018"/>
        </table:table-row>
        <table:table-row table:style-name="ro1">
          <table:table-cell office:value-type="float" office:value="211">
            <text:p>211</text:p>
          </table:table-cell>
          <table:table-cell table:style-name="ce4" table:formula="of:=+(IF([.B223]&gt;[.C223]; [.$C$3]; ([.B223]+([.D223]*[.$B$3]))*[.$D$3]))" office:value-type="float" office:value="4.09260113182288E-034">
            <text:p>0.0</text:p>
          </table:table-cell>
          <table:table-cell table:style-name="ce12" table:formula="of:=+(IF([.B223]&gt;[.C223];[.$E$3];(([.C223]-[.E223])*[.F223])+[.E223]))" office:value-type="float" office:value="1">
            <text:p>1.00000</text:p>
          </table:table-cell>
          <table:table-cell table:style-name="ce15" table:formula="of:=[.D223]" office:value-type="float" office:value="0">
            <text:p>0</text:p>
          </table:table-cell>
          <table:table-cell table:style-name="ce20" table:formula="of:=IF([.C223]=100;([.$G$3])*([.E223]-[.$F$3])+[.$F$3];((1-[.E223])*[.$H$3])+[.E223])" office:value-type="float" office:value="1">
            <text:p>1.0000000</text:p>
          </table:table-cell>
          <table:table-cell table:style-name="ce23" table:formula="of:=IF([.C223]=100;([.$K$3])*([.F223]-[.$J$3])+[.$J$3];([.$I$3]-[.F223])*[.$L$3]+[.F223])" office:value-type="float" office:value="0.6">
            <text:p>0.600</text:p>
          </table:table-cell>
          <table:table-cell table:number-columns-repeated="1018"/>
        </table:table-row>
        <table:table-row table:style-name="ro1">
          <table:table-cell office:value-type="float" office:value="212">
            <text:p>212</text:p>
          </table:table-cell>
          <table:table-cell table:style-name="ce4" table:formula="of:=+(IF([.B224]&gt;[.C224]; [.$C$3]; ([.B224]+([.D224]*[.$B$3]))*[.$D$3]))" office:value-type="float" office:value="2.04630056591144E-034">
            <text:p>0.0</text:p>
          </table:table-cell>
          <table:table-cell table:style-name="ce12" table:formula="of:=+(IF([.B224]&gt;[.C224];[.$E$3];(([.C224]-[.E224])*[.F224])+[.E224]))" office:value-type="float" office:value="1">
            <text:p>1.00000</text:p>
          </table:table-cell>
          <table:table-cell table:style-name="ce15" table:formula="of:=[.D224]" office:value-type="float" office:value="0">
            <text:p>0</text:p>
          </table:table-cell>
          <table:table-cell table:style-name="ce20" table:formula="of:=IF([.C224]=100;([.$G$3])*([.E224]-[.$F$3])+[.$F$3];((1-[.E224])*[.$H$3])+[.E224])" office:value-type="float" office:value="1">
            <text:p>1.0000000</text:p>
          </table:table-cell>
          <table:table-cell table:style-name="ce23" table:formula="of:=IF([.C224]=100;([.$K$3])*([.F224]-[.$J$3])+[.$J$3];([.$I$3]-[.F224])*[.$L$3]+[.F224])" office:value-type="float" office:value="0.6">
            <text:p>0.600</text:p>
          </table:table-cell>
          <table:table-cell table:number-columns-repeated="1018"/>
        </table:table-row>
        <table:table-row table:style-name="ro1">
          <table:table-cell office:value-type="float" office:value="213">
            <text:p>213</text:p>
          </table:table-cell>
          <table:table-cell table:style-name="ce4" table:formula="of:=+(IF([.B225]&gt;[.C225]; [.$C$3]; ([.B225]+([.D225]*[.$B$3]))*[.$D$3]))" office:value-type="float" office:value="1.02315028295572E-034">
            <text:p>0.0</text:p>
          </table:table-cell>
          <table:table-cell table:style-name="ce12" table:formula="of:=+(IF([.B225]&gt;[.C225];[.$E$3];(([.C225]-[.E225])*[.F225])+[.E225]))" office:value-type="float" office:value="1">
            <text:p>1.00000</text:p>
          </table:table-cell>
          <table:table-cell table:style-name="ce15" table:formula="of:=[.D225]" office:value-type="float" office:value="0">
            <text:p>0</text:p>
          </table:table-cell>
          <table:table-cell table:style-name="ce20" table:formula="of:=IF([.C225]=100;([.$G$3])*([.E225]-[.$F$3])+[.$F$3];((1-[.E225])*[.$H$3])+[.E225])" office:value-type="float" office:value="1">
            <text:p>1.0000000</text:p>
          </table:table-cell>
          <table:table-cell table:style-name="ce23" table:formula="of:=IF([.C225]=100;([.$K$3])*([.F225]-[.$J$3])+[.$J$3];([.$I$3]-[.F225])*[.$L$3]+[.F225])" office:value-type="float" office:value="0.6">
            <text:p>0.600</text:p>
          </table:table-cell>
          <table:table-cell table:number-columns-repeated="1018"/>
        </table:table-row>
        <table:table-row table:style-name="ro1">
          <table:table-cell office:value-type="float" office:value="214">
            <text:p>214</text:p>
          </table:table-cell>
          <table:table-cell table:style-name="ce4" table:formula="of:=+(IF([.B226]&gt;[.C226]; [.$C$3]; ([.B226]+([.D226]*[.$B$3]))*[.$D$3]))" office:value-type="float" office:value="5.1157514147786E-035">
            <text:p>0.0</text:p>
          </table:table-cell>
          <table:table-cell table:style-name="ce12" table:formula="of:=+(IF([.B226]&gt;[.C226];[.$E$3];(([.C226]-[.E226])*[.F226])+[.E226]))" office:value-type="float" office:value="1">
            <text:p>1.00000</text:p>
          </table:table-cell>
          <table:table-cell table:style-name="ce15" table:formula="of:=[.D226]" office:value-type="float" office:value="0">
            <text:p>0</text:p>
          </table:table-cell>
          <table:table-cell table:style-name="ce20" table:formula="of:=IF([.C226]=100;([.$G$3])*([.E226]-[.$F$3])+[.$F$3];((1-[.E226])*[.$H$3])+[.E226])" office:value-type="float" office:value="1">
            <text:p>1.0000000</text:p>
          </table:table-cell>
          <table:table-cell table:style-name="ce23" table:formula="of:=IF([.C226]=100;([.$K$3])*([.F226]-[.$J$3])+[.$J$3];([.$I$3]-[.F226])*[.$L$3]+[.F226])" office:value-type="float" office:value="0.6">
            <text:p>0.600</text:p>
          </table:table-cell>
          <table:table-cell table:number-columns-repeated="1018"/>
        </table:table-row>
        <table:table-row table:style-name="ro1">
          <table:table-cell office:value-type="float" office:value="215">
            <text:p>215</text:p>
          </table:table-cell>
          <table:table-cell table:style-name="ce4" table:formula="of:=+(IF([.B227]&gt;[.C227]; [.$C$3]; ([.B227]+([.D227]*[.$B$3]))*[.$D$3]))" office:value-type="float" office:value="2.5578757073893E-035">
            <text:p>0.0</text:p>
          </table:table-cell>
          <table:table-cell table:style-name="ce12" table:formula="of:=+(IF([.B227]&gt;[.C227];[.$E$3];(([.C227]-[.E227])*[.F227])+[.E227]))" office:value-type="float" office:value="1">
            <text:p>1.00000</text:p>
          </table:table-cell>
          <table:table-cell table:style-name="ce15" table:formula="of:=[.D227]" office:value-type="float" office:value="0">
            <text:p>0</text:p>
          </table:table-cell>
          <table:table-cell table:style-name="ce20" table:formula="of:=IF([.C227]=100;([.$G$3])*([.E227]-[.$F$3])+[.$F$3];((1-[.E227])*[.$H$3])+[.E227])" office:value-type="float" office:value="1">
            <text:p>1.0000000</text:p>
          </table:table-cell>
          <table:table-cell table:style-name="ce23" table:formula="of:=IF([.C227]=100;([.$K$3])*([.F227]-[.$J$3])+[.$J$3];([.$I$3]-[.F227])*[.$L$3]+[.F227])" office:value-type="float" office:value="0.6">
            <text:p>0.600</text:p>
          </table:table-cell>
          <table:table-cell table:number-columns-repeated="1018"/>
        </table:table-row>
        <table:table-row table:style-name="ro1">
          <table:table-cell office:value-type="float" office:value="216">
            <text:p>216</text:p>
          </table:table-cell>
          <table:table-cell table:style-name="ce4" table:formula="of:=+(IF([.B228]&gt;[.C228]; [.$C$3]; ([.B228]+([.D228]*[.$B$3]))*[.$D$3]))" office:value-type="float" office:value="1.27893785369465E-035">
            <text:p>0.0</text:p>
          </table:table-cell>
          <table:table-cell table:style-name="ce12" table:formula="of:=+(IF([.B228]&gt;[.C228];[.$E$3];(([.C228]-[.E228])*[.F228])+[.E228]))" office:value-type="float" office:value="1">
            <text:p>1.00000</text:p>
          </table:table-cell>
          <table:table-cell table:style-name="ce15" table:formula="of:=[.D228]" office:value-type="float" office:value="0">
            <text:p>0</text:p>
          </table:table-cell>
          <table:table-cell table:style-name="ce20" table:formula="of:=IF([.C228]=100;([.$G$3])*([.E228]-[.$F$3])+[.$F$3];((1-[.E228])*[.$H$3])+[.E228])" office:value-type="float" office:value="1">
            <text:p>1.0000000</text:p>
          </table:table-cell>
          <table:table-cell table:style-name="ce23" table:formula="of:=IF([.C228]=100;([.$K$3])*([.F228]-[.$J$3])+[.$J$3];([.$I$3]-[.F228])*[.$L$3]+[.F228])" office:value-type="float" office:value="0.6">
            <text:p>0.600</text:p>
          </table:table-cell>
          <table:table-cell table:number-columns-repeated="1018"/>
        </table:table-row>
        <table:table-row table:style-name="ro1">
          <table:table-cell office:value-type="float" office:value="217">
            <text:p>217</text:p>
          </table:table-cell>
          <table:table-cell table:style-name="ce4" table:formula="of:=+(IF([.B229]&gt;[.C229]; [.$C$3]; ([.B229]+([.D229]*[.$B$3]))*[.$D$3]))" office:value-type="float" office:value="6.39468926847324E-036">
            <text:p>0.0</text:p>
          </table:table-cell>
          <table:table-cell table:style-name="ce12" table:formula="of:=+(IF([.B229]&gt;[.C229];[.$E$3];(([.C229]-[.E229])*[.F229])+[.E229]))" office:value-type="float" office:value="1">
            <text:p>1.00000</text:p>
          </table:table-cell>
          <table:table-cell table:style-name="ce15" table:formula="of:=[.D229]" office:value-type="float" office:value="0">
            <text:p>0</text:p>
          </table:table-cell>
          <table:table-cell table:style-name="ce20" table:formula="of:=IF([.C229]=100;([.$G$3])*([.E229]-[.$F$3])+[.$F$3];((1-[.E229])*[.$H$3])+[.E229])" office:value-type="float" office:value="1">
            <text:p>1.0000000</text:p>
          </table:table-cell>
          <table:table-cell table:style-name="ce23" table:formula="of:=IF([.C229]=100;([.$K$3])*([.F229]-[.$J$3])+[.$J$3];([.$I$3]-[.F229])*[.$L$3]+[.F229])" office:value-type="float" office:value="0.6">
            <text:p>0.600</text:p>
          </table:table-cell>
          <table:table-cell table:number-columns-repeated="1018"/>
        </table:table-row>
        <table:table-row table:style-name="ro1">
          <table:table-cell office:value-type="float" office:value="218">
            <text:p>218</text:p>
          </table:table-cell>
          <table:table-cell table:style-name="ce4" table:formula="of:=+(IF([.B230]&gt;[.C230]; [.$C$3]; ([.B230]+([.D230]*[.$B$3]))*[.$D$3]))" office:value-type="float" office:value="3.19734463423662E-036">
            <text:p>0.0</text:p>
          </table:table-cell>
          <table:table-cell table:style-name="ce12" table:formula="of:=+(IF([.B230]&gt;[.C230];[.$E$3];(([.C230]-[.E230])*[.F230])+[.E230]))" office:value-type="float" office:value="1">
            <text:p>1.00000</text:p>
          </table:table-cell>
          <table:table-cell table:style-name="ce15" table:formula="of:=[.D230]" office:value-type="float" office:value="0">
            <text:p>0</text:p>
          </table:table-cell>
          <table:table-cell table:style-name="ce20" table:formula="of:=IF([.C230]=100;([.$G$3])*([.E230]-[.$F$3])+[.$F$3];((1-[.E230])*[.$H$3])+[.E230])" office:value-type="float" office:value="1">
            <text:p>1.0000000</text:p>
          </table:table-cell>
          <table:table-cell table:style-name="ce23" table:formula="of:=IF([.C230]=100;([.$K$3])*([.F230]-[.$J$3])+[.$J$3];([.$I$3]-[.F230])*[.$L$3]+[.F230])" office:value-type="float" office:value="0.6">
            <text:p>0.600</text:p>
          </table:table-cell>
          <table:table-cell table:number-columns-repeated="1018"/>
        </table:table-row>
        <table:table-row table:style-name="ro1">
          <table:table-cell office:value-type="float" office:value="219">
            <text:p>219</text:p>
          </table:table-cell>
          <table:table-cell table:style-name="ce4" table:formula="of:=+(IF([.B231]&gt;[.C231]; [.$C$3]; ([.B231]+([.D231]*[.$B$3]))*[.$D$3]))" office:value-type="float" office:value="1.59867231711831E-036">
            <text:p>0.0</text:p>
          </table:table-cell>
          <table:table-cell table:style-name="ce12" table:formula="of:=+(IF([.B231]&gt;[.C231];[.$E$3];(([.C231]-[.E231])*[.F231])+[.E231]))" office:value-type="float" office:value="1">
            <text:p>1.00000</text:p>
          </table:table-cell>
          <table:table-cell table:style-name="ce15" table:formula="of:=[.D231]" office:value-type="float" office:value="0">
            <text:p>0</text:p>
          </table:table-cell>
          <table:table-cell table:style-name="ce20" table:formula="of:=IF([.C231]=100;([.$G$3])*([.E231]-[.$F$3])+[.$F$3];((1-[.E231])*[.$H$3])+[.E231])" office:value-type="float" office:value="1">
            <text:p>1.0000000</text:p>
          </table:table-cell>
          <table:table-cell table:style-name="ce23" table:formula="of:=IF([.C231]=100;([.$K$3])*([.F231]-[.$J$3])+[.$J$3];([.$I$3]-[.F231])*[.$L$3]+[.F231])" office:value-type="float" office:value="0.6">
            <text:p>0.600</text:p>
          </table:table-cell>
          <table:table-cell table:number-columns-repeated="1018"/>
        </table:table-row>
        <table:table-row table:style-name="ro1">
          <table:table-cell office:value-type="float" office:value="220">
            <text:p>220</text:p>
          </table:table-cell>
          <table:table-cell table:style-name="ce4" table:formula="of:=+(IF([.B232]&gt;[.C232]; [.$C$3]; ([.B232]+([.D232]*[.$B$3]))*[.$D$3]))" office:value-type="float" office:value="7.99336158559156E-037">
            <text:p>0.0</text:p>
          </table:table-cell>
          <table:table-cell table:style-name="ce12" table:formula="of:=+(IF([.B232]&gt;[.C232];[.$E$3];(([.C232]-[.E232])*[.F232])+[.E232]))" office:value-type="float" office:value="1">
            <text:p>1.00000</text:p>
          </table:table-cell>
          <table:table-cell table:style-name="ce15" table:formula="of:=[.D232]" office:value-type="float" office:value="0">
            <text:p>0</text:p>
          </table:table-cell>
          <table:table-cell table:style-name="ce20" table:formula="of:=IF([.C232]=100;([.$G$3])*([.E232]-[.$F$3])+[.$F$3];((1-[.E232])*[.$H$3])+[.E232])" office:value-type="float" office:value="1">
            <text:p>1.0000000</text:p>
          </table:table-cell>
          <table:table-cell table:style-name="ce23" table:formula="of:=IF([.C232]=100;([.$K$3])*([.F232]-[.$J$3])+[.$J$3];([.$I$3]-[.F232])*[.$L$3]+[.F232])" office:value-type="float" office:value="0.6">
            <text:p>0.600</text:p>
          </table:table-cell>
          <table:table-cell table:number-columns-repeated="1018"/>
        </table:table-row>
        <table:table-row table:style-name="ro1">
          <table:table-cell office:value-type="float" office:value="221">
            <text:p>221</text:p>
          </table:table-cell>
          <table:table-cell table:style-name="ce4" table:formula="of:=+(IF([.B233]&gt;[.C233]; [.$C$3]; ([.B233]+([.D233]*[.$B$3]))*[.$D$3]))" office:value-type="float" office:value="3.99668079279578E-037">
            <text:p>0.0</text:p>
          </table:table-cell>
          <table:table-cell table:style-name="ce12" table:formula="of:=+(IF([.B233]&gt;[.C233];[.$E$3];(([.C233]-[.E233])*[.F233])+[.E233]))" office:value-type="float" office:value="1">
            <text:p>1.00000</text:p>
          </table:table-cell>
          <table:table-cell table:style-name="ce15" table:formula="of:=[.D233]" office:value-type="float" office:value="0">
            <text:p>0</text:p>
          </table:table-cell>
          <table:table-cell table:style-name="ce20" table:formula="of:=IF([.C233]=100;([.$G$3])*([.E233]-[.$F$3])+[.$F$3];((1-[.E233])*[.$H$3])+[.E233])" office:value-type="float" office:value="1">
            <text:p>1.0000000</text:p>
          </table:table-cell>
          <table:table-cell table:style-name="ce23" table:formula="of:=IF([.C233]=100;([.$K$3])*([.F233]-[.$J$3])+[.$J$3];([.$I$3]-[.F233])*[.$L$3]+[.F233])" office:value-type="float" office:value="0.6">
            <text:p>0.600</text:p>
          </table:table-cell>
          <table:table-cell table:number-columns-repeated="1018"/>
        </table:table-row>
        <table:table-row table:style-name="ro1">
          <table:table-cell office:value-type="float" office:value="222">
            <text:p>222</text:p>
          </table:table-cell>
          <table:table-cell table:style-name="ce4" table:formula="of:=+(IF([.B234]&gt;[.C234]; [.$C$3]; ([.B234]+([.D234]*[.$B$3]))*[.$D$3]))" office:value-type="float" office:value="1.99834039639789E-037">
            <text:p>0.0</text:p>
          </table:table-cell>
          <table:table-cell table:style-name="ce12" table:formula="of:=+(IF([.B234]&gt;[.C234];[.$E$3];(([.C234]-[.E234])*[.F234])+[.E234]))" office:value-type="float" office:value="1">
            <text:p>1.00000</text:p>
          </table:table-cell>
          <table:table-cell table:style-name="ce15" table:formula="of:=[.D234]" office:value-type="float" office:value="0">
            <text:p>0</text:p>
          </table:table-cell>
          <table:table-cell table:style-name="ce20" table:formula="of:=IF([.C234]=100;([.$G$3])*([.E234]-[.$F$3])+[.$F$3];((1-[.E234])*[.$H$3])+[.E234])" office:value-type="float" office:value="1">
            <text:p>1.0000000</text:p>
          </table:table-cell>
          <table:table-cell table:style-name="ce23" table:formula="of:=IF([.C234]=100;([.$K$3])*([.F234]-[.$J$3])+[.$J$3];([.$I$3]-[.F234])*[.$L$3]+[.F234])" office:value-type="float" office:value="0.6">
            <text:p>0.600</text:p>
          </table:table-cell>
          <table:table-cell table:number-columns-repeated="1018"/>
        </table:table-row>
        <table:table-row table:style-name="ro1">
          <table:table-cell office:value-type="float" office:value="223">
            <text:p>223</text:p>
          </table:table-cell>
          <table:table-cell table:style-name="ce4" table:formula="of:=+(IF([.B235]&gt;[.C235]; [.$C$3]; ([.B235]+([.D235]*[.$B$3]))*[.$D$3]))" office:value-type="float" office:value="9.99170198198944E-038">
            <text:p>0.0</text:p>
          </table:table-cell>
          <table:table-cell table:style-name="ce12" table:formula="of:=+(IF([.B235]&gt;[.C235];[.$E$3];(([.C235]-[.E235])*[.F235])+[.E235]))" office:value-type="float" office:value="1">
            <text:p>1.00000</text:p>
          </table:table-cell>
          <table:table-cell table:style-name="ce15" table:formula="of:=[.D235]" office:value-type="float" office:value="0">
            <text:p>0</text:p>
          </table:table-cell>
          <table:table-cell table:style-name="ce20" table:formula="of:=IF([.C235]=100;([.$G$3])*([.E235]-[.$F$3])+[.$F$3];((1-[.E235])*[.$H$3])+[.E235])" office:value-type="float" office:value="1">
            <text:p>1.0000000</text:p>
          </table:table-cell>
          <table:table-cell table:style-name="ce23" table:formula="of:=IF([.C235]=100;([.$K$3])*([.F235]-[.$J$3])+[.$J$3];([.$I$3]-[.F235])*[.$L$3]+[.F235])" office:value-type="float" office:value="0.6">
            <text:p>0.600</text:p>
          </table:table-cell>
          <table:table-cell table:number-columns-repeated="1018"/>
        </table:table-row>
        <table:table-row table:style-name="ro1">
          <table:table-cell office:value-type="float" office:value="224">
            <text:p>224</text:p>
          </table:table-cell>
          <table:table-cell table:style-name="ce4" table:formula="of:=+(IF([.B236]&gt;[.C236]; [.$C$3]; ([.B236]+([.D236]*[.$B$3]))*[.$D$3]))" office:value-type="float" office:value="4.99585099099472E-038">
            <text:p>0.0</text:p>
          </table:table-cell>
          <table:table-cell table:style-name="ce12" table:formula="of:=+(IF([.B236]&gt;[.C236];[.$E$3];(([.C236]-[.E236])*[.F236])+[.E236]))" office:value-type="float" office:value="1">
            <text:p>1.00000</text:p>
          </table:table-cell>
          <table:table-cell table:style-name="ce15" table:formula="of:=[.D236]" office:value-type="float" office:value="0">
            <text:p>0</text:p>
          </table:table-cell>
          <table:table-cell table:style-name="ce20" table:formula="of:=IF([.C236]=100;([.$G$3])*([.E236]-[.$F$3])+[.$F$3];((1-[.E236])*[.$H$3])+[.E236])" office:value-type="float" office:value="1">
            <text:p>1.0000000</text:p>
          </table:table-cell>
          <table:table-cell table:style-name="ce23" table:formula="of:=IF([.C236]=100;([.$K$3])*([.F236]-[.$J$3])+[.$J$3];([.$I$3]-[.F236])*[.$L$3]+[.F236])" office:value-type="float" office:value="0.6">
            <text:p>0.600</text:p>
          </table:table-cell>
          <table:table-cell table:number-columns-repeated="1018"/>
        </table:table-row>
        <table:table-row table:style-name="ro1">
          <table:table-cell office:value-type="float" office:value="225">
            <text:p>225</text:p>
          </table:table-cell>
          <table:table-cell table:style-name="ce4" table:formula="of:=+(IF([.B237]&gt;[.C237]; [.$C$3]; ([.B237]+([.D237]*[.$B$3]))*[.$D$3]))" office:value-type="float" office:value="2.49792549549736E-038">
            <text:p>0.0</text:p>
          </table:table-cell>
          <table:table-cell table:style-name="ce12" table:formula="of:=+(IF([.B237]&gt;[.C237];[.$E$3];(([.C237]-[.E237])*[.F237])+[.E237]))" office:value-type="float" office:value="1">
            <text:p>1.00000</text:p>
          </table:table-cell>
          <table:table-cell table:style-name="ce15" table:formula="of:=[.D237]" office:value-type="float" office:value="0">
            <text:p>0</text:p>
          </table:table-cell>
          <table:table-cell table:style-name="ce20" table:formula="of:=IF([.C237]=100;([.$G$3])*([.E237]-[.$F$3])+[.$F$3];((1-[.E237])*[.$H$3])+[.E237])" office:value-type="float" office:value="1">
            <text:p>1.0000000</text:p>
          </table:table-cell>
          <table:table-cell table:style-name="ce23" table:formula="of:=IF([.C237]=100;([.$K$3])*([.F237]-[.$J$3])+[.$J$3];([.$I$3]-[.F237])*[.$L$3]+[.F237])" office:value-type="float" office:value="0.6">
            <text:p>0.600</text:p>
          </table:table-cell>
          <table:table-cell table:number-columns-repeated="1018"/>
        </table:table-row>
        <table:table-row table:style-name="ro1">
          <table:table-cell office:value-type="float" office:value="226">
            <text:p>226</text:p>
          </table:table-cell>
          <table:table-cell table:style-name="ce4" table:formula="of:=+(IF([.B238]&gt;[.C238]; [.$C$3]; ([.B238]+([.D238]*[.$B$3]))*[.$D$3]))" office:value-type="float" office:value="1.24896274774868E-038">
            <text:p>0.0</text:p>
          </table:table-cell>
          <table:table-cell table:style-name="ce12" table:formula="of:=+(IF([.B238]&gt;[.C238];[.$E$3];(([.C238]-[.E238])*[.F238])+[.E238]))" office:value-type="float" office:value="1">
            <text:p>1.00000</text:p>
          </table:table-cell>
          <table:table-cell table:style-name="ce15" table:formula="of:=[.D238]" office:value-type="float" office:value="0">
            <text:p>0</text:p>
          </table:table-cell>
          <table:table-cell table:style-name="ce20" table:formula="of:=IF([.C238]=100;([.$G$3])*([.E238]-[.$F$3])+[.$F$3];((1-[.E238])*[.$H$3])+[.E238])" office:value-type="float" office:value="1">
            <text:p>1.0000000</text:p>
          </table:table-cell>
          <table:table-cell table:style-name="ce23" table:formula="of:=IF([.C238]=100;([.$K$3])*([.F238]-[.$J$3])+[.$J$3];([.$I$3]-[.F238])*[.$L$3]+[.F238])" office:value-type="float" office:value="0.6">
            <text:p>0.600</text:p>
          </table:table-cell>
          <table:table-cell table:number-columns-repeated="1018"/>
        </table:table-row>
        <table:table-row table:style-name="ro1">
          <table:table-cell office:value-type="float" office:value="227">
            <text:p>227</text:p>
          </table:table-cell>
          <table:table-cell table:style-name="ce4" table:formula="of:=+(IF([.B239]&gt;[.C239]; [.$C$3]; ([.B239]+([.D239]*[.$B$3]))*[.$D$3]))" office:value-type="float" office:value="6.2448137387434E-039">
            <text:p>0.0</text:p>
          </table:table-cell>
          <table:table-cell table:style-name="ce12" table:formula="of:=+(IF([.B239]&gt;[.C239];[.$E$3];(([.C239]-[.E239])*[.F239])+[.E239]))" office:value-type="float" office:value="1">
            <text:p>1.00000</text:p>
          </table:table-cell>
          <table:table-cell table:style-name="ce15" table:formula="of:=[.D239]" office:value-type="float" office:value="0">
            <text:p>0</text:p>
          </table:table-cell>
          <table:table-cell table:style-name="ce20" table:formula="of:=IF([.C239]=100;([.$G$3])*([.E239]-[.$F$3])+[.$F$3];((1-[.E239])*[.$H$3])+[.E239])" office:value-type="float" office:value="1">
            <text:p>1.0000000</text:p>
          </table:table-cell>
          <table:table-cell table:style-name="ce23" table:formula="of:=IF([.C239]=100;([.$K$3])*([.F239]-[.$J$3])+[.$J$3];([.$I$3]-[.F239])*[.$L$3]+[.F239])" office:value-type="float" office:value="0.6">
            <text:p>0.600</text:p>
          </table:table-cell>
          <table:table-cell table:number-columns-repeated="1018"/>
        </table:table-row>
        <table:table-row table:style-name="ro1">
          <table:table-cell office:value-type="float" office:value="228">
            <text:p>228</text:p>
          </table:table-cell>
          <table:table-cell table:style-name="ce4" table:formula="of:=+(IF([.B240]&gt;[.C240]; [.$C$3]; ([.B240]+([.D240]*[.$B$3]))*[.$D$3]))" office:value-type="float" office:value="3.1224068693717E-039">
            <text:p>0.0</text:p>
          </table:table-cell>
          <table:table-cell table:style-name="ce12" table:formula="of:=+(IF([.B240]&gt;[.C240];[.$E$3];(([.C240]-[.E240])*[.F240])+[.E240]))" office:value-type="float" office:value="1">
            <text:p>1.00000</text:p>
          </table:table-cell>
          <table:table-cell table:style-name="ce15" table:formula="of:=[.D240]" office:value-type="float" office:value="0">
            <text:p>0</text:p>
          </table:table-cell>
          <table:table-cell table:style-name="ce20" table:formula="of:=IF([.C240]=100;([.$G$3])*([.E240]-[.$F$3])+[.$F$3];((1-[.E240])*[.$H$3])+[.E240])" office:value-type="float" office:value="1">
            <text:p>1.0000000</text:p>
          </table:table-cell>
          <table:table-cell table:style-name="ce23" table:formula="of:=IF([.C240]=100;([.$K$3])*([.F240]-[.$J$3])+[.$J$3];([.$I$3]-[.F240])*[.$L$3]+[.F240])" office:value-type="float" office:value="0.6">
            <text:p>0.600</text:p>
          </table:table-cell>
          <table:table-cell table:number-columns-repeated="1018"/>
        </table:table-row>
        <table:table-row table:style-name="ro1">
          <table:table-cell office:value-type="float" office:value="229">
            <text:p>229</text:p>
          </table:table-cell>
          <table:table-cell table:style-name="ce4" table:formula="of:=+(IF([.B241]&gt;[.C241]; [.$C$3]; ([.B241]+([.D241]*[.$B$3]))*[.$D$3]))" office:value-type="float" office:value="1.56120343468585E-039">
            <text:p>0.0</text:p>
          </table:table-cell>
          <table:table-cell table:style-name="ce12" table:formula="of:=+(IF([.B241]&gt;[.C241];[.$E$3];(([.C241]-[.E241])*[.F241])+[.E241]))" office:value-type="float" office:value="1">
            <text:p>1.00000</text:p>
          </table:table-cell>
          <table:table-cell table:style-name="ce15" table:formula="of:=[.D241]" office:value-type="float" office:value="0">
            <text:p>0</text:p>
          </table:table-cell>
          <table:table-cell table:style-name="ce20" table:formula="of:=IF([.C241]=100;([.$G$3])*([.E241]-[.$F$3])+[.$F$3];((1-[.E241])*[.$H$3])+[.E241])" office:value-type="float" office:value="1">
            <text:p>1.0000000</text:p>
          </table:table-cell>
          <table:table-cell table:style-name="ce23" table:formula="of:=IF([.C241]=100;([.$K$3])*([.F241]-[.$J$3])+[.$J$3];([.$I$3]-[.F241])*[.$L$3]+[.F241])" office:value-type="float" office:value="0.6">
            <text:p>0.600</text:p>
          </table:table-cell>
          <table:table-cell table:number-columns-repeated="1018"/>
        </table:table-row>
        <table:table-row table:style-name="ro1">
          <table:table-cell office:value-type="float" office:value="230">
            <text:p>230</text:p>
          </table:table-cell>
          <table:table-cell table:style-name="ce4" table:formula="of:=+(IF([.B242]&gt;[.C242]; [.$C$3]; ([.B242]+([.D242]*[.$B$3]))*[.$D$3]))" office:value-type="float" office:value="7.80601717342925E-040">
            <text:p>0.0</text:p>
          </table:table-cell>
          <table:table-cell table:style-name="ce12" table:formula="of:=+(IF([.B242]&gt;[.C242];[.$E$3];(([.C242]-[.E242])*[.F242])+[.E242]))" office:value-type="float" office:value="1">
            <text:p>1.00000</text:p>
          </table:table-cell>
          <table:table-cell table:style-name="ce15" table:formula="of:=[.D242]" office:value-type="float" office:value="0">
            <text:p>0</text:p>
          </table:table-cell>
          <table:table-cell table:style-name="ce20" table:formula="of:=IF([.C242]=100;([.$G$3])*([.E242]-[.$F$3])+[.$F$3];((1-[.E242])*[.$H$3])+[.E242])" office:value-type="float" office:value="1">
            <text:p>1.0000000</text:p>
          </table:table-cell>
          <table:table-cell table:style-name="ce23" table:formula="of:=IF([.C242]=100;([.$K$3])*([.F242]-[.$J$3])+[.$J$3];([.$I$3]-[.F242])*[.$L$3]+[.F242])" office:value-type="float" office:value="0.6">
            <text:p>0.600</text:p>
          </table:table-cell>
          <table:table-cell table:number-columns-repeated="1018"/>
        </table:table-row>
        <table:table-row table:style-name="ro1">
          <table:table-cell office:value-type="float" office:value="231">
            <text:p>231</text:p>
          </table:table-cell>
          <table:table-cell table:style-name="ce4" table:formula="of:=+(IF([.B243]&gt;[.C243]; [.$C$3]; ([.B243]+([.D243]*[.$B$3]))*[.$D$3]))" office:value-type="float" office:value="3.90300858671463E-040">
            <text:p>0.0</text:p>
          </table:table-cell>
          <table:table-cell table:style-name="ce12" table:formula="of:=+(IF([.B243]&gt;[.C243];[.$E$3];(([.C243]-[.E243])*[.F243])+[.E243]))" office:value-type="float" office:value="1">
            <text:p>1.00000</text:p>
          </table:table-cell>
          <table:table-cell table:style-name="ce15" table:formula="of:=[.D243]" office:value-type="float" office:value="0">
            <text:p>0</text:p>
          </table:table-cell>
          <table:table-cell table:style-name="ce20" table:formula="of:=IF([.C243]=100;([.$G$3])*([.E243]-[.$F$3])+[.$F$3];((1-[.E243])*[.$H$3])+[.E243])" office:value-type="float" office:value="1">
            <text:p>1.0000000</text:p>
          </table:table-cell>
          <table:table-cell table:style-name="ce23" table:formula="of:=IF([.C243]=100;([.$K$3])*([.F243]-[.$J$3])+[.$J$3];([.$I$3]-[.F243])*[.$L$3]+[.F243])" office:value-type="float" office:value="0.6">
            <text:p>0.600</text:p>
          </table:table-cell>
          <table:table-cell table:number-columns-repeated="1018"/>
        </table:table-row>
        <table:table-row table:style-name="ro1">
          <table:table-cell office:value-type="float" office:value="232">
            <text:p>232</text:p>
          </table:table-cell>
          <table:table-cell table:style-name="ce4" table:formula="of:=+(IF([.B244]&gt;[.C244]; [.$C$3]; ([.B244]+([.D244]*[.$B$3]))*[.$D$3]))" office:value-type="float" office:value="1.95150429335731E-040">
            <text:p>0.0</text:p>
          </table:table-cell>
          <table:table-cell table:style-name="ce12" table:formula="of:=+(IF([.B244]&gt;[.C244];[.$E$3];(([.C244]-[.E244])*[.F244])+[.E244]))" office:value-type="float" office:value="1">
            <text:p>1.00000</text:p>
          </table:table-cell>
          <table:table-cell table:style-name="ce15" table:formula="of:=[.D244]" office:value-type="float" office:value="0">
            <text:p>0</text:p>
          </table:table-cell>
          <table:table-cell table:style-name="ce20" table:formula="of:=IF([.C244]=100;([.$G$3])*([.E244]-[.$F$3])+[.$F$3];((1-[.E244])*[.$H$3])+[.E244])" office:value-type="float" office:value="1">
            <text:p>1.0000000</text:p>
          </table:table-cell>
          <table:table-cell table:style-name="ce23" table:formula="of:=IF([.C244]=100;([.$K$3])*([.F244]-[.$J$3])+[.$J$3];([.$I$3]-[.F244])*[.$L$3]+[.F244])" office:value-type="float" office:value="0.6">
            <text:p>0.600</text:p>
          </table:table-cell>
          <table:table-cell table:number-columns-repeated="1018"/>
        </table:table-row>
        <table:table-row table:style-name="ro1">
          <table:table-cell office:value-type="float" office:value="233">
            <text:p>233</text:p>
          </table:table-cell>
          <table:table-cell table:style-name="ce4" table:formula="of:=+(IF([.B245]&gt;[.C245]; [.$C$3]; ([.B245]+([.D245]*[.$B$3]))*[.$D$3]))" office:value-type="float" office:value="9.75752146678657E-041">
            <text:p>0.0</text:p>
          </table:table-cell>
          <table:table-cell table:style-name="ce12" table:formula="of:=+(IF([.B245]&gt;[.C245];[.$E$3];(([.C245]-[.E245])*[.F245])+[.E245]))" office:value-type="float" office:value="1">
            <text:p>1.00000</text:p>
          </table:table-cell>
          <table:table-cell table:style-name="ce15" table:formula="of:=[.D245]" office:value-type="float" office:value="0">
            <text:p>0</text:p>
          </table:table-cell>
          <table:table-cell table:style-name="ce20" table:formula="of:=IF([.C245]=100;([.$G$3])*([.E245]-[.$F$3])+[.$F$3];((1-[.E245])*[.$H$3])+[.E245])" office:value-type="float" office:value="1">
            <text:p>1.0000000</text:p>
          </table:table-cell>
          <table:table-cell table:style-name="ce23" table:formula="of:=IF([.C245]=100;([.$K$3])*([.F245]-[.$J$3])+[.$J$3];([.$I$3]-[.F245])*[.$L$3]+[.F245])" office:value-type="float" office:value="0.6">
            <text:p>0.600</text:p>
          </table:table-cell>
          <table:table-cell table:number-columns-repeated="1018"/>
        </table:table-row>
        <table:table-row table:style-name="ro1">
          <table:table-cell office:value-type="float" office:value="234">
            <text:p>234</text:p>
          </table:table-cell>
          <table:table-cell table:style-name="ce4" table:formula="of:=+(IF([.B246]&gt;[.C246]; [.$C$3]; ([.B246]+([.D246]*[.$B$3]))*[.$D$3]))" office:value-type="float" office:value="4.87876073339328E-041">
            <text:p>0.0</text:p>
          </table:table-cell>
          <table:table-cell table:style-name="ce12" table:formula="of:=+(IF([.B246]&gt;[.C246];[.$E$3];(([.C246]-[.E246])*[.F246])+[.E246]))" office:value-type="float" office:value="1">
            <text:p>1.00000</text:p>
          </table:table-cell>
          <table:table-cell table:style-name="ce15" table:formula="of:=[.D246]" office:value-type="float" office:value="0">
            <text:p>0</text:p>
          </table:table-cell>
          <table:table-cell table:style-name="ce20" table:formula="of:=IF([.C246]=100;([.$G$3])*([.E246]-[.$F$3])+[.$F$3];((1-[.E246])*[.$H$3])+[.E246])" office:value-type="float" office:value="1">
            <text:p>1.0000000</text:p>
          </table:table-cell>
          <table:table-cell table:style-name="ce23" table:formula="of:=IF([.C246]=100;([.$K$3])*([.F246]-[.$J$3])+[.$J$3];([.$I$3]-[.F246])*[.$L$3]+[.F246])" office:value-type="float" office:value="0.6">
            <text:p>0.600</text:p>
          </table:table-cell>
          <table:table-cell table:number-columns-repeated="1018"/>
        </table:table-row>
        <table:table-row table:style-name="ro1">
          <table:table-cell office:value-type="float" office:value="235">
            <text:p>235</text:p>
          </table:table-cell>
          <table:table-cell table:style-name="ce4" table:formula="of:=+(IF([.B247]&gt;[.C247]; [.$C$3]; ([.B247]+([.D247]*[.$B$3]))*[.$D$3]))" office:value-type="float" office:value="2.43938036669664E-041">
            <text:p>0.0</text:p>
          </table:table-cell>
          <table:table-cell table:style-name="ce12" table:formula="of:=+(IF([.B247]&gt;[.C247];[.$E$3];(([.C247]-[.E247])*[.F247])+[.E247]))" office:value-type="float" office:value="1">
            <text:p>1.00000</text:p>
          </table:table-cell>
          <table:table-cell table:style-name="ce15" table:formula="of:=[.D247]" office:value-type="float" office:value="0">
            <text:p>0</text:p>
          </table:table-cell>
          <table:table-cell table:style-name="ce20" table:formula="of:=IF([.C247]=100;([.$G$3])*([.E247]-[.$F$3])+[.$F$3];((1-[.E247])*[.$H$3])+[.E247])" office:value-type="float" office:value="1">
            <text:p>1.0000000</text:p>
          </table:table-cell>
          <table:table-cell table:style-name="ce23" table:formula="of:=IF([.C247]=100;([.$K$3])*([.F247]-[.$J$3])+[.$J$3];([.$I$3]-[.F247])*[.$L$3]+[.F247])" office:value-type="float" office:value="0.6">
            <text:p>0.600</text:p>
          </table:table-cell>
          <table:table-cell table:number-columns-repeated="1018"/>
        </table:table-row>
        <table:table-row table:style-name="ro1">
          <table:table-cell office:value-type="float" office:value="236">
            <text:p>236</text:p>
          </table:table-cell>
          <table:table-cell table:style-name="ce4" table:formula="of:=+(IF([.B248]&gt;[.C248]; [.$C$3]; ([.B248]+([.D248]*[.$B$3]))*[.$D$3]))" office:value-type="float" office:value="1.21969018334832E-041">
            <text:p>0.0</text:p>
          </table:table-cell>
          <table:table-cell table:style-name="ce12" table:formula="of:=+(IF([.B248]&gt;[.C248];[.$E$3];(([.C248]-[.E248])*[.F248])+[.E248]))" office:value-type="float" office:value="1">
            <text:p>1.00000</text:p>
          </table:table-cell>
          <table:table-cell table:style-name="ce15" table:formula="of:=[.D248]" office:value-type="float" office:value="0">
            <text:p>0</text:p>
          </table:table-cell>
          <table:table-cell table:style-name="ce20" table:formula="of:=IF([.C248]=100;([.$G$3])*([.E248]-[.$F$3])+[.$F$3];((1-[.E248])*[.$H$3])+[.E248])" office:value-type="float" office:value="1">
            <text:p>1.0000000</text:p>
          </table:table-cell>
          <table:table-cell table:style-name="ce23" table:formula="of:=IF([.C248]=100;([.$K$3])*([.F248]-[.$J$3])+[.$J$3];([.$I$3]-[.F248])*[.$L$3]+[.F248])" office:value-type="float" office:value="0.6">
            <text:p>0.600</text:p>
          </table:table-cell>
          <table:table-cell table:number-columns-repeated="1018"/>
        </table:table-row>
        <table:table-row table:style-name="ro1">
          <table:table-cell office:value-type="float" office:value="237">
            <text:p>237</text:p>
          </table:table-cell>
          <table:table-cell table:style-name="ce4" table:formula="of:=+(IF([.B249]&gt;[.C249]; [.$C$3]; ([.B249]+([.D249]*[.$B$3]))*[.$D$3]))" office:value-type="float" office:value="6.0984509167416E-042">
            <text:p>0.0</text:p>
          </table:table-cell>
          <table:table-cell table:style-name="ce12" table:formula="of:=+(IF([.B249]&gt;[.C249];[.$E$3];(([.C249]-[.E249])*[.F249])+[.E249]))" office:value-type="float" office:value="1">
            <text:p>1.00000</text:p>
          </table:table-cell>
          <table:table-cell table:style-name="ce15" table:formula="of:=[.D249]" office:value-type="float" office:value="0">
            <text:p>0</text:p>
          </table:table-cell>
          <table:table-cell table:style-name="ce20" table:formula="of:=IF([.C249]=100;([.$G$3])*([.E249]-[.$F$3])+[.$F$3];((1-[.E249])*[.$H$3])+[.E249])" office:value-type="float" office:value="1">
            <text:p>1.0000000</text:p>
          </table:table-cell>
          <table:table-cell table:style-name="ce23" table:formula="of:=IF([.C249]=100;([.$K$3])*([.F249]-[.$J$3])+[.$J$3];([.$I$3]-[.F249])*[.$L$3]+[.F249])" office:value-type="float" office:value="0.6">
            <text:p>0.600</text:p>
          </table:table-cell>
          <table:table-cell table:number-columns-repeated="1018"/>
        </table:table-row>
        <table:table-row table:style-name="ro1">
          <table:table-cell office:value-type="float" office:value="238">
            <text:p>238</text:p>
          </table:table-cell>
          <table:table-cell table:style-name="ce4" table:formula="of:=+(IF([.B250]&gt;[.C250]; [.$C$3]; ([.B250]+([.D250]*[.$B$3]))*[.$D$3]))" office:value-type="float" office:value="3.0492254583708E-042">
            <text:p>0.0</text:p>
          </table:table-cell>
          <table:table-cell table:style-name="ce12" table:formula="of:=+(IF([.B250]&gt;[.C250];[.$E$3];(([.C250]-[.E250])*[.F250])+[.E250]))" office:value-type="float" office:value="1">
            <text:p>1.00000</text:p>
          </table:table-cell>
          <table:table-cell table:style-name="ce15" table:formula="of:=[.D250]" office:value-type="float" office:value="0">
            <text:p>0</text:p>
          </table:table-cell>
          <table:table-cell table:style-name="ce20" table:formula="of:=IF([.C250]=100;([.$G$3])*([.E250]-[.$F$3])+[.$F$3];((1-[.E250])*[.$H$3])+[.E250])" office:value-type="float" office:value="1">
            <text:p>1.0000000</text:p>
          </table:table-cell>
          <table:table-cell table:style-name="ce23" table:formula="of:=IF([.C250]=100;([.$K$3])*([.F250]-[.$J$3])+[.$J$3];([.$I$3]-[.F250])*[.$L$3]+[.F250])" office:value-type="float" office:value="0.6">
            <text:p>0.600</text:p>
          </table:table-cell>
          <table:table-cell table:number-columns-repeated="1018"/>
        </table:table-row>
        <table:table-row table:style-name="ro1">
          <table:table-cell office:value-type="float" office:value="239">
            <text:p>239</text:p>
          </table:table-cell>
          <table:table-cell table:style-name="ce4" table:formula="of:=+(IF([.B251]&gt;[.C251]; [.$C$3]; ([.B251]+([.D251]*[.$B$3]))*[.$D$3]))" office:value-type="float" office:value="1.5246127291854E-042">
            <text:p>0.0</text:p>
          </table:table-cell>
          <table:table-cell table:style-name="ce12" table:formula="of:=+(IF([.B251]&gt;[.C251];[.$E$3];(([.C251]-[.E251])*[.F251])+[.E251]))" office:value-type="float" office:value="1">
            <text:p>1.00000</text:p>
          </table:table-cell>
          <table:table-cell table:style-name="ce15" table:formula="of:=[.D251]" office:value-type="float" office:value="0">
            <text:p>0</text:p>
          </table:table-cell>
          <table:table-cell table:style-name="ce20" table:formula="of:=IF([.C251]=100;([.$G$3])*([.E251]-[.$F$3])+[.$F$3];((1-[.E251])*[.$H$3])+[.E251])" office:value-type="float" office:value="1">
            <text:p>1.0000000</text:p>
          </table:table-cell>
          <table:table-cell table:style-name="ce23" table:formula="of:=IF([.C251]=100;([.$K$3])*([.F251]-[.$J$3])+[.$J$3];([.$I$3]-[.F251])*[.$L$3]+[.F251])" office:value-type="float" office:value="0.6">
            <text:p>0.600</text:p>
          </table:table-cell>
          <table:table-cell table:number-columns-repeated="1018"/>
        </table:table-row>
        <table:table-row table:style-name="ro1">
          <table:table-cell office:value-type="float" office:value="240">
            <text:p>240</text:p>
          </table:table-cell>
          <table:table-cell table:style-name="ce4" table:formula="of:=+(IF([.B252]&gt;[.C252]; [.$C$3]; ([.B252]+([.D252]*[.$B$3]))*[.$D$3]))" office:value-type="float" office:value="7.623063645927E-043">
            <text:p>0.0</text:p>
          </table:table-cell>
          <table:table-cell table:style-name="ce12" table:formula="of:=+(IF([.B252]&gt;[.C252];[.$E$3];(([.C252]-[.E252])*[.F252])+[.E252]))" office:value-type="float" office:value="1">
            <text:p>1.00000</text:p>
          </table:table-cell>
          <table:table-cell table:style-name="ce15" table:formula="of:=[.D252]" office:value-type="float" office:value="0">
            <text:p>0</text:p>
          </table:table-cell>
          <table:table-cell table:style-name="ce20" table:formula="of:=IF([.C252]=100;([.$G$3])*([.E252]-[.$F$3])+[.$F$3];((1-[.E252])*[.$H$3])+[.E252])" office:value-type="float" office:value="1">
            <text:p>1.0000000</text:p>
          </table:table-cell>
          <table:table-cell table:style-name="ce23" table:formula="of:=IF([.C252]=100;([.$K$3])*([.F252]-[.$J$3])+[.$J$3];([.$I$3]-[.F252])*[.$L$3]+[.F252])" office:value-type="float" office:value="0.6">
            <text:p>0.600</text:p>
          </table:table-cell>
          <table:table-cell table:number-columns-repeated="1018"/>
        </table:table-row>
        <table:table-row table:style-name="ro1">
          <table:table-cell office:value-type="float" office:value="241">
            <text:p>241</text:p>
          </table:table-cell>
          <table:table-cell table:style-name="ce4" table:formula="of:=+(IF([.B253]&gt;[.C253]; [.$C$3]; ([.B253]+([.D253]*[.$B$3]))*[.$D$3]))" office:value-type="float" office:value="3.8115318229635E-043">
            <text:p>0.0</text:p>
          </table:table-cell>
          <table:table-cell table:style-name="ce12" table:formula="of:=+(IF([.B253]&gt;[.C253];[.$E$3];(([.C253]-[.E253])*[.F253])+[.E253]))" office:value-type="float" office:value="1">
            <text:p>1.00000</text:p>
          </table:table-cell>
          <table:table-cell table:style-name="ce15" table:formula="of:=[.D253]" office:value-type="float" office:value="0">
            <text:p>0</text:p>
          </table:table-cell>
          <table:table-cell table:style-name="ce20" table:formula="of:=IF([.C253]=100;([.$G$3])*([.E253]-[.$F$3])+[.$F$3];((1-[.E253])*[.$H$3])+[.E253])" office:value-type="float" office:value="1">
            <text:p>1.0000000</text:p>
          </table:table-cell>
          <table:table-cell table:style-name="ce23" table:formula="of:=IF([.C253]=100;([.$K$3])*([.F253]-[.$J$3])+[.$J$3];([.$I$3]-[.F253])*[.$L$3]+[.F253])" office:value-type="float" office:value="0.6">
            <text:p>0.600</text:p>
          </table:table-cell>
          <table:table-cell table:number-columns-repeated="1018"/>
        </table:table-row>
        <table:table-row table:style-name="ro1">
          <table:table-cell office:value-type="float" office:value="242">
            <text:p>242</text:p>
          </table:table-cell>
          <table:table-cell table:style-name="ce4" table:formula="of:=+(IF([.B254]&gt;[.C254]; [.$C$3]; ([.B254]+([.D254]*[.$B$3]))*[.$D$3]))" office:value-type="float" office:value="1.90576591148175E-043">
            <text:p>0.0</text:p>
          </table:table-cell>
          <table:table-cell table:style-name="ce12" table:formula="of:=+(IF([.B254]&gt;[.C254];[.$E$3];(([.C254]-[.E254])*[.F254])+[.E254]))" office:value-type="float" office:value="1">
            <text:p>1.00000</text:p>
          </table:table-cell>
          <table:table-cell table:style-name="ce15" table:formula="of:=[.D254]" office:value-type="float" office:value="0">
            <text:p>0</text:p>
          </table:table-cell>
          <table:table-cell table:style-name="ce20" table:formula="of:=IF([.C254]=100;([.$G$3])*([.E254]-[.$F$3])+[.$F$3];((1-[.E254])*[.$H$3])+[.E254])" office:value-type="float" office:value="1">
            <text:p>1.0000000</text:p>
          </table:table-cell>
          <table:table-cell table:style-name="ce23" table:formula="of:=IF([.C254]=100;([.$K$3])*([.F254]-[.$J$3])+[.$J$3];([.$I$3]-[.F254])*[.$L$3]+[.F254])" office:value-type="float" office:value="0.6">
            <text:p>0.600</text:p>
          </table:table-cell>
          <table:table-cell table:number-columns-repeated="1018"/>
        </table:table-row>
        <table:table-row table:style-name="ro1">
          <table:table-cell office:value-type="float" office:value="243">
            <text:p>243</text:p>
          </table:table-cell>
          <table:table-cell table:style-name="ce4" table:formula="of:=+(IF([.B255]&gt;[.C255]; [.$C$3]; ([.B255]+([.D255]*[.$B$3]))*[.$D$3]))" office:value-type="float" office:value="9.52882955740876E-044">
            <text:p>0.0</text:p>
          </table:table-cell>
          <table:table-cell table:style-name="ce12" table:formula="of:=+(IF([.B255]&gt;[.C255];[.$E$3];(([.C255]-[.E255])*[.F255])+[.E255]))" office:value-type="float" office:value="1">
            <text:p>1.00000</text:p>
          </table:table-cell>
          <table:table-cell table:style-name="ce15" table:formula="of:=[.D255]" office:value-type="float" office:value="0">
            <text:p>0</text:p>
          </table:table-cell>
          <table:table-cell table:style-name="ce20" table:formula="of:=IF([.C255]=100;([.$G$3])*([.E255]-[.$F$3])+[.$F$3];((1-[.E255])*[.$H$3])+[.E255])" office:value-type="float" office:value="1">
            <text:p>1.0000000</text:p>
          </table:table-cell>
          <table:table-cell table:style-name="ce23" table:formula="of:=IF([.C255]=100;([.$K$3])*([.F255]-[.$J$3])+[.$J$3];([.$I$3]-[.F255])*[.$L$3]+[.F255])" office:value-type="float" office:value="0.6">
            <text:p>0.600</text:p>
          </table:table-cell>
          <table:table-cell table:number-columns-repeated="1018"/>
        </table:table-row>
        <table:table-row table:style-name="ro1">
          <table:table-cell office:value-type="float" office:value="244">
            <text:p>244</text:p>
          </table:table-cell>
          <table:table-cell table:style-name="ce4" table:formula="of:=+(IF([.B256]&gt;[.C256]; [.$C$3]; ([.B256]+([.D256]*[.$B$3]))*[.$D$3]))" office:value-type="float" office:value="4.76441477870438E-044">
            <text:p>0.0</text:p>
          </table:table-cell>
          <table:table-cell table:style-name="ce12" table:formula="of:=+(IF([.B256]&gt;[.C256];[.$E$3];(([.C256]-[.E256])*[.F256])+[.E256]))" office:value-type="float" office:value="1">
            <text:p>1.00000</text:p>
          </table:table-cell>
          <table:table-cell table:style-name="ce15" table:formula="of:=[.D256]" office:value-type="float" office:value="0">
            <text:p>0</text:p>
          </table:table-cell>
          <table:table-cell table:style-name="ce20" table:formula="of:=IF([.C256]=100;([.$G$3])*([.E256]-[.$F$3])+[.$F$3];((1-[.E256])*[.$H$3])+[.E256])" office:value-type="float" office:value="1">
            <text:p>1.0000000</text:p>
          </table:table-cell>
          <table:table-cell table:style-name="ce23" table:formula="of:=IF([.C256]=100;([.$K$3])*([.F256]-[.$J$3])+[.$J$3];([.$I$3]-[.F256])*[.$L$3]+[.F256])" office:value-type="float" office:value="0.6">
            <text:p>0.600</text:p>
          </table:table-cell>
          <table:table-cell table:number-columns-repeated="1018"/>
        </table:table-row>
        <table:table-row table:style-name="ro1">
          <table:table-cell office:value-type="float" office:value="245">
            <text:p>245</text:p>
          </table:table-cell>
          <table:table-cell table:style-name="ce4" table:formula="of:=+(IF([.B257]&gt;[.C257]; [.$C$3]; ([.B257]+([.D257]*[.$B$3]))*[.$D$3]))" office:value-type="float" office:value="2.38220738935219E-044">
            <text:p>0.0</text:p>
          </table:table-cell>
          <table:table-cell table:style-name="ce12" table:formula="of:=+(IF([.B257]&gt;[.C257];[.$E$3];(([.C257]-[.E257])*[.F257])+[.E257]))" office:value-type="float" office:value="1">
            <text:p>1.00000</text:p>
          </table:table-cell>
          <table:table-cell table:style-name="ce15" table:formula="of:=[.D257]" office:value-type="float" office:value="0">
            <text:p>0</text:p>
          </table:table-cell>
          <table:table-cell table:style-name="ce20" table:formula="of:=IF([.C257]=100;([.$G$3])*([.E257]-[.$F$3])+[.$F$3];((1-[.E257])*[.$H$3])+[.E257])" office:value-type="float" office:value="1">
            <text:p>1.0000000</text:p>
          </table:table-cell>
          <table:table-cell table:style-name="ce23" table:formula="of:=IF([.C257]=100;([.$K$3])*([.F257]-[.$J$3])+[.$J$3];([.$I$3]-[.F257])*[.$L$3]+[.F257])" office:value-type="float" office:value="0.6">
            <text:p>0.600</text:p>
          </table:table-cell>
          <table:table-cell table:number-columns-repeated="1018"/>
        </table:table-row>
        <table:table-row table:style-name="ro1">
          <table:table-cell office:value-type="float" office:value="246">
            <text:p>246</text:p>
          </table:table-cell>
          <table:table-cell table:style-name="ce4" table:formula="of:=+(IF([.B258]&gt;[.C258]; [.$C$3]; ([.B258]+([.D258]*[.$B$3]))*[.$D$3]))" office:value-type="float" office:value="1.19110369467609E-044">
            <text:p>0.0</text:p>
          </table:table-cell>
          <table:table-cell table:style-name="ce12" table:formula="of:=+(IF([.B258]&gt;[.C258];[.$E$3];(([.C258]-[.E258])*[.F258])+[.E258]))" office:value-type="float" office:value="1">
            <text:p>1.00000</text:p>
          </table:table-cell>
          <table:table-cell table:style-name="ce15" table:formula="of:=[.D258]" office:value-type="float" office:value="0">
            <text:p>0</text:p>
          </table:table-cell>
          <table:table-cell table:style-name="ce20" table:formula="of:=IF([.C258]=100;([.$G$3])*([.E258]-[.$F$3])+[.$F$3];((1-[.E258])*[.$H$3])+[.E258])" office:value-type="float" office:value="1">
            <text:p>1.0000000</text:p>
          </table:table-cell>
          <table:table-cell table:style-name="ce23" table:formula="of:=IF([.C258]=100;([.$K$3])*([.F258]-[.$J$3])+[.$J$3];([.$I$3]-[.F258])*[.$L$3]+[.F258])" office:value-type="float" office:value="0.6">
            <text:p>0.600</text:p>
          </table:table-cell>
          <table:table-cell table:number-columns-repeated="1018"/>
        </table:table-row>
        <table:table-row table:style-name="ro1">
          <table:table-cell office:value-type="float" office:value="247">
            <text:p>247</text:p>
          </table:table-cell>
          <table:table-cell table:style-name="ce4" table:formula="of:=+(IF([.B259]&gt;[.C259]; [.$C$3]; ([.B259]+([.D259]*[.$B$3]))*[.$D$3]))" office:value-type="float" office:value="5.95551847338047E-045">
            <text:p>0.0</text:p>
          </table:table-cell>
          <table:table-cell table:style-name="ce12" table:formula="of:=+(IF([.B259]&gt;[.C259];[.$E$3];(([.C259]-[.E259])*[.F259])+[.E259]))" office:value-type="float" office:value="1">
            <text:p>1.00000</text:p>
          </table:table-cell>
          <table:table-cell table:style-name="ce15" table:formula="of:=[.D259]" office:value-type="float" office:value="0">
            <text:p>0</text:p>
          </table:table-cell>
          <table:table-cell table:style-name="ce20" table:formula="of:=IF([.C259]=100;([.$G$3])*([.E259]-[.$F$3])+[.$F$3];((1-[.E259])*[.$H$3])+[.E259])" office:value-type="float" office:value="1">
            <text:p>1.0000000</text:p>
          </table:table-cell>
          <table:table-cell table:style-name="ce23" table:formula="of:=IF([.C259]=100;([.$K$3])*([.F259]-[.$J$3])+[.$J$3];([.$I$3]-[.F259])*[.$L$3]+[.F259])" office:value-type="float" office:value="0.6">
            <text:p>0.600</text:p>
          </table:table-cell>
          <table:table-cell table:number-columns-repeated="1018"/>
        </table:table-row>
        <table:table-row table:style-name="ro1">
          <table:table-cell office:value-type="float" office:value="248">
            <text:p>248</text:p>
          </table:table-cell>
          <table:table-cell table:style-name="ce4" table:formula="of:=+(IF([.B260]&gt;[.C260]; [.$C$3]; ([.B260]+([.D260]*[.$B$3]))*[.$D$3]))" office:value-type="float" office:value="2.97775923669024E-045">
            <text:p>0.0</text:p>
          </table:table-cell>
          <table:table-cell table:style-name="ce12" table:formula="of:=+(IF([.B260]&gt;[.C260];[.$E$3];(([.C260]-[.E260])*[.F260])+[.E260]))" office:value-type="float" office:value="1">
            <text:p>1.00000</text:p>
          </table:table-cell>
          <table:table-cell table:style-name="ce15" table:formula="of:=[.D260]" office:value-type="float" office:value="0">
            <text:p>0</text:p>
          </table:table-cell>
          <table:table-cell table:style-name="ce20" table:formula="of:=IF([.C260]=100;([.$G$3])*([.E260]-[.$F$3])+[.$F$3];((1-[.E260])*[.$H$3])+[.E260])" office:value-type="float" office:value="1">
            <text:p>1.0000000</text:p>
          </table:table-cell>
          <table:table-cell table:style-name="ce23" table:formula="of:=IF([.C260]=100;([.$K$3])*([.F260]-[.$J$3])+[.$J$3];([.$I$3]-[.F260])*[.$L$3]+[.F260])" office:value-type="float" office:value="0.6">
            <text:p>0.600</text:p>
          </table:table-cell>
          <table:table-cell table:number-columns-repeated="1018"/>
        </table:table-row>
        <table:table-row table:style-name="ro1">
          <table:table-cell office:value-type="float" office:value="249">
            <text:p>249</text:p>
          </table:table-cell>
          <table:table-cell table:style-name="ce4" table:formula="of:=+(IF([.B261]&gt;[.C261]; [.$C$3]; ([.B261]+([.D261]*[.$B$3]))*[.$D$3]))" office:value-type="float" office:value="1.48887961834512E-045">
            <text:p>0.0</text:p>
          </table:table-cell>
          <table:table-cell table:style-name="ce12" table:formula="of:=+(IF([.B261]&gt;[.C261];[.$E$3];(([.C261]-[.E261])*[.F261])+[.E261]))" office:value-type="float" office:value="1">
            <text:p>1.00000</text:p>
          </table:table-cell>
          <table:table-cell table:style-name="ce15" table:formula="of:=[.D261]" office:value-type="float" office:value="0">
            <text:p>0</text:p>
          </table:table-cell>
          <table:table-cell table:style-name="ce20" table:formula="of:=IF([.C261]=100;([.$G$3])*([.E261]-[.$F$3])+[.$F$3];((1-[.E261])*[.$H$3])+[.E261])" office:value-type="float" office:value="1">
            <text:p>1.0000000</text:p>
          </table:table-cell>
          <table:table-cell table:style-name="ce23" table:formula="of:=IF([.C261]=100;([.$K$3])*([.F261]-[.$J$3])+[.$J$3];([.$I$3]-[.F261])*[.$L$3]+[.F261])" office:value-type="float" office:value="0.6">
            <text:p>0.600</text:p>
          </table:table-cell>
          <table:table-cell table:number-columns-repeated="1018"/>
        </table:table-row>
        <table:table-row table:style-name="ro1">
          <table:table-cell office:value-type="float" office:value="250">
            <text:p>250</text:p>
          </table:table-cell>
          <table:table-cell table:style-name="ce4" table:formula="of:=+(IF([.B262]&gt;[.C262]; [.$C$3]; ([.B262]+([.D262]*[.$B$3]))*[.$D$3]))" office:value-type="float" office:value="7.44439809172559E-046">
            <text:p>0.0</text:p>
          </table:table-cell>
          <table:table-cell table:style-name="ce12" table:formula="of:=+(IF([.B262]&gt;[.C262];[.$E$3];(([.C262]-[.E262])*[.F262])+[.E262]))" office:value-type="float" office:value="1">
            <text:p>1.00000</text:p>
          </table:table-cell>
          <table:table-cell table:style-name="ce15" table:formula="of:=[.D262]" office:value-type="float" office:value="0">
            <text:p>0</text:p>
          </table:table-cell>
          <table:table-cell table:style-name="ce20" table:formula="of:=IF([.C262]=100;([.$G$3])*([.E262]-[.$F$3])+[.$F$3];((1-[.E262])*[.$H$3])+[.E262])" office:value-type="float" office:value="1">
            <text:p>1.0000000</text:p>
          </table:table-cell>
          <table:table-cell table:style-name="ce23" table:formula="of:=IF([.C262]=100;([.$K$3])*([.F262]-[.$J$3])+[.$J$3];([.$I$3]-[.F262])*[.$L$3]+[.F262])" office:value-type="float" office:value="0.6">
            <text:p>0.600</text:p>
          </table:table-cell>
          <table:table-cell table:number-columns-repeated="1018"/>
        </table:table-row>
        <table:table-row table:style-name="ro1">
          <table:table-cell office:value-type="float" office:value="251">
            <text:p>251</text:p>
          </table:table-cell>
          <table:table-cell table:style-name="ce4" table:formula="of:=+(IF([.B263]&gt;[.C263]; [.$C$3]; ([.B263]+([.D263]*[.$B$3]))*[.$D$3]))" office:value-type="float" office:value="3.7221990458628E-046">
            <text:p>0.0</text:p>
          </table:table-cell>
          <table:table-cell table:style-name="ce12" table:formula="of:=+(IF([.B263]&gt;[.C263];[.$E$3];(([.C263]-[.E263])*[.F263])+[.E263]))" office:value-type="float" office:value="1">
            <text:p>1.00000</text:p>
          </table:table-cell>
          <table:table-cell table:style-name="ce15" table:formula="of:=[.D263]" office:value-type="float" office:value="0">
            <text:p>0</text:p>
          </table:table-cell>
          <table:table-cell table:style-name="ce20" table:formula="of:=IF([.C263]=100;([.$G$3])*([.E263]-[.$F$3])+[.$F$3];((1-[.E263])*[.$H$3])+[.E263])" office:value-type="float" office:value="1">
            <text:p>1.0000000</text:p>
          </table:table-cell>
          <table:table-cell table:style-name="ce23" table:formula="of:=IF([.C263]=100;([.$K$3])*([.F263]-[.$J$3])+[.$J$3];([.$I$3]-[.F263])*[.$L$3]+[.F263])" office:value-type="float" office:value="0.6">
            <text:p>0.600</text:p>
          </table:table-cell>
          <table:table-cell table:number-columns-repeated="1018"/>
        </table:table-row>
        <table:table-row table:style-name="ro1">
          <table:table-cell office:value-type="float" office:value="252">
            <text:p>252</text:p>
          </table:table-cell>
          <table:table-cell table:style-name="ce4" table:formula="of:=+(IF([.B264]&gt;[.C264]; [.$C$3]; ([.B264]+([.D264]*[.$B$3]))*[.$D$3]))" office:value-type="float" office:value="1.8610995229314E-046">
            <text:p>0.0</text:p>
          </table:table-cell>
          <table:table-cell table:style-name="ce12" table:formula="of:=+(IF([.B264]&gt;[.C264];[.$E$3];(([.C264]-[.E264])*[.F264])+[.E264]))" office:value-type="float" office:value="1">
            <text:p>1.00000</text:p>
          </table:table-cell>
          <table:table-cell table:style-name="ce15" table:formula="of:=[.D264]" office:value-type="float" office:value="0">
            <text:p>0</text:p>
          </table:table-cell>
          <table:table-cell table:style-name="ce20" table:formula="of:=IF([.C264]=100;([.$G$3])*([.E264]-[.$F$3])+[.$F$3];((1-[.E264])*[.$H$3])+[.E264])" office:value-type="float" office:value="1">
            <text:p>1.0000000</text:p>
          </table:table-cell>
          <table:table-cell table:style-name="ce23" table:formula="of:=IF([.C264]=100;([.$K$3])*([.F264]-[.$J$3])+[.$J$3];([.$I$3]-[.F264])*[.$L$3]+[.F264])" office:value-type="float" office:value="0.6">
            <text:p>0.600</text:p>
          </table:table-cell>
          <table:table-cell table:number-columns-repeated="1018"/>
        </table:table-row>
        <table:table-row table:style-name="ro1">
          <table:table-cell office:value-type="float" office:value="253">
            <text:p>253</text:p>
          </table:table-cell>
          <table:table-cell table:style-name="ce4" table:formula="of:=+(IF([.B265]&gt;[.C265]; [.$C$3]; ([.B265]+([.D265]*[.$B$3]))*[.$D$3]))" office:value-type="float" office:value="9.30549761465699E-047">
            <text:p>0.0</text:p>
          </table:table-cell>
          <table:table-cell table:style-name="ce12" table:formula="of:=+(IF([.B265]&gt;[.C265];[.$E$3];(([.C265]-[.E265])*[.F265])+[.E265]))" office:value-type="float" office:value="1">
            <text:p>1.00000</text:p>
          </table:table-cell>
          <table:table-cell table:style-name="ce15" table:formula="of:=[.D265]" office:value-type="float" office:value="0">
            <text:p>0</text:p>
          </table:table-cell>
          <table:table-cell table:style-name="ce20" table:formula="of:=IF([.C265]=100;([.$G$3])*([.E265]-[.$F$3])+[.$F$3];((1-[.E265])*[.$H$3])+[.E265])" office:value-type="float" office:value="1">
            <text:p>1.0000000</text:p>
          </table:table-cell>
          <table:table-cell table:style-name="ce23" table:formula="of:=IF([.C265]=100;([.$K$3])*([.F265]-[.$J$3])+[.$J$3];([.$I$3]-[.F265])*[.$L$3]+[.F265])" office:value-type="float" office:value="0.6">
            <text:p>0.600</text:p>
          </table:table-cell>
          <table:table-cell table:number-columns-repeated="1018"/>
        </table:table-row>
        <table:table-row table:style-name="ro1">
          <table:table-cell office:value-type="float" office:value="254">
            <text:p>254</text:p>
          </table:table-cell>
          <table:table-cell table:style-name="ce4" table:formula="of:=+(IF([.B266]&gt;[.C266]; [.$C$3]; ([.B266]+([.D266]*[.$B$3]))*[.$D$3]))" office:value-type="float" office:value="4.65274880732849E-047">
            <text:p>0.0</text:p>
          </table:table-cell>
          <table:table-cell table:style-name="ce12" table:formula="of:=+(IF([.B266]&gt;[.C266];[.$E$3];(([.C266]-[.E266])*[.F266])+[.E266]))" office:value-type="float" office:value="1">
            <text:p>1.00000</text:p>
          </table:table-cell>
          <table:table-cell table:style-name="ce15" table:formula="of:=[.D266]" office:value-type="float" office:value="0">
            <text:p>0</text:p>
          </table:table-cell>
          <table:table-cell table:style-name="ce20" table:formula="of:=IF([.C266]=100;([.$G$3])*([.E266]-[.$F$3])+[.$F$3];((1-[.E266])*[.$H$3])+[.E266])" office:value-type="float" office:value="1">
            <text:p>1.0000000</text:p>
          </table:table-cell>
          <table:table-cell table:style-name="ce23" table:formula="of:=IF([.C266]=100;([.$K$3])*([.F266]-[.$J$3])+[.$J$3];([.$I$3]-[.F266])*[.$L$3]+[.F266])" office:value-type="float" office:value="0.6">
            <text:p>0.600</text:p>
          </table:table-cell>
          <table:table-cell table:number-columns-repeated="1018"/>
        </table:table-row>
        <table:table-row table:style-name="ro1">
          <table:table-cell office:value-type="float" office:value="255">
            <text:p>255</text:p>
          </table:table-cell>
          <table:table-cell table:style-name="ce4" table:formula="of:=+(IF([.B267]&gt;[.C267]; [.$C$3]; ([.B267]+([.D267]*[.$B$3]))*[.$D$3]))" office:value-type="float" office:value="2.32637440366425E-047">
            <text:p>0.0</text:p>
          </table:table-cell>
          <table:table-cell table:style-name="ce12" table:formula="of:=+(IF([.B267]&gt;[.C267];[.$E$3];(([.C267]-[.E267])*[.F267])+[.E267]))" office:value-type="float" office:value="1">
            <text:p>1.00000</text:p>
          </table:table-cell>
          <table:table-cell table:style-name="ce15" table:formula="of:=[.D267]" office:value-type="float" office:value="0">
            <text:p>0</text:p>
          </table:table-cell>
          <table:table-cell table:style-name="ce20" table:formula="of:=IF([.C267]=100;([.$G$3])*([.E267]-[.$F$3])+[.$F$3];((1-[.E267])*[.$H$3])+[.E267])" office:value-type="float" office:value="1">
            <text:p>1.0000000</text:p>
          </table:table-cell>
          <table:table-cell table:style-name="ce23" table:formula="of:=IF([.C267]=100;([.$K$3])*([.F267]-[.$J$3])+[.$J$3];([.$I$3]-[.F267])*[.$L$3]+[.F267])" office:value-type="float" office:value="0.6">
            <text:p>0.600</text:p>
          </table:table-cell>
          <table:table-cell table:number-columns-repeated="1018"/>
        </table:table-row>
        <table:table-row table:style-name="ro1">
          <table:table-cell office:value-type="float" office:value="256">
            <text:p>256</text:p>
          </table:table-cell>
          <table:table-cell table:style-name="ce4" table:formula="of:=+(IF([.B268]&gt;[.C268]; [.$C$3]; ([.B268]+([.D268]*[.$B$3]))*[.$D$3]))" office:value-type="float" office:value="1.16318720183212E-047">
            <text:p>0.0</text:p>
          </table:table-cell>
          <table:table-cell table:style-name="ce12" table:formula="of:=+(IF([.B268]&gt;[.C268];[.$E$3];(([.C268]-[.E268])*[.F268])+[.E268]))" office:value-type="float" office:value="1">
            <text:p>1.00000</text:p>
          </table:table-cell>
          <table:table-cell table:style-name="ce15" table:formula="of:=[.D268]" office:value-type="float" office:value="0">
            <text:p>0</text:p>
          </table:table-cell>
          <table:table-cell table:style-name="ce20" table:formula="of:=IF([.C268]=100;([.$G$3])*([.E268]-[.$F$3])+[.$F$3];((1-[.E268])*[.$H$3])+[.E268])" office:value-type="float" office:value="1">
            <text:p>1.0000000</text:p>
          </table:table-cell>
          <table:table-cell table:style-name="ce23" table:formula="of:=IF([.C268]=100;([.$K$3])*([.F268]-[.$J$3])+[.$J$3];([.$I$3]-[.F268])*[.$L$3]+[.F268])" office:value-type="float" office:value="0.6">
            <text:p>0.600</text:p>
          </table:table-cell>
          <table:table-cell table:number-columns-repeated="1018"/>
        </table:table-row>
        <table:table-row table:style-name="ro1">
          <table:table-cell office:value-type="float" office:value="257">
            <text:p>257</text:p>
          </table:table-cell>
          <table:table-cell table:style-name="ce4" table:formula="of:=+(IF([.B269]&gt;[.C269]; [.$C$3]; ([.B269]+([.D269]*[.$B$3]))*[.$D$3]))" office:value-type="float" office:value="5.81593600916062E-048">
            <text:p>0.0</text:p>
          </table:table-cell>
          <table:table-cell table:style-name="ce12" table:formula="of:=+(IF([.B269]&gt;[.C269];[.$E$3];(([.C269]-[.E269])*[.F269])+[.E269]))" office:value-type="float" office:value="1">
            <text:p>1.00000</text:p>
          </table:table-cell>
          <table:table-cell table:style-name="ce15" table:formula="of:=[.D269]" office:value-type="float" office:value="0">
            <text:p>0</text:p>
          </table:table-cell>
          <table:table-cell table:style-name="ce20" table:formula="of:=IF([.C269]=100;([.$G$3])*([.E269]-[.$F$3])+[.$F$3];((1-[.E269])*[.$H$3])+[.E269])" office:value-type="float" office:value="1">
            <text:p>1.0000000</text:p>
          </table:table-cell>
          <table:table-cell table:style-name="ce23" table:formula="of:=IF([.C269]=100;([.$K$3])*([.F269]-[.$J$3])+[.$J$3];([.$I$3]-[.F269])*[.$L$3]+[.F269])" office:value-type="float" office:value="0.6">
            <text:p>0.600</text:p>
          </table:table-cell>
          <table:table-cell table:number-columns-repeated="1018"/>
        </table:table-row>
        <table:table-row table:style-name="ro1">
          <table:table-cell office:value-type="float" office:value="258">
            <text:p>258</text:p>
          </table:table-cell>
          <table:table-cell table:style-name="ce4" table:formula="of:=+(IF([.B270]&gt;[.C270]; [.$C$3]; ([.B270]+([.D270]*[.$B$3]))*[.$D$3]))" office:value-type="float" office:value="2.90796800458031E-048">
            <text:p>0.0</text:p>
          </table:table-cell>
          <table:table-cell table:style-name="ce12" table:formula="of:=+(IF([.B270]&gt;[.C270];[.$E$3];(([.C270]-[.E270])*[.F270])+[.E270]))" office:value-type="float" office:value="1">
            <text:p>1.00000</text:p>
          </table:table-cell>
          <table:table-cell table:style-name="ce15" table:formula="of:=[.D270]" office:value-type="float" office:value="0">
            <text:p>0</text:p>
          </table:table-cell>
          <table:table-cell table:style-name="ce20" table:formula="of:=IF([.C270]=100;([.$G$3])*([.E270]-[.$F$3])+[.$F$3];((1-[.E270])*[.$H$3])+[.E270])" office:value-type="float" office:value="1">
            <text:p>1.0000000</text:p>
          </table:table-cell>
          <table:table-cell table:style-name="ce23" table:formula="of:=IF([.C270]=100;([.$K$3])*([.F270]-[.$J$3])+[.$J$3];([.$I$3]-[.F270])*[.$L$3]+[.F270])" office:value-type="float" office:value="0.6">
            <text:p>0.600</text:p>
          </table:table-cell>
          <table:table-cell table:number-columns-repeated="1018"/>
        </table:table-row>
        <table:table-row table:style-name="ro1">
          <table:table-cell office:value-type="float" office:value="259">
            <text:p>259</text:p>
          </table:table-cell>
          <table:table-cell table:style-name="ce4" table:formula="of:=+(IF([.B271]&gt;[.C271]; [.$C$3]; ([.B271]+([.D271]*[.$B$3]))*[.$D$3]))" office:value-type="float" office:value="1.45398400229015E-048">
            <text:p>0.0</text:p>
          </table:table-cell>
          <table:table-cell table:style-name="ce12" table:formula="of:=+(IF([.B271]&gt;[.C271];[.$E$3];(([.C271]-[.E271])*[.F271])+[.E271]))" office:value-type="float" office:value="1">
            <text:p>1.00000</text:p>
          </table:table-cell>
          <table:table-cell table:style-name="ce15" table:formula="of:=[.D271]" office:value-type="float" office:value="0">
            <text:p>0</text:p>
          </table:table-cell>
          <table:table-cell table:style-name="ce20" table:formula="of:=IF([.C271]=100;([.$G$3])*([.E271]-[.$F$3])+[.$F$3];((1-[.E271])*[.$H$3])+[.E271])" office:value-type="float" office:value="1">
            <text:p>1.0000000</text:p>
          </table:table-cell>
          <table:table-cell table:style-name="ce23" table:formula="of:=IF([.C271]=100;([.$K$3])*([.F271]-[.$J$3])+[.$J$3];([.$I$3]-[.F271])*[.$L$3]+[.F271])" office:value-type="float" office:value="0.6">
            <text:p>0.600</text:p>
          </table:table-cell>
          <table:table-cell table:number-columns-repeated="1018"/>
        </table:table-row>
        <table:table-row table:style-name="ro1">
          <table:table-cell office:value-type="float" office:value="260">
            <text:p>260</text:p>
          </table:table-cell>
          <table:table-cell table:style-name="ce4" table:formula="of:=+(IF([.B272]&gt;[.C272]; [.$C$3]; ([.B272]+([.D272]*[.$B$3]))*[.$D$3]))" office:value-type="float" office:value="7.26992001145077E-049">
            <text:p>0.0</text:p>
          </table:table-cell>
          <table:table-cell table:style-name="ce12" table:formula="of:=+(IF([.B272]&gt;[.C272];[.$E$3];(([.C272]-[.E272])*[.F272])+[.E272]))" office:value-type="float" office:value="1">
            <text:p>1.00000</text:p>
          </table:table-cell>
          <table:table-cell table:style-name="ce15" table:formula="of:=[.D272]" office:value-type="float" office:value="0">
            <text:p>0</text:p>
          </table:table-cell>
          <table:table-cell table:style-name="ce20" table:formula="of:=IF([.C272]=100;([.$G$3])*([.E272]-[.$F$3])+[.$F$3];((1-[.E272])*[.$H$3])+[.E272])" office:value-type="float" office:value="1">
            <text:p>1.0000000</text:p>
          </table:table-cell>
          <table:table-cell table:style-name="ce23" table:formula="of:=IF([.C272]=100;([.$K$3])*([.F272]-[.$J$3])+[.$J$3];([.$I$3]-[.F272])*[.$L$3]+[.F272])" office:value-type="float" office:value="0.6">
            <text:p>0.600</text:p>
          </table:table-cell>
          <table:table-cell table:number-columns-repeated="1018"/>
        </table:table-row>
        <table:table-row table:style-name="ro1">
          <table:table-cell office:value-type="float" office:value="261">
            <text:p>261</text:p>
          </table:table-cell>
          <table:table-cell table:style-name="ce4" table:formula="of:=+(IF([.B273]&gt;[.C273]; [.$C$3]; ([.B273]+([.D273]*[.$B$3]))*[.$D$3]))" office:value-type="float" office:value="3.63496000572539E-049">
            <text:p>0.0</text:p>
          </table:table-cell>
          <table:table-cell table:style-name="ce12" table:formula="of:=+(IF([.B273]&gt;[.C273];[.$E$3];(([.C273]-[.E273])*[.F273])+[.E273]))" office:value-type="float" office:value="1">
            <text:p>1.00000</text:p>
          </table:table-cell>
          <table:table-cell table:style-name="ce15" table:formula="of:=[.D273]" office:value-type="float" office:value="0">
            <text:p>0</text:p>
          </table:table-cell>
          <table:table-cell table:style-name="ce20" table:formula="of:=IF([.C273]=100;([.$G$3])*([.E273]-[.$F$3])+[.$F$3];((1-[.E273])*[.$H$3])+[.E273])" office:value-type="float" office:value="1">
            <text:p>1.0000000</text:p>
          </table:table-cell>
          <table:table-cell table:style-name="ce23" table:formula="of:=IF([.C273]=100;([.$K$3])*([.F273]-[.$J$3])+[.$J$3];([.$I$3]-[.F273])*[.$L$3]+[.F273])" office:value-type="float" office:value="0.6">
            <text:p>0.600</text:p>
          </table:table-cell>
          <table:table-cell table:number-columns-repeated="1018"/>
        </table:table-row>
        <table:table-row table:style-name="ro1">
          <table:table-cell office:value-type="float" office:value="262">
            <text:p>262</text:p>
          </table:table-cell>
          <table:table-cell table:style-name="ce4" table:formula="of:=+(IF([.B274]&gt;[.C274]; [.$C$3]; ([.B274]+([.D274]*[.$B$3]))*[.$D$3]))" office:value-type="float" office:value="1.81748000286269E-049">
            <text:p>0.0</text:p>
          </table:table-cell>
          <table:table-cell table:style-name="ce12" table:formula="of:=+(IF([.B274]&gt;[.C274];[.$E$3];(([.C274]-[.E274])*[.F274])+[.E274]))" office:value-type="float" office:value="1">
            <text:p>1.00000</text:p>
          </table:table-cell>
          <table:table-cell table:style-name="ce15" table:formula="of:=[.D274]" office:value-type="float" office:value="0">
            <text:p>0</text:p>
          </table:table-cell>
          <table:table-cell table:style-name="ce20" table:formula="of:=IF([.C274]=100;([.$G$3])*([.E274]-[.$F$3])+[.$F$3];((1-[.E274])*[.$H$3])+[.E274])" office:value-type="float" office:value="1">
            <text:p>1.0000000</text:p>
          </table:table-cell>
          <table:table-cell table:style-name="ce23" table:formula="of:=IF([.C274]=100;([.$K$3])*([.F274]-[.$J$3])+[.$J$3];([.$I$3]-[.F274])*[.$L$3]+[.F274])" office:value-type="float" office:value="0.6">
            <text:p>0.600</text:p>
          </table:table-cell>
          <table:table-cell table:number-columns-repeated="1018"/>
        </table:table-row>
        <table:table-row table:style-name="ro1">
          <table:table-cell office:value-type="float" office:value="263">
            <text:p>263</text:p>
          </table:table-cell>
          <table:table-cell table:style-name="ce4" table:formula="of:=+(IF([.B275]&gt;[.C275]; [.$C$3]; ([.B275]+([.D275]*[.$B$3]))*[.$D$3]))" office:value-type="float" office:value="9.08740001431347E-050">
            <text:p>0.0</text:p>
          </table:table-cell>
          <table:table-cell table:style-name="ce12" table:formula="of:=+(IF([.B275]&gt;[.C275];[.$E$3];(([.C275]-[.E275])*[.F275])+[.E275]))" office:value-type="float" office:value="1">
            <text:p>1.00000</text:p>
          </table:table-cell>
          <table:table-cell table:style-name="ce15" table:formula="of:=[.D275]" office:value-type="float" office:value="0">
            <text:p>0</text:p>
          </table:table-cell>
          <table:table-cell table:style-name="ce20" table:formula="of:=IF([.C275]=100;([.$G$3])*([.E275]-[.$F$3])+[.$F$3];((1-[.E275])*[.$H$3])+[.E275])" office:value-type="float" office:value="1">
            <text:p>1.0000000</text:p>
          </table:table-cell>
          <table:table-cell table:style-name="ce23" table:formula="of:=IF([.C275]=100;([.$K$3])*([.F275]-[.$J$3])+[.$J$3];([.$I$3]-[.F275])*[.$L$3]+[.F275])" office:value-type="float" office:value="0.6">
            <text:p>0.600</text:p>
          </table:table-cell>
          <table:table-cell table:number-columns-repeated="1018"/>
        </table:table-row>
        <table:table-row table:style-name="ro1">
          <table:table-cell office:value-type="float" office:value="264">
            <text:p>264</text:p>
          </table:table-cell>
          <table:table-cell table:style-name="ce4" table:formula="of:=+(IF([.B276]&gt;[.C276]; [.$C$3]; ([.B276]+([.D276]*[.$B$3]))*[.$D$3]))" office:value-type="float" office:value="4.54370000715673E-050">
            <text:p>0.0</text:p>
          </table:table-cell>
          <table:table-cell table:style-name="ce12" table:formula="of:=+(IF([.B276]&gt;[.C276];[.$E$3];(([.C276]-[.E276])*[.F276])+[.E276]))" office:value-type="float" office:value="1">
            <text:p>1.00000</text:p>
          </table:table-cell>
          <table:table-cell table:style-name="ce15" table:formula="of:=[.D276]" office:value-type="float" office:value="0">
            <text:p>0</text:p>
          </table:table-cell>
          <table:table-cell table:style-name="ce20" table:formula="of:=IF([.C276]=100;([.$G$3])*([.E276]-[.$F$3])+[.$F$3];((1-[.E276])*[.$H$3])+[.E276])" office:value-type="float" office:value="1">
            <text:p>1.0000000</text:p>
          </table:table-cell>
          <table:table-cell table:style-name="ce23" table:formula="of:=IF([.C276]=100;([.$K$3])*([.F276]-[.$J$3])+[.$J$3];([.$I$3]-[.F276])*[.$L$3]+[.F276])" office:value-type="float" office:value="0.6">
            <text:p>0.600</text:p>
          </table:table-cell>
          <table:table-cell table:number-columns-repeated="1018"/>
        </table:table-row>
        <table:table-row table:style-name="ro1">
          <table:table-cell office:value-type="float" office:value="265">
            <text:p>265</text:p>
          </table:table-cell>
          <table:table-cell table:style-name="ce4" table:formula="of:=+(IF([.B277]&gt;[.C277]; [.$C$3]; ([.B277]+([.D277]*[.$B$3]))*[.$D$3]))" office:value-type="float" office:value="2.27185000357837E-050">
            <text:p>0.0</text:p>
          </table:table-cell>
          <table:table-cell table:style-name="ce12" table:formula="of:=+(IF([.B277]&gt;[.C277];[.$E$3];(([.C277]-[.E277])*[.F277])+[.E277]))" office:value-type="float" office:value="1">
            <text:p>1.00000</text:p>
          </table:table-cell>
          <table:table-cell table:style-name="ce15" table:formula="of:=[.D277]" office:value-type="float" office:value="0">
            <text:p>0</text:p>
          </table:table-cell>
          <table:table-cell table:style-name="ce20" table:formula="of:=IF([.C277]=100;([.$G$3])*([.E277]-[.$F$3])+[.$F$3];((1-[.E277])*[.$H$3])+[.E277])" office:value-type="float" office:value="1">
            <text:p>1.0000000</text:p>
          </table:table-cell>
          <table:table-cell table:style-name="ce23" table:formula="of:=IF([.C277]=100;([.$K$3])*([.F277]-[.$J$3])+[.$J$3];([.$I$3]-[.F277])*[.$L$3]+[.F277])" office:value-type="float" office:value="0.6">
            <text:p>0.600</text:p>
          </table:table-cell>
          <table:table-cell table:number-columns-repeated="1018"/>
        </table:table-row>
        <table:table-row table:style-name="ro1">
          <table:table-cell office:value-type="float" office:value="266">
            <text:p>266</text:p>
          </table:table-cell>
          <table:table-cell table:style-name="ce4" table:formula="of:=+(IF([.B278]&gt;[.C278]; [.$C$3]; ([.B278]+([.D278]*[.$B$3]))*[.$D$3]))" office:value-type="float" office:value="1.13592500178918E-050">
            <text:p>0.0</text:p>
          </table:table-cell>
          <table:table-cell table:style-name="ce12" table:formula="of:=+(IF([.B278]&gt;[.C278];[.$E$3];(([.C278]-[.E278])*[.F278])+[.E278]))" office:value-type="float" office:value="1">
            <text:p>1.00000</text:p>
          </table:table-cell>
          <table:table-cell table:style-name="ce15" table:formula="of:=[.D278]" office:value-type="float" office:value="0">
            <text:p>0</text:p>
          </table:table-cell>
          <table:table-cell table:style-name="ce20" table:formula="of:=IF([.C278]=100;([.$G$3])*([.E278]-[.$F$3])+[.$F$3];((1-[.E278])*[.$H$3])+[.E278])" office:value-type="float" office:value="1">
            <text:p>1.0000000</text:p>
          </table:table-cell>
          <table:table-cell table:style-name="ce23" table:formula="of:=IF([.C278]=100;([.$K$3])*([.F278]-[.$J$3])+[.$J$3];([.$I$3]-[.F278])*[.$L$3]+[.F278])" office:value-type="float" office:value="0.6">
            <text:p>0.600</text:p>
          </table:table-cell>
          <table:table-cell table:number-columns-repeated="1018"/>
        </table:table-row>
        <table:table-row table:style-name="ro1">
          <table:table-cell office:value-type="float" office:value="267">
            <text:p>267</text:p>
          </table:table-cell>
          <table:table-cell table:style-name="ce4" table:formula="of:=+(IF([.B279]&gt;[.C279]; [.$C$3]; ([.B279]+([.D279]*[.$B$3]))*[.$D$3]))" office:value-type="float" office:value="5.67962500894592E-051">
            <text:p>0.0</text:p>
          </table:table-cell>
          <table:table-cell table:style-name="ce12" table:formula="of:=+(IF([.B279]&gt;[.C279];[.$E$3];(([.C279]-[.E279])*[.F279])+[.E279]))" office:value-type="float" office:value="1">
            <text:p>1.00000</text:p>
          </table:table-cell>
          <table:table-cell table:style-name="ce15" table:formula="of:=[.D279]" office:value-type="float" office:value="0">
            <text:p>0</text:p>
          </table:table-cell>
          <table:table-cell table:style-name="ce20" table:formula="of:=IF([.C279]=100;([.$G$3])*([.E279]-[.$F$3])+[.$F$3];((1-[.E279])*[.$H$3])+[.E279])" office:value-type="float" office:value="1">
            <text:p>1.0000000</text:p>
          </table:table-cell>
          <table:table-cell table:style-name="ce23" table:formula="of:=IF([.C279]=100;([.$K$3])*([.F279]-[.$J$3])+[.$J$3];([.$I$3]-[.F279])*[.$L$3]+[.F279])" office:value-type="float" office:value="0.6">
            <text:p>0.600</text:p>
          </table:table-cell>
          <table:table-cell table:number-columns-repeated="1018"/>
        </table:table-row>
        <table:table-row table:style-name="ro1">
          <table:table-cell office:value-type="float" office:value="268">
            <text:p>268</text:p>
          </table:table-cell>
          <table:table-cell table:style-name="ce4" table:formula="of:=+(IF([.B280]&gt;[.C280]; [.$C$3]; ([.B280]+([.D280]*[.$B$3]))*[.$D$3]))" office:value-type="float" office:value="2.83981250447296E-051">
            <text:p>0.0</text:p>
          </table:table-cell>
          <table:table-cell table:style-name="ce12" table:formula="of:=+(IF([.B280]&gt;[.C280];[.$E$3];(([.C280]-[.E280])*[.F280])+[.E280]))" office:value-type="float" office:value="1">
            <text:p>1.00000</text:p>
          </table:table-cell>
          <table:table-cell table:style-name="ce15" table:formula="of:=[.D280]" office:value-type="float" office:value="0">
            <text:p>0</text:p>
          </table:table-cell>
          <table:table-cell table:style-name="ce20" table:formula="of:=IF([.C280]=100;([.$G$3])*([.E280]-[.$F$3])+[.$F$3];((1-[.E280])*[.$H$3])+[.E280])" office:value-type="float" office:value="1">
            <text:p>1.0000000</text:p>
          </table:table-cell>
          <table:table-cell table:style-name="ce23" table:formula="of:=IF([.C280]=100;([.$K$3])*([.F280]-[.$J$3])+[.$J$3];([.$I$3]-[.F280])*[.$L$3]+[.F280])" office:value-type="float" office:value="0.6">
            <text:p>0.600</text:p>
          </table:table-cell>
          <table:table-cell table:number-columns-repeated="1018"/>
        </table:table-row>
        <table:table-row table:style-name="ro1">
          <table:table-cell office:value-type="float" office:value="269">
            <text:p>269</text:p>
          </table:table-cell>
          <table:table-cell table:style-name="ce4" table:formula="of:=+(IF([.B281]&gt;[.C281]; [.$C$3]; ([.B281]+([.D281]*[.$B$3]))*[.$D$3]))" office:value-type="float" office:value="1.41990625223648E-051">
            <text:p>0.0</text:p>
          </table:table-cell>
          <table:table-cell table:style-name="ce12" table:formula="of:=+(IF([.B281]&gt;[.C281];[.$E$3];(([.C281]-[.E281])*[.F281])+[.E281]))" office:value-type="float" office:value="1">
            <text:p>1.00000</text:p>
          </table:table-cell>
          <table:table-cell table:style-name="ce15" table:formula="of:=[.D281]" office:value-type="float" office:value="0">
            <text:p>0</text:p>
          </table:table-cell>
          <table:table-cell table:style-name="ce20" table:formula="of:=IF([.C281]=100;([.$G$3])*([.E281]-[.$F$3])+[.$F$3];((1-[.E281])*[.$H$3])+[.E281])" office:value-type="float" office:value="1">
            <text:p>1.0000000</text:p>
          </table:table-cell>
          <table:table-cell table:style-name="ce23" table:formula="of:=IF([.C281]=100;([.$K$3])*([.F281]-[.$J$3])+[.$J$3];([.$I$3]-[.F281])*[.$L$3]+[.F281])" office:value-type="float" office:value="0.6">
            <text:p>0.600</text:p>
          </table:table-cell>
          <table:table-cell table:number-columns-repeated="1018"/>
        </table:table-row>
        <table:table-row table:style-name="ro1">
          <table:table-cell office:value-type="float" office:value="270">
            <text:p>270</text:p>
          </table:table-cell>
          <table:table-cell table:style-name="ce4" table:formula="of:=+(IF([.B282]&gt;[.C282]; [.$C$3]; ([.B282]+([.D282]*[.$B$3]))*[.$D$3]))" office:value-type="float" office:value="7.09953126118239E-052">
            <text:p>0.0</text:p>
          </table:table-cell>
          <table:table-cell table:style-name="ce12" table:formula="of:=+(IF([.B282]&gt;[.C282];[.$E$3];(([.C282]-[.E282])*[.F282])+[.E282]))" office:value-type="float" office:value="1">
            <text:p>1.00000</text:p>
          </table:table-cell>
          <table:table-cell table:style-name="ce15" table:formula="of:=[.D282]" office:value-type="float" office:value="0">
            <text:p>0</text:p>
          </table:table-cell>
          <table:table-cell table:style-name="ce20" table:formula="of:=IF([.C282]=100;([.$G$3])*([.E282]-[.$F$3])+[.$F$3];((1-[.E282])*[.$H$3])+[.E282])" office:value-type="float" office:value="1">
            <text:p>1.0000000</text:p>
          </table:table-cell>
          <table:table-cell table:style-name="ce23" table:formula="of:=IF([.C282]=100;([.$K$3])*([.F282]-[.$J$3])+[.$J$3];([.$I$3]-[.F282])*[.$L$3]+[.F282])" office:value-type="float" office:value="0.6">
            <text:p>0.600</text:p>
          </table:table-cell>
          <table:table-cell table:number-columns-repeated="1018"/>
        </table:table-row>
        <table:table-row table:style-name="ro1">
          <table:table-cell office:value-type="float" office:value="271">
            <text:p>271</text:p>
          </table:table-cell>
          <table:table-cell table:style-name="ce4" table:formula="of:=+(IF([.B283]&gt;[.C283]; [.$C$3]; ([.B283]+([.D283]*[.$B$3]))*[.$D$3]))" office:value-type="float" office:value="3.5497656305912E-052">
            <text:p>0.0</text:p>
          </table:table-cell>
          <table:table-cell table:style-name="ce12" table:formula="of:=+(IF([.B283]&gt;[.C283];[.$E$3];(([.C283]-[.E283])*[.F283])+[.E283]))" office:value-type="float" office:value="1">
            <text:p>1.00000</text:p>
          </table:table-cell>
          <table:table-cell table:style-name="ce15" table:formula="of:=[.D283]" office:value-type="float" office:value="0">
            <text:p>0</text:p>
          </table:table-cell>
          <table:table-cell table:style-name="ce20" table:formula="of:=IF([.C283]=100;([.$G$3])*([.E283]-[.$F$3])+[.$F$3];((1-[.E283])*[.$H$3])+[.E283])" office:value-type="float" office:value="1">
            <text:p>1.0000000</text:p>
          </table:table-cell>
          <table:table-cell table:style-name="ce23" table:formula="of:=IF([.C283]=100;([.$K$3])*([.F283]-[.$J$3])+[.$J$3];([.$I$3]-[.F283])*[.$L$3]+[.F283])" office:value-type="float" office:value="0.6">
            <text:p>0.600</text:p>
          </table:table-cell>
          <table:table-cell table:number-columns-repeated="1018"/>
        </table:table-row>
        <table:table-row table:style-name="ro1">
          <table:table-cell office:value-type="float" office:value="272">
            <text:p>272</text:p>
          </table:table-cell>
          <table:table-cell table:style-name="ce4" table:formula="of:=+(IF([.B284]&gt;[.C284]; [.$C$3]; ([.B284]+([.D284]*[.$B$3]))*[.$D$3]))" office:value-type="float" office:value="1.7748828152956E-052">
            <text:p>0.0</text:p>
          </table:table-cell>
          <table:table-cell table:style-name="ce12" table:formula="of:=+(IF([.B284]&gt;[.C284];[.$E$3];(([.C284]-[.E284])*[.F284])+[.E284]))" office:value-type="float" office:value="1">
            <text:p>1.00000</text:p>
          </table:table-cell>
          <table:table-cell table:style-name="ce15" table:formula="of:=[.D284]" office:value-type="float" office:value="0">
            <text:p>0</text:p>
          </table:table-cell>
          <table:table-cell table:style-name="ce20" table:formula="of:=IF([.C284]=100;([.$G$3])*([.E284]-[.$F$3])+[.$F$3];((1-[.E284])*[.$H$3])+[.E284])" office:value-type="float" office:value="1">
            <text:p>1.0000000</text:p>
          </table:table-cell>
          <table:table-cell table:style-name="ce23" table:formula="of:=IF([.C284]=100;([.$K$3])*([.F284]-[.$J$3])+[.$J$3];([.$I$3]-[.F284])*[.$L$3]+[.F284])" office:value-type="float" office:value="0.6">
            <text:p>0.600</text:p>
          </table:table-cell>
          <table:table-cell table:number-columns-repeated="1018"/>
        </table:table-row>
        <table:table-row table:style-name="ro1">
          <table:table-cell office:value-type="float" office:value="273">
            <text:p>273</text:p>
          </table:table-cell>
          <table:table-cell table:style-name="ce4" table:formula="of:=+(IF([.B285]&gt;[.C285]; [.$C$3]; ([.B285]+([.D285]*[.$B$3]))*[.$D$3]))" office:value-type="float" office:value="8.87441407647799E-053">
            <text:p>0.0</text:p>
          </table:table-cell>
          <table:table-cell table:style-name="ce12" table:formula="of:=+(IF([.B285]&gt;[.C285];[.$E$3];(([.C285]-[.E285])*[.F285])+[.E285]))" office:value-type="float" office:value="1">
            <text:p>1.00000</text:p>
          </table:table-cell>
          <table:table-cell table:style-name="ce15" table:formula="of:=[.D285]" office:value-type="float" office:value="0">
            <text:p>0</text:p>
          </table:table-cell>
          <table:table-cell table:style-name="ce20" table:formula="of:=IF([.C285]=100;([.$G$3])*([.E285]-[.$F$3])+[.$F$3];((1-[.E285])*[.$H$3])+[.E285])" office:value-type="float" office:value="1">
            <text:p>1.0000000</text:p>
          </table:table-cell>
          <table:table-cell table:style-name="ce23" table:formula="of:=IF([.C285]=100;([.$K$3])*([.F285]-[.$J$3])+[.$J$3];([.$I$3]-[.F285])*[.$L$3]+[.F285])" office:value-type="float" office:value="0.6">
            <text:p>0.600</text:p>
          </table:table-cell>
          <table:table-cell table:number-columns-repeated="1018"/>
        </table:table-row>
        <table:table-row table:style-name="ro1">
          <table:table-cell office:value-type="float" office:value="274">
            <text:p>274</text:p>
          </table:table-cell>
          <table:table-cell table:style-name="ce4" table:formula="of:=+(IF([.B286]&gt;[.C286]; [.$C$3]; ([.B286]+([.D286]*[.$B$3]))*[.$D$3]))" office:value-type="float" office:value="4.437207038239E-053">
            <text:p>0.0</text:p>
          </table:table-cell>
          <table:table-cell table:style-name="ce12" table:formula="of:=+(IF([.B286]&gt;[.C286];[.$E$3];(([.C286]-[.E286])*[.F286])+[.E286]))" office:value-type="float" office:value="1">
            <text:p>1.00000</text:p>
          </table:table-cell>
          <table:table-cell table:style-name="ce15" table:formula="of:=[.D286]" office:value-type="float" office:value="0">
            <text:p>0</text:p>
          </table:table-cell>
          <table:table-cell table:style-name="ce20" table:formula="of:=IF([.C286]=100;([.$G$3])*([.E286]-[.$F$3])+[.$F$3];((1-[.E286])*[.$H$3])+[.E286])" office:value-type="float" office:value="1">
            <text:p>1.0000000</text:p>
          </table:table-cell>
          <table:table-cell table:style-name="ce23" table:formula="of:=IF([.C286]=100;([.$K$3])*([.F286]-[.$J$3])+[.$J$3];([.$I$3]-[.F286])*[.$L$3]+[.F286])" office:value-type="float" office:value="0.6">
            <text:p>0.600</text:p>
          </table:table-cell>
          <table:table-cell table:number-columns-repeated="1018"/>
        </table:table-row>
        <table:table-row table:style-name="ro1">
          <table:table-cell office:value-type="float" office:value="275">
            <text:p>275</text:p>
          </table:table-cell>
          <table:table-cell table:style-name="ce4" table:formula="of:=+(IF([.B287]&gt;[.C287]; [.$C$3]; ([.B287]+([.D287]*[.$B$3]))*[.$D$3]))" office:value-type="float" office:value="2.2186035191195E-053">
            <text:p>0.0</text:p>
          </table:table-cell>
          <table:table-cell table:style-name="ce12" table:formula="of:=+(IF([.B287]&gt;[.C287];[.$E$3];(([.C287]-[.E287])*[.F287])+[.E287]))" office:value-type="float" office:value="1">
            <text:p>1.00000</text:p>
          </table:table-cell>
          <table:table-cell table:style-name="ce15" table:formula="of:=[.D287]" office:value-type="float" office:value="0">
            <text:p>0</text:p>
          </table:table-cell>
          <table:table-cell table:style-name="ce20" table:formula="of:=IF([.C287]=100;([.$G$3])*([.E287]-[.$F$3])+[.$F$3];((1-[.E287])*[.$H$3])+[.E287])" office:value-type="float" office:value="1">
            <text:p>1.0000000</text:p>
          </table:table-cell>
          <table:table-cell table:style-name="ce23" table:formula="of:=IF([.C287]=100;([.$K$3])*([.F287]-[.$J$3])+[.$J$3];([.$I$3]-[.F287])*[.$L$3]+[.F287])" office:value-type="float" office:value="0.6">
            <text:p>0.600</text:p>
          </table:table-cell>
          <table:table-cell table:number-columns-repeated="1018"/>
        </table:table-row>
        <table:table-row table:style-name="ro1">
          <table:table-cell office:value-type="float" office:value="276">
            <text:p>276</text:p>
          </table:table-cell>
          <table:table-cell table:style-name="ce4" table:formula="of:=+(IF([.B288]&gt;[.C288]; [.$C$3]; ([.B288]+([.D288]*[.$B$3]))*[.$D$3]))" office:value-type="float" office:value="1.10930175955975E-053">
            <text:p>0.0</text:p>
          </table:table-cell>
          <table:table-cell table:style-name="ce12" table:formula="of:=+(IF([.B288]&gt;[.C288];[.$E$3];(([.C288]-[.E288])*[.F288])+[.E288]))" office:value-type="float" office:value="1">
            <text:p>1.00000</text:p>
          </table:table-cell>
          <table:table-cell table:style-name="ce15" table:formula="of:=[.D288]" office:value-type="float" office:value="0">
            <text:p>0</text:p>
          </table:table-cell>
          <table:table-cell table:style-name="ce20" table:formula="of:=IF([.C288]=100;([.$G$3])*([.E288]-[.$F$3])+[.$F$3];((1-[.E288])*[.$H$3])+[.E288])" office:value-type="float" office:value="1">
            <text:p>1.0000000</text:p>
          </table:table-cell>
          <table:table-cell table:style-name="ce23" table:formula="of:=IF([.C288]=100;([.$K$3])*([.F288]-[.$J$3])+[.$J$3];([.$I$3]-[.F288])*[.$L$3]+[.F288])" office:value-type="float" office:value="0.6">
            <text:p>0.600</text:p>
          </table:table-cell>
          <table:table-cell table:number-columns-repeated="1018"/>
        </table:table-row>
        <table:table-row table:style-name="ro1">
          <table:table-cell office:value-type="float" office:value="277">
            <text:p>277</text:p>
          </table:table-cell>
          <table:table-cell table:style-name="ce4" table:formula="of:=+(IF([.B289]&gt;[.C289]; [.$C$3]; ([.B289]+([.D289]*[.$B$3]))*[.$D$3]))" office:value-type="float" office:value="5.54650879779875E-054">
            <text:p>0.0</text:p>
          </table:table-cell>
          <table:table-cell table:style-name="ce12" table:formula="of:=+(IF([.B289]&gt;[.C289];[.$E$3];(([.C289]-[.E289])*[.F289])+[.E289]))" office:value-type="float" office:value="1">
            <text:p>1.00000</text:p>
          </table:table-cell>
          <table:table-cell table:style-name="ce15" table:formula="of:=[.D289]" office:value-type="float" office:value="0">
            <text:p>0</text:p>
          </table:table-cell>
          <table:table-cell table:style-name="ce20" table:formula="of:=IF([.C289]=100;([.$G$3])*([.E289]-[.$F$3])+[.$F$3];((1-[.E289])*[.$H$3])+[.E289])" office:value-type="float" office:value="1">
            <text:p>1.0000000</text:p>
          </table:table-cell>
          <table:table-cell table:style-name="ce23" table:formula="of:=IF([.C289]=100;([.$K$3])*([.F289]-[.$J$3])+[.$J$3];([.$I$3]-[.F289])*[.$L$3]+[.F289])" office:value-type="float" office:value="0.6">
            <text:p>0.600</text:p>
          </table:table-cell>
          <table:table-cell table:number-columns-repeated="1018"/>
        </table:table-row>
        <table:table-row table:style-name="ro1">
          <table:table-cell office:value-type="float" office:value="278">
            <text:p>278</text:p>
          </table:table-cell>
          <table:table-cell table:style-name="ce4" table:formula="of:=+(IF([.B290]&gt;[.C290]; [.$C$3]; ([.B290]+([.D290]*[.$B$3]))*[.$D$3]))" office:value-type="float" office:value="2.77325439889937E-054">
            <text:p>0.0</text:p>
          </table:table-cell>
          <table:table-cell table:style-name="ce12" table:formula="of:=+(IF([.B290]&gt;[.C290];[.$E$3];(([.C290]-[.E290])*[.F290])+[.E290]))" office:value-type="float" office:value="1">
            <text:p>1.00000</text:p>
          </table:table-cell>
          <table:table-cell table:style-name="ce15" table:formula="of:=[.D290]" office:value-type="float" office:value="0">
            <text:p>0</text:p>
          </table:table-cell>
          <table:table-cell table:style-name="ce20" table:formula="of:=IF([.C290]=100;([.$G$3])*([.E290]-[.$F$3])+[.$F$3];((1-[.E290])*[.$H$3])+[.E290])" office:value-type="float" office:value="1">
            <text:p>1.0000000</text:p>
          </table:table-cell>
          <table:table-cell table:style-name="ce23" table:formula="of:=IF([.C290]=100;([.$K$3])*([.F290]-[.$J$3])+[.$J$3];([.$I$3]-[.F290])*[.$L$3]+[.F290])" office:value-type="float" office:value="0.6">
            <text:p>0.600</text:p>
          </table:table-cell>
          <table:table-cell table:number-columns-repeated="1018"/>
        </table:table-row>
        <table:table-row table:style-name="ro1">
          <table:table-cell office:value-type="float" office:value="279">
            <text:p>279</text:p>
          </table:table-cell>
          <table:table-cell table:style-name="ce4" table:formula="of:=+(IF([.B291]&gt;[.C291]; [.$C$3]; ([.B291]+([.D291]*[.$B$3]))*[.$D$3]))" office:value-type="float" office:value="1.38662719944969E-054">
            <text:p>0.0</text:p>
          </table:table-cell>
          <table:table-cell table:style-name="ce12" table:formula="of:=+(IF([.B291]&gt;[.C291];[.$E$3];(([.C291]-[.E291])*[.F291])+[.E291]))" office:value-type="float" office:value="1">
            <text:p>1.00000</text:p>
          </table:table-cell>
          <table:table-cell table:style-name="ce15" table:formula="of:=[.D291]" office:value-type="float" office:value="0">
            <text:p>0</text:p>
          </table:table-cell>
          <table:table-cell table:style-name="ce20" table:formula="of:=IF([.C291]=100;([.$G$3])*([.E291]-[.$F$3])+[.$F$3];((1-[.E291])*[.$H$3])+[.E291])" office:value-type="float" office:value="1">
            <text:p>1.0000000</text:p>
          </table:table-cell>
          <table:table-cell table:style-name="ce23" table:formula="of:=IF([.C291]=100;([.$K$3])*([.F291]-[.$J$3])+[.$J$3];([.$I$3]-[.F291])*[.$L$3]+[.F291])" office:value-type="float" office:value="0.6">
            <text:p>0.600</text:p>
          </table:table-cell>
          <table:table-cell table:number-columns-repeated="1018"/>
        </table:table-row>
        <table:table-row table:style-name="ro1">
          <table:table-cell office:value-type="float" office:value="280">
            <text:p>280</text:p>
          </table:table-cell>
          <table:table-cell table:style-name="ce4" table:formula="of:=+(IF([.B292]&gt;[.C292]; [.$C$3]; ([.B292]+([.D292]*[.$B$3]))*[.$D$3]))" office:value-type="float" office:value="6.93313599724843E-055">
            <text:p>0.0</text:p>
          </table:table-cell>
          <table:table-cell table:style-name="ce12" table:formula="of:=+(IF([.B292]&gt;[.C292];[.$E$3];(([.C292]-[.E292])*[.F292])+[.E292]))" office:value-type="float" office:value="1">
            <text:p>1.00000</text:p>
          </table:table-cell>
          <table:table-cell table:style-name="ce15" table:formula="of:=[.D292]" office:value-type="float" office:value="0">
            <text:p>0</text:p>
          </table:table-cell>
          <table:table-cell table:style-name="ce20" table:formula="of:=IF([.C292]=100;([.$G$3])*([.E292]-[.$F$3])+[.$F$3];((1-[.E292])*[.$H$3])+[.E292])" office:value-type="float" office:value="1">
            <text:p>1.0000000</text:p>
          </table:table-cell>
          <table:table-cell table:style-name="ce23" table:formula="of:=IF([.C292]=100;([.$K$3])*([.F292]-[.$J$3])+[.$J$3];([.$I$3]-[.F292])*[.$L$3]+[.F292])" office:value-type="float" office:value="0.6">
            <text:p>0.600</text:p>
          </table:table-cell>
          <table:table-cell table:number-columns-repeated="1018"/>
        </table:table-row>
        <table:table-row table:style-name="ro1">
          <table:table-cell office:value-type="float" office:value="281">
            <text:p>281</text:p>
          </table:table-cell>
          <table:table-cell table:style-name="ce4" table:formula="of:=+(IF([.B293]&gt;[.C293]; [.$C$3]; ([.B293]+([.D293]*[.$B$3]))*[.$D$3]))" office:value-type="float" office:value="3.46656799862422E-055">
            <text:p>0.0</text:p>
          </table:table-cell>
          <table:table-cell table:style-name="ce12" table:formula="of:=+(IF([.B293]&gt;[.C293];[.$E$3];(([.C293]-[.E293])*[.F293])+[.E293]))" office:value-type="float" office:value="1">
            <text:p>1.00000</text:p>
          </table:table-cell>
          <table:table-cell table:style-name="ce15" table:formula="of:=[.D293]" office:value-type="float" office:value="0">
            <text:p>0</text:p>
          </table:table-cell>
          <table:table-cell table:style-name="ce20" table:formula="of:=IF([.C293]=100;([.$G$3])*([.E293]-[.$F$3])+[.$F$3];((1-[.E293])*[.$H$3])+[.E293])" office:value-type="float" office:value="1">
            <text:p>1.0000000</text:p>
          </table:table-cell>
          <table:table-cell table:style-name="ce23" table:formula="of:=IF([.C293]=100;([.$K$3])*([.F293]-[.$J$3])+[.$J$3];([.$I$3]-[.F293])*[.$L$3]+[.F293])" office:value-type="float" office:value="0.6">
            <text:p>0.600</text:p>
          </table:table-cell>
          <table:table-cell table:number-columns-repeated="1018"/>
        </table:table-row>
        <table:table-row table:style-name="ro1">
          <table:table-cell office:value-type="float" office:value="282">
            <text:p>282</text:p>
          </table:table-cell>
          <table:table-cell table:style-name="ce4" table:formula="of:=+(IF([.B294]&gt;[.C294]; [.$C$3]; ([.B294]+([.D294]*[.$B$3]))*[.$D$3]))" office:value-type="float" office:value="1.73328399931211E-055">
            <text:p>0.0</text:p>
          </table:table-cell>
          <table:table-cell table:style-name="ce12" table:formula="of:=+(IF([.B294]&gt;[.C294];[.$E$3];(([.C294]-[.E294])*[.F294])+[.E294]))" office:value-type="float" office:value="1">
            <text:p>1.00000</text:p>
          </table:table-cell>
          <table:table-cell table:style-name="ce15" table:formula="of:=[.D294]" office:value-type="float" office:value="0">
            <text:p>0</text:p>
          </table:table-cell>
          <table:table-cell table:style-name="ce20" table:formula="of:=IF([.C294]=100;([.$G$3])*([.E294]-[.$F$3])+[.$F$3];((1-[.E294])*[.$H$3])+[.E294])" office:value-type="float" office:value="1">
            <text:p>1.0000000</text:p>
          </table:table-cell>
          <table:table-cell table:style-name="ce23" table:formula="of:=IF([.C294]=100;([.$K$3])*([.F294]-[.$J$3])+[.$J$3];([.$I$3]-[.F294])*[.$L$3]+[.F294])" office:value-type="float" office:value="0.6">
            <text:p>0.600</text:p>
          </table:table-cell>
          <table:table-cell table:number-columns-repeated="1018"/>
        </table:table-row>
        <table:table-row table:style-name="ro1">
          <table:table-cell office:value-type="float" office:value="283">
            <text:p>283</text:p>
          </table:table-cell>
          <table:table-cell table:style-name="ce4" table:formula="of:=+(IF([.B295]&gt;[.C295]; [.$C$3]; ([.B295]+([.D295]*[.$B$3]))*[.$D$3]))" office:value-type="float" office:value="8.66641999656054E-056">
            <text:p>0.0</text:p>
          </table:table-cell>
          <table:table-cell table:style-name="ce12" table:formula="of:=+(IF([.B295]&gt;[.C295];[.$E$3];(([.C295]-[.E295])*[.F295])+[.E295]))" office:value-type="float" office:value="1">
            <text:p>1.00000</text:p>
          </table:table-cell>
          <table:table-cell table:style-name="ce15" table:formula="of:=[.D295]" office:value-type="float" office:value="0">
            <text:p>0</text:p>
          </table:table-cell>
          <table:table-cell table:style-name="ce20" table:formula="of:=IF([.C295]=100;([.$G$3])*([.E295]-[.$F$3])+[.$F$3];((1-[.E295])*[.$H$3])+[.E295])" office:value-type="float" office:value="1">
            <text:p>1.0000000</text:p>
          </table:table-cell>
          <table:table-cell table:style-name="ce23" table:formula="of:=IF([.C295]=100;([.$K$3])*([.F295]-[.$J$3])+[.$J$3];([.$I$3]-[.F295])*[.$L$3]+[.F295])" office:value-type="float" office:value="0.6">
            <text:p>0.600</text:p>
          </table:table-cell>
          <table:table-cell table:number-columns-repeated="1018"/>
        </table:table-row>
        <table:table-row table:style-name="ro1">
          <table:table-cell office:value-type="float" office:value="284">
            <text:p>284</text:p>
          </table:table-cell>
          <table:table-cell table:style-name="ce4" table:formula="of:=+(IF([.B296]&gt;[.C296]; [.$C$3]; ([.B296]+([.D296]*[.$B$3]))*[.$D$3]))" office:value-type="float" office:value="4.33320999828027E-056">
            <text:p>0.0</text:p>
          </table:table-cell>
          <table:table-cell table:style-name="ce12" table:formula="of:=+(IF([.B296]&gt;[.C296];[.$E$3];(([.C296]-[.E296])*[.F296])+[.E296]))" office:value-type="float" office:value="1">
            <text:p>1.00000</text:p>
          </table:table-cell>
          <table:table-cell table:style-name="ce15" table:formula="of:=[.D296]" office:value-type="float" office:value="0">
            <text:p>0</text:p>
          </table:table-cell>
          <table:table-cell table:style-name="ce20" table:formula="of:=IF([.C296]=100;([.$G$3])*([.E296]-[.$F$3])+[.$F$3];((1-[.E296])*[.$H$3])+[.E296])" office:value-type="float" office:value="1">
            <text:p>1.0000000</text:p>
          </table:table-cell>
          <table:table-cell table:style-name="ce23" table:formula="of:=IF([.C296]=100;([.$K$3])*([.F296]-[.$J$3])+[.$J$3];([.$I$3]-[.F296])*[.$L$3]+[.F296])" office:value-type="float" office:value="0.6">
            <text:p>0.600</text:p>
          </table:table-cell>
          <table:table-cell table:number-columns-repeated="1018"/>
        </table:table-row>
        <table:table-row table:style-name="ro1">
          <table:table-cell office:value-type="float" office:value="285">
            <text:p>285</text:p>
          </table:table-cell>
          <table:table-cell table:style-name="ce4" table:formula="of:=+(IF([.B297]&gt;[.C297]; [.$C$3]; ([.B297]+([.D297]*[.$B$3]))*[.$D$3]))" office:value-type="float" office:value="2.16660499914013E-056">
            <text:p>0.0</text:p>
          </table:table-cell>
          <table:table-cell table:style-name="ce12" table:formula="of:=+(IF([.B297]&gt;[.C297];[.$E$3];(([.C297]-[.E297])*[.F297])+[.E297]))" office:value-type="float" office:value="1">
            <text:p>1.00000</text:p>
          </table:table-cell>
          <table:table-cell table:style-name="ce15" table:formula="of:=[.D297]" office:value-type="float" office:value="0">
            <text:p>0</text:p>
          </table:table-cell>
          <table:table-cell table:style-name="ce20" table:formula="of:=IF([.C297]=100;([.$G$3])*([.E297]-[.$F$3])+[.$F$3];((1-[.E297])*[.$H$3])+[.E297])" office:value-type="float" office:value="1">
            <text:p>1.0000000</text:p>
          </table:table-cell>
          <table:table-cell table:style-name="ce23" table:formula="of:=IF([.C297]=100;([.$K$3])*([.F297]-[.$J$3])+[.$J$3];([.$I$3]-[.F297])*[.$L$3]+[.F297])" office:value-type="float" office:value="0.6">
            <text:p>0.600</text:p>
          </table:table-cell>
          <table:table-cell table:number-columns-repeated="1018"/>
        </table:table-row>
        <table:table-row table:style-name="ro1">
          <table:table-cell office:value-type="float" office:value="286">
            <text:p>286</text:p>
          </table:table-cell>
          <table:table-cell table:style-name="ce4" table:formula="of:=+(IF([.B298]&gt;[.C298]; [.$C$3]; ([.B298]+([.D298]*[.$B$3]))*[.$D$3]))" office:value-type="float" office:value="1.08330249957007E-056">
            <text:p>0.0</text:p>
          </table:table-cell>
          <table:table-cell table:style-name="ce12" table:formula="of:=+(IF([.B298]&gt;[.C298];[.$E$3];(([.C298]-[.E298])*[.F298])+[.E298]))" office:value-type="float" office:value="1">
            <text:p>1.00000</text:p>
          </table:table-cell>
          <table:table-cell table:style-name="ce15" table:formula="of:=[.D298]" office:value-type="float" office:value="0">
            <text:p>0</text:p>
          </table:table-cell>
          <table:table-cell table:style-name="ce20" table:formula="of:=IF([.C298]=100;([.$G$3])*([.E298]-[.$F$3])+[.$F$3];((1-[.E298])*[.$H$3])+[.E298])" office:value-type="float" office:value="1">
            <text:p>1.0000000</text:p>
          </table:table-cell>
          <table:table-cell table:style-name="ce23" table:formula="of:=IF([.C298]=100;([.$K$3])*([.F298]-[.$J$3])+[.$J$3];([.$I$3]-[.F298])*[.$L$3]+[.F298])" office:value-type="float" office:value="0.6">
            <text:p>0.600</text:p>
          </table:table-cell>
          <table:table-cell table:number-columns-repeated="1018"/>
        </table:table-row>
        <table:table-row table:style-name="ro1">
          <table:table-cell office:value-type="float" office:value="287">
            <text:p>287</text:p>
          </table:table-cell>
          <table:table-cell table:style-name="ce4" table:formula="of:=+(IF([.B299]&gt;[.C299]; [.$C$3]; ([.B299]+([.D299]*[.$B$3]))*[.$D$3]))" office:value-type="float" office:value="5.41651249785034E-057">
            <text:p>0.0</text:p>
          </table:table-cell>
          <table:table-cell table:style-name="ce12" table:formula="of:=+(IF([.B299]&gt;[.C299];[.$E$3];(([.C299]-[.E299])*[.F299])+[.E299]))" office:value-type="float" office:value="1">
            <text:p>1.00000</text:p>
          </table:table-cell>
          <table:table-cell table:style-name="ce15" table:formula="of:=[.D299]" office:value-type="float" office:value="0">
            <text:p>0</text:p>
          </table:table-cell>
          <table:table-cell table:style-name="ce20" table:formula="of:=IF([.C299]=100;([.$G$3])*([.E299]-[.$F$3])+[.$F$3];((1-[.E299])*[.$H$3])+[.E299])" office:value-type="float" office:value="1">
            <text:p>1.0000000</text:p>
          </table:table-cell>
          <table:table-cell table:style-name="ce23" table:formula="of:=IF([.C299]=100;([.$K$3])*([.F299]-[.$J$3])+[.$J$3];([.$I$3]-[.F299])*[.$L$3]+[.F299])" office:value-type="float" office:value="0.6">
            <text:p>0.600</text:p>
          </table:table-cell>
          <table:table-cell table:number-columns-repeated="1018"/>
        </table:table-row>
        <table:table-row table:style-name="ro1">
          <table:table-cell office:value-type="float" office:value="288">
            <text:p>288</text:p>
          </table:table-cell>
          <table:table-cell table:style-name="ce4" table:formula="of:=+(IF([.B300]&gt;[.C300]; [.$C$3]; ([.B300]+([.D300]*[.$B$3]))*[.$D$3]))" office:value-type="float" office:value="2.70825624892517E-057">
            <text:p>0.0</text:p>
          </table:table-cell>
          <table:table-cell table:style-name="ce12" table:formula="of:=+(IF([.B300]&gt;[.C300];[.$E$3];(([.C300]-[.E300])*[.F300])+[.E300]))" office:value-type="float" office:value="1">
            <text:p>1.00000</text:p>
          </table:table-cell>
          <table:table-cell table:style-name="ce15" table:formula="of:=[.D300]" office:value-type="float" office:value="0">
            <text:p>0</text:p>
          </table:table-cell>
          <table:table-cell table:style-name="ce20" table:formula="of:=IF([.C300]=100;([.$G$3])*([.E300]-[.$F$3])+[.$F$3];((1-[.E300])*[.$H$3])+[.E300])" office:value-type="float" office:value="1">
            <text:p>1.0000000</text:p>
          </table:table-cell>
          <table:table-cell table:style-name="ce23" table:formula="of:=IF([.C300]=100;([.$K$3])*([.F300]-[.$J$3])+[.$J$3];([.$I$3]-[.F300])*[.$L$3]+[.F300])" office:value-type="float" office:value="0.6">
            <text:p>0.600</text:p>
          </table:table-cell>
          <table:table-cell table:number-columns-repeated="1018"/>
        </table:table-row>
        <table:table-row table:style-name="ro1">
          <table:table-cell office:value-type="float" office:value="289">
            <text:p>289</text:p>
          </table:table-cell>
          <table:table-cell table:style-name="ce4" table:formula="of:=+(IF([.B301]&gt;[.C301]; [.$C$3]; ([.B301]+([.D301]*[.$B$3]))*[.$D$3]))" office:value-type="float" office:value="1.35412812446258E-057">
            <text:p>0.0</text:p>
          </table:table-cell>
          <table:table-cell table:style-name="ce12" table:formula="of:=+(IF([.B301]&gt;[.C301];[.$E$3];(([.C301]-[.E301])*[.F301])+[.E301]))" office:value-type="float" office:value="1">
            <text:p>1.00000</text:p>
          </table:table-cell>
          <table:table-cell table:style-name="ce15" table:formula="of:=[.D301]" office:value-type="float" office:value="0">
            <text:p>0</text:p>
          </table:table-cell>
          <table:table-cell table:style-name="ce20" table:formula="of:=IF([.C301]=100;([.$G$3])*([.E301]-[.$F$3])+[.$F$3];((1-[.E301])*[.$H$3])+[.E301])" office:value-type="float" office:value="1">
            <text:p>1.0000000</text:p>
          </table:table-cell>
          <table:table-cell table:style-name="ce23" table:formula="of:=IF([.C301]=100;([.$K$3])*([.F301]-[.$J$3])+[.$J$3];([.$I$3]-[.F301])*[.$L$3]+[.F301])" office:value-type="float" office:value="0.6">
            <text:p>0.600</text:p>
          </table:table-cell>
          <table:table-cell table:number-columns-repeated="1018"/>
        </table:table-row>
        <table:table-row table:style-name="ro1">
          <table:table-cell office:value-type="float" office:value="290">
            <text:p>290</text:p>
          </table:table-cell>
          <table:table-cell table:style-name="ce4" table:formula="of:=+(IF([.B302]&gt;[.C302]; [.$C$3]; ([.B302]+([.D302]*[.$B$3]))*[.$D$3]))" office:value-type="float" office:value="6.77064062231292E-058">
            <text:p>0.0</text:p>
          </table:table-cell>
          <table:table-cell table:style-name="ce12" table:formula="of:=+(IF([.B302]&gt;[.C302];[.$E$3];(([.C302]-[.E302])*[.F302])+[.E302]))" office:value-type="float" office:value="1">
            <text:p>1.00000</text:p>
          </table:table-cell>
          <table:table-cell table:style-name="ce15" table:formula="of:=[.D302]" office:value-type="float" office:value="0">
            <text:p>0</text:p>
          </table:table-cell>
          <table:table-cell table:style-name="ce20" table:formula="of:=IF([.C302]=100;([.$G$3])*([.E302]-[.$F$3])+[.$F$3];((1-[.E302])*[.$H$3])+[.E302])" office:value-type="float" office:value="1">
            <text:p>1.0000000</text:p>
          </table:table-cell>
          <table:table-cell table:style-name="ce23" table:formula="of:=IF([.C302]=100;([.$K$3])*([.F302]-[.$J$3])+[.$J$3];([.$I$3]-[.F302])*[.$L$3]+[.F302])" office:value-type="float" office:value="0.6">
            <text:p>0.600</text:p>
          </table:table-cell>
          <table:table-cell table:number-columns-repeated="1018"/>
        </table:table-row>
        <table:table-row table:style-name="ro1">
          <table:table-cell office:value-type="float" office:value="291">
            <text:p>291</text:p>
          </table:table-cell>
          <table:table-cell table:style-name="ce4" table:formula="of:=+(IF([.B303]&gt;[.C303]; [.$C$3]; ([.B303]+([.D303]*[.$B$3]))*[.$D$3]))" office:value-type="float" office:value="3.38532031115646E-058">
            <text:p>0.0</text:p>
          </table:table-cell>
          <table:table-cell table:style-name="ce12" table:formula="of:=+(IF([.B303]&gt;[.C303];[.$E$3];(([.C303]-[.E303])*[.F303])+[.E303]))" office:value-type="float" office:value="1">
            <text:p>1.00000</text:p>
          </table:table-cell>
          <table:table-cell table:style-name="ce15" table:formula="of:=[.D303]" office:value-type="float" office:value="0">
            <text:p>0</text:p>
          </table:table-cell>
          <table:table-cell table:style-name="ce20" table:formula="of:=IF([.C303]=100;([.$G$3])*([.E303]-[.$F$3])+[.$F$3];((1-[.E303])*[.$H$3])+[.E303])" office:value-type="float" office:value="1">
            <text:p>1.0000000</text:p>
          </table:table-cell>
          <table:table-cell table:style-name="ce23" table:formula="of:=IF([.C303]=100;([.$K$3])*([.F303]-[.$J$3])+[.$J$3];([.$I$3]-[.F303])*[.$L$3]+[.F303])" office:value-type="float" office:value="0.6">
            <text:p>0.600</text:p>
          </table:table-cell>
          <table:table-cell table:number-columns-repeated="1018"/>
        </table:table-row>
        <table:table-row table:style-name="ro1">
          <table:table-cell office:value-type="float" office:value="292">
            <text:p>292</text:p>
          </table:table-cell>
          <table:table-cell table:style-name="ce4" table:formula="of:=+(IF([.B304]&gt;[.C304]; [.$C$3]; ([.B304]+([.D304]*[.$B$3]))*[.$D$3]))" office:value-type="float" office:value="1.69266015557823E-058">
            <text:p>0.0</text:p>
          </table:table-cell>
          <table:table-cell table:style-name="ce12" table:formula="of:=+(IF([.B304]&gt;[.C304];[.$E$3];(([.C304]-[.E304])*[.F304])+[.E304]))" office:value-type="float" office:value="1">
            <text:p>1.00000</text:p>
          </table:table-cell>
          <table:table-cell table:style-name="ce15" table:formula="of:=[.D304]" office:value-type="float" office:value="0">
            <text:p>0</text:p>
          </table:table-cell>
          <table:table-cell table:style-name="ce20" table:formula="of:=IF([.C304]=100;([.$G$3])*([.E304]-[.$F$3])+[.$F$3];((1-[.E304])*[.$H$3])+[.E304])" office:value-type="float" office:value="1">
            <text:p>1.0000000</text:p>
          </table:table-cell>
          <table:table-cell table:style-name="ce23" table:formula="of:=IF([.C304]=100;([.$K$3])*([.F304]-[.$J$3])+[.$J$3];([.$I$3]-[.F304])*[.$L$3]+[.F304])" office:value-type="float" office:value="0.6">
            <text:p>0.600</text:p>
          </table:table-cell>
          <table:table-cell table:number-columns-repeated="1018"/>
        </table:table-row>
        <table:table-row table:style-name="ro1">
          <table:table-cell office:value-type="float" office:value="293">
            <text:p>293</text:p>
          </table:table-cell>
          <table:table-cell table:style-name="ce4" table:formula="of:=+(IF([.B305]&gt;[.C305]; [.$C$3]; ([.B305]+([.D305]*[.$B$3]))*[.$D$3]))" office:value-type="float" office:value="8.46330077789115E-059">
            <text:p>0.0</text:p>
          </table:table-cell>
          <table:table-cell table:style-name="ce12" table:formula="of:=+(IF([.B305]&gt;[.C305];[.$E$3];(([.C305]-[.E305])*[.F305])+[.E305]))" office:value-type="float" office:value="1">
            <text:p>1.00000</text:p>
          </table:table-cell>
          <table:table-cell table:style-name="ce15" table:formula="of:=[.D305]" office:value-type="float" office:value="0">
            <text:p>0</text:p>
          </table:table-cell>
          <table:table-cell table:style-name="ce20" table:formula="of:=IF([.C305]=100;([.$G$3])*([.E305]-[.$F$3])+[.$F$3];((1-[.E305])*[.$H$3])+[.E305])" office:value-type="float" office:value="1">
            <text:p>1.0000000</text:p>
          </table:table-cell>
          <table:table-cell table:style-name="ce23" table:formula="of:=IF([.C305]=100;([.$K$3])*([.F305]-[.$J$3])+[.$J$3];([.$I$3]-[.F305])*[.$L$3]+[.F305])" office:value-type="float" office:value="0.6">
            <text:p>0.600</text:p>
          </table:table-cell>
          <table:table-cell table:number-columns-repeated="1018"/>
        </table:table-row>
        <table:table-row table:style-name="ro1">
          <table:table-cell office:value-type="float" office:value="294">
            <text:p>294</text:p>
          </table:table-cell>
          <table:table-cell table:style-name="ce4" table:formula="of:=+(IF([.B306]&gt;[.C306]; [.$C$3]; ([.B306]+([.D306]*[.$B$3]))*[.$D$3]))" office:value-type="float" office:value="4.23165038894558E-059">
            <text:p>0.0</text:p>
          </table:table-cell>
          <table:table-cell table:style-name="ce12" table:formula="of:=+(IF([.B306]&gt;[.C306];[.$E$3];(([.C306]-[.E306])*[.F306])+[.E306]))" office:value-type="float" office:value="1">
            <text:p>1.00000</text:p>
          </table:table-cell>
          <table:table-cell table:style-name="ce15" table:formula="of:=[.D306]" office:value-type="float" office:value="0">
            <text:p>0</text:p>
          </table:table-cell>
          <table:table-cell table:style-name="ce20" table:formula="of:=IF([.C306]=100;([.$G$3])*([.E306]-[.$F$3])+[.$F$3];((1-[.E306])*[.$H$3])+[.E306])" office:value-type="float" office:value="1">
            <text:p>1.0000000</text:p>
          </table:table-cell>
          <table:table-cell table:style-name="ce23" table:formula="of:=IF([.C306]=100;([.$K$3])*([.F306]-[.$J$3])+[.$J$3];([.$I$3]-[.F306])*[.$L$3]+[.F306])" office:value-type="float" office:value="0.6">
            <text:p>0.600</text:p>
          </table:table-cell>
          <table:table-cell table:number-columns-repeated="1018"/>
        </table:table-row>
        <table:table-row table:style-name="ro1">
          <table:table-cell office:value-type="float" office:value="295">
            <text:p>295</text:p>
          </table:table-cell>
          <table:table-cell table:style-name="ce4" table:formula="of:=+(IF([.B307]&gt;[.C307]; [.$C$3]; ([.B307]+([.D307]*[.$B$3]))*[.$D$3]))" office:value-type="float" office:value="2.11582519447279E-059">
            <text:p>0.0</text:p>
          </table:table-cell>
          <table:table-cell table:style-name="ce12" table:formula="of:=+(IF([.B307]&gt;[.C307];[.$E$3];(([.C307]-[.E307])*[.F307])+[.E307]))" office:value-type="float" office:value="1">
            <text:p>1.00000</text:p>
          </table:table-cell>
          <table:table-cell table:style-name="ce15" table:formula="of:=[.D307]" office:value-type="float" office:value="0">
            <text:p>0</text:p>
          </table:table-cell>
          <table:table-cell table:style-name="ce20" table:formula="of:=IF([.C307]=100;([.$G$3])*([.E307]-[.$F$3])+[.$F$3];((1-[.E307])*[.$H$3])+[.E307])" office:value-type="float" office:value="1">
            <text:p>1.0000000</text:p>
          </table:table-cell>
          <table:table-cell table:style-name="ce23" table:formula="of:=IF([.C307]=100;([.$K$3])*([.F307]-[.$J$3])+[.$J$3];([.$I$3]-[.F307])*[.$L$3]+[.F307])" office:value-type="float" office:value="0.6">
            <text:p>0.600</text:p>
          </table:table-cell>
          <table:table-cell table:number-columns-repeated="1018"/>
        </table:table-row>
        <table:table-row table:style-name="ro1">
          <table:table-cell office:value-type="float" office:value="296">
            <text:p>296</text:p>
          </table:table-cell>
          <table:table-cell table:style-name="ce4" table:formula="of:=+(IF([.B308]&gt;[.C308]; [.$C$3]; ([.B308]+([.D308]*[.$B$3]))*[.$D$3]))" office:value-type="float" office:value="1.05791259723639E-059">
            <text:p>0.0</text:p>
          </table:table-cell>
          <table:table-cell table:style-name="ce12" table:formula="of:=+(IF([.B308]&gt;[.C308];[.$E$3];(([.C308]-[.E308])*[.F308])+[.E308]))" office:value-type="float" office:value="1">
            <text:p>1.00000</text:p>
          </table:table-cell>
          <table:table-cell table:style-name="ce15" table:formula="of:=[.D308]" office:value-type="float" office:value="0">
            <text:p>0</text:p>
          </table:table-cell>
          <table:table-cell table:style-name="ce20" table:formula="of:=IF([.C308]=100;([.$G$3])*([.E308]-[.$F$3])+[.$F$3];((1-[.E308])*[.$H$3])+[.E308])" office:value-type="float" office:value="1">
            <text:p>1.0000000</text:p>
          </table:table-cell>
          <table:table-cell table:style-name="ce23" table:formula="of:=IF([.C308]=100;([.$K$3])*([.F308]-[.$J$3])+[.$J$3];([.$I$3]-[.F308])*[.$L$3]+[.F308])" office:value-type="float" office:value="0.6">
            <text:p>0.600</text:p>
          </table:table-cell>
          <table:table-cell table:number-columns-repeated="1018"/>
        </table:table-row>
        <table:table-row table:style-name="ro1">
          <table:table-cell office:value-type="float" office:value="297">
            <text:p>297</text:p>
          </table:table-cell>
          <table:table-cell table:style-name="ce4" table:formula="of:=+(IF([.B309]&gt;[.C309]; [.$C$3]; ([.B309]+([.D309]*[.$B$3]))*[.$D$3]))" office:value-type="float" office:value="5.28956298618197E-060">
            <text:p>0.0</text:p>
          </table:table-cell>
          <table:table-cell table:style-name="ce12" table:formula="of:=+(IF([.B309]&gt;[.C309];[.$E$3];(([.C309]-[.E309])*[.F309])+[.E309]))" office:value-type="float" office:value="1">
            <text:p>1.00000</text:p>
          </table:table-cell>
          <table:table-cell table:style-name="ce15" table:formula="of:=[.D309]" office:value-type="float" office:value="0">
            <text:p>0</text:p>
          </table:table-cell>
          <table:table-cell table:style-name="ce20" table:formula="of:=IF([.C309]=100;([.$G$3])*([.E309]-[.$F$3])+[.$F$3];((1-[.E309])*[.$H$3])+[.E309])" office:value-type="float" office:value="1">
            <text:p>1.0000000</text:p>
          </table:table-cell>
          <table:table-cell table:style-name="ce23" table:formula="of:=IF([.C309]=100;([.$K$3])*([.F309]-[.$J$3])+[.$J$3];([.$I$3]-[.F309])*[.$L$3]+[.F309])" office:value-type="float" office:value="0.6">
            <text:p>0.600</text:p>
          </table:table-cell>
          <table:table-cell table:number-columns-repeated="1018"/>
        </table:table-row>
        <table:table-row table:style-name="ro1">
          <table:table-cell office:value-type="float" office:value="298">
            <text:p>298</text:p>
          </table:table-cell>
          <table:table-cell table:style-name="ce4" table:formula="of:=+(IF([.B310]&gt;[.C310]; [.$C$3]; ([.B310]+([.D310]*[.$B$3]))*[.$D$3]))" office:value-type="float" office:value="2.64478149309099E-060">
            <text:p>0.0</text:p>
          </table:table-cell>
          <table:table-cell table:style-name="ce12" table:formula="of:=+(IF([.B310]&gt;[.C310];[.$E$3];(([.C310]-[.E310])*[.F310])+[.E310]))" office:value-type="float" office:value="1">
            <text:p>1.00000</text:p>
          </table:table-cell>
          <table:table-cell table:style-name="ce15" table:formula="of:=[.D310]" office:value-type="float" office:value="0">
            <text:p>0</text:p>
          </table:table-cell>
          <table:table-cell table:style-name="ce20" table:formula="of:=IF([.C310]=100;([.$G$3])*([.E310]-[.$F$3])+[.$F$3];((1-[.E310])*[.$H$3])+[.E310])" office:value-type="float" office:value="1">
            <text:p>1.0000000</text:p>
          </table:table-cell>
          <table:table-cell table:style-name="ce23" table:formula="of:=IF([.C310]=100;([.$K$3])*([.F310]-[.$J$3])+[.$J$3];([.$I$3]-[.F310])*[.$L$3]+[.F310])" office:value-type="float" office:value="0.6">
            <text:p>0.600</text:p>
          </table:table-cell>
          <table:table-cell table:number-columns-repeated="1018"/>
        </table:table-row>
        <table:table-row table:style-name="ro1">
          <table:table-cell office:value-type="float" office:value="299">
            <text:p>299</text:p>
          </table:table-cell>
          <table:table-cell table:style-name="ce4" table:formula="of:=+(IF([.B311]&gt;[.C311]; [.$C$3]; ([.B311]+([.D311]*[.$B$3]))*[.$D$3]))" office:value-type="float" office:value="1.32239074654549E-060">
            <text:p>0.0</text:p>
          </table:table-cell>
          <table:table-cell table:style-name="ce12" table:formula="of:=+(IF([.B311]&gt;[.C311];[.$E$3];(([.C311]-[.E311])*[.F311])+[.E311]))" office:value-type="float" office:value="1">
            <text:p>1.00000</text:p>
          </table:table-cell>
          <table:table-cell table:style-name="ce15" table:formula="of:=[.D311]" office:value-type="float" office:value="0">
            <text:p>0</text:p>
          </table:table-cell>
          <table:table-cell table:style-name="ce20" table:formula="of:=IF([.C311]=100;([.$G$3])*([.E311]-[.$F$3])+[.$F$3];((1-[.E311])*[.$H$3])+[.E311])" office:value-type="float" office:value="1">
            <text:p>1.0000000</text:p>
          </table:table-cell>
          <table:table-cell table:style-name="ce23" table:formula="of:=IF([.C311]=100;([.$K$3])*([.F311]-[.$J$3])+[.$J$3];([.$I$3]-[.F311])*[.$L$3]+[.F311])" office:value-type="float" office:value="0.6">
            <text:p>0.600</text:p>
          </table:table-cell>
          <table:table-cell table:number-columns-repeated="1018"/>
        </table:table-row>
        <table:table-row table:style-name="ro1">
          <table:table-cell office:value-type="float" office:value="300">
            <text:p>300</text:p>
          </table:table-cell>
          <table:table-cell table:style-name="ce4" table:formula="of:=+(IF([.B312]&gt;[.C312]; [.$C$3]; ([.B312]+([.D312]*[.$B$3]))*[.$D$3]))" office:value-type="float" office:value="6.61195373272746E-061">
            <text:p>0.0</text:p>
          </table:table-cell>
          <table:table-cell table:style-name="ce12" table:formula="of:=+(IF([.B312]&gt;[.C312];[.$E$3];(([.C312]-[.E312])*[.F312])+[.E312]))" office:value-type="float" office:value="1">
            <text:p>1.00000</text:p>
          </table:table-cell>
          <table:table-cell table:style-name="ce15" table:formula="of:=[.D312]" office:value-type="float" office:value="0">
            <text:p>0</text:p>
          </table:table-cell>
          <table:table-cell table:style-name="ce20" table:formula="of:=IF([.C312]=100;([.$G$3])*([.E312]-[.$F$3])+[.$F$3];((1-[.E312])*[.$H$3])+[.E312])" office:value-type="float" office:value="1">
            <text:p>1.0000000</text:p>
          </table:table-cell>
          <table:table-cell table:style-name="ce23" table:formula="of:=IF([.C312]=100;([.$K$3])*([.F312]-[.$J$3])+[.$J$3];([.$I$3]-[.F312])*[.$L$3]+[.F312])" office:value-type="float" office:value="0.6">
            <text:p>0.600</text:p>
          </table:table-cell>
          <table:table-cell table:number-columns-repeated="1018"/>
        </table:table-row>
        <table:table-row table:style-name="ro1">
          <table:table-cell office:value-type="float" office:value="301">
            <text:p>301</text:p>
          </table:table-cell>
          <table:table-cell table:style-name="ce4" table:formula="of:=+(IF([.B313]&gt;[.C313]; [.$C$3]; ([.B313]+([.D313]*[.$B$3]))*[.$D$3]))" office:value-type="float" office:value="3.30597686636373E-061">
            <text:p>0.0</text:p>
          </table:table-cell>
          <table:table-cell table:style-name="ce12" table:formula="of:=+(IF([.B313]&gt;[.C313];[.$E$3];(([.C313]-[.E313])*[.F313])+[.E313]))" office:value-type="float" office:value="1">
            <text:p>1.00000</text:p>
          </table:table-cell>
          <table:table-cell table:style-name="ce15" table:formula="of:=[.D313]" office:value-type="float" office:value="0">
            <text:p>0</text:p>
          </table:table-cell>
          <table:table-cell table:style-name="ce20" table:formula="of:=IF([.C313]=100;([.$G$3])*([.E313]-[.$F$3])+[.$F$3];((1-[.E313])*[.$H$3])+[.E313])" office:value-type="float" office:value="1">
            <text:p>1.0000000</text:p>
          </table:table-cell>
          <table:table-cell table:style-name="ce23" table:formula="of:=IF([.C313]=100;([.$K$3])*([.F313]-[.$J$3])+[.$J$3];([.$I$3]-[.F313])*[.$L$3]+[.F313])" office:value-type="float" office:value="0.6">
            <text:p>0.600</text:p>
          </table:table-cell>
          <table:table-cell table:number-columns-repeated="1018"/>
        </table:table-row>
        <table:table-row table:style-name="ro1">
          <table:table-cell office:value-type="float" office:value="302">
            <text:p>302</text:p>
          </table:table-cell>
          <table:table-cell table:style-name="ce4" table:formula="of:=+(IF([.B314]&gt;[.C314]; [.$C$3]; ([.B314]+([.D314]*[.$B$3]))*[.$D$3]))" office:value-type="float" office:value="1.65298843318187E-061">
            <text:p>0.0</text:p>
          </table:table-cell>
          <table:table-cell table:style-name="ce12" table:formula="of:=+(IF([.B314]&gt;[.C314];[.$E$3];(([.C314]-[.E314])*[.F314])+[.E314]))" office:value-type="float" office:value="1">
            <text:p>1.00000</text:p>
          </table:table-cell>
          <table:table-cell table:style-name="ce15" table:formula="of:=[.D314]" office:value-type="float" office:value="0">
            <text:p>0</text:p>
          </table:table-cell>
          <table:table-cell table:style-name="ce20" table:formula="of:=IF([.C314]=100;([.$G$3])*([.E314]-[.$F$3])+[.$F$3];((1-[.E314])*[.$H$3])+[.E314])" office:value-type="float" office:value="1">
            <text:p>1.0000000</text:p>
          </table:table-cell>
          <table:table-cell table:style-name="ce23" table:formula="of:=IF([.C314]=100;([.$K$3])*([.F314]-[.$J$3])+[.$J$3];([.$I$3]-[.F314])*[.$L$3]+[.F314])" office:value-type="float" office:value="0.6">
            <text:p>0.600</text:p>
          </table:table-cell>
          <table:table-cell table:number-columns-repeated="1018"/>
        </table:table-row>
        <table:table-row table:style-name="ro1">
          <table:table-cell office:value-type="float" office:value="303">
            <text:p>303</text:p>
          </table:table-cell>
          <table:table-cell table:style-name="ce4" table:formula="of:=+(IF([.B315]&gt;[.C315]; [.$C$3]; ([.B315]+([.D315]*[.$B$3]))*[.$D$3]))" office:value-type="float" office:value="8.26494216590933E-062">
            <text:p>0.0</text:p>
          </table:table-cell>
          <table:table-cell table:style-name="ce12" table:formula="of:=+(IF([.B315]&gt;[.C315];[.$E$3];(([.C315]-[.E315])*[.F315])+[.E315]))" office:value-type="float" office:value="1">
            <text:p>1.00000</text:p>
          </table:table-cell>
          <table:table-cell table:style-name="ce15" table:formula="of:=[.D315]" office:value-type="float" office:value="0">
            <text:p>0</text:p>
          </table:table-cell>
          <table:table-cell table:style-name="ce20" table:formula="of:=IF([.C315]=100;([.$G$3])*([.E315]-[.$F$3])+[.$F$3];((1-[.E315])*[.$H$3])+[.E315])" office:value-type="float" office:value="1">
            <text:p>1.0000000</text:p>
          </table:table-cell>
          <table:table-cell table:style-name="ce23" table:formula="of:=IF([.C315]=100;([.$K$3])*([.F315]-[.$J$3])+[.$J$3];([.$I$3]-[.F315])*[.$L$3]+[.F315])" office:value-type="float" office:value="0.6">
            <text:p>0.600</text:p>
          </table:table-cell>
          <table:table-cell table:number-columns-repeated="1018"/>
        </table:table-row>
        <table:table-row table:style-name="ro1">
          <table:table-cell office:value-type="float" office:value="304">
            <text:p>304</text:p>
          </table:table-cell>
          <table:table-cell table:style-name="ce4" table:formula="of:=+(IF([.B316]&gt;[.C316]; [.$C$3]; ([.B316]+([.D316]*[.$B$3]))*[.$D$3]))" office:value-type="float" office:value="4.13247108295466E-062">
            <text:p>0.0</text:p>
          </table:table-cell>
          <table:table-cell table:style-name="ce12" table:formula="of:=+(IF([.B316]&gt;[.C316];[.$E$3];(([.C316]-[.E316])*[.F316])+[.E316]))" office:value-type="float" office:value="1">
            <text:p>1.00000</text:p>
          </table:table-cell>
          <table:table-cell table:style-name="ce15" table:formula="of:=[.D316]" office:value-type="float" office:value="0">
            <text:p>0</text:p>
          </table:table-cell>
          <table:table-cell table:style-name="ce20" table:formula="of:=IF([.C316]=100;([.$G$3])*([.E316]-[.$F$3])+[.$F$3];((1-[.E316])*[.$H$3])+[.E316])" office:value-type="float" office:value="1">
            <text:p>1.0000000</text:p>
          </table:table-cell>
          <table:table-cell table:style-name="ce23" table:formula="of:=IF([.C316]=100;([.$K$3])*([.F316]-[.$J$3])+[.$J$3];([.$I$3]-[.F316])*[.$L$3]+[.F316])" office:value-type="float" office:value="0.6">
            <text:p>0.600</text:p>
          </table:table-cell>
          <table:table-cell table:number-columns-repeated="1018"/>
        </table:table-row>
        <table:table-row table:style-name="ro1">
          <table:table-cell office:value-type="float" office:value="305">
            <text:p>305</text:p>
          </table:table-cell>
          <table:table-cell table:style-name="ce4" table:formula="of:=+(IF([.B317]&gt;[.C317]; [.$C$3]; ([.B317]+([.D317]*[.$B$3]))*[.$D$3]))" office:value-type="float" office:value="2.06623554147733E-062">
            <text:p>0.0</text:p>
          </table:table-cell>
          <table:table-cell table:style-name="ce12" table:formula="of:=+(IF([.B317]&gt;[.C317];[.$E$3];(([.C317]-[.E317])*[.F317])+[.E317]))" office:value-type="float" office:value="1">
            <text:p>1.00000</text:p>
          </table:table-cell>
          <table:table-cell table:style-name="ce15" table:formula="of:=[.D317]" office:value-type="float" office:value="0">
            <text:p>0</text:p>
          </table:table-cell>
          <table:table-cell table:style-name="ce20" table:formula="of:=IF([.C317]=100;([.$G$3])*([.E317]-[.$F$3])+[.$F$3];((1-[.E317])*[.$H$3])+[.E317])" office:value-type="float" office:value="1">
            <text:p>1.0000000</text:p>
          </table:table-cell>
          <table:table-cell table:style-name="ce23" table:formula="of:=IF([.C317]=100;([.$K$3])*([.F317]-[.$J$3])+[.$J$3];([.$I$3]-[.F317])*[.$L$3]+[.F317])" office:value-type="float" office:value="0.6">
            <text:p>0.600</text:p>
          </table:table-cell>
          <table:table-cell table:number-columns-repeated="1018"/>
        </table:table-row>
        <table:table-row table:style-name="ro1">
          <table:table-cell office:value-type="float" office:value="306">
            <text:p>306</text:p>
          </table:table-cell>
          <table:table-cell table:style-name="ce4" table:formula="of:=+(IF([.B318]&gt;[.C318]; [.$C$3]; ([.B318]+([.D318]*[.$B$3]))*[.$D$3]))" office:value-type="float" office:value="1.03311777073867E-062">
            <text:p>0.0</text:p>
          </table:table-cell>
          <table:table-cell table:style-name="ce12" table:formula="of:=+(IF([.B318]&gt;[.C318];[.$E$3];(([.C318]-[.E318])*[.F318])+[.E318]))" office:value-type="float" office:value="1">
            <text:p>1.00000</text:p>
          </table:table-cell>
          <table:table-cell table:style-name="ce15" table:formula="of:=[.D318]" office:value-type="float" office:value="0">
            <text:p>0</text:p>
          </table:table-cell>
          <table:table-cell table:style-name="ce20" table:formula="of:=IF([.C318]=100;([.$G$3])*([.E318]-[.$F$3])+[.$F$3];((1-[.E318])*[.$H$3])+[.E318])" office:value-type="float" office:value="1">
            <text:p>1.0000000</text:p>
          </table:table-cell>
          <table:table-cell table:style-name="ce23" table:formula="of:=IF([.C318]=100;([.$K$3])*([.F318]-[.$J$3])+[.$J$3];([.$I$3]-[.F318])*[.$L$3]+[.F318])" office:value-type="float" office:value="0.6">
            <text:p>0.600</text:p>
          </table:table-cell>
          <table:table-cell table:number-columns-repeated="1018"/>
        </table:table-row>
        <table:table-row table:style-name="ro1">
          <table:table-cell office:value-type="float" office:value="307">
            <text:p>307</text:p>
          </table:table-cell>
          <table:table-cell table:style-name="ce4" table:formula="of:=+(IF([.B319]&gt;[.C319]; [.$C$3]; ([.B319]+([.D319]*[.$B$3]))*[.$D$3]))" office:value-type="float" office:value="5.16558885369333E-063">
            <text:p>0.0</text:p>
          </table:table-cell>
          <table:table-cell table:style-name="ce12" table:formula="of:=+(IF([.B319]&gt;[.C319];[.$E$3];(([.C319]-[.E319])*[.F319])+[.E319]))" office:value-type="float" office:value="1">
            <text:p>1.00000</text:p>
          </table:table-cell>
          <table:table-cell table:style-name="ce15" table:formula="of:=[.D319]" office:value-type="float" office:value="0">
            <text:p>0</text:p>
          </table:table-cell>
          <table:table-cell table:style-name="ce20" table:formula="of:=IF([.C319]=100;([.$G$3])*([.E319]-[.$F$3])+[.$F$3];((1-[.E319])*[.$H$3])+[.E319])" office:value-type="float" office:value="1">
            <text:p>1.0000000</text:p>
          </table:table-cell>
          <table:table-cell table:style-name="ce23" table:formula="of:=IF([.C319]=100;([.$K$3])*([.F319]-[.$J$3])+[.$J$3];([.$I$3]-[.F319])*[.$L$3]+[.F319])" office:value-type="float" office:value="0.6">
            <text:p>0.600</text:p>
          </table:table-cell>
          <table:table-cell table:number-columns-repeated="1018"/>
        </table:table-row>
        <table:table-row table:style-name="ro1">
          <table:table-cell office:value-type="float" office:value="308">
            <text:p>308</text:p>
          </table:table-cell>
          <table:table-cell table:style-name="ce4" table:formula="of:=+(IF([.B320]&gt;[.C320]; [.$C$3]; ([.B320]+([.D320]*[.$B$3]))*[.$D$3]))" office:value-type="float" office:value="2.58279442684666E-063">
            <text:p>0.0</text:p>
          </table:table-cell>
          <table:table-cell table:style-name="ce12" table:formula="of:=+(IF([.B320]&gt;[.C320];[.$E$3];(([.C320]-[.E320])*[.F320])+[.E320]))" office:value-type="float" office:value="1">
            <text:p>1.00000</text:p>
          </table:table-cell>
          <table:table-cell table:style-name="ce15" table:formula="of:=[.D320]" office:value-type="float" office:value="0">
            <text:p>0</text:p>
          </table:table-cell>
          <table:table-cell table:style-name="ce20" table:formula="of:=IF([.C320]=100;([.$G$3])*([.E320]-[.$F$3])+[.$F$3];((1-[.E320])*[.$H$3])+[.E320])" office:value-type="float" office:value="1">
            <text:p>1.0000000</text:p>
          </table:table-cell>
          <table:table-cell table:style-name="ce23" table:formula="of:=IF([.C320]=100;([.$K$3])*([.F320]-[.$J$3])+[.$J$3];([.$I$3]-[.F320])*[.$L$3]+[.F320])" office:value-type="float" office:value="0.6">
            <text:p>0.600</text:p>
          </table:table-cell>
          <table:table-cell table:number-columns-repeated="1018"/>
        </table:table-row>
        <table:table-row table:style-name="ro1">
          <table:table-cell office:value-type="float" office:value="309">
            <text:p>309</text:p>
          </table:table-cell>
          <table:table-cell table:style-name="ce4" table:formula="of:=+(IF([.B321]&gt;[.C321]; [.$C$3]; ([.B321]+([.D321]*[.$B$3]))*[.$D$3]))" office:value-type="float" office:value="1.29139721342333E-063">
            <text:p>0.0</text:p>
          </table:table-cell>
          <table:table-cell table:style-name="ce12" table:formula="of:=+(IF([.B321]&gt;[.C321];[.$E$3];(([.C321]-[.E321])*[.F321])+[.E321]))" office:value-type="float" office:value="1">
            <text:p>1.00000</text:p>
          </table:table-cell>
          <table:table-cell table:style-name="ce15" table:formula="of:=[.D321]" office:value-type="float" office:value="0">
            <text:p>0</text:p>
          </table:table-cell>
          <table:table-cell table:style-name="ce20" table:formula="of:=IF([.C321]=100;([.$G$3])*([.E321]-[.$F$3])+[.$F$3];((1-[.E321])*[.$H$3])+[.E321])" office:value-type="float" office:value="1">
            <text:p>1.0000000</text:p>
          </table:table-cell>
          <table:table-cell table:style-name="ce23" table:formula="of:=IF([.C321]=100;([.$K$3])*([.F321]-[.$J$3])+[.$J$3];([.$I$3]-[.F321])*[.$L$3]+[.F321])" office:value-type="float" office:value="0.6">
            <text:p>0.600</text:p>
          </table:table-cell>
          <table:table-cell table:number-columns-repeated="1018"/>
        </table:table-row>
        <table:table-row table:style-name="ro1">
          <table:table-cell office:value-type="float" office:value="310">
            <text:p>310</text:p>
          </table:table-cell>
          <table:table-cell table:style-name="ce4" table:formula="of:=+(IF([.B322]&gt;[.C322]; [.$C$3]; ([.B322]+([.D322]*[.$B$3]))*[.$D$3]))" office:value-type="float" office:value="6.45698606711666E-064">
            <text:p>0.0</text:p>
          </table:table-cell>
          <table:table-cell table:style-name="ce12" table:formula="of:=+(IF([.B322]&gt;[.C322];[.$E$3];(([.C322]-[.E322])*[.F322])+[.E322]))" office:value-type="float" office:value="1">
            <text:p>1.00000</text:p>
          </table:table-cell>
          <table:table-cell table:style-name="ce15" table:formula="of:=[.D322]" office:value-type="float" office:value="0">
            <text:p>0</text:p>
          </table:table-cell>
          <table:table-cell table:style-name="ce20" table:formula="of:=IF([.C322]=100;([.$G$3])*([.E322]-[.$F$3])+[.$F$3];((1-[.E322])*[.$H$3])+[.E322])" office:value-type="float" office:value="1">
            <text:p>1.0000000</text:p>
          </table:table-cell>
          <table:table-cell table:style-name="ce23" table:formula="of:=IF([.C322]=100;([.$K$3])*([.F322]-[.$J$3])+[.$J$3];([.$I$3]-[.F322])*[.$L$3]+[.F322])" office:value-type="float" office:value="0.6">
            <text:p>0.600</text:p>
          </table:table-cell>
          <table:table-cell table:number-columns-repeated="1018"/>
        </table:table-row>
        <table:table-row table:style-name="ro1">
          <table:table-cell office:value-type="float" office:value="311">
            <text:p>311</text:p>
          </table:table-cell>
          <table:table-cell table:style-name="ce4" table:formula="of:=+(IF([.B323]&gt;[.C323]; [.$C$3]; ([.B323]+([.D323]*[.$B$3]))*[.$D$3]))" office:value-type="float" office:value="3.22849303355833E-064">
            <text:p>0.0</text:p>
          </table:table-cell>
          <table:table-cell table:style-name="ce12" table:formula="of:=+(IF([.B323]&gt;[.C323];[.$E$3];(([.C323]-[.E323])*[.F323])+[.E323]))" office:value-type="float" office:value="1">
            <text:p>1.00000</text:p>
          </table:table-cell>
          <table:table-cell table:style-name="ce15" table:formula="of:=[.D323]" office:value-type="float" office:value="0">
            <text:p>0</text:p>
          </table:table-cell>
          <table:table-cell table:style-name="ce20" table:formula="of:=IF([.C323]=100;([.$G$3])*([.E323]-[.$F$3])+[.$F$3];((1-[.E323])*[.$H$3])+[.E323])" office:value-type="float" office:value="1">
            <text:p>1.0000000</text:p>
          </table:table-cell>
          <table:table-cell table:style-name="ce23" table:formula="of:=IF([.C323]=100;([.$K$3])*([.F323]-[.$J$3])+[.$J$3];([.$I$3]-[.F323])*[.$L$3]+[.F323])" office:value-type="float" office:value="0.6">
            <text:p>0.600</text:p>
          </table:table-cell>
          <table:table-cell table:number-columns-repeated="1018"/>
        </table:table-row>
        <table:table-row table:style-name="ro1">
          <table:table-cell office:value-type="float" office:value="312">
            <text:p>312</text:p>
          </table:table-cell>
          <table:table-cell table:style-name="ce4" table:formula="of:=+(IF([.B324]&gt;[.C324]; [.$C$3]; ([.B324]+([.D324]*[.$B$3]))*[.$D$3]))" office:value-type="float" office:value="1.61424651677917E-064">
            <text:p>0.0</text:p>
          </table:table-cell>
          <table:table-cell table:style-name="ce12" table:formula="of:=+(IF([.B324]&gt;[.C324];[.$E$3];(([.C324]-[.E324])*[.F324])+[.E324]))" office:value-type="float" office:value="1">
            <text:p>1.00000</text:p>
          </table:table-cell>
          <table:table-cell table:style-name="ce15" table:formula="of:=[.D324]" office:value-type="float" office:value="0">
            <text:p>0</text:p>
          </table:table-cell>
          <table:table-cell table:style-name="ce20" table:formula="of:=IF([.C324]=100;([.$G$3])*([.E324]-[.$F$3])+[.$F$3];((1-[.E324])*[.$H$3])+[.E324])" office:value-type="float" office:value="1">
            <text:p>1.0000000</text:p>
          </table:table-cell>
          <table:table-cell table:style-name="ce23" table:formula="of:=IF([.C324]=100;([.$K$3])*([.F324]-[.$J$3])+[.$J$3];([.$I$3]-[.F324])*[.$L$3]+[.F324])" office:value-type="float" office:value="0.6">
            <text:p>0.600</text:p>
          </table:table-cell>
          <table:table-cell table:number-columns-repeated="1018"/>
        </table:table-row>
        <table:table-row table:style-name="ro1">
          <table:table-cell office:value-type="float" office:value="313">
            <text:p>313</text:p>
          </table:table-cell>
          <table:table-cell table:style-name="ce4" table:formula="of:=+(IF([.B325]&gt;[.C325]; [.$C$3]; ([.B325]+([.D325]*[.$B$3]))*[.$D$3]))" office:value-type="float" office:value="8.07123258389583E-065">
            <text:p>0.0</text:p>
          </table:table-cell>
          <table:table-cell table:style-name="ce12" table:formula="of:=+(IF([.B325]&gt;[.C325];[.$E$3];(([.C325]-[.E325])*[.F325])+[.E325]))" office:value-type="float" office:value="1">
            <text:p>1.00000</text:p>
          </table:table-cell>
          <table:table-cell table:style-name="ce15" table:formula="of:=[.D325]" office:value-type="float" office:value="0">
            <text:p>0</text:p>
          </table:table-cell>
          <table:table-cell table:style-name="ce20" table:formula="of:=IF([.C325]=100;([.$G$3])*([.E325]-[.$F$3])+[.$F$3];((1-[.E325])*[.$H$3])+[.E325])" office:value-type="float" office:value="1">
            <text:p>1.0000000</text:p>
          </table:table-cell>
          <table:table-cell table:style-name="ce23" table:formula="of:=IF([.C325]=100;([.$K$3])*([.F325]-[.$J$3])+[.$J$3];([.$I$3]-[.F325])*[.$L$3]+[.F325])" office:value-type="float" office:value="0.6">
            <text:p>0.600</text:p>
          </table:table-cell>
          <table:table-cell table:number-columns-repeated="1018"/>
        </table:table-row>
        <table:table-row table:style-name="ro1">
          <table:table-cell office:value-type="float" office:value="314">
            <text:p>314</text:p>
          </table:table-cell>
          <table:table-cell table:style-name="ce4" table:formula="of:=+(IF([.B326]&gt;[.C326]; [.$C$3]; ([.B326]+([.D326]*[.$B$3]))*[.$D$3]))" office:value-type="float" office:value="4.03561629194792E-065">
            <text:p>0.0</text:p>
          </table:table-cell>
          <table:table-cell table:style-name="ce12" table:formula="of:=+(IF([.B326]&gt;[.C326];[.$E$3];(([.C326]-[.E326])*[.F326])+[.E326]))" office:value-type="float" office:value="1">
            <text:p>1.00000</text:p>
          </table:table-cell>
          <table:table-cell table:style-name="ce15" table:formula="of:=[.D326]" office:value-type="float" office:value="0">
            <text:p>0</text:p>
          </table:table-cell>
          <table:table-cell table:style-name="ce20" table:formula="of:=IF([.C326]=100;([.$G$3])*([.E326]-[.$F$3])+[.$F$3];((1-[.E326])*[.$H$3])+[.E326])" office:value-type="float" office:value="1">
            <text:p>1.0000000</text:p>
          </table:table-cell>
          <table:table-cell table:style-name="ce23" table:formula="of:=IF([.C326]=100;([.$K$3])*([.F326]-[.$J$3])+[.$J$3];([.$I$3]-[.F326])*[.$L$3]+[.F326])" office:value-type="float" office:value="0.6">
            <text:p>0.600</text:p>
          </table:table-cell>
          <table:table-cell table:number-columns-repeated="1018"/>
        </table:table-row>
        <table:table-row table:style-name="ro1">
          <table:table-cell office:value-type="float" office:value="315">
            <text:p>315</text:p>
          </table:table-cell>
          <table:table-cell table:style-name="ce4" table:formula="of:=+(IF([.B327]&gt;[.C327]; [.$C$3]; ([.B327]+([.D327]*[.$B$3]))*[.$D$3]))" office:value-type="float" office:value="2.01780814597396E-065">
            <text:p>0.0</text:p>
          </table:table-cell>
          <table:table-cell table:style-name="ce12" table:formula="of:=+(IF([.B327]&gt;[.C327];[.$E$3];(([.C327]-[.E327])*[.F327])+[.E327]))" office:value-type="float" office:value="1">
            <text:p>1.00000</text:p>
          </table:table-cell>
          <table:table-cell table:style-name="ce15" table:formula="of:=[.D327]" office:value-type="float" office:value="0">
            <text:p>0</text:p>
          </table:table-cell>
          <table:table-cell table:style-name="ce20" table:formula="of:=IF([.C327]=100;([.$G$3])*([.E327]-[.$F$3])+[.$F$3];((1-[.E327])*[.$H$3])+[.E327])" office:value-type="float" office:value="1">
            <text:p>1.0000000</text:p>
          </table:table-cell>
          <table:table-cell table:style-name="ce23" table:formula="of:=IF([.C327]=100;([.$K$3])*([.F327]-[.$J$3])+[.$J$3];([.$I$3]-[.F327])*[.$L$3]+[.F327])" office:value-type="float" office:value="0.6">
            <text:p>0.600</text:p>
          </table:table-cell>
          <table:table-cell table:number-columns-repeated="1018"/>
        </table:table-row>
        <table:table-row table:style-name="ro1">
          <table:table-cell office:value-type="float" office:value="316">
            <text:p>316</text:p>
          </table:table-cell>
          <table:table-cell table:style-name="ce4" table:formula="of:=+(IF([.B328]&gt;[.C328]; [.$C$3]; ([.B328]+([.D328]*[.$B$3]))*[.$D$3]))" office:value-type="float" office:value="1.00890407298698E-065">
            <text:p>0.0</text:p>
          </table:table-cell>
          <table:table-cell table:style-name="ce12" table:formula="of:=+(IF([.B328]&gt;[.C328];[.$E$3];(([.C328]-[.E328])*[.F328])+[.E328]))" office:value-type="float" office:value="1">
            <text:p>1.00000</text:p>
          </table:table-cell>
          <table:table-cell table:style-name="ce15" table:formula="of:=[.D328]" office:value-type="float" office:value="0">
            <text:p>0</text:p>
          </table:table-cell>
          <table:table-cell table:style-name="ce20" table:formula="of:=IF([.C328]=100;([.$G$3])*([.E328]-[.$F$3])+[.$F$3];((1-[.E328])*[.$H$3])+[.E328])" office:value-type="float" office:value="1">
            <text:p>1.0000000</text:p>
          </table:table-cell>
          <table:table-cell table:style-name="ce23" table:formula="of:=IF([.C328]=100;([.$K$3])*([.F328]-[.$J$3])+[.$J$3];([.$I$3]-[.F328])*[.$L$3]+[.F328])" office:value-type="float" office:value="0.6">
            <text:p>0.600</text:p>
          </table:table-cell>
          <table:table-cell table:number-columns-repeated="1018"/>
        </table:table-row>
        <table:table-row table:style-name="ro1">
          <table:table-cell office:value-type="float" office:value="317">
            <text:p>317</text:p>
          </table:table-cell>
          <table:table-cell table:style-name="ce4" table:formula="of:=+(IF([.B329]&gt;[.C329]; [.$C$3]; ([.B329]+([.D329]*[.$B$3]))*[.$D$3]))" office:value-type="float" office:value="5.04452036493489E-066">
            <text:p>0.0</text:p>
          </table:table-cell>
          <table:table-cell table:style-name="ce12" table:formula="of:=+(IF([.B329]&gt;[.C329];[.$E$3];(([.C329]-[.E329])*[.F329])+[.E329]))" office:value-type="float" office:value="1">
            <text:p>1.00000</text:p>
          </table:table-cell>
          <table:table-cell table:style-name="ce15" table:formula="of:=[.D329]" office:value-type="float" office:value="0">
            <text:p>0</text:p>
          </table:table-cell>
          <table:table-cell table:style-name="ce20" table:formula="of:=IF([.C329]=100;([.$G$3])*([.E329]-[.$F$3])+[.$F$3];((1-[.E329])*[.$H$3])+[.E329])" office:value-type="float" office:value="1">
            <text:p>1.0000000</text:p>
          </table:table-cell>
          <table:table-cell table:style-name="ce23" table:formula="of:=IF([.C329]=100;([.$K$3])*([.F329]-[.$J$3])+[.$J$3];([.$I$3]-[.F329])*[.$L$3]+[.F329])" office:value-type="float" office:value="0.6">
            <text:p>0.600</text:p>
          </table:table-cell>
          <table:table-cell table:number-columns-repeated="1018"/>
        </table:table-row>
        <table:table-row table:style-name="ro1">
          <table:table-cell office:value-type="float" office:value="318">
            <text:p>318</text:p>
          </table:table-cell>
          <table:table-cell table:style-name="ce4" table:formula="of:=+(IF([.B330]&gt;[.C330]; [.$C$3]; ([.B330]+([.D330]*[.$B$3]))*[.$D$3]))" office:value-type="float" office:value="2.52226018246745E-066">
            <text:p>0.0</text:p>
          </table:table-cell>
          <table:table-cell table:style-name="ce12" table:formula="of:=+(IF([.B330]&gt;[.C330];[.$E$3];(([.C330]-[.E330])*[.F330])+[.E330]))" office:value-type="float" office:value="1">
            <text:p>1.00000</text:p>
          </table:table-cell>
          <table:table-cell table:style-name="ce15" table:formula="of:=[.D330]" office:value-type="float" office:value="0">
            <text:p>0</text:p>
          </table:table-cell>
          <table:table-cell table:style-name="ce20" table:formula="of:=IF([.C330]=100;([.$G$3])*([.E330]-[.$F$3])+[.$F$3];((1-[.E330])*[.$H$3])+[.E330])" office:value-type="float" office:value="1">
            <text:p>1.0000000</text:p>
          </table:table-cell>
          <table:table-cell table:style-name="ce23" table:formula="of:=IF([.C330]=100;([.$K$3])*([.F330]-[.$J$3])+[.$J$3];([.$I$3]-[.F330])*[.$L$3]+[.F330])" office:value-type="float" office:value="0.6">
            <text:p>0.600</text:p>
          </table:table-cell>
          <table:table-cell table:number-columns-repeated="1018"/>
        </table:table-row>
        <table:table-row table:style-name="ro1">
          <table:table-cell office:value-type="float" office:value="319">
            <text:p>319</text:p>
          </table:table-cell>
          <table:table-cell table:style-name="ce4" table:formula="of:=+(IF([.B331]&gt;[.C331]; [.$C$3]; ([.B331]+([.D331]*[.$B$3]))*[.$D$3]))" office:value-type="float" office:value="1.26113009123372E-066">
            <text:p>0.0</text:p>
          </table:table-cell>
          <table:table-cell table:style-name="ce12" table:formula="of:=+(IF([.B331]&gt;[.C331];[.$E$3];(([.C331]-[.E331])*[.F331])+[.E331]))" office:value-type="float" office:value="1">
            <text:p>1.00000</text:p>
          </table:table-cell>
          <table:table-cell table:style-name="ce15" table:formula="of:=[.D331]" office:value-type="float" office:value="0">
            <text:p>0</text:p>
          </table:table-cell>
          <table:table-cell table:style-name="ce20" table:formula="of:=IF([.C331]=100;([.$G$3])*([.E331]-[.$F$3])+[.$F$3];((1-[.E331])*[.$H$3])+[.E331])" office:value-type="float" office:value="1">
            <text:p>1.0000000</text:p>
          </table:table-cell>
          <table:table-cell table:style-name="ce23" table:formula="of:=IF([.C331]=100;([.$K$3])*([.F331]-[.$J$3])+[.$J$3];([.$I$3]-[.F331])*[.$L$3]+[.F331])" office:value-type="float" office:value="0.6">
            <text:p>0.600</text:p>
          </table:table-cell>
          <table:table-cell table:number-columns-repeated="1018"/>
        </table:table-row>
        <table:table-row table:style-name="ro1">
          <table:table-cell office:value-type="float" office:value="320">
            <text:p>320</text:p>
          </table:table-cell>
          <table:table-cell table:style-name="ce4" table:formula="of:=+(IF([.B332]&gt;[.C332]; [.$C$3]; ([.B332]+([.D332]*[.$B$3]))*[.$D$3]))" office:value-type="float" office:value="6.30565045616862E-067">
            <text:p>0.0</text:p>
          </table:table-cell>
          <table:table-cell table:style-name="ce12" table:formula="of:=+(IF([.B332]&gt;[.C332];[.$E$3];(([.C332]-[.E332])*[.F332])+[.E332]))" office:value-type="float" office:value="1">
            <text:p>1.00000</text:p>
          </table:table-cell>
          <table:table-cell table:style-name="ce15" table:formula="of:=[.D332]" office:value-type="float" office:value="0">
            <text:p>0</text:p>
          </table:table-cell>
          <table:table-cell table:style-name="ce20" table:formula="of:=IF([.C332]=100;([.$G$3])*([.E332]-[.$F$3])+[.$F$3];((1-[.E332])*[.$H$3])+[.E332])" office:value-type="float" office:value="1">
            <text:p>1.0000000</text:p>
          </table:table-cell>
          <table:table-cell table:style-name="ce23" table:formula="of:=IF([.C332]=100;([.$K$3])*([.F332]-[.$J$3])+[.$J$3];([.$I$3]-[.F332])*[.$L$3]+[.F332])" office:value-type="float" office:value="0.6">
            <text:p>0.600</text:p>
          </table:table-cell>
          <table:table-cell table:number-columns-repeated="1018"/>
        </table:table-row>
        <table:table-row table:style-name="ro1">
          <table:table-cell office:value-type="float" office:value="321">
            <text:p>321</text:p>
          </table:table-cell>
          <table:table-cell table:style-name="ce4" table:formula="of:=+(IF([.B333]&gt;[.C333]; [.$C$3]; ([.B333]+([.D333]*[.$B$3]))*[.$D$3]))" office:value-type="float" office:value="3.15282522808431E-067">
            <text:p>0.0</text:p>
          </table:table-cell>
          <table:table-cell table:style-name="ce12" table:formula="of:=+(IF([.B333]&gt;[.C333];[.$E$3];(([.C333]-[.E333])*[.F333])+[.E333]))" office:value-type="float" office:value="1">
            <text:p>1.00000</text:p>
          </table:table-cell>
          <table:table-cell table:style-name="ce15" table:formula="of:=[.D333]" office:value-type="float" office:value="0">
            <text:p>0</text:p>
          </table:table-cell>
          <table:table-cell table:style-name="ce20" table:formula="of:=IF([.C333]=100;([.$G$3])*([.E333]-[.$F$3])+[.$F$3];((1-[.E333])*[.$H$3])+[.E333])" office:value-type="float" office:value="1">
            <text:p>1.0000000</text:p>
          </table:table-cell>
          <table:table-cell table:style-name="ce23" table:formula="of:=IF([.C333]=100;([.$K$3])*([.F333]-[.$J$3])+[.$J$3];([.$I$3]-[.F333])*[.$L$3]+[.F333])" office:value-type="float" office:value="0.6">
            <text:p>0.600</text:p>
          </table:table-cell>
          <table:table-cell table:number-columns-repeated="1018"/>
        </table:table-row>
        <table:table-row table:style-name="ro1">
          <table:table-cell office:value-type="float" office:value="322">
            <text:p>322</text:p>
          </table:table-cell>
          <table:table-cell table:style-name="ce4" table:formula="of:=+(IF([.B334]&gt;[.C334]; [.$C$3]; ([.B334]+([.D334]*[.$B$3]))*[.$D$3]))" office:value-type="float" office:value="1.57641261404215E-067">
            <text:p>0.0</text:p>
          </table:table-cell>
          <table:table-cell table:style-name="ce12" table:formula="of:=+(IF([.B334]&gt;[.C334];[.$E$3];(([.C334]-[.E334])*[.F334])+[.E334]))" office:value-type="float" office:value="1">
            <text:p>1.00000</text:p>
          </table:table-cell>
          <table:table-cell table:style-name="ce15" table:formula="of:=[.D334]" office:value-type="float" office:value="0">
            <text:p>0</text:p>
          </table:table-cell>
          <table:table-cell table:style-name="ce20" table:formula="of:=IF([.C334]=100;([.$G$3])*([.E334]-[.$F$3])+[.$F$3];((1-[.E334])*[.$H$3])+[.E334])" office:value-type="float" office:value="1">
            <text:p>1.0000000</text:p>
          </table:table-cell>
          <table:table-cell table:style-name="ce23" table:formula="of:=IF([.C334]=100;([.$K$3])*([.F334]-[.$J$3])+[.$J$3];([.$I$3]-[.F334])*[.$L$3]+[.F334])" office:value-type="float" office:value="0.6">
            <text:p>0.600</text:p>
          </table:table-cell>
          <table:table-cell table:number-columns-repeated="1018"/>
        </table:table-row>
        <table:table-row table:style-name="ro1">
          <table:table-cell office:value-type="float" office:value="323">
            <text:p>323</text:p>
          </table:table-cell>
          <table:table-cell table:style-name="ce4" table:formula="of:=+(IF([.B335]&gt;[.C335]; [.$C$3]; ([.B335]+([.D335]*[.$B$3]))*[.$D$3]))" office:value-type="float" office:value="7.88206307021077E-068">
            <text:p>0.0</text:p>
          </table:table-cell>
          <table:table-cell table:style-name="ce12" table:formula="of:=+(IF([.B335]&gt;[.C335];[.$E$3];(([.C335]-[.E335])*[.F335])+[.E335]))" office:value-type="float" office:value="1">
            <text:p>1.00000</text:p>
          </table:table-cell>
          <table:table-cell table:style-name="ce15" table:formula="of:=[.D335]" office:value-type="float" office:value="0">
            <text:p>0</text:p>
          </table:table-cell>
          <table:table-cell table:style-name="ce20" table:formula="of:=IF([.C335]=100;([.$G$3])*([.E335]-[.$F$3])+[.$F$3];((1-[.E335])*[.$H$3])+[.E335])" office:value-type="float" office:value="1">
            <text:p>1.0000000</text:p>
          </table:table-cell>
          <table:table-cell table:style-name="ce23" table:formula="of:=IF([.C335]=100;([.$K$3])*([.F335]-[.$J$3])+[.$J$3];([.$I$3]-[.F335])*[.$L$3]+[.F335])" office:value-type="float" office:value="0.6">
            <text:p>0.600</text:p>
          </table:table-cell>
          <table:table-cell table:number-columns-repeated="1018"/>
        </table:table-row>
        <table:table-row table:style-name="ro1">
          <table:table-cell office:value-type="float" office:value="324">
            <text:p>324</text:p>
          </table:table-cell>
          <table:table-cell table:style-name="ce4" table:formula="of:=+(IF([.B336]&gt;[.C336]; [.$C$3]; ([.B336]+([.D336]*[.$B$3]))*[.$D$3]))" office:value-type="float" office:value="3.94103153510538E-068">
            <text:p>0.0</text:p>
          </table:table-cell>
          <table:table-cell table:style-name="ce12" table:formula="of:=+(IF([.B336]&gt;[.C336];[.$E$3];(([.C336]-[.E336])*[.F336])+[.E336]))" office:value-type="float" office:value="1">
            <text:p>1.00000</text:p>
          </table:table-cell>
          <table:table-cell table:style-name="ce15" table:formula="of:=[.D336]" office:value-type="float" office:value="0">
            <text:p>0</text:p>
          </table:table-cell>
          <table:table-cell table:style-name="ce20" table:formula="of:=IF([.C336]=100;([.$G$3])*([.E336]-[.$F$3])+[.$F$3];((1-[.E336])*[.$H$3])+[.E336])" office:value-type="float" office:value="1">
            <text:p>1.0000000</text:p>
          </table:table-cell>
          <table:table-cell table:style-name="ce23" table:formula="of:=IF([.C336]=100;([.$K$3])*([.F336]-[.$J$3])+[.$J$3];([.$I$3]-[.F336])*[.$L$3]+[.F336])" office:value-type="float" office:value="0.6">
            <text:p>0.600</text:p>
          </table:table-cell>
          <table:table-cell table:number-columns-repeated="1018"/>
        </table:table-row>
        <table:table-row table:style-name="ro1">
          <table:table-cell office:value-type="float" office:value="325">
            <text:p>325</text:p>
          </table:table-cell>
          <table:table-cell table:style-name="ce4" table:formula="of:=+(IF([.B337]&gt;[.C337]; [.$C$3]; ([.B337]+([.D337]*[.$B$3]))*[.$D$3]))" office:value-type="float" office:value="1.97051576755269E-068">
            <text:p>0.0</text:p>
          </table:table-cell>
          <table:table-cell table:style-name="ce12" table:formula="of:=+(IF([.B337]&gt;[.C337];[.$E$3];(([.C337]-[.E337])*[.F337])+[.E337]))" office:value-type="float" office:value="1">
            <text:p>1.00000</text:p>
          </table:table-cell>
          <table:table-cell table:style-name="ce15" table:formula="of:=[.D337]" office:value-type="float" office:value="0">
            <text:p>0</text:p>
          </table:table-cell>
          <table:table-cell table:style-name="ce20" table:formula="of:=IF([.C337]=100;([.$G$3])*([.E337]-[.$F$3])+[.$F$3];((1-[.E337])*[.$H$3])+[.E337])" office:value-type="float" office:value="1">
            <text:p>1.0000000</text:p>
          </table:table-cell>
          <table:table-cell table:style-name="ce23" table:formula="of:=IF([.C337]=100;([.$K$3])*([.F337]-[.$J$3])+[.$J$3];([.$I$3]-[.F337])*[.$L$3]+[.F337])" office:value-type="float" office:value="0.6">
            <text:p>0.600</text:p>
          </table:table-cell>
          <table:table-cell table:number-columns-repeated="1018"/>
        </table:table-row>
        <table:table-row table:style-name="ro1">
          <table:table-cell office:value-type="float" office:value="326">
            <text:p>326</text:p>
          </table:table-cell>
          <table:table-cell table:style-name="ce4" table:formula="of:=+(IF([.B338]&gt;[.C338]; [.$C$3]; ([.B338]+([.D338]*[.$B$3]))*[.$D$3]))" office:value-type="float" office:value="9.85257883776346E-069">
            <text:p>0.0</text:p>
          </table:table-cell>
          <table:table-cell table:style-name="ce12" table:formula="of:=+(IF([.B338]&gt;[.C338];[.$E$3];(([.C338]-[.E338])*[.F338])+[.E338]))" office:value-type="float" office:value="1">
            <text:p>1.00000</text:p>
          </table:table-cell>
          <table:table-cell table:style-name="ce15" table:formula="of:=[.D338]" office:value-type="float" office:value="0">
            <text:p>0</text:p>
          </table:table-cell>
          <table:table-cell table:style-name="ce20" table:formula="of:=IF([.C338]=100;([.$G$3])*([.E338]-[.$F$3])+[.$F$3];((1-[.E338])*[.$H$3])+[.E338])" office:value-type="float" office:value="1">
            <text:p>1.0000000</text:p>
          </table:table-cell>
          <table:table-cell table:style-name="ce23" table:formula="of:=IF([.C338]=100;([.$K$3])*([.F338]-[.$J$3])+[.$J$3];([.$I$3]-[.F338])*[.$L$3]+[.F338])" office:value-type="float" office:value="0.6">
            <text:p>0.600</text:p>
          </table:table-cell>
          <table:table-cell table:number-columns-repeated="1018"/>
        </table:table-row>
        <table:table-row table:style-name="ro1">
          <table:table-cell office:value-type="float" office:value="327">
            <text:p>327</text:p>
          </table:table-cell>
          <table:table-cell table:style-name="ce4" table:formula="of:=+(IF([.B339]&gt;[.C339]; [.$C$3]; ([.B339]+([.D339]*[.$B$3]))*[.$D$3]))" office:value-type="float" office:value="4.92628941888173E-069">
            <text:p>0.0</text:p>
          </table:table-cell>
          <table:table-cell table:style-name="ce12" table:formula="of:=+(IF([.B339]&gt;[.C339];[.$E$3];(([.C339]-[.E339])*[.F339])+[.E339]))" office:value-type="float" office:value="1">
            <text:p>1.00000</text:p>
          </table:table-cell>
          <table:table-cell table:style-name="ce15" table:formula="of:=[.D339]" office:value-type="float" office:value="0">
            <text:p>0</text:p>
          </table:table-cell>
          <table:table-cell table:style-name="ce20" table:formula="of:=IF([.C339]=100;([.$G$3])*([.E339]-[.$F$3])+[.$F$3];((1-[.E339])*[.$H$3])+[.E339])" office:value-type="float" office:value="1">
            <text:p>1.0000000</text:p>
          </table:table-cell>
          <table:table-cell table:style-name="ce23" table:formula="of:=IF([.C339]=100;([.$K$3])*([.F339]-[.$J$3])+[.$J$3];([.$I$3]-[.F339])*[.$L$3]+[.F339])" office:value-type="float" office:value="0.6">
            <text:p>0.600</text:p>
          </table:table-cell>
          <table:table-cell table:number-columns-repeated="1018"/>
        </table:table-row>
        <table:table-row table:style-name="ro1">
          <table:table-cell office:value-type="float" office:value="328">
            <text:p>328</text:p>
          </table:table-cell>
          <table:table-cell table:style-name="ce4" table:formula="of:=+(IF([.B340]&gt;[.C340]; [.$C$3]; ([.B340]+([.D340]*[.$B$3]))*[.$D$3]))" office:value-type="float" office:value="2.46314470944087E-069">
            <text:p>0.0</text:p>
          </table:table-cell>
          <table:table-cell table:style-name="ce12" table:formula="of:=+(IF([.B340]&gt;[.C340];[.$E$3];(([.C340]-[.E340])*[.F340])+[.E340]))" office:value-type="float" office:value="1">
            <text:p>1.00000</text:p>
          </table:table-cell>
          <table:table-cell table:style-name="ce15" table:formula="of:=[.D340]" office:value-type="float" office:value="0">
            <text:p>0</text:p>
          </table:table-cell>
          <table:table-cell table:style-name="ce20" table:formula="of:=IF([.C340]=100;([.$G$3])*([.E340]-[.$F$3])+[.$F$3];((1-[.E340])*[.$H$3])+[.E340])" office:value-type="float" office:value="1">
            <text:p>1.0000000</text:p>
          </table:table-cell>
          <table:table-cell table:style-name="ce23" table:formula="of:=IF([.C340]=100;([.$K$3])*([.F340]-[.$J$3])+[.$J$3];([.$I$3]-[.F340])*[.$L$3]+[.F340])" office:value-type="float" office:value="0.6">
            <text:p>0.600</text:p>
          </table:table-cell>
          <table:table-cell table:number-columns-repeated="1018"/>
        </table:table-row>
        <table:table-row table:style-name="ro1">
          <table:table-cell office:value-type="float" office:value="329">
            <text:p>329</text:p>
          </table:table-cell>
          <table:table-cell table:style-name="ce4" table:formula="of:=+(IF([.B341]&gt;[.C341]; [.$C$3]; ([.B341]+([.D341]*[.$B$3]))*[.$D$3]))" office:value-type="float" office:value="1.23157235472043E-069">
            <text:p>0.0</text:p>
          </table:table-cell>
          <table:table-cell table:style-name="ce12" table:formula="of:=+(IF([.B341]&gt;[.C341];[.$E$3];(([.C341]-[.E341])*[.F341])+[.E341]))" office:value-type="float" office:value="1">
            <text:p>1.00000</text:p>
          </table:table-cell>
          <table:table-cell table:style-name="ce15" table:formula="of:=[.D341]" office:value-type="float" office:value="0">
            <text:p>0</text:p>
          </table:table-cell>
          <table:table-cell table:style-name="ce20" table:formula="of:=IF([.C341]=100;([.$G$3])*([.E341]-[.$F$3])+[.$F$3];((1-[.E341])*[.$H$3])+[.E341])" office:value-type="float" office:value="1">
            <text:p>1.0000000</text:p>
          </table:table-cell>
          <table:table-cell table:style-name="ce23" table:formula="of:=IF([.C341]=100;([.$K$3])*([.F341]-[.$J$3])+[.$J$3];([.$I$3]-[.F341])*[.$L$3]+[.F341])" office:value-type="float" office:value="0.6">
            <text:p>0.600</text:p>
          </table:table-cell>
          <table:table-cell table:number-columns-repeated="1018"/>
        </table:table-row>
        <table:table-row table:style-name="ro1">
          <table:table-cell office:value-type="float" office:value="330">
            <text:p>330</text:p>
          </table:table-cell>
          <table:table-cell table:style-name="ce4" table:formula="of:=+(IF([.B342]&gt;[.C342]; [.$C$3]; ([.B342]+([.D342]*[.$B$3]))*[.$D$3]))" office:value-type="float" office:value="6.15786177360216E-070">
            <text:p>0.0</text:p>
          </table:table-cell>
          <table:table-cell table:style-name="ce12" table:formula="of:=+(IF([.B342]&gt;[.C342];[.$E$3];(([.C342]-[.E342])*[.F342])+[.E342]))" office:value-type="float" office:value="1">
            <text:p>1.00000</text:p>
          </table:table-cell>
          <table:table-cell table:style-name="ce15" table:formula="of:=[.D342]" office:value-type="float" office:value="0">
            <text:p>0</text:p>
          </table:table-cell>
          <table:table-cell table:style-name="ce20" table:formula="of:=IF([.C342]=100;([.$G$3])*([.E342]-[.$F$3])+[.$F$3];((1-[.E342])*[.$H$3])+[.E342])" office:value-type="float" office:value="1">
            <text:p>1.0000000</text:p>
          </table:table-cell>
          <table:table-cell table:style-name="ce23" table:formula="of:=IF([.C342]=100;([.$K$3])*([.F342]-[.$J$3])+[.$J$3];([.$I$3]-[.F342])*[.$L$3]+[.F342])" office:value-type="float" office:value="0.6">
            <text:p>0.600</text:p>
          </table:table-cell>
          <table:table-cell table:number-columns-repeated="1018"/>
        </table:table-row>
        <table:table-row table:style-name="ro1">
          <table:table-cell office:value-type="float" office:value="331">
            <text:p>331</text:p>
          </table:table-cell>
          <table:table-cell table:style-name="ce4" table:formula="of:=+(IF([.B343]&gt;[.C343]; [.$C$3]; ([.B343]+([.D343]*[.$B$3]))*[.$D$3]))" office:value-type="float" office:value="3.07893088680108E-070">
            <text:p>0.0</text:p>
          </table:table-cell>
          <table:table-cell table:style-name="ce12" table:formula="of:=+(IF([.B343]&gt;[.C343];[.$E$3];(([.C343]-[.E343])*[.F343])+[.E343]))" office:value-type="float" office:value="1">
            <text:p>1.00000</text:p>
          </table:table-cell>
          <table:table-cell table:style-name="ce15" table:formula="of:=[.D343]" office:value-type="float" office:value="0">
            <text:p>0</text:p>
          </table:table-cell>
          <table:table-cell table:style-name="ce20" table:formula="of:=IF([.C343]=100;([.$G$3])*([.E343]-[.$F$3])+[.$F$3];((1-[.E343])*[.$H$3])+[.E343])" office:value-type="float" office:value="1">
            <text:p>1.0000000</text:p>
          </table:table-cell>
          <table:table-cell table:style-name="ce23" table:formula="of:=IF([.C343]=100;([.$K$3])*([.F343]-[.$J$3])+[.$J$3];([.$I$3]-[.F343])*[.$L$3]+[.F343])" office:value-type="float" office:value="0.6">
            <text:p>0.600</text:p>
          </table:table-cell>
          <table:table-cell table:number-columns-repeated="1018"/>
        </table:table-row>
        <table:table-row table:style-name="ro1">
          <table:table-cell office:value-type="float" office:value="332">
            <text:p>332</text:p>
          </table:table-cell>
          <table:table-cell table:style-name="ce4" table:formula="of:=+(IF([.B344]&gt;[.C344]; [.$C$3]; ([.B344]+([.D344]*[.$B$3]))*[.$D$3]))" office:value-type="float" office:value="1.53946544340054E-070">
            <text:p>0.0</text:p>
          </table:table-cell>
          <table:table-cell table:style-name="ce12" table:formula="of:=+(IF([.B344]&gt;[.C344];[.$E$3];(([.C344]-[.E344])*[.F344])+[.E344]))" office:value-type="float" office:value="1">
            <text:p>1.00000</text:p>
          </table:table-cell>
          <table:table-cell table:style-name="ce15" table:formula="of:=[.D344]" office:value-type="float" office:value="0">
            <text:p>0</text:p>
          </table:table-cell>
          <table:table-cell table:style-name="ce20" table:formula="of:=IF([.C344]=100;([.$G$3])*([.E344]-[.$F$3])+[.$F$3];((1-[.E344])*[.$H$3])+[.E344])" office:value-type="float" office:value="1">
            <text:p>1.0000000</text:p>
          </table:table-cell>
          <table:table-cell table:style-name="ce23" table:formula="of:=IF([.C344]=100;([.$K$3])*([.F344]-[.$J$3])+[.$J$3];([.$I$3]-[.F344])*[.$L$3]+[.F344])" office:value-type="float" office:value="0.6">
            <text:p>0.600</text:p>
          </table:table-cell>
          <table:table-cell table:number-columns-repeated="1018"/>
        </table:table-row>
        <table:table-row table:style-name="ro1">
          <table:table-cell office:value-type="float" office:value="333">
            <text:p>333</text:p>
          </table:table-cell>
          <table:table-cell table:style-name="ce4" table:formula="of:=+(IF([.B345]&gt;[.C345]; [.$C$3]; ([.B345]+([.D345]*[.$B$3]))*[.$D$3]))" office:value-type="float" office:value="7.69732721700271E-071">
            <text:p>0.0</text:p>
          </table:table-cell>
          <table:table-cell table:style-name="ce12" table:formula="of:=+(IF([.B345]&gt;[.C345];[.$E$3];(([.C345]-[.E345])*[.F345])+[.E345]))" office:value-type="float" office:value="1">
            <text:p>1.00000</text:p>
          </table:table-cell>
          <table:table-cell table:style-name="ce15" table:formula="of:=[.D345]" office:value-type="float" office:value="0">
            <text:p>0</text:p>
          </table:table-cell>
          <table:table-cell table:style-name="ce20" table:formula="of:=IF([.C345]=100;([.$G$3])*([.E345]-[.$F$3])+[.$F$3];((1-[.E345])*[.$H$3])+[.E345])" office:value-type="float" office:value="1">
            <text:p>1.0000000</text:p>
          </table:table-cell>
          <table:table-cell table:style-name="ce23" table:formula="of:=IF([.C345]=100;([.$K$3])*([.F345]-[.$J$3])+[.$J$3];([.$I$3]-[.F345])*[.$L$3]+[.F345])" office:value-type="float" office:value="0.6">
            <text:p>0.600</text:p>
          </table:table-cell>
          <table:table-cell table:number-columns-repeated="1018"/>
        </table:table-row>
        <table:table-row table:style-name="ro1">
          <table:table-cell office:value-type="float" office:value="334">
            <text:p>334</text:p>
          </table:table-cell>
          <table:table-cell table:style-name="ce4" table:formula="of:=+(IF([.B346]&gt;[.C346]; [.$C$3]; ([.B346]+([.D346]*[.$B$3]))*[.$D$3]))" office:value-type="float" office:value="3.84866360850135E-071">
            <text:p>0.0</text:p>
          </table:table-cell>
          <table:table-cell table:style-name="ce12" table:formula="of:=+(IF([.B346]&gt;[.C346];[.$E$3];(([.C346]-[.E346])*[.F346])+[.E346]))" office:value-type="float" office:value="1">
            <text:p>1.00000</text:p>
          </table:table-cell>
          <table:table-cell table:style-name="ce15" table:formula="of:=[.D346]" office:value-type="float" office:value="0">
            <text:p>0</text:p>
          </table:table-cell>
          <table:table-cell table:style-name="ce20" table:formula="of:=IF([.C346]=100;([.$G$3])*([.E346]-[.$F$3])+[.$F$3];((1-[.E346])*[.$H$3])+[.E346])" office:value-type="float" office:value="1">
            <text:p>1.0000000</text:p>
          </table:table-cell>
          <table:table-cell table:style-name="ce23" table:formula="of:=IF([.C346]=100;([.$K$3])*([.F346]-[.$J$3])+[.$J$3];([.$I$3]-[.F346])*[.$L$3]+[.F346])" office:value-type="float" office:value="0.6">
            <text:p>0.600</text:p>
          </table:table-cell>
          <table:table-cell table:number-columns-repeated="1018"/>
        </table:table-row>
        <table:table-row table:style-name="ro1">
          <table:table-cell office:value-type="float" office:value="335">
            <text:p>335</text:p>
          </table:table-cell>
          <table:table-cell table:style-name="ce4" table:formula="of:=+(IF([.B347]&gt;[.C347]; [.$C$3]; ([.B347]+([.D347]*[.$B$3]))*[.$D$3]))" office:value-type="float" office:value="1.92433180425068E-071">
            <text:p>0.0</text:p>
          </table:table-cell>
          <table:table-cell table:style-name="ce12" table:formula="of:=+(IF([.B347]&gt;[.C347];[.$E$3];(([.C347]-[.E347])*[.F347])+[.E347]))" office:value-type="float" office:value="1">
            <text:p>1.00000</text:p>
          </table:table-cell>
          <table:table-cell table:style-name="ce15" table:formula="of:=[.D347]" office:value-type="float" office:value="0">
            <text:p>0</text:p>
          </table:table-cell>
          <table:table-cell table:style-name="ce20" table:formula="of:=IF([.C347]=100;([.$G$3])*([.E347]-[.$F$3])+[.$F$3];((1-[.E347])*[.$H$3])+[.E347])" office:value-type="float" office:value="1">
            <text:p>1.0000000</text:p>
          </table:table-cell>
          <table:table-cell table:style-name="ce23" table:formula="of:=IF([.C347]=100;([.$K$3])*([.F347]-[.$J$3])+[.$J$3];([.$I$3]-[.F347])*[.$L$3]+[.F347])" office:value-type="float" office:value="0.6">
            <text:p>0.600</text:p>
          </table:table-cell>
          <table:table-cell table:number-columns-repeated="1018"/>
        </table:table-row>
        <table:table-row table:style-name="ro1">
          <table:table-cell office:value-type="float" office:value="336">
            <text:p>336</text:p>
          </table:table-cell>
          <table:table-cell table:style-name="ce4" table:formula="of:=+(IF([.B348]&gt;[.C348]; [.$C$3]; ([.B348]+([.D348]*[.$B$3]))*[.$D$3]))" office:value-type="float" office:value="9.62165902125338E-072">
            <text:p>0.0</text:p>
          </table:table-cell>
          <table:table-cell table:style-name="ce12" table:formula="of:=+(IF([.B348]&gt;[.C348];[.$E$3];(([.C348]-[.E348])*[.F348])+[.E348]))" office:value-type="float" office:value="1">
            <text:p>1.00000</text:p>
          </table:table-cell>
          <table:table-cell table:style-name="ce15" table:formula="of:=[.D348]" office:value-type="float" office:value="0">
            <text:p>0</text:p>
          </table:table-cell>
          <table:table-cell table:style-name="ce20" table:formula="of:=IF([.C348]=100;([.$G$3])*([.E348]-[.$F$3])+[.$F$3];((1-[.E348])*[.$H$3])+[.E348])" office:value-type="float" office:value="1">
            <text:p>1.0000000</text:p>
          </table:table-cell>
          <table:table-cell table:style-name="ce23" table:formula="of:=IF([.C348]=100;([.$K$3])*([.F348]-[.$J$3])+[.$J$3];([.$I$3]-[.F348])*[.$L$3]+[.F348])" office:value-type="float" office:value="0.6">
            <text:p>0.600</text:p>
          </table:table-cell>
          <table:table-cell table:number-columns-repeated="1018"/>
        </table:table-row>
        <table:table-row table:style-name="ro1">
          <table:table-cell office:value-type="float" office:value="337">
            <text:p>337</text:p>
          </table:table-cell>
          <table:table-cell table:style-name="ce4" table:formula="of:=+(IF([.B349]&gt;[.C349]; [.$C$3]; ([.B349]+([.D349]*[.$B$3]))*[.$D$3]))" office:value-type="float" office:value="4.81082951062669E-072">
            <text:p>0.0</text:p>
          </table:table-cell>
          <table:table-cell table:style-name="ce12" table:formula="of:=+(IF([.B349]&gt;[.C349];[.$E$3];(([.C349]-[.E349])*[.F349])+[.E349]))" office:value-type="float" office:value="1">
            <text:p>1.00000</text:p>
          </table:table-cell>
          <table:table-cell table:style-name="ce15" table:formula="of:=[.D349]" office:value-type="float" office:value="0">
            <text:p>0</text:p>
          </table:table-cell>
          <table:table-cell table:style-name="ce20" table:formula="of:=IF([.C349]=100;([.$G$3])*([.E349]-[.$F$3])+[.$F$3];((1-[.E349])*[.$H$3])+[.E349])" office:value-type="float" office:value="1">
            <text:p>1.0000000</text:p>
          </table:table-cell>
          <table:table-cell table:style-name="ce23" table:formula="of:=IF([.C349]=100;([.$K$3])*([.F349]-[.$J$3])+[.$J$3];([.$I$3]-[.F349])*[.$L$3]+[.F349])" office:value-type="float" office:value="0.6">
            <text:p>0.600</text:p>
          </table:table-cell>
          <table:table-cell table:number-columns-repeated="1018"/>
        </table:table-row>
        <table:table-row table:style-name="ro1">
          <table:table-cell office:value-type="float" office:value="338">
            <text:p>338</text:p>
          </table:table-cell>
          <table:table-cell table:style-name="ce4" table:formula="of:=+(IF([.B350]&gt;[.C350]; [.$C$3]; ([.B350]+([.D350]*[.$B$3]))*[.$D$3]))" office:value-type="float" office:value="2.40541475531335E-072">
            <text:p>0.0</text:p>
          </table:table-cell>
          <table:table-cell table:style-name="ce12" table:formula="of:=+(IF([.B350]&gt;[.C350];[.$E$3];(([.C350]-[.E350])*[.F350])+[.E350]))" office:value-type="float" office:value="1">
            <text:p>1.00000</text:p>
          </table:table-cell>
          <table:table-cell table:style-name="ce15" table:formula="of:=[.D350]" office:value-type="float" office:value="0">
            <text:p>0</text:p>
          </table:table-cell>
          <table:table-cell table:style-name="ce20" table:formula="of:=IF([.C350]=100;([.$G$3])*([.E350]-[.$F$3])+[.$F$3];((1-[.E350])*[.$H$3])+[.E350])" office:value-type="float" office:value="1">
            <text:p>1.0000000</text:p>
          </table:table-cell>
          <table:table-cell table:style-name="ce23" table:formula="of:=IF([.C350]=100;([.$K$3])*([.F350]-[.$J$3])+[.$J$3];([.$I$3]-[.F350])*[.$L$3]+[.F350])" office:value-type="float" office:value="0.6">
            <text:p>0.600</text:p>
          </table:table-cell>
          <table:table-cell table:number-columns-repeated="1018"/>
        </table:table-row>
        <table:table-row table:style-name="ro1">
          <table:table-cell office:value-type="float" office:value="339">
            <text:p>339</text:p>
          </table:table-cell>
          <table:table-cell table:style-name="ce4" table:formula="of:=+(IF([.B351]&gt;[.C351]; [.$C$3]; ([.B351]+([.D351]*[.$B$3]))*[.$D$3]))" office:value-type="float" office:value="1.20270737765667E-072">
            <text:p>0.0</text:p>
          </table:table-cell>
          <table:table-cell table:style-name="ce12" table:formula="of:=+(IF([.B351]&gt;[.C351];[.$E$3];(([.C351]-[.E351])*[.F351])+[.E351]))" office:value-type="float" office:value="1">
            <text:p>1.00000</text:p>
          </table:table-cell>
          <table:table-cell table:style-name="ce15" table:formula="of:=[.D351]" office:value-type="float" office:value="0">
            <text:p>0</text:p>
          </table:table-cell>
          <table:table-cell table:style-name="ce20" table:formula="of:=IF([.C351]=100;([.$G$3])*([.E351]-[.$F$3])+[.$F$3];((1-[.E351])*[.$H$3])+[.E351])" office:value-type="float" office:value="1">
            <text:p>1.0000000</text:p>
          </table:table-cell>
          <table:table-cell table:style-name="ce23" table:formula="of:=IF([.C351]=100;([.$K$3])*([.F351]-[.$J$3])+[.$J$3];([.$I$3]-[.F351])*[.$L$3]+[.F351])" office:value-type="float" office:value="0.6">
            <text:p>0.600</text:p>
          </table:table-cell>
          <table:table-cell table:number-columns-repeated="1018"/>
        </table:table-row>
        <table:table-row table:style-name="ro1">
          <table:table-cell office:value-type="float" office:value="340">
            <text:p>340</text:p>
          </table:table-cell>
          <table:table-cell table:style-name="ce4" table:formula="of:=+(IF([.B352]&gt;[.C352]; [.$C$3]; ([.B352]+([.D352]*[.$B$3]))*[.$D$3]))" office:value-type="float" office:value="6.01353688828336E-073">
            <text:p>0.0</text:p>
          </table:table-cell>
          <table:table-cell table:style-name="ce12" table:formula="of:=+(IF([.B352]&gt;[.C352];[.$E$3];(([.C352]-[.E352])*[.F352])+[.E352]))" office:value-type="float" office:value="1">
            <text:p>1.00000</text:p>
          </table:table-cell>
          <table:table-cell table:style-name="ce15" table:formula="of:=[.D352]" office:value-type="float" office:value="0">
            <text:p>0</text:p>
          </table:table-cell>
          <table:table-cell table:style-name="ce20" table:formula="of:=IF([.C352]=100;([.$G$3])*([.E352]-[.$F$3])+[.$F$3];((1-[.E352])*[.$H$3])+[.E352])" office:value-type="float" office:value="1">
            <text:p>1.0000000</text:p>
          </table:table-cell>
          <table:table-cell table:style-name="ce23" table:formula="of:=IF([.C352]=100;([.$K$3])*([.F352]-[.$J$3])+[.$J$3];([.$I$3]-[.F352])*[.$L$3]+[.F352])" office:value-type="float" office:value="0.6">
            <text:p>0.600</text:p>
          </table:table-cell>
          <table:table-cell table:number-columns-repeated="1018"/>
        </table:table-row>
        <table:table-row table:style-name="ro1">
          <table:table-cell office:value-type="float" office:value="341">
            <text:p>341</text:p>
          </table:table-cell>
          <table:table-cell table:style-name="ce4" table:formula="of:=+(IF([.B353]&gt;[.C353]; [.$C$3]; ([.B353]+([.D353]*[.$B$3]))*[.$D$3]))" office:value-type="float" office:value="3.00676844414168E-073">
            <text:p>0.0</text:p>
          </table:table-cell>
          <table:table-cell table:style-name="ce12" table:formula="of:=+(IF([.B353]&gt;[.C353];[.$E$3];(([.C353]-[.E353])*[.F353])+[.E353]))" office:value-type="float" office:value="1">
            <text:p>1.00000</text:p>
          </table:table-cell>
          <table:table-cell table:style-name="ce15" table:formula="of:=[.D353]" office:value-type="float" office:value="0">
            <text:p>0</text:p>
          </table:table-cell>
          <table:table-cell table:style-name="ce20" table:formula="of:=IF([.C353]=100;([.$G$3])*([.E353]-[.$F$3])+[.$F$3];((1-[.E353])*[.$H$3])+[.E353])" office:value-type="float" office:value="1">
            <text:p>1.0000000</text:p>
          </table:table-cell>
          <table:table-cell table:style-name="ce23" table:formula="of:=IF([.C353]=100;([.$K$3])*([.F353]-[.$J$3])+[.$J$3];([.$I$3]-[.F353])*[.$L$3]+[.F353])" office:value-type="float" office:value="0.6">
            <text:p>0.600</text:p>
          </table:table-cell>
          <table:table-cell table:number-columns-repeated="1018"/>
        </table:table-row>
        <table:table-row table:style-name="ro1">
          <table:table-cell office:value-type="float" office:value="342">
            <text:p>342</text:p>
          </table:table-cell>
          <table:table-cell table:style-name="ce4" table:formula="of:=+(IF([.B354]&gt;[.C354]; [.$C$3]; ([.B354]+([.D354]*[.$B$3]))*[.$D$3]))" office:value-type="float" office:value="1.50338422207084E-073">
            <text:p>0.0</text:p>
          </table:table-cell>
          <table:table-cell table:style-name="ce12" table:formula="of:=+(IF([.B354]&gt;[.C354];[.$E$3];(([.C354]-[.E354])*[.F354])+[.E354]))" office:value-type="float" office:value="1">
            <text:p>1.00000</text:p>
          </table:table-cell>
          <table:table-cell table:style-name="ce15" table:formula="of:=[.D354]" office:value-type="float" office:value="0">
            <text:p>0</text:p>
          </table:table-cell>
          <table:table-cell table:style-name="ce20" table:formula="of:=IF([.C354]=100;([.$G$3])*([.E354]-[.$F$3])+[.$F$3];((1-[.E354])*[.$H$3])+[.E354])" office:value-type="float" office:value="1">
            <text:p>1.0000000</text:p>
          </table:table-cell>
          <table:table-cell table:style-name="ce23" table:formula="of:=IF([.C354]=100;([.$K$3])*([.F354]-[.$J$3])+[.$J$3];([.$I$3]-[.F354])*[.$L$3]+[.F354])" office:value-type="float" office:value="0.6">
            <text:p>0.600</text:p>
          </table:table-cell>
          <table:table-cell table:number-columns-repeated="1018"/>
        </table:table-row>
        <table:table-row table:style-name="ro1">
          <table:table-cell office:value-type="float" office:value="343">
            <text:p>343</text:p>
          </table:table-cell>
          <table:table-cell table:style-name="ce4" table:formula="of:=+(IF([.B355]&gt;[.C355]; [.$C$3]; ([.B355]+([.D355]*[.$B$3]))*[.$D$3]))" office:value-type="float" office:value="7.51692111035421E-074">
            <text:p>0.0</text:p>
          </table:table-cell>
          <table:table-cell table:style-name="ce12" table:formula="of:=+(IF([.B355]&gt;[.C355];[.$E$3];(([.C355]-[.E355])*[.F355])+[.E355]))" office:value-type="float" office:value="1">
            <text:p>1.00000</text:p>
          </table:table-cell>
          <table:table-cell table:style-name="ce15" table:formula="of:=[.D355]" office:value-type="float" office:value="0">
            <text:p>0</text:p>
          </table:table-cell>
          <table:table-cell table:style-name="ce20" table:formula="of:=IF([.C355]=100;([.$G$3])*([.E355]-[.$F$3])+[.$F$3];((1-[.E355])*[.$H$3])+[.E355])" office:value-type="float" office:value="1">
            <text:p>1.0000000</text:p>
          </table:table-cell>
          <table:table-cell table:style-name="ce23" table:formula="of:=IF([.C355]=100;([.$K$3])*([.F355]-[.$J$3])+[.$J$3];([.$I$3]-[.F355])*[.$L$3]+[.F355])" office:value-type="float" office:value="0.6">
            <text:p>0.600</text:p>
          </table:table-cell>
          <table:table-cell table:number-columns-repeated="1018"/>
        </table:table-row>
        <table:table-row table:style-name="ro1">
          <table:table-cell office:value-type="float" office:value="344">
            <text:p>344</text:p>
          </table:table-cell>
          <table:table-cell table:style-name="ce4" table:formula="of:=+(IF([.B356]&gt;[.C356]; [.$C$3]; ([.B356]+([.D356]*[.$B$3]))*[.$D$3]))" office:value-type="float" office:value="3.7584605551771E-074">
            <text:p>0.0</text:p>
          </table:table-cell>
          <table:table-cell table:style-name="ce12" table:formula="of:=+(IF([.B356]&gt;[.C356];[.$E$3];(([.C356]-[.E356])*[.F356])+[.E356]))" office:value-type="float" office:value="1">
            <text:p>1.00000</text:p>
          </table:table-cell>
          <table:table-cell table:style-name="ce15" table:formula="of:=[.D356]" office:value-type="float" office:value="0">
            <text:p>0</text:p>
          </table:table-cell>
          <table:table-cell table:style-name="ce20" table:formula="of:=IF([.C356]=100;([.$G$3])*([.E356]-[.$F$3])+[.$F$3];((1-[.E356])*[.$H$3])+[.E356])" office:value-type="float" office:value="1">
            <text:p>1.0000000</text:p>
          </table:table-cell>
          <table:table-cell table:style-name="ce23" table:formula="of:=IF([.C356]=100;([.$K$3])*([.F356]-[.$J$3])+[.$J$3];([.$I$3]-[.F356])*[.$L$3]+[.F356])" office:value-type="float" office:value="0.6">
            <text:p>0.600</text:p>
          </table:table-cell>
          <table:table-cell table:number-columns-repeated="1018"/>
        </table:table-row>
        <table:table-row table:style-name="ro1">
          <table:table-cell office:value-type="float" office:value="345">
            <text:p>345</text:p>
          </table:table-cell>
          <table:table-cell table:style-name="ce4" table:formula="of:=+(IF([.B357]&gt;[.C357]; [.$C$3]; ([.B357]+([.D357]*[.$B$3]))*[.$D$3]))" office:value-type="float" office:value="1.87923027758855E-074">
            <text:p>0.0</text:p>
          </table:table-cell>
          <table:table-cell table:style-name="ce12" table:formula="of:=+(IF([.B357]&gt;[.C357];[.$E$3];(([.C357]-[.E357])*[.F357])+[.E357]))" office:value-type="float" office:value="1">
            <text:p>1.00000</text:p>
          </table:table-cell>
          <table:table-cell table:style-name="ce15" table:formula="of:=[.D357]" office:value-type="float" office:value="0">
            <text:p>0</text:p>
          </table:table-cell>
          <table:table-cell table:style-name="ce20" table:formula="of:=IF([.C357]=100;([.$G$3])*([.E357]-[.$F$3])+[.$F$3];((1-[.E357])*[.$H$3])+[.E357])" office:value-type="float" office:value="1">
            <text:p>1.0000000</text:p>
          </table:table-cell>
          <table:table-cell table:style-name="ce23" table:formula="of:=IF([.C357]=100;([.$K$3])*([.F357]-[.$J$3])+[.$J$3];([.$I$3]-[.F357])*[.$L$3]+[.F357])" office:value-type="float" office:value="0.6">
            <text:p>0.600</text:p>
          </table:table-cell>
          <table:table-cell table:number-columns-repeated="1018"/>
        </table:table-row>
        <table:table-row table:style-name="ro1">
          <table:table-cell office:value-type="float" office:value="346">
            <text:p>346</text:p>
          </table:table-cell>
          <table:table-cell table:style-name="ce4" table:formula="of:=+(IF([.B358]&gt;[.C358]; [.$C$3]; ([.B358]+([.D358]*[.$B$3]))*[.$D$3]))" office:value-type="float" office:value="9.39615138794276E-075">
            <text:p>0.0</text:p>
          </table:table-cell>
          <table:table-cell table:style-name="ce12" table:formula="of:=+(IF([.B358]&gt;[.C358];[.$E$3];(([.C358]-[.E358])*[.F358])+[.E358]))" office:value-type="float" office:value="1">
            <text:p>1.00000</text:p>
          </table:table-cell>
          <table:table-cell table:style-name="ce15" table:formula="of:=[.D358]" office:value-type="float" office:value="0">
            <text:p>0</text:p>
          </table:table-cell>
          <table:table-cell table:style-name="ce20" table:formula="of:=IF([.C358]=100;([.$G$3])*([.E358]-[.$F$3])+[.$F$3];((1-[.E358])*[.$H$3])+[.E358])" office:value-type="float" office:value="1">
            <text:p>1.0000000</text:p>
          </table:table-cell>
          <table:table-cell table:style-name="ce23" table:formula="of:=IF([.C358]=100;([.$K$3])*([.F358]-[.$J$3])+[.$J$3];([.$I$3]-[.F358])*[.$L$3]+[.F358])" office:value-type="float" office:value="0.6">
            <text:p>0.600</text:p>
          </table:table-cell>
          <table:table-cell table:number-columns-repeated="1018"/>
        </table:table-row>
        <table:table-row table:style-name="ro1">
          <table:table-cell office:value-type="float" office:value="347">
            <text:p>347</text:p>
          </table:table-cell>
          <table:table-cell table:style-name="ce4" table:formula="of:=+(IF([.B359]&gt;[.C359]; [.$C$3]; ([.B359]+([.D359]*[.$B$3]))*[.$D$3]))" office:value-type="float" office:value="4.69807569397138E-075">
            <text:p>0.0</text:p>
          </table:table-cell>
          <table:table-cell table:style-name="ce12" table:formula="of:=+(IF([.B359]&gt;[.C359];[.$E$3];(([.C359]-[.E359])*[.F359])+[.E359]))" office:value-type="float" office:value="1">
            <text:p>1.00000</text:p>
          </table:table-cell>
          <table:table-cell table:style-name="ce15" table:formula="of:=[.D359]" office:value-type="float" office:value="0">
            <text:p>0</text:p>
          </table:table-cell>
          <table:table-cell table:style-name="ce20" table:formula="of:=IF([.C359]=100;([.$G$3])*([.E359]-[.$F$3])+[.$F$3];((1-[.E359])*[.$H$3])+[.E359])" office:value-type="float" office:value="1">
            <text:p>1.0000000</text:p>
          </table:table-cell>
          <table:table-cell table:style-name="ce23" table:formula="of:=IF([.C359]=100;([.$K$3])*([.F359]-[.$J$3])+[.$J$3];([.$I$3]-[.F359])*[.$L$3]+[.F359])" office:value-type="float" office:value="0.6">
            <text:p>0.600</text:p>
          </table:table-cell>
          <table:table-cell table:number-columns-repeated="1018"/>
        </table:table-row>
        <table:table-row table:style-name="ro1">
          <table:table-cell office:value-type="float" office:value="348">
            <text:p>348</text:p>
          </table:table-cell>
          <table:table-cell table:style-name="ce4" table:formula="of:=+(IF([.B360]&gt;[.C360]; [.$C$3]; ([.B360]+([.D360]*[.$B$3]))*[.$D$3]))" office:value-type="float" office:value="2.34903784698569E-075">
            <text:p>0.0</text:p>
          </table:table-cell>
          <table:table-cell table:style-name="ce12" table:formula="of:=+(IF([.B360]&gt;[.C360];[.$E$3];(([.C360]-[.E360])*[.F360])+[.E360]))" office:value-type="float" office:value="1">
            <text:p>1.00000</text:p>
          </table:table-cell>
          <table:table-cell table:style-name="ce15" table:formula="of:=[.D360]" office:value-type="float" office:value="0">
            <text:p>0</text:p>
          </table:table-cell>
          <table:table-cell table:style-name="ce20" table:formula="of:=IF([.C360]=100;([.$G$3])*([.E360]-[.$F$3])+[.$F$3];((1-[.E360])*[.$H$3])+[.E360])" office:value-type="float" office:value="1">
            <text:p>1.0000000</text:p>
          </table:table-cell>
          <table:table-cell table:style-name="ce23" table:formula="of:=IF([.C360]=100;([.$K$3])*([.F360]-[.$J$3])+[.$J$3];([.$I$3]-[.F360])*[.$L$3]+[.F360])" office:value-type="float" office:value="0.6">
            <text:p>0.600</text:p>
          </table:table-cell>
          <table:table-cell table:number-columns-repeated="1018"/>
        </table:table-row>
        <table:table-row table:style-name="ro1">
          <table:table-cell office:value-type="float" office:value="349">
            <text:p>349</text:p>
          </table:table-cell>
          <table:table-cell table:style-name="ce4" table:formula="of:=+(IF([.B361]&gt;[.C361]; [.$C$3]; ([.B361]+([.D361]*[.$B$3]))*[.$D$3]))" office:value-type="float" office:value="1.17451892349284E-075">
            <text:p>0.0</text:p>
          </table:table-cell>
          <table:table-cell table:style-name="ce12" table:formula="of:=+(IF([.B361]&gt;[.C361];[.$E$3];(([.C361]-[.E361])*[.F361])+[.E361]))" office:value-type="float" office:value="1">
            <text:p>1.00000</text:p>
          </table:table-cell>
          <table:table-cell table:style-name="ce15" table:formula="of:=[.D361]" office:value-type="float" office:value="0">
            <text:p>0</text:p>
          </table:table-cell>
          <table:table-cell table:style-name="ce20" table:formula="of:=IF([.C361]=100;([.$G$3])*([.E361]-[.$F$3])+[.$F$3];((1-[.E361])*[.$H$3])+[.E361])" office:value-type="float" office:value="1">
            <text:p>1.0000000</text:p>
          </table:table-cell>
          <table:table-cell table:style-name="ce23" table:formula="of:=IF([.C361]=100;([.$K$3])*([.F361]-[.$J$3])+[.$J$3];([.$I$3]-[.F361])*[.$L$3]+[.F361])" office:value-type="float" office:value="0.6">
            <text:p>0.600</text:p>
          </table:table-cell>
          <table:table-cell table:number-columns-repeated="1018"/>
        </table:table-row>
        <table:table-row table:style-name="ro1">
          <table:table-cell office:value-type="float" office:value="350">
            <text:p>350</text:p>
          </table:table-cell>
          <table:table-cell table:style-name="ce4" table:formula="of:=+(IF([.B362]&gt;[.C362]; [.$C$3]; ([.B362]+([.D362]*[.$B$3]))*[.$D$3]))" office:value-type="float" office:value="5.87259461746422E-076">
            <text:p>0.0</text:p>
          </table:table-cell>
          <table:table-cell table:style-name="ce12" table:formula="of:=+(IF([.B362]&gt;[.C362];[.$E$3];(([.C362]-[.E362])*[.F362])+[.E362]))" office:value-type="float" office:value="1">
            <text:p>1.00000</text:p>
          </table:table-cell>
          <table:table-cell table:style-name="ce15" table:formula="of:=[.D362]" office:value-type="float" office:value="0">
            <text:p>0</text:p>
          </table:table-cell>
          <table:table-cell table:style-name="ce20" table:formula="of:=IF([.C362]=100;([.$G$3])*([.E362]-[.$F$3])+[.$F$3];((1-[.E362])*[.$H$3])+[.E362])" office:value-type="float" office:value="1">
            <text:p>1.0000000</text:p>
          </table:table-cell>
          <table:table-cell table:style-name="ce23" table:formula="of:=IF([.C362]=100;([.$K$3])*([.F362]-[.$J$3])+[.$J$3];([.$I$3]-[.F362])*[.$L$3]+[.F362])" office:value-type="float" office:value="0.6">
            <text:p>0.600</text:p>
          </table:table-cell>
          <table:table-cell table:number-columns-repeated="1018"/>
        </table:table-row>
        <table:table-row table:style-name="ro1">
          <table:table-cell office:value-type="float" office:value="351">
            <text:p>351</text:p>
          </table:table-cell>
          <table:table-cell table:style-name="ce4" table:formula="of:=+(IF([.B363]&gt;[.C363]; [.$C$3]; ([.B363]+([.D363]*[.$B$3]))*[.$D$3]))" office:value-type="float" office:value="2.93629730873211E-076">
            <text:p>0.0</text:p>
          </table:table-cell>
          <table:table-cell table:style-name="ce12" table:formula="of:=+(IF([.B363]&gt;[.C363];[.$E$3];(([.C363]-[.E363])*[.F363])+[.E363]))" office:value-type="float" office:value="1">
            <text:p>1.00000</text:p>
          </table:table-cell>
          <table:table-cell table:style-name="ce15" table:formula="of:=[.D363]" office:value-type="float" office:value="0">
            <text:p>0</text:p>
          </table:table-cell>
          <table:table-cell table:style-name="ce20" table:formula="of:=IF([.C363]=100;([.$G$3])*([.E363]-[.$F$3])+[.$F$3];((1-[.E363])*[.$H$3])+[.E363])" office:value-type="float" office:value="1">
            <text:p>1.0000000</text:p>
          </table:table-cell>
          <table:table-cell table:style-name="ce23" table:formula="of:=IF([.C363]=100;([.$K$3])*([.F363]-[.$J$3])+[.$J$3];([.$I$3]-[.F363])*[.$L$3]+[.F363])" office:value-type="float" office:value="0.6">
            <text:p>0.600</text:p>
          </table:table-cell>
          <table:table-cell table:number-columns-repeated="1018"/>
        </table:table-row>
        <table:table-row table:style-name="ro1">
          <table:table-cell office:value-type="float" office:value="352">
            <text:p>352</text:p>
          </table:table-cell>
          <table:table-cell table:style-name="ce4" table:formula="of:=+(IF([.B364]&gt;[.C364]; [.$C$3]; ([.B364]+([.D364]*[.$B$3]))*[.$D$3]))" office:value-type="float" office:value="1.46814865436606E-076">
            <text:p>0.0</text:p>
          </table:table-cell>
          <table:table-cell table:style-name="ce12" table:formula="of:=+(IF([.B364]&gt;[.C364];[.$E$3];(([.C364]-[.E364])*[.F364])+[.E364]))" office:value-type="float" office:value="1">
            <text:p>1.00000</text:p>
          </table:table-cell>
          <table:table-cell table:style-name="ce15" table:formula="of:=[.D364]" office:value-type="float" office:value="0">
            <text:p>0</text:p>
          </table:table-cell>
          <table:table-cell table:style-name="ce20" table:formula="of:=IF([.C364]=100;([.$G$3])*([.E364]-[.$F$3])+[.$F$3];((1-[.E364])*[.$H$3])+[.E364])" office:value-type="float" office:value="1">
            <text:p>1.0000000</text:p>
          </table:table-cell>
          <table:table-cell table:style-name="ce23" table:formula="of:=IF([.C364]=100;([.$K$3])*([.F364]-[.$J$3])+[.$J$3];([.$I$3]-[.F364])*[.$L$3]+[.F364])" office:value-type="float" office:value="0.6">
            <text:p>0.600</text:p>
          </table:table-cell>
          <table:table-cell table:number-columns-repeated="1018"/>
        </table:table-row>
        <table:table-row table:style-name="ro1">
          <table:table-cell office:value-type="float" office:value="353">
            <text:p>353</text:p>
          </table:table-cell>
          <table:table-cell table:style-name="ce4" table:formula="of:=+(IF([.B365]&gt;[.C365]; [.$C$3]; ([.B365]+([.D365]*[.$B$3]))*[.$D$3]))" office:value-type="float" office:value="7.34074327183028E-077">
            <text:p>0.0</text:p>
          </table:table-cell>
          <table:table-cell table:style-name="ce12" table:formula="of:=+(IF([.B365]&gt;[.C365];[.$E$3];(([.C365]-[.E365])*[.F365])+[.E365]))" office:value-type="float" office:value="1">
            <text:p>1.00000</text:p>
          </table:table-cell>
          <table:table-cell table:style-name="ce15" table:formula="of:=[.D365]" office:value-type="float" office:value="0">
            <text:p>0</text:p>
          </table:table-cell>
          <table:table-cell table:style-name="ce20" table:formula="of:=IF([.C365]=100;([.$G$3])*([.E365]-[.$F$3])+[.$F$3];((1-[.E365])*[.$H$3])+[.E365])" office:value-type="float" office:value="1">
            <text:p>1.0000000</text:p>
          </table:table-cell>
          <table:table-cell table:style-name="ce23" table:formula="of:=IF([.C365]=100;([.$K$3])*([.F365]-[.$J$3])+[.$J$3];([.$I$3]-[.F365])*[.$L$3]+[.F365])" office:value-type="float" office:value="0.6">
            <text:p>0.600</text:p>
          </table:table-cell>
          <table:table-cell table:number-columns-repeated="1018"/>
        </table:table-row>
        <table:table-row table:style-name="ro1">
          <table:table-cell office:value-type="float" office:value="354">
            <text:p>354</text:p>
          </table:table-cell>
          <table:table-cell table:style-name="ce4" table:formula="of:=+(IF([.B366]&gt;[.C366]; [.$C$3]; ([.B366]+([.D366]*[.$B$3]))*[.$D$3]))" office:value-type="float" office:value="3.67037163591514E-077">
            <text:p>0.0</text:p>
          </table:table-cell>
          <table:table-cell table:style-name="ce12" table:formula="of:=+(IF([.B366]&gt;[.C366];[.$E$3];(([.C366]-[.E366])*[.F366])+[.E366]))" office:value-type="float" office:value="1">
            <text:p>1.00000</text:p>
          </table:table-cell>
          <table:table-cell table:style-name="ce15" table:formula="of:=[.D366]" office:value-type="float" office:value="0">
            <text:p>0</text:p>
          </table:table-cell>
          <table:table-cell table:style-name="ce20" table:formula="of:=IF([.C366]=100;([.$G$3])*([.E366]-[.$F$3])+[.$F$3];((1-[.E366])*[.$H$3])+[.E366])" office:value-type="float" office:value="1">
            <text:p>1.0000000</text:p>
          </table:table-cell>
          <table:table-cell table:style-name="ce23" table:formula="of:=IF([.C366]=100;([.$K$3])*([.F366]-[.$J$3])+[.$J$3];([.$I$3]-[.F366])*[.$L$3]+[.F366])" office:value-type="float" office:value="0.6">
            <text:p>0.600</text:p>
          </table:table-cell>
          <table:table-cell table:number-columns-repeated="1018"/>
        </table:table-row>
        <table:table-row table:style-name="ro1">
          <table:table-cell office:value-type="float" office:value="355">
            <text:p>355</text:p>
          </table:table-cell>
          <table:table-cell table:style-name="ce4" table:formula="of:=+(IF([.B367]&gt;[.C367]; [.$C$3]; ([.B367]+([.D367]*[.$B$3]))*[.$D$3]))" office:value-type="float" office:value="1.83518581795757E-077">
            <text:p>0.0</text:p>
          </table:table-cell>
          <table:table-cell table:style-name="ce12" table:formula="of:=+(IF([.B367]&gt;[.C367];[.$E$3];(([.C367]-[.E367])*[.F367])+[.E367]))" office:value-type="float" office:value="1">
            <text:p>1.00000</text:p>
          </table:table-cell>
          <table:table-cell table:style-name="ce15" table:formula="of:=[.D367]" office:value-type="float" office:value="0">
            <text:p>0</text:p>
          </table:table-cell>
          <table:table-cell table:style-name="ce20" table:formula="of:=IF([.C367]=100;([.$G$3])*([.E367]-[.$F$3])+[.$F$3];((1-[.E367])*[.$H$3])+[.E367])" office:value-type="float" office:value="1">
            <text:p>1.0000000</text:p>
          </table:table-cell>
          <table:table-cell table:style-name="ce23" table:formula="of:=IF([.C367]=100;([.$K$3])*([.F367]-[.$J$3])+[.$J$3];([.$I$3]-[.F367])*[.$L$3]+[.F367])" office:value-type="float" office:value="0.6">
            <text:p>0.600</text:p>
          </table:table-cell>
          <table:table-cell table:number-columns-repeated="1018"/>
        </table:table-row>
        <table:table-row table:style-name="ro1">
          <table:table-cell office:value-type="float" office:value="356">
            <text:p>356</text:p>
          </table:table-cell>
          <table:table-cell table:style-name="ce4" table:formula="of:=+(IF([.B368]&gt;[.C368]; [.$C$3]; ([.B368]+([.D368]*[.$B$3]))*[.$D$3]))" office:value-type="float" office:value="9.17592908978785E-078">
            <text:p>0.0</text:p>
          </table:table-cell>
          <table:table-cell table:style-name="ce12" table:formula="of:=+(IF([.B368]&gt;[.C368];[.$E$3];(([.C368]-[.E368])*[.F368])+[.E368]))" office:value-type="float" office:value="1">
            <text:p>1.00000</text:p>
          </table:table-cell>
          <table:table-cell table:style-name="ce15" table:formula="of:=[.D368]" office:value-type="float" office:value="0">
            <text:p>0</text:p>
          </table:table-cell>
          <table:table-cell table:style-name="ce20" table:formula="of:=IF([.C368]=100;([.$G$3])*([.E368]-[.$F$3])+[.$F$3];((1-[.E368])*[.$H$3])+[.E368])" office:value-type="float" office:value="1">
            <text:p>1.0000000</text:p>
          </table:table-cell>
          <table:table-cell table:style-name="ce23" table:formula="of:=IF([.C368]=100;([.$K$3])*([.F368]-[.$J$3])+[.$J$3];([.$I$3]-[.F368])*[.$L$3]+[.F368])" office:value-type="float" office:value="0.6">
            <text:p>0.600</text:p>
          </table:table-cell>
          <table:table-cell table:number-columns-repeated="1018"/>
        </table:table-row>
        <table:table-row table:style-name="ro1">
          <table:table-cell office:value-type="float" office:value="357">
            <text:p>357</text:p>
          </table:table-cell>
          <table:table-cell table:style-name="ce4" table:formula="of:=+(IF([.B369]&gt;[.C369]; [.$C$3]; ([.B369]+([.D369]*[.$B$3]))*[.$D$3]))" office:value-type="float" office:value="4.58796454489392E-078">
            <text:p>0.0</text:p>
          </table:table-cell>
          <table:table-cell table:style-name="ce12" table:formula="of:=+(IF([.B369]&gt;[.C369];[.$E$3];(([.C369]-[.E369])*[.F369])+[.E369]))" office:value-type="float" office:value="1">
            <text:p>1.00000</text:p>
          </table:table-cell>
          <table:table-cell table:style-name="ce15" table:formula="of:=[.D369]" office:value-type="float" office:value="0">
            <text:p>0</text:p>
          </table:table-cell>
          <table:table-cell table:style-name="ce20" table:formula="of:=IF([.C369]=100;([.$G$3])*([.E369]-[.$F$3])+[.$F$3];((1-[.E369])*[.$H$3])+[.E369])" office:value-type="float" office:value="1">
            <text:p>1.0000000</text:p>
          </table:table-cell>
          <table:table-cell table:style-name="ce23" table:formula="of:=IF([.C369]=100;([.$K$3])*([.F369]-[.$J$3])+[.$J$3];([.$I$3]-[.F369])*[.$L$3]+[.F369])" office:value-type="float" office:value="0.6">
            <text:p>0.600</text:p>
          </table:table-cell>
          <table:table-cell table:number-columns-repeated="1018"/>
        </table:table-row>
        <table:table-row table:style-name="ro1">
          <table:table-cell office:value-type="float" office:value="358">
            <text:p>358</text:p>
          </table:table-cell>
          <table:table-cell table:style-name="ce4" table:formula="of:=+(IF([.B370]&gt;[.C370]; [.$C$3]; ([.B370]+([.D370]*[.$B$3]))*[.$D$3]))" office:value-type="float" office:value="2.29398227244696E-078">
            <text:p>0.0</text:p>
          </table:table-cell>
          <table:table-cell table:style-name="ce12" table:formula="of:=+(IF([.B370]&gt;[.C370];[.$E$3];(([.C370]-[.E370])*[.F370])+[.E370]))" office:value-type="float" office:value="1">
            <text:p>1.00000</text:p>
          </table:table-cell>
          <table:table-cell table:style-name="ce15" table:formula="of:=[.D370]" office:value-type="float" office:value="0">
            <text:p>0</text:p>
          </table:table-cell>
          <table:table-cell table:style-name="ce20" table:formula="of:=IF([.C370]=100;([.$G$3])*([.E370]-[.$F$3])+[.$F$3];((1-[.E370])*[.$H$3])+[.E370])" office:value-type="float" office:value="1">
            <text:p>1.0000000</text:p>
          </table:table-cell>
          <table:table-cell table:style-name="ce23" table:formula="of:=IF([.C370]=100;([.$K$3])*([.F370]-[.$J$3])+[.$J$3];([.$I$3]-[.F370])*[.$L$3]+[.F370])" office:value-type="float" office:value="0.6">
            <text:p>0.600</text:p>
          </table:table-cell>
          <table:table-cell table:number-columns-repeated="1018"/>
        </table:table-row>
        <table:table-row table:style-name="ro1">
          <table:table-cell office:value-type="float" office:value="359">
            <text:p>359</text:p>
          </table:table-cell>
          <table:table-cell table:style-name="ce4" table:formula="of:=+(IF([.B371]&gt;[.C371]; [.$C$3]; ([.B371]+([.D371]*[.$B$3]))*[.$D$3]))" office:value-type="float" office:value="1.14699113622348E-078">
            <text:p>0.0</text:p>
          </table:table-cell>
          <table:table-cell table:style-name="ce12" table:formula="of:=+(IF([.B371]&gt;[.C371];[.$E$3];(([.C371]-[.E371])*[.F371])+[.E371]))" office:value-type="float" office:value="1">
            <text:p>1.00000</text:p>
          </table:table-cell>
          <table:table-cell table:style-name="ce15" table:formula="of:=[.D371]" office:value-type="float" office:value="0">
            <text:p>0</text:p>
          </table:table-cell>
          <table:table-cell table:style-name="ce20" table:formula="of:=IF([.C371]=100;([.$G$3])*([.E371]-[.$F$3])+[.$F$3];((1-[.E371])*[.$H$3])+[.E371])" office:value-type="float" office:value="1">
            <text:p>1.0000000</text:p>
          </table:table-cell>
          <table:table-cell table:style-name="ce23" table:formula="of:=IF([.C371]=100;([.$K$3])*([.F371]-[.$J$3])+[.$J$3];([.$I$3]-[.F371])*[.$L$3]+[.F371])" office:value-type="float" office:value="0.6">
            <text:p>0.600</text:p>
          </table:table-cell>
          <table:table-cell table:number-columns-repeated="1018"/>
        </table:table-row>
        <table:table-row table:style-name="ro1">
          <table:table-cell office:value-type="float" office:value="360">
            <text:p>360</text:p>
          </table:table-cell>
          <table:table-cell table:style-name="ce4" table:formula="of:=+(IF([.B372]&gt;[.C372]; [.$C$3]; ([.B372]+([.D372]*[.$B$3]))*[.$D$3]))" office:value-type="float" office:value="5.7349556811174E-079">
            <text:p>0.0</text:p>
          </table:table-cell>
          <table:table-cell table:style-name="ce12" table:formula="of:=+(IF([.B372]&gt;[.C372];[.$E$3];(([.C372]-[.E372])*[.F372])+[.E372]))" office:value-type="float" office:value="1">
            <text:p>1.00000</text:p>
          </table:table-cell>
          <table:table-cell table:style-name="ce15" table:formula="of:=[.D372]" office:value-type="float" office:value="0">
            <text:p>0</text:p>
          </table:table-cell>
          <table:table-cell table:style-name="ce20" table:formula="of:=IF([.C372]=100;([.$G$3])*([.E372]-[.$F$3])+[.$F$3];((1-[.E372])*[.$H$3])+[.E372])" office:value-type="float" office:value="1">
            <text:p>1.0000000</text:p>
          </table:table-cell>
          <table:table-cell table:style-name="ce23" table:formula="of:=IF([.C372]=100;([.$K$3])*([.F372]-[.$J$3])+[.$J$3];([.$I$3]-[.F372])*[.$L$3]+[.F372])" office:value-type="float" office:value="0.6">
            <text:p>0.600</text:p>
          </table:table-cell>
          <table:table-cell table:number-columns-repeated="1018"/>
        </table:table-row>
        <table:table-row table:style-name="ro1">
          <table:table-cell office:value-type="float" office:value="361">
            <text:p>361</text:p>
          </table:table-cell>
          <table:table-cell table:style-name="ce4" table:formula="of:=+(IF([.B373]&gt;[.C373]; [.$C$3]; ([.B373]+([.D373]*[.$B$3]))*[.$D$3]))" office:value-type="float" office:value="2.8674778405587E-079">
            <text:p>0.0</text:p>
          </table:table-cell>
          <table:table-cell table:style-name="ce12" table:formula="of:=+(IF([.B373]&gt;[.C373];[.$E$3];(([.C373]-[.E373])*[.F373])+[.E373]))" office:value-type="float" office:value="1">
            <text:p>1.00000</text:p>
          </table:table-cell>
          <table:table-cell table:style-name="ce15" table:formula="of:=[.D373]" office:value-type="float" office:value="0">
            <text:p>0</text:p>
          </table:table-cell>
          <table:table-cell table:style-name="ce20" table:formula="of:=IF([.C373]=100;([.$G$3])*([.E373]-[.$F$3])+[.$F$3];((1-[.E373])*[.$H$3])+[.E373])" office:value-type="float" office:value="1">
            <text:p>1.0000000</text:p>
          </table:table-cell>
          <table:table-cell table:style-name="ce23" table:formula="of:=IF([.C373]=100;([.$K$3])*([.F373]-[.$J$3])+[.$J$3];([.$I$3]-[.F373])*[.$L$3]+[.F373])" office:value-type="float" office:value="0.6">
            <text:p>0.600</text:p>
          </table:table-cell>
          <table:table-cell table:number-columns-repeated="1018"/>
        </table:table-row>
        <table:table-row table:style-name="ro1">
          <table:table-cell office:value-type="float" office:value="362">
            <text:p>362</text:p>
          </table:table-cell>
          <table:table-cell table:style-name="ce4" table:formula="of:=+(IF([.B374]&gt;[.C374]; [.$C$3]; ([.B374]+([.D374]*[.$B$3]))*[.$D$3]))" office:value-type="float" office:value="1.43373892027935E-079">
            <text:p>0.0</text:p>
          </table:table-cell>
          <table:table-cell table:style-name="ce12" table:formula="of:=+(IF([.B374]&gt;[.C374];[.$E$3];(([.C374]-[.E374])*[.F374])+[.E374]))" office:value-type="float" office:value="1">
            <text:p>1.00000</text:p>
          </table:table-cell>
          <table:table-cell table:style-name="ce15" table:formula="of:=[.D374]" office:value-type="float" office:value="0">
            <text:p>0</text:p>
          </table:table-cell>
          <table:table-cell table:style-name="ce20" table:formula="of:=IF([.C374]=100;([.$G$3])*([.E374]-[.$F$3])+[.$F$3];((1-[.E374])*[.$H$3])+[.E374])" office:value-type="float" office:value="1">
            <text:p>1.0000000</text:p>
          </table:table-cell>
          <table:table-cell table:style-name="ce23" table:formula="of:=IF([.C374]=100;([.$K$3])*([.F374]-[.$J$3])+[.$J$3];([.$I$3]-[.F374])*[.$L$3]+[.F374])" office:value-type="float" office:value="0.6">
            <text:p>0.600</text:p>
          </table:table-cell>
          <table:table-cell table:number-columns-repeated="1018"/>
        </table:table-row>
        <table:table-row table:style-name="ro1">
          <table:table-cell office:value-type="float" office:value="363">
            <text:p>363</text:p>
          </table:table-cell>
          <table:table-cell table:style-name="ce4" table:formula="of:=+(IF([.B375]&gt;[.C375]; [.$C$3]; ([.B375]+([.D375]*[.$B$3]))*[.$D$3]))" office:value-type="float" office:value="7.16869460139676E-080">
            <text:p>0.0</text:p>
          </table:table-cell>
          <table:table-cell table:style-name="ce12" table:formula="of:=+(IF([.B375]&gt;[.C375];[.$E$3];(([.C375]-[.E375])*[.F375])+[.E375]))" office:value-type="float" office:value="1">
            <text:p>1.00000</text:p>
          </table:table-cell>
          <table:table-cell table:style-name="ce15" table:formula="of:=[.D375]" office:value-type="float" office:value="0">
            <text:p>0</text:p>
          </table:table-cell>
          <table:table-cell table:style-name="ce20" table:formula="of:=IF([.C375]=100;([.$G$3])*([.E375]-[.$F$3])+[.$F$3];((1-[.E375])*[.$H$3])+[.E375])" office:value-type="float" office:value="1">
            <text:p>1.0000000</text:p>
          </table:table-cell>
          <table:table-cell table:style-name="ce23" table:formula="of:=IF([.C375]=100;([.$K$3])*([.F375]-[.$J$3])+[.$J$3];([.$I$3]-[.F375])*[.$L$3]+[.F375])" office:value-type="float" office:value="0.6">
            <text:p>0.600</text:p>
          </table:table-cell>
          <table:table-cell table:number-columns-repeated="1018"/>
        </table:table-row>
        <table:table-row table:style-name="ro1">
          <table:table-cell office:value-type="float" office:value="364">
            <text:p>364</text:p>
          </table:table-cell>
          <table:table-cell table:style-name="ce4" table:formula="of:=+(IF([.B376]&gt;[.C376]; [.$C$3]; ([.B376]+([.D376]*[.$B$3]))*[.$D$3]))" office:value-type="float" office:value="3.58434730069838E-080">
            <text:p>0.0</text:p>
          </table:table-cell>
          <table:table-cell table:style-name="ce12" table:formula="of:=+(IF([.B376]&gt;[.C376];[.$E$3];(([.C376]-[.E376])*[.F376])+[.E376]))" office:value-type="float" office:value="1">
            <text:p>1.00000</text:p>
          </table:table-cell>
          <table:table-cell table:style-name="ce15" table:formula="of:=[.D376]" office:value-type="float" office:value="0">
            <text:p>0</text:p>
          </table:table-cell>
          <table:table-cell table:style-name="ce20" table:formula="of:=IF([.C376]=100;([.$G$3])*([.E376]-[.$F$3])+[.$F$3];((1-[.E376])*[.$H$3])+[.E376])" office:value-type="float" office:value="1">
            <text:p>1.0000000</text:p>
          </table:table-cell>
          <table:table-cell table:style-name="ce23" table:formula="of:=IF([.C376]=100;([.$K$3])*([.F376]-[.$J$3])+[.$J$3];([.$I$3]-[.F376])*[.$L$3]+[.F376])" office:value-type="float" office:value="0.6">
            <text:p>0.600</text:p>
          </table:table-cell>
          <table:table-cell table:number-columns-repeated="1018"/>
        </table:table-row>
        <table:table-row table:style-name="ro1">
          <table:table-cell office:value-type="float" office:value="365">
            <text:p>365</text:p>
          </table:table-cell>
          <table:table-cell table:style-name="ce4" table:formula="of:=+(IF([.B377]&gt;[.C377]; [.$C$3]; ([.B377]+([.D377]*[.$B$3]))*[.$D$3]))" office:value-type="float" office:value="1.79217365034919E-080">
            <text:p>0.0</text:p>
          </table:table-cell>
          <table:table-cell table:style-name="ce12" table:formula="of:=+(IF([.B377]&gt;[.C377];[.$E$3];(([.C377]-[.E377])*[.F377])+[.E377]))" office:value-type="float" office:value="1">
            <text:p>1.00000</text:p>
          </table:table-cell>
          <table:table-cell table:style-name="ce15" table:formula="of:=[.D377]" office:value-type="float" office:value="0">
            <text:p>0</text:p>
          </table:table-cell>
          <table:table-cell table:style-name="ce20" table:formula="of:=IF([.C377]=100;([.$G$3])*([.E377]-[.$F$3])+[.$F$3];((1-[.E377])*[.$H$3])+[.E377])" office:value-type="float" office:value="1">
            <text:p>1.0000000</text:p>
          </table:table-cell>
          <table:table-cell table:style-name="ce23" table:formula="of:=IF([.C377]=100;([.$K$3])*([.F377]-[.$J$3])+[.$J$3];([.$I$3]-[.F377])*[.$L$3]+[.F377])" office:value-type="float" office:value="0.6">
            <text:p>0.600</text:p>
          </table:table-cell>
          <table:table-cell table:number-columns-repeated="1018"/>
        </table:table-row>
        <table:table-row table:style-name="ro1">
          <table:table-cell office:value-type="float" office:value="366">
            <text:p>366</text:p>
          </table:table-cell>
          <table:table-cell table:style-name="ce4" table:formula="of:=+(IF([.B378]&gt;[.C378]; [.$C$3]; ([.B378]+([.D378]*[.$B$3]))*[.$D$3]))" office:value-type="float" office:value="8.96086825174594E-081">
            <text:p>0.0</text:p>
          </table:table-cell>
          <table:table-cell table:style-name="ce12" table:formula="of:=+(IF([.B378]&gt;[.C378];[.$E$3];(([.C378]-[.E378])*[.F378])+[.E378]))" office:value-type="float" office:value="1">
            <text:p>1.00000</text:p>
          </table:table-cell>
          <table:table-cell table:style-name="ce15" table:formula="of:=[.D378]" office:value-type="float" office:value="0">
            <text:p>0</text:p>
          </table:table-cell>
          <table:table-cell table:style-name="ce20" table:formula="of:=IF([.C378]=100;([.$G$3])*([.E378]-[.$F$3])+[.$F$3];((1-[.E378])*[.$H$3])+[.E378])" office:value-type="float" office:value="1">
            <text:p>1.0000000</text:p>
          </table:table-cell>
          <table:table-cell table:style-name="ce23" table:formula="of:=IF([.C378]=100;([.$K$3])*([.F378]-[.$J$3])+[.$J$3];([.$I$3]-[.F378])*[.$L$3]+[.F378])" office:value-type="float" office:value="0.6">
            <text:p>0.600</text:p>
          </table:table-cell>
          <table:table-cell table:number-columns-repeated="1018"/>
        </table:table-row>
        <table:table-row table:style-name="ro1">
          <table:table-cell office:value-type="float" office:value="367">
            <text:p>367</text:p>
          </table:table-cell>
          <table:table-cell table:style-name="ce4" table:formula="of:=+(IF([.B379]&gt;[.C379]; [.$C$3]; ([.B379]+([.D379]*[.$B$3]))*[.$D$3]))" office:value-type="float" office:value="4.48043412587297E-081">
            <text:p>0.0</text:p>
          </table:table-cell>
          <table:table-cell table:style-name="ce12" table:formula="of:=+(IF([.B379]&gt;[.C379];[.$E$3];(([.C379]-[.E379])*[.F379])+[.E379]))" office:value-type="float" office:value="1">
            <text:p>1.00000</text:p>
          </table:table-cell>
          <table:table-cell table:style-name="ce15" table:formula="of:=[.D379]" office:value-type="float" office:value="0">
            <text:p>0</text:p>
          </table:table-cell>
          <table:table-cell table:style-name="ce20" table:formula="of:=IF([.C379]=100;([.$G$3])*([.E379]-[.$F$3])+[.$F$3];((1-[.E379])*[.$H$3])+[.E379])" office:value-type="float" office:value="1">
            <text:p>1.0000000</text:p>
          </table:table-cell>
          <table:table-cell table:style-name="ce23" table:formula="of:=IF([.C379]=100;([.$K$3])*([.F379]-[.$J$3])+[.$J$3];([.$I$3]-[.F379])*[.$L$3]+[.F379])" office:value-type="float" office:value="0.6">
            <text:p>0.600</text:p>
          </table:table-cell>
          <table:table-cell table:number-columns-repeated="1018"/>
        </table:table-row>
        <table:table-row table:style-name="ro1">
          <table:table-cell office:value-type="float" office:value="368">
            <text:p>368</text:p>
          </table:table-cell>
          <table:table-cell table:style-name="ce4" table:formula="of:=+(IF([.B380]&gt;[.C380]; [.$C$3]; ([.B380]+([.D380]*[.$B$3]))*[.$D$3]))" office:value-type="float" office:value="2.24021706293649E-081">
            <text:p>0.0</text:p>
          </table:table-cell>
          <table:table-cell table:style-name="ce12" table:formula="of:=+(IF([.B380]&gt;[.C380];[.$E$3];(([.C380]-[.E380])*[.F380])+[.E380]))" office:value-type="float" office:value="1">
            <text:p>1.00000</text:p>
          </table:table-cell>
          <table:table-cell table:style-name="ce15" table:formula="of:=[.D380]" office:value-type="float" office:value="0">
            <text:p>0</text:p>
          </table:table-cell>
          <table:table-cell table:style-name="ce20" table:formula="of:=IF([.C380]=100;([.$G$3])*([.E380]-[.$F$3])+[.$F$3];((1-[.E380])*[.$H$3])+[.E380])" office:value-type="float" office:value="1">
            <text:p>1.0000000</text:p>
          </table:table-cell>
          <table:table-cell table:style-name="ce23" table:formula="of:=IF([.C380]=100;([.$K$3])*([.F380]-[.$J$3])+[.$J$3];([.$I$3]-[.F380])*[.$L$3]+[.F380])" office:value-type="float" office:value="0.6">
            <text:p>0.600</text:p>
          </table:table-cell>
          <table:table-cell table:number-columns-repeated="1018"/>
        </table:table-row>
        <table:table-row table:style-name="ro1">
          <table:table-cell office:value-type="float" office:value="369">
            <text:p>369</text:p>
          </table:table-cell>
          <table:table-cell table:style-name="ce4" table:formula="of:=+(IF([.B381]&gt;[.C381]; [.$C$3]; ([.B381]+([.D381]*[.$B$3]))*[.$D$3]))" office:value-type="float" office:value="1.12010853146824E-081">
            <text:p>0.0</text:p>
          </table:table-cell>
          <table:table-cell table:style-name="ce12" table:formula="of:=+(IF([.B381]&gt;[.C381];[.$E$3];(([.C381]-[.E381])*[.F381])+[.E381]))" office:value-type="float" office:value="1">
            <text:p>1.00000</text:p>
          </table:table-cell>
          <table:table-cell table:style-name="ce15" table:formula="of:=[.D381]" office:value-type="float" office:value="0">
            <text:p>0</text:p>
          </table:table-cell>
          <table:table-cell table:style-name="ce20" table:formula="of:=IF([.C381]=100;([.$G$3])*([.E381]-[.$F$3])+[.$F$3];((1-[.E381])*[.$H$3])+[.E381])" office:value-type="float" office:value="1">
            <text:p>1.0000000</text:p>
          </table:table-cell>
          <table:table-cell table:style-name="ce23" table:formula="of:=IF([.C381]=100;([.$K$3])*([.F381]-[.$J$3])+[.$J$3];([.$I$3]-[.F381])*[.$L$3]+[.F381])" office:value-type="float" office:value="0.6">
            <text:p>0.600</text:p>
          </table:table-cell>
          <table:table-cell table:number-columns-repeated="1018"/>
        </table:table-row>
        <table:table-row table:style-name="ro1">
          <table:table-cell office:value-type="float" office:value="370">
            <text:p>370</text:p>
          </table:table-cell>
          <table:table-cell table:style-name="ce4" table:formula="of:=+(IF([.B382]&gt;[.C382]; [.$C$3]; ([.B382]+([.D382]*[.$B$3]))*[.$D$3]))" office:value-type="float" office:value="5.60054265734122E-082">
            <text:p>0.0</text:p>
          </table:table-cell>
          <table:table-cell table:style-name="ce12" table:formula="of:=+(IF([.B382]&gt;[.C382];[.$E$3];(([.C382]-[.E382])*[.F382])+[.E382]))" office:value-type="float" office:value="1">
            <text:p>1.00000</text:p>
          </table:table-cell>
          <table:table-cell table:style-name="ce15" table:formula="of:=[.D382]" office:value-type="float" office:value="0">
            <text:p>0</text:p>
          </table:table-cell>
          <table:table-cell table:style-name="ce20" table:formula="of:=IF([.C382]=100;([.$G$3])*([.E382]-[.$F$3])+[.$F$3];((1-[.E382])*[.$H$3])+[.E382])" office:value-type="float" office:value="1">
            <text:p>1.0000000</text:p>
          </table:table-cell>
          <table:table-cell table:style-name="ce23" table:formula="of:=IF([.C382]=100;([.$K$3])*([.F382]-[.$J$3])+[.$J$3];([.$I$3]-[.F382])*[.$L$3]+[.F382])" office:value-type="float" office:value="0.6">
            <text:p>0.600</text:p>
          </table:table-cell>
          <table:table-cell table:number-columns-repeated="1018"/>
        </table:table-row>
        <table:table-row table:style-name="ro1">
          <table:table-cell office:value-type="float" office:value="371">
            <text:p>371</text:p>
          </table:table-cell>
          <table:table-cell table:style-name="ce4" table:formula="of:=+(IF([.B383]&gt;[.C383]; [.$C$3]; ([.B383]+([.D383]*[.$B$3]))*[.$D$3]))" office:value-type="float" office:value="2.80027132867061E-082">
            <text:p>0.0</text:p>
          </table:table-cell>
          <table:table-cell table:style-name="ce12" table:formula="of:=+(IF([.B383]&gt;[.C383];[.$E$3];(([.C383]-[.E383])*[.F383])+[.E383]))" office:value-type="float" office:value="1">
            <text:p>1.00000</text:p>
          </table:table-cell>
          <table:table-cell table:style-name="ce15" table:formula="of:=[.D383]" office:value-type="float" office:value="0">
            <text:p>0</text:p>
          </table:table-cell>
          <table:table-cell table:style-name="ce20" table:formula="of:=IF([.C383]=100;([.$G$3])*([.E383]-[.$F$3])+[.$F$3];((1-[.E383])*[.$H$3])+[.E383])" office:value-type="float" office:value="1">
            <text:p>1.0000000</text:p>
          </table:table-cell>
          <table:table-cell table:style-name="ce23" table:formula="of:=IF([.C383]=100;([.$K$3])*([.F383]-[.$J$3])+[.$J$3];([.$I$3]-[.F383])*[.$L$3]+[.F383])" office:value-type="float" office:value="0.6">
            <text:p>0.600</text:p>
          </table:table-cell>
          <table:table-cell table:number-columns-repeated="1018"/>
        </table:table-row>
        <table:table-row table:style-name="ro1">
          <table:table-cell office:value-type="float" office:value="372">
            <text:p>372</text:p>
          </table:table-cell>
          <table:table-cell table:style-name="ce4" table:formula="of:=+(IF([.B384]&gt;[.C384]; [.$C$3]; ([.B384]+([.D384]*[.$B$3]))*[.$D$3]))" office:value-type="float" office:value="1.4001356643353E-082">
            <text:p>0.0</text:p>
          </table:table-cell>
          <table:table-cell table:style-name="ce12" table:formula="of:=+(IF([.B384]&gt;[.C384];[.$E$3];(([.C384]-[.E384])*[.F384])+[.E384]))" office:value-type="float" office:value="1">
            <text:p>1.00000</text:p>
          </table:table-cell>
          <table:table-cell table:style-name="ce15" table:formula="of:=[.D384]" office:value-type="float" office:value="0">
            <text:p>0</text:p>
          </table:table-cell>
          <table:table-cell table:style-name="ce20" table:formula="of:=IF([.C384]=100;([.$G$3])*([.E384]-[.$F$3])+[.$F$3];((1-[.E384])*[.$H$3])+[.E384])" office:value-type="float" office:value="1">
            <text:p>1.0000000</text:p>
          </table:table-cell>
          <table:table-cell table:style-name="ce23" table:formula="of:=IF([.C384]=100;([.$K$3])*([.F384]-[.$J$3])+[.$J$3];([.$I$3]-[.F384])*[.$L$3]+[.F384])" office:value-type="float" office:value="0.6">
            <text:p>0.600</text:p>
          </table:table-cell>
          <table:table-cell table:number-columns-repeated="1018"/>
        </table:table-row>
        <table:table-row table:style-name="ro1">
          <table:table-cell office:value-type="float" office:value="373">
            <text:p>373</text:p>
          </table:table-cell>
          <table:table-cell table:style-name="ce4" table:formula="of:=+(IF([.B385]&gt;[.C385]; [.$C$3]; ([.B385]+([.D385]*[.$B$3]))*[.$D$3]))" office:value-type="float" office:value="7.00067832167652E-083">
            <text:p>0.0</text:p>
          </table:table-cell>
          <table:table-cell table:style-name="ce12" table:formula="of:=+(IF([.B385]&gt;[.C385];[.$E$3];(([.C385]-[.E385])*[.F385])+[.E385]))" office:value-type="float" office:value="1">
            <text:p>1.00000</text:p>
          </table:table-cell>
          <table:table-cell table:style-name="ce15" table:formula="of:=[.D385]" office:value-type="float" office:value="0">
            <text:p>0</text:p>
          </table:table-cell>
          <table:table-cell table:style-name="ce20" table:formula="of:=IF([.C385]=100;([.$G$3])*([.E385]-[.$F$3])+[.$F$3];((1-[.E385])*[.$H$3])+[.E385])" office:value-type="float" office:value="1">
            <text:p>1.0000000</text:p>
          </table:table-cell>
          <table:table-cell table:style-name="ce23" table:formula="of:=IF([.C385]=100;([.$K$3])*([.F385]-[.$J$3])+[.$J$3];([.$I$3]-[.F385])*[.$L$3]+[.F385])" office:value-type="float" office:value="0.6">
            <text:p>0.600</text:p>
          </table:table-cell>
          <table:table-cell table:number-columns-repeated="1018"/>
        </table:table-row>
        <table:table-row table:style-name="ro1">
          <table:table-cell office:value-type="float" office:value="374">
            <text:p>374</text:p>
          </table:table-cell>
          <table:table-cell table:style-name="ce4" table:formula="of:=+(IF([.B386]&gt;[.C386]; [.$C$3]; ([.B386]+([.D386]*[.$B$3]))*[.$D$3]))" office:value-type="float" office:value="3.50033916083826E-083">
            <text:p>0.0</text:p>
          </table:table-cell>
          <table:table-cell table:style-name="ce12" table:formula="of:=+(IF([.B386]&gt;[.C386];[.$E$3];(([.C386]-[.E386])*[.F386])+[.E386]))" office:value-type="float" office:value="1">
            <text:p>1.00000</text:p>
          </table:table-cell>
          <table:table-cell table:style-name="ce15" table:formula="of:=[.D386]" office:value-type="float" office:value="0">
            <text:p>0</text:p>
          </table:table-cell>
          <table:table-cell table:style-name="ce20" table:formula="of:=IF([.C386]=100;([.$G$3])*([.E386]-[.$F$3])+[.$F$3];((1-[.E386])*[.$H$3])+[.E386])" office:value-type="float" office:value="1">
            <text:p>1.0000000</text:p>
          </table:table-cell>
          <table:table-cell table:style-name="ce23" table:formula="of:=IF([.C386]=100;([.$K$3])*([.F386]-[.$J$3])+[.$J$3];([.$I$3]-[.F386])*[.$L$3]+[.F386])" office:value-type="float" office:value="0.6">
            <text:p>0.600</text:p>
          </table:table-cell>
          <table:table-cell table:number-columns-repeated="1018"/>
        </table:table-row>
        <table:table-row table:style-name="ro1">
          <table:table-cell office:value-type="float" office:value="375">
            <text:p>375</text:p>
          </table:table-cell>
          <table:table-cell table:style-name="ce4" table:formula="of:=+(IF([.B387]&gt;[.C387]; [.$C$3]; ([.B387]+([.D387]*[.$B$3]))*[.$D$3]))" office:value-type="float" office:value="1.75016958041913E-083">
            <text:p>0.0</text:p>
          </table:table-cell>
          <table:table-cell table:style-name="ce12" table:formula="of:=+(IF([.B387]&gt;[.C387];[.$E$3];(([.C387]-[.E387])*[.F387])+[.E387]))" office:value-type="float" office:value="1">
            <text:p>1.00000</text:p>
          </table:table-cell>
          <table:table-cell table:style-name="ce15" table:formula="of:=[.D387]" office:value-type="float" office:value="0">
            <text:p>0</text:p>
          </table:table-cell>
          <table:table-cell table:style-name="ce20" table:formula="of:=IF([.C387]=100;([.$G$3])*([.E387]-[.$F$3])+[.$F$3];((1-[.E387])*[.$H$3])+[.E387])" office:value-type="float" office:value="1">
            <text:p>1.0000000</text:p>
          </table:table-cell>
          <table:table-cell table:style-name="ce23" table:formula="of:=IF([.C387]=100;([.$K$3])*([.F387]-[.$J$3])+[.$J$3];([.$I$3]-[.F387])*[.$L$3]+[.F387])" office:value-type="float" office:value="0.6">
            <text:p>0.600</text:p>
          </table:table-cell>
          <table:table-cell table:number-columns-repeated="1018"/>
        </table:table-row>
        <table:table-row table:style-name="ro1">
          <table:table-cell office:value-type="float" office:value="376">
            <text:p>376</text:p>
          </table:table-cell>
          <table:table-cell table:style-name="ce4" table:formula="of:=+(IF([.B388]&gt;[.C388]; [.$C$3]; ([.B388]+([.D388]*[.$B$3]))*[.$D$3]))" office:value-type="float" office:value="8.75084790209565E-084">
            <text:p>0.0</text:p>
          </table:table-cell>
          <table:table-cell table:style-name="ce12" table:formula="of:=+(IF([.B388]&gt;[.C388];[.$E$3];(([.C388]-[.E388])*[.F388])+[.E388]))" office:value-type="float" office:value="1">
            <text:p>1.00000</text:p>
          </table:table-cell>
          <table:table-cell table:style-name="ce15" table:formula="of:=[.D388]" office:value-type="float" office:value="0">
            <text:p>0</text:p>
          </table:table-cell>
          <table:table-cell table:style-name="ce20" table:formula="of:=IF([.C388]=100;([.$G$3])*([.E388]-[.$F$3])+[.$F$3];((1-[.E388])*[.$H$3])+[.E388])" office:value-type="float" office:value="1">
            <text:p>1.0000000</text:p>
          </table:table-cell>
          <table:table-cell table:style-name="ce23" table:formula="of:=IF([.C388]=100;([.$K$3])*([.F388]-[.$J$3])+[.$J$3];([.$I$3]-[.F388])*[.$L$3]+[.F388])" office:value-type="float" office:value="0.6">
            <text:p>0.600</text:p>
          </table:table-cell>
          <table:table-cell table:number-columns-repeated="1018"/>
        </table:table-row>
        <table:table-row table:style-name="ro1">
          <table:table-cell office:value-type="float" office:value="377">
            <text:p>377</text:p>
          </table:table-cell>
          <table:table-cell table:style-name="ce4" table:formula="of:=+(IF([.B389]&gt;[.C389]; [.$C$3]; ([.B389]+([.D389]*[.$B$3]))*[.$D$3]))" office:value-type="float" office:value="4.37542395104782E-084">
            <text:p>0.0</text:p>
          </table:table-cell>
          <table:table-cell table:style-name="ce12" table:formula="of:=+(IF([.B389]&gt;[.C389];[.$E$3];(([.C389]-[.E389])*[.F389])+[.E389]))" office:value-type="float" office:value="1">
            <text:p>1.00000</text:p>
          </table:table-cell>
          <table:table-cell table:style-name="ce15" table:formula="of:=[.D389]" office:value-type="float" office:value="0">
            <text:p>0</text:p>
          </table:table-cell>
          <table:table-cell table:style-name="ce20" table:formula="of:=IF([.C389]=100;([.$G$3])*([.E389]-[.$F$3])+[.$F$3];((1-[.E389])*[.$H$3])+[.E389])" office:value-type="float" office:value="1">
            <text:p>1.0000000</text:p>
          </table:table-cell>
          <table:table-cell table:style-name="ce23" table:formula="of:=IF([.C389]=100;([.$K$3])*([.F389]-[.$J$3])+[.$J$3];([.$I$3]-[.F389])*[.$L$3]+[.F389])" office:value-type="float" office:value="0.6">
            <text:p>0.600</text:p>
          </table:table-cell>
          <table:table-cell table:number-columns-repeated="1018"/>
        </table:table-row>
        <table:table-row table:style-name="ro1">
          <table:table-cell office:value-type="float" office:value="378">
            <text:p>378</text:p>
          </table:table-cell>
          <table:table-cell table:style-name="ce4" table:formula="of:=+(IF([.B390]&gt;[.C390]; [.$C$3]; ([.B390]+([.D390]*[.$B$3]))*[.$D$3]))" office:value-type="float" office:value="2.18771197552391E-084">
            <text:p>0.0</text:p>
          </table:table-cell>
          <table:table-cell table:style-name="ce12" table:formula="of:=+(IF([.B390]&gt;[.C390];[.$E$3];(([.C390]-[.E390])*[.F390])+[.E390]))" office:value-type="float" office:value="1">
            <text:p>1.00000</text:p>
          </table:table-cell>
          <table:table-cell table:style-name="ce15" table:formula="of:=[.D390]" office:value-type="float" office:value="0">
            <text:p>0</text:p>
          </table:table-cell>
          <table:table-cell table:style-name="ce20" table:formula="of:=IF([.C390]=100;([.$G$3])*([.E390]-[.$F$3])+[.$F$3];((1-[.E390])*[.$H$3])+[.E390])" office:value-type="float" office:value="1">
            <text:p>1.0000000</text:p>
          </table:table-cell>
          <table:table-cell table:style-name="ce23" table:formula="of:=IF([.C390]=100;([.$K$3])*([.F390]-[.$J$3])+[.$J$3];([.$I$3]-[.F390])*[.$L$3]+[.F390])" office:value-type="float" office:value="0.6">
            <text:p>0.600</text:p>
          </table:table-cell>
          <table:table-cell table:number-columns-repeated="1018"/>
        </table:table-row>
        <table:table-row table:style-name="ro1">
          <table:table-cell office:value-type="float" office:value="379">
            <text:p>379</text:p>
          </table:table-cell>
          <table:table-cell table:style-name="ce4" table:formula="of:=+(IF([.B391]&gt;[.C391]; [.$C$3]; ([.B391]+([.D391]*[.$B$3]))*[.$D$3]))" office:value-type="float" office:value="1.09385598776196E-084">
            <text:p>0.0</text:p>
          </table:table-cell>
          <table:table-cell table:style-name="ce12" table:formula="of:=+(IF([.B391]&gt;[.C391];[.$E$3];(([.C391]-[.E391])*[.F391])+[.E391]))" office:value-type="float" office:value="1">
            <text:p>1.00000</text:p>
          </table:table-cell>
          <table:table-cell table:style-name="ce15" table:formula="of:=[.D391]" office:value-type="float" office:value="0">
            <text:p>0</text:p>
          </table:table-cell>
          <table:table-cell table:style-name="ce20" table:formula="of:=IF([.C391]=100;([.$G$3])*([.E391]-[.$F$3])+[.$F$3];((1-[.E391])*[.$H$3])+[.E391])" office:value-type="float" office:value="1">
            <text:p>1.0000000</text:p>
          </table:table-cell>
          <table:table-cell table:style-name="ce23" table:formula="of:=IF([.C391]=100;([.$K$3])*([.F391]-[.$J$3])+[.$J$3];([.$I$3]-[.F391])*[.$L$3]+[.F391])" office:value-type="float" office:value="0.6">
            <text:p>0.600</text:p>
          </table:table-cell>
          <table:table-cell table:number-columns-repeated="1018"/>
        </table:table-row>
        <table:table-row table:style-name="ro1">
          <table:table-cell office:value-type="float" office:value="380">
            <text:p>380</text:p>
          </table:table-cell>
          <table:table-cell table:style-name="ce4" table:formula="of:=+(IF([.B392]&gt;[.C392]; [.$C$3]; ([.B392]+([.D392]*[.$B$3]))*[.$D$3]))" office:value-type="float" office:value="5.46927993880978E-085">
            <text:p>0.0</text:p>
          </table:table-cell>
          <table:table-cell table:style-name="ce12" table:formula="of:=+(IF([.B392]&gt;[.C392];[.$E$3];(([.C392]-[.E392])*[.F392])+[.E392]))" office:value-type="float" office:value="1">
            <text:p>1.00000</text:p>
          </table:table-cell>
          <table:table-cell table:style-name="ce15" table:formula="of:=[.D392]" office:value-type="float" office:value="0">
            <text:p>0</text:p>
          </table:table-cell>
          <table:table-cell table:style-name="ce20" table:formula="of:=IF([.C392]=100;([.$G$3])*([.E392]-[.$F$3])+[.$F$3];((1-[.E392])*[.$H$3])+[.E392])" office:value-type="float" office:value="1">
            <text:p>1.0000000</text:p>
          </table:table-cell>
          <table:table-cell table:style-name="ce23" table:formula="of:=IF([.C392]=100;([.$K$3])*([.F392]-[.$J$3])+[.$J$3];([.$I$3]-[.F392])*[.$L$3]+[.F392])" office:value-type="float" office:value="0.6">
            <text:p>0.600</text:p>
          </table:table-cell>
          <table:table-cell table:number-columns-repeated="1018"/>
        </table:table-row>
        <table:table-row table:style-name="ro1">
          <table:table-cell office:value-type="float" office:value="381">
            <text:p>381</text:p>
          </table:table-cell>
          <table:table-cell table:style-name="ce4" table:formula="of:=+(IF([.B393]&gt;[.C393]; [.$C$3]; ([.B393]+([.D393]*[.$B$3]))*[.$D$3]))" office:value-type="float" office:value="2.73463996940489E-085">
            <text:p>0.0</text:p>
          </table:table-cell>
          <table:table-cell table:style-name="ce12" table:formula="of:=+(IF([.B393]&gt;[.C393];[.$E$3];(([.C393]-[.E393])*[.F393])+[.E393]))" office:value-type="float" office:value="1">
            <text:p>1.00000</text:p>
          </table:table-cell>
          <table:table-cell table:style-name="ce15" table:formula="of:=[.D393]" office:value-type="float" office:value="0">
            <text:p>0</text:p>
          </table:table-cell>
          <table:table-cell table:style-name="ce20" table:formula="of:=IF([.C393]=100;([.$G$3])*([.E393]-[.$F$3])+[.$F$3];((1-[.E393])*[.$H$3])+[.E393])" office:value-type="float" office:value="1">
            <text:p>1.0000000</text:p>
          </table:table-cell>
          <table:table-cell table:style-name="ce23" table:formula="of:=IF([.C393]=100;([.$K$3])*([.F393]-[.$J$3])+[.$J$3];([.$I$3]-[.F393])*[.$L$3]+[.F393])" office:value-type="float" office:value="0.6">
            <text:p>0.600</text:p>
          </table:table-cell>
          <table:table-cell table:number-columns-repeated="1018"/>
        </table:table-row>
        <table:table-row table:style-name="ro1">
          <table:table-cell office:value-type="float" office:value="382">
            <text:p>382</text:p>
          </table:table-cell>
          <table:table-cell table:style-name="ce4" table:formula="of:=+(IF([.B394]&gt;[.C394]; [.$C$3]; ([.B394]+([.D394]*[.$B$3]))*[.$D$3]))" office:value-type="float" office:value="1.36731998470245E-085">
            <text:p>0.0</text:p>
          </table:table-cell>
          <table:table-cell table:style-name="ce12" table:formula="of:=+(IF([.B394]&gt;[.C394];[.$E$3];(([.C394]-[.E394])*[.F394])+[.E394]))" office:value-type="float" office:value="1">
            <text:p>1.00000</text:p>
          </table:table-cell>
          <table:table-cell table:style-name="ce15" table:formula="of:=[.D394]" office:value-type="float" office:value="0">
            <text:p>0</text:p>
          </table:table-cell>
          <table:table-cell table:style-name="ce20" table:formula="of:=IF([.C394]=100;([.$G$3])*([.E394]-[.$F$3])+[.$F$3];((1-[.E394])*[.$H$3])+[.E394])" office:value-type="float" office:value="1">
            <text:p>1.0000000</text:p>
          </table:table-cell>
          <table:table-cell table:style-name="ce23" table:formula="of:=IF([.C394]=100;([.$K$3])*([.F394]-[.$J$3])+[.$J$3];([.$I$3]-[.F394])*[.$L$3]+[.F394])" office:value-type="float" office:value="0.6">
            <text:p>0.600</text:p>
          </table:table-cell>
          <table:table-cell table:number-columns-repeated="1018"/>
        </table:table-row>
        <table:table-row table:style-name="ro1">
          <table:table-cell office:value-type="float" office:value="383">
            <text:p>383</text:p>
          </table:table-cell>
          <table:table-cell table:style-name="ce4" table:formula="of:=+(IF([.B395]&gt;[.C395]; [.$C$3]; ([.B395]+([.D395]*[.$B$3]))*[.$D$3]))" office:value-type="float" office:value="6.83659992351223E-086">
            <text:p>0.0</text:p>
          </table:table-cell>
          <table:table-cell table:style-name="ce12" table:formula="of:=+(IF([.B395]&gt;[.C395];[.$E$3];(([.C395]-[.E395])*[.F395])+[.E395]))" office:value-type="float" office:value="1">
            <text:p>1.00000</text:p>
          </table:table-cell>
          <table:table-cell table:style-name="ce15" table:formula="of:=[.D395]" office:value-type="float" office:value="0">
            <text:p>0</text:p>
          </table:table-cell>
          <table:table-cell table:style-name="ce20" table:formula="of:=IF([.C395]=100;([.$G$3])*([.E395]-[.$F$3])+[.$F$3];((1-[.E395])*[.$H$3])+[.E395])" office:value-type="float" office:value="1">
            <text:p>1.0000000</text:p>
          </table:table-cell>
          <table:table-cell table:style-name="ce23" table:formula="of:=IF([.C395]=100;([.$K$3])*([.F395]-[.$J$3])+[.$J$3];([.$I$3]-[.F395])*[.$L$3]+[.F395])" office:value-type="float" office:value="0.6">
            <text:p>0.600</text:p>
          </table:table-cell>
          <table:table-cell table:number-columns-repeated="1018"/>
        </table:table-row>
        <table:table-row table:style-name="ro1">
          <table:table-cell office:value-type="float" office:value="384">
            <text:p>384</text:p>
          </table:table-cell>
          <table:table-cell table:style-name="ce4" table:formula="of:=+(IF([.B396]&gt;[.C396]; [.$C$3]; ([.B396]+([.D396]*[.$B$3]))*[.$D$3]))" office:value-type="float" office:value="3.41829996175611E-086">
            <text:p>0.0</text:p>
          </table:table-cell>
          <table:table-cell table:style-name="ce12" table:formula="of:=+(IF([.B396]&gt;[.C396];[.$E$3];(([.C396]-[.E396])*[.F396])+[.E396]))" office:value-type="float" office:value="1">
            <text:p>1.00000</text:p>
          </table:table-cell>
          <table:table-cell table:style-name="ce15" table:formula="of:=[.D396]" office:value-type="float" office:value="0">
            <text:p>0</text:p>
          </table:table-cell>
          <table:table-cell table:style-name="ce20" table:formula="of:=IF([.C396]=100;([.$G$3])*([.E396]-[.$F$3])+[.$F$3];((1-[.E396])*[.$H$3])+[.E396])" office:value-type="float" office:value="1">
            <text:p>1.0000000</text:p>
          </table:table-cell>
          <table:table-cell table:style-name="ce23" table:formula="of:=IF([.C396]=100;([.$K$3])*([.F396]-[.$J$3])+[.$J$3];([.$I$3]-[.F396])*[.$L$3]+[.F396])" office:value-type="float" office:value="0.6">
            <text:p>0.600</text:p>
          </table:table-cell>
          <table:table-cell table:number-columns-repeated="1018"/>
        </table:table-row>
        <table:table-row table:style-name="ro1">
          <table:table-cell office:value-type="float" office:value="385">
            <text:p>385</text:p>
          </table:table-cell>
          <table:table-cell table:style-name="ce4" table:formula="of:=+(IF([.B397]&gt;[.C397]; [.$C$3]; ([.B397]+([.D397]*[.$B$3]))*[.$D$3]))" office:value-type="float" office:value="1.70914998087806E-086">
            <text:p>0.0</text:p>
          </table:table-cell>
          <table:table-cell table:style-name="ce12" table:formula="of:=+(IF([.B397]&gt;[.C397];[.$E$3];(([.C397]-[.E397])*[.F397])+[.E397]))" office:value-type="float" office:value="1">
            <text:p>1.00000</text:p>
          </table:table-cell>
          <table:table-cell table:style-name="ce15" table:formula="of:=[.D397]" office:value-type="float" office:value="0">
            <text:p>0</text:p>
          </table:table-cell>
          <table:table-cell table:style-name="ce20" table:formula="of:=IF([.C397]=100;([.$G$3])*([.E397]-[.$F$3])+[.$F$3];((1-[.E397])*[.$H$3])+[.E397])" office:value-type="float" office:value="1">
            <text:p>1.0000000</text:p>
          </table:table-cell>
          <table:table-cell table:style-name="ce23" table:formula="of:=IF([.C397]=100;([.$K$3])*([.F397]-[.$J$3])+[.$J$3];([.$I$3]-[.F397])*[.$L$3]+[.F397])" office:value-type="float" office:value="0.6">
            <text:p>0.600</text:p>
          </table:table-cell>
          <table:table-cell table:number-columns-repeated="1018"/>
        </table:table-row>
        <table:table-row table:style-name="ro1">
          <table:table-cell office:value-type="float" office:value="386">
            <text:p>386</text:p>
          </table:table-cell>
          <table:table-cell table:style-name="ce4" table:formula="of:=+(IF([.B398]&gt;[.C398]; [.$C$3]; ([.B398]+([.D398]*[.$B$3]))*[.$D$3]))" office:value-type="float" office:value="8.54574990439028E-087">
            <text:p>0.0</text:p>
          </table:table-cell>
          <table:table-cell table:style-name="ce12" table:formula="of:=+(IF([.B398]&gt;[.C398];[.$E$3];(([.C398]-[.E398])*[.F398])+[.E398]))" office:value-type="float" office:value="1">
            <text:p>1.00000</text:p>
          </table:table-cell>
          <table:table-cell table:style-name="ce15" table:formula="of:=[.D398]" office:value-type="float" office:value="0">
            <text:p>0</text:p>
          </table:table-cell>
          <table:table-cell table:style-name="ce20" table:formula="of:=IF([.C398]=100;([.$G$3])*([.E398]-[.$F$3])+[.$F$3];((1-[.E398])*[.$H$3])+[.E398])" office:value-type="float" office:value="1">
            <text:p>1.0000000</text:p>
          </table:table-cell>
          <table:table-cell table:style-name="ce23" table:formula="of:=IF([.C398]=100;([.$K$3])*([.F398]-[.$J$3])+[.$J$3];([.$I$3]-[.F398])*[.$L$3]+[.F398])" office:value-type="float" office:value="0.6">
            <text:p>0.600</text:p>
          </table:table-cell>
          <table:table-cell table:number-columns-repeated="1018"/>
        </table:table-row>
        <table:table-row table:style-name="ro1">
          <table:table-cell office:value-type="float" office:value="387">
            <text:p>387</text:p>
          </table:table-cell>
          <table:table-cell table:style-name="ce4" table:formula="of:=+(IF([.B399]&gt;[.C399]; [.$C$3]; ([.B399]+([.D399]*[.$B$3]))*[.$D$3]))" office:value-type="float" office:value="4.27287495219514E-087">
            <text:p>0.0</text:p>
          </table:table-cell>
          <table:table-cell table:style-name="ce12" table:formula="of:=+(IF([.B399]&gt;[.C399];[.$E$3];(([.C399]-[.E399])*[.F399])+[.E399]))" office:value-type="float" office:value="1">
            <text:p>1.00000</text:p>
          </table:table-cell>
          <table:table-cell table:style-name="ce15" table:formula="of:=[.D399]" office:value-type="float" office:value="0">
            <text:p>0</text:p>
          </table:table-cell>
          <table:table-cell table:style-name="ce20" table:formula="of:=IF([.C399]=100;([.$G$3])*([.E399]-[.$F$3])+[.$F$3];((1-[.E399])*[.$H$3])+[.E399])" office:value-type="float" office:value="1">
            <text:p>1.0000000</text:p>
          </table:table-cell>
          <table:table-cell table:style-name="ce23" table:formula="of:=IF([.C399]=100;([.$K$3])*([.F399]-[.$J$3])+[.$J$3];([.$I$3]-[.F399])*[.$L$3]+[.F399])" office:value-type="float" office:value="0.6">
            <text:p>0.600</text:p>
          </table:table-cell>
          <table:table-cell table:number-columns-repeated="1018"/>
        </table:table-row>
        <table:table-row table:style-name="ro1">
          <table:table-cell office:value-type="float" office:value="388">
            <text:p>388</text:p>
          </table:table-cell>
          <table:table-cell table:style-name="ce4" table:formula="of:=+(IF([.B400]&gt;[.C400]; [.$C$3]; ([.B400]+([.D400]*[.$B$3]))*[.$D$3]))" office:value-type="float" office:value="2.13643747609757E-087">
            <text:p>0.0</text:p>
          </table:table-cell>
          <table:table-cell table:style-name="ce12" table:formula="of:=+(IF([.B400]&gt;[.C400];[.$E$3];(([.C400]-[.E400])*[.F400])+[.E400]))" office:value-type="float" office:value="1">
            <text:p>1.00000</text:p>
          </table:table-cell>
          <table:table-cell table:style-name="ce15" table:formula="of:=[.D400]" office:value-type="float" office:value="0">
            <text:p>0</text:p>
          </table:table-cell>
          <table:table-cell table:style-name="ce20" table:formula="of:=IF([.C400]=100;([.$G$3])*([.E400]-[.$F$3])+[.$F$3];((1-[.E400])*[.$H$3])+[.E400])" office:value-type="float" office:value="1">
            <text:p>1.0000000</text:p>
          </table:table-cell>
          <table:table-cell table:style-name="ce23" table:formula="of:=IF([.C400]=100;([.$K$3])*([.F400]-[.$J$3])+[.$J$3];([.$I$3]-[.F400])*[.$L$3]+[.F400])" office:value-type="float" office:value="0.6">
            <text:p>0.600</text:p>
          </table:table-cell>
          <table:table-cell table:number-columns-repeated="1018"/>
        </table:table-row>
        <table:table-row table:style-name="ro1">
          <table:table-cell office:value-type="float" office:value="389">
            <text:p>389</text:p>
          </table:table-cell>
          <table:table-cell table:style-name="ce4" table:formula="of:=+(IF([.B401]&gt;[.C401]; [.$C$3]; ([.B401]+([.D401]*[.$B$3]))*[.$D$3]))" office:value-type="float" office:value="1.06821873804879E-087">
            <text:p>0.0</text:p>
          </table:table-cell>
          <table:table-cell table:style-name="ce12" table:formula="of:=+(IF([.B401]&gt;[.C401];[.$E$3];(([.C401]-[.E401])*[.F401])+[.E401]))" office:value-type="float" office:value="1">
            <text:p>1.00000</text:p>
          </table:table-cell>
          <table:table-cell table:style-name="ce15" table:formula="of:=[.D401]" office:value-type="float" office:value="0">
            <text:p>0</text:p>
          </table:table-cell>
          <table:table-cell table:style-name="ce20" table:formula="of:=IF([.C401]=100;([.$G$3])*([.E401]-[.$F$3])+[.$F$3];((1-[.E401])*[.$H$3])+[.E401])" office:value-type="float" office:value="1">
            <text:p>1.0000000</text:p>
          </table:table-cell>
          <table:table-cell table:style-name="ce23" table:formula="of:=IF([.C401]=100;([.$K$3])*([.F401]-[.$J$3])+[.$J$3];([.$I$3]-[.F401])*[.$L$3]+[.F401])" office:value-type="float" office:value="0.6">
            <text:p>0.600</text:p>
          </table:table-cell>
          <table:table-cell table:number-columns-repeated="1018"/>
        </table:table-row>
        <table:table-row table:style-name="ro1">
          <table:table-cell office:value-type="float" office:value="390">
            <text:p>390</text:p>
          </table:table-cell>
          <table:table-cell table:style-name="ce4" table:formula="of:=+(IF([.B402]&gt;[.C402]; [.$C$3]; ([.B402]+([.D402]*[.$B$3]))*[.$D$3]))" office:value-type="float" office:value="5.34109369024393E-088">
            <text:p>0.0</text:p>
          </table:table-cell>
          <table:table-cell table:style-name="ce12" table:formula="of:=+(IF([.B402]&gt;[.C402];[.$E$3];(([.C402]-[.E402])*[.F402])+[.E402]))" office:value-type="float" office:value="1">
            <text:p>1.00000</text:p>
          </table:table-cell>
          <table:table-cell table:style-name="ce15" table:formula="of:=[.D402]" office:value-type="float" office:value="0">
            <text:p>0</text:p>
          </table:table-cell>
          <table:table-cell table:style-name="ce20" table:formula="of:=IF([.C402]=100;([.$G$3])*([.E402]-[.$F$3])+[.$F$3];((1-[.E402])*[.$H$3])+[.E402])" office:value-type="float" office:value="1">
            <text:p>1.0000000</text:p>
          </table:table-cell>
          <table:table-cell table:style-name="ce23" table:formula="of:=IF([.C402]=100;([.$K$3])*([.F402]-[.$J$3])+[.$J$3];([.$I$3]-[.F402])*[.$L$3]+[.F402])" office:value-type="float" office:value="0.6">
            <text:p>0.600</text:p>
          </table:table-cell>
          <table:table-cell table:number-columns-repeated="1018"/>
        </table:table-row>
        <table:table-row table:style-name="ro1">
          <table:table-cell office:value-type="float" office:value="391">
            <text:p>391</text:p>
          </table:table-cell>
          <table:table-cell table:style-name="ce4" table:formula="of:=+(IF([.B403]&gt;[.C403]; [.$C$3]; ([.B403]+([.D403]*[.$B$3]))*[.$D$3]))" office:value-type="float" office:value="2.67054684512196E-088">
            <text:p>0.0</text:p>
          </table:table-cell>
          <table:table-cell table:style-name="ce12" table:formula="of:=+(IF([.B403]&gt;[.C403];[.$E$3];(([.C403]-[.E403])*[.F403])+[.E403]))" office:value-type="float" office:value="1">
            <text:p>1.00000</text:p>
          </table:table-cell>
          <table:table-cell table:style-name="ce15" table:formula="of:=[.D403]" office:value-type="float" office:value="0">
            <text:p>0</text:p>
          </table:table-cell>
          <table:table-cell table:style-name="ce20" table:formula="of:=IF([.C403]=100;([.$G$3])*([.E403]-[.$F$3])+[.$F$3];((1-[.E403])*[.$H$3])+[.E403])" office:value-type="float" office:value="1">
            <text:p>1.0000000</text:p>
          </table:table-cell>
          <table:table-cell table:style-name="ce23" table:formula="of:=IF([.C403]=100;([.$K$3])*([.F403]-[.$J$3])+[.$J$3];([.$I$3]-[.F403])*[.$L$3]+[.F403])" office:value-type="float" office:value="0.6">
            <text:p>0.600</text:p>
          </table:table-cell>
          <table:table-cell table:number-columns-repeated="1018"/>
        </table:table-row>
        <table:table-row table:style-name="ro1">
          <table:table-cell office:value-type="float" office:value="392">
            <text:p>392</text:p>
          </table:table-cell>
          <table:table-cell table:style-name="ce4" table:formula="of:=+(IF([.B404]&gt;[.C404]; [.$C$3]; ([.B404]+([.D404]*[.$B$3]))*[.$D$3]))" office:value-type="float" office:value="1.33527342256098E-088">
            <text:p>0.0</text:p>
          </table:table-cell>
          <table:table-cell table:style-name="ce12" table:formula="of:=+(IF([.B404]&gt;[.C404];[.$E$3];(([.C404]-[.E404])*[.F404])+[.E404]))" office:value-type="float" office:value="1">
            <text:p>1.00000</text:p>
          </table:table-cell>
          <table:table-cell table:style-name="ce15" table:formula="of:=[.D404]" office:value-type="float" office:value="0">
            <text:p>0</text:p>
          </table:table-cell>
          <table:table-cell table:style-name="ce20" table:formula="of:=IF([.C404]=100;([.$G$3])*([.E404]-[.$F$3])+[.$F$3];((1-[.E404])*[.$H$3])+[.E404])" office:value-type="float" office:value="1">
            <text:p>1.0000000</text:p>
          </table:table-cell>
          <table:table-cell table:style-name="ce23" table:formula="of:=IF([.C404]=100;([.$K$3])*([.F404]-[.$J$3])+[.$J$3];([.$I$3]-[.F404])*[.$L$3]+[.F404])" office:value-type="float" office:value="0.6">
            <text:p>0.600</text:p>
          </table:table-cell>
          <table:table-cell table:number-columns-repeated="1018"/>
        </table:table-row>
        <table:table-row table:style-name="ro1">
          <table:table-cell office:value-type="float" office:value="393">
            <text:p>393</text:p>
          </table:table-cell>
          <table:table-cell table:style-name="ce4" table:formula="of:=+(IF([.B405]&gt;[.C405]; [.$C$3]; ([.B405]+([.D405]*[.$B$3]))*[.$D$3]))" office:value-type="float" office:value="6.67636711280491E-089">
            <text:p>0.0</text:p>
          </table:table-cell>
          <table:table-cell table:style-name="ce12" table:formula="of:=+(IF([.B405]&gt;[.C405];[.$E$3];(([.C405]-[.E405])*[.F405])+[.E405]))" office:value-type="float" office:value="1">
            <text:p>1.00000</text:p>
          </table:table-cell>
          <table:table-cell table:style-name="ce15" table:formula="of:=[.D405]" office:value-type="float" office:value="0">
            <text:p>0</text:p>
          </table:table-cell>
          <table:table-cell table:style-name="ce20" table:formula="of:=IF([.C405]=100;([.$G$3])*([.E405]-[.$F$3])+[.$F$3];((1-[.E405])*[.$H$3])+[.E405])" office:value-type="float" office:value="1">
            <text:p>1.0000000</text:p>
          </table:table-cell>
          <table:table-cell table:style-name="ce23" table:formula="of:=IF([.C405]=100;([.$K$3])*([.F405]-[.$J$3])+[.$J$3];([.$I$3]-[.F405])*[.$L$3]+[.F405])" office:value-type="float" office:value="0.6">
            <text:p>0.600</text:p>
          </table:table-cell>
          <table:table-cell table:number-columns-repeated="1018"/>
        </table:table-row>
        <table:table-row table:style-name="ro1">
          <table:table-cell office:value-type="float" office:value="394">
            <text:p>394</text:p>
          </table:table-cell>
          <table:table-cell table:style-name="ce4" table:formula="of:=+(IF([.B406]&gt;[.C406]; [.$C$3]; ([.B406]+([.D406]*[.$B$3]))*[.$D$3]))" office:value-type="float" office:value="3.33818355640245E-089">
            <text:p>0.0</text:p>
          </table:table-cell>
          <table:table-cell table:style-name="ce12" table:formula="of:=+(IF([.B406]&gt;[.C406];[.$E$3];(([.C406]-[.E406])*[.F406])+[.E406]))" office:value-type="float" office:value="1">
            <text:p>1.00000</text:p>
          </table:table-cell>
          <table:table-cell table:style-name="ce15" table:formula="of:=[.D406]" office:value-type="float" office:value="0">
            <text:p>0</text:p>
          </table:table-cell>
          <table:table-cell table:style-name="ce20" table:formula="of:=IF([.C406]=100;([.$G$3])*([.E406]-[.$F$3])+[.$F$3];((1-[.E406])*[.$H$3])+[.E406])" office:value-type="float" office:value="1">
            <text:p>1.0000000</text:p>
          </table:table-cell>
          <table:table-cell table:style-name="ce23" table:formula="of:=IF([.C406]=100;([.$K$3])*([.F406]-[.$J$3])+[.$J$3];([.$I$3]-[.F406])*[.$L$3]+[.F406])" office:value-type="float" office:value="0.6">
            <text:p>0.600</text:p>
          </table:table-cell>
          <table:table-cell table:number-columns-repeated="1018"/>
        </table:table-row>
        <table:table-row table:style-name="ro1">
          <table:table-cell office:value-type="float" office:value="395">
            <text:p>395</text:p>
          </table:table-cell>
          <table:table-cell table:style-name="ce4" table:formula="of:=+(IF([.B407]&gt;[.C407]; [.$C$3]; ([.B407]+([.D407]*[.$B$3]))*[.$D$3]))" office:value-type="float" office:value="1.66909177820123E-089">
            <text:p>0.0</text:p>
          </table:table-cell>
          <table:table-cell table:style-name="ce12" table:formula="of:=+(IF([.B407]&gt;[.C407];[.$E$3];(([.C407]-[.E407])*[.F407])+[.E407]))" office:value-type="float" office:value="1">
            <text:p>1.00000</text:p>
          </table:table-cell>
          <table:table-cell table:style-name="ce15" table:formula="of:=[.D407]" office:value-type="float" office:value="0">
            <text:p>0</text:p>
          </table:table-cell>
          <table:table-cell table:style-name="ce20" table:formula="of:=IF([.C407]=100;([.$G$3])*([.E407]-[.$F$3])+[.$F$3];((1-[.E407])*[.$H$3])+[.E407])" office:value-type="float" office:value="1">
            <text:p>1.0000000</text:p>
          </table:table-cell>
          <table:table-cell table:style-name="ce23" table:formula="of:=IF([.C407]=100;([.$K$3])*([.F407]-[.$J$3])+[.$J$3];([.$I$3]-[.F407])*[.$L$3]+[.F407])" office:value-type="float" office:value="0.6">
            <text:p>0.600</text:p>
          </table:table-cell>
          <table:table-cell table:number-columns-repeated="1018"/>
        </table:table-row>
        <table:table-row table:style-name="ro1">
          <table:table-cell office:value-type="float" office:value="396">
            <text:p>396</text:p>
          </table:table-cell>
          <table:table-cell table:style-name="ce4" table:formula="of:=+(IF([.B408]&gt;[.C408]; [.$C$3]; ([.B408]+([.D408]*[.$B$3]))*[.$D$3]))" office:value-type="float" office:value="8.34545889100614E-090">
            <text:p>0.0</text:p>
          </table:table-cell>
          <table:table-cell table:style-name="ce12" table:formula="of:=+(IF([.B408]&gt;[.C408];[.$E$3];(([.C408]-[.E408])*[.F408])+[.E408]))" office:value-type="float" office:value="1">
            <text:p>1.00000</text:p>
          </table:table-cell>
          <table:table-cell table:style-name="ce15" table:formula="of:=[.D408]" office:value-type="float" office:value="0">
            <text:p>0</text:p>
          </table:table-cell>
          <table:table-cell table:style-name="ce20" table:formula="of:=IF([.C408]=100;([.$G$3])*([.E408]-[.$F$3])+[.$F$3];((1-[.E408])*[.$H$3])+[.E408])" office:value-type="float" office:value="1">
            <text:p>1.0000000</text:p>
          </table:table-cell>
          <table:table-cell table:style-name="ce23" table:formula="of:=IF([.C408]=100;([.$K$3])*([.F408]-[.$J$3])+[.$J$3];([.$I$3]-[.F408])*[.$L$3]+[.F408])" office:value-type="float" office:value="0.6">
            <text:p>0.600</text:p>
          </table:table-cell>
          <table:table-cell table:number-columns-repeated="1018"/>
        </table:table-row>
        <table:table-row table:style-name="ro1">
          <table:table-cell office:value-type="float" office:value="397">
            <text:p>397</text:p>
          </table:table-cell>
          <table:table-cell table:style-name="ce4" table:formula="of:=+(IF([.B409]&gt;[.C409]; [.$C$3]; ([.B409]+([.D409]*[.$B$3]))*[.$D$3]))" office:value-type="float" office:value="4.17272944550307E-090">
            <text:p>0.0</text:p>
          </table:table-cell>
          <table:table-cell table:style-name="ce12" table:formula="of:=+(IF([.B409]&gt;[.C409];[.$E$3];(([.C409]-[.E409])*[.F409])+[.E409]))" office:value-type="float" office:value="1">
            <text:p>1.00000</text:p>
          </table:table-cell>
          <table:table-cell table:style-name="ce15" table:formula="of:=[.D409]" office:value-type="float" office:value="0">
            <text:p>0</text:p>
          </table:table-cell>
          <table:table-cell table:style-name="ce20" table:formula="of:=IF([.C409]=100;([.$G$3])*([.E409]-[.$F$3])+[.$F$3];((1-[.E409])*[.$H$3])+[.E409])" office:value-type="float" office:value="1">
            <text:p>1.0000000</text:p>
          </table:table-cell>
          <table:table-cell table:style-name="ce23" table:formula="of:=IF([.C409]=100;([.$K$3])*([.F409]-[.$J$3])+[.$J$3];([.$I$3]-[.F409])*[.$L$3]+[.F409])" office:value-type="float" office:value="0.6">
            <text:p>0.600</text:p>
          </table:table-cell>
          <table:table-cell table:number-columns-repeated="1018"/>
        </table:table-row>
        <table:table-row table:style-name="ro1">
          <table:table-cell office:value-type="float" office:value="398">
            <text:p>398</text:p>
          </table:table-cell>
          <table:table-cell table:style-name="ce4" table:formula="of:=+(IF([.B410]&gt;[.C410]; [.$C$3]; ([.B410]+([.D410]*[.$B$3]))*[.$D$3]))" office:value-type="float" office:value="2.08636472275153E-090">
            <text:p>0.0</text:p>
          </table:table-cell>
          <table:table-cell table:style-name="ce12" table:formula="of:=+(IF([.B410]&gt;[.C410];[.$E$3];(([.C410]-[.E410])*[.F410])+[.E410]))" office:value-type="float" office:value="1">
            <text:p>1.00000</text:p>
          </table:table-cell>
          <table:table-cell table:style-name="ce15" table:formula="of:=[.D410]" office:value-type="float" office:value="0">
            <text:p>0</text:p>
          </table:table-cell>
          <table:table-cell table:style-name="ce20" table:formula="of:=IF([.C410]=100;([.$G$3])*([.E410]-[.$F$3])+[.$F$3];((1-[.E410])*[.$H$3])+[.E410])" office:value-type="float" office:value="1">
            <text:p>1.0000000</text:p>
          </table:table-cell>
          <table:table-cell table:style-name="ce23" table:formula="of:=IF([.C410]=100;([.$K$3])*([.F410]-[.$J$3])+[.$J$3];([.$I$3]-[.F410])*[.$L$3]+[.F410])" office:value-type="float" office:value="0.6">
            <text:p>0.600</text:p>
          </table:table-cell>
          <table:table-cell table:number-columns-repeated="1018"/>
        </table:table-row>
        <table:table-row table:style-name="ro1">
          <table:table-cell office:value-type="float" office:value="399">
            <text:p>399</text:p>
          </table:table-cell>
          <table:table-cell table:style-name="ce4" table:formula="of:=+(IF([.B411]&gt;[.C411]; [.$C$3]; ([.B411]+([.D411]*[.$B$3]))*[.$D$3]))" office:value-type="float" office:value="1.04318236137577E-090">
            <text:p>0.0</text:p>
          </table:table-cell>
          <table:table-cell table:style-name="ce12" table:formula="of:=+(IF([.B411]&gt;[.C411];[.$E$3];(([.C411]-[.E411])*[.F411])+[.E411]))" office:value-type="float" office:value="1">
            <text:p>1.00000</text:p>
          </table:table-cell>
          <table:table-cell table:style-name="ce15" table:formula="of:=[.D411]" office:value-type="float" office:value="0">
            <text:p>0</text:p>
          </table:table-cell>
          <table:table-cell table:style-name="ce20" table:formula="of:=IF([.C411]=100;([.$G$3])*([.E411]-[.$F$3])+[.$F$3];((1-[.E411])*[.$H$3])+[.E411])" office:value-type="float" office:value="1">
            <text:p>1.0000000</text:p>
          </table:table-cell>
          <table:table-cell table:style-name="ce23" table:formula="of:=IF([.C411]=100;([.$K$3])*([.F411]-[.$J$3])+[.$J$3];([.$I$3]-[.F411])*[.$L$3]+[.F411])" office:value-type="float" office:value="0.6">
            <text:p>0.600</text:p>
          </table:table-cell>
          <table:table-cell table:number-columns-repeated="1018"/>
        </table:table-row>
        <table:table-row table:style-name="ro1">
          <table:table-cell office:value-type="float" office:value="400">
            <text:p>400</text:p>
          </table:table-cell>
          <table:table-cell table:style-name="ce4" table:formula="of:=+(IF([.B412]&gt;[.C412]; [.$C$3]; ([.B412]+([.D412]*[.$B$3]))*[.$D$3]))" office:value-type="float" office:value="5.21591180687883E-091">
            <text:p>0.0</text:p>
          </table:table-cell>
          <table:table-cell table:style-name="ce12" table:formula="of:=+(IF([.B412]&gt;[.C412];[.$E$3];(([.C412]-[.E412])*[.F412])+[.E412]))" office:value-type="float" office:value="1">
            <text:p>1.00000</text:p>
          </table:table-cell>
          <table:table-cell table:style-name="ce15" table:formula="of:=[.D412]" office:value-type="float" office:value="0">
            <text:p>0</text:p>
          </table:table-cell>
          <table:table-cell table:style-name="ce20" table:formula="of:=IF([.C412]=100;([.$G$3])*([.E412]-[.$F$3])+[.$F$3];((1-[.E412])*[.$H$3])+[.E412])" office:value-type="float" office:value="1">
            <text:p>1.0000000</text:p>
          </table:table-cell>
          <table:table-cell table:style-name="ce23" table:formula="of:=IF([.C412]=100;([.$K$3])*([.F412]-[.$J$3])+[.$J$3];([.$I$3]-[.F412])*[.$L$3]+[.F412])" office:value-type="float" office:value="0.6">
            <text:p>0.600</text:p>
          </table:table-cell>
          <table:table-cell table:number-columns-repeated="1018"/>
        </table:table-row>
        <table:table-row table:style-name="ro1">
          <table:table-cell office:value-type="float" office:value="401">
            <text:p>401</text:p>
          </table:table-cell>
          <table:table-cell table:style-name="ce4" table:formula="of:=+(IF([.B413]&gt;[.C413]; [.$C$3]; ([.B413]+([.D413]*[.$B$3]))*[.$D$3]))" office:value-type="float" office:value="2.60795590343942E-091">
            <text:p>0.0</text:p>
          </table:table-cell>
          <table:table-cell table:style-name="ce12" table:formula="of:=+(IF([.B413]&gt;[.C413];[.$E$3];(([.C413]-[.E413])*[.F413])+[.E413]))" office:value-type="float" office:value="1">
            <text:p>1.00000</text:p>
          </table:table-cell>
          <table:table-cell table:style-name="ce15" table:formula="of:=[.D413]" office:value-type="float" office:value="0">
            <text:p>0</text:p>
          </table:table-cell>
          <table:table-cell table:style-name="ce20" table:formula="of:=IF([.C413]=100;([.$G$3])*([.E413]-[.$F$3])+[.$F$3];((1-[.E413])*[.$H$3])+[.E413])" office:value-type="float" office:value="1">
            <text:p>1.0000000</text:p>
          </table:table-cell>
          <table:table-cell table:style-name="ce23" table:formula="of:=IF([.C413]=100;([.$K$3])*([.F413]-[.$J$3])+[.$J$3];([.$I$3]-[.F413])*[.$L$3]+[.F413])" office:value-type="float" office:value="0.6">
            <text:p>0.600</text:p>
          </table:table-cell>
          <table:table-cell table:number-columns-repeated="1018"/>
        </table:table-row>
        <table:table-row table:style-name="ro1">
          <table:table-cell office:value-type="float" office:value="402">
            <text:p>402</text:p>
          </table:table-cell>
          <table:table-cell table:style-name="ce4" table:formula="of:=+(IF([.B414]&gt;[.C414]; [.$C$3]; ([.B414]+([.D414]*[.$B$3]))*[.$D$3]))" office:value-type="float" office:value="1.30397795171971E-091">
            <text:p>0.0</text:p>
          </table:table-cell>
          <table:table-cell table:style-name="ce12" table:formula="of:=+(IF([.B414]&gt;[.C414];[.$E$3];(([.C414]-[.E414])*[.F414])+[.E414]))" office:value-type="float" office:value="1">
            <text:p>1.00000</text:p>
          </table:table-cell>
          <table:table-cell table:style-name="ce15" table:formula="of:=[.D414]" office:value-type="float" office:value="0">
            <text:p>0</text:p>
          </table:table-cell>
          <table:table-cell table:style-name="ce20" table:formula="of:=IF([.C414]=100;([.$G$3])*([.E414]-[.$F$3])+[.$F$3];((1-[.E414])*[.$H$3])+[.E414])" office:value-type="float" office:value="1">
            <text:p>1.0000000</text:p>
          </table:table-cell>
          <table:table-cell table:style-name="ce23" table:formula="of:=IF([.C414]=100;([.$K$3])*([.F414]-[.$J$3])+[.$J$3];([.$I$3]-[.F414])*[.$L$3]+[.F414])" office:value-type="float" office:value="0.6">
            <text:p>0.600</text:p>
          </table:table-cell>
          <table:table-cell table:number-columns-repeated="1018"/>
        </table:table-row>
        <table:table-row table:style-name="ro1">
          <table:table-cell office:value-type="float" office:value="403">
            <text:p>403</text:p>
          </table:table-cell>
          <table:table-cell table:style-name="ce4" table:formula="of:=+(IF([.B415]&gt;[.C415]; [.$C$3]; ([.B415]+([.D415]*[.$B$3]))*[.$D$3]))" office:value-type="float" office:value="6.51988975859854E-092">
            <text:p>0.0</text:p>
          </table:table-cell>
          <table:table-cell table:style-name="ce12" table:formula="of:=+(IF([.B415]&gt;[.C415];[.$E$3];(([.C415]-[.E415])*[.F415])+[.E415]))" office:value-type="float" office:value="1">
            <text:p>1.00000</text:p>
          </table:table-cell>
          <table:table-cell table:style-name="ce15" table:formula="of:=[.D415]" office:value-type="float" office:value="0">
            <text:p>0</text:p>
          </table:table-cell>
          <table:table-cell table:style-name="ce20" table:formula="of:=IF([.C415]=100;([.$G$3])*([.E415]-[.$F$3])+[.$F$3];((1-[.E415])*[.$H$3])+[.E415])" office:value-type="float" office:value="1">
            <text:p>1.0000000</text:p>
          </table:table-cell>
          <table:table-cell table:style-name="ce23" table:formula="of:=IF([.C415]=100;([.$K$3])*([.F415]-[.$J$3])+[.$J$3];([.$I$3]-[.F415])*[.$L$3]+[.F415])" office:value-type="float" office:value="0.6">
            <text:p>0.600</text:p>
          </table:table-cell>
          <table:table-cell table:number-columns-repeated="1018"/>
        </table:table-row>
        <table:table-row table:style-name="ro1">
          <table:table-cell office:value-type="float" office:value="404">
            <text:p>404</text:p>
          </table:table-cell>
          <table:table-cell table:style-name="ce4" table:formula="of:=+(IF([.B416]&gt;[.C416]; [.$C$3]; ([.B416]+([.D416]*[.$B$3]))*[.$D$3]))" office:value-type="float" office:value="3.25994487929927E-092">
            <text:p>0.0</text:p>
          </table:table-cell>
          <table:table-cell table:style-name="ce12" table:formula="of:=+(IF([.B416]&gt;[.C416];[.$E$3];(([.C416]-[.E416])*[.F416])+[.E416]))" office:value-type="float" office:value="1">
            <text:p>1.00000</text:p>
          </table:table-cell>
          <table:table-cell table:style-name="ce15" table:formula="of:=[.D416]" office:value-type="float" office:value="0">
            <text:p>0</text:p>
          </table:table-cell>
          <table:table-cell table:style-name="ce20" table:formula="of:=IF([.C416]=100;([.$G$3])*([.E416]-[.$F$3])+[.$F$3];((1-[.E416])*[.$H$3])+[.E416])" office:value-type="float" office:value="1">
            <text:p>1.0000000</text:p>
          </table:table-cell>
          <table:table-cell table:style-name="ce23" table:formula="of:=IF([.C416]=100;([.$K$3])*([.F416]-[.$J$3])+[.$J$3];([.$I$3]-[.F416])*[.$L$3]+[.F416])" office:value-type="float" office:value="0.6">
            <text:p>0.600</text:p>
          </table:table-cell>
          <table:table-cell table:number-columns-repeated="1018"/>
        </table:table-row>
        <table:table-row table:style-name="ro1">
          <table:table-cell office:value-type="float" office:value="405">
            <text:p>405</text:p>
          </table:table-cell>
          <table:table-cell table:style-name="ce4" table:formula="of:=+(IF([.B417]&gt;[.C417]; [.$C$3]; ([.B417]+([.D417]*[.$B$3]))*[.$D$3]))" office:value-type="float" office:value="1.62997243964964E-092">
            <text:p>0.0</text:p>
          </table:table-cell>
          <table:table-cell table:style-name="ce12" table:formula="of:=+(IF([.B417]&gt;[.C417];[.$E$3];(([.C417]-[.E417])*[.F417])+[.E417]))" office:value-type="float" office:value="1">
            <text:p>1.00000</text:p>
          </table:table-cell>
          <table:table-cell table:style-name="ce15" table:formula="of:=[.D417]" office:value-type="float" office:value="0">
            <text:p>0</text:p>
          </table:table-cell>
          <table:table-cell table:style-name="ce20" table:formula="of:=IF([.C417]=100;([.$G$3])*([.E417]-[.$F$3])+[.$F$3];((1-[.E417])*[.$H$3])+[.E417])" office:value-type="float" office:value="1">
            <text:p>1.0000000</text:p>
          </table:table-cell>
          <table:table-cell table:style-name="ce23" table:formula="of:=IF([.C417]=100;([.$K$3])*([.F417]-[.$J$3])+[.$J$3];([.$I$3]-[.F417])*[.$L$3]+[.F417])" office:value-type="float" office:value="0.6">
            <text:p>0.600</text:p>
          </table:table-cell>
          <table:table-cell table:number-columns-repeated="1018"/>
        </table:table-row>
        <table:table-row table:style-name="ro1">
          <table:table-cell office:value-type="float" office:value="406">
            <text:p>406</text:p>
          </table:table-cell>
          <table:table-cell table:style-name="ce4" table:formula="of:=+(IF([.B418]&gt;[.C418]; [.$C$3]; ([.B418]+([.D418]*[.$B$3]))*[.$D$3]))" office:value-type="float" office:value="8.14986219824818E-093">
            <text:p>0.0</text:p>
          </table:table-cell>
          <table:table-cell table:style-name="ce12" table:formula="of:=+(IF([.B418]&gt;[.C418];[.$E$3];(([.C418]-[.E418])*[.F418])+[.E418]))" office:value-type="float" office:value="1">
            <text:p>1.00000</text:p>
          </table:table-cell>
          <table:table-cell table:style-name="ce15" table:formula="of:=[.D418]" office:value-type="float" office:value="0">
            <text:p>0</text:p>
          </table:table-cell>
          <table:table-cell table:style-name="ce20" table:formula="of:=IF([.C418]=100;([.$G$3])*([.E418]-[.$F$3])+[.$F$3];((1-[.E418])*[.$H$3])+[.E418])" office:value-type="float" office:value="1">
            <text:p>1.0000000</text:p>
          </table:table-cell>
          <table:table-cell table:style-name="ce23" table:formula="of:=IF([.C418]=100;([.$K$3])*([.F418]-[.$J$3])+[.$J$3];([.$I$3]-[.F418])*[.$L$3]+[.F418])" office:value-type="float" office:value="0.6">
            <text:p>0.600</text:p>
          </table:table-cell>
          <table:table-cell table:number-columns-repeated="1018"/>
        </table:table-row>
        <table:table-row table:style-name="ro1">
          <table:table-cell office:value-type="float" office:value="407">
            <text:p>407</text:p>
          </table:table-cell>
          <table:table-cell table:style-name="ce4" table:formula="of:=+(IF([.B419]&gt;[.C419]; [.$C$3]; ([.B419]+([.D419]*[.$B$3]))*[.$D$3]))" office:value-type="float" office:value="4.07493109912409E-093">
            <text:p>0.0</text:p>
          </table:table-cell>
          <table:table-cell table:style-name="ce12" table:formula="of:=+(IF([.B419]&gt;[.C419];[.$E$3];(([.C419]-[.E419])*[.F419])+[.E419]))" office:value-type="float" office:value="1">
            <text:p>1.00000</text:p>
          </table:table-cell>
          <table:table-cell table:style-name="ce15" table:formula="of:=[.D419]" office:value-type="float" office:value="0">
            <text:p>0</text:p>
          </table:table-cell>
          <table:table-cell table:style-name="ce20" table:formula="of:=IF([.C419]=100;([.$G$3])*([.E419]-[.$F$3])+[.$F$3];((1-[.E419])*[.$H$3])+[.E419])" office:value-type="float" office:value="1">
            <text:p>1.0000000</text:p>
          </table:table-cell>
          <table:table-cell table:style-name="ce23" table:formula="of:=IF([.C419]=100;([.$K$3])*([.F419]-[.$J$3])+[.$J$3];([.$I$3]-[.F419])*[.$L$3]+[.F419])" office:value-type="float" office:value="0.6">
            <text:p>0.600</text:p>
          </table:table-cell>
          <table:table-cell table:number-columns-repeated="1018"/>
        </table:table-row>
        <table:table-row table:style-name="ro1">
          <table:table-cell office:value-type="float" office:value="408">
            <text:p>408</text:p>
          </table:table-cell>
          <table:table-cell table:style-name="ce4" table:formula="of:=+(IF([.B420]&gt;[.C420]; [.$C$3]; ([.B420]+([.D420]*[.$B$3]))*[.$D$3]))" office:value-type="float" office:value="2.03746554956204E-093">
            <text:p>0.0</text:p>
          </table:table-cell>
          <table:table-cell table:style-name="ce12" table:formula="of:=+(IF([.B420]&gt;[.C420];[.$E$3];(([.C420]-[.E420])*[.F420])+[.E420]))" office:value-type="float" office:value="1">
            <text:p>1.00000</text:p>
          </table:table-cell>
          <table:table-cell table:style-name="ce15" table:formula="of:=[.D420]" office:value-type="float" office:value="0">
            <text:p>0</text:p>
          </table:table-cell>
          <table:table-cell table:style-name="ce20" table:formula="of:=IF([.C420]=100;([.$G$3])*([.E420]-[.$F$3])+[.$F$3];((1-[.E420])*[.$H$3])+[.E420])" office:value-type="float" office:value="1">
            <text:p>1.0000000</text:p>
          </table:table-cell>
          <table:table-cell table:style-name="ce23" table:formula="of:=IF([.C420]=100;([.$K$3])*([.F420]-[.$J$3])+[.$J$3];([.$I$3]-[.F420])*[.$L$3]+[.F420])" office:value-type="float" office:value="0.6">
            <text:p>0.600</text:p>
          </table:table-cell>
          <table:table-cell table:number-columns-repeated="1018"/>
        </table:table-row>
        <table:table-row table:style-name="ro1">
          <table:table-cell office:value-type="float" office:value="409">
            <text:p>409</text:p>
          </table:table-cell>
          <table:table-cell table:style-name="ce4" table:formula="of:=+(IF([.B421]&gt;[.C421]; [.$C$3]; ([.B421]+([.D421]*[.$B$3]))*[.$D$3]))" office:value-type="float" office:value="1.01873277478102E-093">
            <text:p>0.0</text:p>
          </table:table-cell>
          <table:table-cell table:style-name="ce12" table:formula="of:=+(IF([.B421]&gt;[.C421];[.$E$3];(([.C421]-[.E421])*[.F421])+[.E421]))" office:value-type="float" office:value="1">
            <text:p>1.00000</text:p>
          </table:table-cell>
          <table:table-cell table:style-name="ce15" table:formula="of:=[.D421]" office:value-type="float" office:value="0">
            <text:p>0</text:p>
          </table:table-cell>
          <table:table-cell table:style-name="ce20" table:formula="of:=IF([.C421]=100;([.$G$3])*([.E421]-[.$F$3])+[.$F$3];((1-[.E421])*[.$H$3])+[.E421])" office:value-type="float" office:value="1">
            <text:p>1.0000000</text:p>
          </table:table-cell>
          <table:table-cell table:style-name="ce23" table:formula="of:=IF([.C421]=100;([.$K$3])*([.F421]-[.$J$3])+[.$J$3];([.$I$3]-[.F421])*[.$L$3]+[.F421])" office:value-type="float" office:value="0.6">
            <text:p>0.600</text:p>
          </table:table-cell>
          <table:table-cell table:number-columns-repeated="1018"/>
        </table:table-row>
        <table:table-row table:style-name="ro1">
          <table:table-cell office:value-type="float" office:value="410">
            <text:p>410</text:p>
          </table:table-cell>
          <table:table-cell table:style-name="ce4" table:formula="of:=+(IF([.B422]&gt;[.C422]; [.$C$3]; ([.B422]+([.D422]*[.$B$3]))*[.$D$3]))" office:value-type="float" office:value="5.09366387390511E-094">
            <text:p>0.0</text:p>
          </table:table-cell>
          <table:table-cell table:style-name="ce12" table:formula="of:=+(IF([.B422]&gt;[.C422];[.$E$3];(([.C422]-[.E422])*[.F422])+[.E422]))" office:value-type="float" office:value="1">
            <text:p>1.00000</text:p>
          </table:table-cell>
          <table:table-cell table:style-name="ce15" table:formula="of:=[.D422]" office:value-type="float" office:value="0">
            <text:p>0</text:p>
          </table:table-cell>
          <table:table-cell table:style-name="ce20" table:formula="of:=IF([.C422]=100;([.$G$3])*([.E422]-[.$F$3])+[.$F$3];((1-[.E422])*[.$H$3])+[.E422])" office:value-type="float" office:value="1">
            <text:p>1.0000000</text:p>
          </table:table-cell>
          <table:table-cell table:style-name="ce23" table:formula="of:=IF([.C422]=100;([.$K$3])*([.F422]-[.$J$3])+[.$J$3];([.$I$3]-[.F422])*[.$L$3]+[.F422])" office:value-type="float" office:value="0.6">
            <text:p>0.600</text:p>
          </table:table-cell>
          <table:table-cell table:number-columns-repeated="1018"/>
        </table:table-row>
        <table:table-row table:style-name="ro1">
          <table:table-cell office:value-type="float" office:value="411">
            <text:p>411</text:p>
          </table:table-cell>
          <table:table-cell table:style-name="ce4" table:formula="of:=+(IF([.B423]&gt;[.C423]; [.$C$3]; ([.B423]+([.D423]*[.$B$3]))*[.$D$3]))" office:value-type="float" office:value="2.54683193695256E-094">
            <text:p>0.0</text:p>
          </table:table-cell>
          <table:table-cell table:style-name="ce12" table:formula="of:=+(IF([.B423]&gt;[.C423];[.$E$3];(([.C423]-[.E423])*[.F423])+[.E423]))" office:value-type="float" office:value="1">
            <text:p>1.00000</text:p>
          </table:table-cell>
          <table:table-cell table:style-name="ce15" table:formula="of:=[.D423]" office:value-type="float" office:value="0">
            <text:p>0</text:p>
          </table:table-cell>
          <table:table-cell table:style-name="ce20" table:formula="of:=IF([.C423]=100;([.$G$3])*([.E423]-[.$F$3])+[.$F$3];((1-[.E423])*[.$H$3])+[.E423])" office:value-type="float" office:value="1">
            <text:p>1.0000000</text:p>
          </table:table-cell>
          <table:table-cell table:style-name="ce23" table:formula="of:=IF([.C423]=100;([.$K$3])*([.F423]-[.$J$3])+[.$J$3];([.$I$3]-[.F423])*[.$L$3]+[.F423])" office:value-type="float" office:value="0.6">
            <text:p>0.600</text:p>
          </table:table-cell>
          <table:table-cell table:number-columns-repeated="1018"/>
        </table:table-row>
        <table:table-row table:style-name="ro1">
          <table:table-cell office:value-type="float" office:value="412">
            <text:p>412</text:p>
          </table:table-cell>
          <table:table-cell table:style-name="ce4" table:formula="of:=+(IF([.B424]&gt;[.C424]; [.$C$3]; ([.B424]+([.D424]*[.$B$3]))*[.$D$3]))" office:value-type="float" office:value="1.27341596847628E-094">
            <text:p>0.0</text:p>
          </table:table-cell>
          <table:table-cell table:style-name="ce12" table:formula="of:=+(IF([.B424]&gt;[.C424];[.$E$3];(([.C424]-[.E424])*[.F424])+[.E424]))" office:value-type="float" office:value="1">
            <text:p>1.00000</text:p>
          </table:table-cell>
          <table:table-cell table:style-name="ce15" table:formula="of:=[.D424]" office:value-type="float" office:value="0">
            <text:p>0</text:p>
          </table:table-cell>
          <table:table-cell table:style-name="ce20" table:formula="of:=IF([.C424]=100;([.$G$3])*([.E424]-[.$F$3])+[.$F$3];((1-[.E424])*[.$H$3])+[.E424])" office:value-type="float" office:value="1">
            <text:p>1.0000000</text:p>
          </table:table-cell>
          <table:table-cell table:style-name="ce23" table:formula="of:=IF([.C424]=100;([.$K$3])*([.F424]-[.$J$3])+[.$J$3];([.$I$3]-[.F424])*[.$L$3]+[.F424])" office:value-type="float" office:value="0.6">
            <text:p>0.600</text:p>
          </table:table-cell>
          <table:table-cell table:number-columns-repeated="1018"/>
        </table:table-row>
        <table:table-row table:style-name="ro1">
          <table:table-cell office:value-type="float" office:value="413">
            <text:p>413</text:p>
          </table:table-cell>
          <table:table-cell table:style-name="ce4" table:formula="of:=+(IF([.B425]&gt;[.C425]; [.$C$3]; ([.B425]+([.D425]*[.$B$3]))*[.$D$3]))" office:value-type="float" office:value="6.36707984238139E-095">
            <text:p>0.0</text:p>
          </table:table-cell>
          <table:table-cell table:style-name="ce12" table:formula="of:=+(IF([.B425]&gt;[.C425];[.$E$3];(([.C425]-[.E425])*[.F425])+[.E425]))" office:value-type="float" office:value="1">
            <text:p>1.00000</text:p>
          </table:table-cell>
          <table:table-cell table:style-name="ce15" table:formula="of:=[.D425]" office:value-type="float" office:value="0">
            <text:p>0</text:p>
          </table:table-cell>
          <table:table-cell table:style-name="ce20" table:formula="of:=IF([.C425]=100;([.$G$3])*([.E425]-[.$F$3])+[.$F$3];((1-[.E425])*[.$H$3])+[.E425])" office:value-type="float" office:value="1">
            <text:p>1.0000000</text:p>
          </table:table-cell>
          <table:table-cell table:style-name="ce23" table:formula="of:=IF([.C425]=100;([.$K$3])*([.F425]-[.$J$3])+[.$J$3];([.$I$3]-[.F425])*[.$L$3]+[.F425])" office:value-type="float" office:value="0.6">
            <text:p>0.600</text:p>
          </table:table-cell>
          <table:table-cell table:number-columns-repeated="1018"/>
        </table:table-row>
        <table:table-row table:style-name="ro1">
          <table:table-cell office:value-type="float" office:value="414">
            <text:p>414</text:p>
          </table:table-cell>
          <table:table-cell table:style-name="ce4" table:formula="of:=+(IF([.B426]&gt;[.C426]; [.$C$3]; ([.B426]+([.D426]*[.$B$3]))*[.$D$3]))" office:value-type="float" office:value="3.18353992119069E-095">
            <text:p>0.0</text:p>
          </table:table-cell>
          <table:table-cell table:style-name="ce12" table:formula="of:=+(IF([.B426]&gt;[.C426];[.$E$3];(([.C426]-[.E426])*[.F426])+[.E426]))" office:value-type="float" office:value="1">
            <text:p>1.00000</text:p>
          </table:table-cell>
          <table:table-cell table:style-name="ce15" table:formula="of:=[.D426]" office:value-type="float" office:value="0">
            <text:p>0</text:p>
          </table:table-cell>
          <table:table-cell table:style-name="ce20" table:formula="of:=IF([.C426]=100;([.$G$3])*([.E426]-[.$F$3])+[.$F$3];((1-[.E426])*[.$H$3])+[.E426])" office:value-type="float" office:value="1">
            <text:p>1.0000000</text:p>
          </table:table-cell>
          <table:table-cell table:style-name="ce23" table:formula="of:=IF([.C426]=100;([.$K$3])*([.F426]-[.$J$3])+[.$J$3];([.$I$3]-[.F426])*[.$L$3]+[.F426])" office:value-type="float" office:value="0.6">
            <text:p>0.600</text:p>
          </table:table-cell>
          <table:table-cell table:number-columns-repeated="1018"/>
        </table:table-row>
        <table:table-row table:style-name="ro1">
          <table:table-cell office:value-type="float" office:value="415">
            <text:p>415</text:p>
          </table:table-cell>
          <table:table-cell table:style-name="ce4" table:formula="of:=+(IF([.B427]&gt;[.C427]; [.$C$3]; ([.B427]+([.D427]*[.$B$3]))*[.$D$3]))" office:value-type="float" office:value="1.59176996059535E-095">
            <text:p>0.0</text:p>
          </table:table-cell>
          <table:table-cell table:style-name="ce12" table:formula="of:=+(IF([.B427]&gt;[.C427];[.$E$3];(([.C427]-[.E427])*[.F427])+[.E427]))" office:value-type="float" office:value="1">
            <text:p>1.00000</text:p>
          </table:table-cell>
          <table:table-cell table:style-name="ce15" table:formula="of:=[.D427]" office:value-type="float" office:value="0">
            <text:p>0</text:p>
          </table:table-cell>
          <table:table-cell table:style-name="ce20" table:formula="of:=IF([.C427]=100;([.$G$3])*([.E427]-[.$F$3])+[.$F$3];((1-[.E427])*[.$H$3])+[.E427])" office:value-type="float" office:value="1">
            <text:p>1.0000000</text:p>
          </table:table-cell>
          <table:table-cell table:style-name="ce23" table:formula="of:=IF([.C427]=100;([.$K$3])*([.F427]-[.$J$3])+[.$J$3];([.$I$3]-[.F427])*[.$L$3]+[.F427])" office:value-type="float" office:value="0.6">
            <text:p>0.600</text:p>
          </table:table-cell>
          <table:table-cell table:number-columns-repeated="1018"/>
        </table:table-row>
        <table:table-row table:style-name="ro1">
          <table:table-cell office:value-type="float" office:value="416">
            <text:p>416</text:p>
          </table:table-cell>
          <table:table-cell table:style-name="ce4" table:formula="of:=+(IF([.B428]&gt;[.C428]; [.$C$3]; ([.B428]+([.D428]*[.$B$3]))*[.$D$3]))" office:value-type="float" office:value="7.95884980297674E-096">
            <text:p>0.0</text:p>
          </table:table-cell>
          <table:table-cell table:style-name="ce12" table:formula="of:=+(IF([.B428]&gt;[.C428];[.$E$3];(([.C428]-[.E428])*[.F428])+[.E428]))" office:value-type="float" office:value="1">
            <text:p>1.00000</text:p>
          </table:table-cell>
          <table:table-cell table:style-name="ce15" table:formula="of:=[.D428]" office:value-type="float" office:value="0">
            <text:p>0</text:p>
          </table:table-cell>
          <table:table-cell table:style-name="ce20" table:formula="of:=IF([.C428]=100;([.$G$3])*([.E428]-[.$F$3])+[.$F$3];((1-[.E428])*[.$H$3])+[.E428])" office:value-type="float" office:value="1">
            <text:p>1.0000000</text:p>
          </table:table-cell>
          <table:table-cell table:style-name="ce23" table:formula="of:=IF([.C428]=100;([.$K$3])*([.F428]-[.$J$3])+[.$J$3];([.$I$3]-[.F428])*[.$L$3]+[.F428])" office:value-type="float" office:value="0.6">
            <text:p>0.600</text:p>
          </table:table-cell>
          <table:table-cell table:number-columns-repeated="1018"/>
        </table:table-row>
        <table:table-row table:style-name="ro1">
          <table:table-cell office:value-type="float" office:value="417">
            <text:p>417</text:p>
          </table:table-cell>
          <table:table-cell table:style-name="ce4" table:formula="of:=+(IF([.B429]&gt;[.C429]; [.$C$3]; ([.B429]+([.D429]*[.$B$3]))*[.$D$3]))" office:value-type="float" office:value="3.97942490148837E-096">
            <text:p>0.0</text:p>
          </table:table-cell>
          <table:table-cell table:style-name="ce12" table:formula="of:=+(IF([.B429]&gt;[.C429];[.$E$3];(([.C429]-[.E429])*[.F429])+[.E429]))" office:value-type="float" office:value="1">
            <text:p>1.00000</text:p>
          </table:table-cell>
          <table:table-cell table:style-name="ce15" table:formula="of:=[.D429]" office:value-type="float" office:value="0">
            <text:p>0</text:p>
          </table:table-cell>
          <table:table-cell table:style-name="ce20" table:formula="of:=IF([.C429]=100;([.$G$3])*([.E429]-[.$F$3])+[.$F$3];((1-[.E429])*[.$H$3])+[.E429])" office:value-type="float" office:value="1">
            <text:p>1.0000000</text:p>
          </table:table-cell>
          <table:table-cell table:style-name="ce23" table:formula="of:=IF([.C429]=100;([.$K$3])*([.F429]-[.$J$3])+[.$J$3];([.$I$3]-[.F429])*[.$L$3]+[.F429])" office:value-type="float" office:value="0.6">
            <text:p>0.600</text:p>
          </table:table-cell>
          <table:table-cell table:number-columns-repeated="1018"/>
        </table:table-row>
        <table:table-row table:style-name="ro1">
          <table:table-cell office:value-type="float" office:value="418">
            <text:p>418</text:p>
          </table:table-cell>
          <table:table-cell table:style-name="ce4" table:formula="of:=+(IF([.B430]&gt;[.C430]; [.$C$3]; ([.B430]+([.D430]*[.$B$3]))*[.$D$3]))" office:value-type="float" office:value="1.98971245074418E-096">
            <text:p>0.0</text:p>
          </table:table-cell>
          <table:table-cell table:style-name="ce12" table:formula="of:=+(IF([.B430]&gt;[.C430];[.$E$3];(([.C430]-[.E430])*[.F430])+[.E430]))" office:value-type="float" office:value="1">
            <text:p>1.00000</text:p>
          </table:table-cell>
          <table:table-cell table:style-name="ce15" table:formula="of:=[.D430]" office:value-type="float" office:value="0">
            <text:p>0</text:p>
          </table:table-cell>
          <table:table-cell table:style-name="ce20" table:formula="of:=IF([.C430]=100;([.$G$3])*([.E430]-[.$F$3])+[.$F$3];((1-[.E430])*[.$H$3])+[.E430])" office:value-type="float" office:value="1">
            <text:p>1.0000000</text:p>
          </table:table-cell>
          <table:table-cell table:style-name="ce23" table:formula="of:=IF([.C430]=100;([.$K$3])*([.F430]-[.$J$3])+[.$J$3];([.$I$3]-[.F430])*[.$L$3]+[.F430])" office:value-type="float" office:value="0.6">
            <text:p>0.600</text:p>
          </table:table-cell>
          <table:table-cell table:number-columns-repeated="1018"/>
        </table:table-row>
        <table:table-row table:style-name="ro1">
          <table:table-cell office:value-type="float" office:value="419">
            <text:p>419</text:p>
          </table:table-cell>
          <table:table-cell table:style-name="ce4" table:formula="of:=+(IF([.B431]&gt;[.C431]; [.$C$3]; ([.B431]+([.D431]*[.$B$3]))*[.$D$3]))" office:value-type="float" office:value="9.94856225372092E-097">
            <text:p>0.0</text:p>
          </table:table-cell>
          <table:table-cell table:style-name="ce12" table:formula="of:=+(IF([.B431]&gt;[.C431];[.$E$3];(([.C431]-[.E431])*[.F431])+[.E431]))" office:value-type="float" office:value="1">
            <text:p>1.00000</text:p>
          </table:table-cell>
          <table:table-cell table:style-name="ce15" table:formula="of:=[.D431]" office:value-type="float" office:value="0">
            <text:p>0</text:p>
          </table:table-cell>
          <table:table-cell table:style-name="ce20" table:formula="of:=IF([.C431]=100;([.$G$3])*([.E431]-[.$F$3])+[.$F$3];((1-[.E431])*[.$H$3])+[.E431])" office:value-type="float" office:value="1">
            <text:p>1.0000000</text:p>
          </table:table-cell>
          <table:table-cell table:style-name="ce23" table:formula="of:=IF([.C431]=100;([.$K$3])*([.F431]-[.$J$3])+[.$J$3];([.$I$3]-[.F431])*[.$L$3]+[.F431])" office:value-type="float" office:value="0.6">
            <text:p>0.600</text:p>
          </table:table-cell>
          <table:table-cell table:number-columns-repeated="1018"/>
        </table:table-row>
        <table:table-row table:style-name="ro1">
          <table:table-cell office:value-type="float" office:value="420">
            <text:p>420</text:p>
          </table:table-cell>
          <table:table-cell table:style-name="ce4" table:formula="of:=+(IF([.B432]&gt;[.C432]; [.$C$3]; ([.B432]+([.D432]*[.$B$3]))*[.$D$3]))" office:value-type="float" office:value="4.97428112686046E-097">
            <text:p>0.0</text:p>
          </table:table-cell>
          <table:table-cell table:style-name="ce12" table:formula="of:=+(IF([.B432]&gt;[.C432];[.$E$3];(([.C432]-[.E432])*[.F432])+[.E432]))" office:value-type="float" office:value="1">
            <text:p>1.00000</text:p>
          </table:table-cell>
          <table:table-cell table:style-name="ce15" table:formula="of:=[.D432]" office:value-type="float" office:value="0">
            <text:p>0</text:p>
          </table:table-cell>
          <table:table-cell table:style-name="ce20" table:formula="of:=IF([.C432]=100;([.$G$3])*([.E432]-[.$F$3])+[.$F$3];((1-[.E432])*[.$H$3])+[.E432])" office:value-type="float" office:value="1">
            <text:p>1.0000000</text:p>
          </table:table-cell>
          <table:table-cell table:style-name="ce23" table:formula="of:=IF([.C432]=100;([.$K$3])*([.F432]-[.$J$3])+[.$J$3];([.$I$3]-[.F432])*[.$L$3]+[.F432])" office:value-type="float" office:value="0.6">
            <text:p>0.600</text:p>
          </table:table-cell>
          <table:table-cell table:number-columns-repeated="1018"/>
        </table:table-row>
        <table:table-row table:style-name="ro1">
          <table:table-cell office:value-type="float" office:value="421">
            <text:p>421</text:p>
          </table:table-cell>
          <table:table-cell table:style-name="ce4" table:formula="of:=+(IF([.B433]&gt;[.C433]; [.$C$3]; ([.B433]+([.D433]*[.$B$3]))*[.$D$3]))" office:value-type="float" office:value="2.48714056343023E-097">
            <text:p>0.0</text:p>
          </table:table-cell>
          <table:table-cell table:style-name="ce12" table:formula="of:=+(IF([.B433]&gt;[.C433];[.$E$3];(([.C433]-[.E433])*[.F433])+[.E433]))" office:value-type="float" office:value="1">
            <text:p>1.00000</text:p>
          </table:table-cell>
          <table:table-cell table:style-name="ce15" table:formula="of:=[.D433]" office:value-type="float" office:value="0">
            <text:p>0</text:p>
          </table:table-cell>
          <table:table-cell table:style-name="ce20" table:formula="of:=IF([.C433]=100;([.$G$3])*([.E433]-[.$F$3])+[.$F$3];((1-[.E433])*[.$H$3])+[.E433])" office:value-type="float" office:value="1">
            <text:p>1.0000000</text:p>
          </table:table-cell>
          <table:table-cell table:style-name="ce23" table:formula="of:=IF([.C433]=100;([.$K$3])*([.F433]-[.$J$3])+[.$J$3];([.$I$3]-[.F433])*[.$L$3]+[.F433])" office:value-type="float" office:value="0.6">
            <text:p>0.600</text:p>
          </table:table-cell>
          <table:table-cell table:number-columns-repeated="1018"/>
        </table:table-row>
        <table:table-row table:style-name="ro1">
          <table:table-cell office:value-type="float" office:value="422">
            <text:p>422</text:p>
          </table:table-cell>
          <table:table-cell table:style-name="ce4" table:formula="of:=+(IF([.B434]&gt;[.C434]; [.$C$3]; ([.B434]+([.D434]*[.$B$3]))*[.$D$3]))" office:value-type="float" office:value="1.24357028171512E-097">
            <text:p>0.0</text:p>
          </table:table-cell>
          <table:table-cell table:style-name="ce12" table:formula="of:=+(IF([.B434]&gt;[.C434];[.$E$3];(([.C434]-[.E434])*[.F434])+[.E434]))" office:value-type="float" office:value="1">
            <text:p>1.00000</text:p>
          </table:table-cell>
          <table:table-cell table:style-name="ce15" table:formula="of:=[.D434]" office:value-type="float" office:value="0">
            <text:p>0</text:p>
          </table:table-cell>
          <table:table-cell table:style-name="ce20" table:formula="of:=IF([.C434]=100;([.$G$3])*([.E434]-[.$F$3])+[.$F$3];((1-[.E434])*[.$H$3])+[.E434])" office:value-type="float" office:value="1">
            <text:p>1.0000000</text:p>
          </table:table-cell>
          <table:table-cell table:style-name="ce23" table:formula="of:=IF([.C434]=100;([.$K$3])*([.F434]-[.$J$3])+[.$J$3];([.$I$3]-[.F434])*[.$L$3]+[.F434])" office:value-type="float" office:value="0.6">
            <text:p>0.600</text:p>
          </table:table-cell>
          <table:table-cell table:number-columns-repeated="1018"/>
        </table:table-row>
        <table:table-row table:style-name="ro1">
          <table:table-cell office:value-type="float" office:value="423">
            <text:p>423</text:p>
          </table:table-cell>
          <table:table-cell table:style-name="ce4" table:formula="of:=+(IF([.B435]&gt;[.C435]; [.$C$3]; ([.B435]+([.D435]*[.$B$3]))*[.$D$3]))" office:value-type="float" office:value="6.21785140857558E-098">
            <text:p>0.0</text:p>
          </table:table-cell>
          <table:table-cell table:style-name="ce12" table:formula="of:=+(IF([.B435]&gt;[.C435];[.$E$3];(([.C435]-[.E435])*[.F435])+[.E435]))" office:value-type="float" office:value="1">
            <text:p>1.00000</text:p>
          </table:table-cell>
          <table:table-cell table:style-name="ce15" table:formula="of:=[.D435]" office:value-type="float" office:value="0">
            <text:p>0</text:p>
          </table:table-cell>
          <table:table-cell table:style-name="ce20" table:formula="of:=IF([.C435]=100;([.$G$3])*([.E435]-[.$F$3])+[.$F$3];((1-[.E435])*[.$H$3])+[.E435])" office:value-type="float" office:value="1">
            <text:p>1.0000000</text:p>
          </table:table-cell>
          <table:table-cell table:style-name="ce23" table:formula="of:=IF([.C435]=100;([.$K$3])*([.F435]-[.$J$3])+[.$J$3];([.$I$3]-[.F435])*[.$L$3]+[.F435])" office:value-type="float" office:value="0.6">
            <text:p>0.600</text:p>
          </table:table-cell>
          <table:table-cell table:number-columns-repeated="1018"/>
        </table:table-row>
        <table:table-row table:style-name="ro1">
          <table:table-cell office:value-type="float" office:value="424">
            <text:p>424</text:p>
          </table:table-cell>
          <table:table-cell table:style-name="ce4" table:formula="of:=+(IF([.B436]&gt;[.C436]; [.$C$3]; ([.B436]+([.D436]*[.$B$3]))*[.$D$3]))" office:value-type="float" office:value="3.10892570428779E-098">
            <text:p>0.0</text:p>
          </table:table-cell>
          <table:table-cell table:style-name="ce12" table:formula="of:=+(IF([.B436]&gt;[.C436];[.$E$3];(([.C436]-[.E436])*[.F436])+[.E436]))" office:value-type="float" office:value="1">
            <text:p>1.00000</text:p>
          </table:table-cell>
          <table:table-cell table:style-name="ce15" table:formula="of:=[.D436]" office:value-type="float" office:value="0">
            <text:p>0</text:p>
          </table:table-cell>
          <table:table-cell table:style-name="ce20" table:formula="of:=IF([.C436]=100;([.$G$3])*([.E436]-[.$F$3])+[.$F$3];((1-[.E436])*[.$H$3])+[.E436])" office:value-type="float" office:value="1">
            <text:p>1.0000000</text:p>
          </table:table-cell>
          <table:table-cell table:style-name="ce23" table:formula="of:=IF([.C436]=100;([.$K$3])*([.F436]-[.$J$3])+[.$J$3];([.$I$3]-[.F436])*[.$L$3]+[.F436])" office:value-type="float" office:value="0.6">
            <text:p>0.600</text:p>
          </table:table-cell>
          <table:table-cell table:number-columns-repeated="1018"/>
        </table:table-row>
        <table:table-row table:style-name="ro1">
          <table:table-cell office:value-type="float" office:value="425">
            <text:p>425</text:p>
          </table:table-cell>
          <table:table-cell table:style-name="ce4" table:formula="of:=+(IF([.B437]&gt;[.C437]; [.$C$3]; ([.B437]+([.D437]*[.$B$3]))*[.$D$3]))" office:value-type="float" office:value="1.55446285214389E-098">
            <text:p>0.0</text:p>
          </table:table-cell>
          <table:table-cell table:style-name="ce12" table:formula="of:=+(IF([.B437]&gt;[.C437];[.$E$3];(([.C437]-[.E437])*[.F437])+[.E437]))" office:value-type="float" office:value="1">
            <text:p>1.00000</text:p>
          </table:table-cell>
          <table:table-cell table:style-name="ce15" table:formula="of:=[.D437]" office:value-type="float" office:value="0">
            <text:p>0</text:p>
          </table:table-cell>
          <table:table-cell table:style-name="ce20" table:formula="of:=IF([.C437]=100;([.$G$3])*([.E437]-[.$F$3])+[.$F$3];((1-[.E437])*[.$H$3])+[.E437])" office:value-type="float" office:value="1">
            <text:p>1.0000000</text:p>
          </table:table-cell>
          <table:table-cell table:style-name="ce23" table:formula="of:=IF([.C437]=100;([.$K$3])*([.F437]-[.$J$3])+[.$J$3];([.$I$3]-[.F437])*[.$L$3]+[.F437])" office:value-type="float" office:value="0.6">
            <text:p>0.600</text:p>
          </table:table-cell>
          <table:table-cell table:number-columns-repeated="1018"/>
        </table:table-row>
        <table:table-row table:style-name="ro1">
          <table:table-cell office:value-type="float" office:value="426">
            <text:p>426</text:p>
          </table:table-cell>
          <table:table-cell table:style-name="ce4" table:formula="of:=+(IF([.B438]&gt;[.C438]; [.$C$3]; ([.B438]+([.D438]*[.$B$3]))*[.$D$3]))" office:value-type="float" office:value="7.77231426071947E-099">
            <text:p>0.0</text:p>
          </table:table-cell>
          <table:table-cell table:style-name="ce12" table:formula="of:=+(IF([.B438]&gt;[.C438];[.$E$3];(([.C438]-[.E438])*[.F438])+[.E438]))" office:value-type="float" office:value="1">
            <text:p>1.00000</text:p>
          </table:table-cell>
          <table:table-cell table:style-name="ce15" table:formula="of:=[.D438]" office:value-type="float" office:value="0">
            <text:p>0</text:p>
          </table:table-cell>
          <table:table-cell table:style-name="ce20" table:formula="of:=IF([.C438]=100;([.$G$3])*([.E438]-[.$F$3])+[.$F$3];((1-[.E438])*[.$H$3])+[.E438])" office:value-type="float" office:value="1">
            <text:p>1.0000000</text:p>
          </table:table-cell>
          <table:table-cell table:style-name="ce23" table:formula="of:=IF([.C438]=100;([.$K$3])*([.F438]-[.$J$3])+[.$J$3];([.$I$3]-[.F438])*[.$L$3]+[.F438])" office:value-type="float" office:value="0.6">
            <text:p>0.600</text:p>
          </table:table-cell>
          <table:table-cell table:number-columns-repeated="1018"/>
        </table:table-row>
        <table:table-row table:style-name="ro1">
          <table:table-cell office:value-type="float" office:value="427">
            <text:p>427</text:p>
          </table:table-cell>
          <table:table-cell table:style-name="ce4" table:formula="of:=+(IF([.B439]&gt;[.C439]; [.$C$3]; ([.B439]+([.D439]*[.$B$3]))*[.$D$3]))" office:value-type="float" office:value="3.88615713035973E-099">
            <text:p>0.0</text:p>
          </table:table-cell>
          <table:table-cell table:style-name="ce12" table:formula="of:=+(IF([.B439]&gt;[.C439];[.$E$3];(([.C439]-[.E439])*[.F439])+[.E439]))" office:value-type="float" office:value="1">
            <text:p>1.00000</text:p>
          </table:table-cell>
          <table:table-cell table:style-name="ce15" table:formula="of:=[.D439]" office:value-type="float" office:value="0">
            <text:p>0</text:p>
          </table:table-cell>
          <table:table-cell table:style-name="ce20" table:formula="of:=IF([.C439]=100;([.$G$3])*([.E439]-[.$F$3])+[.$F$3];((1-[.E439])*[.$H$3])+[.E439])" office:value-type="float" office:value="1">
            <text:p>1.0000000</text:p>
          </table:table-cell>
          <table:table-cell table:style-name="ce23" table:formula="of:=IF([.C439]=100;([.$K$3])*([.F439]-[.$J$3])+[.$J$3];([.$I$3]-[.F439])*[.$L$3]+[.F439])" office:value-type="float" office:value="0.6">
            <text:p>0.600</text:p>
          </table:table-cell>
          <table:table-cell table:number-columns-repeated="1018"/>
        </table:table-row>
        <table:table-row table:style-name="ro1">
          <table:table-cell office:value-type="float" office:value="428">
            <text:p>428</text:p>
          </table:table-cell>
          <table:table-cell table:style-name="ce4" table:formula="of:=+(IF([.B440]&gt;[.C440]; [.$C$3]; ([.B440]+([.D440]*[.$B$3]))*[.$D$3]))" office:value-type="float" office:value="1.94307856517987E-099">
            <text:p>0.0</text:p>
          </table:table-cell>
          <table:table-cell table:style-name="ce12" table:formula="of:=+(IF([.B440]&gt;[.C440];[.$E$3];(([.C440]-[.E440])*[.F440])+[.E440]))" office:value-type="float" office:value="1">
            <text:p>1.00000</text:p>
          </table:table-cell>
          <table:table-cell table:style-name="ce15" table:formula="of:=[.D440]" office:value-type="float" office:value="0">
            <text:p>0</text:p>
          </table:table-cell>
          <table:table-cell table:style-name="ce20" table:formula="of:=IF([.C440]=100;([.$G$3])*([.E440]-[.$F$3])+[.$F$3];((1-[.E440])*[.$H$3])+[.E440])" office:value-type="float" office:value="1">
            <text:p>1.0000000</text:p>
          </table:table-cell>
          <table:table-cell table:style-name="ce23" table:formula="of:=IF([.C440]=100;([.$K$3])*([.F440]-[.$J$3])+[.$J$3];([.$I$3]-[.F440])*[.$L$3]+[.F440])" office:value-type="float" office:value="0.6">
            <text:p>0.600</text:p>
          </table:table-cell>
          <table:table-cell table:number-columns-repeated="1018"/>
        </table:table-row>
        <table:table-row table:style-name="ro1">
          <table:table-cell office:value-type="float" office:value="429">
            <text:p>429</text:p>
          </table:table-cell>
          <table:table-cell table:style-name="ce4" table:formula="of:=+(IF([.B441]&gt;[.C441]; [.$C$3]; ([.B441]+([.D441]*[.$B$3]))*[.$D$3]))" office:value-type="float" office:value="9.71539282589934E-100">
            <text:p>0.0</text:p>
          </table:table-cell>
          <table:table-cell table:style-name="ce12" table:formula="of:=+(IF([.B441]&gt;[.C441];[.$E$3];(([.C441]-[.E441])*[.F441])+[.E441]))" office:value-type="float" office:value="1">
            <text:p>1.00000</text:p>
          </table:table-cell>
          <table:table-cell table:style-name="ce15" table:formula="of:=[.D441]" office:value-type="float" office:value="0">
            <text:p>0</text:p>
          </table:table-cell>
          <table:table-cell table:style-name="ce20" table:formula="of:=IF([.C441]=100;([.$G$3])*([.E441]-[.$F$3])+[.$F$3];((1-[.E441])*[.$H$3])+[.E441])" office:value-type="float" office:value="1">
            <text:p>1.0000000</text:p>
          </table:table-cell>
          <table:table-cell table:style-name="ce23" table:formula="of:=IF([.C441]=100;([.$K$3])*([.F441]-[.$J$3])+[.$J$3];([.$I$3]-[.F441])*[.$L$3]+[.F441])" office:value-type="float" office:value="0.6">
            <text:p>0.600</text:p>
          </table:table-cell>
          <table:table-cell table:number-columns-repeated="1018"/>
        </table:table-row>
        <table:table-row table:style-name="ro1">
          <table:table-cell office:value-type="float" office:value="430">
            <text:p>430</text:p>
          </table:table-cell>
          <table:table-cell table:style-name="ce4" table:formula="of:=+(IF([.B442]&gt;[.C442]; [.$C$3]; ([.B442]+([.D442]*[.$B$3]))*[.$D$3]))" office:value-type="float" office:value="4.85769641294967E-100">
            <text:p>0.0</text:p>
          </table:table-cell>
          <table:table-cell table:style-name="ce12" table:formula="of:=+(IF([.B442]&gt;[.C442];[.$E$3];(([.C442]-[.E442])*[.F442])+[.E442]))" office:value-type="float" office:value="1">
            <text:p>1.00000</text:p>
          </table:table-cell>
          <table:table-cell table:style-name="ce15" table:formula="of:=[.D442]" office:value-type="float" office:value="0">
            <text:p>0</text:p>
          </table:table-cell>
          <table:table-cell table:style-name="ce20" table:formula="of:=IF([.C442]=100;([.$G$3])*([.E442]-[.$F$3])+[.$F$3];((1-[.E442])*[.$H$3])+[.E442])" office:value-type="float" office:value="1">
            <text:p>1.0000000</text:p>
          </table:table-cell>
          <table:table-cell table:style-name="ce23" table:formula="of:=IF([.C442]=100;([.$K$3])*([.F442]-[.$J$3])+[.$J$3];([.$I$3]-[.F442])*[.$L$3]+[.F442])" office:value-type="float" office:value="0.6">
            <text:p>0.600</text:p>
          </table:table-cell>
          <table:table-cell table:number-columns-repeated="1018"/>
        </table:table-row>
        <table:table-row table:style-name="ro1">
          <table:table-cell office:value-type="float" office:value="431">
            <text:p>431</text:p>
          </table:table-cell>
          <table:table-cell table:style-name="ce4" table:formula="of:=+(IF([.B443]&gt;[.C443]; [.$C$3]; ([.B443]+([.D443]*[.$B$3]))*[.$D$3]))" office:value-type="float" office:value="2.42884820647483E-100">
            <text:p>0.0</text:p>
          </table:table-cell>
          <table:table-cell table:style-name="ce12" table:formula="of:=+(IF([.B443]&gt;[.C443];[.$E$3];(([.C443]-[.E443])*[.F443])+[.E443]))" office:value-type="float" office:value="1">
            <text:p>1.00000</text:p>
          </table:table-cell>
          <table:table-cell table:style-name="ce15" table:formula="of:=[.D443]" office:value-type="float" office:value="0">
            <text:p>0</text:p>
          </table:table-cell>
          <table:table-cell table:style-name="ce20" table:formula="of:=IF([.C443]=100;([.$G$3])*([.E443]-[.$F$3])+[.$F$3];((1-[.E443])*[.$H$3])+[.E443])" office:value-type="float" office:value="1">
            <text:p>1.0000000</text:p>
          </table:table-cell>
          <table:table-cell table:style-name="ce23" table:formula="of:=IF([.C443]=100;([.$K$3])*([.F443]-[.$J$3])+[.$J$3];([.$I$3]-[.F443])*[.$L$3]+[.F443])" office:value-type="float" office:value="0.6">
            <text:p>0.600</text:p>
          </table:table-cell>
          <table:table-cell table:number-columns-repeated="1018"/>
        </table:table-row>
        <table:table-row table:style-name="ro1">
          <table:table-cell office:value-type="float" office:value="432">
            <text:p>432</text:p>
          </table:table-cell>
          <table:table-cell table:style-name="ce4" table:formula="of:=+(IF([.B444]&gt;[.C444]; [.$C$3]; ([.B444]+([.D444]*[.$B$3]))*[.$D$3]))" office:value-type="float" office:value="1.21442410323742E-100">
            <text:p>0.0</text:p>
          </table:table-cell>
          <table:table-cell table:style-name="ce12" table:formula="of:=+(IF([.B444]&gt;[.C444];[.$E$3];(([.C444]-[.E444])*[.F444])+[.E444]))" office:value-type="float" office:value="1">
            <text:p>1.00000</text:p>
          </table:table-cell>
          <table:table-cell table:style-name="ce15" table:formula="of:=[.D444]" office:value-type="float" office:value="0">
            <text:p>0</text:p>
          </table:table-cell>
          <table:table-cell table:style-name="ce20" table:formula="of:=IF([.C444]=100;([.$G$3])*([.E444]-[.$F$3])+[.$F$3];((1-[.E444])*[.$H$3])+[.E444])" office:value-type="float" office:value="1">
            <text:p>1.0000000</text:p>
          </table:table-cell>
          <table:table-cell table:style-name="ce23" table:formula="of:=IF([.C444]=100;([.$K$3])*([.F444]-[.$J$3])+[.$J$3];([.$I$3]-[.F444])*[.$L$3]+[.F444])" office:value-type="float" office:value="0.6">
            <text:p>0.600</text:p>
          </table:table-cell>
          <table:table-cell table:number-columns-repeated="1018"/>
        </table:table-row>
        <table:table-row table:style-name="ro1">
          <table:table-cell office:value-type="float" office:value="433">
            <text:p>433</text:p>
          </table:table-cell>
          <table:table-cell table:style-name="ce4" table:formula="of:=+(IF([.B445]&gt;[.C445]; [.$C$3]; ([.B445]+([.D445]*[.$B$3]))*[.$D$3]))" office:value-type="float" office:value="6.07212051618709E-101">
            <text:p>0.0</text:p>
          </table:table-cell>
          <table:table-cell table:style-name="ce12" table:formula="of:=+(IF([.B445]&gt;[.C445];[.$E$3];(([.C445]-[.E445])*[.F445])+[.E445]))" office:value-type="float" office:value="1">
            <text:p>1.00000</text:p>
          </table:table-cell>
          <table:table-cell table:style-name="ce15" table:formula="of:=[.D445]" office:value-type="float" office:value="0">
            <text:p>0</text:p>
          </table:table-cell>
          <table:table-cell table:style-name="ce20" table:formula="of:=IF([.C445]=100;([.$G$3])*([.E445]-[.$F$3])+[.$F$3];((1-[.E445])*[.$H$3])+[.E445])" office:value-type="float" office:value="1">
            <text:p>1.0000000</text:p>
          </table:table-cell>
          <table:table-cell table:style-name="ce23" table:formula="of:=IF([.C445]=100;([.$K$3])*([.F445]-[.$J$3])+[.$J$3];([.$I$3]-[.F445])*[.$L$3]+[.F445])" office:value-type="float" office:value="0.6">
            <text:p>0.600</text:p>
          </table:table-cell>
          <table:table-cell table:number-columns-repeated="1018"/>
        </table:table-row>
        <table:table-row table:style-name="ro1">
          <table:table-cell office:value-type="float" office:value="434">
            <text:p>434</text:p>
          </table:table-cell>
          <table:table-cell table:style-name="ce4" table:formula="of:=+(IF([.B446]&gt;[.C446]; [.$C$3]; ([.B446]+([.D446]*[.$B$3]))*[.$D$3]))" office:value-type="float" office:value="3.03606025809354E-101">
            <text:p>0.0</text:p>
          </table:table-cell>
          <table:table-cell table:style-name="ce12" table:formula="of:=+(IF([.B446]&gt;[.C446];[.$E$3];(([.C446]-[.E446])*[.F446])+[.E446]))" office:value-type="float" office:value="1">
            <text:p>1.00000</text:p>
          </table:table-cell>
          <table:table-cell table:style-name="ce15" table:formula="of:=[.D446]" office:value-type="float" office:value="0">
            <text:p>0</text:p>
          </table:table-cell>
          <table:table-cell table:style-name="ce20" table:formula="of:=IF([.C446]=100;([.$G$3])*([.E446]-[.$F$3])+[.$F$3];((1-[.E446])*[.$H$3])+[.E446])" office:value-type="float" office:value="1">
            <text:p>1.0000000</text:p>
          </table:table-cell>
          <table:table-cell table:style-name="ce23" table:formula="of:=IF([.C446]=100;([.$K$3])*([.F446]-[.$J$3])+[.$J$3];([.$I$3]-[.F446])*[.$L$3]+[.F446])" office:value-type="float" office:value="0.6">
            <text:p>0.600</text:p>
          </table:table-cell>
          <table:table-cell table:number-columns-repeated="1018"/>
        </table:table-row>
        <table:table-row table:style-name="ro1">
          <table:table-cell office:value-type="float" office:value="435">
            <text:p>435</text:p>
          </table:table-cell>
          <table:table-cell table:style-name="ce4" table:formula="of:=+(IF([.B447]&gt;[.C447]; [.$C$3]; ([.B447]+([.D447]*[.$B$3]))*[.$D$3]))" office:value-type="float" office:value="1.51803012904677E-101">
            <text:p>0.0</text:p>
          </table:table-cell>
          <table:table-cell table:style-name="ce12" table:formula="of:=+(IF([.B447]&gt;[.C447];[.$E$3];(([.C447]-[.E447])*[.F447])+[.E447]))" office:value-type="float" office:value="1">
            <text:p>1.00000</text:p>
          </table:table-cell>
          <table:table-cell table:style-name="ce15" table:formula="of:=[.D447]" office:value-type="float" office:value="0">
            <text:p>0</text:p>
          </table:table-cell>
          <table:table-cell table:style-name="ce20" table:formula="of:=IF([.C447]=100;([.$G$3])*([.E447]-[.$F$3])+[.$F$3];((1-[.E447])*[.$H$3])+[.E447])" office:value-type="float" office:value="1">
            <text:p>1.0000000</text:p>
          </table:table-cell>
          <table:table-cell table:style-name="ce23" table:formula="of:=IF([.C447]=100;([.$K$3])*([.F447]-[.$J$3])+[.$J$3];([.$I$3]-[.F447])*[.$L$3]+[.F447])" office:value-type="float" office:value="0.6">
            <text:p>0.600</text:p>
          </table:table-cell>
          <table:table-cell table:number-columns-repeated="1018"/>
        </table:table-row>
        <table:table-row table:style-name="ro1">
          <table:table-cell office:value-type="float" office:value="436">
            <text:p>436</text:p>
          </table:table-cell>
          <table:table-cell table:style-name="ce4" table:formula="of:=+(IF([.B448]&gt;[.C448]; [.$C$3]; ([.B448]+([.D448]*[.$B$3]))*[.$D$3]))" office:value-type="float" office:value="7.59015064523386E-102">
            <text:p>0.0</text:p>
          </table:table-cell>
          <table:table-cell table:style-name="ce12" table:formula="of:=+(IF([.B448]&gt;[.C448];[.$E$3];(([.C448]-[.E448])*[.F448])+[.E448]))" office:value-type="float" office:value="1">
            <text:p>1.00000</text:p>
          </table:table-cell>
          <table:table-cell table:style-name="ce15" table:formula="of:=[.D448]" office:value-type="float" office:value="0">
            <text:p>0</text:p>
          </table:table-cell>
          <table:table-cell table:style-name="ce20" table:formula="of:=IF([.C448]=100;([.$G$3])*([.E448]-[.$F$3])+[.$F$3];((1-[.E448])*[.$H$3])+[.E448])" office:value-type="float" office:value="1">
            <text:p>1.0000000</text:p>
          </table:table-cell>
          <table:table-cell table:style-name="ce23" table:formula="of:=IF([.C448]=100;([.$K$3])*([.F448]-[.$J$3])+[.$J$3];([.$I$3]-[.F448])*[.$L$3]+[.F448])" office:value-type="float" office:value="0.6">
            <text:p>0.600</text:p>
          </table:table-cell>
          <table:table-cell table:number-columns-repeated="1018"/>
        </table:table-row>
        <table:table-row table:style-name="ro1">
          <table:table-cell office:value-type="float" office:value="437">
            <text:p>437</text:p>
          </table:table-cell>
          <table:table-cell table:style-name="ce4" table:formula="of:=+(IF([.B449]&gt;[.C449]; [.$C$3]; ([.B449]+([.D449]*[.$B$3]))*[.$D$3]))" office:value-type="float" office:value="3.79507532261693E-102">
            <text:p>0.0</text:p>
          </table:table-cell>
          <table:table-cell table:style-name="ce12" table:formula="of:=+(IF([.B449]&gt;[.C449];[.$E$3];(([.C449]-[.E449])*[.F449])+[.E449]))" office:value-type="float" office:value="1">
            <text:p>1.00000</text:p>
          </table:table-cell>
          <table:table-cell table:style-name="ce15" table:formula="of:=[.D449]" office:value-type="float" office:value="0">
            <text:p>0</text:p>
          </table:table-cell>
          <table:table-cell table:style-name="ce20" table:formula="of:=IF([.C449]=100;([.$G$3])*([.E449]-[.$F$3])+[.$F$3];((1-[.E449])*[.$H$3])+[.E449])" office:value-type="float" office:value="1">
            <text:p>1.0000000</text:p>
          </table:table-cell>
          <table:table-cell table:style-name="ce23" table:formula="of:=IF([.C449]=100;([.$K$3])*([.F449]-[.$J$3])+[.$J$3];([.$I$3]-[.F449])*[.$L$3]+[.F449])" office:value-type="float" office:value="0.6">
            <text:p>0.600</text:p>
          </table:table-cell>
          <table:table-cell table:number-columns-repeated="1018"/>
        </table:table-row>
        <table:table-row table:style-name="ro1">
          <table:table-cell office:value-type="float" office:value="438">
            <text:p>438</text:p>
          </table:table-cell>
          <table:table-cell table:style-name="ce4" table:formula="of:=+(IF([.B450]&gt;[.C450]; [.$C$3]; ([.B450]+([.D450]*[.$B$3]))*[.$D$3]))" office:value-type="float" office:value="1.89753766130846E-102">
            <text:p>0.0</text:p>
          </table:table-cell>
          <table:table-cell table:style-name="ce12" table:formula="of:=+(IF([.B450]&gt;[.C450];[.$E$3];(([.C450]-[.E450])*[.F450])+[.E450]))" office:value-type="float" office:value="1">
            <text:p>1.00000</text:p>
          </table:table-cell>
          <table:table-cell table:style-name="ce15" table:formula="of:=[.D450]" office:value-type="float" office:value="0">
            <text:p>0</text:p>
          </table:table-cell>
          <table:table-cell table:style-name="ce20" table:formula="of:=IF([.C450]=100;([.$G$3])*([.E450]-[.$F$3])+[.$F$3];((1-[.E450])*[.$H$3])+[.E450])" office:value-type="float" office:value="1">
            <text:p>1.0000000</text:p>
          </table:table-cell>
          <table:table-cell table:style-name="ce23" table:formula="of:=IF([.C450]=100;([.$K$3])*([.F450]-[.$J$3])+[.$J$3];([.$I$3]-[.F450])*[.$L$3]+[.F450])" office:value-type="float" office:value="0.6">
            <text:p>0.600</text:p>
          </table:table-cell>
          <table:table-cell table:number-columns-repeated="1018"/>
        </table:table-row>
        <table:table-row table:style-name="ro1">
          <table:table-cell office:value-type="float" office:value="439">
            <text:p>439</text:p>
          </table:table-cell>
          <table:table-cell table:style-name="ce4" table:formula="of:=+(IF([.B451]&gt;[.C451]; [.$C$3]; ([.B451]+([.D451]*[.$B$3]))*[.$D$3]))" office:value-type="float" office:value="9.48768830654232E-103">
            <text:p>0.0</text:p>
          </table:table-cell>
          <table:table-cell table:style-name="ce12" table:formula="of:=+(IF([.B451]&gt;[.C451];[.$E$3];(([.C451]-[.E451])*[.F451])+[.E451]))" office:value-type="float" office:value="1">
            <text:p>1.00000</text:p>
          </table:table-cell>
          <table:table-cell table:style-name="ce15" table:formula="of:=[.D451]" office:value-type="float" office:value="0">
            <text:p>0</text:p>
          </table:table-cell>
          <table:table-cell table:style-name="ce20" table:formula="of:=IF([.C451]=100;([.$G$3])*([.E451]-[.$F$3])+[.$F$3];((1-[.E451])*[.$H$3])+[.E451])" office:value-type="float" office:value="1">
            <text:p>1.0000000</text:p>
          </table:table-cell>
          <table:table-cell table:style-name="ce23" table:formula="of:=IF([.C451]=100;([.$K$3])*([.F451]-[.$J$3])+[.$J$3];([.$I$3]-[.F451])*[.$L$3]+[.F451])" office:value-type="float" office:value="0.6">
            <text:p>0.600</text:p>
          </table:table-cell>
          <table:table-cell table:number-columns-repeated="1018"/>
        </table:table-row>
        <table:table-row table:style-name="ro1">
          <table:table-cell office:value-type="float" office:value="440">
            <text:p>440</text:p>
          </table:table-cell>
          <table:table-cell table:style-name="ce4" table:formula="of:=+(IF([.B452]&gt;[.C452]; [.$C$3]; ([.B452]+([.D452]*[.$B$3]))*[.$D$3]))" office:value-type="float" office:value="4.74384415327116E-103">
            <text:p>0.0</text:p>
          </table:table-cell>
          <table:table-cell table:style-name="ce12" table:formula="of:=+(IF([.B452]&gt;[.C452];[.$E$3];(([.C452]-[.E452])*[.F452])+[.E452]))" office:value-type="float" office:value="1">
            <text:p>1.00000</text:p>
          </table:table-cell>
          <table:table-cell table:style-name="ce15" table:formula="of:=[.D452]" office:value-type="float" office:value="0">
            <text:p>0</text:p>
          </table:table-cell>
          <table:table-cell table:style-name="ce20" table:formula="of:=IF([.C452]=100;([.$G$3])*([.E452]-[.$F$3])+[.$F$3];((1-[.E452])*[.$H$3])+[.E452])" office:value-type="float" office:value="1">
            <text:p>1.0000000</text:p>
          </table:table-cell>
          <table:table-cell table:style-name="ce23" table:formula="of:=IF([.C452]=100;([.$K$3])*([.F452]-[.$J$3])+[.$J$3];([.$I$3]-[.F452])*[.$L$3]+[.F452])" office:value-type="float" office:value="0.6">
            <text:p>0.600</text:p>
          </table:table-cell>
          <table:table-cell table:number-columns-repeated="1018"/>
        </table:table-row>
        <table:table-row table:style-name="ro1">
          <table:table-cell office:value-type="float" office:value="441">
            <text:p>441</text:p>
          </table:table-cell>
          <table:table-cell table:style-name="ce4" table:formula="of:=+(IF([.B453]&gt;[.C453]; [.$C$3]; ([.B453]+([.D453]*[.$B$3]))*[.$D$3]))" office:value-type="float" office:value="2.37192207663558E-103">
            <text:p>0.0</text:p>
          </table:table-cell>
          <table:table-cell table:style-name="ce12" table:formula="of:=+(IF([.B453]&gt;[.C453];[.$E$3];(([.C453]-[.E453])*[.F453])+[.E453]))" office:value-type="float" office:value="1">
            <text:p>1.00000</text:p>
          </table:table-cell>
          <table:table-cell table:style-name="ce15" table:formula="of:=[.D453]" office:value-type="float" office:value="0">
            <text:p>0</text:p>
          </table:table-cell>
          <table:table-cell table:style-name="ce20" table:formula="of:=IF([.C453]=100;([.$G$3])*([.E453]-[.$F$3])+[.$F$3];((1-[.E453])*[.$H$3])+[.E453])" office:value-type="float" office:value="1">
            <text:p>1.0000000</text:p>
          </table:table-cell>
          <table:table-cell table:style-name="ce23" table:formula="of:=IF([.C453]=100;([.$K$3])*([.F453]-[.$J$3])+[.$J$3];([.$I$3]-[.F453])*[.$L$3]+[.F453])" office:value-type="float" office:value="0.6">
            <text:p>0.600</text:p>
          </table:table-cell>
          <table:table-cell table:number-columns-repeated="1018"/>
        </table:table-row>
        <table:table-row table:style-name="ro1">
          <table:table-cell office:value-type="float" office:value="442">
            <text:p>442</text:p>
          </table:table-cell>
          <table:table-cell table:style-name="ce4" table:formula="of:=+(IF([.B454]&gt;[.C454]; [.$C$3]; ([.B454]+([.D454]*[.$B$3]))*[.$D$3]))" office:value-type="float" office:value="1.18596103831779E-103">
            <text:p>0.0</text:p>
          </table:table-cell>
          <table:table-cell table:style-name="ce12" table:formula="of:=+(IF([.B454]&gt;[.C454];[.$E$3];(([.C454]-[.E454])*[.F454])+[.E454]))" office:value-type="float" office:value="1">
            <text:p>1.00000</text:p>
          </table:table-cell>
          <table:table-cell table:style-name="ce15" table:formula="of:=[.D454]" office:value-type="float" office:value="0">
            <text:p>0</text:p>
          </table:table-cell>
          <table:table-cell table:style-name="ce20" table:formula="of:=IF([.C454]=100;([.$G$3])*([.E454]-[.$F$3])+[.$F$3];((1-[.E454])*[.$H$3])+[.E454])" office:value-type="float" office:value="1">
            <text:p>1.0000000</text:p>
          </table:table-cell>
          <table:table-cell table:style-name="ce23" table:formula="of:=IF([.C454]=100;([.$K$3])*([.F454]-[.$J$3])+[.$J$3];([.$I$3]-[.F454])*[.$L$3]+[.F454])" office:value-type="float" office:value="0.6">
            <text:p>0.600</text:p>
          </table:table-cell>
          <table:table-cell table:number-columns-repeated="1018"/>
        </table:table-row>
        <table:table-row table:style-name="ro1">
          <table:table-cell office:value-type="float" office:value="443">
            <text:p>443</text:p>
          </table:table-cell>
          <table:table-cell table:style-name="ce4" table:formula="of:=+(IF([.B455]&gt;[.C455]; [.$C$3]; ([.B455]+([.D455]*[.$B$3]))*[.$D$3]))" office:value-type="float" office:value="5.92980519158895E-104">
            <text:p>0.0</text:p>
          </table:table-cell>
          <table:table-cell table:style-name="ce12" table:formula="of:=+(IF([.B455]&gt;[.C455];[.$E$3];(([.C455]-[.E455])*[.F455])+[.E455]))" office:value-type="float" office:value="1">
            <text:p>1.00000</text:p>
          </table:table-cell>
          <table:table-cell table:style-name="ce15" table:formula="of:=[.D455]" office:value-type="float" office:value="0">
            <text:p>0</text:p>
          </table:table-cell>
          <table:table-cell table:style-name="ce20" table:formula="of:=IF([.C455]=100;([.$G$3])*([.E455]-[.$F$3])+[.$F$3];((1-[.E455])*[.$H$3])+[.E455])" office:value-type="float" office:value="1">
            <text:p>1.0000000</text:p>
          </table:table-cell>
          <table:table-cell table:style-name="ce23" table:formula="of:=IF([.C455]=100;([.$K$3])*([.F455]-[.$J$3])+[.$J$3];([.$I$3]-[.F455])*[.$L$3]+[.F455])" office:value-type="float" office:value="0.6">
            <text:p>0.600</text:p>
          </table:table-cell>
          <table:table-cell table:number-columns-repeated="1018"/>
        </table:table-row>
        <table:table-row table:style-name="ro1">
          <table:table-cell office:value-type="float" office:value="444">
            <text:p>444</text:p>
          </table:table-cell>
          <table:table-cell table:style-name="ce4" table:formula="of:=+(IF([.B456]&gt;[.C456]; [.$C$3]; ([.B456]+([.D456]*[.$B$3]))*[.$D$3]))" office:value-type="float" office:value="2.96490259579448E-104">
            <text:p>0.0</text:p>
          </table:table-cell>
          <table:table-cell table:style-name="ce12" table:formula="of:=+(IF([.B456]&gt;[.C456];[.$E$3];(([.C456]-[.E456])*[.F456])+[.E456]))" office:value-type="float" office:value="1">
            <text:p>1.00000</text:p>
          </table:table-cell>
          <table:table-cell table:style-name="ce15" table:formula="of:=[.D456]" office:value-type="float" office:value="0">
            <text:p>0</text:p>
          </table:table-cell>
          <table:table-cell table:style-name="ce20" table:formula="of:=IF([.C456]=100;([.$G$3])*([.E456]-[.$F$3])+[.$F$3];((1-[.E456])*[.$H$3])+[.E456])" office:value-type="float" office:value="1">
            <text:p>1.0000000</text:p>
          </table:table-cell>
          <table:table-cell table:style-name="ce23" table:formula="of:=IF([.C456]=100;([.$K$3])*([.F456]-[.$J$3])+[.$J$3];([.$I$3]-[.F456])*[.$L$3]+[.F456])" office:value-type="float" office:value="0.6">
            <text:p>0.600</text:p>
          </table:table-cell>
          <table:table-cell table:number-columns-repeated="1018"/>
        </table:table-row>
        <table:table-row table:style-name="ro1">
          <table:table-cell office:value-type="float" office:value="445">
            <text:p>445</text:p>
          </table:table-cell>
          <table:table-cell table:style-name="ce4" table:formula="of:=+(IF([.B457]&gt;[.C457]; [.$C$3]; ([.B457]+([.D457]*[.$B$3]))*[.$D$3]))" office:value-type="float" office:value="1.48245129789724E-104">
            <text:p>0.0</text:p>
          </table:table-cell>
          <table:table-cell table:style-name="ce12" table:formula="of:=+(IF([.B457]&gt;[.C457];[.$E$3];(([.C457]-[.E457])*[.F457])+[.E457]))" office:value-type="float" office:value="1">
            <text:p>1.00000</text:p>
          </table:table-cell>
          <table:table-cell table:style-name="ce15" table:formula="of:=[.D457]" office:value-type="float" office:value="0">
            <text:p>0</text:p>
          </table:table-cell>
          <table:table-cell table:style-name="ce20" table:formula="of:=IF([.C457]=100;([.$G$3])*([.E457]-[.$F$3])+[.$F$3];((1-[.E457])*[.$H$3])+[.E457])" office:value-type="float" office:value="1">
            <text:p>1.0000000</text:p>
          </table:table-cell>
          <table:table-cell table:style-name="ce23" table:formula="of:=IF([.C457]=100;([.$K$3])*([.F457]-[.$J$3])+[.$J$3];([.$I$3]-[.F457])*[.$L$3]+[.F457])" office:value-type="float" office:value="0.6">
            <text:p>0.600</text:p>
          </table:table-cell>
          <table:table-cell table:number-columns-repeated="1018"/>
        </table:table-row>
        <table:table-row table:style-name="ro1">
          <table:table-cell office:value-type="float" office:value="446">
            <text:p>446</text:p>
          </table:table-cell>
          <table:table-cell table:style-name="ce4" table:formula="of:=+(IF([.B458]&gt;[.C458]; [.$C$3]; ([.B458]+([.D458]*[.$B$3]))*[.$D$3]))" office:value-type="float" office:value="7.41225648948619E-105">
            <text:p>0.0</text:p>
          </table:table-cell>
          <table:table-cell table:style-name="ce12" table:formula="of:=+(IF([.B458]&gt;[.C458];[.$E$3];(([.C458]-[.E458])*[.F458])+[.E458]))" office:value-type="float" office:value="1">
            <text:p>1.00000</text:p>
          </table:table-cell>
          <table:table-cell table:style-name="ce15" table:formula="of:=[.D458]" office:value-type="float" office:value="0">
            <text:p>0</text:p>
          </table:table-cell>
          <table:table-cell table:style-name="ce20" table:formula="of:=IF([.C458]=100;([.$G$3])*([.E458]-[.$F$3])+[.$F$3];((1-[.E458])*[.$H$3])+[.E458])" office:value-type="float" office:value="1">
            <text:p>1.0000000</text:p>
          </table:table-cell>
          <table:table-cell table:style-name="ce23" table:formula="of:=IF([.C458]=100;([.$K$3])*([.F458]-[.$J$3])+[.$J$3];([.$I$3]-[.F458])*[.$L$3]+[.F458])" office:value-type="float" office:value="0.6">
            <text:p>0.600</text:p>
          </table:table-cell>
          <table:table-cell table:number-columns-repeated="1018"/>
        </table:table-row>
        <table:table-row table:style-name="ro1">
          <table:table-cell office:value-type="float" office:value="447">
            <text:p>447</text:p>
          </table:table-cell>
          <table:table-cell table:style-name="ce4" table:formula="of:=+(IF([.B459]&gt;[.C459]; [.$C$3]; ([.B459]+([.D459]*[.$B$3]))*[.$D$3]))" office:value-type="float" office:value="3.70612824474309E-105">
            <text:p>0.0</text:p>
          </table:table-cell>
          <table:table-cell table:style-name="ce12" table:formula="of:=+(IF([.B459]&gt;[.C459];[.$E$3];(([.C459]-[.E459])*[.F459])+[.E459]))" office:value-type="float" office:value="1">
            <text:p>1.00000</text:p>
          </table:table-cell>
          <table:table-cell table:style-name="ce15" table:formula="of:=[.D459]" office:value-type="float" office:value="0">
            <text:p>0</text:p>
          </table:table-cell>
          <table:table-cell table:style-name="ce20" table:formula="of:=IF([.C459]=100;([.$G$3])*([.E459]-[.$F$3])+[.$F$3];((1-[.E459])*[.$H$3])+[.E459])" office:value-type="float" office:value="1">
            <text:p>1.0000000</text:p>
          </table:table-cell>
          <table:table-cell table:style-name="ce23" table:formula="of:=IF([.C459]=100;([.$K$3])*([.F459]-[.$J$3])+[.$J$3];([.$I$3]-[.F459])*[.$L$3]+[.F459])" office:value-type="float" office:value="0.6">
            <text:p>0.600</text:p>
          </table:table-cell>
          <table:table-cell table:number-columns-repeated="1018"/>
        </table:table-row>
        <table:table-row table:style-name="ro1">
          <table:table-cell office:value-type="float" office:value="448">
            <text:p>448</text:p>
          </table:table-cell>
          <table:table-cell table:style-name="ce4" table:formula="of:=+(IF([.B460]&gt;[.C460]; [.$C$3]; ([.B460]+([.D460]*[.$B$3]))*[.$D$3]))" office:value-type="float" office:value="1.85306412237155E-105">
            <text:p>0.0</text:p>
          </table:table-cell>
          <table:table-cell table:style-name="ce12" table:formula="of:=+(IF([.B460]&gt;[.C460];[.$E$3];(([.C460]-[.E460])*[.F460])+[.E460]))" office:value-type="float" office:value="1">
            <text:p>1.00000</text:p>
          </table:table-cell>
          <table:table-cell table:style-name="ce15" table:formula="of:=[.D460]" office:value-type="float" office:value="0">
            <text:p>0</text:p>
          </table:table-cell>
          <table:table-cell table:style-name="ce20" table:formula="of:=IF([.C460]=100;([.$G$3])*([.E460]-[.$F$3])+[.$F$3];((1-[.E460])*[.$H$3])+[.E460])" office:value-type="float" office:value="1">
            <text:p>1.0000000</text:p>
          </table:table-cell>
          <table:table-cell table:style-name="ce23" table:formula="of:=IF([.C460]=100;([.$K$3])*([.F460]-[.$J$3])+[.$J$3];([.$I$3]-[.F460])*[.$L$3]+[.F460])" office:value-type="float" office:value="0.6">
            <text:p>0.600</text:p>
          </table:table-cell>
          <table:table-cell table:number-columns-repeated="1018"/>
        </table:table-row>
        <table:table-row table:style-name="ro1">
          <table:table-cell office:value-type="float" office:value="449">
            <text:p>449</text:p>
          </table:table-cell>
          <table:table-cell table:style-name="ce4" table:formula="of:=+(IF([.B461]&gt;[.C461]; [.$C$3]; ([.B461]+([.D461]*[.$B$3]))*[.$D$3]))" office:value-type="float" office:value="9.26532061185774E-106">
            <text:p>0.0</text:p>
          </table:table-cell>
          <table:table-cell table:style-name="ce12" table:formula="of:=+(IF([.B461]&gt;[.C461];[.$E$3];(([.C461]-[.E461])*[.F461])+[.E461]))" office:value-type="float" office:value="1">
            <text:p>1.00000</text:p>
          </table:table-cell>
          <table:table-cell table:style-name="ce15" table:formula="of:=[.D461]" office:value-type="float" office:value="0">
            <text:p>0</text:p>
          </table:table-cell>
          <table:table-cell table:style-name="ce20" table:formula="of:=IF([.C461]=100;([.$G$3])*([.E461]-[.$F$3])+[.$F$3];((1-[.E461])*[.$H$3])+[.E461])" office:value-type="float" office:value="1">
            <text:p>1.0000000</text:p>
          </table:table-cell>
          <table:table-cell table:style-name="ce23" table:formula="of:=IF([.C461]=100;([.$K$3])*([.F461]-[.$J$3])+[.$J$3];([.$I$3]-[.F461])*[.$L$3]+[.F461])" office:value-type="float" office:value="0.6">
            <text:p>0.600</text:p>
          </table:table-cell>
          <table:table-cell table:number-columns-repeated="1018"/>
        </table:table-row>
        <table:table-row table:style-name="ro1">
          <table:table-cell office:value-type="float" office:value="450">
            <text:p>450</text:p>
          </table:table-cell>
          <table:table-cell table:style-name="ce4" table:formula="of:=+(IF([.B462]&gt;[.C462]; [.$C$3]; ([.B462]+([.D462]*[.$B$3]))*[.$D$3]))" office:value-type="float" office:value="4.63266030592887E-106">
            <text:p>0.0</text:p>
          </table:table-cell>
          <table:table-cell table:style-name="ce12" table:formula="of:=+(IF([.B462]&gt;[.C462];[.$E$3];(([.C462]-[.E462])*[.F462])+[.E462]))" office:value-type="float" office:value="1">
            <text:p>1.00000</text:p>
          </table:table-cell>
          <table:table-cell table:style-name="ce15" table:formula="of:=[.D462]" office:value-type="float" office:value="0">
            <text:p>0</text:p>
          </table:table-cell>
          <table:table-cell table:style-name="ce20" table:formula="of:=IF([.C462]=100;([.$G$3])*([.E462]-[.$F$3])+[.$F$3];((1-[.E462])*[.$H$3])+[.E462])" office:value-type="float" office:value="1">
            <text:p>1.0000000</text:p>
          </table:table-cell>
          <table:table-cell table:style-name="ce23" table:formula="of:=IF([.C462]=100;([.$K$3])*([.F462]-[.$J$3])+[.$J$3];([.$I$3]-[.F462])*[.$L$3]+[.F462])" office:value-type="float" office:value="0.6">
            <text:p>0.600</text:p>
          </table:table-cell>
          <table:table-cell table:number-columns-repeated="1018"/>
        </table:table-row>
        <table:table-row table:style-name="ro1">
          <table:table-cell office:value-type="float" office:value="451">
            <text:p>451</text:p>
          </table:table-cell>
          <table:table-cell table:style-name="ce4" table:formula="of:=+(IF([.B463]&gt;[.C463]; [.$C$3]; ([.B463]+([.D463]*[.$B$3]))*[.$D$3]))" office:value-type="float" office:value="2.31633015296443E-106">
            <text:p>0.0</text:p>
          </table:table-cell>
          <table:table-cell table:style-name="ce12" table:formula="of:=+(IF([.B463]&gt;[.C463];[.$E$3];(([.C463]-[.E463])*[.F463])+[.E463]))" office:value-type="float" office:value="1">
            <text:p>1.00000</text:p>
          </table:table-cell>
          <table:table-cell table:style-name="ce15" table:formula="of:=[.D463]" office:value-type="float" office:value="0">
            <text:p>0</text:p>
          </table:table-cell>
          <table:table-cell table:style-name="ce20" table:formula="of:=IF([.C463]=100;([.$G$3])*([.E463]-[.$F$3])+[.$F$3];((1-[.E463])*[.$H$3])+[.E463])" office:value-type="float" office:value="1">
            <text:p>1.0000000</text:p>
          </table:table-cell>
          <table:table-cell table:style-name="ce23" table:formula="of:=IF([.C463]=100;([.$K$3])*([.F463]-[.$J$3])+[.$J$3];([.$I$3]-[.F463])*[.$L$3]+[.F463])" office:value-type="float" office:value="0.6">
            <text:p>0.600</text:p>
          </table:table-cell>
          <table:table-cell table:number-columns-repeated="1018"/>
        </table:table-row>
        <table:table-row table:style-name="ro1">
          <table:table-cell office:value-type="float" office:value="452">
            <text:p>452</text:p>
          </table:table-cell>
          <table:table-cell table:style-name="ce4" table:formula="of:=+(IF([.B464]&gt;[.C464]; [.$C$3]; ([.B464]+([.D464]*[.$B$3]))*[.$D$3]))" office:value-type="float" office:value="1.15816507648222E-106">
            <text:p>0.0</text:p>
          </table:table-cell>
          <table:table-cell table:style-name="ce12" table:formula="of:=+(IF([.B464]&gt;[.C464];[.$E$3];(([.C464]-[.E464])*[.F464])+[.E464]))" office:value-type="float" office:value="1">
            <text:p>1.00000</text:p>
          </table:table-cell>
          <table:table-cell table:style-name="ce15" table:formula="of:=[.D464]" office:value-type="float" office:value="0">
            <text:p>0</text:p>
          </table:table-cell>
          <table:table-cell table:style-name="ce20" table:formula="of:=IF([.C464]=100;([.$G$3])*([.E464]-[.$F$3])+[.$F$3];((1-[.E464])*[.$H$3])+[.E464])" office:value-type="float" office:value="1">
            <text:p>1.0000000</text:p>
          </table:table-cell>
          <table:table-cell table:style-name="ce23" table:formula="of:=IF([.C464]=100;([.$K$3])*([.F464]-[.$J$3])+[.$J$3];([.$I$3]-[.F464])*[.$L$3]+[.F464])" office:value-type="float" office:value="0.6">
            <text:p>0.600</text:p>
          </table:table-cell>
          <table:table-cell table:number-columns-repeated="1018"/>
        </table:table-row>
        <table:table-row table:style-name="ro1">
          <table:table-cell office:value-type="float" office:value="453">
            <text:p>453</text:p>
          </table:table-cell>
          <table:table-cell table:style-name="ce4" table:formula="of:=+(IF([.B465]&gt;[.C465]; [.$C$3]; ([.B465]+([.D465]*[.$B$3]))*[.$D$3]))" office:value-type="float" office:value="5.79082538241109E-107">
            <text:p>0.0</text:p>
          </table:table-cell>
          <table:table-cell table:style-name="ce12" table:formula="of:=+(IF([.B465]&gt;[.C465];[.$E$3];(([.C465]-[.E465])*[.F465])+[.E465]))" office:value-type="float" office:value="1">
            <text:p>1.00000</text:p>
          </table:table-cell>
          <table:table-cell table:style-name="ce15" table:formula="of:=[.D465]" office:value-type="float" office:value="0">
            <text:p>0</text:p>
          </table:table-cell>
          <table:table-cell table:style-name="ce20" table:formula="of:=IF([.C465]=100;([.$G$3])*([.E465]-[.$F$3])+[.$F$3];((1-[.E465])*[.$H$3])+[.E465])" office:value-type="float" office:value="1">
            <text:p>1.0000000</text:p>
          </table:table-cell>
          <table:table-cell table:style-name="ce23" table:formula="of:=IF([.C465]=100;([.$K$3])*([.F465]-[.$J$3])+[.$J$3];([.$I$3]-[.F465])*[.$L$3]+[.F465])" office:value-type="float" office:value="0.6">
            <text:p>0.600</text:p>
          </table:table-cell>
          <table:table-cell table:number-columns-repeated="1018"/>
        </table:table-row>
        <table:table-row table:style-name="ro1">
          <table:table-cell office:value-type="float" office:value="454">
            <text:p>454</text:p>
          </table:table-cell>
          <table:table-cell table:style-name="ce4" table:formula="of:=+(IF([.B466]&gt;[.C466]; [.$C$3]; ([.B466]+([.D466]*[.$B$3]))*[.$D$3]))" office:value-type="float" office:value="2.89541269120554E-107">
            <text:p>0.0</text:p>
          </table:table-cell>
          <table:table-cell table:style-name="ce12" table:formula="of:=+(IF([.B466]&gt;[.C466];[.$E$3];(([.C466]-[.E466])*[.F466])+[.E466]))" office:value-type="float" office:value="1">
            <text:p>1.00000</text:p>
          </table:table-cell>
          <table:table-cell table:style-name="ce15" table:formula="of:=[.D466]" office:value-type="float" office:value="0">
            <text:p>0</text:p>
          </table:table-cell>
          <table:table-cell table:style-name="ce20" table:formula="of:=IF([.C466]=100;([.$G$3])*([.E466]-[.$F$3])+[.$F$3];((1-[.E466])*[.$H$3])+[.E466])" office:value-type="float" office:value="1">
            <text:p>1.0000000</text:p>
          </table:table-cell>
          <table:table-cell table:style-name="ce23" table:formula="of:=IF([.C466]=100;([.$K$3])*([.F466]-[.$J$3])+[.$J$3];([.$I$3]-[.F466])*[.$L$3]+[.F466])" office:value-type="float" office:value="0.6">
            <text:p>0.600</text:p>
          </table:table-cell>
          <table:table-cell table:number-columns-repeated="1018"/>
        </table:table-row>
        <table:table-row table:style-name="ro1">
          <table:table-cell office:value-type="float" office:value="455">
            <text:p>455</text:p>
          </table:table-cell>
          <table:table-cell table:style-name="ce4" table:formula="of:=+(IF([.B467]&gt;[.C467]; [.$C$3]; ([.B467]+([.D467]*[.$B$3]))*[.$D$3]))" office:value-type="float" office:value="1.44770634560277E-107">
            <text:p>0.0</text:p>
          </table:table-cell>
          <table:table-cell table:style-name="ce12" table:formula="of:=+(IF([.B467]&gt;[.C467];[.$E$3];(([.C467]-[.E467])*[.F467])+[.E467]))" office:value-type="float" office:value="1">
            <text:p>1.00000</text:p>
          </table:table-cell>
          <table:table-cell table:style-name="ce15" table:formula="of:=[.D467]" office:value-type="float" office:value="0">
            <text:p>0</text:p>
          </table:table-cell>
          <table:table-cell table:style-name="ce20" table:formula="of:=IF([.C467]=100;([.$G$3])*([.E467]-[.$F$3])+[.$F$3];((1-[.E467])*[.$H$3])+[.E467])" office:value-type="float" office:value="1">
            <text:p>1.0000000</text:p>
          </table:table-cell>
          <table:table-cell table:style-name="ce23" table:formula="of:=IF([.C467]=100;([.$K$3])*([.F467]-[.$J$3])+[.$J$3];([.$I$3]-[.F467])*[.$L$3]+[.F467])" office:value-type="float" office:value="0.6">
            <text:p>0.600</text:p>
          </table:table-cell>
          <table:table-cell table:number-columns-repeated="1018"/>
        </table:table-row>
        <table:table-row table:style-name="ro1">
          <table:table-cell office:value-type="float" office:value="456">
            <text:p>456</text:p>
          </table:table-cell>
          <table:table-cell table:style-name="ce4" table:formula="of:=+(IF([.B468]&gt;[.C468]; [.$C$3]; ([.B468]+([.D468]*[.$B$3]))*[.$D$3]))" office:value-type="float" office:value="7.23853172801386E-108">
            <text:p>0.0</text:p>
          </table:table-cell>
          <table:table-cell table:style-name="ce12" table:formula="of:=+(IF([.B468]&gt;[.C468];[.$E$3];(([.C468]-[.E468])*[.F468])+[.E468]))" office:value-type="float" office:value="1">
            <text:p>1.00000</text:p>
          </table:table-cell>
          <table:table-cell table:style-name="ce15" table:formula="of:=[.D468]" office:value-type="float" office:value="0">
            <text:p>0</text:p>
          </table:table-cell>
          <table:table-cell table:style-name="ce20" table:formula="of:=IF([.C468]=100;([.$G$3])*([.E468]-[.$F$3])+[.$F$3];((1-[.E468])*[.$H$3])+[.E468])" office:value-type="float" office:value="1">
            <text:p>1.0000000</text:p>
          </table:table-cell>
          <table:table-cell table:style-name="ce23" table:formula="of:=IF([.C468]=100;([.$K$3])*([.F468]-[.$J$3])+[.$J$3];([.$I$3]-[.F468])*[.$L$3]+[.F468])" office:value-type="float" office:value="0.6">
            <text:p>0.600</text:p>
          </table:table-cell>
          <table:table-cell table:number-columns-repeated="1018"/>
        </table:table-row>
        <table:table-row table:style-name="ro1">
          <table:table-cell office:value-type="float" office:value="457">
            <text:p>457</text:p>
          </table:table-cell>
          <table:table-cell table:style-name="ce4" table:formula="of:=+(IF([.B469]&gt;[.C469]; [.$C$3]; ([.B469]+([.D469]*[.$B$3]))*[.$D$3]))" office:value-type="float" office:value="3.61926586400693E-108">
            <text:p>0.0</text:p>
          </table:table-cell>
          <table:table-cell table:style-name="ce12" table:formula="of:=+(IF([.B469]&gt;[.C469];[.$E$3];(([.C469]-[.E469])*[.F469])+[.E469]))" office:value-type="float" office:value="1">
            <text:p>1.00000</text:p>
          </table:table-cell>
          <table:table-cell table:style-name="ce15" table:formula="of:=[.D469]" office:value-type="float" office:value="0">
            <text:p>0</text:p>
          </table:table-cell>
          <table:table-cell table:style-name="ce20" table:formula="of:=IF([.C469]=100;([.$G$3])*([.E469]-[.$F$3])+[.$F$3];((1-[.E469])*[.$H$3])+[.E469])" office:value-type="float" office:value="1">
            <text:p>1.0000000</text:p>
          </table:table-cell>
          <table:table-cell table:style-name="ce23" table:formula="of:=IF([.C469]=100;([.$K$3])*([.F469]-[.$J$3])+[.$J$3];([.$I$3]-[.F469])*[.$L$3]+[.F469])" office:value-type="float" office:value="0.6">
            <text:p>0.600</text:p>
          </table:table-cell>
          <table:table-cell table:number-columns-repeated="1018"/>
        </table:table-row>
        <table:table-row table:style-name="ro1">
          <table:table-cell office:value-type="float" office:value="458">
            <text:p>458</text:p>
          </table:table-cell>
          <table:table-cell table:style-name="ce4" table:formula="of:=+(IF([.B470]&gt;[.C470]; [.$C$3]; ([.B470]+([.D470]*[.$B$3]))*[.$D$3]))" office:value-type="float" office:value="1.80963293200346E-108">
            <text:p>0.0</text:p>
          </table:table-cell>
          <table:table-cell table:style-name="ce12" table:formula="of:=+(IF([.B470]&gt;[.C470];[.$E$3];(([.C470]-[.E470])*[.F470])+[.E470]))" office:value-type="float" office:value="1">
            <text:p>1.00000</text:p>
          </table:table-cell>
          <table:table-cell table:style-name="ce15" table:formula="of:=[.D470]" office:value-type="float" office:value="0">
            <text:p>0</text:p>
          </table:table-cell>
          <table:table-cell table:style-name="ce20" table:formula="of:=IF([.C470]=100;([.$G$3])*([.E470]-[.$F$3])+[.$F$3];((1-[.E470])*[.$H$3])+[.E470])" office:value-type="float" office:value="1">
            <text:p>1.0000000</text:p>
          </table:table-cell>
          <table:table-cell table:style-name="ce23" table:formula="of:=IF([.C470]=100;([.$K$3])*([.F470]-[.$J$3])+[.$J$3];([.$I$3]-[.F470])*[.$L$3]+[.F470])" office:value-type="float" office:value="0.6">
            <text:p>0.600</text:p>
          </table:table-cell>
          <table:table-cell table:number-columns-repeated="1018"/>
        </table:table-row>
        <table:table-row table:style-name="ro1">
          <table:table-cell office:value-type="float" office:value="459">
            <text:p>459</text:p>
          </table:table-cell>
          <table:table-cell table:style-name="ce4" table:formula="of:=+(IF([.B471]&gt;[.C471]; [.$C$3]; ([.B471]+([.D471]*[.$B$3]))*[.$D$3]))" office:value-type="float" office:value="9.04816466001732E-109">
            <text:p>0.0</text:p>
          </table:table-cell>
          <table:table-cell table:style-name="ce12" table:formula="of:=+(IF([.B471]&gt;[.C471];[.$E$3];(([.C471]-[.E471])*[.F471])+[.E471]))" office:value-type="float" office:value="1">
            <text:p>1.00000</text:p>
          </table:table-cell>
          <table:table-cell table:style-name="ce15" table:formula="of:=[.D471]" office:value-type="float" office:value="0">
            <text:p>0</text:p>
          </table:table-cell>
          <table:table-cell table:style-name="ce20" table:formula="of:=IF([.C471]=100;([.$G$3])*([.E471]-[.$F$3])+[.$F$3];((1-[.E471])*[.$H$3])+[.E471])" office:value-type="float" office:value="1">
            <text:p>1.0000000</text:p>
          </table:table-cell>
          <table:table-cell table:style-name="ce23" table:formula="of:=IF([.C471]=100;([.$K$3])*([.F471]-[.$J$3])+[.$J$3];([.$I$3]-[.F471])*[.$L$3]+[.F471])" office:value-type="float" office:value="0.6">
            <text:p>0.600</text:p>
          </table:table-cell>
          <table:table-cell table:number-columns-repeated="1018"/>
        </table:table-row>
        <table:table-row table:style-name="ro1">
          <table:table-cell office:value-type="float" office:value="460">
            <text:p>460</text:p>
          </table:table-cell>
          <table:table-cell table:style-name="ce4" table:formula="of:=+(IF([.B472]&gt;[.C472]; [.$C$3]; ([.B472]+([.D472]*[.$B$3]))*[.$D$3]))" office:value-type="float" office:value="4.52408233000866E-109">
            <text:p>0.0</text:p>
          </table:table-cell>
          <table:table-cell table:style-name="ce12" table:formula="of:=+(IF([.B472]&gt;[.C472];[.$E$3];(([.C472]-[.E472])*[.F472])+[.E472]))" office:value-type="float" office:value="1">
            <text:p>1.00000</text:p>
          </table:table-cell>
          <table:table-cell table:style-name="ce15" table:formula="of:=[.D472]" office:value-type="float" office:value="0">
            <text:p>0</text:p>
          </table:table-cell>
          <table:table-cell table:style-name="ce20" table:formula="of:=IF([.C472]=100;([.$G$3])*([.E472]-[.$F$3])+[.$F$3];((1-[.E472])*[.$H$3])+[.E472])" office:value-type="float" office:value="1">
            <text:p>1.0000000</text:p>
          </table:table-cell>
          <table:table-cell table:style-name="ce23" table:formula="of:=IF([.C472]=100;([.$K$3])*([.F472]-[.$J$3])+[.$J$3];([.$I$3]-[.F472])*[.$L$3]+[.F472])" office:value-type="float" office:value="0.6">
            <text:p>0.600</text:p>
          </table:table-cell>
          <table:table-cell table:number-columns-repeated="1018"/>
        </table:table-row>
        <table:table-row table:style-name="ro1">
          <table:table-cell office:value-type="float" office:value="461">
            <text:p>461</text:p>
          </table:table-cell>
          <table:table-cell table:style-name="ce4" table:formula="of:=+(IF([.B473]&gt;[.C473]; [.$C$3]; ([.B473]+([.D473]*[.$B$3]))*[.$D$3]))" office:value-type="float" office:value="2.26204116500433E-109">
            <text:p>0.0</text:p>
          </table:table-cell>
          <table:table-cell table:style-name="ce12" table:formula="of:=+(IF([.B473]&gt;[.C473];[.$E$3];(([.C473]-[.E473])*[.F473])+[.E473]))" office:value-type="float" office:value="1">
            <text:p>1.00000</text:p>
          </table:table-cell>
          <table:table-cell table:style-name="ce15" table:formula="of:=[.D473]" office:value-type="float" office:value="0">
            <text:p>0</text:p>
          </table:table-cell>
          <table:table-cell table:style-name="ce20" table:formula="of:=IF([.C473]=100;([.$G$3])*([.E473]-[.$F$3])+[.$F$3];((1-[.E473])*[.$H$3])+[.E473])" office:value-type="float" office:value="1">
            <text:p>1.0000000</text:p>
          </table:table-cell>
          <table:table-cell table:style-name="ce23" table:formula="of:=IF([.C473]=100;([.$K$3])*([.F473]-[.$J$3])+[.$J$3];([.$I$3]-[.F473])*[.$L$3]+[.F473])" office:value-type="float" office:value="0.6">
            <text:p>0.600</text:p>
          </table:table-cell>
          <table:table-cell table:number-columns-repeated="1018"/>
        </table:table-row>
        <table:table-row table:style-name="ro1">
          <table:table-cell office:value-type="float" office:value="462">
            <text:p>462</text:p>
          </table:table-cell>
          <table:table-cell table:style-name="ce4" table:formula="of:=+(IF([.B474]&gt;[.C474]; [.$C$3]; ([.B474]+([.D474]*[.$B$3]))*[.$D$3]))" office:value-type="float" office:value="1.13102058250217E-109">
            <text:p>0.0</text:p>
          </table:table-cell>
          <table:table-cell table:style-name="ce12" table:formula="of:=+(IF([.B474]&gt;[.C474];[.$E$3];(([.C474]-[.E474])*[.F474])+[.E474]))" office:value-type="float" office:value="1">
            <text:p>1.00000</text:p>
          </table:table-cell>
          <table:table-cell table:style-name="ce15" table:formula="of:=[.D474]" office:value-type="float" office:value="0">
            <text:p>0</text:p>
          </table:table-cell>
          <table:table-cell table:style-name="ce20" table:formula="of:=IF([.C474]=100;([.$G$3])*([.E474]-[.$F$3])+[.$F$3];((1-[.E474])*[.$H$3])+[.E474])" office:value-type="float" office:value="1">
            <text:p>1.0000000</text:p>
          </table:table-cell>
          <table:table-cell table:style-name="ce23" table:formula="of:=IF([.C474]=100;([.$K$3])*([.F474]-[.$J$3])+[.$J$3];([.$I$3]-[.F474])*[.$L$3]+[.F474])" office:value-type="float" office:value="0.6">
            <text:p>0.600</text:p>
          </table:table-cell>
          <table:table-cell table:number-columns-repeated="1018"/>
        </table:table-row>
        <table:table-row table:style-name="ro1">
          <table:table-cell office:value-type="float" office:value="463">
            <text:p>463</text:p>
          </table:table-cell>
          <table:table-cell table:style-name="ce4" table:formula="of:=+(IF([.B475]&gt;[.C475]; [.$C$3]; ([.B475]+([.D475]*[.$B$3]))*[.$D$3]))" office:value-type="float" office:value="5.65510291251082E-110">
            <text:p>0.0</text:p>
          </table:table-cell>
          <table:table-cell table:style-name="ce12" table:formula="of:=+(IF([.B475]&gt;[.C475];[.$E$3];(([.C475]-[.E475])*[.F475])+[.E475]))" office:value-type="float" office:value="1">
            <text:p>1.00000</text:p>
          </table:table-cell>
          <table:table-cell table:style-name="ce15" table:formula="of:=[.D475]" office:value-type="float" office:value="0">
            <text:p>0</text:p>
          </table:table-cell>
          <table:table-cell table:style-name="ce20" table:formula="of:=IF([.C475]=100;([.$G$3])*([.E475]-[.$F$3])+[.$F$3];((1-[.E475])*[.$H$3])+[.E475])" office:value-type="float" office:value="1">
            <text:p>1.0000000</text:p>
          </table:table-cell>
          <table:table-cell table:style-name="ce23" table:formula="of:=IF([.C475]=100;([.$K$3])*([.F475]-[.$J$3])+[.$J$3];([.$I$3]-[.F475])*[.$L$3]+[.F475])" office:value-type="float" office:value="0.6">
            <text:p>0.600</text:p>
          </table:table-cell>
          <table:table-cell table:number-columns-repeated="1018"/>
        </table:table-row>
        <table:table-row table:style-name="ro1">
          <table:table-cell office:value-type="float" office:value="464">
            <text:p>464</text:p>
          </table:table-cell>
          <table:table-cell table:style-name="ce4" table:formula="of:=+(IF([.B476]&gt;[.C476]; [.$C$3]; ([.B476]+([.D476]*[.$B$3]))*[.$D$3]))" office:value-type="float" office:value="2.82755145625541E-110">
            <text:p>0.0</text:p>
          </table:table-cell>
          <table:table-cell table:style-name="ce12" table:formula="of:=+(IF([.B476]&gt;[.C476];[.$E$3];(([.C476]-[.E476])*[.F476])+[.E476]))" office:value-type="float" office:value="1">
            <text:p>1.00000</text:p>
          </table:table-cell>
          <table:table-cell table:style-name="ce15" table:formula="of:=[.D476]" office:value-type="float" office:value="0">
            <text:p>0</text:p>
          </table:table-cell>
          <table:table-cell table:style-name="ce20" table:formula="of:=IF([.C476]=100;([.$G$3])*([.E476]-[.$F$3])+[.$F$3];((1-[.E476])*[.$H$3])+[.E476])" office:value-type="float" office:value="1">
            <text:p>1.0000000</text:p>
          </table:table-cell>
          <table:table-cell table:style-name="ce23" table:formula="of:=IF([.C476]=100;([.$K$3])*([.F476]-[.$J$3])+[.$J$3];([.$I$3]-[.F476])*[.$L$3]+[.F476])" office:value-type="float" office:value="0.6">
            <text:p>0.600</text:p>
          </table:table-cell>
          <table:table-cell table:number-columns-repeated="1018"/>
        </table:table-row>
        <table:table-row table:style-name="ro1">
          <table:table-cell office:value-type="float" office:value="465">
            <text:p>465</text:p>
          </table:table-cell>
          <table:table-cell table:style-name="ce4" table:formula="of:=+(IF([.B477]&gt;[.C477]; [.$C$3]; ([.B477]+([.D477]*[.$B$3]))*[.$D$3]))" office:value-type="float" office:value="1.41377572812771E-110">
            <text:p>0.0</text:p>
          </table:table-cell>
          <table:table-cell table:style-name="ce12" table:formula="of:=+(IF([.B477]&gt;[.C477];[.$E$3];(([.C477]-[.E477])*[.F477])+[.E477]))" office:value-type="float" office:value="1">
            <text:p>1.00000</text:p>
          </table:table-cell>
          <table:table-cell table:style-name="ce15" table:formula="of:=[.D477]" office:value-type="float" office:value="0">
            <text:p>0</text:p>
          </table:table-cell>
          <table:table-cell table:style-name="ce20" table:formula="of:=IF([.C477]=100;([.$G$3])*([.E477]-[.$F$3])+[.$F$3];((1-[.E477])*[.$H$3])+[.E477])" office:value-type="float" office:value="1">
            <text:p>1.0000000</text:p>
          </table:table-cell>
          <table:table-cell table:style-name="ce23" table:formula="of:=IF([.C477]=100;([.$K$3])*([.F477]-[.$J$3])+[.$J$3];([.$I$3]-[.F477])*[.$L$3]+[.F477])" office:value-type="float" office:value="0.6">
            <text:p>0.600</text:p>
          </table:table-cell>
          <table:table-cell table:number-columns-repeated="1018"/>
        </table:table-row>
        <table:table-row table:style-name="ro1">
          <table:table-cell office:value-type="float" office:value="466">
            <text:p>466</text:p>
          </table:table-cell>
          <table:table-cell table:style-name="ce4" table:formula="of:=+(IF([.B478]&gt;[.C478]; [.$C$3]; ([.B478]+([.D478]*[.$B$3]))*[.$D$3]))" office:value-type="float" office:value="7.06887864063853E-111">
            <text:p>0.0</text:p>
          </table:table-cell>
          <table:table-cell table:style-name="ce12" table:formula="of:=+(IF([.B478]&gt;[.C478];[.$E$3];(([.C478]-[.E478])*[.F478])+[.E478]))" office:value-type="float" office:value="1">
            <text:p>1.00000</text:p>
          </table:table-cell>
          <table:table-cell table:style-name="ce15" table:formula="of:=[.D478]" office:value-type="float" office:value="0">
            <text:p>0</text:p>
          </table:table-cell>
          <table:table-cell table:style-name="ce20" table:formula="of:=IF([.C478]=100;([.$G$3])*([.E478]-[.$F$3])+[.$F$3];((1-[.E478])*[.$H$3])+[.E478])" office:value-type="float" office:value="1">
            <text:p>1.0000000</text:p>
          </table:table-cell>
          <table:table-cell table:style-name="ce23" table:formula="of:=IF([.C478]=100;([.$K$3])*([.F478]-[.$J$3])+[.$J$3];([.$I$3]-[.F478])*[.$L$3]+[.F478])" office:value-type="float" office:value="0.6">
            <text:p>0.600</text:p>
          </table:table-cell>
          <table:table-cell table:number-columns-repeated="1018"/>
        </table:table-row>
        <table:table-row table:style-name="ro1">
          <table:table-cell office:value-type="float" office:value="467">
            <text:p>467</text:p>
          </table:table-cell>
          <table:table-cell table:style-name="ce4" table:formula="of:=+(IF([.B479]&gt;[.C479]; [.$C$3]; ([.B479]+([.D479]*[.$B$3]))*[.$D$3]))" office:value-type="float" office:value="3.53443932031927E-111">
            <text:p>0.0</text:p>
          </table:table-cell>
          <table:table-cell table:style-name="ce12" table:formula="of:=+(IF([.B479]&gt;[.C479];[.$E$3];(([.C479]-[.E479])*[.F479])+[.E479]))" office:value-type="float" office:value="1">
            <text:p>1.00000</text:p>
          </table:table-cell>
          <table:table-cell table:style-name="ce15" table:formula="of:=[.D479]" office:value-type="float" office:value="0">
            <text:p>0</text:p>
          </table:table-cell>
          <table:table-cell table:style-name="ce20" table:formula="of:=IF([.C479]=100;([.$G$3])*([.E479]-[.$F$3])+[.$F$3];((1-[.E479])*[.$H$3])+[.E479])" office:value-type="float" office:value="1">
            <text:p>1.0000000</text:p>
          </table:table-cell>
          <table:table-cell table:style-name="ce23" table:formula="of:=IF([.C479]=100;([.$K$3])*([.F479]-[.$J$3])+[.$J$3];([.$I$3]-[.F479])*[.$L$3]+[.F479])" office:value-type="float" office:value="0.6">
            <text:p>0.600</text:p>
          </table:table-cell>
          <table:table-cell table:number-columns-repeated="1018"/>
        </table:table-row>
        <table:table-row table:style-name="ro1">
          <table:table-cell office:value-type="float" office:value="468">
            <text:p>468</text:p>
          </table:table-cell>
          <table:table-cell table:style-name="ce4" table:formula="of:=+(IF([.B480]&gt;[.C480]; [.$C$3]; ([.B480]+([.D480]*[.$B$3]))*[.$D$3]))" office:value-type="float" office:value="1.76721966015963E-111">
            <text:p>0.0</text:p>
          </table:table-cell>
          <table:table-cell table:style-name="ce12" table:formula="of:=+(IF([.B480]&gt;[.C480];[.$E$3];(([.C480]-[.E480])*[.F480])+[.E480]))" office:value-type="float" office:value="1">
            <text:p>1.00000</text:p>
          </table:table-cell>
          <table:table-cell table:style-name="ce15" table:formula="of:=[.D480]" office:value-type="float" office:value="0">
            <text:p>0</text:p>
          </table:table-cell>
          <table:table-cell table:style-name="ce20" table:formula="of:=IF([.C480]=100;([.$G$3])*([.E480]-[.$F$3])+[.$F$3];((1-[.E480])*[.$H$3])+[.E480])" office:value-type="float" office:value="1">
            <text:p>1.0000000</text:p>
          </table:table-cell>
          <table:table-cell table:style-name="ce23" table:formula="of:=IF([.C480]=100;([.$K$3])*([.F480]-[.$J$3])+[.$J$3];([.$I$3]-[.F480])*[.$L$3]+[.F480])" office:value-type="float" office:value="0.6">
            <text:p>0.600</text:p>
          </table:table-cell>
          <table:table-cell table:number-columns-repeated="1018"/>
        </table:table-row>
        <table:table-row table:style-name="ro1">
          <table:table-cell office:value-type="float" office:value="469">
            <text:p>469</text:p>
          </table:table-cell>
          <table:table-cell table:style-name="ce4" table:formula="of:=+(IF([.B481]&gt;[.C481]; [.$C$3]; ([.B481]+([.D481]*[.$B$3]))*[.$D$3]))" office:value-type="float" office:value="8.83609830079817E-112">
            <text:p>0.0</text:p>
          </table:table-cell>
          <table:table-cell table:style-name="ce12" table:formula="of:=+(IF([.B481]&gt;[.C481];[.$E$3];(([.C481]-[.E481])*[.F481])+[.E481]))" office:value-type="float" office:value="1">
            <text:p>1.00000</text:p>
          </table:table-cell>
          <table:table-cell table:style-name="ce15" table:formula="of:=[.D481]" office:value-type="float" office:value="0">
            <text:p>0</text:p>
          </table:table-cell>
          <table:table-cell table:style-name="ce20" table:formula="of:=IF([.C481]=100;([.$G$3])*([.E481]-[.$F$3])+[.$F$3];((1-[.E481])*[.$H$3])+[.E481])" office:value-type="float" office:value="1">
            <text:p>1.0000000</text:p>
          </table:table-cell>
          <table:table-cell table:style-name="ce23" table:formula="of:=IF([.C481]=100;([.$K$3])*([.F481]-[.$J$3])+[.$J$3];([.$I$3]-[.F481])*[.$L$3]+[.F481])" office:value-type="float" office:value="0.6">
            <text:p>0.600</text:p>
          </table:table-cell>
          <table:table-cell table:number-columns-repeated="1018"/>
        </table:table-row>
        <table:table-row table:style-name="ro1">
          <table:table-cell office:value-type="float" office:value="470">
            <text:p>470</text:p>
          </table:table-cell>
          <table:table-cell table:style-name="ce4" table:formula="of:=+(IF([.B482]&gt;[.C482]; [.$C$3]; ([.B482]+([.D482]*[.$B$3]))*[.$D$3]))" office:value-type="float" office:value="4.41804915039908E-112">
            <text:p>0.0</text:p>
          </table:table-cell>
          <table:table-cell table:style-name="ce12" table:formula="of:=+(IF([.B482]&gt;[.C482];[.$E$3];(([.C482]-[.E482])*[.F482])+[.E482]))" office:value-type="float" office:value="1">
            <text:p>1.00000</text:p>
          </table:table-cell>
          <table:table-cell table:style-name="ce15" table:formula="of:=[.D482]" office:value-type="float" office:value="0">
            <text:p>0</text:p>
          </table:table-cell>
          <table:table-cell table:style-name="ce20" table:formula="of:=IF([.C482]=100;([.$G$3])*([.E482]-[.$F$3])+[.$F$3];((1-[.E482])*[.$H$3])+[.E482])" office:value-type="float" office:value="1">
            <text:p>1.0000000</text:p>
          </table:table-cell>
          <table:table-cell table:style-name="ce23" table:formula="of:=IF([.C482]=100;([.$K$3])*([.F482]-[.$J$3])+[.$J$3];([.$I$3]-[.F482])*[.$L$3]+[.F482])" office:value-type="float" office:value="0.6">
            <text:p>0.600</text:p>
          </table:table-cell>
          <table:table-cell table:number-columns-repeated="1018"/>
        </table:table-row>
        <table:table-row table:style-name="ro1">
          <table:table-cell office:value-type="float" office:value="471">
            <text:p>471</text:p>
          </table:table-cell>
          <table:table-cell table:style-name="ce4" table:formula="of:=+(IF([.B483]&gt;[.C483]; [.$C$3]; ([.B483]+([.D483]*[.$B$3]))*[.$D$3]))" office:value-type="float" office:value="2.20902457519954E-112">
            <text:p>0.0</text:p>
          </table:table-cell>
          <table:table-cell table:style-name="ce12" table:formula="of:=+(IF([.B483]&gt;[.C483];[.$E$3];(([.C483]-[.E483])*[.F483])+[.E483]))" office:value-type="float" office:value="1">
            <text:p>1.00000</text:p>
          </table:table-cell>
          <table:table-cell table:style-name="ce15" table:formula="of:=[.D483]" office:value-type="float" office:value="0">
            <text:p>0</text:p>
          </table:table-cell>
          <table:table-cell table:style-name="ce20" table:formula="of:=IF([.C483]=100;([.$G$3])*([.E483]-[.$F$3])+[.$F$3];((1-[.E483])*[.$H$3])+[.E483])" office:value-type="float" office:value="1">
            <text:p>1.0000000</text:p>
          </table:table-cell>
          <table:table-cell table:style-name="ce23" table:formula="of:=IF([.C483]=100;([.$K$3])*([.F483]-[.$J$3])+[.$J$3];([.$I$3]-[.F483])*[.$L$3]+[.F483])" office:value-type="float" office:value="0.6">
            <text:p>0.600</text:p>
          </table:table-cell>
          <table:table-cell table:number-columns-repeated="1018"/>
        </table:table-row>
        <table:table-row table:style-name="ro1">
          <table:table-cell office:value-type="float" office:value="472">
            <text:p>472</text:p>
          </table:table-cell>
          <table:table-cell table:style-name="ce4" table:formula="of:=+(IF([.B484]&gt;[.C484]; [.$C$3]; ([.B484]+([.D484]*[.$B$3]))*[.$D$3]))" office:value-type="float" office:value="1.10451228759977E-112">
            <text:p>0.0</text:p>
          </table:table-cell>
          <table:table-cell table:style-name="ce12" table:formula="of:=+(IF([.B484]&gt;[.C484];[.$E$3];(([.C484]-[.E484])*[.F484])+[.E484]))" office:value-type="float" office:value="1">
            <text:p>1.00000</text:p>
          </table:table-cell>
          <table:table-cell table:style-name="ce15" table:formula="of:=[.D484]" office:value-type="float" office:value="0">
            <text:p>0</text:p>
          </table:table-cell>
          <table:table-cell table:style-name="ce20" table:formula="of:=IF([.C484]=100;([.$G$3])*([.E484]-[.$F$3])+[.$F$3];((1-[.E484])*[.$H$3])+[.E484])" office:value-type="float" office:value="1">
            <text:p>1.0000000</text:p>
          </table:table-cell>
          <table:table-cell table:style-name="ce23" table:formula="of:=IF([.C484]=100;([.$K$3])*([.F484]-[.$J$3])+[.$J$3];([.$I$3]-[.F484])*[.$L$3]+[.F484])" office:value-type="float" office:value="0.6">
            <text:p>0.600</text:p>
          </table:table-cell>
          <table:table-cell table:number-columns-repeated="1018"/>
        </table:table-row>
        <table:table-row table:style-name="ro1">
          <table:table-cell office:value-type="float" office:value="473">
            <text:p>473</text:p>
          </table:table-cell>
          <table:table-cell table:style-name="ce4" table:formula="of:=+(IF([.B485]&gt;[.C485]; [.$C$3]; ([.B485]+([.D485]*[.$B$3]))*[.$D$3]))" office:value-type="float" office:value="5.52256143799885E-113">
            <text:p>0.0</text:p>
          </table:table-cell>
          <table:table-cell table:style-name="ce12" table:formula="of:=+(IF([.B485]&gt;[.C485];[.$E$3];(([.C485]-[.E485])*[.F485])+[.E485]))" office:value-type="float" office:value="1">
            <text:p>1.00000</text:p>
          </table:table-cell>
          <table:table-cell table:style-name="ce15" table:formula="of:=[.D485]" office:value-type="float" office:value="0">
            <text:p>0</text:p>
          </table:table-cell>
          <table:table-cell table:style-name="ce20" table:formula="of:=IF([.C485]=100;([.$G$3])*([.E485]-[.$F$3])+[.$F$3];((1-[.E485])*[.$H$3])+[.E485])" office:value-type="float" office:value="1">
            <text:p>1.0000000</text:p>
          </table:table-cell>
          <table:table-cell table:style-name="ce23" table:formula="of:=IF([.C485]=100;([.$K$3])*([.F485]-[.$J$3])+[.$J$3];([.$I$3]-[.F485])*[.$L$3]+[.F485])" office:value-type="float" office:value="0.6">
            <text:p>0.600</text:p>
          </table:table-cell>
          <table:table-cell table:number-columns-repeated="1018"/>
        </table:table-row>
        <table:table-row table:style-name="ro1">
          <table:table-cell office:value-type="float" office:value="474">
            <text:p>474</text:p>
          </table:table-cell>
          <table:table-cell table:style-name="ce4" table:formula="of:=+(IF([.B486]&gt;[.C486]; [.$C$3]; ([.B486]+([.D486]*[.$B$3]))*[.$D$3]))" office:value-type="float" office:value="2.76128071899943E-113">
            <text:p>0.0</text:p>
          </table:table-cell>
          <table:table-cell table:style-name="ce12" table:formula="of:=+(IF([.B486]&gt;[.C486];[.$E$3];(([.C486]-[.E486])*[.F486])+[.E486]))" office:value-type="float" office:value="1">
            <text:p>1.00000</text:p>
          </table:table-cell>
          <table:table-cell table:style-name="ce15" table:formula="of:=[.D486]" office:value-type="float" office:value="0">
            <text:p>0</text:p>
          </table:table-cell>
          <table:table-cell table:style-name="ce20" table:formula="of:=IF([.C486]=100;([.$G$3])*([.E486]-[.$F$3])+[.$F$3];((1-[.E486])*[.$H$3])+[.E486])" office:value-type="float" office:value="1">
            <text:p>1.0000000</text:p>
          </table:table-cell>
          <table:table-cell table:style-name="ce23" table:formula="of:=IF([.C486]=100;([.$K$3])*([.F486]-[.$J$3])+[.$J$3];([.$I$3]-[.F486])*[.$L$3]+[.F486])" office:value-type="float" office:value="0.6">
            <text:p>0.600</text:p>
          </table:table-cell>
          <table:table-cell table:number-columns-repeated="1018"/>
        </table:table-row>
        <table:table-row table:style-name="ro1">
          <table:table-cell office:value-type="float" office:value="475">
            <text:p>475</text:p>
          </table:table-cell>
          <table:table-cell table:style-name="ce4" table:formula="of:=+(IF([.B487]&gt;[.C487]; [.$C$3]; ([.B487]+([.D487]*[.$B$3]))*[.$D$3]))" office:value-type="float" office:value="1.38064035949971E-113">
            <text:p>0.0</text:p>
          </table:table-cell>
          <table:table-cell table:style-name="ce12" table:formula="of:=+(IF([.B487]&gt;[.C487];[.$E$3];(([.C487]-[.E487])*[.F487])+[.E487]))" office:value-type="float" office:value="1">
            <text:p>1.00000</text:p>
          </table:table-cell>
          <table:table-cell table:style-name="ce15" table:formula="of:=[.D487]" office:value-type="float" office:value="0">
            <text:p>0</text:p>
          </table:table-cell>
          <table:table-cell table:style-name="ce20" table:formula="of:=IF([.C487]=100;([.$G$3])*([.E487]-[.$F$3])+[.$F$3];((1-[.E487])*[.$H$3])+[.E487])" office:value-type="float" office:value="1">
            <text:p>1.0000000</text:p>
          </table:table-cell>
          <table:table-cell table:style-name="ce23" table:formula="of:=IF([.C487]=100;([.$K$3])*([.F487]-[.$J$3])+[.$J$3];([.$I$3]-[.F487])*[.$L$3]+[.F487])" office:value-type="float" office:value="0.6">
            <text:p>0.600</text:p>
          </table:table-cell>
          <table:table-cell table:number-columns-repeated="1018"/>
        </table:table-row>
        <table:table-row table:style-name="ro1">
          <table:table-cell office:value-type="float" office:value="476">
            <text:p>476</text:p>
          </table:table-cell>
          <table:table-cell table:style-name="ce4" table:formula="of:=+(IF([.B488]&gt;[.C488]; [.$C$3]; ([.B488]+([.D488]*[.$B$3]))*[.$D$3]))" office:value-type="float" office:value="6.90320179749857E-114">
            <text:p>0.0</text:p>
          </table:table-cell>
          <table:table-cell table:style-name="ce12" table:formula="of:=+(IF([.B488]&gt;[.C488];[.$E$3];(([.C488]-[.E488])*[.F488])+[.E488]))" office:value-type="float" office:value="1">
            <text:p>1.00000</text:p>
          </table:table-cell>
          <table:table-cell table:style-name="ce15" table:formula="of:=[.D488]" office:value-type="float" office:value="0">
            <text:p>0</text:p>
          </table:table-cell>
          <table:table-cell table:style-name="ce20" table:formula="of:=IF([.C488]=100;([.$G$3])*([.E488]-[.$F$3])+[.$F$3];((1-[.E488])*[.$H$3])+[.E488])" office:value-type="float" office:value="1">
            <text:p>1.0000000</text:p>
          </table:table-cell>
          <table:table-cell table:style-name="ce23" table:formula="of:=IF([.C488]=100;([.$K$3])*([.F488]-[.$J$3])+[.$J$3];([.$I$3]-[.F488])*[.$L$3]+[.F488])" office:value-type="float" office:value="0.6">
            <text:p>0.600</text:p>
          </table:table-cell>
          <table:table-cell table:number-columns-repeated="1018"/>
        </table:table-row>
        <table:table-row table:style-name="ro1">
          <table:table-cell office:value-type="float" office:value="477">
            <text:p>477</text:p>
          </table:table-cell>
          <table:table-cell table:style-name="ce4" table:formula="of:=+(IF([.B489]&gt;[.C489]; [.$C$3]; ([.B489]+([.D489]*[.$B$3]))*[.$D$3]))" office:value-type="float" office:value="3.45160089874928E-114">
            <text:p>0.0</text:p>
          </table:table-cell>
          <table:table-cell table:style-name="ce12" table:formula="of:=+(IF([.B489]&gt;[.C489];[.$E$3];(([.C489]-[.E489])*[.F489])+[.E489]))" office:value-type="float" office:value="1">
            <text:p>1.00000</text:p>
          </table:table-cell>
          <table:table-cell table:style-name="ce15" table:formula="of:=[.D489]" office:value-type="float" office:value="0">
            <text:p>0</text:p>
          </table:table-cell>
          <table:table-cell table:style-name="ce20" table:formula="of:=IF([.C489]=100;([.$G$3])*([.E489]-[.$F$3])+[.$F$3];((1-[.E489])*[.$H$3])+[.E489])" office:value-type="float" office:value="1">
            <text:p>1.0000000</text:p>
          </table:table-cell>
          <table:table-cell table:style-name="ce23" table:formula="of:=IF([.C489]=100;([.$K$3])*([.F489]-[.$J$3])+[.$J$3];([.$I$3]-[.F489])*[.$L$3]+[.F489])" office:value-type="float" office:value="0.6">
            <text:p>0.600</text:p>
          </table:table-cell>
          <table:table-cell table:number-columns-repeated="1018"/>
        </table:table-row>
        <table:table-row table:style-name="ro1">
          <table:table-cell office:value-type="float" office:value="478">
            <text:p>478</text:p>
          </table:table-cell>
          <table:table-cell table:style-name="ce4" table:formula="of:=+(IF([.B490]&gt;[.C490]; [.$C$3]; ([.B490]+([.D490]*[.$B$3]))*[.$D$3]))" office:value-type="float" office:value="1.72580044937464E-114">
            <text:p>0.0</text:p>
          </table:table-cell>
          <table:table-cell table:style-name="ce12" table:formula="of:=+(IF([.B490]&gt;[.C490];[.$E$3];(([.C490]-[.E490])*[.F490])+[.E490]))" office:value-type="float" office:value="1">
            <text:p>1.00000</text:p>
          </table:table-cell>
          <table:table-cell table:style-name="ce15" table:formula="of:=[.D490]" office:value-type="float" office:value="0">
            <text:p>0</text:p>
          </table:table-cell>
          <table:table-cell table:style-name="ce20" table:formula="of:=IF([.C490]=100;([.$G$3])*([.E490]-[.$F$3])+[.$F$3];((1-[.E490])*[.$H$3])+[.E490])" office:value-type="float" office:value="1">
            <text:p>1.0000000</text:p>
          </table:table-cell>
          <table:table-cell table:style-name="ce23" table:formula="of:=IF([.C490]=100;([.$K$3])*([.F490]-[.$J$3])+[.$J$3];([.$I$3]-[.F490])*[.$L$3]+[.F490])" office:value-type="float" office:value="0.6">
            <text:p>0.600</text:p>
          </table:table-cell>
          <table:table-cell table:number-columns-repeated="1018"/>
        </table:table-row>
        <table:table-row table:style-name="ro1">
          <table:table-cell office:value-type="float" office:value="479">
            <text:p>479</text:p>
          </table:table-cell>
          <table:table-cell table:style-name="ce4" table:formula="of:=+(IF([.B491]&gt;[.C491]; [.$C$3]; ([.B491]+([.D491]*[.$B$3]))*[.$D$3]))" office:value-type="float" office:value="8.62900224687321E-115">
            <text:p>0.0</text:p>
          </table:table-cell>
          <table:table-cell table:style-name="ce12" table:formula="of:=+(IF([.B491]&gt;[.C491];[.$E$3];(([.C491]-[.E491])*[.F491])+[.E491]))" office:value-type="float" office:value="1">
            <text:p>1.00000</text:p>
          </table:table-cell>
          <table:table-cell table:style-name="ce15" table:formula="of:=[.D491]" office:value-type="float" office:value="0">
            <text:p>0</text:p>
          </table:table-cell>
          <table:table-cell table:style-name="ce20" table:formula="of:=IF([.C491]=100;([.$G$3])*([.E491]-[.$F$3])+[.$F$3];((1-[.E491])*[.$H$3])+[.E491])" office:value-type="float" office:value="1">
            <text:p>1.0000000</text:p>
          </table:table-cell>
          <table:table-cell table:style-name="ce23" table:formula="of:=IF([.C491]=100;([.$K$3])*([.F491]-[.$J$3])+[.$J$3];([.$I$3]-[.F491])*[.$L$3]+[.F491])" office:value-type="float" office:value="0.6">
            <text:p>0.600</text:p>
          </table:table-cell>
          <table:table-cell table:number-columns-repeated="1018"/>
        </table:table-row>
        <table:table-row table:style-name="ro1">
          <table:table-cell office:value-type="float" office:value="480">
            <text:p>480</text:p>
          </table:table-cell>
          <table:table-cell table:style-name="ce4" table:formula="of:=+(IF([.B492]&gt;[.C492]; [.$C$3]; ([.B492]+([.D492]*[.$B$3]))*[.$D$3]))" office:value-type="float" office:value="4.3145011234366E-115">
            <text:p>0.0</text:p>
          </table:table-cell>
          <table:table-cell table:style-name="ce12" table:formula="of:=+(IF([.B492]&gt;[.C492];[.$E$3];(([.C492]-[.E492])*[.F492])+[.E492]))" office:value-type="float" office:value="1">
            <text:p>1.00000</text:p>
          </table:table-cell>
          <table:table-cell table:style-name="ce15" table:formula="of:=[.D492]" office:value-type="float" office:value="0">
            <text:p>0</text:p>
          </table:table-cell>
          <table:table-cell table:style-name="ce20" table:formula="of:=IF([.C492]=100;([.$G$3])*([.E492]-[.$F$3])+[.$F$3];((1-[.E492])*[.$H$3])+[.E492])" office:value-type="float" office:value="1">
            <text:p>1.0000000</text:p>
          </table:table-cell>
          <table:table-cell table:style-name="ce23" table:formula="of:=IF([.C492]=100;([.$K$3])*([.F492]-[.$J$3])+[.$J$3];([.$I$3]-[.F492])*[.$L$3]+[.F492])" office:value-type="float" office:value="0.6">
            <text:p>0.600</text:p>
          </table:table-cell>
          <table:table-cell table:number-columns-repeated="1018"/>
        </table:table-row>
        <table:table-row table:style-name="ro1">
          <table:table-cell office:value-type="float" office:value="481">
            <text:p>481</text:p>
          </table:table-cell>
          <table:table-cell table:style-name="ce4" table:formula="of:=+(IF([.B493]&gt;[.C493]; [.$C$3]; ([.B493]+([.D493]*[.$B$3]))*[.$D$3]))" office:value-type="float" office:value="2.1572505617183E-115">
            <text:p>0.0</text:p>
          </table:table-cell>
          <table:table-cell table:style-name="ce12" table:formula="of:=+(IF([.B493]&gt;[.C493];[.$E$3];(([.C493]-[.E493])*[.F493])+[.E493]))" office:value-type="float" office:value="1">
            <text:p>1.00000</text:p>
          </table:table-cell>
          <table:table-cell table:style-name="ce15" table:formula="of:=[.D493]" office:value-type="float" office:value="0">
            <text:p>0</text:p>
          </table:table-cell>
          <table:table-cell table:style-name="ce20" table:formula="of:=IF([.C493]=100;([.$G$3])*([.E493]-[.$F$3])+[.$F$3];((1-[.E493])*[.$H$3])+[.E493])" office:value-type="float" office:value="1">
            <text:p>1.0000000</text:p>
          </table:table-cell>
          <table:table-cell table:style-name="ce23" table:formula="of:=IF([.C493]=100;([.$K$3])*([.F493]-[.$J$3])+[.$J$3];([.$I$3]-[.F493])*[.$L$3]+[.F493])" office:value-type="float" office:value="0.6">
            <text:p>0.600</text:p>
          </table:table-cell>
          <table:table-cell table:number-columns-repeated="1018"/>
        </table:table-row>
        <table:table-row table:style-name="ro1">
          <table:table-cell office:value-type="float" office:value="482">
            <text:p>482</text:p>
          </table:table-cell>
          <table:table-cell table:style-name="ce4" table:formula="of:=+(IF([.B494]&gt;[.C494]; [.$C$3]; ([.B494]+([.D494]*[.$B$3]))*[.$D$3]))" office:value-type="float" office:value="1.07862528085915E-115">
            <text:p>0.0</text:p>
          </table:table-cell>
          <table:table-cell table:style-name="ce12" table:formula="of:=+(IF([.B494]&gt;[.C494];[.$E$3];(([.C494]-[.E494])*[.F494])+[.E494]))" office:value-type="float" office:value="1">
            <text:p>1.00000</text:p>
          </table:table-cell>
          <table:table-cell table:style-name="ce15" table:formula="of:=[.D494]" office:value-type="float" office:value="0">
            <text:p>0</text:p>
          </table:table-cell>
          <table:table-cell table:style-name="ce20" table:formula="of:=IF([.C494]=100;([.$G$3])*([.E494]-[.$F$3])+[.$F$3];((1-[.E494])*[.$H$3])+[.E494])" office:value-type="float" office:value="1">
            <text:p>1.0000000</text:p>
          </table:table-cell>
          <table:table-cell table:style-name="ce23" table:formula="of:=IF([.C494]=100;([.$K$3])*([.F494]-[.$J$3])+[.$J$3];([.$I$3]-[.F494])*[.$L$3]+[.F494])" office:value-type="float" office:value="0.6">
            <text:p>0.600</text:p>
          </table:table-cell>
          <table:table-cell table:number-columns-repeated="1018"/>
        </table:table-row>
        <table:table-row table:style-name="ro1">
          <table:table-cell office:value-type="float" office:value="483">
            <text:p>483</text:p>
          </table:table-cell>
          <table:table-cell table:style-name="ce4" table:formula="of:=+(IF([.B495]&gt;[.C495]; [.$C$3]; ([.B495]+([.D495]*[.$B$3]))*[.$D$3]))" office:value-type="float" office:value="5.39312640429576E-116">
            <text:p>0.0</text:p>
          </table:table-cell>
          <table:table-cell table:style-name="ce12" table:formula="of:=+(IF([.B495]&gt;[.C495];[.$E$3];(([.C495]-[.E495])*[.F495])+[.E495]))" office:value-type="float" office:value="1">
            <text:p>1.00000</text:p>
          </table:table-cell>
          <table:table-cell table:style-name="ce15" table:formula="of:=[.D495]" office:value-type="float" office:value="0">
            <text:p>0</text:p>
          </table:table-cell>
          <table:table-cell table:style-name="ce20" table:formula="of:=IF([.C495]=100;([.$G$3])*([.E495]-[.$F$3])+[.$F$3];((1-[.E495])*[.$H$3])+[.E495])" office:value-type="float" office:value="1">
            <text:p>1.0000000</text:p>
          </table:table-cell>
          <table:table-cell table:style-name="ce23" table:formula="of:=IF([.C495]=100;([.$K$3])*([.F495]-[.$J$3])+[.$J$3];([.$I$3]-[.F495])*[.$L$3]+[.F495])" office:value-type="float" office:value="0.6">
            <text:p>0.600</text:p>
          </table:table-cell>
          <table:table-cell table:number-columns-repeated="1018"/>
        </table:table-row>
        <table:table-row table:style-name="ro1">
          <table:table-cell office:value-type="float" office:value="484">
            <text:p>484</text:p>
          </table:table-cell>
          <table:table-cell table:style-name="ce4" table:formula="of:=+(IF([.B496]&gt;[.C496]; [.$C$3]; ([.B496]+([.D496]*[.$B$3]))*[.$D$3]))" office:value-type="float" office:value="2.69656320214788E-116">
            <text:p>0.0</text:p>
          </table:table-cell>
          <table:table-cell table:style-name="ce12" table:formula="of:=+(IF([.B496]&gt;[.C496];[.$E$3];(([.C496]-[.E496])*[.F496])+[.E496]))" office:value-type="float" office:value="1">
            <text:p>1.00000</text:p>
          </table:table-cell>
          <table:table-cell table:style-name="ce15" table:formula="of:=[.D496]" office:value-type="float" office:value="0">
            <text:p>0</text:p>
          </table:table-cell>
          <table:table-cell table:style-name="ce20" table:formula="of:=IF([.C496]=100;([.$G$3])*([.E496]-[.$F$3])+[.$F$3];((1-[.E496])*[.$H$3])+[.E496])" office:value-type="float" office:value="1">
            <text:p>1.0000000</text:p>
          </table:table-cell>
          <table:table-cell table:style-name="ce23" table:formula="of:=IF([.C496]=100;([.$K$3])*([.F496]-[.$J$3])+[.$J$3];([.$I$3]-[.F496])*[.$L$3]+[.F496])" office:value-type="float" office:value="0.6">
            <text:p>0.600</text:p>
          </table:table-cell>
          <table:table-cell table:number-columns-repeated="1018"/>
        </table:table-row>
        <table:table-row table:style-name="ro1">
          <table:table-cell office:value-type="float" office:value="485">
            <text:p>485</text:p>
          </table:table-cell>
          <table:table-cell table:style-name="ce4" table:formula="of:=+(IF([.B497]&gt;[.C497]; [.$C$3]; ([.B497]+([.D497]*[.$B$3]))*[.$D$3]))" office:value-type="float" office:value="1.34828160107394E-116">
            <text:p>0.0</text:p>
          </table:table-cell>
          <table:table-cell table:style-name="ce12" table:formula="of:=+(IF([.B497]&gt;[.C497];[.$E$3];(([.C497]-[.E497])*[.F497])+[.E497]))" office:value-type="float" office:value="1">
            <text:p>1.00000</text:p>
          </table:table-cell>
          <table:table-cell table:style-name="ce15" table:formula="of:=[.D497]" office:value-type="float" office:value="0">
            <text:p>0</text:p>
          </table:table-cell>
          <table:table-cell table:style-name="ce20" table:formula="of:=IF([.C497]=100;([.$G$3])*([.E497]-[.$F$3])+[.$F$3];((1-[.E497])*[.$H$3])+[.E497])" office:value-type="float" office:value="1">
            <text:p>1.0000000</text:p>
          </table:table-cell>
          <table:table-cell table:style-name="ce23" table:formula="of:=IF([.C497]=100;([.$K$3])*([.F497]-[.$J$3])+[.$J$3];([.$I$3]-[.F497])*[.$L$3]+[.F497])" office:value-type="float" office:value="0.6">
            <text:p>0.600</text:p>
          </table:table-cell>
          <table:table-cell table:number-columns-repeated="1018"/>
        </table:table-row>
        <table:table-row table:style-name="ro1">
          <table:table-cell office:value-type="float" office:value="486">
            <text:p>486</text:p>
          </table:table-cell>
          <table:table-cell table:style-name="ce4" table:formula="of:=+(IF([.B498]&gt;[.C498]; [.$C$3]; ([.B498]+([.D498]*[.$B$3]))*[.$D$3]))" office:value-type="float" office:value="6.74140800536969E-117">
            <text:p>0.0</text:p>
          </table:table-cell>
          <table:table-cell table:style-name="ce12" table:formula="of:=+(IF([.B498]&gt;[.C498];[.$E$3];(([.C498]-[.E498])*[.F498])+[.E498]))" office:value-type="float" office:value="1">
            <text:p>1.00000</text:p>
          </table:table-cell>
          <table:table-cell table:style-name="ce15" table:formula="of:=[.D498]" office:value-type="float" office:value="0">
            <text:p>0</text:p>
          </table:table-cell>
          <table:table-cell table:style-name="ce20" table:formula="of:=IF([.C498]=100;([.$G$3])*([.E498]-[.$F$3])+[.$F$3];((1-[.E498])*[.$H$3])+[.E498])" office:value-type="float" office:value="1">
            <text:p>1.0000000</text:p>
          </table:table-cell>
          <table:table-cell table:style-name="ce23" table:formula="of:=IF([.C498]=100;([.$K$3])*([.F498]-[.$J$3])+[.$J$3];([.$I$3]-[.F498])*[.$L$3]+[.F498])" office:value-type="float" office:value="0.6">
            <text:p>0.600</text:p>
          </table:table-cell>
          <table:table-cell table:number-columns-repeated="1018"/>
        </table:table-row>
        <table:table-row table:style-name="ro1">
          <table:table-cell office:value-type="float" office:value="487">
            <text:p>487</text:p>
          </table:table-cell>
          <table:table-cell table:style-name="ce4" table:formula="of:=+(IF([.B499]&gt;[.C499]; [.$C$3]; ([.B499]+([.D499]*[.$B$3]))*[.$D$3]))" office:value-type="float" office:value="3.37070400268485E-117">
            <text:p>0.0</text:p>
          </table:table-cell>
          <table:table-cell table:style-name="ce12" table:formula="of:=+(IF([.B499]&gt;[.C499];[.$E$3];(([.C499]-[.E499])*[.F499])+[.E499]))" office:value-type="float" office:value="1">
            <text:p>1.00000</text:p>
          </table:table-cell>
          <table:table-cell table:style-name="ce15" table:formula="of:=[.D499]" office:value-type="float" office:value="0">
            <text:p>0</text:p>
          </table:table-cell>
          <table:table-cell table:style-name="ce20" table:formula="of:=IF([.C499]=100;([.$G$3])*([.E499]-[.$F$3])+[.$F$3];((1-[.E499])*[.$H$3])+[.E499])" office:value-type="float" office:value="1">
            <text:p>1.0000000</text:p>
          </table:table-cell>
          <table:table-cell table:style-name="ce23" table:formula="of:=IF([.C499]=100;([.$K$3])*([.F499]-[.$J$3])+[.$J$3];([.$I$3]-[.F499])*[.$L$3]+[.F499])" office:value-type="float" office:value="0.6">
            <text:p>0.600</text:p>
          </table:table-cell>
          <table:table-cell table:number-columns-repeated="1018"/>
        </table:table-row>
        <table:table-row table:style-name="ro1">
          <table:table-cell office:value-type="float" office:value="488">
            <text:p>488</text:p>
          </table:table-cell>
          <table:table-cell table:style-name="ce4" table:formula="of:=+(IF([.B500]&gt;[.C500]; [.$C$3]; ([.B500]+([.D500]*[.$B$3]))*[.$D$3]))" office:value-type="float" office:value="1.68535200134242E-117">
            <text:p>0.0</text:p>
          </table:table-cell>
          <table:table-cell table:style-name="ce12" table:formula="of:=+(IF([.B500]&gt;[.C500];[.$E$3];(([.C500]-[.E500])*[.F500])+[.E500]))" office:value-type="float" office:value="1">
            <text:p>1.00000</text:p>
          </table:table-cell>
          <table:table-cell table:style-name="ce15" table:formula="of:=[.D500]" office:value-type="float" office:value="0">
            <text:p>0</text:p>
          </table:table-cell>
          <table:table-cell table:style-name="ce20" table:formula="of:=IF([.C500]=100;([.$G$3])*([.E500]-[.$F$3])+[.$F$3];((1-[.E500])*[.$H$3])+[.E500])" office:value-type="float" office:value="1">
            <text:p>1.0000000</text:p>
          </table:table-cell>
          <table:table-cell table:style-name="ce23" table:formula="of:=IF([.C500]=100;([.$K$3])*([.F500]-[.$J$3])+[.$J$3];([.$I$3]-[.F500])*[.$L$3]+[.F500])" office:value-type="float" office:value="0.6">
            <text:p>0.600</text:p>
          </table:table-cell>
          <table:table-cell table:number-columns-repeated="1018"/>
        </table:table-row>
        <table:table-row table:style-name="ro1">
          <table:table-cell office:value-type="float" office:value="489">
            <text:p>489</text:p>
          </table:table-cell>
          <table:table-cell table:style-name="ce4" table:formula="of:=+(IF([.B501]&gt;[.C501]; [.$C$3]; ([.B501]+([.D501]*[.$B$3]))*[.$D$3]))" office:value-type="float" office:value="8.42676000671212E-118">
            <text:p>0.0</text:p>
          </table:table-cell>
          <table:table-cell table:style-name="ce12" table:formula="of:=+(IF([.B501]&gt;[.C501];[.$E$3];(([.C501]-[.E501])*[.F501])+[.E501]))" office:value-type="float" office:value="1">
            <text:p>1.00000</text:p>
          </table:table-cell>
          <table:table-cell table:style-name="ce15" table:formula="of:=[.D501]" office:value-type="float" office:value="0">
            <text:p>0</text:p>
          </table:table-cell>
          <table:table-cell table:style-name="ce20" table:formula="of:=IF([.C501]=100;([.$G$3])*([.E501]-[.$F$3])+[.$F$3];((1-[.E501])*[.$H$3])+[.E501])" office:value-type="float" office:value="1">
            <text:p>1.0000000</text:p>
          </table:table-cell>
          <table:table-cell table:style-name="ce23" table:formula="of:=IF([.C501]=100;([.$K$3])*([.F501]-[.$J$3])+[.$J$3];([.$I$3]-[.F501])*[.$L$3]+[.F501])" office:value-type="float" office:value="0.6">
            <text:p>0.600</text:p>
          </table:table-cell>
          <table:table-cell table:number-columns-repeated="1018"/>
        </table:table-row>
        <table:table-row table:style-name="ro1">
          <table:table-cell office:value-type="float" office:value="490">
            <text:p>490</text:p>
          </table:table-cell>
          <table:table-cell table:style-name="ce4" table:formula="of:=+(IF([.B502]&gt;[.C502]; [.$C$3]; ([.B502]+([.D502]*[.$B$3]))*[.$D$3]))" office:value-type="float" office:value="4.21338000335606E-118">
            <text:p>0.0</text:p>
          </table:table-cell>
          <table:table-cell table:style-name="ce12" table:formula="of:=+(IF([.B502]&gt;[.C502];[.$E$3];(([.C502]-[.E502])*[.F502])+[.E502]))" office:value-type="float" office:value="1">
            <text:p>1.00000</text:p>
          </table:table-cell>
          <table:table-cell table:style-name="ce15" table:formula="of:=[.D502]" office:value-type="float" office:value="0">
            <text:p>0</text:p>
          </table:table-cell>
          <table:table-cell table:style-name="ce20" table:formula="of:=IF([.C502]=100;([.$G$3])*([.E502]-[.$F$3])+[.$F$3];((1-[.E502])*[.$H$3])+[.E502])" office:value-type="float" office:value="1">
            <text:p>1.0000000</text:p>
          </table:table-cell>
          <table:table-cell table:style-name="ce23" table:formula="of:=IF([.C502]=100;([.$K$3])*([.F502]-[.$J$3])+[.$J$3];([.$I$3]-[.F502])*[.$L$3]+[.F502])" office:value-type="float" office:value="0.6">
            <text:p>0.600</text:p>
          </table:table-cell>
          <table:table-cell table:number-columns-repeated="1018"/>
        </table:table-row>
        <table:table-row table:style-name="ro1">
          <table:table-cell office:value-type="float" office:value="491">
            <text:p>491</text:p>
          </table:table-cell>
          <table:table-cell table:style-name="ce4" table:formula="of:=+(IF([.B503]&gt;[.C503]; [.$C$3]; ([.B503]+([.D503]*[.$B$3]))*[.$D$3]))" office:value-type="float" office:value="2.10669000167803E-118">
            <text:p>0.0</text:p>
          </table:table-cell>
          <table:table-cell table:style-name="ce12" table:formula="of:=+(IF([.B503]&gt;[.C503];[.$E$3];(([.C503]-[.E503])*[.F503])+[.E503]))" office:value-type="float" office:value="1">
            <text:p>1.00000</text:p>
          </table:table-cell>
          <table:table-cell table:style-name="ce15" table:formula="of:=[.D503]" office:value-type="float" office:value="0">
            <text:p>0</text:p>
          </table:table-cell>
          <table:table-cell table:style-name="ce20" table:formula="of:=IF([.C503]=100;([.$G$3])*([.E503]-[.$F$3])+[.$F$3];((1-[.E503])*[.$H$3])+[.E503])" office:value-type="float" office:value="1">
            <text:p>1.0000000</text:p>
          </table:table-cell>
          <table:table-cell table:style-name="ce23" table:formula="of:=IF([.C503]=100;([.$K$3])*([.F503]-[.$J$3])+[.$J$3];([.$I$3]-[.F503])*[.$L$3]+[.F503])" office:value-type="float" office:value="0.6">
            <text:p>0.600</text:p>
          </table:table-cell>
          <table:table-cell table:number-columns-repeated="1018"/>
        </table:table-row>
        <table:table-row table:style-name="ro1">
          <table:table-cell office:value-type="float" office:value="492">
            <text:p>492</text:p>
          </table:table-cell>
          <table:table-cell table:style-name="ce4" table:formula="of:=+(IF([.B504]&gt;[.C504]; [.$C$3]; ([.B504]+([.D504]*[.$B$3]))*[.$D$3]))" office:value-type="float" office:value="1.05334500083901E-118">
            <text:p>0.0</text:p>
          </table:table-cell>
          <table:table-cell table:style-name="ce12" table:formula="of:=+(IF([.B504]&gt;[.C504];[.$E$3];(([.C504]-[.E504])*[.F504])+[.E504]))" office:value-type="float" office:value="1">
            <text:p>1.00000</text:p>
          </table:table-cell>
          <table:table-cell table:style-name="ce15" table:formula="of:=[.D504]" office:value-type="float" office:value="0">
            <text:p>0</text:p>
          </table:table-cell>
          <table:table-cell table:style-name="ce20" table:formula="of:=IF([.C504]=100;([.$G$3])*([.E504]-[.$F$3])+[.$F$3];((1-[.E504])*[.$H$3])+[.E504])" office:value-type="float" office:value="1">
            <text:p>1.0000000</text:p>
          </table:table-cell>
          <table:table-cell table:style-name="ce23" table:formula="of:=IF([.C504]=100;([.$K$3])*([.F504]-[.$J$3])+[.$J$3];([.$I$3]-[.F504])*[.$L$3]+[.F504])" office:value-type="float" office:value="0.6">
            <text:p>0.600</text:p>
          </table:table-cell>
          <table:table-cell table:number-columns-repeated="1018"/>
        </table:table-row>
        <table:table-row table:style-name="ro1">
          <table:table-cell office:value-type="float" office:value="493">
            <text:p>493</text:p>
          </table:table-cell>
          <table:table-cell table:style-name="ce4" table:formula="of:=+(IF([.B505]&gt;[.C505]; [.$C$3]; ([.B505]+([.D505]*[.$B$3]))*[.$D$3]))" office:value-type="float" office:value="5.26672500419507E-119">
            <text:p>0.0</text:p>
          </table:table-cell>
          <table:table-cell table:style-name="ce12" table:formula="of:=+(IF([.B505]&gt;[.C505];[.$E$3];(([.C505]-[.E505])*[.F505])+[.E505]))" office:value-type="float" office:value="1">
            <text:p>1.00000</text:p>
          </table:table-cell>
          <table:table-cell table:style-name="ce15" table:formula="of:=[.D505]" office:value-type="float" office:value="0">
            <text:p>0</text:p>
          </table:table-cell>
          <table:table-cell table:style-name="ce20" table:formula="of:=IF([.C505]=100;([.$G$3])*([.E505]-[.$F$3])+[.$F$3];((1-[.E505])*[.$H$3])+[.E505])" office:value-type="float" office:value="1">
            <text:p>1.0000000</text:p>
          </table:table-cell>
          <table:table-cell table:style-name="ce23" table:formula="of:=IF([.C505]=100;([.$K$3])*([.F505]-[.$J$3])+[.$J$3];([.$I$3]-[.F505])*[.$L$3]+[.F505])" office:value-type="float" office:value="0.6">
            <text:p>0.600</text:p>
          </table:table-cell>
          <table:table-cell table:number-columns-repeated="1018"/>
        </table:table-row>
        <table:table-row table:style-name="ro1">
          <table:table-cell office:value-type="float" office:value="494">
            <text:p>494</text:p>
          </table:table-cell>
          <table:table-cell table:style-name="ce4" table:formula="of:=+(IF([.B506]&gt;[.C506]; [.$C$3]; ([.B506]+([.D506]*[.$B$3]))*[.$D$3]))" office:value-type="float" office:value="2.63336250209754E-119">
            <text:p>0.0</text:p>
          </table:table-cell>
          <table:table-cell table:style-name="ce12" table:formula="of:=+(IF([.B506]&gt;[.C506];[.$E$3];(([.C506]-[.E506])*[.F506])+[.E506]))" office:value-type="float" office:value="1">
            <text:p>1.00000</text:p>
          </table:table-cell>
          <table:table-cell table:style-name="ce15" table:formula="of:=[.D506]" office:value-type="float" office:value="0">
            <text:p>0</text:p>
          </table:table-cell>
          <table:table-cell table:style-name="ce20" table:formula="of:=IF([.C506]=100;([.$G$3])*([.E506]-[.$F$3])+[.$F$3];((1-[.E506])*[.$H$3])+[.E506])" office:value-type="float" office:value="1">
            <text:p>1.0000000</text:p>
          </table:table-cell>
          <table:table-cell table:style-name="ce23" table:formula="of:=IF([.C506]=100;([.$K$3])*([.F506]-[.$J$3])+[.$J$3];([.$I$3]-[.F506])*[.$L$3]+[.F506])" office:value-type="float" office:value="0.6">
            <text:p>0.600</text:p>
          </table:table-cell>
          <table:table-cell table:number-columns-repeated="1018"/>
        </table:table-row>
        <table:table-row table:style-name="ro1">
          <table:table-cell office:value-type="float" office:value="495">
            <text:p>495</text:p>
          </table:table-cell>
          <table:table-cell table:style-name="ce4" table:formula="of:=+(IF([.B507]&gt;[.C507]; [.$C$3]; ([.B507]+([.D507]*[.$B$3]))*[.$D$3]))" office:value-type="float" office:value="1.31668125104877E-119">
            <text:p>0.0</text:p>
          </table:table-cell>
          <table:table-cell table:style-name="ce12" table:formula="of:=+(IF([.B507]&gt;[.C507];[.$E$3];(([.C507]-[.E507])*[.F507])+[.E507]))" office:value-type="float" office:value="1">
            <text:p>1.00000</text:p>
          </table:table-cell>
          <table:table-cell table:style-name="ce15" table:formula="of:=[.D507]" office:value-type="float" office:value="0">
            <text:p>0</text:p>
          </table:table-cell>
          <table:table-cell table:style-name="ce20" table:formula="of:=IF([.C507]=100;([.$G$3])*([.E507]-[.$F$3])+[.$F$3];((1-[.E507])*[.$H$3])+[.E507])" office:value-type="float" office:value="1">
            <text:p>1.0000000</text:p>
          </table:table-cell>
          <table:table-cell table:style-name="ce23" table:formula="of:=IF([.C507]=100;([.$K$3])*([.F507]-[.$J$3])+[.$J$3];([.$I$3]-[.F507])*[.$L$3]+[.F507])" office:value-type="float" office:value="0.6">
            <text:p>0.600</text:p>
          </table:table-cell>
          <table:table-cell table:number-columns-repeated="1018"/>
        </table:table-row>
        <table:table-row table:style-name="ro1">
          <table:table-cell office:value-type="float" office:value="496">
            <text:p>496</text:p>
          </table:table-cell>
          <table:table-cell table:style-name="ce4" table:formula="of:=+(IF([.B508]&gt;[.C508]; [.$C$3]; ([.B508]+([.D508]*[.$B$3]))*[.$D$3]))" office:value-type="float" office:value="6.58340625524384E-120">
            <text:p>0.0</text:p>
          </table:table-cell>
          <table:table-cell table:style-name="ce12" table:formula="of:=+(IF([.B508]&gt;[.C508];[.$E$3];(([.C508]-[.E508])*[.F508])+[.E508]))" office:value-type="float" office:value="1">
            <text:p>1.00000</text:p>
          </table:table-cell>
          <table:table-cell table:style-name="ce15" table:formula="of:=[.D508]" office:value-type="float" office:value="0">
            <text:p>0</text:p>
          </table:table-cell>
          <table:table-cell table:style-name="ce20" table:formula="of:=IF([.C508]=100;([.$G$3])*([.E508]-[.$F$3])+[.$F$3];((1-[.E508])*[.$H$3])+[.E508])" office:value-type="float" office:value="1">
            <text:p>1.0000000</text:p>
          </table:table-cell>
          <table:table-cell table:style-name="ce23" table:formula="of:=IF([.C508]=100;([.$K$3])*([.F508]-[.$J$3])+[.$J$3];([.$I$3]-[.F508])*[.$L$3]+[.F508])" office:value-type="float" office:value="0.6">
            <text:p>0.600</text:p>
          </table:table-cell>
          <table:table-cell table:number-columns-repeated="1018"/>
        </table:table-row>
        <table:table-row table:style-name="ro1">
          <table:table-cell office:value-type="float" office:value="497">
            <text:p>497</text:p>
          </table:table-cell>
          <table:table-cell table:style-name="ce4" table:formula="of:=+(IF([.B509]&gt;[.C509]; [.$C$3]; ([.B509]+([.D509]*[.$B$3]))*[.$D$3]))" office:value-type="float" office:value="3.29170312762192E-120">
            <text:p>0.0</text:p>
          </table:table-cell>
          <table:table-cell table:style-name="ce12" table:formula="of:=+(IF([.B509]&gt;[.C509];[.$E$3];(([.C509]-[.E509])*[.F509])+[.E509]))" office:value-type="float" office:value="1">
            <text:p>1.00000</text:p>
          </table:table-cell>
          <table:table-cell table:style-name="ce15" table:formula="of:=[.D509]" office:value-type="float" office:value="0">
            <text:p>0</text:p>
          </table:table-cell>
          <table:table-cell table:style-name="ce20" table:formula="of:=IF([.C509]=100;([.$G$3])*([.E509]-[.$F$3])+[.$F$3];((1-[.E509])*[.$H$3])+[.E509])" office:value-type="float" office:value="1">
            <text:p>1.0000000</text:p>
          </table:table-cell>
          <table:table-cell table:style-name="ce23" table:formula="of:=IF([.C509]=100;([.$K$3])*([.F509]-[.$J$3])+[.$J$3];([.$I$3]-[.F509])*[.$L$3]+[.F509])" office:value-type="float" office:value="0.6">
            <text:p>0.600</text:p>
          </table:table-cell>
          <table:table-cell table:number-columns-repeated="1018"/>
        </table:table-row>
        <table:table-row table:style-name="ro1">
          <table:table-cell office:value-type="float" office:value="498">
            <text:p>498</text:p>
          </table:table-cell>
          <table:table-cell table:style-name="ce4" table:formula="of:=+(IF([.B510]&gt;[.C510]; [.$C$3]; ([.B510]+([.D510]*[.$B$3]))*[.$D$3]))" office:value-type="float" office:value="1.64585156381096E-120">
            <text:p>0.0</text:p>
          </table:table-cell>
          <table:table-cell table:style-name="ce12" table:formula="of:=+(IF([.B510]&gt;[.C510];[.$E$3];(([.C510]-[.E510])*[.F510])+[.E510]))" office:value-type="float" office:value="1">
            <text:p>1.00000</text:p>
          </table:table-cell>
          <table:table-cell table:style-name="ce15" table:formula="of:=[.D510]" office:value-type="float" office:value="0">
            <text:p>0</text:p>
          </table:table-cell>
          <table:table-cell table:style-name="ce20" table:formula="of:=IF([.C510]=100;([.$G$3])*([.E510]-[.$F$3])+[.$F$3];((1-[.E510])*[.$H$3])+[.E510])" office:value-type="float" office:value="1">
            <text:p>1.0000000</text:p>
          </table:table-cell>
          <table:table-cell table:style-name="ce23" table:formula="of:=IF([.C510]=100;([.$K$3])*([.F510]-[.$J$3])+[.$J$3];([.$I$3]-[.F510])*[.$L$3]+[.F510])" office:value-type="float" office:value="0.6">
            <text:p>0.600</text:p>
          </table:table-cell>
          <table:table-cell table:number-columns-repeated="1018"/>
        </table:table-row>
        <table:table-row table:style-name="ro1">
          <table:table-cell office:value-type="float" office:value="499">
            <text:p>499</text:p>
          </table:table-cell>
          <table:table-cell table:style-name="ce4" table:formula="of:=+(IF([.B511]&gt;[.C511]; [.$C$3]; ([.B511]+([.D511]*[.$B$3]))*[.$D$3]))" office:value-type="float" office:value="8.2292578190548E-121">
            <text:p>0.0</text:p>
          </table:table-cell>
          <table:table-cell table:style-name="ce12" table:formula="of:=+(IF([.B511]&gt;[.C511];[.$E$3];(([.C511]-[.E511])*[.F511])+[.E511]))" office:value-type="float" office:value="1">
            <text:p>1.00000</text:p>
          </table:table-cell>
          <table:table-cell table:style-name="ce15" table:formula="of:=[.D511]" office:value-type="float" office:value="0">
            <text:p>0</text:p>
          </table:table-cell>
          <table:table-cell table:style-name="ce20" table:formula="of:=IF([.C511]=100;([.$G$3])*([.E511]-[.$F$3])+[.$F$3];((1-[.E511])*[.$H$3])+[.E511])" office:value-type="float" office:value="1">
            <text:p>1.0000000</text:p>
          </table:table-cell>
          <table:table-cell table:style-name="ce23" table:formula="of:=IF([.C511]=100;([.$K$3])*([.F511]-[.$J$3])+[.$J$3];([.$I$3]-[.F511])*[.$L$3]+[.F511])" office:value-type="float" office:value="0.6">
            <text:p>0.600</text:p>
          </table:table-cell>
          <table:table-cell table:number-columns-repeated="1018"/>
        </table:table-row>
        <table:table-row table:style-name="ro1">
          <table:table-cell office:value-type="float" office:value="500">
            <text:p>500</text:p>
          </table:table-cell>
          <table:table-cell table:style-name="ce4" table:formula="of:=+(IF([.B512]&gt;[.C512]; [.$C$3]; ([.B512]+([.D512]*[.$B$3]))*[.$D$3]))" office:value-type="float" office:value="4.1146289095274E-121">
            <text:p>0.0</text:p>
          </table:table-cell>
          <table:table-cell table:style-name="ce12" table:formula="of:=+(IF([.B512]&gt;[.C512];[.$E$3];(([.C512]-[.E512])*[.F512])+[.E512]))" office:value-type="float" office:value="1">
            <text:p>1.00000</text:p>
          </table:table-cell>
          <table:table-cell table:style-name="ce15" table:formula="of:=[.D512]" office:value-type="float" office:value="0">
            <text:p>0</text:p>
          </table:table-cell>
          <table:table-cell table:style-name="ce20" table:formula="of:=IF([.C512]=100;([.$G$3])*([.E512]-[.$F$3])+[.$F$3];((1-[.E512])*[.$H$3])+[.E512])" office:value-type="float" office:value="1">
            <text:p>1.0000000</text:p>
          </table:table-cell>
          <table:table-cell table:style-name="ce23" table:formula="of:=IF([.C512]=100;([.$K$3])*([.F512]-[.$J$3])+[.$J$3];([.$I$3]-[.F512])*[.$L$3]+[.F512])" office:value-type="float" office:value="0.6">
            <text:p>0.600</text:p>
          </table:table-cell>
          <table:table-cell table:number-columns-repeated="1018"/>
        </table:table-row>
        <table:table-row table:style-name="ro1">
          <table:table-cell office:value-type="float" office:value="501">
            <text:p>501</text:p>
          </table:table-cell>
          <table:table-cell table:style-name="ce4" table:formula="of:=+(IF([.B513]&gt;[.C513]; [.$C$3]; ([.B513]+([.D513]*[.$B$3]))*[.$D$3]))" office:value-type="float" office:value="2.0573144547637E-121">
            <text:p>0.0</text:p>
          </table:table-cell>
          <table:table-cell table:style-name="ce12" table:formula="of:=+(IF([.B513]&gt;[.C513];[.$E$3];(([.C513]-[.E513])*[.F513])+[.E513]))" office:value-type="float" office:value="1">
            <text:p>1.00000</text:p>
          </table:table-cell>
          <table:table-cell table:style-name="ce15" table:formula="of:=[.D513]" office:value-type="float" office:value="0">
            <text:p>0</text:p>
          </table:table-cell>
          <table:table-cell table:style-name="ce20" table:formula="of:=IF([.C513]=100;([.$G$3])*([.E513]-[.$F$3])+[.$F$3];((1-[.E513])*[.$H$3])+[.E513])" office:value-type="float" office:value="1">
            <text:p>1.0000000</text:p>
          </table:table-cell>
          <table:table-cell table:style-name="ce23" table:formula="of:=IF([.C513]=100;([.$K$3])*([.F513]-[.$J$3])+[.$J$3];([.$I$3]-[.F513])*[.$L$3]+[.F513])" office:value-type="float" office:value="0.6">
            <text:p>0.600</text:p>
          </table:table-cell>
          <table:table-cell table:number-columns-repeated="1018"/>
        </table:table-row>
        <table:table-row table:style-name="ro1">
          <table:table-cell office:value-type="float" office:value="502">
            <text:p>502</text:p>
          </table:table-cell>
          <table:table-cell table:style-name="ce4" table:formula="of:=+(IF([.B514]&gt;[.C514]; [.$C$3]; ([.B514]+([.D514]*[.$B$3]))*[.$D$3]))" office:value-type="float" office:value="1.02865722738185E-121">
            <text:p>0.0</text:p>
          </table:table-cell>
          <table:table-cell table:style-name="ce12" table:formula="of:=+(IF([.B514]&gt;[.C514];[.$E$3];(([.C514]-[.E514])*[.F514])+[.E514]))" office:value-type="float" office:value="1">
            <text:p>1.00000</text:p>
          </table:table-cell>
          <table:table-cell table:style-name="ce15" table:formula="of:=[.D514]" office:value-type="float" office:value="0">
            <text:p>0</text:p>
          </table:table-cell>
          <table:table-cell table:style-name="ce20" table:formula="of:=IF([.C514]=100;([.$G$3])*([.E514]-[.$F$3])+[.$F$3];((1-[.E514])*[.$H$3])+[.E514])" office:value-type="float" office:value="1">
            <text:p>1.0000000</text:p>
          </table:table-cell>
          <table:table-cell table:style-name="ce23" table:formula="of:=IF([.C514]=100;([.$K$3])*([.F514]-[.$J$3])+[.$J$3];([.$I$3]-[.F514])*[.$L$3]+[.F514])" office:value-type="float" office:value="0.6">
            <text:p>0.600</text:p>
          </table:table-cell>
          <table:table-cell table:number-columns-repeated="1018"/>
        </table:table-row>
        <table:table-row table:style-name="ro1">
          <table:table-cell office:value-type="float" office:value="503">
            <text:p>503</text:p>
          </table:table-cell>
          <table:table-cell table:style-name="ce4" table:formula="of:=+(IF([.B515]&gt;[.C515]; [.$C$3]; ([.B515]+([.D515]*[.$B$3]))*[.$D$3]))" office:value-type="float" office:value="5.14328613690925E-122">
            <text:p>0.0</text:p>
          </table:table-cell>
          <table:table-cell table:style-name="ce12" table:formula="of:=+(IF([.B515]&gt;[.C515];[.$E$3];(([.C515]-[.E515])*[.F515])+[.E515]))" office:value-type="float" office:value="1">
            <text:p>1.00000</text:p>
          </table:table-cell>
          <table:table-cell table:style-name="ce15" table:formula="of:=[.D515]" office:value-type="float" office:value="0">
            <text:p>0</text:p>
          </table:table-cell>
          <table:table-cell table:style-name="ce20" table:formula="of:=IF([.C515]=100;([.$G$3])*([.E515]-[.$F$3])+[.$F$3];((1-[.E515])*[.$H$3])+[.E515])" office:value-type="float" office:value="1">
            <text:p>1.0000000</text:p>
          </table:table-cell>
          <table:table-cell table:style-name="ce23" table:formula="of:=IF([.C515]=100;([.$K$3])*([.F515]-[.$J$3])+[.$J$3];([.$I$3]-[.F515])*[.$L$3]+[.F515])" office:value-type="float" office:value="0.6">
            <text:p>0.600</text:p>
          </table:table-cell>
          <table:table-cell table:number-columns-repeated="1018"/>
        </table:table-row>
        <table:table-row table:style-name="ro1">
          <table:table-cell office:value-type="float" office:value="504">
            <text:p>504</text:p>
          </table:table-cell>
          <table:table-cell table:style-name="ce4" table:formula="of:=+(IF([.B516]&gt;[.C516]; [.$C$3]; ([.B516]+([.D516]*[.$B$3]))*[.$D$3]))" office:value-type="float" office:value="2.57164306845463E-122">
            <text:p>0.0</text:p>
          </table:table-cell>
          <table:table-cell table:style-name="ce12" table:formula="of:=+(IF([.B516]&gt;[.C516];[.$E$3];(([.C516]-[.E516])*[.F516])+[.E516]))" office:value-type="float" office:value="1">
            <text:p>1.00000</text:p>
          </table:table-cell>
          <table:table-cell table:style-name="ce15" table:formula="of:=[.D516]" office:value-type="float" office:value="0">
            <text:p>0</text:p>
          </table:table-cell>
          <table:table-cell table:style-name="ce20" table:formula="of:=IF([.C516]=100;([.$G$3])*([.E516]-[.$F$3])+[.$F$3];((1-[.E516])*[.$H$3])+[.E516])" office:value-type="float" office:value="1">
            <text:p>1.0000000</text:p>
          </table:table-cell>
          <table:table-cell table:style-name="ce23" table:formula="of:=IF([.C516]=100;([.$K$3])*([.F516]-[.$J$3])+[.$J$3];([.$I$3]-[.F516])*[.$L$3]+[.F516])" office:value-type="float" office:value="0.6">
            <text:p>0.600</text:p>
          </table:table-cell>
          <table:table-cell table:number-columns-repeated="1018"/>
        </table:table-row>
        <table:table-row table:style-name="ro1">
          <table:table-cell office:value-type="float" office:value="505">
            <text:p>505</text:p>
          </table:table-cell>
          <table:table-cell table:style-name="ce4" table:formula="of:=+(IF([.B517]&gt;[.C517]; [.$C$3]; ([.B517]+([.D517]*[.$B$3]))*[.$D$3]))" office:value-type="float" office:value="1.28582153422731E-122">
            <text:p>0.0</text:p>
          </table:table-cell>
          <table:table-cell table:style-name="ce12" table:formula="of:=+(IF([.B517]&gt;[.C517];[.$E$3];(([.C517]-[.E517])*[.F517])+[.E517]))" office:value-type="float" office:value="1">
            <text:p>1.00000</text:p>
          </table:table-cell>
          <table:table-cell table:style-name="ce15" table:formula="of:=[.D517]" office:value-type="float" office:value="0">
            <text:p>0</text:p>
          </table:table-cell>
          <table:table-cell table:style-name="ce20" table:formula="of:=IF([.C517]=100;([.$G$3])*([.E517]-[.$F$3])+[.$F$3];((1-[.E517])*[.$H$3])+[.E517])" office:value-type="float" office:value="1">
            <text:p>1.0000000</text:p>
          </table:table-cell>
          <table:table-cell table:style-name="ce23" table:formula="of:=IF([.C517]=100;([.$K$3])*([.F517]-[.$J$3])+[.$J$3];([.$I$3]-[.F517])*[.$L$3]+[.F517])" office:value-type="float" office:value="0.6">
            <text:p>0.600</text:p>
          </table:table-cell>
          <table:table-cell table:number-columns-repeated="1018"/>
        </table:table-row>
        <table:table-row table:style-name="ro1">
          <table:table-cell office:value-type="float" office:value="506">
            <text:p>506</text:p>
          </table:table-cell>
          <table:table-cell table:style-name="ce4" table:formula="of:=+(IF([.B518]&gt;[.C518]; [.$C$3]; ([.B518]+([.D518]*[.$B$3]))*[.$D$3]))" office:value-type="float" office:value="6.42910767113656E-123">
            <text:p>0.0</text:p>
          </table:table-cell>
          <table:table-cell table:style-name="ce12" table:formula="of:=+(IF([.B518]&gt;[.C518];[.$E$3];(([.C518]-[.E518])*[.F518])+[.E518]))" office:value-type="float" office:value="1">
            <text:p>1.00000</text:p>
          </table:table-cell>
          <table:table-cell table:style-name="ce15" table:formula="of:=[.D518]" office:value-type="float" office:value="0">
            <text:p>0</text:p>
          </table:table-cell>
          <table:table-cell table:style-name="ce20" table:formula="of:=IF([.C518]=100;([.$G$3])*([.E518]-[.$F$3])+[.$F$3];((1-[.E518])*[.$H$3])+[.E518])" office:value-type="float" office:value="1">
            <text:p>1.0000000</text:p>
          </table:table-cell>
          <table:table-cell table:style-name="ce23" table:formula="of:=IF([.C518]=100;([.$K$3])*([.F518]-[.$J$3])+[.$J$3];([.$I$3]-[.F518])*[.$L$3]+[.F518])" office:value-type="float" office:value="0.6">
            <text:p>0.600</text:p>
          </table:table-cell>
          <table:table-cell table:number-columns-repeated="1018"/>
        </table:table-row>
        <table:table-row table:style-name="ro1">
          <table:table-cell office:value-type="float" office:value="507">
            <text:p>507</text:p>
          </table:table-cell>
          <table:table-cell table:style-name="ce4" table:formula="of:=+(IF([.B519]&gt;[.C519]; [.$C$3]; ([.B519]+([.D519]*[.$B$3]))*[.$D$3]))" office:value-type="float" office:value="3.21455383556828E-123">
            <text:p>0.0</text:p>
          </table:table-cell>
          <table:table-cell table:style-name="ce12" table:formula="of:=+(IF([.B519]&gt;[.C519];[.$E$3];(([.C519]-[.E519])*[.F519])+[.E519]))" office:value-type="float" office:value="1">
            <text:p>1.00000</text:p>
          </table:table-cell>
          <table:table-cell table:style-name="ce15" table:formula="of:=[.D519]" office:value-type="float" office:value="0">
            <text:p>0</text:p>
          </table:table-cell>
          <table:table-cell table:style-name="ce20" table:formula="of:=IF([.C519]=100;([.$G$3])*([.E519]-[.$F$3])+[.$F$3];((1-[.E519])*[.$H$3])+[.E519])" office:value-type="float" office:value="1">
            <text:p>1.0000000</text:p>
          </table:table-cell>
          <table:table-cell table:style-name="ce23" table:formula="of:=IF([.C519]=100;([.$K$3])*([.F519]-[.$J$3])+[.$J$3];([.$I$3]-[.F519])*[.$L$3]+[.F519])" office:value-type="float" office:value="0.6">
            <text:p>0.600</text:p>
          </table:table-cell>
          <table:table-cell table:number-columns-repeated="1018"/>
        </table:table-row>
        <table:table-row table:style-name="ro1">
          <table:table-cell office:value-type="float" office:value="508">
            <text:p>508</text:p>
          </table:table-cell>
          <table:table-cell table:style-name="ce4" table:formula="of:=+(IF([.B520]&gt;[.C520]; [.$C$3]; ([.B520]+([.D520]*[.$B$3]))*[.$D$3]))" office:value-type="float" office:value="1.60727691778414E-123">
            <text:p>0.0</text:p>
          </table:table-cell>
          <table:table-cell table:style-name="ce12" table:formula="of:=+(IF([.B520]&gt;[.C520];[.$E$3];(([.C520]-[.E520])*[.F520])+[.E520]))" office:value-type="float" office:value="1">
            <text:p>1.00000</text:p>
          </table:table-cell>
          <table:table-cell table:style-name="ce15" table:formula="of:=[.D520]" office:value-type="float" office:value="0">
            <text:p>0</text:p>
          </table:table-cell>
          <table:table-cell table:style-name="ce20" table:formula="of:=IF([.C520]=100;([.$G$3])*([.E520]-[.$F$3])+[.$F$3];((1-[.E520])*[.$H$3])+[.E520])" office:value-type="float" office:value="1">
            <text:p>1.0000000</text:p>
          </table:table-cell>
          <table:table-cell table:style-name="ce23" table:formula="of:=IF([.C520]=100;([.$K$3])*([.F520]-[.$J$3])+[.$J$3];([.$I$3]-[.F520])*[.$L$3]+[.F520])" office:value-type="float" office:value="0.6">
            <text:p>0.600</text:p>
          </table:table-cell>
          <table:table-cell table:number-columns-repeated="1018"/>
        </table:table-row>
        <table:table-row table:style-name="ro1">
          <table:table-cell office:value-type="float" office:value="509">
            <text:p>509</text:p>
          </table:table-cell>
          <table:table-cell table:style-name="ce4" table:formula="of:=+(IF([.B521]&gt;[.C521]; [.$C$3]; ([.B521]+([.D521]*[.$B$3]))*[.$D$3]))" office:value-type="float" office:value="8.0363845889207E-124">
            <text:p>0.0</text:p>
          </table:table-cell>
          <table:table-cell table:style-name="ce12" table:formula="of:=+(IF([.B521]&gt;[.C521];[.$E$3];(([.C521]-[.E521])*[.F521])+[.E521]))" office:value-type="float" office:value="1">
            <text:p>1.00000</text:p>
          </table:table-cell>
          <table:table-cell table:style-name="ce15" table:formula="of:=[.D521]" office:value-type="float" office:value="0">
            <text:p>0</text:p>
          </table:table-cell>
          <table:table-cell table:style-name="ce20" table:formula="of:=IF([.C521]=100;([.$G$3])*([.E521]-[.$F$3])+[.$F$3];((1-[.E521])*[.$H$3])+[.E521])" office:value-type="float" office:value="1">
            <text:p>1.0000000</text:p>
          </table:table-cell>
          <table:table-cell table:style-name="ce23" table:formula="of:=IF([.C521]=100;([.$K$3])*([.F521]-[.$J$3])+[.$J$3];([.$I$3]-[.F521])*[.$L$3]+[.F521])" office:value-type="float" office:value="0.6">
            <text:p>0.600</text:p>
          </table:table-cell>
          <table:table-cell table:number-columns-repeated="1018"/>
        </table:table-row>
        <table:table-row table:style-name="ro1">
          <table:table-cell office:value-type="float" office:value="510">
            <text:p>510</text:p>
          </table:table-cell>
          <table:table-cell table:style-name="ce4" table:formula="of:=+(IF([.B522]&gt;[.C522]; [.$C$3]; ([.B522]+([.D522]*[.$B$3]))*[.$D$3]))" office:value-type="float" office:value="4.01819229446035E-124">
            <text:p>0.0</text:p>
          </table:table-cell>
          <table:table-cell table:style-name="ce12" table:formula="of:=+(IF([.B522]&gt;[.C522];[.$E$3];(([.C522]-[.E522])*[.F522])+[.E522]))" office:value-type="float" office:value="1">
            <text:p>1.00000</text:p>
          </table:table-cell>
          <table:table-cell table:style-name="ce15" table:formula="of:=[.D522]" office:value-type="float" office:value="0">
            <text:p>0</text:p>
          </table:table-cell>
          <table:table-cell table:style-name="ce20" table:formula="of:=IF([.C522]=100;([.$G$3])*([.E522]-[.$F$3])+[.$F$3];((1-[.E522])*[.$H$3])+[.E522])" office:value-type="float" office:value="1">
            <text:p>1.0000000</text:p>
          </table:table-cell>
          <table:table-cell table:style-name="ce23" table:formula="of:=IF([.C522]=100;([.$K$3])*([.F522]-[.$J$3])+[.$J$3];([.$I$3]-[.F522])*[.$L$3]+[.F522])" office:value-type="float" office:value="0.6">
            <text:p>0.600</text:p>
          </table:table-cell>
          <table:table-cell table:number-columns-repeated="1018"/>
        </table:table-row>
        <table:table-row table:style-name="ro1">
          <table:table-cell office:value-type="float" office:value="511">
            <text:p>511</text:p>
          </table:table-cell>
          <table:table-cell table:style-name="ce4" table:formula="of:=+(IF([.B523]&gt;[.C523]; [.$C$3]; ([.B523]+([.D523]*[.$B$3]))*[.$D$3]))" office:value-type="float" office:value="2.00909614723018E-124">
            <text:p>0.0</text:p>
          </table:table-cell>
          <table:table-cell table:style-name="ce12" table:formula="of:=+(IF([.B523]&gt;[.C523];[.$E$3];(([.C523]-[.E523])*[.F523])+[.E523]))" office:value-type="float" office:value="1">
            <text:p>1.00000</text:p>
          </table:table-cell>
          <table:table-cell table:style-name="ce15" table:formula="of:=[.D523]" office:value-type="float" office:value="0">
            <text:p>0</text:p>
          </table:table-cell>
          <table:table-cell table:style-name="ce20" table:formula="of:=IF([.C523]=100;([.$G$3])*([.E523]-[.$F$3])+[.$F$3];((1-[.E523])*[.$H$3])+[.E523])" office:value-type="float" office:value="1">
            <text:p>1.0000000</text:p>
          </table:table-cell>
          <table:table-cell table:style-name="ce23" table:formula="of:=IF([.C523]=100;([.$K$3])*([.F523]-[.$J$3])+[.$J$3];([.$I$3]-[.F523])*[.$L$3]+[.F523])" office:value-type="float" office:value="0.6">
            <text:p>0.600</text:p>
          </table:table-cell>
          <table:table-cell table:number-columns-repeated="1018"/>
        </table:table-row>
        <table:table-row table:style-name="ro1">
          <table:table-cell office:value-type="float" office:value="512">
            <text:p>512</text:p>
          </table:table-cell>
          <table:table-cell table:style-name="ce4" table:formula="of:=+(IF([.B524]&gt;[.C524]; [.$C$3]; ([.B524]+([.D524]*[.$B$3]))*[.$D$3]))" office:value-type="float" office:value="1.00454807361509E-124">
            <text:p>0.0</text:p>
          </table:table-cell>
          <table:table-cell table:style-name="ce12" table:formula="of:=+(IF([.B524]&gt;[.C524];[.$E$3];(([.C524]-[.E524])*[.F524])+[.E524]))" office:value-type="float" office:value="1">
            <text:p>1.00000</text:p>
          </table:table-cell>
          <table:table-cell table:style-name="ce15" table:formula="of:=[.D524]" office:value-type="float" office:value="0">
            <text:p>0</text:p>
          </table:table-cell>
          <table:table-cell table:style-name="ce20" table:formula="of:=IF([.C524]=100;([.$G$3])*([.E524]-[.$F$3])+[.$F$3];((1-[.E524])*[.$H$3])+[.E524])" office:value-type="float" office:value="1">
            <text:p>1.0000000</text:p>
          </table:table-cell>
          <table:table-cell table:style-name="ce23" table:formula="of:=IF([.C524]=100;([.$K$3])*([.F524]-[.$J$3])+[.$J$3];([.$I$3]-[.F524])*[.$L$3]+[.F524])" office:value-type="float" office:value="0.6">
            <text:p>0.600</text:p>
          </table:table-cell>
          <table:table-cell table:number-columns-repeated="1018"/>
        </table:table-row>
        <table:table-row table:style-name="ro1">
          <table:table-cell office:value-type="float" office:value="513">
            <text:p>513</text:p>
          </table:table-cell>
          <table:table-cell table:style-name="ce4" table:formula="of:=+(IF([.B525]&gt;[.C525]; [.$C$3]; ([.B525]+([.D525]*[.$B$3]))*[.$D$3]))" office:value-type="float" office:value="5.02274036807544E-125">
            <text:p>0.0</text:p>
          </table:table-cell>
          <table:table-cell table:style-name="ce12" table:formula="of:=+(IF([.B525]&gt;[.C525];[.$E$3];(([.C525]-[.E525])*[.F525])+[.E525]))" office:value-type="float" office:value="1">
            <text:p>1.00000</text:p>
          </table:table-cell>
          <table:table-cell table:style-name="ce15" table:formula="of:=[.D525]" office:value-type="float" office:value="0">
            <text:p>0</text:p>
          </table:table-cell>
          <table:table-cell table:style-name="ce20" table:formula="of:=IF([.C525]=100;([.$G$3])*([.E525]-[.$F$3])+[.$F$3];((1-[.E525])*[.$H$3])+[.E525])" office:value-type="float" office:value="1">
            <text:p>1.0000000</text:p>
          </table:table-cell>
          <table:table-cell table:style-name="ce23" table:formula="of:=IF([.C525]=100;([.$K$3])*([.F525]-[.$J$3])+[.$J$3];([.$I$3]-[.F525])*[.$L$3]+[.F525])" office:value-type="float" office:value="0.6">
            <text:p>0.600</text:p>
          </table:table-cell>
          <table:table-cell table:number-columns-repeated="1018"/>
        </table:table-row>
        <table:table-row table:style-name="ro1">
          <table:table-cell office:value-type="float" office:value="514">
            <text:p>514</text:p>
          </table:table-cell>
          <table:table-cell table:style-name="ce4" table:formula="of:=+(IF([.B526]&gt;[.C526]; [.$C$3]; ([.B526]+([.D526]*[.$B$3]))*[.$D$3]))" office:value-type="float" office:value="2.51137018403772E-125">
            <text:p>0.0</text:p>
          </table:table-cell>
          <table:table-cell table:style-name="ce12" table:formula="of:=+(IF([.B526]&gt;[.C526];[.$E$3];(([.C526]-[.E526])*[.F526])+[.E526]))" office:value-type="float" office:value="1">
            <text:p>1.00000</text:p>
          </table:table-cell>
          <table:table-cell table:style-name="ce15" table:formula="of:=[.D526]" office:value-type="float" office:value="0">
            <text:p>0</text:p>
          </table:table-cell>
          <table:table-cell table:style-name="ce20" table:formula="of:=IF([.C526]=100;([.$G$3])*([.E526]-[.$F$3])+[.$F$3];((1-[.E526])*[.$H$3])+[.E526])" office:value-type="float" office:value="1">
            <text:p>1.0000000</text:p>
          </table:table-cell>
          <table:table-cell table:style-name="ce23" table:formula="of:=IF([.C526]=100;([.$K$3])*([.F526]-[.$J$3])+[.$J$3];([.$I$3]-[.F526])*[.$L$3]+[.F526])" office:value-type="float" office:value="0.6">
            <text:p>0.600</text:p>
          </table:table-cell>
          <table:table-cell table:number-columns-repeated="1018"/>
        </table:table-row>
        <table:table-row table:style-name="ro1">
          <table:table-cell office:value-type="float" office:value="515">
            <text:p>515</text:p>
          </table:table-cell>
          <table:table-cell table:style-name="ce4" table:formula="of:=+(IF([.B527]&gt;[.C527]; [.$C$3]; ([.B527]+([.D527]*[.$B$3]))*[.$D$3]))" office:value-type="float" office:value="1.25568509201886E-125">
            <text:p>0.0</text:p>
          </table:table-cell>
          <table:table-cell table:style-name="ce12" table:formula="of:=+(IF([.B527]&gt;[.C527];[.$E$3];(([.C527]-[.E527])*[.F527])+[.E527]))" office:value-type="float" office:value="1">
            <text:p>1.00000</text:p>
          </table:table-cell>
          <table:table-cell table:style-name="ce15" table:formula="of:=[.D527]" office:value-type="float" office:value="0">
            <text:p>0</text:p>
          </table:table-cell>
          <table:table-cell table:style-name="ce20" table:formula="of:=IF([.C527]=100;([.$G$3])*([.E527]-[.$F$3])+[.$F$3];((1-[.E527])*[.$H$3])+[.E527])" office:value-type="float" office:value="1">
            <text:p>1.0000000</text:p>
          </table:table-cell>
          <table:table-cell table:style-name="ce23" table:formula="of:=IF([.C527]=100;([.$K$3])*([.F527]-[.$J$3])+[.$J$3];([.$I$3]-[.F527])*[.$L$3]+[.F527])" office:value-type="float" office:value="0.6">
            <text:p>0.600</text:p>
          </table:table-cell>
          <table:table-cell table:number-columns-repeated="1018"/>
        </table:table-row>
        <table:table-row table:style-name="ro1">
          <table:table-cell office:value-type="float" office:value="516">
            <text:p>516</text:p>
          </table:table-cell>
          <table:table-cell table:style-name="ce4" table:formula="of:=+(IF([.B528]&gt;[.C528]; [.$C$3]; ([.B528]+([.D528]*[.$B$3]))*[.$D$3]))" office:value-type="float" office:value="6.2784254600943E-126">
            <text:p>0.0</text:p>
          </table:table-cell>
          <table:table-cell table:style-name="ce12" table:formula="of:=+(IF([.B528]&gt;[.C528];[.$E$3];(([.C528]-[.E528])*[.F528])+[.E528]))" office:value-type="float" office:value="1">
            <text:p>1.00000</text:p>
          </table:table-cell>
          <table:table-cell table:style-name="ce15" table:formula="of:=[.D528]" office:value-type="float" office:value="0">
            <text:p>0</text:p>
          </table:table-cell>
          <table:table-cell table:style-name="ce20" table:formula="of:=IF([.C528]=100;([.$G$3])*([.E528]-[.$F$3])+[.$F$3];((1-[.E528])*[.$H$3])+[.E528])" office:value-type="float" office:value="1">
            <text:p>1.0000000</text:p>
          </table:table-cell>
          <table:table-cell table:style-name="ce23" table:formula="of:=IF([.C528]=100;([.$K$3])*([.F528]-[.$J$3])+[.$J$3];([.$I$3]-[.F528])*[.$L$3]+[.F528])" office:value-type="float" office:value="0.6">
            <text:p>0.600</text:p>
          </table:table-cell>
          <table:table-cell table:number-columns-repeated="1018"/>
        </table:table-row>
        <table:table-row table:style-name="ro1">
          <table:table-cell office:value-type="float" office:value="517">
            <text:p>517</text:p>
          </table:table-cell>
          <table:table-cell table:style-name="ce4" table:formula="of:=+(IF([.B529]&gt;[.C529]; [.$C$3]; ([.B529]+([.D529]*[.$B$3]))*[.$D$3]))" office:value-type="float" office:value="3.13921273004715E-126">
            <text:p>0.0</text:p>
          </table:table-cell>
          <table:table-cell table:style-name="ce12" table:formula="of:=+(IF([.B529]&gt;[.C529];[.$E$3];(([.C529]-[.E529])*[.F529])+[.E529]))" office:value-type="float" office:value="1">
            <text:p>1.00000</text:p>
          </table:table-cell>
          <table:table-cell table:style-name="ce15" table:formula="of:=[.D529]" office:value-type="float" office:value="0">
            <text:p>0</text:p>
          </table:table-cell>
          <table:table-cell table:style-name="ce20" table:formula="of:=IF([.C529]=100;([.$G$3])*([.E529]-[.$F$3])+[.$F$3];((1-[.E529])*[.$H$3])+[.E529])" office:value-type="float" office:value="1">
            <text:p>1.0000000</text:p>
          </table:table-cell>
          <table:table-cell table:style-name="ce23" table:formula="of:=IF([.C529]=100;([.$K$3])*([.F529]-[.$J$3])+[.$J$3];([.$I$3]-[.F529])*[.$L$3]+[.F529])" office:value-type="float" office:value="0.6">
            <text:p>0.600</text:p>
          </table:table-cell>
          <table:table-cell table:number-columns-repeated="1018"/>
        </table:table-row>
        <table:table-row table:style-name="ro1">
          <table:table-cell office:value-type="float" office:value="518">
            <text:p>518</text:p>
          </table:table-cell>
          <table:table-cell table:style-name="ce4" table:formula="of:=+(IF([.B530]&gt;[.C530]; [.$C$3]; ([.B530]+([.D530]*[.$B$3]))*[.$D$3]))" office:value-type="float" office:value="1.56960636502358E-126">
            <text:p>0.0</text:p>
          </table:table-cell>
          <table:table-cell table:style-name="ce12" table:formula="of:=+(IF([.B530]&gt;[.C530];[.$E$3];(([.C530]-[.E530])*[.F530])+[.E530]))" office:value-type="float" office:value="1">
            <text:p>1.00000</text:p>
          </table:table-cell>
          <table:table-cell table:style-name="ce15" table:formula="of:=[.D530]" office:value-type="float" office:value="0">
            <text:p>0</text:p>
          </table:table-cell>
          <table:table-cell table:style-name="ce20" table:formula="of:=IF([.C530]=100;([.$G$3])*([.E530]-[.$F$3])+[.$F$3];((1-[.E530])*[.$H$3])+[.E530])" office:value-type="float" office:value="1">
            <text:p>1.0000000</text:p>
          </table:table-cell>
          <table:table-cell table:style-name="ce23" table:formula="of:=IF([.C530]=100;([.$K$3])*([.F530]-[.$J$3])+[.$J$3];([.$I$3]-[.F530])*[.$L$3]+[.F530])" office:value-type="float" office:value="0.6">
            <text:p>0.600</text:p>
          </table:table-cell>
          <table:table-cell table:number-columns-repeated="1018"/>
        </table:table-row>
        <table:table-row table:style-name="ro1">
          <table:table-cell office:value-type="float" office:value="519">
            <text:p>519</text:p>
          </table:table-cell>
          <table:table-cell table:style-name="ce4" table:formula="of:=+(IF([.B531]&gt;[.C531]; [.$C$3]; ([.B531]+([.D531]*[.$B$3]))*[.$D$3]))" office:value-type="float" office:value="7.84803182511788E-127">
            <text:p>0.0</text:p>
          </table:table-cell>
          <table:table-cell table:style-name="ce12" table:formula="of:=+(IF([.B531]&gt;[.C531];[.$E$3];(([.C531]-[.E531])*[.F531])+[.E531]))" office:value-type="float" office:value="1">
            <text:p>1.00000</text:p>
          </table:table-cell>
          <table:table-cell table:style-name="ce15" table:formula="of:=[.D531]" office:value-type="float" office:value="0">
            <text:p>0</text:p>
          </table:table-cell>
          <table:table-cell table:style-name="ce20" table:formula="of:=IF([.C531]=100;([.$G$3])*([.E531]-[.$F$3])+[.$F$3];((1-[.E531])*[.$H$3])+[.E531])" office:value-type="float" office:value="1">
            <text:p>1.0000000</text:p>
          </table:table-cell>
          <table:table-cell table:style-name="ce23" table:formula="of:=IF([.C531]=100;([.$K$3])*([.F531]-[.$J$3])+[.$J$3];([.$I$3]-[.F531])*[.$L$3]+[.F531])" office:value-type="float" office:value="0.6">
            <text:p>0.600</text:p>
          </table:table-cell>
          <table:table-cell table:number-columns-repeated="1018"/>
        </table:table-row>
        <table:table-row table:style-name="ro1">
          <table:table-cell office:value-type="float" office:value="520">
            <text:p>520</text:p>
          </table:table-cell>
          <table:table-cell table:style-name="ce4" table:formula="of:=+(IF([.B532]&gt;[.C532]; [.$C$3]; ([.B532]+([.D532]*[.$B$3]))*[.$D$3]))" office:value-type="float" office:value="3.92401591255894E-127">
            <text:p>0.0</text:p>
          </table:table-cell>
          <table:table-cell table:style-name="ce12" table:formula="of:=+(IF([.B532]&gt;[.C532];[.$E$3];(([.C532]-[.E532])*[.F532])+[.E532]))" office:value-type="float" office:value="1">
            <text:p>1.00000</text:p>
          </table:table-cell>
          <table:table-cell table:style-name="ce15" table:formula="of:=[.D532]" office:value-type="float" office:value="0">
            <text:p>0</text:p>
          </table:table-cell>
          <table:table-cell table:style-name="ce20" table:formula="of:=IF([.C532]=100;([.$G$3])*([.E532]-[.$F$3])+[.$F$3];((1-[.E532])*[.$H$3])+[.E532])" office:value-type="float" office:value="1">
            <text:p>1.0000000</text:p>
          </table:table-cell>
          <table:table-cell table:style-name="ce23" table:formula="of:=IF([.C532]=100;([.$K$3])*([.F532]-[.$J$3])+[.$J$3];([.$I$3]-[.F532])*[.$L$3]+[.F532])" office:value-type="float" office:value="0.6">
            <text:p>0.600</text:p>
          </table:table-cell>
          <table:table-cell table:number-columns-repeated="1018"/>
        </table:table-row>
        <table:table-row table:style-name="ro1">
          <table:table-cell office:value-type="float" office:value="521">
            <text:p>521</text:p>
          </table:table-cell>
          <table:table-cell table:style-name="ce4" table:formula="of:=+(IF([.B533]&gt;[.C533]; [.$C$3]; ([.B533]+([.D533]*[.$B$3]))*[.$D$3]))" office:value-type="float" office:value="1.96200795627947E-127">
            <text:p>0.0</text:p>
          </table:table-cell>
          <table:table-cell table:style-name="ce12" table:formula="of:=+(IF([.B533]&gt;[.C533];[.$E$3];(([.C533]-[.E533])*[.F533])+[.E533]))" office:value-type="float" office:value="1">
            <text:p>1.00000</text:p>
          </table:table-cell>
          <table:table-cell table:style-name="ce15" table:formula="of:=[.D533]" office:value-type="float" office:value="0">
            <text:p>0</text:p>
          </table:table-cell>
          <table:table-cell table:style-name="ce20" table:formula="of:=IF([.C533]=100;([.$G$3])*([.E533]-[.$F$3])+[.$F$3];((1-[.E533])*[.$H$3])+[.E533])" office:value-type="float" office:value="1">
            <text:p>1.0000000</text:p>
          </table:table-cell>
          <table:table-cell table:style-name="ce23" table:formula="of:=IF([.C533]=100;([.$K$3])*([.F533]-[.$J$3])+[.$J$3];([.$I$3]-[.F533])*[.$L$3]+[.F533])" office:value-type="float" office:value="0.6">
            <text:p>0.600</text:p>
          </table:table-cell>
          <table:table-cell table:number-columns-repeated="1018"/>
        </table:table-row>
        <table:table-row table:style-name="ro1">
          <table:table-cell office:value-type="float" office:value="522">
            <text:p>522</text:p>
          </table:table-cell>
          <table:table-cell table:style-name="ce4" table:formula="of:=+(IF([.B534]&gt;[.C534]; [.$C$3]; ([.B534]+([.D534]*[.$B$3]))*[.$D$3]))" office:value-type="float" office:value="9.81003978139734E-128">
            <text:p>0.0</text:p>
          </table:table-cell>
          <table:table-cell table:style-name="ce12" table:formula="of:=+(IF([.B534]&gt;[.C534];[.$E$3];(([.C534]-[.E534])*[.F534])+[.E534]))" office:value-type="float" office:value="1">
            <text:p>1.00000</text:p>
          </table:table-cell>
          <table:table-cell table:style-name="ce15" table:formula="of:=[.D534]" office:value-type="float" office:value="0">
            <text:p>0</text:p>
          </table:table-cell>
          <table:table-cell table:style-name="ce20" table:formula="of:=IF([.C534]=100;([.$G$3])*([.E534]-[.$F$3])+[.$F$3];((1-[.E534])*[.$H$3])+[.E534])" office:value-type="float" office:value="1">
            <text:p>1.0000000</text:p>
          </table:table-cell>
          <table:table-cell table:style-name="ce23" table:formula="of:=IF([.C534]=100;([.$K$3])*([.F534]-[.$J$3])+[.$J$3];([.$I$3]-[.F534])*[.$L$3]+[.F534])" office:value-type="float" office:value="0.6">
            <text:p>0.600</text:p>
          </table:table-cell>
          <table:table-cell table:number-columns-repeated="1018"/>
        </table:table-row>
        <table:table-row table:style-name="ro1">
          <table:table-cell office:value-type="float" office:value="523">
            <text:p>523</text:p>
          </table:table-cell>
          <table:table-cell table:style-name="ce4" table:formula="of:=+(IF([.B535]&gt;[.C535]; [.$C$3]; ([.B535]+([.D535]*[.$B$3]))*[.$D$3]))" office:value-type="float" office:value="4.90501989069867E-128">
            <text:p>0.0</text:p>
          </table:table-cell>
          <table:table-cell table:style-name="ce12" table:formula="of:=+(IF([.B535]&gt;[.C535];[.$E$3];(([.C535]-[.E535])*[.F535])+[.E535]))" office:value-type="float" office:value="1">
            <text:p>1.00000</text:p>
          </table:table-cell>
          <table:table-cell table:style-name="ce15" table:formula="of:=[.D535]" office:value-type="float" office:value="0">
            <text:p>0</text:p>
          </table:table-cell>
          <table:table-cell table:style-name="ce20" table:formula="of:=IF([.C535]=100;([.$G$3])*([.E535]-[.$F$3])+[.$F$3];((1-[.E535])*[.$H$3])+[.E535])" office:value-type="float" office:value="1">
            <text:p>1.0000000</text:p>
          </table:table-cell>
          <table:table-cell table:style-name="ce23" table:formula="of:=IF([.C535]=100;([.$K$3])*([.F535]-[.$J$3])+[.$J$3];([.$I$3]-[.F535])*[.$L$3]+[.F535])" office:value-type="float" office:value="0.6">
            <text:p>0.600</text:p>
          </table:table-cell>
          <table:table-cell table:number-columns-repeated="1018"/>
        </table:table-row>
        <table:table-row table:style-name="ro1">
          <table:table-cell office:value-type="float" office:value="524">
            <text:p>524</text:p>
          </table:table-cell>
          <table:table-cell table:style-name="ce4" table:formula="of:=+(IF([.B536]&gt;[.C536]; [.$C$3]; ([.B536]+([.D536]*[.$B$3]))*[.$D$3]))" office:value-type="float" office:value="2.45250994534934E-128">
            <text:p>0.0</text:p>
          </table:table-cell>
          <table:table-cell table:style-name="ce12" table:formula="of:=+(IF([.B536]&gt;[.C536];[.$E$3];(([.C536]-[.E536])*[.F536])+[.E536]))" office:value-type="float" office:value="1">
            <text:p>1.00000</text:p>
          </table:table-cell>
          <table:table-cell table:style-name="ce15" table:formula="of:=[.D536]" office:value-type="float" office:value="0">
            <text:p>0</text:p>
          </table:table-cell>
          <table:table-cell table:style-name="ce20" table:formula="of:=IF([.C536]=100;([.$G$3])*([.E536]-[.$F$3])+[.$F$3];((1-[.E536])*[.$H$3])+[.E536])" office:value-type="float" office:value="1">
            <text:p>1.0000000</text:p>
          </table:table-cell>
          <table:table-cell table:style-name="ce23" table:formula="of:=IF([.C536]=100;([.$K$3])*([.F536]-[.$J$3])+[.$J$3];([.$I$3]-[.F536])*[.$L$3]+[.F536])" office:value-type="float" office:value="0.6">
            <text:p>0.600</text:p>
          </table:table-cell>
          <table:table-cell table:number-columns-repeated="1018"/>
        </table:table-row>
        <table:table-row table:style-name="ro1">
          <table:table-cell office:value-type="float" office:value="525">
            <text:p>525</text:p>
          </table:table-cell>
          <table:table-cell table:style-name="ce4" table:formula="of:=+(IF([.B537]&gt;[.C537]; [.$C$3]; ([.B537]+([.D537]*[.$B$3]))*[.$D$3]))" office:value-type="float" office:value="1.22625497267467E-128">
            <text:p>0.0</text:p>
          </table:table-cell>
          <table:table-cell table:style-name="ce12" table:formula="of:=+(IF([.B537]&gt;[.C537];[.$E$3];(([.C537]-[.E537])*[.F537])+[.E537]))" office:value-type="float" office:value="1">
            <text:p>1.00000</text:p>
          </table:table-cell>
          <table:table-cell table:style-name="ce15" table:formula="of:=[.D537]" office:value-type="float" office:value="0">
            <text:p>0</text:p>
          </table:table-cell>
          <table:table-cell table:style-name="ce20" table:formula="of:=IF([.C537]=100;([.$G$3])*([.E537]-[.$F$3])+[.$F$3];((1-[.E537])*[.$H$3])+[.E537])" office:value-type="float" office:value="1">
            <text:p>1.0000000</text:p>
          </table:table-cell>
          <table:table-cell table:style-name="ce23" table:formula="of:=IF([.C537]=100;([.$K$3])*([.F537]-[.$J$3])+[.$J$3];([.$I$3]-[.F537])*[.$L$3]+[.F537])" office:value-type="float" office:value="0.6">
            <text:p>0.600</text:p>
          </table:table-cell>
          <table:table-cell table:number-columns-repeated="1018"/>
        </table:table-row>
        <table:table-row table:style-name="ro1">
          <table:table-cell office:value-type="float" office:value="526">
            <text:p>526</text:p>
          </table:table-cell>
          <table:table-cell table:style-name="ce4" table:formula="of:=+(IF([.B538]&gt;[.C538]; [.$C$3]; ([.B538]+([.D538]*[.$B$3]))*[.$D$3]))" office:value-type="float" office:value="6.13127486337334E-129">
            <text:p>0.0</text:p>
          </table:table-cell>
          <table:table-cell table:style-name="ce12" table:formula="of:=+(IF([.B538]&gt;[.C538];[.$E$3];(([.C538]-[.E538])*[.F538])+[.E538]))" office:value-type="float" office:value="1">
            <text:p>1.00000</text:p>
          </table:table-cell>
          <table:table-cell table:style-name="ce15" table:formula="of:=[.D538]" office:value-type="float" office:value="0">
            <text:p>0</text:p>
          </table:table-cell>
          <table:table-cell table:style-name="ce20" table:formula="of:=IF([.C538]=100;([.$G$3])*([.E538]-[.$F$3])+[.$F$3];((1-[.E538])*[.$H$3])+[.E538])" office:value-type="float" office:value="1">
            <text:p>1.0000000</text:p>
          </table:table-cell>
          <table:table-cell table:style-name="ce23" table:formula="of:=IF([.C538]=100;([.$K$3])*([.F538]-[.$J$3])+[.$J$3];([.$I$3]-[.F538])*[.$L$3]+[.F538])" office:value-type="float" office:value="0.6">
            <text:p>0.600</text:p>
          </table:table-cell>
          <table:table-cell table:number-columns-repeated="1018"/>
        </table:table-row>
        <table:table-row table:style-name="ro1">
          <table:table-cell office:value-type="float" office:value="527">
            <text:p>527</text:p>
          </table:table-cell>
          <table:table-cell table:style-name="ce4" table:formula="of:=+(IF([.B539]&gt;[.C539]; [.$C$3]; ([.B539]+([.D539]*[.$B$3]))*[.$D$3]))" office:value-type="float" office:value="3.06563743168667E-129">
            <text:p>0.0</text:p>
          </table:table-cell>
          <table:table-cell table:style-name="ce12" table:formula="of:=+(IF([.B539]&gt;[.C539];[.$E$3];(([.C539]-[.E539])*[.F539])+[.E539]))" office:value-type="float" office:value="1">
            <text:p>1.00000</text:p>
          </table:table-cell>
          <table:table-cell table:style-name="ce15" table:formula="of:=[.D539]" office:value-type="float" office:value="0">
            <text:p>0</text:p>
          </table:table-cell>
          <table:table-cell table:style-name="ce20" table:formula="of:=IF([.C539]=100;([.$G$3])*([.E539]-[.$F$3])+[.$F$3];((1-[.E539])*[.$H$3])+[.E539])" office:value-type="float" office:value="1">
            <text:p>1.0000000</text:p>
          </table:table-cell>
          <table:table-cell table:style-name="ce23" table:formula="of:=IF([.C539]=100;([.$K$3])*([.F539]-[.$J$3])+[.$J$3];([.$I$3]-[.F539])*[.$L$3]+[.F539])" office:value-type="float" office:value="0.6">
            <text:p>0.600</text:p>
          </table:table-cell>
          <table:table-cell table:number-columns-repeated="1018"/>
        </table:table-row>
        <table:table-row table:style-name="ro1">
          <table:table-cell office:value-type="float" office:value="528">
            <text:p>528</text:p>
          </table:table-cell>
          <table:table-cell table:style-name="ce4" table:formula="of:=+(IF([.B540]&gt;[.C540]; [.$C$3]; ([.B540]+([.D540]*[.$B$3]))*[.$D$3]))" office:value-type="float" office:value="1.53281871584334E-129">
            <text:p>0.0</text:p>
          </table:table-cell>
          <table:table-cell table:style-name="ce12" table:formula="of:=+(IF([.B540]&gt;[.C540];[.$E$3];(([.C540]-[.E540])*[.F540])+[.E540]))" office:value-type="float" office:value="1">
            <text:p>1.00000</text:p>
          </table:table-cell>
          <table:table-cell table:style-name="ce15" table:formula="of:=[.D540]" office:value-type="float" office:value="0">
            <text:p>0</text:p>
          </table:table-cell>
          <table:table-cell table:style-name="ce20" table:formula="of:=IF([.C540]=100;([.$G$3])*([.E540]-[.$F$3])+[.$F$3];((1-[.E540])*[.$H$3])+[.E540])" office:value-type="float" office:value="1">
            <text:p>1.0000000</text:p>
          </table:table-cell>
          <table:table-cell table:style-name="ce23" table:formula="of:=IF([.C540]=100;([.$K$3])*([.F540]-[.$J$3])+[.$J$3];([.$I$3]-[.F540])*[.$L$3]+[.F540])" office:value-type="float" office:value="0.6">
            <text:p>0.600</text:p>
          </table:table-cell>
          <table:table-cell table:number-columns-repeated="1018"/>
        </table:table-row>
        <table:table-row table:style-name="ro1">
          <table:table-cell office:value-type="float" office:value="529">
            <text:p>529</text:p>
          </table:table-cell>
          <table:table-cell table:style-name="ce4" table:formula="of:=+(IF([.B541]&gt;[.C541]; [.$C$3]; ([.B541]+([.D541]*[.$B$3]))*[.$D$3]))" office:value-type="float" office:value="7.66409357921668E-130">
            <text:p>0.0</text:p>
          </table:table-cell>
          <table:table-cell table:style-name="ce12" table:formula="of:=+(IF([.B541]&gt;[.C541];[.$E$3];(([.C541]-[.E541])*[.F541])+[.E541]))" office:value-type="float" office:value="1">
            <text:p>1.00000</text:p>
          </table:table-cell>
          <table:table-cell table:style-name="ce15" table:formula="of:=[.D541]" office:value-type="float" office:value="0">
            <text:p>0</text:p>
          </table:table-cell>
          <table:table-cell table:style-name="ce20" table:formula="of:=IF([.C541]=100;([.$G$3])*([.E541]-[.$F$3])+[.$F$3];((1-[.E541])*[.$H$3])+[.E541])" office:value-type="float" office:value="1">
            <text:p>1.0000000</text:p>
          </table:table-cell>
          <table:table-cell table:style-name="ce23" table:formula="of:=IF([.C541]=100;([.$K$3])*([.F541]-[.$J$3])+[.$J$3];([.$I$3]-[.F541])*[.$L$3]+[.F541])" office:value-type="float" office:value="0.6">
            <text:p>0.600</text:p>
          </table:table-cell>
          <table:table-cell table:number-columns-repeated="1018"/>
        </table:table-row>
        <table:table-row table:style-name="ro1">
          <table:table-cell office:value-type="float" office:value="530">
            <text:p>530</text:p>
          </table:table-cell>
          <table:table-cell table:style-name="ce4" table:formula="of:=+(IF([.B542]&gt;[.C542]; [.$C$3]; ([.B542]+([.D542]*[.$B$3]))*[.$D$3]))" office:value-type="float" office:value="3.83204678960834E-130">
            <text:p>0.0</text:p>
          </table:table-cell>
          <table:table-cell table:style-name="ce12" table:formula="of:=+(IF([.B542]&gt;[.C542];[.$E$3];(([.C542]-[.E542])*[.F542])+[.E542]))" office:value-type="float" office:value="1">
            <text:p>1.00000</text:p>
          </table:table-cell>
          <table:table-cell table:style-name="ce15" table:formula="of:=[.D542]" office:value-type="float" office:value="0">
            <text:p>0</text:p>
          </table:table-cell>
          <table:table-cell table:style-name="ce20" table:formula="of:=IF([.C542]=100;([.$G$3])*([.E542]-[.$F$3])+[.$F$3];((1-[.E542])*[.$H$3])+[.E542])" office:value-type="float" office:value="1">
            <text:p>1.0000000</text:p>
          </table:table-cell>
          <table:table-cell table:style-name="ce23" table:formula="of:=IF([.C542]=100;([.$K$3])*([.F542]-[.$J$3])+[.$J$3];([.$I$3]-[.F542])*[.$L$3]+[.F542])" office:value-type="float" office:value="0.6">
            <text:p>0.600</text:p>
          </table:table-cell>
          <table:table-cell table:number-columns-repeated="1018"/>
        </table:table-row>
        <table:table-row table:style-name="ro1">
          <table:table-cell office:value-type="float" office:value="531">
            <text:p>531</text:p>
          </table:table-cell>
          <table:table-cell table:style-name="ce4" table:formula="of:=+(IF([.B543]&gt;[.C543]; [.$C$3]; ([.B543]+([.D543]*[.$B$3]))*[.$D$3]))" office:value-type="float" office:value="1.91602339480417E-130">
            <text:p>0.0</text:p>
          </table:table-cell>
          <table:table-cell table:style-name="ce12" table:formula="of:=+(IF([.B543]&gt;[.C543];[.$E$3];(([.C543]-[.E543])*[.F543])+[.E543]))" office:value-type="float" office:value="1">
            <text:p>1.00000</text:p>
          </table:table-cell>
          <table:table-cell table:style-name="ce15" table:formula="of:=[.D543]" office:value-type="float" office:value="0">
            <text:p>0</text:p>
          </table:table-cell>
          <table:table-cell table:style-name="ce20" table:formula="of:=IF([.C543]=100;([.$G$3])*([.E543]-[.$F$3])+[.$F$3];((1-[.E543])*[.$H$3])+[.E543])" office:value-type="float" office:value="1">
            <text:p>1.0000000</text:p>
          </table:table-cell>
          <table:table-cell table:style-name="ce23" table:formula="of:=IF([.C543]=100;([.$K$3])*([.F543]-[.$J$3])+[.$J$3];([.$I$3]-[.F543])*[.$L$3]+[.F543])" office:value-type="float" office:value="0.6">
            <text:p>0.600</text:p>
          </table:table-cell>
          <table:table-cell table:number-columns-repeated="1018"/>
        </table:table-row>
        <table:table-row table:style-name="ro1">
          <table:table-cell office:value-type="float" office:value="532">
            <text:p>532</text:p>
          </table:table-cell>
          <table:table-cell table:style-name="ce4" table:formula="of:=+(IF([.B544]&gt;[.C544]; [.$C$3]; ([.B544]+([.D544]*[.$B$3]))*[.$D$3]))" office:value-type="float" office:value="9.58011697402085E-131">
            <text:p>0.0</text:p>
          </table:table-cell>
          <table:table-cell table:style-name="ce12" table:formula="of:=+(IF([.B544]&gt;[.C544];[.$E$3];(([.C544]-[.E544])*[.F544])+[.E544]))" office:value-type="float" office:value="1">
            <text:p>1.00000</text:p>
          </table:table-cell>
          <table:table-cell table:style-name="ce15" table:formula="of:=[.D544]" office:value-type="float" office:value="0">
            <text:p>0</text:p>
          </table:table-cell>
          <table:table-cell table:style-name="ce20" table:formula="of:=IF([.C544]=100;([.$G$3])*([.E544]-[.$F$3])+[.$F$3];((1-[.E544])*[.$H$3])+[.E544])" office:value-type="float" office:value="1">
            <text:p>1.0000000</text:p>
          </table:table-cell>
          <table:table-cell table:style-name="ce23" table:formula="of:=IF([.C544]=100;([.$K$3])*([.F544]-[.$J$3])+[.$J$3];([.$I$3]-[.F544])*[.$L$3]+[.F544])" office:value-type="float" office:value="0.6">
            <text:p>0.600</text:p>
          </table:table-cell>
          <table:table-cell table:number-columns-repeated="1018"/>
        </table:table-row>
        <table:table-row table:style-name="ro1">
          <table:table-cell office:value-type="float" office:value="533">
            <text:p>533</text:p>
          </table:table-cell>
          <table:table-cell table:style-name="ce4" table:formula="of:=+(IF([.B545]&gt;[.C545]; [.$C$3]; ([.B545]+([.D545]*[.$B$3]))*[.$D$3]))" office:value-type="float" office:value="4.79005848701042E-131">
            <text:p>0.0</text:p>
          </table:table-cell>
          <table:table-cell table:style-name="ce12" table:formula="of:=+(IF([.B545]&gt;[.C545];[.$E$3];(([.C545]-[.E545])*[.F545])+[.E545]))" office:value-type="float" office:value="1">
            <text:p>1.00000</text:p>
          </table:table-cell>
          <table:table-cell table:style-name="ce15" table:formula="of:=[.D545]" office:value-type="float" office:value="0">
            <text:p>0</text:p>
          </table:table-cell>
          <table:table-cell table:style-name="ce20" table:formula="of:=IF([.C545]=100;([.$G$3])*([.E545]-[.$F$3])+[.$F$3];((1-[.E545])*[.$H$3])+[.E545])" office:value-type="float" office:value="1">
            <text:p>1.0000000</text:p>
          </table:table-cell>
          <table:table-cell table:style-name="ce23" table:formula="of:=IF([.C545]=100;([.$K$3])*([.F545]-[.$J$3])+[.$J$3];([.$I$3]-[.F545])*[.$L$3]+[.F545])" office:value-type="float" office:value="0.6">
            <text:p>0.600</text:p>
          </table:table-cell>
          <table:table-cell table:number-columns-repeated="1018"/>
        </table:table-row>
        <table:table-row table:style-name="ro1">
          <table:table-cell office:value-type="float" office:value="534">
            <text:p>534</text:p>
          </table:table-cell>
          <table:table-cell table:style-name="ce4" table:formula="of:=+(IF([.B546]&gt;[.C546]; [.$C$3]; ([.B546]+([.D546]*[.$B$3]))*[.$D$3]))" office:value-type="float" office:value="2.39502924350521E-131">
            <text:p>0.0</text:p>
          </table:table-cell>
          <table:table-cell table:style-name="ce12" table:formula="of:=+(IF([.B546]&gt;[.C546];[.$E$3];(([.C546]-[.E546])*[.F546])+[.E546]))" office:value-type="float" office:value="1">
            <text:p>1.00000</text:p>
          </table:table-cell>
          <table:table-cell table:style-name="ce15" table:formula="of:=[.D546]" office:value-type="float" office:value="0">
            <text:p>0</text:p>
          </table:table-cell>
          <table:table-cell table:style-name="ce20" table:formula="of:=IF([.C546]=100;([.$G$3])*([.E546]-[.$F$3])+[.$F$3];((1-[.E546])*[.$H$3])+[.E546])" office:value-type="float" office:value="1">
            <text:p>1.0000000</text:p>
          </table:table-cell>
          <table:table-cell table:style-name="ce23" table:formula="of:=IF([.C546]=100;([.$K$3])*([.F546]-[.$J$3])+[.$J$3];([.$I$3]-[.F546])*[.$L$3]+[.F546])" office:value-type="float" office:value="0.6">
            <text:p>0.600</text:p>
          </table:table-cell>
          <table:table-cell table:number-columns-repeated="1018"/>
        </table:table-row>
        <table:table-row table:style-name="ro1">
          <table:table-cell office:value-type="float" office:value="535">
            <text:p>535</text:p>
          </table:table-cell>
          <table:table-cell table:style-name="ce4" table:formula="of:=+(IF([.B547]&gt;[.C547]; [.$C$3]; ([.B547]+([.D547]*[.$B$3]))*[.$D$3]))" office:value-type="float" office:value="1.19751462175261E-131">
            <text:p>0.0</text:p>
          </table:table-cell>
          <table:table-cell table:style-name="ce12" table:formula="of:=+(IF([.B547]&gt;[.C547];[.$E$3];(([.C547]-[.E547])*[.F547])+[.E547]))" office:value-type="float" office:value="1">
            <text:p>1.00000</text:p>
          </table:table-cell>
          <table:table-cell table:style-name="ce15" table:formula="of:=[.D547]" office:value-type="float" office:value="0">
            <text:p>0</text:p>
          </table:table-cell>
          <table:table-cell table:style-name="ce20" table:formula="of:=IF([.C547]=100;([.$G$3])*([.E547]-[.$F$3])+[.$F$3];((1-[.E547])*[.$H$3])+[.E547])" office:value-type="float" office:value="1">
            <text:p>1.0000000</text:p>
          </table:table-cell>
          <table:table-cell table:style-name="ce23" table:formula="of:=IF([.C547]=100;([.$K$3])*([.F547]-[.$J$3])+[.$J$3];([.$I$3]-[.F547])*[.$L$3]+[.F547])" office:value-type="float" office:value="0.6">
            <text:p>0.600</text:p>
          </table:table-cell>
          <table:table-cell table:number-columns-repeated="1018"/>
        </table:table-row>
        <table:table-row table:style-name="ro1">
          <table:table-cell office:value-type="float" office:value="536">
            <text:p>536</text:p>
          </table:table-cell>
          <table:table-cell table:style-name="ce4" table:formula="of:=+(IF([.B548]&gt;[.C548]; [.$C$3]; ([.B548]+([.D548]*[.$B$3]))*[.$D$3]))" office:value-type="float" office:value="5.98757310876303E-132">
            <text:p>0.0</text:p>
          </table:table-cell>
          <table:table-cell table:style-name="ce12" table:formula="of:=+(IF([.B548]&gt;[.C548];[.$E$3];(([.C548]-[.E548])*[.F548])+[.E548]))" office:value-type="float" office:value="1">
            <text:p>1.00000</text:p>
          </table:table-cell>
          <table:table-cell table:style-name="ce15" table:formula="of:=[.D548]" office:value-type="float" office:value="0">
            <text:p>0</text:p>
          </table:table-cell>
          <table:table-cell table:style-name="ce20" table:formula="of:=IF([.C548]=100;([.$G$3])*([.E548]-[.$F$3])+[.$F$3];((1-[.E548])*[.$H$3])+[.E548])" office:value-type="float" office:value="1">
            <text:p>1.0000000</text:p>
          </table:table-cell>
          <table:table-cell table:style-name="ce23" table:formula="of:=IF([.C548]=100;([.$K$3])*([.F548]-[.$J$3])+[.$J$3];([.$I$3]-[.F548])*[.$L$3]+[.F548])" office:value-type="float" office:value="0.6">
            <text:p>0.600</text:p>
          </table:table-cell>
          <table:table-cell table:number-columns-repeated="1018"/>
        </table:table-row>
        <table:table-row table:style-name="ro1">
          <table:table-cell office:value-type="float" office:value="537">
            <text:p>537</text:p>
          </table:table-cell>
          <table:table-cell table:style-name="ce4" table:formula="of:=+(IF([.B549]&gt;[.C549]; [.$C$3]; ([.B549]+([.D549]*[.$B$3]))*[.$D$3]))" office:value-type="float" office:value="2.99378655438151E-132">
            <text:p>0.0</text:p>
          </table:table-cell>
          <table:table-cell table:style-name="ce12" table:formula="of:=+(IF([.B549]&gt;[.C549];[.$E$3];(([.C549]-[.E549])*[.F549])+[.E549]))" office:value-type="float" office:value="1">
            <text:p>1.00000</text:p>
          </table:table-cell>
          <table:table-cell table:style-name="ce15" table:formula="of:=[.D549]" office:value-type="float" office:value="0">
            <text:p>0</text:p>
          </table:table-cell>
          <table:table-cell table:style-name="ce20" table:formula="of:=IF([.C549]=100;([.$G$3])*([.E549]-[.$F$3])+[.$F$3];((1-[.E549])*[.$H$3])+[.E549])" office:value-type="float" office:value="1">
            <text:p>1.0000000</text:p>
          </table:table-cell>
          <table:table-cell table:style-name="ce23" table:formula="of:=IF([.C549]=100;([.$K$3])*([.F549]-[.$J$3])+[.$J$3];([.$I$3]-[.F549])*[.$L$3]+[.F549])" office:value-type="float" office:value="0.6">
            <text:p>0.600</text:p>
          </table:table-cell>
          <table:table-cell table:number-columns-repeated="1018"/>
        </table:table-row>
        <table:table-row table:style-name="ro1">
          <table:table-cell office:value-type="float" office:value="538">
            <text:p>538</text:p>
          </table:table-cell>
          <table:table-cell table:style-name="ce4" table:formula="of:=+(IF([.B550]&gt;[.C550]; [.$C$3]; ([.B550]+([.D550]*[.$B$3]))*[.$D$3]))" office:value-type="float" office:value="1.49689327719076E-132">
            <text:p>0.0</text:p>
          </table:table-cell>
          <table:table-cell table:style-name="ce12" table:formula="of:=+(IF([.B550]&gt;[.C550];[.$E$3];(([.C550]-[.E550])*[.F550])+[.E550]))" office:value-type="float" office:value="1">
            <text:p>1.00000</text:p>
          </table:table-cell>
          <table:table-cell table:style-name="ce15" table:formula="of:=[.D550]" office:value-type="float" office:value="0">
            <text:p>0</text:p>
          </table:table-cell>
          <table:table-cell table:style-name="ce20" table:formula="of:=IF([.C550]=100;([.$G$3])*([.E550]-[.$F$3])+[.$F$3];((1-[.E550])*[.$H$3])+[.E550])" office:value-type="float" office:value="1">
            <text:p>1.0000000</text:p>
          </table:table-cell>
          <table:table-cell table:style-name="ce23" table:formula="of:=IF([.C550]=100;([.$K$3])*([.F550]-[.$J$3])+[.$J$3];([.$I$3]-[.F550])*[.$L$3]+[.F550])" office:value-type="float" office:value="0.6">
            <text:p>0.600</text:p>
          </table:table-cell>
          <table:table-cell table:number-columns-repeated="1018"/>
        </table:table-row>
        <table:table-row table:style-name="ro1">
          <table:table-cell office:value-type="float" office:value="539">
            <text:p>539</text:p>
          </table:table-cell>
          <table:table-cell table:style-name="ce4" table:formula="of:=+(IF([.B551]&gt;[.C551]; [.$C$3]; ([.B551]+([.D551]*[.$B$3]))*[.$D$3]))" office:value-type="float" office:value="7.48446638595378E-133">
            <text:p>0.0</text:p>
          </table:table-cell>
          <table:table-cell table:style-name="ce12" table:formula="of:=+(IF([.B551]&gt;[.C551];[.$E$3];(([.C551]-[.E551])*[.F551])+[.E551]))" office:value-type="float" office:value="1">
            <text:p>1.00000</text:p>
          </table:table-cell>
          <table:table-cell table:style-name="ce15" table:formula="of:=[.D551]" office:value-type="float" office:value="0">
            <text:p>0</text:p>
          </table:table-cell>
          <table:table-cell table:style-name="ce20" table:formula="of:=IF([.C551]=100;([.$G$3])*([.E551]-[.$F$3])+[.$F$3];((1-[.E551])*[.$H$3])+[.E551])" office:value-type="float" office:value="1">
            <text:p>1.0000000</text:p>
          </table:table-cell>
          <table:table-cell table:style-name="ce23" table:formula="of:=IF([.C551]=100;([.$K$3])*([.F551]-[.$J$3])+[.$J$3];([.$I$3]-[.F551])*[.$L$3]+[.F551])" office:value-type="float" office:value="0.6">
            <text:p>0.600</text:p>
          </table:table-cell>
          <table:table-cell table:number-columns-repeated="1018"/>
        </table:table-row>
        <table:table-row table:style-name="ro1">
          <table:table-cell office:value-type="float" office:value="540">
            <text:p>540</text:p>
          </table:table-cell>
          <table:table-cell table:style-name="ce4" table:formula="of:=+(IF([.B552]&gt;[.C552]; [.$C$3]; ([.B552]+([.D552]*[.$B$3]))*[.$D$3]))" office:value-type="float" office:value="3.74223319297689E-133">
            <text:p>0.0</text:p>
          </table:table-cell>
          <table:table-cell table:style-name="ce12" table:formula="of:=+(IF([.B552]&gt;[.C552];[.$E$3];(([.C552]-[.E552])*[.F552])+[.E552]))" office:value-type="float" office:value="1">
            <text:p>1.00000</text:p>
          </table:table-cell>
          <table:table-cell table:style-name="ce15" table:formula="of:=[.D552]" office:value-type="float" office:value="0">
            <text:p>0</text:p>
          </table:table-cell>
          <table:table-cell table:style-name="ce20" table:formula="of:=IF([.C552]=100;([.$G$3])*([.E552]-[.$F$3])+[.$F$3];((1-[.E552])*[.$H$3])+[.E552])" office:value-type="float" office:value="1">
            <text:p>1.0000000</text:p>
          </table:table-cell>
          <table:table-cell table:style-name="ce23" table:formula="of:=IF([.C552]=100;([.$K$3])*([.F552]-[.$J$3])+[.$J$3];([.$I$3]-[.F552])*[.$L$3]+[.F552])" office:value-type="float" office:value="0.6">
            <text:p>0.600</text:p>
          </table:table-cell>
          <table:table-cell table:number-columns-repeated="1018"/>
        </table:table-row>
        <table:table-row table:style-name="ro1">
          <table:table-cell office:value-type="float" office:value="541">
            <text:p>541</text:p>
          </table:table-cell>
          <table:table-cell table:style-name="ce4" table:formula="of:=+(IF([.B553]&gt;[.C553]; [.$C$3]; ([.B553]+([.D553]*[.$B$3]))*[.$D$3]))" office:value-type="float" office:value="1.87111659648845E-133">
            <text:p>0.0</text:p>
          </table:table-cell>
          <table:table-cell table:style-name="ce12" table:formula="of:=+(IF([.B553]&gt;[.C553];[.$E$3];(([.C553]-[.E553])*[.F553])+[.E553]))" office:value-type="float" office:value="1">
            <text:p>1.00000</text:p>
          </table:table-cell>
          <table:table-cell table:style-name="ce15" table:formula="of:=[.D553]" office:value-type="float" office:value="0">
            <text:p>0</text:p>
          </table:table-cell>
          <table:table-cell table:style-name="ce20" table:formula="of:=IF([.C553]=100;([.$G$3])*([.E553]-[.$F$3])+[.$F$3];((1-[.E553])*[.$H$3])+[.E553])" office:value-type="float" office:value="1">
            <text:p>1.0000000</text:p>
          </table:table-cell>
          <table:table-cell table:style-name="ce23" table:formula="of:=IF([.C553]=100;([.$K$3])*([.F553]-[.$J$3])+[.$J$3];([.$I$3]-[.F553])*[.$L$3]+[.F553])" office:value-type="float" office:value="0.6">
            <text:p>0.600</text:p>
          </table:table-cell>
          <table:table-cell table:number-columns-repeated="1018"/>
        </table:table-row>
        <table:table-row table:style-name="ro1">
          <table:table-cell office:value-type="float" office:value="542">
            <text:p>542</text:p>
          </table:table-cell>
          <table:table-cell table:style-name="ce4" table:formula="of:=+(IF([.B554]&gt;[.C554]; [.$C$3]; ([.B554]+([.D554]*[.$B$3]))*[.$D$3]))" office:value-type="float" office:value="9.35558298244223E-134">
            <text:p>0.0</text:p>
          </table:table-cell>
          <table:table-cell table:style-name="ce12" table:formula="of:=+(IF([.B554]&gt;[.C554];[.$E$3];(([.C554]-[.E554])*[.F554])+[.E554]))" office:value-type="float" office:value="1">
            <text:p>1.00000</text:p>
          </table:table-cell>
          <table:table-cell table:style-name="ce15" table:formula="of:=[.D554]" office:value-type="float" office:value="0">
            <text:p>0</text:p>
          </table:table-cell>
          <table:table-cell table:style-name="ce20" table:formula="of:=IF([.C554]=100;([.$G$3])*([.E554]-[.$F$3])+[.$F$3];((1-[.E554])*[.$H$3])+[.E554])" office:value-type="float" office:value="1">
            <text:p>1.0000000</text:p>
          </table:table-cell>
          <table:table-cell table:style-name="ce23" table:formula="of:=IF([.C554]=100;([.$K$3])*([.F554]-[.$J$3])+[.$J$3];([.$I$3]-[.F554])*[.$L$3]+[.F554])" office:value-type="float" office:value="0.6">
            <text:p>0.600</text:p>
          </table:table-cell>
          <table:table-cell table:number-columns-repeated="1018"/>
        </table:table-row>
        <table:table-row table:style-name="ro1">
          <table:table-cell office:value-type="float" office:value="543">
            <text:p>543</text:p>
          </table:table-cell>
          <table:table-cell table:style-name="ce4" table:formula="of:=+(IF([.B555]&gt;[.C555]; [.$C$3]; ([.B555]+([.D555]*[.$B$3]))*[.$D$3]))" office:value-type="float" office:value="4.67779149122112E-134">
            <text:p>0.0</text:p>
          </table:table-cell>
          <table:table-cell table:style-name="ce12" table:formula="of:=+(IF([.B555]&gt;[.C555];[.$E$3];(([.C555]-[.E555])*[.F555])+[.E555]))" office:value-type="float" office:value="1">
            <text:p>1.00000</text:p>
          </table:table-cell>
          <table:table-cell table:style-name="ce15" table:formula="of:=[.D555]" office:value-type="float" office:value="0">
            <text:p>0</text:p>
          </table:table-cell>
          <table:table-cell table:style-name="ce20" table:formula="of:=IF([.C555]=100;([.$G$3])*([.E555]-[.$F$3])+[.$F$3];((1-[.E555])*[.$H$3])+[.E555])" office:value-type="float" office:value="1">
            <text:p>1.0000000</text:p>
          </table:table-cell>
          <table:table-cell table:style-name="ce23" table:formula="of:=IF([.C555]=100;([.$K$3])*([.F555]-[.$J$3])+[.$J$3];([.$I$3]-[.F555])*[.$L$3]+[.F555])" office:value-type="float" office:value="0.6">
            <text:p>0.600</text:p>
          </table:table-cell>
          <table:table-cell table:number-columns-repeated="1018"/>
        </table:table-row>
        <table:table-row table:style-name="ro1">
          <table:table-cell office:value-type="float" office:value="544">
            <text:p>544</text:p>
          </table:table-cell>
          <table:table-cell table:style-name="ce4" table:formula="of:=+(IF([.B556]&gt;[.C556]; [.$C$3]; ([.B556]+([.D556]*[.$B$3]))*[.$D$3]))" office:value-type="float" office:value="2.33889574561056E-134">
            <text:p>0.0</text:p>
          </table:table-cell>
          <table:table-cell table:style-name="ce12" table:formula="of:=+(IF([.B556]&gt;[.C556];[.$E$3];(([.C556]-[.E556])*[.F556])+[.E556]))" office:value-type="float" office:value="1">
            <text:p>1.00000</text:p>
          </table:table-cell>
          <table:table-cell table:style-name="ce15" table:formula="of:=[.D556]" office:value-type="float" office:value="0">
            <text:p>0</text:p>
          </table:table-cell>
          <table:table-cell table:style-name="ce20" table:formula="of:=IF([.C556]=100;([.$G$3])*([.E556]-[.$F$3])+[.$F$3];((1-[.E556])*[.$H$3])+[.E556])" office:value-type="float" office:value="1">
            <text:p>1.0000000</text:p>
          </table:table-cell>
          <table:table-cell table:style-name="ce23" table:formula="of:=IF([.C556]=100;([.$K$3])*([.F556]-[.$J$3])+[.$J$3];([.$I$3]-[.F556])*[.$L$3]+[.F556])" office:value-type="float" office:value="0.6">
            <text:p>0.600</text:p>
          </table:table-cell>
          <table:table-cell table:number-columns-repeated="1018"/>
        </table:table-row>
        <table:table-row table:style-name="ro1">
          <table:table-cell office:value-type="float" office:value="545">
            <text:p>545</text:p>
          </table:table-cell>
          <table:table-cell table:style-name="ce4" table:formula="of:=+(IF([.B557]&gt;[.C557]; [.$C$3]; ([.B557]+([.D557]*[.$B$3]))*[.$D$3]))" office:value-type="float" office:value="1.16944787280528E-134">
            <text:p>0.0</text:p>
          </table:table-cell>
          <table:table-cell table:style-name="ce12" table:formula="of:=+(IF([.B557]&gt;[.C557];[.$E$3];(([.C557]-[.E557])*[.F557])+[.E557]))" office:value-type="float" office:value="1">
            <text:p>1.00000</text:p>
          </table:table-cell>
          <table:table-cell table:style-name="ce15" table:formula="of:=[.D557]" office:value-type="float" office:value="0">
            <text:p>0</text:p>
          </table:table-cell>
          <table:table-cell table:style-name="ce20" table:formula="of:=IF([.C557]=100;([.$G$3])*([.E557]-[.$F$3])+[.$F$3];((1-[.E557])*[.$H$3])+[.E557])" office:value-type="float" office:value="1">
            <text:p>1.0000000</text:p>
          </table:table-cell>
          <table:table-cell table:style-name="ce23" table:formula="of:=IF([.C557]=100;([.$K$3])*([.F557]-[.$J$3])+[.$J$3];([.$I$3]-[.F557])*[.$L$3]+[.F557])" office:value-type="float" office:value="0.6">
            <text:p>0.600</text:p>
          </table:table-cell>
          <table:table-cell table:number-columns-repeated="1018"/>
        </table:table-row>
        <table:table-row table:style-name="ro1">
          <table:table-cell office:value-type="float" office:value="546">
            <text:p>546</text:p>
          </table:table-cell>
          <table:table-cell table:style-name="ce4" table:formula="of:=+(IF([.B558]&gt;[.C558]; [.$C$3]; ([.B558]+([.D558]*[.$B$3]))*[.$D$3]))" office:value-type="float" office:value="5.84723936402639E-135">
            <text:p>0.0</text:p>
          </table:table-cell>
          <table:table-cell table:style-name="ce12" table:formula="of:=+(IF([.B558]&gt;[.C558];[.$E$3];(([.C558]-[.E558])*[.F558])+[.E558]))" office:value-type="float" office:value="1">
            <text:p>1.00000</text:p>
          </table:table-cell>
          <table:table-cell table:style-name="ce15" table:formula="of:=[.D558]" office:value-type="float" office:value="0">
            <text:p>0</text:p>
          </table:table-cell>
          <table:table-cell table:style-name="ce20" table:formula="of:=IF([.C558]=100;([.$G$3])*([.E558]-[.$F$3])+[.$F$3];((1-[.E558])*[.$H$3])+[.E558])" office:value-type="float" office:value="1">
            <text:p>1.0000000</text:p>
          </table:table-cell>
          <table:table-cell table:style-name="ce23" table:formula="of:=IF([.C558]=100;([.$K$3])*([.F558]-[.$J$3])+[.$J$3];([.$I$3]-[.F558])*[.$L$3]+[.F558])" office:value-type="float" office:value="0.6">
            <text:p>0.600</text:p>
          </table:table-cell>
          <table:table-cell table:number-columns-repeated="1018"/>
        </table:table-row>
        <table:table-row table:style-name="ro1">
          <table:table-cell office:value-type="float" office:value="547">
            <text:p>547</text:p>
          </table:table-cell>
          <table:table-cell table:style-name="ce4" table:formula="of:=+(IF([.B559]&gt;[.C559]; [.$C$3]; ([.B559]+([.D559]*[.$B$3]))*[.$D$3]))" office:value-type="float" office:value="2.9236196820132E-135">
            <text:p>0.0</text:p>
          </table:table-cell>
          <table:table-cell table:style-name="ce12" table:formula="of:=+(IF([.B559]&gt;[.C559];[.$E$3];(([.C559]-[.E559])*[.F559])+[.E559]))" office:value-type="float" office:value="1">
            <text:p>1.00000</text:p>
          </table:table-cell>
          <table:table-cell table:style-name="ce15" table:formula="of:=[.D559]" office:value-type="float" office:value="0">
            <text:p>0</text:p>
          </table:table-cell>
          <table:table-cell table:style-name="ce20" table:formula="of:=IF([.C559]=100;([.$G$3])*([.E559]-[.$F$3])+[.$F$3];((1-[.E559])*[.$H$3])+[.E559])" office:value-type="float" office:value="1">
            <text:p>1.0000000</text:p>
          </table:table-cell>
          <table:table-cell table:style-name="ce23" table:formula="of:=IF([.C559]=100;([.$K$3])*([.F559]-[.$J$3])+[.$J$3];([.$I$3]-[.F559])*[.$L$3]+[.F559])" office:value-type="float" office:value="0.6">
            <text:p>0.600</text:p>
          </table:table-cell>
          <table:table-cell table:number-columns-repeated="1018"/>
        </table:table-row>
        <table:table-row table:style-name="ro1">
          <table:table-cell office:value-type="float" office:value="548">
            <text:p>548</text:p>
          </table:table-cell>
          <table:table-cell table:style-name="ce4" table:formula="of:=+(IF([.B560]&gt;[.C560]; [.$C$3]; ([.B560]+([.D560]*[.$B$3]))*[.$D$3]))" office:value-type="float" office:value="1.4618098410066E-135">
            <text:p>0.0</text:p>
          </table:table-cell>
          <table:table-cell table:style-name="ce12" table:formula="of:=+(IF([.B560]&gt;[.C560];[.$E$3];(([.C560]-[.E560])*[.F560])+[.E560]))" office:value-type="float" office:value="1">
            <text:p>1.00000</text:p>
          </table:table-cell>
          <table:table-cell table:style-name="ce15" table:formula="of:=[.D560]" office:value-type="float" office:value="0">
            <text:p>0</text:p>
          </table:table-cell>
          <table:table-cell table:style-name="ce20" table:formula="of:=IF([.C560]=100;([.$G$3])*([.E560]-[.$F$3])+[.$F$3];((1-[.E560])*[.$H$3])+[.E560])" office:value-type="float" office:value="1">
            <text:p>1.0000000</text:p>
          </table:table-cell>
          <table:table-cell table:style-name="ce23" table:formula="of:=IF([.C560]=100;([.$K$3])*([.F560]-[.$J$3])+[.$J$3];([.$I$3]-[.F560])*[.$L$3]+[.F560])" office:value-type="float" office:value="0.6">
            <text:p>0.600</text:p>
          </table:table-cell>
          <table:table-cell table:number-columns-repeated="1018"/>
        </table:table-row>
        <table:table-row table:style-name="ro1">
          <table:table-cell office:value-type="float" office:value="549">
            <text:p>549</text:p>
          </table:table-cell>
          <table:table-cell table:style-name="ce4" table:formula="of:=+(IF([.B561]&gt;[.C561]; [.$C$3]; ([.B561]+([.D561]*[.$B$3]))*[.$D$3]))" office:value-type="float" office:value="7.30904920503299E-136">
            <text:p>0.0</text:p>
          </table:table-cell>
          <table:table-cell table:style-name="ce12" table:formula="of:=+(IF([.B561]&gt;[.C561];[.$E$3];(([.C561]-[.E561])*[.F561])+[.E561]))" office:value-type="float" office:value="1">
            <text:p>1.00000</text:p>
          </table:table-cell>
          <table:table-cell table:style-name="ce15" table:formula="of:=[.D561]" office:value-type="float" office:value="0">
            <text:p>0</text:p>
          </table:table-cell>
          <table:table-cell table:style-name="ce20" table:formula="of:=IF([.C561]=100;([.$G$3])*([.E561]-[.$F$3])+[.$F$3];((1-[.E561])*[.$H$3])+[.E561])" office:value-type="float" office:value="1">
            <text:p>1.0000000</text:p>
          </table:table-cell>
          <table:table-cell table:style-name="ce23" table:formula="of:=IF([.C561]=100;([.$K$3])*([.F561]-[.$J$3])+[.$J$3];([.$I$3]-[.F561])*[.$L$3]+[.F561])" office:value-type="float" office:value="0.6">
            <text:p>0.600</text:p>
          </table:table-cell>
          <table:table-cell table:number-columns-repeated="1018"/>
        </table:table-row>
        <table:table-row table:style-name="ro1">
          <table:table-cell office:value-type="float" office:value="550">
            <text:p>550</text:p>
          </table:table-cell>
          <table:table-cell table:style-name="ce4" table:formula="of:=+(IF([.B562]&gt;[.C562]; [.$C$3]; ([.B562]+([.D562]*[.$B$3]))*[.$D$3]))" office:value-type="float" office:value="3.6545246025165E-136">
            <text:p>0.0</text:p>
          </table:table-cell>
          <table:table-cell table:style-name="ce12" table:formula="of:=+(IF([.B562]&gt;[.C562];[.$E$3];(([.C562]-[.E562])*[.F562])+[.E562]))" office:value-type="float" office:value="1">
            <text:p>1.00000</text:p>
          </table:table-cell>
          <table:table-cell table:style-name="ce15" table:formula="of:=[.D562]" office:value-type="float" office:value="0">
            <text:p>0</text:p>
          </table:table-cell>
          <table:table-cell table:style-name="ce20" table:formula="of:=IF([.C562]=100;([.$G$3])*([.E562]-[.$F$3])+[.$F$3];((1-[.E562])*[.$H$3])+[.E562])" office:value-type="float" office:value="1">
            <text:p>1.0000000</text:p>
          </table:table-cell>
          <table:table-cell table:style-name="ce23" table:formula="of:=IF([.C562]=100;([.$K$3])*([.F562]-[.$J$3])+[.$J$3];([.$I$3]-[.F562])*[.$L$3]+[.F562])" office:value-type="float" office:value="0.6">
            <text:p>0.600</text:p>
          </table:table-cell>
          <table:table-cell table:number-columns-repeated="1018"/>
        </table:table-row>
        <table:table-row table:style-name="ro1">
          <table:table-cell office:value-type="float" office:value="551">
            <text:p>551</text:p>
          </table:table-cell>
          <table:table-cell table:style-name="ce4" table:formula="of:=+(IF([.B563]&gt;[.C563]; [.$C$3]; ([.B563]+([.D563]*[.$B$3]))*[.$D$3]))" office:value-type="float" office:value="1.82726230125825E-136">
            <text:p>0.0</text:p>
          </table:table-cell>
          <table:table-cell table:style-name="ce12" table:formula="of:=+(IF([.B563]&gt;[.C563];[.$E$3];(([.C563]-[.E563])*[.F563])+[.E563]))" office:value-type="float" office:value="1">
            <text:p>1.00000</text:p>
          </table:table-cell>
          <table:table-cell table:style-name="ce15" table:formula="of:=[.D563]" office:value-type="float" office:value="0">
            <text:p>0</text:p>
          </table:table-cell>
          <table:table-cell table:style-name="ce20" table:formula="of:=IF([.C563]=100;([.$G$3])*([.E563]-[.$F$3])+[.$F$3];((1-[.E563])*[.$H$3])+[.E563])" office:value-type="float" office:value="1">
            <text:p>1.0000000</text:p>
          </table:table-cell>
          <table:table-cell table:style-name="ce23" table:formula="of:=IF([.C563]=100;([.$K$3])*([.F563]-[.$J$3])+[.$J$3];([.$I$3]-[.F563])*[.$L$3]+[.F563])" office:value-type="float" office:value="0.6">
            <text:p>0.600</text:p>
          </table:table-cell>
          <table:table-cell table:number-columns-repeated="1018"/>
        </table:table-row>
        <table:table-row table:style-name="ro1">
          <table:table-cell office:value-type="float" office:value="552">
            <text:p>552</text:p>
          </table:table-cell>
          <table:table-cell table:style-name="ce4" table:formula="of:=+(IF([.B564]&gt;[.C564]; [.$C$3]; ([.B564]+([.D564]*[.$B$3]))*[.$D$3]))" office:value-type="float" office:value="9.13631150629124E-137">
            <text:p>0.0</text:p>
          </table:table-cell>
          <table:table-cell table:style-name="ce12" table:formula="of:=+(IF([.B564]&gt;[.C564];[.$E$3];(([.C564]-[.E564])*[.F564])+[.E564]))" office:value-type="float" office:value="1">
            <text:p>1.00000</text:p>
          </table:table-cell>
          <table:table-cell table:style-name="ce15" table:formula="of:=[.D564]" office:value-type="float" office:value="0">
            <text:p>0</text:p>
          </table:table-cell>
          <table:table-cell table:style-name="ce20" table:formula="of:=IF([.C564]=100;([.$G$3])*([.E564]-[.$F$3])+[.$F$3];((1-[.E564])*[.$H$3])+[.E564])" office:value-type="float" office:value="1">
            <text:p>1.0000000</text:p>
          </table:table-cell>
          <table:table-cell table:style-name="ce23" table:formula="of:=IF([.C564]=100;([.$K$3])*([.F564]-[.$J$3])+[.$J$3];([.$I$3]-[.F564])*[.$L$3]+[.F564])" office:value-type="float" office:value="0.6">
            <text:p>0.600</text:p>
          </table:table-cell>
          <table:table-cell table:number-columns-repeated="1018"/>
        </table:table-row>
        <table:table-row table:style-name="ro1">
          <table:table-cell office:value-type="float" office:value="553">
            <text:p>553</text:p>
          </table:table-cell>
          <table:table-cell table:style-name="ce4" table:formula="of:=+(IF([.B565]&gt;[.C565]; [.$C$3]; ([.B565]+([.D565]*[.$B$3]))*[.$D$3]))" office:value-type="float" office:value="4.56815575314562E-137">
            <text:p>0.0</text:p>
          </table:table-cell>
          <table:table-cell table:style-name="ce12" table:formula="of:=+(IF([.B565]&gt;[.C565];[.$E$3];(([.C565]-[.E565])*[.F565])+[.E565]))" office:value-type="float" office:value="1">
            <text:p>1.00000</text:p>
          </table:table-cell>
          <table:table-cell table:style-name="ce15" table:formula="of:=[.D565]" office:value-type="float" office:value="0">
            <text:p>0</text:p>
          </table:table-cell>
          <table:table-cell table:style-name="ce20" table:formula="of:=IF([.C565]=100;([.$G$3])*([.E565]-[.$F$3])+[.$F$3];((1-[.E565])*[.$H$3])+[.E565])" office:value-type="float" office:value="1">
            <text:p>1.0000000</text:p>
          </table:table-cell>
          <table:table-cell table:style-name="ce23" table:formula="of:=IF([.C565]=100;([.$K$3])*([.F565]-[.$J$3])+[.$J$3];([.$I$3]-[.F565])*[.$L$3]+[.F565])" office:value-type="float" office:value="0.6">
            <text:p>0.600</text:p>
          </table:table-cell>
          <table:table-cell table:number-columns-repeated="1018"/>
        </table:table-row>
        <table:table-row table:style-name="ro1">
          <table:table-cell office:value-type="float" office:value="554">
            <text:p>554</text:p>
          </table:table-cell>
          <table:table-cell table:style-name="ce4" table:formula="of:=+(IF([.B566]&gt;[.C566]; [.$C$3]; ([.B566]+([.D566]*[.$B$3]))*[.$D$3]))" office:value-type="float" office:value="2.28407787657281E-137">
            <text:p>0.0</text:p>
          </table:table-cell>
          <table:table-cell table:style-name="ce12" table:formula="of:=+(IF([.B566]&gt;[.C566];[.$E$3];(([.C566]-[.E566])*[.F566])+[.E566]))" office:value-type="float" office:value="1">
            <text:p>1.00000</text:p>
          </table:table-cell>
          <table:table-cell table:style-name="ce15" table:formula="of:=[.D566]" office:value-type="float" office:value="0">
            <text:p>0</text:p>
          </table:table-cell>
          <table:table-cell table:style-name="ce20" table:formula="of:=IF([.C566]=100;([.$G$3])*([.E566]-[.$F$3])+[.$F$3];((1-[.E566])*[.$H$3])+[.E566])" office:value-type="float" office:value="1">
            <text:p>1.0000000</text:p>
          </table:table-cell>
          <table:table-cell table:style-name="ce23" table:formula="of:=IF([.C566]=100;([.$K$3])*([.F566]-[.$J$3])+[.$J$3];([.$I$3]-[.F566])*[.$L$3]+[.F566])" office:value-type="float" office:value="0.6">
            <text:p>0.600</text:p>
          </table:table-cell>
          <table:table-cell table:number-columns-repeated="1018"/>
        </table:table-row>
        <table:table-row table:style-name="ro1">
          <table:table-cell office:value-type="float" office:value="555">
            <text:p>555</text:p>
          </table:table-cell>
          <table:table-cell table:style-name="ce4" table:formula="of:=+(IF([.B567]&gt;[.C567]; [.$C$3]; ([.B567]+([.D567]*[.$B$3]))*[.$D$3]))" office:value-type="float" office:value="1.14203893828641E-137">
            <text:p>0.0</text:p>
          </table:table-cell>
          <table:table-cell table:style-name="ce12" table:formula="of:=+(IF([.B567]&gt;[.C567];[.$E$3];(([.C567]-[.E567])*[.F567])+[.E567]))" office:value-type="float" office:value="1">
            <text:p>1.00000</text:p>
          </table:table-cell>
          <table:table-cell table:style-name="ce15" table:formula="of:=[.D567]" office:value-type="float" office:value="0">
            <text:p>0</text:p>
          </table:table-cell>
          <table:table-cell table:style-name="ce20" table:formula="of:=IF([.C567]=100;([.$G$3])*([.E567]-[.$F$3])+[.$F$3];((1-[.E567])*[.$H$3])+[.E567])" office:value-type="float" office:value="1">
            <text:p>1.0000000</text:p>
          </table:table-cell>
          <table:table-cell table:style-name="ce23" table:formula="of:=IF([.C567]=100;([.$K$3])*([.F567]-[.$J$3])+[.$J$3];([.$I$3]-[.F567])*[.$L$3]+[.F567])" office:value-type="float" office:value="0.6">
            <text:p>0.600</text:p>
          </table:table-cell>
          <table:table-cell table:number-columns-repeated="1018"/>
        </table:table-row>
        <table:table-row table:style-name="ro1">
          <table:table-cell office:value-type="float" office:value="556">
            <text:p>556</text:p>
          </table:table-cell>
          <table:table-cell table:style-name="ce4" table:formula="of:=+(IF([.B568]&gt;[.C568]; [.$C$3]; ([.B568]+([.D568]*[.$B$3]))*[.$D$3]))" office:value-type="float" office:value="5.71019469143203E-138">
            <text:p>0.0</text:p>
          </table:table-cell>
          <table:table-cell table:style-name="ce12" table:formula="of:=+(IF([.B568]&gt;[.C568];[.$E$3];(([.C568]-[.E568])*[.F568])+[.E568]))" office:value-type="float" office:value="1">
            <text:p>1.00000</text:p>
          </table:table-cell>
          <table:table-cell table:style-name="ce15" table:formula="of:=[.D568]" office:value-type="float" office:value="0">
            <text:p>0</text:p>
          </table:table-cell>
          <table:table-cell table:style-name="ce20" table:formula="of:=IF([.C568]=100;([.$G$3])*([.E568]-[.$F$3])+[.$F$3];((1-[.E568])*[.$H$3])+[.E568])" office:value-type="float" office:value="1">
            <text:p>1.0000000</text:p>
          </table:table-cell>
          <table:table-cell table:style-name="ce23" table:formula="of:=IF([.C568]=100;([.$K$3])*([.F568]-[.$J$3])+[.$J$3];([.$I$3]-[.F568])*[.$L$3]+[.F568])" office:value-type="float" office:value="0.6">
            <text:p>0.600</text:p>
          </table:table-cell>
          <table:table-cell table:number-columns-repeated="1018"/>
        </table:table-row>
        <table:table-row table:style-name="ro1">
          <table:table-cell office:value-type="float" office:value="557">
            <text:p>557</text:p>
          </table:table-cell>
          <table:table-cell table:style-name="ce4" table:formula="of:=+(IF([.B569]&gt;[.C569]; [.$C$3]; ([.B569]+([.D569]*[.$B$3]))*[.$D$3]))" office:value-type="float" office:value="2.85509734571601E-138">
            <text:p>0.0</text:p>
          </table:table-cell>
          <table:table-cell table:style-name="ce12" table:formula="of:=+(IF([.B569]&gt;[.C569];[.$E$3];(([.C569]-[.E569])*[.F569])+[.E569]))" office:value-type="float" office:value="1">
            <text:p>1.00000</text:p>
          </table:table-cell>
          <table:table-cell table:style-name="ce15" table:formula="of:=[.D569]" office:value-type="float" office:value="0">
            <text:p>0</text:p>
          </table:table-cell>
          <table:table-cell table:style-name="ce20" table:formula="of:=IF([.C569]=100;([.$G$3])*([.E569]-[.$F$3])+[.$F$3];((1-[.E569])*[.$H$3])+[.E569])" office:value-type="float" office:value="1">
            <text:p>1.0000000</text:p>
          </table:table-cell>
          <table:table-cell table:style-name="ce23" table:formula="of:=IF([.C569]=100;([.$K$3])*([.F569]-[.$J$3])+[.$J$3];([.$I$3]-[.F569])*[.$L$3]+[.F569])" office:value-type="float" office:value="0.6">
            <text:p>0.600</text:p>
          </table:table-cell>
          <table:table-cell table:number-columns-repeated="1018"/>
        </table:table-row>
        <table:table-row table:style-name="ro1">
          <table:table-cell office:value-type="float" office:value="558">
            <text:p>558</text:p>
          </table:table-cell>
          <table:table-cell table:style-name="ce4" table:formula="of:=+(IF([.B570]&gt;[.C570]; [.$C$3]; ([.B570]+([.D570]*[.$B$3]))*[.$D$3]))" office:value-type="float" office:value="1.42754867285801E-138">
            <text:p>0.0</text:p>
          </table:table-cell>
          <table:table-cell table:style-name="ce12" table:formula="of:=+(IF([.B570]&gt;[.C570];[.$E$3];(([.C570]-[.E570])*[.F570])+[.E570]))" office:value-type="float" office:value="1">
            <text:p>1.00000</text:p>
          </table:table-cell>
          <table:table-cell table:style-name="ce15" table:formula="of:=[.D570]" office:value-type="float" office:value="0">
            <text:p>0</text:p>
          </table:table-cell>
          <table:table-cell table:style-name="ce20" table:formula="of:=IF([.C570]=100;([.$G$3])*([.E570]-[.$F$3])+[.$F$3];((1-[.E570])*[.$H$3])+[.E570])" office:value-type="float" office:value="1">
            <text:p>1.0000000</text:p>
          </table:table-cell>
          <table:table-cell table:style-name="ce23" table:formula="of:=IF([.C570]=100;([.$K$3])*([.F570]-[.$J$3])+[.$J$3];([.$I$3]-[.F570])*[.$L$3]+[.F570])" office:value-type="float" office:value="0.6">
            <text:p>0.600</text:p>
          </table:table-cell>
          <table:table-cell table:number-columns-repeated="1018"/>
        </table:table-row>
        <table:table-row table:style-name="ro1">
          <table:table-cell office:value-type="float" office:value="559">
            <text:p>559</text:p>
          </table:table-cell>
          <table:table-cell table:style-name="ce4" table:formula="of:=+(IF([.B571]&gt;[.C571]; [.$C$3]; ([.B571]+([.D571]*[.$B$3]))*[.$D$3]))" office:value-type="float" office:value="7.13774336429003E-139">
            <text:p>0.0</text:p>
          </table:table-cell>
          <table:table-cell table:style-name="ce12" table:formula="of:=+(IF([.B571]&gt;[.C571];[.$E$3];(([.C571]-[.E571])*[.F571])+[.E571]))" office:value-type="float" office:value="1">
            <text:p>1.00000</text:p>
          </table:table-cell>
          <table:table-cell table:style-name="ce15" table:formula="of:=[.D571]" office:value-type="float" office:value="0">
            <text:p>0</text:p>
          </table:table-cell>
          <table:table-cell table:style-name="ce20" table:formula="of:=IF([.C571]=100;([.$G$3])*([.E571]-[.$F$3])+[.$F$3];((1-[.E571])*[.$H$3])+[.E571])" office:value-type="float" office:value="1">
            <text:p>1.0000000</text:p>
          </table:table-cell>
          <table:table-cell table:style-name="ce23" table:formula="of:=IF([.C571]=100;([.$K$3])*([.F571]-[.$J$3])+[.$J$3];([.$I$3]-[.F571])*[.$L$3]+[.F571])" office:value-type="float" office:value="0.6">
            <text:p>0.600</text:p>
          </table:table-cell>
          <table:table-cell table:number-columns-repeated="1018"/>
        </table:table-row>
        <table:table-row table:style-name="ro1">
          <table:table-cell office:value-type="float" office:value="560">
            <text:p>560</text:p>
          </table:table-cell>
          <table:table-cell table:style-name="ce4" table:formula="of:=+(IF([.B572]&gt;[.C572]; [.$C$3]; ([.B572]+([.D572]*[.$B$3]))*[.$D$3]))" office:value-type="float" office:value="3.56887168214502E-139">
            <text:p>0.0</text:p>
          </table:table-cell>
          <table:table-cell table:style-name="ce12" table:formula="of:=+(IF([.B572]&gt;[.C572];[.$E$3];(([.C572]-[.E572])*[.F572])+[.E572]))" office:value-type="float" office:value="1">
            <text:p>1.00000</text:p>
          </table:table-cell>
          <table:table-cell table:style-name="ce15" table:formula="of:=[.D572]" office:value-type="float" office:value="0">
            <text:p>0</text:p>
          </table:table-cell>
          <table:table-cell table:style-name="ce20" table:formula="of:=IF([.C572]=100;([.$G$3])*([.E572]-[.$F$3])+[.$F$3];((1-[.E572])*[.$H$3])+[.E572])" office:value-type="float" office:value="1">
            <text:p>1.0000000</text:p>
          </table:table-cell>
          <table:table-cell table:style-name="ce23" table:formula="of:=IF([.C572]=100;([.$K$3])*([.F572]-[.$J$3])+[.$J$3];([.$I$3]-[.F572])*[.$L$3]+[.F572])" office:value-type="float" office:value="0.6">
            <text:p>0.600</text:p>
          </table:table-cell>
          <table:table-cell table:number-columns-repeated="1018"/>
        </table:table-row>
        <table:table-row table:style-name="ro1">
          <table:table-cell office:value-type="float" office:value="561">
            <text:p>561</text:p>
          </table:table-cell>
          <table:table-cell table:style-name="ce4" table:formula="of:=+(IF([.B573]&gt;[.C573]; [.$C$3]; ([.B573]+([.D573]*[.$B$3]))*[.$D$3]))" office:value-type="float" office:value="1.78443584107251E-139">
            <text:p>0.0</text:p>
          </table:table-cell>
          <table:table-cell table:style-name="ce12" table:formula="of:=+(IF([.B573]&gt;[.C573];[.$E$3];(([.C573]-[.E573])*[.F573])+[.E573]))" office:value-type="float" office:value="1">
            <text:p>1.00000</text:p>
          </table:table-cell>
          <table:table-cell table:style-name="ce15" table:formula="of:=[.D573]" office:value-type="float" office:value="0">
            <text:p>0</text:p>
          </table:table-cell>
          <table:table-cell table:style-name="ce20" table:formula="of:=IF([.C573]=100;([.$G$3])*([.E573]-[.$F$3])+[.$F$3];((1-[.E573])*[.$H$3])+[.E573])" office:value-type="float" office:value="1">
            <text:p>1.0000000</text:p>
          </table:table-cell>
          <table:table-cell table:style-name="ce23" table:formula="of:=IF([.C573]=100;([.$K$3])*([.F573]-[.$J$3])+[.$J$3];([.$I$3]-[.F573])*[.$L$3]+[.F573])" office:value-type="float" office:value="0.6">
            <text:p>0.600</text:p>
          </table:table-cell>
          <table:table-cell table:number-columns-repeated="1018"/>
        </table:table-row>
        <table:table-row table:style-name="ro1">
          <table:table-cell office:value-type="float" office:value="562">
            <text:p>562</text:p>
          </table:table-cell>
          <table:table-cell table:style-name="ce4" table:formula="of:=+(IF([.B574]&gt;[.C574]; [.$C$3]; ([.B574]+([.D574]*[.$B$3]))*[.$D$3]))" office:value-type="float" office:value="8.92217920536254E-140">
            <text:p>0.0</text:p>
          </table:table-cell>
          <table:table-cell table:style-name="ce12" table:formula="of:=+(IF([.B574]&gt;[.C574];[.$E$3];(([.C574]-[.E574])*[.F574])+[.E574]))" office:value-type="float" office:value="1">
            <text:p>1.00000</text:p>
          </table:table-cell>
          <table:table-cell table:style-name="ce15" table:formula="of:=[.D574]" office:value-type="float" office:value="0">
            <text:p>0</text:p>
          </table:table-cell>
          <table:table-cell table:style-name="ce20" table:formula="of:=IF([.C574]=100;([.$G$3])*([.E574]-[.$F$3])+[.$F$3];((1-[.E574])*[.$H$3])+[.E574])" office:value-type="float" office:value="1">
            <text:p>1.0000000</text:p>
          </table:table-cell>
          <table:table-cell table:style-name="ce23" table:formula="of:=IF([.C574]=100;([.$K$3])*([.F574]-[.$J$3])+[.$J$3];([.$I$3]-[.F574])*[.$L$3]+[.F574])" office:value-type="float" office:value="0.6">
            <text:p>0.600</text:p>
          </table:table-cell>
          <table:table-cell table:number-columns-repeated="1018"/>
        </table:table-row>
        <table:table-row table:style-name="ro1">
          <table:table-cell office:value-type="float" office:value="563">
            <text:p>563</text:p>
          </table:table-cell>
          <table:table-cell table:style-name="ce4" table:formula="of:=+(IF([.B575]&gt;[.C575]; [.$C$3]; ([.B575]+([.D575]*[.$B$3]))*[.$D$3]))" office:value-type="float" office:value="4.46108960268127E-140">
            <text:p>0.0</text:p>
          </table:table-cell>
          <table:table-cell table:style-name="ce12" table:formula="of:=+(IF([.B575]&gt;[.C575];[.$E$3];(([.C575]-[.E575])*[.F575])+[.E575]))" office:value-type="float" office:value="1">
            <text:p>1.00000</text:p>
          </table:table-cell>
          <table:table-cell table:style-name="ce15" table:formula="of:=[.D575]" office:value-type="float" office:value="0">
            <text:p>0</text:p>
          </table:table-cell>
          <table:table-cell table:style-name="ce20" table:formula="of:=IF([.C575]=100;([.$G$3])*([.E575]-[.$F$3])+[.$F$3];((1-[.E575])*[.$H$3])+[.E575])" office:value-type="float" office:value="1">
            <text:p>1.0000000</text:p>
          </table:table-cell>
          <table:table-cell table:style-name="ce23" table:formula="of:=IF([.C575]=100;([.$K$3])*([.F575]-[.$J$3])+[.$J$3];([.$I$3]-[.F575])*[.$L$3]+[.F575])" office:value-type="float" office:value="0.6">
            <text:p>0.600</text:p>
          </table:table-cell>
          <table:table-cell table:number-columns-repeated="1018"/>
        </table:table-row>
        <table:table-row table:style-name="ro1">
          <table:table-cell office:value-type="float" office:value="564">
            <text:p>564</text:p>
          </table:table-cell>
          <table:table-cell table:style-name="ce4" table:formula="of:=+(IF([.B576]&gt;[.C576]; [.$C$3]; ([.B576]+([.D576]*[.$B$3]))*[.$D$3]))" office:value-type="float" office:value="2.23054480134063E-140">
            <text:p>0.0</text:p>
          </table:table-cell>
          <table:table-cell table:style-name="ce12" table:formula="of:=+(IF([.B576]&gt;[.C576];[.$E$3];(([.C576]-[.E576])*[.F576])+[.E576]))" office:value-type="float" office:value="1">
            <text:p>1.00000</text:p>
          </table:table-cell>
          <table:table-cell table:style-name="ce15" table:formula="of:=[.D576]" office:value-type="float" office:value="0">
            <text:p>0</text:p>
          </table:table-cell>
          <table:table-cell table:style-name="ce20" table:formula="of:=IF([.C576]=100;([.$G$3])*([.E576]-[.$F$3])+[.$F$3];((1-[.E576])*[.$H$3])+[.E576])" office:value-type="float" office:value="1">
            <text:p>1.0000000</text:p>
          </table:table-cell>
          <table:table-cell table:style-name="ce23" table:formula="of:=IF([.C576]=100;([.$K$3])*([.F576]-[.$J$3])+[.$J$3];([.$I$3]-[.F576])*[.$L$3]+[.F576])"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6">
            <text:p>6</text:p>
          </table:table-cell>
          <table:table-cell table:style-name="ce20" table:formula="of:=IF([.C577]=100;([.$G$3])*([.E577]-[.$F$3])+[.$F$3];((1-[.E577])*[.$H$3])+[.E577])" office:value-type="float" office:value="1">
            <text:p>1.0000000</text:p>
          </table:table-cell>
          <table:table-cell table:style-name="ce23" table:formula="of:=IF([.C577]=100;([.$K$3])*([.F577]-[.$J$3])+[.$J$3];([.$I$3]-[.F577])*[.$L$3]+[.F577])"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78]=100;([.$G$3])*([.E578]-[.$F$3])+[.$F$3];((1-[.E578])*[.$H$3])+[.E578])" office:value-type="float" office:value="1">
            <text:p>1.0000000</text:p>
          </table:table-cell>
          <table:table-cell table:style-name="ce23" table:formula="of:=IF([.C578]=100;([.$K$3])*([.F578]-[.$J$3])+[.$J$3];([.$I$3]-[.F578])*[.$L$3]+[.F578])"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79]=100;([.$G$3])*([.E579]-[.$F$3])+[.$F$3];((1-[.E579])*[.$H$3])+[.E579])" office:value-type="float" office:value="1">
            <text:p>1.0000000</text:p>
          </table:table-cell>
          <table:table-cell table:style-name="ce23" table:formula="of:=IF([.C579]=100;([.$K$3])*([.F579]-[.$J$3])+[.$J$3];([.$I$3]-[.F579])*[.$L$3]+[.F579])"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80]=100;([.$G$3])*([.E580]-[.$F$3])+[.$F$3];((1-[.E580])*[.$H$3])+[.E580])" office:value-type="float" office:value="1">
            <text:p>1.0000000</text:p>
          </table:table-cell>
          <table:table-cell table:style-name="ce23" table:formula="of:=IF([.C580]=100;([.$K$3])*([.F580]-[.$J$3])+[.$J$3];([.$I$3]-[.F580])*[.$L$3]+[.F580])" office:value-type="float" office:value="0.6">
            <text:p>0.600</text:p>
          </table:table-cell>
          <table:table-cell table:number-columns-repeated="1018"/>
        </table:table-row>
        <table:table-row table:style-name="ro1">
          <table:table-cell table:number-columns-repeated="2"/>
          <table:table-cell/>
          <table:table-cell table:style-name="ce15" table:formula="of:=+[.D581]" office:value-type="float" office:value="0">
            <text:p>0</text:p>
          </table:table-cell>
          <table:table-cell table:style-name="ce20" table:formula="of:=IF([.C581]=100;([.$G$3])*([.E581]-[.$F$3])+[.$F$3];((1-[.E581])*[.$H$3])+[.E581])" office:value-type="float" office:value="1">
            <text:p>1.0000000</text:p>
          </table:table-cell>
          <table:table-cell table:style-name="ce23" table:formula="of:=IF([.C581]=100;([.$K$3])*([.F581]-[.$J$3])+[.$J$3];([.$I$3]-[.F581])*[.$L$3]+[.F581])"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6">
            <text:p>6</text:p>
          </table:table-cell>
          <table:table-cell table:style-name="ce20" table:formula="of:=IF([.C582]=100;([.$G$3])*([.E582]-[.$F$3])+[.$F$3];((1-[.E582])*[.$H$3])+[.E582])" office:value-type="float" office:value="1">
            <text:p>1.0000000</text:p>
          </table:table-cell>
          <table:table-cell table:style-name="ce23" table:formula="of:=IF([.C582]=100;([.$K$3])*([.F582]-[.$J$3])+[.$J$3];([.$I$3]-[.F582])*[.$L$3]+[.F582])"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83]=100;([.$G$3])*([.E583]-[.$F$3])+[.$F$3];((1-[.E583])*[.$H$3])+[.E583])" office:value-type="float" office:value="1">
            <text:p>1.0000000</text:p>
          </table:table-cell>
          <table:table-cell table:style-name="ce23" table:formula="of:=IF([.C583]=100;([.$K$3])*([.F583]-[.$J$3])+[.$J$3];([.$I$3]-[.F583])*[.$L$3]+[.F583])"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84]=100;([.$G$3])*([.E584]-[.$F$3])+[.$F$3];((1-[.E584])*[.$H$3])+[.E584])" office:value-type="float" office:value="1">
            <text:p>1.0000000</text:p>
          </table:table-cell>
          <table:table-cell table:style-name="ce23" table:formula="of:=IF([.C584]=100;([.$K$3])*([.F584]-[.$J$3])+[.$J$3];([.$I$3]-[.F584])*[.$L$3]+[.F584])"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85]=100;([.$G$3])*([.E585]-[.$F$3])+[.$F$3];((1-[.E585])*[.$H$3])+[.E585])" office:value-type="float" office:value="1">
            <text:p>1.0000000</text:p>
          </table:table-cell>
          <table:table-cell table:style-name="ce23" table:formula="of:=IF([.C585]=100;([.$K$3])*([.F585]-[.$J$3])+[.$J$3];([.$I$3]-[.F585])*[.$L$3]+[.F585])" office:value-type="float" office:value="0.6">
            <text:p>0.600</text:p>
          </table:table-cell>
          <table:table-cell table:number-columns-repeated="1018"/>
        </table:table-row>
        <table:table-row table:style-name="ro1">
          <table:table-cell table:number-columns-repeated="2"/>
          <table:table-cell/>
          <table:table-cell table:style-name="ce15" table:formula="of:=+[.D586]" office:value-type="float" office:value="0">
            <text:p>0</text:p>
          </table:table-cell>
          <table:table-cell table:style-name="ce20" table:formula="of:=IF([.C586]=100;([.$G$3])*([.E586]-[.$F$3])+[.$F$3];((1-[.E586])*[.$H$3])+[.E586])" office:value-type="float" office:value="1">
            <text:p>1.0000000</text:p>
          </table:table-cell>
          <table:table-cell table:style-name="ce23" table:formula="of:=IF([.C586]=100;([.$K$3])*([.F586]-[.$J$3])+[.$J$3];([.$I$3]-[.F586])*[.$L$3]+[.F586])"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6">
            <text:p>6</text:p>
          </table:table-cell>
          <table:table-cell table:style-name="ce20" table:formula="of:=IF([.C587]=100;([.$G$3])*([.E587]-[.$F$3])+[.$F$3];((1-[.E587])*[.$H$3])+[.E587])" office:value-type="float" office:value="1">
            <text:p>1.0000000</text:p>
          </table:table-cell>
          <table:table-cell table:style-name="ce23" table:formula="of:=IF([.C587]=100;([.$K$3])*([.F587]-[.$J$3])+[.$J$3];([.$I$3]-[.F587])*[.$L$3]+[.F587])"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88]=100;([.$G$3])*([.E588]-[.$F$3])+[.$F$3];((1-[.E588])*[.$H$3])+[.E588])" office:value-type="float" office:value="1">
            <text:p>1.0000000</text:p>
          </table:table-cell>
          <table:table-cell table:style-name="ce23" table:formula="of:=IF([.C588]=100;([.$K$3])*([.F588]-[.$J$3])+[.$J$3];([.$I$3]-[.F588])*[.$L$3]+[.F588])"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89]=100;([.$G$3])*([.E589]-[.$F$3])+[.$F$3];((1-[.E589])*[.$H$3])+[.E589])" office:value-type="float" office:value="1">
            <text:p>1.0000000</text:p>
          </table:table-cell>
          <table:table-cell table:style-name="ce23" table:formula="of:=IF([.C589]=100;([.$K$3])*([.F589]-[.$J$3])+[.$J$3];([.$I$3]-[.F589])*[.$L$3]+[.F589])"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90]=100;([.$G$3])*([.E590]-[.$F$3])+[.$F$3];((1-[.E590])*[.$H$3])+[.E590])" office:value-type="float" office:value="1">
            <text:p>1.0000000</text:p>
          </table:table-cell>
          <table:table-cell table:style-name="ce23" table:formula="of:=IF([.C590]=100;([.$K$3])*([.F590]-[.$J$3])+[.$J$3];([.$I$3]-[.F590])*[.$L$3]+[.F590])" office:value-type="float" office:value="0.6">
            <text:p>0.600</text:p>
          </table:table-cell>
          <table:table-cell table:number-columns-repeated="1018"/>
        </table:table-row>
        <table:table-row table:style-name="ro1">
          <table:table-cell table:number-columns-repeated="2"/>
          <table:table-cell/>
          <table:table-cell table:style-name="ce15" table:formula="of:=+[.D591]" office:value-type="float" office:value="0">
            <text:p>0</text:p>
          </table:table-cell>
          <table:table-cell table:style-name="ce20" table:formula="of:=IF([.C591]=100;([.$G$3])*([.E591]-[.$F$3])+[.$F$3];((1-[.E591])*[.$H$3])+[.E591])" office:value-type="float" office:value="1">
            <text:p>1.0000000</text:p>
          </table:table-cell>
          <table:table-cell table:style-name="ce23" table:formula="of:=IF([.C591]=100;([.$K$3])*([.F591]-[.$J$3])+[.$J$3];([.$I$3]-[.F591])*[.$L$3]+[.F591])"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6">
            <text:p>6</text:p>
          </table:table-cell>
          <table:table-cell table:style-name="ce20" table:formula="of:=IF([.C592]=100;([.$G$3])*([.E592]-[.$F$3])+[.$F$3];((1-[.E592])*[.$H$3])+[.E592])" office:value-type="float" office:value="1">
            <text:p>1.0000000</text:p>
          </table:table-cell>
          <table:table-cell table:style-name="ce23" table:formula="of:=IF([.C592]=100;([.$K$3])*([.F592]-[.$J$3])+[.$J$3];([.$I$3]-[.F592])*[.$L$3]+[.F592])"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93]=100;([.$G$3])*([.E593]-[.$F$3])+[.$F$3];((1-[.E593])*[.$H$3])+[.E593])" office:value-type="float" office:value="1">
            <text:p>1.0000000</text:p>
          </table:table-cell>
          <table:table-cell table:style-name="ce23" table:formula="of:=IF([.C593]=100;([.$K$3])*([.F593]-[.$J$3])+[.$J$3];([.$I$3]-[.F593])*[.$L$3]+[.F593])"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94]=100;([.$G$3])*([.E594]-[.$F$3])+[.$F$3];((1-[.E594])*[.$H$3])+[.E594])" office:value-type="float" office:value="1">
            <text:p>1.0000000</text:p>
          </table:table-cell>
          <table:table-cell table:style-name="ce23" table:formula="of:=IF([.C594]=100;([.$K$3])*([.F594]-[.$J$3])+[.$J$3];([.$I$3]-[.F594])*[.$L$3]+[.F594])"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95]=100;([.$G$3])*([.E595]-[.$F$3])+[.$F$3];((1-[.E595])*[.$H$3])+[.E595])" office:value-type="float" office:value="1">
            <text:p>1.0000000</text:p>
          </table:table-cell>
          <table:table-cell table:style-name="ce23" table:formula="of:=IF([.C595]=100;([.$K$3])*([.F595]-[.$J$3])+[.$J$3];([.$I$3]-[.F595])*[.$L$3]+[.F595])" office:value-type="float" office:value="0.6">
            <text:p>0.600</text:p>
          </table:table-cell>
          <table:table-cell table:number-columns-repeated="1018"/>
        </table:table-row>
        <table:table-row table:style-name="ro1">
          <table:table-cell table:number-columns-repeated="2"/>
          <table:table-cell/>
          <table:table-cell table:style-name="ce15" table:formula="of:=+[.D596]" office:value-type="float" office:value="0">
            <text:p>0</text:p>
          </table:table-cell>
          <table:table-cell table:style-name="ce20" table:formula="of:=IF([.C596]=100;([.$G$3])*([.E596]-[.$F$3])+[.$F$3];((1-[.E596])*[.$H$3])+[.E596])" office:value-type="float" office:value="1">
            <text:p>1.0000000</text:p>
          </table:table-cell>
          <table:table-cell table:style-name="ce23" table:formula="of:=IF([.C596]=100;([.$K$3])*([.F596]-[.$J$3])+[.$J$3];([.$I$3]-[.F596])*[.$L$3]+[.F596])"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6">
            <text:p>6</text:p>
          </table:table-cell>
          <table:table-cell table:style-name="ce20" table:formula="of:=IF([.C597]=100;([.$G$3])*([.E597]-[.$F$3])+[.$F$3];((1-[.E597])*[.$H$3])+[.E597])" office:value-type="float" office:value="1">
            <text:p>1.0000000</text:p>
          </table:table-cell>
          <table:table-cell table:style-name="ce23" table:formula="of:=IF([.C597]=100;([.$K$3])*([.F597]-[.$J$3])+[.$J$3];([.$I$3]-[.F597])*[.$L$3]+[.F597])"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98]=100;([.$G$3])*([.E598]-[.$F$3])+[.$F$3];((1-[.E598])*[.$H$3])+[.E598])" office:value-type="float" office:value="1">
            <text:p>1.0000000</text:p>
          </table:table-cell>
          <table:table-cell table:style-name="ce23" table:formula="of:=IF([.C598]=100;([.$K$3])*([.F598]-[.$J$3])+[.$J$3];([.$I$3]-[.F598])*[.$L$3]+[.F598])"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599]=100;([.$G$3])*([.E599]-[.$F$3])+[.$F$3];((1-[.E599])*[.$H$3])+[.E599])" office:value-type="float" office:value="1">
            <text:p>1.0000000</text:p>
          </table:table-cell>
          <table:table-cell table:style-name="ce23" table:formula="of:=IF([.C599]=100;([.$K$3])*([.F599]-[.$J$3])+[.$J$3];([.$I$3]-[.F599])*[.$L$3]+[.F599])"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600]=100;([.$G$3])*([.E600]-[.$F$3])+[.$F$3];((1-[.E600])*[.$H$3])+[.E600])" office:value-type="float" office:value="1">
            <text:p>1.0000000</text:p>
          </table:table-cell>
          <table:table-cell table:style-name="ce23" table:formula="of:=IF([.C600]=100;([.$K$3])*([.F600]-[.$J$3])+[.$J$3];([.$I$3]-[.F600])*[.$L$3]+[.F600])" office:value-type="float" office:value="0.6">
            <text:p>0.600</text:p>
          </table:table-cell>
          <table:table-cell table:number-columns-repeated="1018"/>
        </table:table-row>
        <table:table-row table:style-name="ro1">
          <table:table-cell table:number-columns-repeated="2"/>
          <table:table-cell/>
          <table:table-cell table:style-name="ce15" table:formula="of:=+[.D601]" office:value-type="float" office:value="0">
            <text:p>0</text:p>
          </table:table-cell>
          <table:table-cell table:style-name="ce20" table:formula="of:=IF([.C601]=100;([.$G$3])*([.E601]-[.$F$3])+[.$F$3];((1-[.E601])*[.$H$3])+[.E601])" office:value-type="float" office:value="1">
            <text:p>1.0000000</text:p>
          </table:table-cell>
          <table:table-cell table:style-name="ce23" table:formula="of:=IF([.C601]=100;([.$K$3])*([.F601]-[.$J$3])+[.$J$3];([.$I$3]-[.F601])*[.$L$3]+[.F601])"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6">
            <text:p>6</text:p>
          </table:table-cell>
          <table:table-cell table:style-name="ce20" table:formula="of:=IF([.C602]=100;([.$G$3])*([.E602]-[.$F$3])+[.$F$3];((1-[.E602])*[.$H$3])+[.E602])" office:value-type="float" office:value="1">
            <text:p>1.0000000</text:p>
          </table:table-cell>
          <table:table-cell table:style-name="ce23" table:formula="of:=IF([.C602]=100;([.$K$3])*([.F602]-[.$J$3])+[.$J$3];([.$I$3]-[.F602])*[.$L$3]+[.F602])"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603]=100;([.$G$3])*([.E603]-[.$F$3])+[.$F$3];((1-[.E603])*[.$H$3])+[.E603])" office:value-type="float" office:value="1">
            <text:p>1.0000000</text:p>
          </table:table-cell>
          <table:table-cell table:style-name="ce23" table:formula="of:=IF([.C603]=100;([.$K$3])*([.F603]-[.$J$3])+[.$J$3];([.$I$3]-[.F603])*[.$L$3]+[.F603])"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604]=100;([.$G$3])*([.E604]-[.$F$3])+[.$F$3];((1-[.E604])*[.$H$3])+[.E604])" office:value-type="float" office:value="1">
            <text:p>1.0000000</text:p>
          </table:table-cell>
          <table:table-cell table:style-name="ce23" table:formula="of:=IF([.C604]=100;([.$K$3])*([.F604]-[.$J$3])+[.$J$3];([.$I$3]-[.F604])*[.$L$3]+[.F604])"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605]=100;([.$G$3])*([.E605]-[.$F$3])+[.$F$3];((1-[.E605])*[.$H$3])+[.E605])" office:value-type="float" office:value="1">
            <text:p>1.0000000</text:p>
          </table:table-cell>
          <table:table-cell table:style-name="ce23" table:formula="of:=IF([.C605]=100;([.$K$3])*([.F605]-[.$J$3])+[.$J$3];([.$I$3]-[.F605])*[.$L$3]+[.F605])" office:value-type="float" office:value="0.6">
            <text:p>0.600</text:p>
          </table:table-cell>
          <table:table-cell table:number-columns-repeated="1018"/>
        </table:table-row>
        <table:table-row table:style-name="ro1">
          <table:table-cell table:number-columns-repeated="2"/>
          <table:table-cell/>
          <table:table-cell table:style-name="ce15" table:formula="of:=+[.D606]" office:value-type="float" office:value="0">
            <text:p>0</text:p>
          </table:table-cell>
          <table:table-cell table:style-name="ce20" table:formula="of:=IF([.C606]=100;([.$G$3])*([.E606]-[.$F$3])+[.$F$3];((1-[.E606])*[.$H$3])+[.E606])" office:value-type="float" office:value="1">
            <text:p>1.0000000</text:p>
          </table:table-cell>
          <table:table-cell table:style-name="ce23" table:formula="of:=IF([.C606]=100;([.$K$3])*([.F606]-[.$J$3])+[.$J$3];([.$I$3]-[.F606])*[.$L$3]+[.F606])"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6">
            <text:p>6</text:p>
          </table:table-cell>
          <table:table-cell table:style-name="ce20" table:formula="of:=IF([.C607]=100;([.$G$3])*([.E607]-[.$F$3])+[.$F$3];((1-[.E607])*[.$H$3])+[.E607])" office:value-type="float" office:value="1">
            <text:p>1.0000000</text:p>
          </table:table-cell>
          <table:table-cell table:style-name="ce23" table:formula="of:=IF([.C607]=100;([.$K$3])*([.F607]-[.$J$3])+[.$J$3];([.$I$3]-[.F607])*[.$L$3]+[.F607])"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608]=100;([.$G$3])*([.E608]-[.$F$3])+[.$F$3];((1-[.E608])*[.$H$3])+[.E608])" office:value-type="float" office:value="1">
            <text:p>1.0000000</text:p>
          </table:table-cell>
          <table:table-cell table:style-name="ce23" table:formula="of:=IF([.C608]=100;([.$K$3])*([.F608]-[.$J$3])+[.$J$3];([.$I$3]-[.F608])*[.$L$3]+[.F608])"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609]=100;([.$G$3])*([.E609]-[.$F$3])+[.$F$3];((1-[.E609])*[.$H$3])+[.E609])" office:value-type="float" office:value="1">
            <text:p>1.0000000</text:p>
          </table:table-cell>
          <table:table-cell table:style-name="ce23" table:formula="of:=IF([.C609]=100;([.$K$3])*([.F609]-[.$J$3])+[.$J$3];([.$I$3]-[.F609])*[.$L$3]+[.F609])" office:value-type="float" office:value="0.6">
            <text:p>0.600</text:p>
          </table:table-cell>
          <table:table-cell table:number-columns-repeated="1018"/>
        </table:table-row>
        <table:table-row table:style-name="ro1">
          <table:table-cell table:number-columns-repeated="2"/>
          <table:table-cell/>
          <table:table-cell table:style-name="ce15" office:value-type="float" office:value="0">
            <text:p>0</text:p>
          </table:table-cell>
          <table:table-cell table:style-name="ce20" table:formula="of:=IF([.C610]=100;([.$G$3])*([.E610]-[.$F$3])+[.$F$3];((1-[.E610])*[.$H$3])+[.E610])" office:value-type="float" office:value="1">
            <text:p>1.0000000</text:p>
          </table:table-cell>
          <table:table-cell table:style-name="ce23" table:formula="of:=IF([.C610]=100;([.$K$3])*([.F610]-[.$J$3])+[.$J$3];([.$I$3]-[.F610])*[.$L$3]+[.F610])" office:value-type="float" office:value="0.6">
            <text:p>0.600</text:p>
          </table:table-cell>
          <table:table-cell table:number-columns-repeated="1018"/>
        </table:table-row>
        <table:table-row table:style-name="ro1">
          <table:table-cell table:number-columns-repeated="2"/>
          <table:table-cell/>
          <table:table-cell table:style-name="ce15" table:formula="of:=+[.D611]" office:value-type="float" office:value="0">
            <text:p>0</text:p>
          </table:table-cell>
          <table:table-cell table:style-name="ce20" table:formula="of:=IF([.C611]=100;([.$G$3])*([.E611]-[.$F$3])+[.$F$3];((1-[.E611])*[.$H$3])+[.E611])" office:value-type="float" office:value="1">
            <text:p>1.0000000</text:p>
          </table:table-cell>
          <table:table-cell table:style-name="ce23" table:formula="of:=IF([.C611]=100;([.$K$3])*([.F611]-[.$J$3])+[.$J$3];([.$I$3]-[.F611])*[.$L$3]+[.F611])" office:value-type="float" office:value="0.6">
            <text:p>0.600</text:p>
          </table:table-cell>
          <table:table-cell table:number-columns-repeated="1018"/>
        </table:table-row>
        <table:table-row table:style-name="ro1">
          <table:table-cell table:number-columns-repeated="3"/>
          <table:table-cell table:style-name="ce15" office:value-type="float" office:value="6">
            <text:p>6</text:p>
          </table:table-cell>
          <table:table-cell table:style-name="ce20" table:formula="of:=IF([.C612]=100;([.$G$3])*([.E612]-[.$F$3])+[.$F$3];((1-[.E612])*[.$H$3])+[.E612])" office:value-type="float" office:value="1">
            <text:p>1.0000000</text:p>
          </table:table-cell>
          <table:table-cell table:style-name="ce23" table:formula="of:=IF([.C612]=100;([.$K$3])*([.F612]-[.$J$3])+[.$J$3];([.$I$3]-[.F612])*[.$L$3]+[.F612])" office:value-type="float" office:value="0.6">
            <text:p>0.600</text:p>
          </table:table-cell>
          <table:table-cell table:number-columns-repeated="1018"/>
        </table:table-row>
        <table:table-row table:style-name="ro1" table:number-rows-repeated="1047962">
          <table:table-cell table:number-columns-repeated="1024"/>
        </table:table-row>
        <table:table-row table:style-name="ro1">
          <table:table-cell table:number-columns-repeated="1024"/>
        </table:table-row>
      </table:table>
      <table:table table:name="Sheet2" table:style-name="ta1">
        <table:table-column table:style-name="co9" table:default-cell-style-name="Default"/>
        <table:table-row table:style-name="ro1">
          <table:table-cell/>
        </table:table-row>
      </table:table>
      <table:table table:name="Sheet3" table:style-name="ta1">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number:number-style style:name="N112">
      <number:number number:decimal-places="3" number:min-integer-digits="1"/>
    </number:number-style>
    <number:number-style style:name="N113">
      <number:number number:decimal-places="4" number:min-integer-digits="1"/>
    </number:number-style>
    <number:number-style style:name="N114">
      <number:number number:decimal-places="5" number:min-integer-digits="1"/>
    </number:number-style>
    <number:number-style style:name="N115">
      <number:number number:decimal-places="6" number:min-integer-digits="1"/>
    </number:number-style>
    <number:number-style style:name="N116">
      <number:number number:decimal-places="7" number:min-integer-digits="1"/>
    </number:number-style>
    <number:number-style style:name="N117">
      <number:number number:decimal-places="8"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6">26/12/2011</text:date>, <text:time>22:34: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5T13:25:56.30</meta:creation-date>
    <dc:date>2011-12-26T22:34:00.94</dc:date>
    <meta:editing-duration>PT18H44M27S</meta:editing-duration>
    <meta:editing-cycles>22</meta:editing-cycles>
    <meta:generator>LibreOffice/3.4$Win32 LibreOffice_project/340m1$Build-402</meta:generator>
    <meta:document-statistic meta:table-count="3" meta:cell-count="365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number number:decimal-places="1" number:min-integer-digits="1"/>
    </number:number-style>
    <number:number-style style:name="N114">
      <number:number number:decimal-places="5"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maximum="10"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axis-position="end"/>
      <style:graphic-properties svg:stroke-color="#b3b3b3"/>
      <style:text-properties fo:font-size="10pt" style:font-size-asian="10pt" style:font-size-complex="10pt"/>
    </style:style>
    <style:style style:name="ch8" style:family="chart" style:data-style-name="N111">
      <style:chart-properties chart:symbol-type="named-symbol" chart:symbol-name="square" chart:symbol-width="0.25cm" chart:symbol-height="0.25cm"/>
      <style:graphic-properties draw:stroke="none" svg:stroke-width="0.08cm" svg:stroke-color="#004586" draw:fill-color="#004586" dr3d:edge-rounding="5%"/>
      <style:text-properties fo:font-size="10pt" style:font-size-asian="10pt" style:font-size-complex="10pt"/>
    </style:style>
    <style:style style:name="ch9" style:family="chart" style:data-style-name="N114">
      <style:chart-properties chart:symbol-type="named-symbol" chart:symbol-name="diamond" chart:symbol-width="0.25cm" chart:symbol-height="0.25cm"/>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style:graphic-properties draw:stroke="none"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42.374cm" svg:height="12.753cm" xlink:href=".." xlink:type="simple" chart:class="chart:scatter" chart:style-name="ch1">
        <chart:legend svg:x="23.241cm" svg:y="1.607cm" style:legend-expansion="custom" chartooo:width="13.663cm" chartooo:height="1.768cm" style:legend-expansion-aspect-ratio="7.72794117647059" chart:style-name="ch2"/>
        <chart:plot-area chart:style-name="ch3" table:cell-range-address="Sheet1.A14:Sheet1.D208 Sheet1.B10:Sheet1.D10" chart:data-source-has-labels="row" svg:x="4.244cm" svg:y="0.99cm" svg:width="36.003cm" svg:height="11.256cm">
          <chartooo:coordinate-region svg:x="5.156cm" svg:y="1.202cm" svg:width="34.654cm" svg:height="10.371cm"/>
          <chart:axis chart:dimension="x" chart:name="primary-x" chart:style-name="ch4"/>
          <chart:axis chart:dimension="y" chart:name="primary-y" chart:style-name="ch5">
            <chart:grid chart:style-name="ch6" chart:class="major"/>
          </chart:axis>
          <chart:axis chart:dimension="y" chart:name="secondary-y" chart:style-name="ch7"/>
          <chart:series chart:attached-axis="primary-y" chart:style-name="ch8" chart:values-cell-range-address="Sheet1.B14:Sheet1.B208" chart:label-cell-address="Sheet1.B10:Sheet1.B10" chart:class="chart:scatter">
            <chart:domain table:cell-range-address="Sheet1.A14:Sheet1.A208"/>
            <chart:data-point chart:repeated="195"/>
          </chart:series>
          <chart:series chart:attached-axis="primary-y" chart:style-name="ch9" chart:values-cell-range-address="Sheet1.C14:Sheet1.C208" chart:label-cell-address="Sheet1.C10:Sheet1.C10" chart:class="chart:scatter">
            <chart:data-point chart:repeated="195"/>
          </chart:series>
          <chart:series chart:attached-axis="secondary-y" chart:style-name="ch10" chart:values-cell-range-address="Sheet1.D14:Sheet1.D208" chart:label-cell-address="Sheet1.D10:Sheet1.D10" chart:class="chart:scatter">
            <chart:data-point chart:repeated="1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action potential (spike)</text:p>
                <draw:g>
                  <svg:desc>Sheet1.B10:Sheet1.B10</svg:desc>
                </draw:g>
              </table:table-cell>
              <table:table-cell office:value-type="string">
                <text:p>action potential needed for spike (Activation Potential)</text:p>
                <draw:g>
                  <svg:desc>Sheet1.C10:Sheet1.C10</svg:desc>
                </draw:g>
              </table:table-cell>
              <table:table-cell office:value-type="string">
                <text:p>Incoming # of spikes units</text:p>
                <draw:g>
                  <svg:desc>Sheet1.D10:Sheet1.D10</svg:desc>
                </draw:g>
              </table:table-cell>
            </table:table-row>
          </table:table-header-rows>
          <table:table-rows>
            <table:table-row>
              <table:table-cell office:value-type="string">
                <text:p>1</text:p>
              </table:table-cell>
              <table:table-cell office:value-type="float" office:value="1">
                <text:p>1</text:p>
                <draw:g>
                  <svg:desc>Sheet1.A14:Sheet1.A208</svg:desc>
                </draw:g>
              </table:table-cell>
              <table:table-cell office:value-type="float" office:value="0">
                <text:p>0</text:p>
                <draw:g>
                  <svg:desc>Sheet1.B14:Sheet1.B208</svg:desc>
                </draw:g>
              </table:table-cell>
              <table:table-cell office:value-type="float" office:value="1">
                <text:p>1</text:p>
                <draw:g>
                  <svg:desc>Sheet1.C14:Sheet1.C208</svg:desc>
                </draw:g>
              </table:table-cell>
              <table:table-cell office:value-type="float" office:value="0">
                <text:p>0</text:p>
                <draw:g>
                  <svg:desc>Sheet1.D14:Sheet1.D20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cell office:value-type="float" office:value="1">
                <text:p>1</text:p>
              </table:table-cell>
              <table:table-cell office:value-type="float" office:value="2">
                <text:p>2</text:p>
              </table:table-cell>
            </table:table-row>
            <table:table-row>
              <table:table-cell office:value-type="string">
                <text:p>9</text:p>
              </table:table-cell>
              <table:table-cell office:value-type="float" office:value="9">
                <text:p>9</text:p>
              </table:table-cell>
              <table:table-cell office:value-type="float" office:value="0.5">
                <text:p>0.5</text:p>
              </table:table-cell>
              <table:table-cell office:value-type="float" office:value="1">
                <text:p>1</text:p>
              </table:table-cell>
              <table:table-cell office:value-type="float" office:value="3">
                <text:p>3</text:p>
              </table:table-cell>
            </table:table-row>
            <table:table-row>
              <table:table-cell office:value-type="string">
                <text:p>10</text:p>
              </table:table-cell>
              <table:table-cell office:value-type="float" office:value="10">
                <text:p>10</text:p>
              </table:table-cell>
              <table:table-cell office:value-type="float" office:value="1">
                <text:p>1</text:p>
              </table:table-cell>
              <table:table-cell office:value-type="float" office:value="1">
                <text:p>1</text:p>
              </table:table-cell>
              <table:table-cell office:value-type="float" office:value="2">
                <text:p>2</text:p>
              </table:table-cell>
            </table:table-row>
            <table:table-row>
              <table:table-cell office:value-type="string">
                <text:p>11</text:p>
              </table:table-cell>
              <table:table-cell office:value-type="float" office:value="11">
                <text:p>11</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5">
                <text:p>0.5</text:p>
              </table:table-cell>
              <table:table-cell office:value-type="float" office:value="1">
                <text:p>1</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25">
                <text:p>0.25</text:p>
              </table:table-cell>
              <table:table-cell office:value-type="float" office:value="1">
                <text:p>1</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125">
                <text:p>0.125</text:p>
              </table:table-cell>
              <table:table-cell office:value-type="float" office:value="1">
                <text:p>1</text:p>
              </table:table-cell>
              <table:table-cell office:value-type="float" office:value="5">
                <text:p>5</text:p>
              </table:table-cell>
            </table:table-row>
            <table:table-row>
              <table:table-cell office:value-type="string">
                <text:p>15</text:p>
              </table:table-cell>
              <table:table-cell office:value-type="float" office:value="15">
                <text:p>15</text:p>
              </table:table-cell>
              <table:table-cell office:value-type="float" office:value="1.3125">
                <text:p>1.3125</text:p>
              </table:table-cell>
              <table:table-cell office:value-type="float" office:value="1">
                <text:p>1</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5">
                <text:p>5</text:p>
              </table:table-cell>
              <table:table-cell office:value-type="float" office:value="60.4">
                <text:p>60.4</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2.5">
                <text:p>2.5</text:p>
              </table:table-cell>
              <table:table-cell office:value-type="float" office:value="36.64">
                <text:p>36.64</text:p>
              </table:table-cell>
              <table:table-cell office:value-type="float" office:value="0">
                <text:p>0</text:p>
              </table:table-cell>
            </table:table-row>
            <table:table-row>
              <table:table-cell office:value-type="string">
                <text:p>19</text:p>
              </table:table-cell>
              <table:table-cell office:value-type="float" office:value="19">
                <text:p>19</text:p>
              </table:table-cell>
              <table:table-cell office:value-type="float" office:value="1.25">
                <text:p>1.25</text:p>
              </table:table-cell>
              <table:table-cell office:value-type="float" office:value="22.384">
                <text:p>22.384</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0.625">
                <text:p>0.625</text:p>
              </table:table-cell>
              <table:table-cell office:value-type="float" office:value="13.8304">
                <text:p>13.8304</text:p>
              </table:table-cell>
              <table:table-cell office:value-type="float" office:value="0">
                <text:p>0</text:p>
              </table:table-cell>
            </table:table-row>
            <table:table-row>
              <table:table-cell office:value-type="string">
                <text:p>21</text:p>
              </table:table-cell>
              <table:table-cell office:value-type="float" office:value="21">
                <text:p>21</text:p>
              </table:table-cell>
              <table:table-cell office:value-type="float" office:value="0.3125">
                <text:p>0.3125</text:p>
              </table:table-cell>
              <table:table-cell office:value-type="float" office:value="8.69824000000001">
                <text:p>8.69824000000001</text:p>
              </table:table-cell>
              <table:table-cell office:value-type="float" office:value="0">
                <text:p>0</text:p>
              </table:table-cell>
            </table:table-row>
            <table:table-row>
              <table:table-cell office:value-type="string">
                <text:p>22</text:p>
              </table:table-cell>
              <table:table-cell office:value-type="float" office:value="22">
                <text:p>22</text:p>
              </table:table-cell>
              <table:table-cell office:value-type="float" office:value="0.15625">
                <text:p>0.15625</text:p>
              </table:table-cell>
              <table:table-cell office:value-type="float" office:value="5.618944">
                <text:p>5.618944</text:p>
              </table:table-cell>
              <table:table-cell office:value-type="float" office:value="0">
                <text:p>0</text:p>
              </table:table-cell>
            </table:table-row>
            <table:table-row>
              <table:table-cell office:value-type="string">
                <text:p>23</text:p>
              </table:table-cell>
              <table:table-cell office:value-type="float" office:value="23">
                <text:p>23</text:p>
              </table:table-cell>
              <table:table-cell office:value-type="float" office:value="0.078125">
                <text:p>0.078125</text:p>
              </table:table-cell>
              <table:table-cell office:value-type="float" office:value="3.7713664">
                <text:p>3.7713664</text:p>
              </table:table-cell>
              <table:table-cell office:value-type="float" office:value="0">
                <text:p>0</text:p>
              </table:table-cell>
            </table:table-row>
            <table:table-row>
              <table:table-cell office:value-type="string">
                <text:p>24</text:p>
              </table:table-cell>
              <table:table-cell office:value-type="float" office:value="24">
                <text:p>24</text:p>
              </table:table-cell>
              <table:table-cell office:value-type="float" office:value="0.0390625">
                <text:p>0.0390625</text:p>
              </table:table-cell>
              <table:table-cell office:value-type="float" office:value="2.66281984">
                <text:p>2.66281984</text:p>
              </table:table-cell>
              <table:table-cell office:value-type="float" office:value="0">
                <text:p>0</text:p>
              </table:table-cell>
            </table:table-row>
            <table:table-row>
              <table:table-cell office:value-type="string">
                <text:p>25</text:p>
              </table:table-cell>
              <table:table-cell office:value-type="float" office:value="25">
                <text:p>25</text:p>
              </table:table-cell>
              <table:table-cell office:value-type="float" office:value="0.01953125">
                <text:p>0.01953125</text:p>
              </table:table-cell>
              <table:table-cell office:value-type="float" office:value="1.997691904">
                <text:p>1.997691904</text:p>
              </table:table-cell>
              <table:table-cell office:value-type="float" office:value="0">
                <text:p>0</text:p>
              </table:table-cell>
            </table:table-row>
            <table:table-row>
              <table:table-cell office:value-type="string">
                <text:p>26</text:p>
              </table:table-cell>
              <table:table-cell office:value-type="float" office:value="26">
                <text:p>26</text:p>
              </table:table-cell>
              <table:table-cell office:value-type="float" office:value="0.009765625">
                <text:p>0.009765625</text:p>
              </table:table-cell>
              <table:table-cell office:value-type="float" office:value="1.5986151424">
                <text:p>1.5986151424</text:p>
              </table:table-cell>
              <table:table-cell office:value-type="float" office:value="0">
                <text:p>0</text:p>
              </table:table-cell>
            </table:table-row>
            <table:table-row>
              <table:table-cell office:value-type="string">
                <text:p>27</text:p>
              </table:table-cell>
              <table:table-cell office:value-type="float" office:value="27">
                <text:p>27</text:p>
              </table:table-cell>
              <table:table-cell office:value-type="float" office:value="0.0048828125">
                <text:p>0.0048828125</text:p>
              </table:table-cell>
              <table:table-cell office:value-type="float" office:value="1.35916908544">
                <text:p>1.35916908544</text:p>
              </table:table-cell>
              <table:table-cell office:value-type="float" office:value="2">
                <text:p>2</text:p>
              </table:table-cell>
            </table:table-row>
            <table:table-row>
              <table:table-cell office:value-type="string">
                <text:p>28</text:p>
              </table:table-cell>
              <table:table-cell office:value-type="float" office:value="28">
                <text:p>28</text:p>
              </table:table-cell>
              <table:table-cell office:value-type="float" office:value="0.50244140625">
                <text:p>0.50244140625</text:p>
              </table:table-cell>
              <table:table-cell office:value-type="float" office:value="1.215501451264">
                <text:p>1.215501451264</text:p>
              </table:table-cell>
              <table:table-cell office:value-type="float" office:value="2">
                <text:p>2</text:p>
              </table:table-cell>
            </table:table-row>
            <table:table-row>
              <table:table-cell office:value-type="string">
                <text:p>29</text:p>
              </table:table-cell>
              <table:table-cell office:value-type="float" office:value="29">
                <text:p>29</text:p>
              </table:table-cell>
              <table:table-cell office:value-type="float" office:value="0.751220703125">
                <text:p>0.751220703125</text:p>
              </table:table-cell>
              <table:table-cell office:value-type="float" office:value="1.1293008707584">
                <text:p>1.1293008707584</text:p>
              </table:table-cell>
              <table:table-cell office:value-type="float" office:value="2">
                <text:p>2</text:p>
              </table:table-cell>
            </table:table-row>
            <table:table-row>
              <table:table-cell office:value-type="string">
                <text:p>30</text:p>
              </table:table-cell>
              <table:table-cell office:value-type="float" office:value="30">
                <text:p>30</text:p>
              </table:table-cell>
              <table:table-cell office:value-type="float" office:value="0.8756103515625">
                <text:p>0.8756103515625</text:p>
              </table:table-cell>
              <table:table-cell office:value-type="float" office:value="1.07758052245504">
                <text:p>1.07758052245504</text:p>
              </table:table-cell>
              <table:table-cell office:value-type="float" office:value="5">
                <text:p>5</text:p>
              </table:table-cell>
            </table:table-row>
            <table:table-row>
              <table:table-cell office:value-type="string">
                <text:p>31</text:p>
              </table:table-cell>
              <table:table-cell office:value-type="float" office:value="31">
                <text:p>31</text:p>
              </table:table-cell>
              <table:table-cell office:value-type="float" office:value="1.68780517578125">
                <text:p>1.68780517578125</text:p>
              </table:table-cell>
              <table:table-cell office:value-type="float" office:value="1.04654831347302">
                <text:p>1.04654831347302</text:p>
              </table:table-cell>
              <table:table-cell office:value-type="float" office:value="2">
                <text:p>2</text:p>
              </table:table-cell>
            </table:table-row>
            <table:table-row>
              <table:table-cell office:value-type="string">
                <text:p>32</text:p>
              </table:table-cell>
              <table:table-cell office:value-type="float" office:value="32">
                <text:p>32</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33</text:p>
              </table:table-cell>
              <table:table-cell office:value-type="float" office:value="33">
                <text:p>33</text:p>
              </table:table-cell>
              <table:table-cell office:value-type="float" office:value="5">
                <text:p>5</text:p>
              </table:table-cell>
              <table:table-cell office:value-type="float" office:value="60.4">
                <text:p>60.4</text:p>
              </table:table-cell>
              <table:table-cell office:value-type="float" office:value="5">
                <text:p>5</text:p>
              </table:table-cell>
            </table:table-row>
            <table:table-row>
              <table:table-cell office:value-type="string">
                <text:p>34</text:p>
              </table:table-cell>
              <table:table-cell office:value-type="float" office:value="34">
                <text:p>34</text:p>
              </table:table-cell>
              <table:table-cell office:value-type="float" office:value="3.75">
                <text:p>3.75</text:p>
              </table:table-cell>
              <table:table-cell office:value-type="float" office:value="36.64">
                <text:p>36.64</text:p>
              </table:table-cell>
              <table:table-cell office:value-type="float" office:value="5">
                <text:p>5</text:p>
              </table:table-cell>
            </table:table-row>
            <table:table-row>
              <table:table-cell office:value-type="string">
                <text:p>35</text:p>
              </table:table-cell>
              <table:table-cell office:value-type="float" office:value="35">
                <text:p>35</text:p>
              </table:table-cell>
              <table:table-cell office:value-type="float" office:value="3.125">
                <text:p>3.125</text:p>
              </table:table-cell>
              <table:table-cell office:value-type="float" office:value="22.384">
                <text:p>22.384</text:p>
              </table:table-cell>
              <table:table-cell office:value-type="float" office:value="5">
                <text:p>5</text:p>
              </table:table-cell>
            </table:table-row>
            <table:table-row>
              <table:table-cell office:value-type="string">
                <text:p>36</text:p>
              </table:table-cell>
              <table:table-cell office:value-type="float" office:value="36">
                <text:p>36</text:p>
              </table:table-cell>
              <table:table-cell office:value-type="float" office:value="2.8125">
                <text:p>2.8125</text:p>
              </table:table-cell>
              <table:table-cell office:value-type="float" office:value="13.8304">
                <text:p>13.8304</text:p>
              </table:table-cell>
              <table:table-cell office:value-type="float" office:value="5">
                <text:p>5</text:p>
              </table:table-cell>
            </table:table-row>
            <table:table-row>
              <table:table-cell office:value-type="string">
                <text:p>37</text:p>
              </table:table-cell>
              <table:table-cell office:value-type="float" office:value="37">
                <text:p>37</text:p>
              </table:table-cell>
              <table:table-cell office:value-type="float" office:value="2.65625">
                <text:p>2.65625</text:p>
              </table:table-cell>
              <table:table-cell office:value-type="float" office:value="8.69824000000001">
                <text:p>8.69824000000001</text:p>
              </table:table-cell>
              <table:table-cell office:value-type="float" office:value="0">
                <text:p>0</text:p>
              </table:table-cell>
            </table:table-row>
            <table:table-row>
              <table:table-cell office:value-type="string">
                <text:p>38</text:p>
              </table:table-cell>
              <table:table-cell office:value-type="float" office:value="38">
                <text:p>38</text:p>
              </table:table-cell>
              <table:table-cell office:value-type="float" office:value="1.328125">
                <text:p>1.328125</text:p>
              </table:table-cell>
              <table:table-cell office:value-type="float" office:value="5.618944">
                <text:p>5.618944</text:p>
              </table:table-cell>
              <table:table-cell office:value-type="float" office:value="0">
                <text:p>0</text:p>
              </table:table-cell>
            </table:table-row>
            <table:table-row>
              <table:table-cell office:value-type="string">
                <text:p>39</text:p>
              </table:table-cell>
              <table:table-cell office:value-type="float" office:value="39">
                <text:p>39</text:p>
              </table:table-cell>
              <table:table-cell office:value-type="float" office:value="0.6640625">
                <text:p>0.6640625</text:p>
              </table:table-cell>
              <table:table-cell office:value-type="float" office:value="3.7713664">
                <text:p>3.7713664</text:p>
              </table:table-cell>
              <table:table-cell office:value-type="float" office:value="0">
                <text:p>0</text:p>
              </table:table-cell>
            </table:table-row>
            <table:table-row>
              <table:table-cell office:value-type="string">
                <text:p>40</text:p>
              </table:table-cell>
              <table:table-cell office:value-type="float" office:value="40">
                <text:p>40</text:p>
              </table:table-cell>
              <table:table-cell office:value-type="float" office:value="0.33203125">
                <text:p>0.33203125</text:p>
              </table:table-cell>
              <table:table-cell office:value-type="float" office:value="2.66281984">
                <text:p>2.66281984</text:p>
              </table:table-cell>
              <table:table-cell office:value-type="float" office:value="0">
                <text:p>0</text:p>
              </table:table-cell>
            </table:table-row>
            <table:table-row>
              <table:table-cell office:value-type="string">
                <text:p>41</text:p>
              </table:table-cell>
              <table:table-cell office:value-type="float" office:value="41">
                <text:p>41</text:p>
              </table:table-cell>
              <table:table-cell office:value-type="float" office:value="0.166015625">
                <text:p>0.166015625</text:p>
              </table:table-cell>
              <table:table-cell office:value-type="float" office:value="1.997691904">
                <text:p>1.997691904</text:p>
              </table:table-cell>
              <table:table-cell office:value-type="float" office:value="0">
                <text:p>0</text:p>
              </table:table-cell>
            </table:table-row>
            <table:table-row>
              <table:table-cell office:value-type="string">
                <text:p>42</text:p>
              </table:table-cell>
              <table:table-cell office:value-type="float" office:value="42">
                <text:p>42</text:p>
              </table:table-cell>
              <table:table-cell office:value-type="float" office:value="0.0830078125">
                <text:p>0.0830078125</text:p>
              </table:table-cell>
              <table:table-cell office:value-type="float" office:value="1.5986151424">
                <text:p>1.5986151424</text:p>
              </table:table-cell>
              <table:table-cell office:value-type="float" office:value="0">
                <text:p>0</text:p>
              </table:table-cell>
            </table:table-row>
            <table:table-row>
              <table:table-cell office:value-type="string">
                <text:p>43</text:p>
              </table:table-cell>
              <table:table-cell office:value-type="float" office:value="43">
                <text:p>43</text:p>
              </table:table-cell>
              <table:table-cell office:value-type="float" office:value="0.04150390625">
                <text:p>0.04150390625</text:p>
              </table:table-cell>
              <table:table-cell office:value-type="float" office:value="1.35916908544">
                <text:p>1.35916908544</text:p>
              </table:table-cell>
              <table:table-cell office:value-type="float" office:value="3">
                <text:p>3</text:p>
              </table:table-cell>
            </table:table-row>
            <table:table-row>
              <table:table-cell office:value-type="string">
                <text:p>44</text:p>
              </table:table-cell>
              <table:table-cell office:value-type="float" office:value="44">
                <text:p>44</text:p>
              </table:table-cell>
              <table:table-cell office:value-type="float" office:value="0.770751953125">
                <text:p>0.770751953125</text:p>
              </table:table-cell>
              <table:table-cell office:value-type="float" office:value="1.215501451264">
                <text:p>1.215501451264</text:p>
              </table:table-cell>
              <table:table-cell office:value-type="float" office:value="0">
                <text:p>0</text:p>
              </table:table-cell>
            </table:table-row>
            <table:table-row>
              <table:table-cell office:value-type="string">
                <text:p>45</text:p>
              </table:table-cell>
              <table:table-cell office:value-type="float" office:value="45">
                <text:p>45</text:p>
              </table:table-cell>
              <table:table-cell office:value-type="float" office:value="0.3853759765625">
                <text:p>0.3853759765625</text:p>
              </table:table-cell>
              <table:table-cell office:value-type="float" office:value="1.1293008707584">
                <text:p>1.1293008707584</text:p>
              </table:table-cell>
              <table:table-cell office:value-type="float" office:value="0">
                <text:p>0</text:p>
              </table:table-cell>
            </table:table-row>
            <table:table-row>
              <table:table-cell office:value-type="string">
                <text:p>46</text:p>
              </table:table-cell>
              <table:table-cell office:value-type="float" office:value="46">
                <text:p>46</text:p>
              </table:table-cell>
              <table:table-cell office:value-type="float" office:value="0.19268798828125">
                <text:p>0.19268798828125</text:p>
              </table:table-cell>
              <table:table-cell office:value-type="float" office:value="1.07758052245504">
                <text:p>1.07758052245504</text:p>
              </table:table-cell>
              <table:table-cell office:value-type="float" office:value="0">
                <text:p>0</text:p>
              </table:table-cell>
            </table:table-row>
            <table:table-row>
              <table:table-cell office:value-type="string">
                <text:p>47</text:p>
              </table:table-cell>
              <table:table-cell office:value-type="float" office:value="47">
                <text:p>47</text:p>
              </table:table-cell>
              <table:table-cell office:value-type="float" office:value="0.096343994140625">
                <text:p>0.096343994140625</text:p>
              </table:table-cell>
              <table:table-cell office:value-type="float" office:value="1.04654831347302">
                <text:p>1.04654831347302</text:p>
              </table:table-cell>
              <table:table-cell office:value-type="float" office:value="0">
                <text:p>0</text:p>
              </table:table-cell>
            </table:table-row>
            <table:table-row>
              <table:table-cell office:value-type="string">
                <text:p>48</text:p>
              </table:table-cell>
              <table:table-cell office:value-type="float" office:value="48">
                <text:p>48</text:p>
              </table:table-cell>
              <table:table-cell office:value-type="float" office:value="0.0481719970703125">
                <text:p>0.0481719970703125</text:p>
              </table:table-cell>
              <table:table-cell office:value-type="float" office:value="1.02792898808381">
                <text:p>1.02792898808381</text:p>
              </table:table-cell>
              <table:table-cell office:value-type="float" office:value="0">
                <text:p>0</text:p>
              </table:table-cell>
            </table:table-row>
            <table:table-row>
              <table:table-cell office:value-type="string">
                <text:p>49</text:p>
              </table:table-cell>
              <table:table-cell office:value-type="float" office:value="49">
                <text:p>49</text:p>
              </table:table-cell>
              <table:table-cell office:value-type="float" office:value="0.0240859985351562">
                <text:p>0.0240859985351562</text:p>
              </table:table-cell>
              <table:table-cell office:value-type="float" office:value="1.01675739285029">
                <text:p>1.01675739285029</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0120429992675781">
                <text:p>0.0120429992675781</text:p>
              </table:table-cell>
              <table:table-cell office:value-type="float" office:value="1.01005443571017">
                <text:p>1.01005443571017</text:p>
              </table:table-cell>
              <table:table-cell office:value-type="float" office:value="0">
                <text:p>0</text:p>
              </table:table-cell>
            </table:table-row>
            <table:table-row>
              <table:table-cell office:value-type="string">
                <text:p>51</text:p>
              </table:table-cell>
              <table:table-cell office:value-type="float" office:value="51">
                <text:p>51</text:p>
              </table:table-cell>
              <table:table-cell office:value-type="float" office:value="0.00602149963378906">
                <text:p>0.00602149963378906</text:p>
              </table:table-cell>
              <table:table-cell office:value-type="float" office:value="1.0060326614261">
                <text:p>1.0060326614261</text:p>
              </table:table-cell>
              <table:table-cell office:value-type="float" office:value="4">
                <text:p>4</text:p>
              </table:table-cell>
            </table:table-row>
            <table:table-row>
              <table:table-cell office:value-type="string">
                <text:p>52</text:p>
              </table:table-cell>
              <table:table-cell office:value-type="float" office:value="52">
                <text:p>52</text:p>
              </table:table-cell>
              <table:table-cell office:value-type="float" office:value="1.00301074981689">
                <text:p>1.00301074981689</text:p>
              </table:table-cell>
              <table:table-cell office:value-type="float" office:value="1.00361959685566">
                <text:p>1.00361959685566</text:p>
              </table:table-cell>
              <table:table-cell office:value-type="float" office:value="0">
                <text:p>0</text:p>
              </table:table-cell>
            </table:table-row>
            <table:table-row>
              <table:table-cell office:value-type="string">
                <text:p>53</text:p>
              </table:table-cell>
              <table:table-cell office:value-type="float" office:value="53">
                <text:p>53</text:p>
              </table:table-cell>
              <table:table-cell office:value-type="float" office:value="0.501505374908447">
                <text:p>0.501505374908447</text:p>
              </table:table-cell>
              <table:table-cell office:value-type="float" office:value="1.0021717581134">
                <text:p>1.0021717581134</text:p>
              </table:table-cell>
              <table:table-cell office:value-type="float" office:value="0">
                <text:p>0</text:p>
              </table:table-cell>
            </table:table-row>
            <table:table-row>
              <table:table-cell office:value-type="string">
                <text:p>54</text:p>
              </table:table-cell>
              <table:table-cell office:value-type="float" office:value="54">
                <text:p>54</text:p>
              </table:table-cell>
              <table:table-cell office:value-type="float" office:value="0.250752687454224">
                <text:p>0.250752687454224</text:p>
              </table:table-cell>
              <table:table-cell office:value-type="float" office:value="1.00130305486804">
                <text:p>1.00130305486804</text:p>
              </table:table-cell>
              <table:table-cell office:value-type="float" office:value="0">
                <text:p>0</text:p>
              </table:table-cell>
            </table:table-row>
            <table:table-row>
              <table:table-cell office:value-type="string">
                <text:p>55</text:p>
              </table:table-cell>
              <table:table-cell office:value-type="float" office:value="55">
                <text:p>55</text:p>
              </table:table-cell>
              <table:table-cell office:value-type="float" office:value="0.125376343727112">
                <text:p>0.125376343727112</text:p>
              </table:table-cell>
              <table:table-cell office:value-type="float" office:value="1.00078183292082">
                <text:p>1.00078183292082</text:p>
              </table:table-cell>
              <table:table-cell office:value-type="float" office:value="0">
                <text:p>0</text:p>
              </table:table-cell>
            </table:table-row>
            <table:table-row>
              <table:table-cell office:value-type="string">
                <text:p>56</text:p>
              </table:table-cell>
              <table:table-cell office:value-type="float" office:value="56">
                <text:p>56</text:p>
              </table:table-cell>
              <table:table-cell office:value-type="float" office:value="0.0626881718635559">
                <text:p>0.0626881718635559</text:p>
              </table:table-cell>
              <table:table-cell office:value-type="float" office:value="1.00046909975249">
                <text:p>1.00046909975249</text:p>
              </table:table-cell>
              <table:table-cell office:value-type="float" office:value="0">
                <text:p>0</text:p>
              </table:table-cell>
            </table:table-row>
            <table:table-row>
              <table:table-cell office:value-type="string">
                <text:p>57</text:p>
              </table:table-cell>
              <table:table-cell office:value-type="float" office:value="57">
                <text:p>57</text:p>
              </table:table-cell>
              <table:table-cell office:value-type="float" office:value="0.031344085931778">
                <text:p>0.031344085931778</text:p>
              </table:table-cell>
              <table:table-cell office:value-type="float" office:value="1.0002814598515">
                <text:p>1.0002814598515</text:p>
              </table:table-cell>
              <table:table-cell office:value-type="float" office:value="0">
                <text:p>0</text:p>
              </table:table-cell>
            </table:table-row>
            <table:table-row>
              <table:table-cell office:value-type="string">
                <text:p>58</text:p>
              </table:table-cell>
              <table:table-cell office:value-type="float" office:value="58">
                <text:p>58</text:p>
              </table:table-cell>
              <table:table-cell office:value-type="float" office:value="0.015672042965889">
                <text:p>0.015672042965889</text:p>
              </table:table-cell>
              <table:table-cell office:value-type="float" office:value="1.0001688759109">
                <text:p>1.0001688759109</text:p>
              </table:table-cell>
              <table:table-cell office:value-type="float" office:value="0">
                <text:p>0</text:p>
              </table:table-cell>
            </table:table-row>
            <table:table-row>
              <table:table-cell office:value-type="string">
                <text:p>59</text:p>
              </table:table-cell>
              <table:table-cell office:value-type="float" office:value="59">
                <text:p>59</text:p>
              </table:table-cell>
              <table:table-cell office:value-type="float" office:value="0.00783602148294449">
                <text:p>0.00783602148294449</text:p>
              </table:table-cell>
              <table:table-cell office:value-type="float" office:value="1.00010132554654">
                <text:p>1.00010132554654</text:p>
              </table:table-cell>
              <table:table-cell office:value-type="float" office:value="0">
                <text:p>0</text:p>
              </table:table-cell>
            </table:table-row>
            <table:table-row>
              <table:table-cell office:value-type="string">
                <text:p>60</text:p>
              </table:table-cell>
              <table:table-cell office:value-type="float" office:value="60">
                <text:p>60</text:p>
              </table:table-cell>
              <table:table-cell office:value-type="float" office:value="0.00391801074147224">
                <text:p>0.00391801074147224</text:p>
              </table:table-cell>
              <table:table-cell office:value-type="float" office:value="1.00006079532792">
                <text:p>1.00006079532792</text:p>
              </table:table-cell>
              <table:table-cell office:value-type="float" office:value="5">
                <text:p>5</text:p>
              </table:table-cell>
            </table:table-row>
            <table:table-row>
              <table:table-cell office:value-type="string">
                <text:p>61</text:p>
              </table:table-cell>
              <table:table-cell office:value-type="float" office:value="61">
                <text:p>61</text:p>
              </table:table-cell>
              <table:table-cell office:value-type="float" office:value="1.25195900537074">
                <text:p>1.25195900537074</text:p>
              </table:table-cell>
              <table:table-cell office:value-type="float" office:value="1.00003647719675">
                <text:p>1.00003647719675</text:p>
              </table:table-cell>
              <table:table-cell office:value-type="float" office:value="0">
                <text:p>0</text:p>
              </table:table-cell>
            </table:table-row>
            <table:table-row>
              <table:table-cell office:value-type="string">
                <text:p>62</text:p>
              </table:table-cell>
              <table:table-cell office:value-type="float" office:value="62">
                <text:p>62</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63</text:p>
              </table:table-cell>
              <table:table-cell office:value-type="float" office:value="63">
                <text:p>63</text:p>
              </table:table-cell>
              <table:table-cell office:value-type="float" office:value="5">
                <text:p>5</text:p>
              </table:table-cell>
              <table:table-cell office:value-type="float" office:value="60.4">
                <text:p>60.4</text:p>
              </table:table-cell>
              <table:table-cell office:value-type="float" office:value="0">
                <text:p>0</text:p>
              </table:table-cell>
            </table:table-row>
            <table:table-row>
              <table:table-cell office:value-type="string">
                <text:p>64</text:p>
              </table:table-cell>
              <table:table-cell office:value-type="float" office:value="64">
                <text:p>64</text:p>
              </table:table-cell>
              <table:table-cell office:value-type="float" office:value="2.5">
                <text:p>2.5</text:p>
              </table:table-cell>
              <table:table-cell office:value-type="float" office:value="36.64">
                <text:p>36.64</text:p>
              </table:table-cell>
              <table:table-cell office:value-type="float" office:value="0">
                <text:p>0</text:p>
              </table:table-cell>
            </table:table-row>
            <table:table-row>
              <table:table-cell office:value-type="string">
                <text:p>65</text:p>
              </table:table-cell>
              <table:table-cell office:value-type="float" office:value="65">
                <text:p>65</text:p>
              </table:table-cell>
              <table:table-cell office:value-type="float" office:value="1.25">
                <text:p>1.25</text:p>
              </table:table-cell>
              <table:table-cell office:value-type="float" office:value="22.384">
                <text:p>22.384</text:p>
              </table:table-cell>
              <table:table-cell office:value-type="float" office:value="0">
                <text:p>0</text:p>
              </table:table-cell>
            </table:table-row>
            <table:table-row>
              <table:table-cell office:value-type="string">
                <text:p>66</text:p>
              </table:table-cell>
              <table:table-cell office:value-type="float" office:value="66">
                <text:p>66</text:p>
              </table:table-cell>
              <table:table-cell office:value-type="float" office:value="0.625">
                <text:p>0.625</text:p>
              </table:table-cell>
              <table:table-cell office:value-type="float" office:value="13.8304">
                <text:p>13.8304</text:p>
              </table:table-cell>
              <table:table-cell office:value-type="float" office:value="0">
                <text:p>0</text:p>
              </table:table-cell>
            </table:table-row>
            <table:table-row>
              <table:table-cell office:value-type="string">
                <text:p>67</text:p>
              </table:table-cell>
              <table:table-cell office:value-type="float" office:value="67">
                <text:p>67</text:p>
              </table:table-cell>
              <table:table-cell office:value-type="float" office:value="0.3125">
                <text:p>0.3125</text:p>
              </table:table-cell>
              <table:table-cell office:value-type="float" office:value="8.69824000000001">
                <text:p>8.69824000000001</text:p>
              </table:table-cell>
              <table:table-cell office:value-type="float" office:value="0">
                <text:p>0</text:p>
              </table:table-cell>
            </table:table-row>
            <table:table-row>
              <table:table-cell office:value-type="string">
                <text:p>68</text:p>
              </table:table-cell>
              <table:table-cell office:value-type="float" office:value="68">
                <text:p>68</text:p>
              </table:table-cell>
              <table:table-cell office:value-type="float" office:value="0.15625">
                <text:p>0.15625</text:p>
              </table:table-cell>
              <table:table-cell office:value-type="float" office:value="5.618944">
                <text:p>5.618944</text:p>
              </table:table-cell>
              <table:table-cell office:value-type="float" office:value="0">
                <text:p>0</text:p>
              </table:table-cell>
            </table:table-row>
            <table:table-row>
              <table:table-cell office:value-type="string">
                <text:p>69</text:p>
              </table:table-cell>
              <table:table-cell office:value-type="float" office:value="69">
                <text:p>69</text:p>
              </table:table-cell>
              <table:table-cell office:value-type="float" office:value="0.078125">
                <text:p>0.078125</text:p>
              </table:table-cell>
              <table:table-cell office:value-type="float" office:value="3.7713664">
                <text:p>3.7713664</text:p>
              </table:table-cell>
              <table:table-cell office:value-type="float" office:value="0">
                <text:p>0</text:p>
              </table:table-cell>
            </table:table-row>
            <table:table-row>
              <table:table-cell office:value-type="string">
                <text:p>70</text:p>
              </table:table-cell>
              <table:table-cell office:value-type="float" office:value="70">
                <text:p>70</text:p>
              </table:table-cell>
              <table:table-cell office:value-type="float" office:value="0.0390625">
                <text:p>0.0390625</text:p>
              </table:table-cell>
              <table:table-cell office:value-type="float" office:value="2.66281984">
                <text:p>2.66281984</text:p>
              </table:table-cell>
              <table:table-cell office:value-type="float" office:value="0">
                <text:p>0</text:p>
              </table:table-cell>
            </table:table-row>
            <table:table-row>
              <table:table-cell office:value-type="string">
                <text:p>71</text:p>
              </table:table-cell>
              <table:table-cell office:value-type="float" office:value="71">
                <text:p>71</text:p>
              </table:table-cell>
              <table:table-cell office:value-type="float" office:value="0.01953125">
                <text:p>0.01953125</text:p>
              </table:table-cell>
              <table:table-cell office:value-type="float" office:value="1.997691904">
                <text:p>1.997691904</text:p>
              </table:table-cell>
              <table:table-cell office:value-type="float" office:value="6">
                <text:p>6</text:p>
              </table:table-cell>
            </table:table-row>
            <table:table-row>
              <table:table-cell office:value-type="string">
                <text:p>72</text:p>
              </table:table-cell>
              <table:table-cell office:value-type="float" office:value="72">
                <text:p>72</text:p>
              </table:table-cell>
              <table:table-cell office:value-type="float" office:value="1.509765625">
                <text:p>1.509765625</text:p>
              </table:table-cell>
              <table:table-cell office:value-type="float" office:value="1.5986151424">
                <text:p>1.5986151424</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0.7548828125">
                <text:p>0.7548828125</text:p>
              </table:table-cell>
              <table:table-cell office:value-type="float" office:value="1.35916908544">
                <text:p>1.35916908544</text:p>
              </table:table-cell>
              <table:table-cell office:value-type="float" office:value="0">
                <text:p>0</text:p>
              </table:table-cell>
            </table:table-row>
            <table:table-row>
              <table:table-cell office:value-type="string">
                <text:p>74</text:p>
              </table:table-cell>
              <table:table-cell office:value-type="float" office:value="74">
                <text:p>74</text:p>
              </table:table-cell>
              <table:table-cell office:value-type="float" office:value="0.37744140625">
                <text:p>0.37744140625</text:p>
              </table:table-cell>
              <table:table-cell office:value-type="float" office:value="1.215501451264">
                <text:p>1.215501451264</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0.188720703125">
                <text:p>0.188720703125</text:p>
              </table:table-cell>
              <table:table-cell office:value-type="float" office:value="1.1293008707584">
                <text:p>1.1293008707584</text:p>
              </table:table-cell>
              <table:table-cell office:value-type="float" office:value="0">
                <text:p>0</text:p>
              </table:table-cell>
            </table:table-row>
            <table:table-row>
              <table:table-cell office:value-type="string">
                <text:p>76</text:p>
              </table:table-cell>
              <table:table-cell office:value-type="float" office:value="76">
                <text:p>76</text:p>
              </table:table-cell>
              <table:table-cell office:value-type="float" office:value="0.0943603515625">
                <text:p>0.0943603515625</text:p>
              </table:table-cell>
              <table:table-cell office:value-type="float" office:value="1.07758052245504">
                <text:p>1.07758052245504</text:p>
              </table:table-cell>
              <table:table-cell office:value-type="float" office:value="0">
                <text:p>0</text:p>
              </table:table-cell>
            </table:table-row>
            <table:table-row>
              <table:table-cell office:value-type="string">
                <text:p>77</text:p>
              </table:table-cell>
              <table:table-cell office:value-type="float" office:value="77">
                <text:p>77</text:p>
              </table:table-cell>
              <table:table-cell office:value-type="float" office:value="0.04718017578125">
                <text:p>0.04718017578125</text:p>
              </table:table-cell>
              <table:table-cell office:value-type="float" office:value="1.04654831347302">
                <text:p>1.04654831347302</text:p>
              </table:table-cell>
              <table:table-cell office:value-type="float" office:value="0">
                <text:p>0</text:p>
              </table:table-cell>
            </table:table-row>
            <table:table-row>
              <table:table-cell office:value-type="string">
                <text:p>78</text:p>
              </table:table-cell>
              <table:table-cell office:value-type="float" office:value="78">
                <text:p>78</text:p>
              </table:table-cell>
              <table:table-cell office:value-type="float" office:value="0.023590087890625">
                <text:p>0.023590087890625</text:p>
              </table:table-cell>
              <table:table-cell office:value-type="float" office:value="1.02792898808381">
                <text:p>1.02792898808381</text:p>
              </table:table-cell>
              <table:table-cell office:value-type="float" office:value="0">
                <text:p>0</text:p>
              </table:table-cell>
            </table:table-row>
            <table:table-row>
              <table:table-cell office:value-type="string">
                <text:p>79</text:p>
              </table:table-cell>
              <table:table-cell office:value-type="float" office:value="79">
                <text:p>79</text:p>
              </table:table-cell>
              <table:table-cell office:value-type="float" office:value="0.0117950439453125">
                <text:p>0.0117950439453125</text:p>
              </table:table-cell>
              <table:table-cell office:value-type="float" office:value="1.01675739285029">
                <text:p>1.01675739285029</text:p>
              </table:table-cell>
              <table:table-cell office:value-type="float" office:value="0">
                <text:p>0</text:p>
              </table:table-cell>
            </table:table-row>
            <table:table-row>
              <table:table-cell office:value-type="string">
                <text:p>80</text:p>
              </table:table-cell>
              <table:table-cell office:value-type="float" office:value="80">
                <text:p>80</text:p>
              </table:table-cell>
              <table:table-cell office:value-type="float" office:value="0.00589752197265625">
                <text:p>0.00589752197265625</text:p>
              </table:table-cell>
              <table:table-cell office:value-type="float" office:value="1.01005443571017">
                <text:p>1.01005443571017</text:p>
              </table:table-cell>
              <table:table-cell office:value-type="float" office:value="7">
                <text:p>7</text:p>
              </table:table-cell>
            </table:table-row>
            <table:table-row>
              <table:table-cell office:value-type="string">
                <text:p>81</text:p>
              </table:table-cell>
              <table:table-cell office:value-type="float" office:value="81">
                <text:p>81</text:p>
              </table:table-cell>
              <table:table-cell office:value-type="float" office:value="1.75294876098633">
                <text:p>1.75294876098633</text:p>
              </table:table-cell>
              <table:table-cell office:value-type="float" office:value="1.0060326614261">
                <text:p>1.0060326614261</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83</text:p>
              </table:table-cell>
              <table:table-cell office:value-type="float" office:value="83">
                <text:p>83</text:p>
              </table:table-cell>
              <table:table-cell office:value-type="float" office:value="5">
                <text:p>5</text:p>
              </table:table-cell>
              <table:table-cell office:value-type="float" office:value="60.4">
                <text:p>60.4</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2.5">
                <text:p>2.5</text:p>
              </table:table-cell>
              <table:table-cell office:value-type="float" office:value="36.64">
                <text:p>36.64</text:p>
              </table:table-cell>
              <table:table-cell office:value-type="float" office:value="0">
                <text:p>0</text:p>
              </table:table-cell>
            </table:table-row>
            <table:table-row>
              <table:table-cell office:value-type="string">
                <text:p>85</text:p>
              </table:table-cell>
              <table:table-cell office:value-type="float" office:value="85">
                <text:p>85</text:p>
              </table:table-cell>
              <table:table-cell office:value-type="float" office:value="1.25">
                <text:p>1.25</text:p>
              </table:table-cell>
              <table:table-cell office:value-type="float" office:value="22.384">
                <text:p>22.384</text:p>
              </table:table-cell>
              <table:table-cell office:value-type="float" office:value="0">
                <text:p>0</text:p>
              </table:table-cell>
            </table:table-row>
            <table:table-row>
              <table:table-cell office:value-type="string">
                <text:p>86</text:p>
              </table:table-cell>
              <table:table-cell office:value-type="float" office:value="86">
                <text:p>86</text:p>
              </table:table-cell>
              <table:table-cell office:value-type="float" office:value="0.625">
                <text:p>0.625</text:p>
              </table:table-cell>
              <table:table-cell office:value-type="float" office:value="13.8304">
                <text:p>13.8304</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3125">
                <text:p>0.3125</text:p>
              </table:table-cell>
              <table:table-cell office:value-type="float" office:value="8.69824000000001">
                <text:p>8.69824000000001</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15625">
                <text:p>0.15625</text:p>
              </table:table-cell>
              <table:table-cell office:value-type="float" office:value="5.618944">
                <text:p>5.618944</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0.078125">
                <text:p>0.078125</text:p>
              </table:table-cell>
              <table:table-cell office:value-type="float" office:value="3.7713664">
                <text:p>3.7713664</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0390625">
                <text:p>0.0390625</text:p>
              </table:table-cell>
              <table:table-cell office:value-type="float" office:value="2.66281984">
                <text:p>2.66281984</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01953125">
                <text:p>0.01953125</text:p>
              </table:table-cell>
              <table:table-cell office:value-type="float" office:value="1.997691904">
                <text:p>1.997691904</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009765625">
                <text:p>0.009765625</text:p>
              </table:table-cell>
              <table:table-cell office:value-type="float" office:value="1.5986151424">
                <text:p>1.5986151424</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0.0048828125">
                <text:p>0.0048828125</text:p>
              </table:table-cell>
              <table:table-cell office:value-type="float" office:value="1.35916908544">
                <text:p>1.35916908544</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0.00244140625">
                <text:p>0.00244140625</text:p>
              </table:table-cell>
              <table:table-cell office:value-type="float" office:value="1.215501451264">
                <text:p>1.215501451264</text:p>
              </table:table-cell>
              <table:table-cell office:value-type="float" office:value="7">
                <text:p>7</text:p>
              </table:table-cell>
            </table:table-row>
            <table:table-row>
              <table:table-cell office:value-type="string">
                <text:p>95</text:p>
              </table:table-cell>
              <table:table-cell office:value-type="float" office:value="95">
                <text:p>95</text:p>
              </table:table-cell>
              <table:table-cell office:value-type="float" office:value="1.751220703125">
                <text:p>1.751220703125</text:p>
              </table:table-cell>
              <table:table-cell office:value-type="float" office:value="1.1293008707584">
                <text:p>1.1293008707584</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5">
                <text:p>5</text:p>
              </table:table-cell>
              <table:table-cell office:value-type="float" office:value="60.4">
                <text:p>60.4</text:p>
              </table:table-cell>
              <table:table-cell office:value-type="float" office:value="7">
                <text:p>7</text:p>
              </table:table-cell>
            </table:table-row>
            <table:table-row>
              <table:table-cell office:value-type="string">
                <text:p>98</text:p>
              </table:table-cell>
              <table:table-cell office:value-type="float" office:value="98">
                <text:p>98</text:p>
              </table:table-cell>
              <table:table-cell office:value-type="float" office:value="4.25">
                <text:p>4.25</text:p>
              </table:table-cell>
              <table:table-cell office:value-type="float" office:value="36.64">
                <text:p>36.64</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2.125">
                <text:p>2.125</text:p>
              </table:table-cell>
              <table:table-cell office:value-type="float" office:value="22.384">
                <text:p>22.384</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1.0625">
                <text:p>1.0625</text:p>
              </table:table-cell>
              <table:table-cell office:value-type="float" office:value="13.8304">
                <text:p>13.8304</text:p>
              </table:table-cell>
              <table:table-cell office:value-type="float" office:value="0">
                <text:p>0</text:p>
              </table:table-cell>
            </table:table-row>
            <table:table-row>
              <table:table-cell office:value-type="string">
                <text:p>101</text:p>
              </table:table-cell>
              <table:table-cell office:value-type="float" office:value="101">
                <text:p>101</text:p>
              </table:table-cell>
              <table:table-cell office:value-type="float" office:value="0.53125">
                <text:p>0.53125</text:p>
              </table:table-cell>
              <table:table-cell office:value-type="float" office:value="8.69824000000001">
                <text:p>8.69824000000001</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0.265625">
                <text:p>0.265625</text:p>
              </table:table-cell>
              <table:table-cell office:value-type="float" office:value="5.618944">
                <text:p>5.618944</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0.1328125">
                <text:p>0.1328125</text:p>
              </table:table-cell>
              <table:table-cell office:value-type="float" office:value="3.7713664">
                <text:p>3.7713664</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06640625">
                <text:p>0.06640625</text:p>
              </table:table-cell>
              <table:table-cell office:value-type="float" office:value="2.66281984">
                <text:p>2.6628198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0.033203125">
                <text:p>0.033203125</text:p>
              </table:table-cell>
              <table:table-cell office:value-type="float" office:value="1.997691904">
                <text:p>1.997691904</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0.0166015625">
                <text:p>0.0166015625</text:p>
              </table:table-cell>
              <table:table-cell office:value-type="float" office:value="1.5986151424">
                <text:p>1.5986151424</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0.00830078125">
                <text:p>0.00830078125</text:p>
              </table:table-cell>
              <table:table-cell office:value-type="float" office:value="1.35916908544">
                <text:p>1.35916908544</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0.004150390625">
                <text:p>0.004150390625</text:p>
              </table:table-cell>
              <table:table-cell office:value-type="float" office:value="1.215501451264">
                <text:p>1.215501451264</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0020751953125">
                <text:p>0.0020751953125</text:p>
              </table:table-cell>
              <table:table-cell office:value-type="float" office:value="1.1293008707584">
                <text:p>1.1293008707584</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0.00103759765625">
                <text:p>0.00103759765625</text:p>
              </table:table-cell>
              <table:table-cell office:value-type="float" office:value="1.07758052245504">
                <text:p>1.07758052245504</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0.000518798828125">
                <text:p>0.000518798828125</text:p>
              </table:table-cell>
              <table:table-cell office:value-type="float" office:value="1.04654831347302">
                <text:p>1.04654831347302</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0.0002593994140625">
                <text:p>0.0002593994140625</text:p>
              </table:table-cell>
              <table:table-cell office:value-type="float" office:value="1.02792898808381">
                <text:p>1.02792898808381</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00012969970703125">
                <text:p>0.00012969970703125</text:p>
              </table:table-cell>
              <table:table-cell office:value-type="float" office:value="1.01675739285029">
                <text:p>1.01675739285029</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000064849853515625">
                <text:p>0.000064849853515625</text:p>
              </table:table-cell>
              <table:table-cell office:value-type="float" office:value="1.01005443571017">
                <text:p>1.01005443571017</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0000324249267578125">
                <text:p>0.0000324249267578125</text:p>
              </table:table-cell>
              <table:table-cell office:value-type="float" office:value="1.0060326614261">
                <text:p>1.0060326614261</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0.0000162124633789062">
                <text:p>0.0000162124633789062</text:p>
              </table:table-cell>
              <table:table-cell office:value-type="float" office:value="1.00361959685566">
                <text:p>1.0036195968556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0.00000810623168945313">
                <text:p>0.00000810623168945313</text:p>
              </table:table-cell>
              <table:table-cell office:value-type="float" office:value="1.0021717581134">
                <text:p>1.0021717581134</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00000405311584472656">
                <text:p>0.00000405311584472656</text:p>
              </table:table-cell>
              <table:table-cell office:value-type="float" office:value="1.00130305486804">
                <text:p>1.00130305486804</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00000202655792236328">
                <text:p>0.00000202655792236328</text:p>
              </table:table-cell>
              <table:table-cell office:value-type="float" office:value="1.00078183292082">
                <text:p>1.00078183292082</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00000101327896118164">
                <text:p>0.00000101327896118164</text:p>
              </table:table-cell>
              <table:table-cell office:value-type="float" office:value="1.00046909975249">
                <text:p>1.00046909975249</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00000050663948059082">
                <text:p>0.00000050663948059082</text:p>
              </table:table-cell>
              <table:table-cell office:value-type="float" office:value="1.0002814598515">
                <text:p>1.0002814598515</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00000025331974029541">
                <text:p>0.00000025331974029541</text:p>
              </table:table-cell>
              <table:table-cell office:value-type="float" office:value="1.0001688759109">
                <text:p>1.0001688759109</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000000126659870147705">
                <text:p>0.000000126659870147705</text:p>
              </table:table-cell>
              <table:table-cell office:value-type="float" office:value="1.00010132554654">
                <text:p>1.00010132554654</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0000000633299350738525">
                <text:p>0.0000000633299350738525</text:p>
              </table:table-cell>
              <table:table-cell office:value-type="float" office:value="1.00006079532792">
                <text:p>1.00006079532792</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0000000316649675369263">
                <text:p>0.0000000316649675369263</text:p>
              </table:table-cell>
              <table:table-cell office:value-type="float" office:value="1.00003647719675">
                <text:p>1.0000364771967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0000000158324837684631">
                <text:p>0.0000000158324837684631</text:p>
              </table:table-cell>
              <table:table-cell office:value-type="float" office:value="1.00002188631805">
                <text:p>1.00002188631805</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00000000791624188423157">
                <text:p>0.00000000791624188423157</text:p>
              </table:table-cell>
              <table:table-cell office:value-type="float" office:value="1.00001313179083">
                <text:p>1.00001313179083</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00000000395812094211578">
                <text:p>0.00000000395812094211578</text:p>
              </table:table-cell>
              <table:table-cell office:value-type="float" office:value="1.0000078790745">
                <text:p>1.0000078790745</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00000000197906047105789">
                <text:p>0.00000000197906047105789</text:p>
              </table:table-cell>
              <table:table-cell office:value-type="float" office:value="1.0000047274447">
                <text:p>1.0000047274447</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000000000989530235528946">
                <text:p>0.000000000989530235528946</text:p>
              </table:table-cell>
              <table:table-cell office:value-type="float" office:value="1.00000283646682">
                <text:p>1.00000283646682</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000000000494765117764473">
                <text:p>0.000000000494765117764473</text:p>
              </table:table-cell>
              <table:table-cell office:value-type="float" office:value="1.00000170188009">
                <text:p>1.00000170188009</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000000000247382558882236">
                <text:p>0.000000000247382558882236</text:p>
              </table:table-cell>
              <table:table-cell office:value-type="float" office:value="1.00000102112806">
                <text:p>1.00000102112806</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000000000123691279441118">
                <text:p>0.000000000123691279441118</text:p>
              </table:table-cell>
              <table:table-cell office:value-type="float" office:value="1.00000061267683">
                <text:p>1.0000006126768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0000000000618456397205591">
                <text:p>0.0000000000618456397205591</text:p>
              </table:table-cell>
              <table:table-cell office:value-type="float" office:value="1.0000003676061">
                <text:p>1.0000003676061</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0000000000309228198602796">
                <text:p>0.0000000000309228198602796</text:p>
              </table:table-cell>
              <table:table-cell office:value-type="float" office:value="1.00000022056366">
                <text:p>1.00000022056366</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0000000000154614099301398">
                <text:p>0.0000000000154614099301398</text:p>
              </table:table-cell>
              <table:table-cell office:value-type="float" office:value="1.0000001323382">
                <text:p>1.0000001323382</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00000000000773070496506989">
                <text:p>0.00000000000773070496506989</text:p>
              </table:table-cell>
              <table:table-cell office:value-type="float" office:value="1.00000007940292">
                <text:p>1.00000007940292</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00000000000386535248253494">
                <text:p>0.00000000000386535248253494</text:p>
              </table:table-cell>
              <table:table-cell office:value-type="float" office:value="1.00000004764175">
                <text:p>1.00000004764175</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00000000000193267624126747">
                <text:p>0.00000000000193267624126747</text:p>
              </table:table-cell>
              <table:table-cell office:value-type="float" office:value="1.00000002858505">
                <text:p>1.00000002858505</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000000000000966338120633736">
                <text:p>0.000000000000966338120633736</text:p>
              </table:table-cell>
              <table:table-cell office:value-type="float" office:value="1.00000001715103">
                <text:p>1.00000001715103</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000000000000483169060316868">
                <text:p>0.000000000000483169060316868</text:p>
              </table:table-cell>
              <table:table-cell office:value-type="float" office:value="1.00000001029062">
                <text:p>1.00000001029062</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000000000000241584530158434">
                <text:p>0.000000000000241584530158434</text:p>
              </table:table-cell>
              <table:table-cell office:value-type="float" office:value="1.00000000617437">
                <text:p>1.00000000617437</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000000000000120792265079217">
                <text:p>0.000000000000120792265079217</text:p>
              </table:table-cell>
              <table:table-cell office:value-type="float" office:value="1.00000000370462">
                <text:p>1.00000000370462</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0000000000000603961325396085">
                <text:p>0.0000000000000603961325396085</text:p>
              </table:table-cell>
              <table:table-cell office:value-type="float" office:value="1.00000000222277">
                <text:p>1.00000000222277</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0000000000000301980662698043">
                <text:p>0.0000000000000301980662698043</text:p>
              </table:table-cell>
              <table:table-cell office:value-type="float" office:value="1.00000000133366">
                <text:p>1.00000000133366</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0000000000000150990331349021">
                <text:p>0.0000000000000150990331349021</text:p>
              </table:table-cell>
              <table:table-cell office:value-type="float" office:value="1.0000000008002">
                <text:p>1.0000000008002</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7.54951656745106E-015">
                <text:p>7.54951656745106E-015</text:p>
              </table:table-cell>
              <table:table-cell office:value-type="float" office:value="1.00000000048012">
                <text:p>1.00000000048012</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3.77475828372553E-015">
                <text:p>3.77475828372553E-015</text:p>
              </table:table-cell>
              <table:table-cell office:value-type="float" office:value="1.00000000028807">
                <text:p>1.00000000028807</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1.88737914186277E-015">
                <text:p>1.88737914186277E-015</text:p>
              </table:table-cell>
              <table:table-cell office:value-type="float" office:value="1.00000000017284">
                <text:p>1.00000000017284</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9.43689570931383E-016">
                <text:p>9.43689570931383E-016</text:p>
              </table:table-cell>
              <table:table-cell office:value-type="float" office:value="1.00000000010371">
                <text:p>1.00000000010371</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4.71844785465692E-016">
                <text:p>4.71844785465692E-016</text:p>
              </table:table-cell>
              <table:table-cell office:value-type="float" office:value="1.00000000006222">
                <text:p>1.00000000006222</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2.35922392732846E-016">
                <text:p>2.35922392732846E-016</text:p>
              </table:table-cell>
              <table:table-cell office:value-type="float" office:value="1.00000000003733">
                <text:p>1.00000000003733</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1.17961196366423E-016">
                <text:p>1.17961196366423E-016</text:p>
              </table:table-cell>
              <table:table-cell office:value-type="float" office:value="1.0000000000224">
                <text:p>1.0000000000224</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5.89805981832114E-017">
                <text:p>5.89805981832114E-017</text:p>
              </table:table-cell>
              <table:table-cell office:value-type="float" office:value="1.00000000001344">
                <text:p>1.0000000000134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2.94902990916057E-017">
                <text:p>2.94902990916057E-017</text:p>
              </table:table-cell>
              <table:table-cell office:value-type="float" office:value="1.00000000000806">
                <text:p>1.00000000000806</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1.47451495458029E-017">
                <text:p>1.47451495458029E-017</text:p>
              </table:table-cell>
              <table:table-cell office:value-type="float" office:value="1.00000000000484">
                <text:p>1.00000000000484</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7.37257477290143E-018">
                <text:p>7.37257477290143E-018</text:p>
              </table:table-cell>
              <table:table-cell office:value-type="float" office:value="1.0000000000029">
                <text:p>1.0000000000029</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3.68628738645071E-018">
                <text:p>3.68628738645071E-018</text:p>
              </table:table-cell>
              <table:table-cell office:value-type="float" office:value="1.00000000000174">
                <text:p>1.00000000000174</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1.84314369322536E-018">
                <text:p>1.84314369322536E-018</text:p>
              </table:table-cell>
              <table:table-cell office:value-type="float" office:value="1.00000000000105">
                <text:p>1.00000000000105</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9.21571846612679E-019">
                <text:p>9.21571846612679E-019</text:p>
              </table:table-cell>
              <table:table-cell office:value-type="float" office:value="1.00000000000063">
                <text:p>1.00000000000063</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4.60785923306339E-019">
                <text:p>4.60785923306339E-019</text:p>
              </table:table-cell>
              <table:table-cell office:value-type="float" office:value="1.00000000000038">
                <text:p>1.00000000000038</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2.3039296165317E-019">
                <text:p>2.3039296165317E-019</text:p>
              </table:table-cell>
              <table:table-cell office:value-type="float" office:value="1.00000000000023">
                <text:p>1.00000000000023</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1.15196480826585E-019">
                <text:p>1.15196480826585E-019</text:p>
              </table:table-cell>
              <table:table-cell office:value-type="float" office:value="1.00000000000014">
                <text:p>1.00000000000014</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5.75982404132924E-020">
                <text:p>5.75982404132924E-020</text:p>
              </table:table-cell>
              <table:table-cell office:value-type="float" office:value="1.00000000000008">
                <text:p>1.00000000000008</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2.87991202066462E-020">
                <text:p>2.87991202066462E-020</text:p>
              </table:table-cell>
              <table:table-cell office:value-type="float" office:value="1.00000000000005">
                <text:p>1.0000000000000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1.43995601033231E-020">
                <text:p>1.43995601033231E-020</text:p>
              </table:table-cell>
              <table:table-cell office:value-type="float" office:value="1.00000000000003">
                <text:p>1.00000000000003</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7.19978005166155E-021">
                <text:p>7.19978005166155E-021</text:p>
              </table:table-cell>
              <table:table-cell office:value-type="float" office:value="1.00000000000002">
                <text:p>1.00000000000002</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3.59989002583078E-021">
                <text:p>3.59989002583078E-021</text:p>
              </table:table-cell>
              <table:table-cell office:value-type="float" office:value="1.00000000000001">
                <text:p>1.00000000000001</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1.79994501291539E-021">
                <text:p>1.79994501291539E-021</text:p>
              </table:table-cell>
              <table:table-cell office:value-type="float" office:value="1.00000000000001">
                <text:p>1.00000000000001</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8.99972506457694E-022">
                <text:p>8.99972506457694E-022</text:p>
              </table:table-cell>
              <table:table-cell office:value-type="float" office:value="1">
                <text:p>1</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4.49986253228847E-022">
                <text:p>4.49986253228847E-022</text:p>
              </table:table-cell>
              <table:table-cell office:value-type="float" office:value="1">
                <text:p>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2.24993126614424E-022">
                <text:p>2.24993126614424E-022</text:p>
              </table:table-cell>
              <table:table-cell office:value-type="float" office:value="1">
                <text:p>1</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1.12496563307212E-022">
                <text:p>1.12496563307212E-022</text:p>
              </table:table-cell>
              <table:table-cell office:value-type="float" office:value="1">
                <text:p>1</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5.62482816536059E-023">
                <text:p>5.62482816536059E-023</text:p>
              </table:table-cell>
              <table:table-cell office:value-type="float" office:value="1">
                <text:p>1</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2.81241408268029E-023">
                <text:p>2.81241408268029E-023</text:p>
              </table:table-cell>
              <table:table-cell office:value-type="float" office:value="1">
                <text:p>1</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1.40620704134015E-023">
                <text:p>1.40620704134015E-023</text:p>
              </table:table-cell>
              <table:table-cell office:value-type="float" office:value="1">
                <text:p>1</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7.03103520670074E-024">
                <text:p>7.03103520670074E-024</text:p>
              </table:table-cell>
              <table:table-cell office:value-type="float" office:value="1">
                <text:p>1</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3.51551760335037E-024">
                <text:p>3.51551760335037E-024</text:p>
              </table:table-cell>
              <table:table-cell office:value-type="float" office:value="1">
                <text:p>1</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1.75775880167518E-024">
                <text:p>1.75775880167518E-024</text:p>
              </table:table-cell>
              <table:table-cell office:value-type="float" office:value="1">
                <text:p>1</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8.78879400837592E-025">
                <text:p>8.78879400837592E-025</text:p>
              </table:table-cell>
              <table:table-cell office:value-type="float" office:value="1">
                <text:p>1</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4.39439700418796E-025">
                <text:p>4.39439700418796E-025</text:p>
              </table:table-cell>
              <table:table-cell office:value-type="float" office:value="1">
                <text:p>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2.19719850209398E-025">
                <text:p>2.19719850209398E-025</text:p>
              </table:table-cell>
              <table:table-cell office:value-type="float" office:value="1">
                <text:p>1</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1.09859925104699E-025">
                <text:p>1.09859925104699E-025</text:p>
              </table:table-cell>
              <table:table-cell office:value-type="float" office:value="1">
                <text:p>1</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5.49299625523495E-026">
                <text:p>5.49299625523495E-026</text:p>
              </table:table-cell>
              <table:table-cell office:value-type="float" office:value="1">
                <text:p>1</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2.74649812761747E-026">
                <text:p>2.74649812761747E-026</text:p>
              </table:table-cell>
              <table:table-cell office:value-type="float" office:value="1">
                <text:p>1</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1.37324906380874E-026">
                <text:p>1.37324906380874E-026</text:p>
              </table:table-cell>
              <table:table-cell office:value-type="float" office:value="1">
                <text:p>1</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6.86624531904369E-027">
                <text:p>6.86624531904369E-027</text:p>
              </table:table-cell>
              <table:table-cell office:value-type="float" office:value="1">
                <text:p>1</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3.43312265952184E-027">
                <text:p>3.43312265952184E-027</text:p>
              </table:table-cell>
              <table:table-cell office:value-type="float" office:value="1">
                <text:p>1</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1.71656132976092E-027">
                <text:p>1.71656132976092E-027</text:p>
              </table:table-cell>
              <table:table-cell office:value-type="float" office:value="1">
                <text:p>1</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8.58280664880461E-028">
                <text:p>8.58280664880461E-028</text:p>
              </table:table-cell>
              <table:table-cell office:value-type="float" office:value="1">
                <text:p>1</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4.2914033244023E-028">
                <text:p>4.2914033244023E-028</text:p>
              </table:table-cell>
              <table:table-cell office:value-type="float" office:value="1">
                <text:p>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2.14570166220115E-028">
                <text:p>2.14570166220115E-028</text:p>
              </table:table-cell>
              <table:table-cell office:value-type="float" office:value="1">
                <text:p>1</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1.07285083110058E-028">
                <text:p>1.07285083110058E-028</text:p>
              </table:table-cell>
              <table:table-cell office:value-type="float" office:value="1">
                <text:p>1</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5.36425415550288E-029">
                <text:p>5.36425415550288E-029</text:p>
              </table:table-cell>
              <table:table-cell office:value-type="float" office:value="1">
                <text:p>1</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2.68212707775144E-029">
                <text:p>2.68212707775144E-02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